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9.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68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26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7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27">
      <style:table-cell-properties fo:background-color="#e6b8a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7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5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date" office:date-value="2018-01-10" calcext:value-type="date">
            <text:p>10-01-2018</text:p>
          </table:table-cell>
          <table:table-cell table:style-name="ce8" office:value-type="string" calcext:value-type="string">
            <text:p>Start Date</text:p>
          </table:table-cell>
          <table:table-cell table:style-name="ce8"/>
          <table:table-cell table:style-name="ce10"/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Name</text:p>
          </table:table-cell>
          <table:table-cell table:style-name="ce14" office:value-type="string" calcext:value-type="string">
            <text:p>Amount</text:p>
          </table:table-cell>
          <table:table-cell table:style-name="ce8" office:value-type="string" calcext:value-type="string">
            <text:p>Group</text:p>
          </table:table-cell>
          <table:table-cell table:style-name="ce17"/>
          <table:table-cell table:style-name="ce8" office:value-type="string" calcext:value-type="string">
            <text:p>CategoryName</text:p>
          </table:table-cell>
          <table:table-cell table:style-name="ce8" office:value-type="string" calcext:value-type="string">
            <text:p>RandomId</text:p>
          </table:table-cell>
          <table:table-cell table:style-name="ce17"/>
          <table:table-cell table:style-name="ce20" office:value-type="string" calcext:value-type="string">
            <text:p>Group</text:p>
          </table:table-cell>
          <table:table-cell table:style-name="ce8" office:value-type="string" calcext:value-type="string">
            <text:p>IntervalDeviation</text:p>
          </table:table-cell>
          <table:table-cell table:style-name="ce8" office:value-type="string" calcext:value-type="string">
            <text:p>Interval (days)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ategoryName</text:p>
          </table:table-cell>
          <table:table-cell table:style-name="ce14" office:value-type="string" calcext:value-type="string">
            <text:p>CostDeviation</text:p>
          </table:table-cell>
          <table:table-cell table:style-name="ce14" office:value-type="string" calcext:value-type="string">
            <text:p>Cost</text:p>
          </table:table-cell>
          <table:table-cell table:style-name="ce20" office:value-type="string" calcext:value-type="string">
            <text:p>Category</text:p>
          </table:table-cell>
          <table:table-cell table:style-name="ce8" office:value-type="string" calcext:value-type="string">
            <text:p>Name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0-01-09" calcext:value-type="date">
            <text:p>9-1-2020</text:p>
          </table:table-cell>
          <table:table-cell table:style-name="ce8" office:value-type="string" calcext:value-type="string">
            <text:p>End Date</text:p>
          </table:table-cell>
          <table:table-cell table:number-columns-repeated="2"/>
          <table:table-cell table:style-name="ce12" table:formula="of:=IF([.E1]&gt;=[.$A$2];[.$A$1];[.E1]+INDEX([.$O$2:.$O$50];[.H2])+(RAND()*INDEX([.$N$2:.$N$50];[.H2])))" office:value-type="date" office:date-value="2018-01-10" calcext:value-type="date">
            <text:p>10-1-2018</text:p>
          </table:table-cell>
          <table:table-cell table:style-name="ce13" table:formula="of:=[.K2]&amp;&quot; &quot;&amp;INDEX([.$Q$2:.$Q$50];[.H2])" office:value-type="string" office:string-value="H71DG91 Starbucks" calcext:value-type="string">
            <text:p>H71DG91 Starbucks</text:p>
          </table:table-cell>
          <table:table-cell table:style-name="ce15" table:formula="of:=INDEX([.$T$2:.$T$50];[.H2])+(RAND()*INDEX([.$S$2:.$S$50];[.H2]))" office:value-type="currency" office:currency="EUR" office:value="-3.15509617916221" calcext:value-type="currency">
            <text:p>-€ 3.16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8" table:formula="of:=INDEX([.$R$2:.$R$50];[.H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71DG91" calcext:value-type="string">
            <text:p>H71DG9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arbucks</text:p>
          </table:table-cell>
          <table:table-cell table:style-name="ce23" table:number-matrix-columns-spanned="1" table:number-matrix-rows-spanned="1" table:formula="of:=INDEX([.$V$2:.$V$50];[.P2])" office:value-type="string" office:string-value="Coffee" calcext:value-type="string">
            <text:p>Coffee</text:p>
          </table:table-cell>
          <table:table-cell table:number-columns-repeated="2" table:style-name="ce26" office:value-type="currency" office:currency="EUR" office:value="-2" calcext:value-type="currency">
            <text:p>-€ 2.00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Coffee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2]&gt;=[.$A$2];[.$A$1];[.E2]+INDEX([.$O$2:.$O$50];[.H3])+(RAND()*INDEX([.$N$2:.$N$50];[.H3])))" office:value-type="date" office:date-value="2018-01-15T10:15:18.317858" calcext:value-type="date">
            <text:p>15-1-2018</text:p>
          </table:table-cell>
          <table:table-cell table:style-name="ce13" table:formula="of:=[.K3]&amp;&quot; &quot;&amp;INDEX([.$Q$2:.$Q$50];[.H3])" office:value-type="string" office:string-value="A19FR85 Starbucks" calcext:value-type="string">
            <text:p>A19FR85 Starbucks</text:p>
          </table:table-cell>
          <table:table-cell table:style-name="ce15" table:formula="of:=INDEX([.$T$2:.$T$50];[.H3])+(RAND()*INDEX([.$S$2:.$S$50];[.H3]))" office:value-type="currency" office:currency="EUR" office:value="-2.09420505284668" calcext:value-type="currency">
            <text:p>-€ 2.09</text:p>
          </table:table-cell>
          <table:table-cell table:style-name="ce16" table:formula="of:=IF([.E2]&gt;=[.$A$2];[.H2]+1;[.H2])" office:value-type="float" office:value="1" calcext:value-type="float">
            <text:p>1</text:p>
          </table:table-cell>
          <table:table-cell/>
          <table:table-cell table:style-name="ce18" table:formula="of:=INDEX([.$R$2:.$R$50];[.H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19FR85" calcext:value-type="string">
            <text:p>A19FR85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Donalds</text:p>
          </table:table-cell>
          <table:table-cell table:style-name="ce24" office:value-type="string" calcext:value-type="string">
            <text:p>Lunch</text:p>
          </table:table-cell>
          <table:table-cell table:style-name="ce26" office:value-type="currency" office:currency="EUR" office:value="-0.5" calcext:value-type="currency">
            <text:p>-€ 0.50</text:p>
          </table:table-cell>
          <table:table-cell table:style-name="ce26" office:value-type="currency" office:currency="EUR" office:value="-3.5" calcext:value-type="currency">
            <text:p>-€ 3.50</text:p>
          </table:table-cell>
          <table:table-cell table:style-name="ce21" office:value-type="float" office:value="2" calcext:value-type="float">
            <text:p>2</text:p>
          </table:table-cell>
          <table:table-cell table:style-name="ce3" office:value-type="string" calcext:value-type="string">
            <text:p>Housing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^-- Fill in the settings --^</text:p>
          </table:table-cell>
          <table:table-cell table:style-name="ce9"/>
          <table:table-cell table:number-columns-repeated="2"/>
          <table:table-cell table:style-name="ce12" table:formula="of:=IF([.E3]&gt;=[.$A$2];[.$A$1];[.E3]+INDEX([.$O$2:.$O$50];[.H4])+(RAND()*INDEX([.$N$2:.$N$50];[.H4])))" office:value-type="date" office:date-value="2018-01-20T20:17:01.433391" calcext:value-type="date">
            <text:p>20-1-2018</text:p>
          </table:table-cell>
          <table:table-cell table:style-name="ce13" table:formula="of:=[.K4]&amp;&quot; &quot;&amp;INDEX([.$Q$2:.$Q$50];[.H4])" office:value-type="string" office:string-value="W62LN65 Starbucks" calcext:value-type="string">
            <text:p>W62LN65 Starbucks</text:p>
          </table:table-cell>
          <table:table-cell table:style-name="ce15" table:formula="of:=INDEX([.$T$2:.$T$50];[.H4])+(RAND()*INDEX([.$S$2:.$S$50];[.H4]))" office:value-type="currency" office:currency="EUR" office:value="-3.16350696838536" calcext:value-type="currency">
            <text:p>-€ 3.16</text:p>
          </table:table-cell>
          <table:table-cell table:style-name="ce16" table:formula="of:=IF([.E3]&gt;=[.$A$2];[.H3]+1;[.H3])" office:value-type="float" office:value="1" calcext:value-type="float">
            <text:p>1</text:p>
          </table:table-cell>
          <table:table-cell/>
          <table:table-cell table:style-name="ce18" table:formula="of:=INDEX([.$R$2:.$R$50];[.H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62LN65" calcext:value-type="string">
            <text:p>W62LN65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ending Machine</text:p>
          </table:table-cell>
          <table:table-cell table:style-name="ce23" table:formula="of:=INDEX([.$V$2:.$V$50];[.P4])" office:value-type="string" office:string-value="Coffee" calcext:value-type="string">
            <text:p>Coffee</text:p>
          </table:table-cell>
          <table:table-cell table:number-columns-repeated="2" table:style-name="ce26" office:value-type="currency" office:currency="EUR" office:value="-1" calcext:value-type="currency">
            <text:p>-€ 1.00</text:p>
          </table:table-cell>
          <table:table-cell table:style-name="ce21" office:value-type="float" office:value="3" calcext:value-type="float">
            <text:p>3</text:p>
          </table:table-cell>
          <table:table-cell table:style-name="ce3" office:value-type="string" calcext:value-type="string">
            <text:p>Car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4]&gt;=[.$A$2];[.$A$1];[.E4]+INDEX([.$O$2:.$O$50];[.H5])+(RAND()*INDEX([.$N$2:.$N$50];[.H5])))" office:value-type="date" office:date-value="2018-02-01T05:50:50.774286" calcext:value-type="date">
            <text:p>1-2-2018</text:p>
          </table:table-cell>
          <table:table-cell table:style-name="ce13" table:formula="of:=[.K5]&amp;&quot; &quot;&amp;INDEX([.$Q$2:.$Q$50];[.H5])" office:value-type="string" office:string-value="U37ZC79 Starbucks" calcext:value-type="string">
            <text:p>U37ZC79 Starbucks</text:p>
          </table:table-cell>
          <table:table-cell table:style-name="ce15" table:formula="of:=INDEX([.$T$2:.$T$50];[.H5])+(RAND()*INDEX([.$S$2:.$S$50];[.H5]))" office:value-type="currency" office:currency="EUR" office:value="-3.67467732916718" calcext:value-type="currency">
            <text:p>-€ 3.67</text:p>
          </table:table-cell>
          <table:table-cell table:style-name="ce16" table:formula="of:=IF([.E4]&gt;=[.$A$2];[.H4]+1;[.H4])" office:value-type="float" office:value="1" calcext:value-type="float">
            <text:p>1</text:p>
          </table:table-cell>
          <table:table-cell/>
          <table:table-cell table:style-name="ce18" table:formula="of:=INDEX([.$R$2:.$R$50];[.H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37ZC79" calcext:value-type="string">
            <text:p>U37ZC79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UWO Rent</text:p>
          </table:table-cell>
          <table:table-cell table:style-name="ce23" table:formula="of:=INDEX([.$V$2:.$V$50];[.P5])" office:value-type="string" office:string-value="Housing" calcext:value-type="string">
            <text:p>Housing</text:p>
          </table:table-cell>
          <table:table-cell table:style-name="ce26" office:value-type="currency" office:currency="EUR" office:value="0" calcext:value-type="currency">
            <text:p>€ 0.00</text:p>
          </table:table-cell>
          <table:table-cell table:style-name="ce26" office:value-type="currency" office:currency="EUR" office:value="-600" calcext:value-type="currency">
            <text:p>-€ 600.00</text:p>
          </table:table-cell>
          <table:table-cell table:style-name="ce21" office:value-type="float" office:value="4" calcext:value-type="float">
            <text:p>4</text:p>
          </table:table-cell>
          <table:table-cell table:style-name="ce3" office:value-type="string" calcext:value-type="string">
            <text:p>Lunch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Rules:</text:p>
          </table:table-cell>
          <table:table-cell table:style-name="ce9"/>
          <table:table-cell table:number-columns-repeated="2"/>
          <table:table-cell table:style-name="ce12" table:formula="of:=IF([.E5]&gt;=[.$A$2];[.$A$1];[.E5]+INDEX([.$O$2:.$O$50];[.H6])+(RAND()*INDEX([.$N$2:.$N$50];[.H6])))" office:value-type="date" office:date-value="2018-02-10T22:03:06.753775" calcext:value-type="date">
            <text:p>10-2-2018</text:p>
          </table:table-cell>
          <table:table-cell table:style-name="ce13" table:formula="of:=[.K6]&amp;&quot; &quot;&amp;INDEX([.$Q$2:.$Q$50];[.H6])" office:value-type="string" office:string-value="V38JD99 Starbucks" calcext:value-type="string">
            <text:p>V38JD99 Starbucks</text:p>
          </table:table-cell>
          <table:table-cell table:style-name="ce15" table:formula="of:=INDEX([.$T$2:.$T$50];[.H6])+(RAND()*INDEX([.$S$2:.$S$50];[.H6]))" office:value-type="currency" office:currency="EUR" office:value="-2.80043180489092" calcext:value-type="currency">
            <text:p>-€ 2.80</text:p>
          </table:table-cell>
          <table:table-cell table:style-name="ce16" table:formula="of:=IF([.E5]&gt;=[.$A$2];[.H5]+1;[.H5])" office:value-type="float" office:value="1" calcext:value-type="float">
            <text:p>1</text:p>
          </table:table-cell>
          <table:table-cell/>
          <table:table-cell table:style-name="ce18" table:formula="of:=INDEX([.$R$2:.$R$50];[.H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38JD99" calcext:value-type="string">
            <text:p>V38JD99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cDonalds</text:p>
          </table:table-cell>
          <table:table-cell table:style-name="ce23" table:formula="of:=INDEX([.$V$2:.$V$50];[.P6])" office:value-type="string" office:string-value="Lunch" calcext:value-type="string">
            <text:p>Lunch</text:p>
          </table:table-cell>
          <table:table-cell table:style-name="ce26" office:value-type="currency" office:currency="EUR" office:value="-1" calcext:value-type="currency">
            <text:p>-€ 1.00</text:p>
          </table:table-cell>
          <table:table-cell table:style-name="ce26" office:value-type="currency" office:currency="EUR" office:value="-4" calcext:value-type="currency">
            <text:p>-€ 4.00</text:p>
          </table:table-cell>
          <table:table-cell table:style-name="ce21" office:value-type="float" office:value="5" calcext:value-type="float">
            <text:p>5</text:p>
          </table:table-cell>
          <table:table-cell table:style-name="ce3" office:value-type="string" calcext:value-type="string">
            <text:p>Clothing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Do NOT edit red columns</text:p>
          </table:table-cell>
          <table:table-cell table:style-name="ce9"/>
          <table:table-cell table:number-columns-repeated="2"/>
          <table:table-cell table:style-name="ce12" table:formula="of:=IF([.E6]&gt;=[.$A$2];[.$A$1];[.E6]+INDEX([.$O$2:.$O$50];[.H7])+(RAND()*INDEX([.$N$2:.$N$50];[.H7])))" office:value-type="date" office:date-value="2018-02-19T13:04:39.060655" calcext:value-type="date">
            <text:p>19-2-2018</text:p>
          </table:table-cell>
          <table:table-cell table:style-name="ce13" table:formula="of:=[.K7]&amp;&quot; &quot;&amp;INDEX([.$Q$2:.$Q$50];[.H7])" office:value-type="string" office:string-value="S53WP13 Starbucks" calcext:value-type="string">
            <text:p>S53WP13 Starbucks</text:p>
          </table:table-cell>
          <table:table-cell table:style-name="ce15" table:formula="of:=INDEX([.$T$2:.$T$50];[.H7])+(RAND()*INDEX([.$S$2:.$S$50];[.H7]))" office:value-type="currency" office:currency="EUR" office:value="-3.58852554538312" calcext:value-type="currency">
            <text:p>-€ 3.59</text:p>
          </table:table-cell>
          <table:table-cell table:style-name="ce16" table:formula="of:=IF([.E6]&gt;=[.$A$2];[.H6]+1;[.H6])" office:value-type="float" office:value="1" calcext:value-type="float">
            <text:p>1</text:p>
          </table:table-cell>
          <table:table-cell/>
          <table:table-cell table:style-name="ce18" table:formula="of:=INDEX([.$R$2:.$R$50];[.H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53WP13" calcext:value-type="string">
            <text:p>S53WP13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arage Van Dijk</text:p>
          </table:table-cell>
          <table:table-cell table:style-name="ce23" table:formula="of:=INDEX([.$V$2:.$V$50];[.P7])" office:value-type="string" office:string-value="Car" calcext:value-type="string">
            <text:p>Car</text:p>
          </table:table-cell>
          <table:table-cell table:style-name="ce26" office:value-type="currency" office:currency="EUR" office:value="-10" calcext:value-type="currency">
            <text:p>-€ 10.00</text:p>
          </table:table-cell>
          <table:table-cell table:style-name="ce26" office:value-type="currency" office:currency="EUR" office:value="-75" calcext:value-type="currency">
            <text:p>-€ 75.00</text:p>
          </table:table-cell>
          <table:table-cell table:style-name="ce21" office:value-type="float" office:value="6" calcext:value-type="float">
            <text:p>6</text:p>
          </table:table-cell>
          <table:table-cell table:style-name="ce3" office:value-type="string" calcext:value-type="string">
            <text:p>Subscriptions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Copy data in columns E to H over to new sheet after data generation</text:p>
          </table:table-cell>
          <table:table-cell table:style-name="ce9"/>
          <table:table-cell table:number-columns-repeated="2"/>
          <table:table-cell table:style-name="ce12" table:formula="of:=IF([.E7]&gt;=[.$A$2];[.$A$1];[.E7]+INDEX([.$O$2:.$O$50];[.H8])+(RAND()*INDEX([.$N$2:.$N$50];[.H8])))" office:value-type="date" office:date-value="2018-03-03T03:14:53.603017" calcext:value-type="date">
            <text:p>3-3-2018</text:p>
          </table:table-cell>
          <table:table-cell table:style-name="ce13" table:formula="of:=[.K8]&amp;&quot; &quot;&amp;INDEX([.$Q$2:.$Q$50];[.H8])" office:value-type="string" office:string-value="E54AP60 Starbucks" calcext:value-type="string">
            <text:p>E54AP60 Starbucks</text:p>
          </table:table-cell>
          <table:table-cell table:style-name="ce15" table:formula="of:=INDEX([.$T$2:.$T$50];[.H8])+(RAND()*INDEX([.$S$2:.$S$50];[.H8]))" office:value-type="currency" office:currency="EUR" office:value="-2.96852436097981" calcext:value-type="currency">
            <text:p>-€ 2.97</text:p>
          </table:table-cell>
          <table:table-cell table:style-name="ce16" table:formula="of:=IF([.E7]&gt;=[.$A$2];[.H7]+1;[.H7])" office:value-type="float" office:value="1" calcext:value-type="float">
            <text:p>1</text:p>
          </table:table-cell>
          <table:table-cell/>
          <table:table-cell table:style-name="ce18" table:formula="of:=INDEX([.$R$2:.$R$50];[.H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54AP60" calcext:value-type="string">
            <text:p>E54AP60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oad Tax</text:p>
          </table:table-cell>
          <table:table-cell table:style-name="ce23" table:formula="of:=INDEX([.$V$2:.$V$50];[.P8])" office:value-type="string" office:string-value="Car" calcext:value-type="string">
            <text:p>Car</text:p>
          </table:table-cell>
          <table:table-cell table:style-name="ce26" office:value-type="currency" office:currency="EUR" office:value="5" calcext:value-type="currency">
            <text:p>€ 5.00</text:p>
          </table:table-cell>
          <table:table-cell table:style-name="ce26" office:value-type="currency" office:currency="EUR" office:value="-40" calcext:value-type="currency">
            <text:p>-€ 40.00</text:p>
          </table:table-cell>
          <table:table-cell table:style-name="ce21" office:value-type="float" office:value="7" calcext:value-type="float">
            <text:p>7</text:p>
          </table:table-cell>
          <table:table-cell table:style-name="ce3" office:value-type="string" calcext:value-type="string">
            <text:p>Public Transport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8]&gt;=[.$A$2];[.$A$1];[.E8]+INDEX([.$O$2:.$O$50];[.H9])+(RAND()*INDEX([.$N$2:.$N$50];[.H9])))" office:value-type="date" office:date-value="2018-03-15T08:48:47.540134" calcext:value-type="date">
            <text:p>15-3-2018</text:p>
          </table:table-cell>
          <table:table-cell table:style-name="ce13" table:formula="of:=[.K9]&amp;&quot; &quot;&amp;INDEX([.$Q$2:.$Q$50];[.H9])" office:value-type="string" office:string-value="N90MX25 Starbucks" calcext:value-type="string">
            <text:p>N90MX25 Starbucks</text:p>
          </table:table-cell>
          <table:table-cell table:style-name="ce15" table:formula="of:=INDEX([.$T$2:.$T$50];[.H9])+(RAND()*INDEX([.$S$2:.$S$50];[.H9]))" office:value-type="currency" office:currency="EUR" office:value="-2.61247251656701" calcext:value-type="currency">
            <text:p>-€ 2.61</text:p>
          </table:table-cell>
          <table:table-cell table:style-name="ce16" table:formula="of:=IF([.E8]&gt;=[.$A$2];[.H8]+1;[.H8])" office:value-type="float" office:value="1" calcext:value-type="float">
            <text:p>1</text:p>
          </table:table-cell>
          <table:table-cell/>
          <table:table-cell table:style-name="ce18" table:formula="of:=INDEX([.$R$2:.$R$50];[.H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90MX25" calcext:value-type="string">
            <text:p>N90MX25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bile Phone</text:p>
          </table:table-cell>
          <table:table-cell table:style-name="ce23" table:formula="of:=INDEX([.$V$2:.$V$50];[.P9])" office:value-type="string" office:string-value="Subscriptions" calcext:value-type="string">
            <text:p>Subscriptions</text:p>
          </table:table-cell>
          <table:table-cell table:style-name="ce26" office:value-type="currency" office:currency="EUR" office:value="-2" calcext:value-type="currency">
            <text:p>-€ 2.00</text:p>
          </table:table-cell>
          <table:table-cell table:style-name="ce26" office:value-type="currency" office:currency="EUR" office:value="-13" calcext:value-type="currency">
            <text:p>-€ 13.00</text:p>
          </table:table-cell>
          <table:table-cell table:style-name="ce21" office:value-type="float" office:value="8" calcext:value-type="float">
            <text:p>8</text:p>
          </table:table-cell>
          <table:table-cell table:style-name="ce3" office:value-type="string" calcext:value-type="string">
            <text:p>Supermarket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Statistics:</text:p>
          </table:table-cell>
          <table:table-cell table:style-name="ce9"/>
          <table:table-cell table:number-columns-repeated="2"/>
          <table:table-cell table:style-name="ce12" table:formula="of:=IF([.E9]&gt;=[.$A$2];[.$A$1];[.E9]+INDEX([.$O$2:.$O$50];[.H10])+(RAND()*INDEX([.$N$2:.$N$50];[.H10])))" office:value-type="date" office:date-value="2018-03-23T20:25:52.266899" calcext:value-type="date">
            <text:p>23-3-2018</text:p>
          </table:table-cell>
          <table:table-cell table:style-name="ce13" table:formula="of:=[.K10]&amp;&quot; &quot;&amp;INDEX([.$Q$2:.$Q$50];[.H10])" office:value-type="string" office:string-value="U89IH33 Starbucks" calcext:value-type="string">
            <text:p>U89IH33 Starbucks</text:p>
          </table:table-cell>
          <table:table-cell table:style-name="ce15" table:formula="of:=INDEX([.$T$2:.$T$50];[.H10])+(RAND()*INDEX([.$S$2:.$S$50];[.H10]))" office:value-type="currency" office:currency="EUR" office:value="-2.77960261275169" calcext:value-type="currency">
            <text:p>-€ 2.78</text:p>
          </table:table-cell>
          <table:table-cell table:style-name="ce16" table:formula="of:=IF([.E9]&gt;=[.$A$2];[.H9]+1;[.H9])" office:value-type="float" office:value="1" calcext:value-type="float">
            <text:p>1</text:p>
          </table:table-cell>
          <table:table-cell/>
          <table:table-cell table:style-name="ce18" table:formula="of:=INDEX([.$R$2:.$R$50];[.H1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89IH33" calcext:value-type="string">
            <text:p>U89IH33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S TREIN OV CHIPKAART</text:p>
          </table:table-cell>
          <table:table-cell table:style-name="ce23" table:formula="of:=INDEX([.$V$2:.$V$50];[.P10])" office:value-type="string" office:string-value="Public Transport" calcext:value-type="string">
            <text:p>Public Transport</text:p>
          </table:table-cell>
          <table:table-cell table:style-name="ce26" office:value-type="currency" office:currency="EUR" office:value="0" calcext:value-type="currency">
            <text:p>€ 0.00</text:p>
          </table:table-cell>
          <table:table-cell table:style-name="ce26" office:value-type="currency" office:currency="EUR" office:value="-30" calcext:value-type="currency">
            <text:p>-€ 30.00</text:p>
          </table:table-cell>
          <table:table-cell table:style-name="ce21" office:value-type="float" office:value="9" calcext:value-type="float">
            <text:p>9</text:p>
          </table:table-cell>
          <table:table-cell table:style-name="ce3" office:value-type="string" calcext:value-type="string">
            <text:p>Salary</text:p>
          </table:table-cell>
          <table:table-cell table:number-columns-repeated="1002"/>
        </table:table-row>
        <table:table-row table:style-name="ro1">
          <table:table-cell table:style-name="ce6" table:formula="of:=SUM([.G$1:.G$1048576])" office:value-type="currency" office:currency="EUR" office:value="-3655.13543030869" calcext:value-type="currency">
            <text:p>-€ 3,655.14</text:p>
          </table:table-cell>
          <table:table-cell table:style-name="ce4" office:value-type="string" calcext:value-type="string">
            <text:p>Net Result</text:p>
          </table:table-cell>
          <table:table-cell table:number-columns-repeated="2"/>
          <table:table-cell table:style-name="ce12" table:formula="of:=IF([.E10]&gt;=[.$A$2];[.$A$1];[.E10]+INDEX([.$O$2:.$O$50];[.H11])+(RAND()*INDEX([.$N$2:.$N$50];[.H11])))" office:value-type="date" office:date-value="2018-04-07T16:21:47.462835" calcext:value-type="date">
            <text:p>7-4-2018</text:p>
          </table:table-cell>
          <table:table-cell table:style-name="ce13" table:formula="of:=[.K11]&amp;&quot; &quot;&amp;INDEX([.$Q$2:.$Q$50];[.H11])" office:value-type="string" office:string-value="E90PI60 Starbucks" calcext:value-type="string">
            <text:p>E90PI60 Starbucks</text:p>
          </table:table-cell>
          <table:table-cell table:style-name="ce15" table:formula="of:=INDEX([.$T$2:.$T$50];[.H11])+(RAND()*INDEX([.$S$2:.$S$50];[.H11]))" office:value-type="currency" office:currency="EUR" office:value="-2.28171394646757" calcext:value-type="currency">
            <text:p>-€ 2.28</text:p>
          </table:table-cell>
          <table:table-cell table:style-name="ce16" table:formula="of:=IF([.E10]&gt;=[.$A$2];[.H10]+1;[.H10])" office:value-type="float" office:value="1" calcext:value-type="float">
            <text:p>1</text:p>
          </table:table-cell>
          <table:table-cell/>
          <table:table-cell table:style-name="ce18" table:formula="of:=INDEX([.$R$2:.$R$50];[.H1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90PI60" calcext:value-type="string">
            <text:p>E90PI60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Jumbo Leiden</text:p>
          </table:table-cell>
          <table:table-cell table:style-name="ce23" table:formula="of:=INDEX([.$V$2:.$V$50];[.P11])" office:value-type="string" office:string-value="Supermarket" calcext:value-type="string">
            <text:p>Supermarket</text:p>
          </table:table-cell>
          <table:table-cell table:style-name="ce26" office:value-type="currency" office:currency="EUR" office:value="-15" calcext:value-type="currency">
            <text:p>-€ 15.00</text:p>
          </table:table-cell>
          <table:table-cell table:style-name="ce26" office:value-type="currency" office:currency="EUR" office:value="-10" calcext:value-type="currency">
            <text:p>-€ 10.00</text:p>
          </table:table-cell>
          <table:table-cell table:style-name="ce21" office:value-type="float" office:value="10" calcext:value-type="float">
            <text:p>10</text:p>
          </table:table-cell>
          <table:table-cell table:style-name="ce3" office:value-type="string" calcext:value-type="string">
            <text:p>Night Out</text:p>
          </table:table-cell>
          <table:table-cell table:number-columns-repeated="1002"/>
        </table:table-row>
        <table:table-row table:style-name="ro1">
          <table:table-cell table:style-name="ce7" table:formula="of:=COUNTIF([.E$1:.E$1048576];&quot;&gt;&quot;&amp;[.$A$1])" office:value-type="float" office:value="545" calcext:value-type="float">
            <text:p>545</text:p>
          </table:table-cell>
          <table:table-cell table:style-name="ce4" office:value-type="string" calcext:value-type="string">
            <text:p>Total Transactions (not exact)</text:p>
          </table:table-cell>
          <table:table-cell table:number-columns-repeated="2"/>
          <table:table-cell table:style-name="ce12" table:formula="of:=IF([.E11]&gt;=[.$A$2];[.$A$1];[.E11]+INDEX([.$O$2:.$O$50];[.H12])+(RAND()*INDEX([.$N$2:.$N$50];[.H12])))" office:value-type="date" office:date-value="2018-04-16T16:38:42.997408" calcext:value-type="date">
            <text:p>16-4-2018</text:p>
          </table:table-cell>
          <table:table-cell table:style-name="ce13" table:formula="of:=[.K12]&amp;&quot; &quot;&amp;INDEX([.$Q$2:.$Q$50];[.H12])" office:value-type="string" office:string-value="V74LF46 Starbucks" calcext:value-type="string">
            <text:p>V74LF46 Starbucks</text:p>
          </table:table-cell>
          <table:table-cell table:style-name="ce15" table:formula="of:=INDEX([.$T$2:.$T$50];[.H12])+(RAND()*INDEX([.$S$2:.$S$50];[.H12]))" office:value-type="currency" office:currency="EUR" office:value="-2.88711817573236" calcext:value-type="currency">
            <text:p>-€ 2.89</text:p>
          </table:table-cell>
          <table:table-cell table:style-name="ce16" table:formula="of:=IF([.E11]&gt;=[.$A$2];[.H11]+1;[.H11])" office:value-type="float" office:value="1" calcext:value-type="float">
            <text:p>1</text:p>
          </table:table-cell>
          <table:table-cell/>
          <table:table-cell table:style-name="ce18" table:formula="of:=INDEX([.$R$2:.$R$50];[.H1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74LF46" calcext:value-type="string">
            <text:p>V74LF46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ycheck</text:p>
          </table:table-cell>
          <table:table-cell table:style-name="ce23" table:formula="of:=INDEX([.$V$2:.$V$50];[.P12])" office:value-type="string" office:string-value="Salary" calcext:value-type="string">
            <text:p>Salary</text:p>
          </table:table-cell>
          <table:table-cell table:style-name="ce26" office:value-type="currency" office:currency="EUR" office:value="100" calcext:value-type="currency">
            <text:p>€ 100.00</text:p>
          </table:table-cell>
          <table:table-cell table:style-name="ce26" office:value-type="currency" office:currency="EUR" office:value="2550" calcext:value-type="currency">
            <text:p>€ 2,550.00</text:p>
          </table:table-cell>
          <table:table-cell table:style-name="ce21" office:value-type="float" office:value="11" calcext:value-type="float">
            <text:p>11</text:p>
          </table:table-cell>
          <table:table-cell table:style-name="ce3" office:value-type="string" calcext:value-type="string">
            <text:p>Insurance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12]&gt;=[.$A$2];[.$A$1];[.E12]+INDEX([.$O$2:.$O$50];[.H13])+(RAND()*INDEX([.$N$2:.$N$50];[.H13])))" office:value-type="date" office:date-value="2018-04-23T21:54:10.493206" calcext:value-type="date">
            <text:p>23-4-2018</text:p>
          </table:table-cell>
          <table:table-cell table:style-name="ce13" table:formula="of:=[.K13]&amp;&quot; &quot;&amp;INDEX([.$Q$2:.$Q$50];[.H13])" office:value-type="string" office:string-value="X88WK36 Starbucks" calcext:value-type="string">
            <text:p>X88WK36 Starbucks</text:p>
          </table:table-cell>
          <table:table-cell table:style-name="ce15" table:formula="of:=INDEX([.$T$2:.$T$50];[.H13])+(RAND()*INDEX([.$S$2:.$S$50];[.H13]))" office:value-type="currency" office:currency="EUR" office:value="-3.32191255039708" calcext:value-type="currency">
            <text:p>-€ 3.32</text:p>
          </table:table-cell>
          <table:table-cell table:style-name="ce16" table:formula="of:=IF([.E12]&gt;=[.$A$2];[.H12]+1;[.H12])" office:value-type="float" office:value="1" calcext:value-type="float">
            <text:p>1</text:p>
          </table:table-cell>
          <table:table-cell/>
          <table:table-cell table:style-name="ce18" table:formula="of:=INDEX([.$R$2:.$R$50];[.H1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88WK36" calcext:value-type="string">
            <text:p>X88WK36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ym Membership</text:p>
          </table:table-cell>
          <table:table-cell table:style-name="ce24" office:value-type="string" calcext:value-type="string">
            <text:p>Subscriptions</text:p>
          </table:table-cell>
          <table:table-cell table:style-name="ce26" office:value-type="currency" office:currency="EUR" office:value="0" calcext:value-type="currency">
            <text:p>€ 0.00</text:p>
          </table:table-cell>
          <table:table-cell table:style-name="ce26" office:value-type="currency" office:currency="EUR" office:value="-15" calcext:value-type="currency">
            <text:p>-€ 15.00</text:p>
          </table:table-cell>
          <table:table-cell table:style-name="ce21" office:value-type="float" office:value="12" calcext:value-type="float">
            <text:p>12</text:p>
          </table:table-cell>
          <table:table-cell table:style-name="ce3" office:value-type="string" calcext:value-type="string">
            <text:p>Government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13]&gt;=[.$A$2];[.$A$1];[.E13]+INDEX([.$O$2:.$O$50];[.H14])+(RAND()*INDEX([.$N$2:.$N$50];[.H14])))" office:value-type="date" office:date-value="2018-05-08T09:05:15.788851" calcext:value-type="date">
            <text:p>8-5-2018</text:p>
          </table:table-cell>
          <table:table-cell table:style-name="ce13" table:formula="of:=[.K14]&amp;&quot; &quot;&amp;INDEX([.$Q$2:.$Q$50];[.H14])" office:value-type="string" office:string-value="Y33CN79 Starbucks" calcext:value-type="string">
            <text:p>Y33CN79 Starbucks</text:p>
          </table:table-cell>
          <table:table-cell table:style-name="ce15" table:formula="of:=INDEX([.$T$2:.$T$50];[.H14])+(RAND()*INDEX([.$S$2:.$S$50];[.H14]))" office:value-type="currency" office:currency="EUR" office:value="-3.37270749619662" calcext:value-type="currency">
            <text:p>-€ 3.37</text:p>
          </table:table-cell>
          <table:table-cell table:style-name="ce16" table:formula="of:=IF([.E13]&gt;=[.$A$2];[.H13]+1;[.H13])" office:value-type="float" office:value="1" calcext:value-type="float">
            <text:p>1</text:p>
          </table:table-cell>
          <table:table-cell/>
          <table:table-cell table:style-name="ce18" table:formula="of:=INDEX([.$R$2:.$R$50];[.H1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33CN79" calcext:value-type="string">
            <text:p>Y33CN79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potify</text:p>
          </table:table-cell>
          <table:table-cell table:style-name="ce24" office:value-type="string" calcext:value-type="string">
            <text:p>Subscriptions</text:p>
          </table:table-cell>
          <table:table-cell table:style-name="ce26" office:value-type="currency" office:currency="EUR" office:value="10" calcext:value-type="currency">
            <text:p>€ 10.00</text:p>
          </table:table-cell>
          <table:table-cell table:style-name="ce26" office:value-type="currency" office:currency="EUR" office:value="-15" calcext:value-type="currency">
            <text:p>-€ 15.00</text:p>
          </table:table-cell>
          <table:table-cell table:style-name="ce21" office:value-type="float" office:value="13" calcext:value-type="float">
            <text:p>13</text:p>
          </table:table-cell>
          <table:table-cell table:style-name="ce3" office:value-type="string" calcext:value-type="string">
            <text:p>Pharmacy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14]&gt;=[.$A$2];[.$A$1];[.E14]+INDEX([.$O$2:.$O$50];[.H15])+(RAND()*INDEX([.$N$2:.$N$50];[.H15])))" office:value-type="date" office:date-value="2018-05-17T01:26:27.502571" calcext:value-type="date">
            <text:p>17-5-2018</text:p>
          </table:table-cell>
          <table:table-cell table:style-name="ce13" table:formula="of:=[.K15]&amp;&quot; &quot;&amp;INDEX([.$Q$2:.$Q$50];[.H15])" office:value-type="string" office:string-value="F55DW12 Starbucks" calcext:value-type="string">
            <text:p>F55DW12 Starbucks</text:p>
          </table:table-cell>
          <table:table-cell table:style-name="ce15" table:formula="of:=INDEX([.$T$2:.$T$50];[.H15])+(RAND()*INDEX([.$S$2:.$S$50];[.H15]))" office:value-type="currency" office:currency="EUR" office:value="-3.79159725292356" calcext:value-type="currency">
            <text:p>-€ 3.79</text:p>
          </table:table-cell>
          <table:table-cell table:style-name="ce16" table:formula="of:=IF([.E14]&gt;=[.$A$2];[.H14]+1;[.H14])" office:value-type="float" office:value="1" calcext:value-type="float">
            <text:p>1</text:p>
          </table:table-cell>
          <table:table-cell/>
          <table:table-cell table:style-name="ce18" table:formula="of:=INDEX([.$R$2:.$R$50];[.H1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55DW12" calcext:value-type="string">
            <text:p>F55DW12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Income Tax</text:p>
          </table:table-cell>
          <table:table-cell table:style-name="ce23" table:formula="of:=INDEX([.$V$2:.$V$50];[.P15])" office:value-type="string" office:string-value="Government" calcext:value-type="string">
            <text:p>Government</text:p>
          </table:table-cell>
          <table:table-cell table:style-name="ce6" table:formula="of:=[.S12]*0.3*-12" office:value-type="currency" office:currency="EUR" office:value="-360" calcext:value-type="currency">
            <text:p>-€ 360.00</text:p>
          </table:table-cell>
          <table:table-cell table:style-name="ce6" table:formula="of:=[.T12]*0.3*-12" office:value-type="currency" office:currency="EUR" office:value="-9180" calcext:value-type="currency">
            <text:p>-€ 9,180.00</text:p>
          </table:table-cell>
          <table:table-cell table:style-name="ce21" office:value-type="float" office:value="14" calcext:value-type="float">
            <text:p>14</text:p>
          </table:table-cell>
          <table:table-cell table:style-name="ce3" office:value-type="string" calcext:value-type="string">
            <text:p>Gym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15]&gt;=[.$A$2];[.$A$1];[.E15]+INDEX([.$O$2:.$O$50];[.H16])+(RAND()*INDEX([.$N$2:.$N$50];[.H16])))" office:value-type="date" office:date-value="2018-05-24T03:17:29.192367" calcext:value-type="date">
            <text:p>24-5-2018</text:p>
          </table:table-cell>
          <table:table-cell table:style-name="ce13" table:formula="of:=[.K16]&amp;&quot; &quot;&amp;INDEX([.$Q$2:.$Q$50];[.H16])" office:value-type="string" office:string-value="N96JO51 Starbucks" calcext:value-type="string">
            <text:p>N96JO51 Starbucks</text:p>
          </table:table-cell>
          <table:table-cell table:style-name="ce15" table:formula="of:=INDEX([.$T$2:.$T$50];[.H16])+(RAND()*INDEX([.$S$2:.$S$50];[.H16]))" office:value-type="currency" office:currency="EUR" office:value="-2.64743117519521" calcext:value-type="currency">
            <text:p>-€ 2.65</text:p>
          </table:table-cell>
          <table:table-cell table:style-name="ce16" table:formula="of:=IF([.E15]&gt;=[.$A$2];[.H15]+1;[.H15])" office:value-type="float" office:value="1" calcext:value-type="float">
            <text:p>1</text:p>
          </table:table-cell>
          <table:table-cell/>
          <table:table-cell table:style-name="ce18" table:formula="of:=INDEX([.$R$2:.$R$50];[.H1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96JO51" calcext:value-type="string">
            <text:p>N96JO51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alth Insurance</text:p>
          </table:table-cell>
          <table:table-cell table:style-name="ce23" table:formula="of:=INDEX([.$V$2:.$V$50];[.P16])" office:value-type="string" office:string-value="Insurance" calcext:value-type="string">
            <text:p>Insurance</text:p>
          </table:table-cell>
          <table:table-cell table:style-name="ce26" office:value-type="currency" office:currency="EUR" office:value="-3" calcext:value-type="currency">
            <text:p>-€ 3.00</text:p>
          </table:table-cell>
          <table:table-cell table:style-name="ce26" office:value-type="currency" office:currency="EUR" office:value="-110" calcext:value-type="currency">
            <text:p>-€ 110.00</text:p>
          </table:table-cell>
          <table:table-cell table:style-name="ce21" office:value-type="float" office:value="15" calcext:value-type="float">
            <text:p>15</text:p>
          </table:table-cell>
          <table:table-cell table:style-name="ce3" office:value-type="string" calcext:value-type="string">
            <text:p>Savings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16]&gt;=[.$A$2];[.$A$1];[.E16]+INDEX([.$O$2:.$O$50];[.H17])+(RAND()*INDEX([.$N$2:.$N$50];[.H17])))" office:value-type="date" office:date-value="2018-05-31T09:11:18.647307" calcext:value-type="date">
            <text:p>31-5-2018</text:p>
          </table:table-cell>
          <table:table-cell table:style-name="ce13" table:formula="of:=[.K17]&amp;&quot; &quot;&amp;INDEX([.$Q$2:.$Q$50];[.H17])" office:value-type="string" office:string-value="F71VR74 Starbucks" calcext:value-type="string">
            <text:p>F71VR74 Starbucks</text:p>
          </table:table-cell>
          <table:table-cell table:style-name="ce15" table:formula="of:=INDEX([.$T$2:.$T$50];[.H17])+(RAND()*INDEX([.$S$2:.$S$50];[.H17]))" office:value-type="currency" office:currency="EUR" office:value="-3.88796203047216" calcext:value-type="currency">
            <text:p>-€ 3.89</text:p>
          </table:table-cell>
          <table:table-cell table:style-name="ce16" table:formula="of:=IF([.E16]&gt;=[.$A$2];[.H16]+1;[.H16])" office:value-type="float" office:value="1" calcext:value-type="float">
            <text:p>1</text:p>
          </table:table-cell>
          <table:table-cell/>
          <table:table-cell table:style-name="ce18" table:formula="of:=INDEX([.$R$2:.$R$50];[.H1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71VR74" calcext:value-type="string">
            <text:p>F71VR74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avings</text:p>
          </table:table-cell>
          <table:table-cell table:style-name="ce23" table:formula="of:=INDEX([.$V$2:.$V$50];[.P17])" office:value-type="string" office:string-value="Savings" calcext:value-type="string">
            <text:p>Savings</text:p>
          </table:table-cell>
          <table:table-cell table:style-name="ce26" office:value-type="currency" office:currency="EUR" office:value="-200" calcext:value-type="currency">
            <text:p>-€ 200.00</text:p>
          </table:table-cell>
          <table:table-cell table:style-name="ce26" office:value-type="currency" office:currency="EUR" office:value="-600" calcext:value-type="currency">
            <text:p>-€ 600.00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17]&gt;=[.$A$2];[.$A$1];[.E17]+INDEX([.$O$2:.$O$50];[.H18])+(RAND()*INDEX([.$N$2:.$N$50];[.H18])))" office:value-type="date" office:date-value="2018-06-09T13:01:32.463472" calcext:value-type="date">
            <text:p>9-6-2018</text:p>
          </table:table-cell>
          <table:table-cell table:style-name="ce13" table:formula="of:=[.K18]&amp;&quot; &quot;&amp;INDEX([.$Q$2:.$Q$50];[.H18])" office:value-type="string" office:string-value="F91IF93 Starbucks" calcext:value-type="string">
            <text:p>F91IF93 Starbucks</text:p>
          </table:table-cell>
          <table:table-cell table:style-name="ce15" table:formula="of:=INDEX([.$T$2:.$T$50];[.H18])+(RAND()*INDEX([.$S$2:.$S$50];[.H18]))" office:value-type="currency" office:currency="EUR" office:value="-2.13949244795254" calcext:value-type="currency">
            <text:p>-€ 2.14</text:p>
          </table:table-cell>
          <table:table-cell table:style-name="ce16" table:formula="of:=IF([.E17]&gt;=[.$A$2];[.H17]+1;[.H17])" office:value-type="float" office:value="1" calcext:value-type="float">
            <text:p>1</text:p>
          </table:table-cell>
          <table:table-cell/>
          <table:table-cell table:style-name="ce18" table:formula="of:=INDEX([.$R$2:.$R$50];[.H1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91IF93" calcext:value-type="string">
            <text:p>F91IF93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number-columns-repeated="4"/>
          <table:table-cell table:style-name="ce23" table:formula="of:=INDEX([.$V$2:.$V$50];[.P18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18]&gt;=[.$A$2];[.$A$1];[.E18]+INDEX([.$O$2:.$O$50];[.H19])+(RAND()*INDEX([.$N$2:.$N$50];[.H19])))" office:value-type="date" office:date-value="2018-06-15T16:40:02.506547" calcext:value-type="date">
            <text:p>15-6-2018</text:p>
          </table:table-cell>
          <table:table-cell table:style-name="ce13" table:formula="of:=[.K19]&amp;&quot; &quot;&amp;INDEX([.$Q$2:.$Q$50];[.H19])" office:value-type="string" office:string-value="F25TZ90 Starbucks" calcext:value-type="string">
            <text:p>F25TZ90 Starbucks</text:p>
          </table:table-cell>
          <table:table-cell table:style-name="ce15" table:formula="of:=INDEX([.$T$2:.$T$50];[.H19])+(RAND()*INDEX([.$S$2:.$S$50];[.H19]))" office:value-type="currency" office:currency="EUR" office:value="-3.40283585310649" calcext:value-type="currency">
            <text:p>-€ 3.40</text:p>
          </table:table-cell>
          <table:table-cell table:style-name="ce16" table:formula="of:=IF([.E18]&gt;=[.$A$2];[.H18]+1;[.H18])" office:value-type="float" office:value="1" calcext:value-type="float">
            <text:p>1</text:p>
          </table:table-cell>
          <table:table-cell/>
          <table:table-cell table:style-name="ce18" table:formula="of:=INDEX([.$R$2:.$R$50];[.H1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25TZ90" calcext:value-type="string">
            <text:p>F25TZ90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number-columns-repeated="4"/>
          <table:table-cell table:style-name="ce23" table:formula="of:=INDEX([.$V$2:.$V$50];[.P19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19]&gt;=[.$A$2];[.$A$1];[.E19]+INDEX([.$O$2:.$O$50];[.H20])+(RAND()*INDEX([.$N$2:.$N$50];[.H20])))" office:value-type="date" office:date-value="2018-06-24T01:08:34.487563" calcext:value-type="date">
            <text:p>24-6-2018</text:p>
          </table:table-cell>
          <table:table-cell table:style-name="ce13" table:formula="of:=[.K20]&amp;&quot; &quot;&amp;INDEX([.$Q$2:.$Q$50];[.H20])" office:value-type="string" office:string-value="U43XG18 Starbucks" calcext:value-type="string">
            <text:p>U43XG18 Starbucks</text:p>
          </table:table-cell>
          <table:table-cell table:style-name="ce15" table:formula="of:=INDEX([.$T$2:.$T$50];[.H20])+(RAND()*INDEX([.$S$2:.$S$50];[.H20]))" office:value-type="currency" office:currency="EUR" office:value="-3.07406454677004" calcext:value-type="currency">
            <text:p>-€ 3.07</text:p>
          </table:table-cell>
          <table:table-cell table:style-name="ce16" table:formula="of:=IF([.E19]&gt;=[.$A$2];[.H19]+1;[.H19])" office:value-type="float" office:value="1" calcext:value-type="float">
            <text:p>1</text:p>
          </table:table-cell>
          <table:table-cell/>
          <table:table-cell table:style-name="ce18" table:formula="of:=INDEX([.$R$2:.$R$50];[.H2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43XG18" calcext:value-type="string">
            <text:p>U43XG18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number-columns-repeated="4"/>
          <table:table-cell table:style-name="ce23" table:formula="of:=INDEX([.$V$2:.$V$50];[.P20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20]&gt;=[.$A$2];[.$A$1];[.E20]+INDEX([.$O$2:.$O$50];[.H21])+(RAND()*INDEX([.$N$2:.$N$50];[.H21])))" office:value-type="date" office:date-value="2018-07-03T00:49:29.686311" calcext:value-type="date">
            <text:p>3-7-2018</text:p>
          </table:table-cell>
          <table:table-cell table:style-name="ce13" table:formula="of:=[.K21]&amp;&quot; &quot;&amp;INDEX([.$Q$2:.$Q$50];[.H21])" office:value-type="string" office:string-value="W16NC93 Starbucks" calcext:value-type="string">
            <text:p>W16NC93 Starbucks</text:p>
          </table:table-cell>
          <table:table-cell table:style-name="ce15" table:formula="of:=INDEX([.$T$2:.$T$50];[.H21])+(RAND()*INDEX([.$S$2:.$S$50];[.H21]))" office:value-type="currency" office:currency="EUR" office:value="-3.5459894085481" calcext:value-type="currency">
            <text:p>-€ 3.55</text:p>
          </table:table-cell>
          <table:table-cell table:style-name="ce16" table:formula="of:=IF([.E20]&gt;=[.$A$2];[.H20]+1;[.H20])" office:value-type="float" office:value="1" calcext:value-type="float">
            <text:p>1</text:p>
          </table:table-cell>
          <table:table-cell/>
          <table:table-cell table:style-name="ce18" table:formula="of:=INDEX([.$R$2:.$R$50];[.H2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16NC93" calcext:value-type="string">
            <text:p>W16NC93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number-columns-repeated="4"/>
          <table:table-cell table:style-name="ce23" table:formula="of:=INDEX([.$V$2:.$V$50];[.P21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21]&gt;=[.$A$2];[.$A$1];[.E21]+INDEX([.$O$2:.$O$50];[.H22])+(RAND()*INDEX([.$N$2:.$N$50];[.H22])))" office:value-type="date" office:date-value="2018-07-08T19:54:27.946464" calcext:value-type="date">
            <text:p>8-7-2018</text:p>
          </table:table-cell>
          <table:table-cell table:style-name="ce13" table:formula="of:=[.K22]&amp;&quot; &quot;&amp;INDEX([.$Q$2:.$Q$50];[.H22])" office:value-type="string" office:string-value="K47GX18 Starbucks" calcext:value-type="string">
            <text:p>K47GX18 Starbucks</text:p>
          </table:table-cell>
          <table:table-cell table:style-name="ce15" table:formula="of:=INDEX([.$T$2:.$T$50];[.H22])+(RAND()*INDEX([.$S$2:.$S$50];[.H22]))" office:value-type="currency" office:currency="EUR" office:value="-3.06317493086231" calcext:value-type="currency">
            <text:p>-€ 3.06</text:p>
          </table:table-cell>
          <table:table-cell table:style-name="ce16" table:formula="of:=IF([.E21]&gt;=[.$A$2];[.H21]+1;[.H21])" office:value-type="float" office:value="1" calcext:value-type="float">
            <text:p>1</text:p>
          </table:table-cell>
          <table:table-cell/>
          <table:table-cell table:style-name="ce18" table:formula="of:=INDEX([.$R$2:.$R$50];[.H2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47GX18" calcext:value-type="string">
            <text:p>K47GX18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number-columns-repeated="4"/>
          <table:table-cell table:style-name="ce23" table:formula="of:=INDEX([.$V$2:.$V$50];[.P22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2"/>
          <table:table-cell table:style-name="ce12" table:formula="of:=IF([.E22]&gt;=[.$A$2];[.$A$1];[.E22]+INDEX([.$O$2:.$O$50];[.H23])+(RAND()*INDEX([.$N$2:.$N$50];[.H23])))" office:value-type="date" office:date-value="2018-07-18T22:31:00.043141" calcext:value-type="date">
            <text:p>18-7-2018</text:p>
          </table:table-cell>
          <table:table-cell table:style-name="ce13" table:formula="of:=[.K23]&amp;&quot; &quot;&amp;INDEX([.$Q$2:.$Q$50];[.H23])" office:value-type="string" office:string-value="P74VK49 Starbucks" calcext:value-type="string">
            <text:p>P74VK49 Starbucks</text:p>
          </table:table-cell>
          <table:table-cell table:style-name="ce15" table:formula="of:=INDEX([.$T$2:.$T$50];[.H23])+(RAND()*INDEX([.$S$2:.$S$50];[.H23]))" office:value-type="currency" office:currency="EUR" office:value="-3.93648506707361" calcext:value-type="currency">
            <text:p>-€ 3.94</text:p>
          </table:table-cell>
          <table:table-cell table:style-name="ce16" table:formula="of:=IF([.E22]&gt;=[.$A$2];[.H22]+1;[.H22])" office:value-type="float" office:value="1" calcext:value-type="float">
            <text:p>1</text:p>
          </table:table-cell>
          <table:table-cell/>
          <table:table-cell table:style-name="ce18" table:formula="of:=INDEX([.$R$2:.$R$50];[.H2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74VK49" calcext:value-type="string">
            <text:p>P74VK49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number-columns-repeated="4"/>
          <table:table-cell table:style-name="ce23" table:formula="of:=INDEX([.$V$2:.$V$50];[.P23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]&gt;=[.$A$2];[.$A$1];[.E23]+INDEX([.$O$2:.$O$50];[.H24])+(RAND()*INDEX([.$N$2:.$N$50];[.H24])))" office:value-type="date" office:date-value="2018-07-31T16:24:41.021465" calcext:value-type="date">
            <text:p>31-7-2018</text:p>
          </table:table-cell>
          <table:table-cell table:style-name="ce13" table:formula="of:=[.K24]&amp;&quot; &quot;&amp;INDEX([.$Q$2:.$Q$50];[.H24])" office:value-type="string" office:string-value="B40FT74 Starbucks" calcext:value-type="string">
            <text:p>B40FT74 Starbucks</text:p>
          </table:table-cell>
          <table:table-cell table:style-name="ce15" table:formula="of:=INDEX([.$T$2:.$T$50];[.H24])+(RAND()*INDEX([.$S$2:.$S$50];[.H24]))" office:value-type="currency" office:currency="EUR" office:value="-2.53940287915458" calcext:value-type="currency">
            <text:p>-€ 2.54</text:p>
          </table:table-cell>
          <table:table-cell table:style-name="ce16" table:formula="of:=IF([.E23]&gt;=[.$A$2];[.H23]+1;[.H23])" office:value-type="float" office:value="1" calcext:value-type="float">
            <text:p>1</text:p>
          </table:table-cell>
          <table:table-cell/>
          <table:table-cell table:style-name="ce18" table:formula="of:=INDEX([.$R$2:.$R$50];[.H2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40FT74" calcext:value-type="string">
            <text:p>B40FT74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number-columns-repeated="4"/>
          <table:table-cell table:style-name="ce23" table:formula="of:=INDEX([.$V$2:.$V$50];[.P24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]&gt;=[.$A$2];[.$A$1];[.E24]+INDEX([.$O$2:.$O$50];[.H25])+(RAND()*INDEX([.$N$2:.$N$50];[.H25])))" office:value-type="date" office:date-value="2018-08-08T17:05:37.809093" calcext:value-type="date">
            <text:p>8-8-2018</text:p>
          </table:table-cell>
          <table:table-cell table:style-name="ce13" table:formula="of:=[.K25]&amp;&quot; &quot;&amp;INDEX([.$Q$2:.$Q$50];[.H25])" office:value-type="string" office:string-value="S67LU29 Starbucks" calcext:value-type="string">
            <text:p>S67LU29 Starbucks</text:p>
          </table:table-cell>
          <table:table-cell table:style-name="ce15" table:formula="of:=INDEX([.$T$2:.$T$50];[.H25])+(RAND()*INDEX([.$S$2:.$S$50];[.H25]))" office:value-type="currency" office:currency="EUR" office:value="-2.53979357565073" calcext:value-type="currency">
            <text:p>-€ 2.54</text:p>
          </table:table-cell>
          <table:table-cell table:style-name="ce16" table:formula="of:=IF([.E24]&gt;=[.$A$2];[.H24]+1;[.H24])" office:value-type="float" office:value="1" calcext:value-type="float">
            <text:p>1</text:p>
          </table:table-cell>
          <table:table-cell/>
          <table:table-cell table:style-name="ce18" table:formula="of:=INDEX([.$R$2:.$R$50];[.H2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67LU29" calcext:value-type="string">
            <text:p>S67LU29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number-columns-repeated="4"/>
          <table:table-cell table:style-name="ce23" table:formula="of:=INDEX([.$V$2:.$V$50];[.P25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]&gt;=[.$A$2];[.$A$1];[.E25]+INDEX([.$O$2:.$O$50];[.H26])+(RAND()*INDEX([.$N$2:.$N$50];[.H26])))" office:value-type="date" office:date-value="2018-08-14T11:49:35.568054" calcext:value-type="date">
            <text:p>14-8-2018</text:p>
          </table:table-cell>
          <table:table-cell table:style-name="ce13" table:formula="of:=[.K26]&amp;&quot; &quot;&amp;INDEX([.$Q$2:.$Q$50];[.H26])" office:value-type="string" office:string-value="I38IL71 Starbucks" calcext:value-type="string">
            <text:p>I38IL71 Starbucks</text:p>
          </table:table-cell>
          <table:table-cell table:style-name="ce15" table:formula="of:=INDEX([.$T$2:.$T$50];[.H26])+(RAND()*INDEX([.$S$2:.$S$50];[.H26]))" office:value-type="currency" office:currency="EUR" office:value="-2.47779066227572" calcext:value-type="currency">
            <text:p>-€ 2.48</text:p>
          </table:table-cell>
          <table:table-cell table:style-name="ce16" table:formula="of:=IF([.E25]&gt;=[.$A$2];[.H25]+1;[.H25])" office:value-type="float" office:value="1" calcext:value-type="float">
            <text:p>1</text:p>
          </table:table-cell>
          <table:table-cell/>
          <table:table-cell table:style-name="ce18" table:formula="of:=INDEX([.$R$2:.$R$50];[.H2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38IL71" calcext:value-type="string">
            <text:p>I38IL71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number-columns-repeated="4"/>
          <table:table-cell table:style-name="ce23" table:formula="of:=INDEX([.$V$2:.$V$50];[.P26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]&gt;=[.$A$2];[.$A$1];[.E26]+INDEX([.$O$2:.$O$50];[.H27])+(RAND()*INDEX([.$N$2:.$N$50];[.H27])))" office:value-type="date" office:date-value="2018-08-20T20:20:59.055262" calcext:value-type="date">
            <text:p>20-8-2018</text:p>
          </table:table-cell>
          <table:table-cell table:style-name="ce13" table:formula="of:=[.K27]&amp;&quot; &quot;&amp;INDEX([.$Q$2:.$Q$50];[.H27])" office:value-type="string" office:string-value="E54XN86 Starbucks" calcext:value-type="string">
            <text:p>E54XN86 Starbucks</text:p>
          </table:table-cell>
          <table:table-cell table:style-name="ce15" table:formula="of:=INDEX([.$T$2:.$T$50];[.H27])+(RAND()*INDEX([.$S$2:.$S$50];[.H27]))" office:value-type="currency" office:currency="EUR" office:value="-2.01196802086511" calcext:value-type="currency">
            <text:p>-€ 2.01</text:p>
          </table:table-cell>
          <table:table-cell table:style-name="ce16" table:formula="of:=IF([.E26]&gt;=[.$A$2];[.H26]+1;[.H26])" office:value-type="float" office:value="1" calcext:value-type="float">
            <text:p>1</text:p>
          </table:table-cell>
          <table:table-cell/>
          <table:table-cell table:style-name="ce18" table:formula="of:=INDEX([.$R$2:.$R$50];[.H2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54XN86" calcext:value-type="string">
            <text:p>E54XN86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number-columns-repeated="4"/>
          <table:table-cell table:style-name="ce23" table:formula="of:=INDEX([.$V$2:.$V$50];[.P27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]&gt;=[.$A$2];[.$A$1];[.E27]+INDEX([.$O$2:.$O$50];[.H28])+(RAND()*INDEX([.$N$2:.$N$50];[.H28])))" office:value-type="date" office:date-value="2018-09-02T18:54:01.32693" calcext:value-type="date">
            <text:p>2-9-2018</text:p>
          </table:table-cell>
          <table:table-cell table:style-name="ce13" table:formula="of:=[.K28]&amp;&quot; &quot;&amp;INDEX([.$Q$2:.$Q$50];[.H28])" office:value-type="string" office:string-value="E62IJ54 Starbucks" calcext:value-type="string">
            <text:p>E62IJ54 Starbucks</text:p>
          </table:table-cell>
          <table:table-cell table:style-name="ce15" table:formula="of:=INDEX([.$T$2:.$T$50];[.H28])+(RAND()*INDEX([.$S$2:.$S$50];[.H28]))" office:value-type="currency" office:currency="EUR" office:value="-3.52826194742998" calcext:value-type="currency">
            <text:p>-€ 3.53</text:p>
          </table:table-cell>
          <table:table-cell table:style-name="ce16" table:formula="of:=IF([.E27]&gt;=[.$A$2];[.H27]+1;[.H27])" office:value-type="float" office:value="1" calcext:value-type="float">
            <text:p>1</text:p>
          </table:table-cell>
          <table:table-cell/>
          <table:table-cell table:style-name="ce18" table:formula="of:=INDEX([.$R$2:.$R$50];[.H2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62IJ54" calcext:value-type="string">
            <text:p>E62IJ54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number-columns-repeated="4"/>
          <table:table-cell table:style-name="ce23" table:formula="of:=INDEX([.$V$2:.$V$50];[.P28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]&gt;=[.$A$2];[.$A$1];[.E28]+INDEX([.$O$2:.$O$50];[.H29])+(RAND()*INDEX([.$N$2:.$N$50];[.H29])))" office:value-type="date" office:date-value="2018-09-13T00:08:37.284462" calcext:value-type="date">
            <text:p>13-9-2018</text:p>
          </table:table-cell>
          <table:table-cell table:style-name="ce13" table:formula="of:=[.K29]&amp;&quot; &quot;&amp;INDEX([.$Q$2:.$Q$50];[.H29])" office:value-type="string" office:string-value="A51YT42 Starbucks" calcext:value-type="string">
            <text:p>A51YT42 Starbucks</text:p>
          </table:table-cell>
          <table:table-cell table:style-name="ce15" table:formula="of:=INDEX([.$T$2:.$T$50];[.H29])+(RAND()*INDEX([.$S$2:.$S$50];[.H29]))" office:value-type="currency" office:currency="EUR" office:value="-3.40803472684795" calcext:value-type="currency">
            <text:p>-€ 3.41</text:p>
          </table:table-cell>
          <table:table-cell table:style-name="ce16" table:formula="of:=IF([.E28]&gt;=[.$A$2];[.H28]+1;[.H28])" office:value-type="float" office:value="1" calcext:value-type="float">
            <text:p>1</text:p>
          </table:table-cell>
          <table:table-cell/>
          <table:table-cell table:style-name="ce18" table:formula="of:=INDEX([.$R$2:.$R$50];[.H2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51YT42" calcext:value-type="string">
            <text:p>A51YT42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number-columns-repeated="4"/>
          <table:table-cell table:style-name="ce23" table:formula="of:=INDEX([.$V$2:.$V$50];[.P29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]&gt;=[.$A$2];[.$A$1];[.E29]+INDEX([.$O$2:.$O$50];[.H30])+(RAND()*INDEX([.$N$2:.$N$50];[.H30])))" office:value-type="date" office:date-value="2018-09-19T11:10:17.560701" calcext:value-type="date">
            <text:p>19-9-2018</text:p>
          </table:table-cell>
          <table:table-cell table:style-name="ce13" table:formula="of:=[.K30]&amp;&quot; &quot;&amp;INDEX([.$Q$2:.$Q$50];[.H30])" office:value-type="string" office:string-value="V71DQ27 Starbucks" calcext:value-type="string">
            <text:p>V71DQ27 Starbucks</text:p>
          </table:table-cell>
          <table:table-cell table:style-name="ce15" table:formula="of:=INDEX([.$T$2:.$T$50];[.H30])+(RAND()*INDEX([.$S$2:.$S$50];[.H30]))" office:value-type="currency" office:currency="EUR" office:value="-2.67561596048324" calcext:value-type="currency">
            <text:p>-€ 2.68</text:p>
          </table:table-cell>
          <table:table-cell table:style-name="ce16" table:formula="of:=IF([.E29]&gt;=[.$A$2];[.H29]+1;[.H29])" office:value-type="float" office:value="1" calcext:value-type="float">
            <text:p>1</text:p>
          </table:table-cell>
          <table:table-cell/>
          <table:table-cell table:style-name="ce18" table:formula="of:=INDEX([.$R$2:.$R$50];[.H3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71DQ27" calcext:value-type="string">
            <text:p>V71DQ27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number-columns-repeated="4"/>
          <table:table-cell table:style-name="ce23" table:formula="of:=INDEX([.$V$2:.$V$50];[.P30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]&gt;=[.$A$2];[.$A$1];[.E30]+INDEX([.$O$2:.$O$50];[.H31])+(RAND()*INDEX([.$N$2:.$N$50];[.H31])))" office:value-type="date" office:date-value="2018-09-29T01:13:02.070824" calcext:value-type="date">
            <text:p>29-9-2018</text:p>
          </table:table-cell>
          <table:table-cell table:style-name="ce13" table:formula="of:=[.K31]&amp;&quot; &quot;&amp;INDEX([.$Q$2:.$Q$50];[.H31])" office:value-type="string" office:string-value="D92OV99 Starbucks" calcext:value-type="string">
            <text:p>D92OV99 Starbucks</text:p>
          </table:table-cell>
          <table:table-cell table:style-name="ce15" table:formula="of:=INDEX([.$T$2:.$T$50];[.H31])+(RAND()*INDEX([.$S$2:.$S$50];[.H31]))" office:value-type="currency" office:currency="EUR" office:value="-3.76960660098789" calcext:value-type="currency">
            <text:p>-€ 3.77</text:p>
          </table:table-cell>
          <table:table-cell table:style-name="ce16" table:formula="of:=IF([.E30]&gt;=[.$A$2];[.H30]+1;[.H30])" office:value-type="float" office:value="1" calcext:value-type="float">
            <text:p>1</text:p>
          </table:table-cell>
          <table:table-cell/>
          <table:table-cell table:style-name="ce18" table:formula="of:=INDEX([.$R$2:.$R$50];[.H3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92OV99" calcext:value-type="string">
            <text:p>D92OV99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number-columns-repeated="4"/>
          <table:table-cell table:style-name="ce23" table:formula="of:=INDEX([.$V$2:.$V$50];[.P31])" office:value-type="float" office:value="0" calcext:value-type="float">
            <text:p>0</text:p>
          </table:table-cell>
          <table:table-cell table:style-name="ce6" table:number-columns-repeated="2"/>
          <table:table-cell table:style-name="ce21"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]&gt;=[.$A$2];[.$A$1];[.E31]+INDEX([.$O$2:.$O$50];[.H32])+(RAND()*INDEX([.$N$2:.$N$50];[.H32])))" office:value-type="date" office:date-value="2018-10-11T17:04:03.33618" calcext:value-type="date">
            <text:p>11-10-2018</text:p>
          </table:table-cell>
          <table:table-cell table:style-name="ce13" table:formula="of:=[.K32]&amp;&quot; &quot;&amp;INDEX([.$Q$2:.$Q$50];[.H32])" office:value-type="string" office:string-value="X46IO93 Starbucks" calcext:value-type="string">
            <text:p>X46IO93 Starbucks</text:p>
          </table:table-cell>
          <table:table-cell table:style-name="ce15" table:formula="of:=INDEX([.$T$2:.$T$50];[.H32])+(RAND()*INDEX([.$S$2:.$S$50];[.H32]))" office:value-type="currency" office:currency="EUR" office:value="-2.07358737444328" calcext:value-type="currency">
            <text:p>-€ 2.07</text:p>
          </table:table-cell>
          <table:table-cell table:style-name="ce16" table:formula="of:=IF([.E31]&gt;=[.$A$2];[.H31]+1;[.H31])" office:value-type="float" office:value="1" calcext:value-type="float">
            <text:p>1</text:p>
          </table:table-cell>
          <table:table-cell/>
          <table:table-cell table:style-name="ce18" table:formula="of:=INDEX([.$R$2:.$R$50];[.H3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46IO93" calcext:value-type="string">
            <text:p>X46IO93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number-columns-repeated="4"/>
          <table:table-cell table:style-name="ce23" table:formula="of:=INDEX([.$V$2:.$V$50];[.P32])" office:value-type="float" office:value="0" calcext:value-type="float">
            <text:p>0</text:p>
          </table:table-cell>
          <table:table-cell table:style-name="ce6" table:number-columns-repeated="2"/>
          <table:table-cell table:style-name="ce21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]&gt;=[.$A$2];[.$A$1];[.E32]+INDEX([.$O$2:.$O$50];[.H33])+(RAND()*INDEX([.$N$2:.$N$50];[.H33])))" office:value-type="date" office:date-value="2018-10-21T17:19:09.169829" calcext:value-type="date">
            <text:p>21-10-2018</text:p>
          </table:table-cell>
          <table:table-cell table:style-name="ce13" table:formula="of:=[.K33]&amp;&quot; &quot;&amp;INDEX([.$Q$2:.$Q$50];[.H33])" office:value-type="string" office:string-value="V46RE74 Starbucks" calcext:value-type="string">
            <text:p>V46RE74 Starbucks</text:p>
          </table:table-cell>
          <table:table-cell table:style-name="ce15" table:formula="of:=INDEX([.$T$2:.$T$50];[.H33])+(RAND()*INDEX([.$S$2:.$S$50];[.H33]))" office:value-type="currency" office:currency="EUR" office:value="-3.86186731893817" calcext:value-type="currency">
            <text:p>-€ 3.86</text:p>
          </table:table-cell>
          <table:table-cell table:style-name="ce16" table:formula="of:=IF([.E32]&gt;=[.$A$2];[.H32]+1;[.H32])" office:value-type="float" office:value="1" calcext:value-type="float">
            <text:p>1</text:p>
          </table:table-cell>
          <table:table-cell/>
          <table:table-cell table:style-name="ce18" table:formula="of:=INDEX([.$R$2:.$R$50];[.H3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46RE74" calcext:value-type="string">
            <text:p>V46RE74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number-columns-repeated="4"/>
          <table:table-cell table:style-name="ce23" table:formula="of:=INDEX([.$V$2:.$V$50];[.P33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]&gt;=[.$A$2];[.$A$1];[.E33]+INDEX([.$O$2:.$O$50];[.H34])+(RAND()*INDEX([.$N$2:.$N$50];[.H34])))" office:value-type="date" office:date-value="2018-10-28T22:48:16.265722" calcext:value-type="date">
            <text:p>28-10-2018</text:p>
          </table:table-cell>
          <table:table-cell table:style-name="ce13" table:formula="of:=[.K34]&amp;&quot; &quot;&amp;INDEX([.$Q$2:.$Q$50];[.H34])" office:value-type="string" office:string-value="W63YN80 Starbucks" calcext:value-type="string">
            <text:p>W63YN80 Starbucks</text:p>
          </table:table-cell>
          <table:table-cell table:style-name="ce15" table:formula="of:=INDEX([.$T$2:.$T$50];[.H34])+(RAND()*INDEX([.$S$2:.$S$50];[.H34]))" office:value-type="currency" office:currency="EUR" office:value="-3.66676868324557" calcext:value-type="currency">
            <text:p>-€ 3.67</text:p>
          </table:table-cell>
          <table:table-cell table:style-name="ce16" table:formula="of:=IF([.E33]&gt;=[.$A$2];[.H33]+1;[.H33])" office:value-type="float" office:value="1" calcext:value-type="float">
            <text:p>1</text:p>
          </table:table-cell>
          <table:table-cell/>
          <table:table-cell table:style-name="ce18" table:formula="of:=INDEX([.$R$2:.$R$50];[.H3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63YN80" calcext:value-type="string">
            <text:p>W63YN80</text:p>
          </table:table-cell>
          <table:table-cell/>
          <table:table-cell table:style-name="ce21" office:value-type="float" office:value="33" calcext:value-type="float">
            <text:p>33</text:p>
          </table:table-cell>
          <table:table-cell table:number-columns-repeated="4"/>
          <table:table-cell table:style-name="ce23" table:formula="of:=INDEX([.$V$2:.$V$50];[.P34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]&gt;=[.$A$2];[.$A$1];[.E34]+INDEX([.$O$2:.$O$50];[.H35])+(RAND()*INDEX([.$N$2:.$N$50];[.H35])))" office:value-type="date" office:date-value="2018-11-11T22:02:50.424178" calcext:value-type="date">
            <text:p>11-11-2018</text:p>
          </table:table-cell>
          <table:table-cell table:style-name="ce13" table:formula="of:=[.K35]&amp;&quot; &quot;&amp;INDEX([.$Q$2:.$Q$50];[.H35])" office:value-type="string" office:string-value="W46GH51 Starbucks" calcext:value-type="string">
            <text:p>W46GH51 Starbucks</text:p>
          </table:table-cell>
          <table:table-cell table:style-name="ce15" table:formula="of:=INDEX([.$T$2:.$T$50];[.H35])+(RAND()*INDEX([.$S$2:.$S$50];[.H35]))" office:value-type="currency" office:currency="EUR" office:value="-2.63169427207773" calcext:value-type="currency">
            <text:p>-€ 2.63</text:p>
          </table:table-cell>
          <table:table-cell table:style-name="ce16" table:formula="of:=IF([.E34]&gt;=[.$A$2];[.H34]+1;[.H34])" office:value-type="float" office:value="1" calcext:value-type="float">
            <text:p>1</text:p>
          </table:table-cell>
          <table:table-cell/>
          <table:table-cell table:style-name="ce18" table:formula="of:=INDEX([.$R$2:.$R$50];[.H3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46GH51" calcext:value-type="string">
            <text:p>W46GH51</text:p>
          </table:table-cell>
          <table:table-cell/>
          <table:table-cell table:style-name="ce21" office:value-type="float" office:value="34" calcext:value-type="float">
            <text:p>34</text:p>
          </table:table-cell>
          <table:table-cell table:number-columns-repeated="4"/>
          <table:table-cell table:style-name="ce23" table:formula="of:=INDEX([.$V$2:.$V$50];[.P35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]&gt;=[.$A$2];[.$A$1];[.E35]+INDEX([.$O$2:.$O$50];[.H36])+(RAND()*INDEX([.$N$2:.$N$50];[.H36])))" office:value-type="date" office:date-value="2018-11-22T16:36:38.619177" calcext:value-type="date">
            <text:p>22-11-2018</text:p>
          </table:table-cell>
          <table:table-cell table:style-name="ce13" table:formula="of:=[.K36]&amp;&quot; &quot;&amp;INDEX([.$Q$2:.$Q$50];[.H36])" office:value-type="string" office:string-value="N55EO35 Starbucks" calcext:value-type="string">
            <text:p>N55EO35 Starbucks</text:p>
          </table:table-cell>
          <table:table-cell table:style-name="ce15" table:formula="of:=INDEX([.$T$2:.$T$50];[.H36])+(RAND()*INDEX([.$S$2:.$S$50];[.H36]))" office:value-type="currency" office:currency="EUR" office:value="-2.7221087878546" calcext:value-type="currency">
            <text:p>-€ 2.72</text:p>
          </table:table-cell>
          <table:table-cell table:style-name="ce16" table:formula="of:=IF([.E35]&gt;=[.$A$2];[.H35]+1;[.H35])" office:value-type="float" office:value="1" calcext:value-type="float">
            <text:p>1</text:p>
          </table:table-cell>
          <table:table-cell/>
          <table:table-cell table:style-name="ce18" table:formula="of:=INDEX([.$R$2:.$R$50];[.H3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55EO35" calcext:value-type="string">
            <text:p>N55EO35</text:p>
          </table:table-cell>
          <table:table-cell/>
          <table:table-cell table:style-name="ce21" office:value-type="float" office:value="35" calcext:value-type="float">
            <text:p>35</text:p>
          </table:table-cell>
          <table:table-cell table:number-columns-repeated="4"/>
          <table:table-cell table:style-name="ce23" table:formula="of:=INDEX([.$V$2:.$V$50];[.P36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]&gt;=[.$A$2];[.$A$1];[.E36]+INDEX([.$O$2:.$O$50];[.H37])+(RAND()*INDEX([.$N$2:.$N$50];[.H37])))" office:value-type="date" office:date-value="2018-11-29T09:37:23.68985" calcext:value-type="date">
            <text:p>29-11-2018</text:p>
          </table:table-cell>
          <table:table-cell table:style-name="ce13" table:formula="of:=[.K37]&amp;&quot; &quot;&amp;INDEX([.$Q$2:.$Q$50];[.H37])" office:value-type="string" office:string-value="D54OZ62 Starbucks" calcext:value-type="string">
            <text:p>D54OZ62 Starbucks</text:p>
          </table:table-cell>
          <table:table-cell table:style-name="ce15" table:formula="of:=INDEX([.$T$2:.$T$50];[.H37])+(RAND()*INDEX([.$S$2:.$S$50];[.H37]))" office:value-type="currency" office:currency="EUR" office:value="-2.54577811656323" calcext:value-type="currency">
            <text:p>-€ 2.55</text:p>
          </table:table-cell>
          <table:table-cell table:style-name="ce16" table:formula="of:=IF([.E36]&gt;=[.$A$2];[.H36]+1;[.H36])" office:value-type="float" office:value="1" calcext:value-type="float">
            <text:p>1</text:p>
          </table:table-cell>
          <table:table-cell/>
          <table:table-cell table:style-name="ce18" table:formula="of:=INDEX([.$R$2:.$R$50];[.H3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54OZ62" calcext:value-type="string">
            <text:p>D54OZ62</text:p>
          </table:table-cell>
          <table:table-cell/>
          <table:table-cell table:style-name="ce21" office:value-type="float" office:value="36" calcext:value-type="float">
            <text:p>36</text:p>
          </table:table-cell>
          <table:table-cell table:number-columns-repeated="4"/>
          <table:table-cell table:style-name="ce23" table:formula="of:=INDEX([.$V$2:.$V$50];[.P37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]&gt;=[.$A$2];[.$A$1];[.E37]+INDEX([.$O$2:.$O$50];[.H38])+(RAND()*INDEX([.$N$2:.$N$50];[.H38])))" office:value-type="date" office:date-value="2018-12-11T19:44:00.459378" calcext:value-type="date">
            <text:p>11-12-2018</text:p>
          </table:table-cell>
          <table:table-cell table:style-name="ce13" table:formula="of:=[.K38]&amp;&quot; &quot;&amp;INDEX([.$Q$2:.$Q$50];[.H38])" office:value-type="string" office:string-value="L13ZU83 Starbucks" calcext:value-type="string">
            <text:p>L13ZU83 Starbucks</text:p>
          </table:table-cell>
          <table:table-cell table:style-name="ce15" table:formula="of:=INDEX([.$T$2:.$T$50];[.H38])+(RAND()*INDEX([.$S$2:.$S$50];[.H38]))" office:value-type="currency" office:currency="EUR" office:value="-3.51668339237259" calcext:value-type="currency">
            <text:p>-€ 3.52</text:p>
          </table:table-cell>
          <table:table-cell table:style-name="ce16" table:formula="of:=IF([.E37]&gt;=[.$A$2];[.H37]+1;[.H37])" office:value-type="float" office:value="1" calcext:value-type="float">
            <text:p>1</text:p>
          </table:table-cell>
          <table:table-cell/>
          <table:table-cell table:style-name="ce18" table:formula="of:=INDEX([.$R$2:.$R$50];[.H3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13ZU83" calcext:value-type="string">
            <text:p>L13ZU83</text:p>
          </table:table-cell>
          <table:table-cell/>
          <table:table-cell table:style-name="ce21" office:value-type="float" office:value="37" calcext:value-type="float">
            <text:p>37</text:p>
          </table:table-cell>
          <table:table-cell table:number-columns-repeated="4"/>
          <table:table-cell table:style-name="ce23" table:formula="of:=INDEX([.$V$2:.$V$50];[.P38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]&gt;=[.$A$2];[.$A$1];[.E38]+INDEX([.$O$2:.$O$50];[.H39])+(RAND()*INDEX([.$N$2:.$N$50];[.H39])))" office:value-type="date" office:date-value="2018-12-20T04:57:42.814589" calcext:value-type="date">
            <text:p>20-12-2018</text:p>
          </table:table-cell>
          <table:table-cell table:style-name="ce13" table:formula="of:=[.K39]&amp;&quot; &quot;&amp;INDEX([.$Q$2:.$Q$50];[.H39])" office:value-type="string" office:string-value="M26IR12 Starbucks" calcext:value-type="string">
            <text:p>M26IR12 Starbucks</text:p>
          </table:table-cell>
          <table:table-cell table:style-name="ce15" table:formula="of:=INDEX([.$T$2:.$T$50];[.H39])+(RAND()*INDEX([.$S$2:.$S$50];[.H39]))" office:value-type="currency" office:currency="EUR" office:value="-2.56818123310317" calcext:value-type="currency">
            <text:p>-€ 2.57</text:p>
          </table:table-cell>
          <table:table-cell table:style-name="ce16" table:formula="of:=IF([.E38]&gt;=[.$A$2];[.H38]+1;[.H38])" office:value-type="float" office:value="1" calcext:value-type="float">
            <text:p>1</text:p>
          </table:table-cell>
          <table:table-cell/>
          <table:table-cell table:style-name="ce18" table:formula="of:=INDEX([.$R$2:.$R$50];[.H3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26IR12" calcext:value-type="string">
            <text:p>M26IR12</text:p>
          </table:table-cell>
          <table:table-cell/>
          <table:table-cell table:style-name="ce21" office:value-type="float" office:value="38" calcext:value-type="float">
            <text:p>38</text:p>
          </table:table-cell>
          <table:table-cell table:number-columns-repeated="4"/>
          <table:table-cell table:style-name="ce23" table:formula="of:=INDEX([.$V$2:.$V$50];[.P39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]&gt;=[.$A$2];[.$A$1];[.E39]+INDEX([.$O$2:.$O$50];[.H40])+(RAND()*INDEX([.$N$2:.$N$50];[.H40])))" office:value-type="date" office:date-value="2018-12-29T09:23:34.560635" calcext:value-type="date">
            <text:p>29-12-2018</text:p>
          </table:table-cell>
          <table:table-cell table:style-name="ce13" table:formula="of:=[.K40]&amp;&quot; &quot;&amp;INDEX([.$Q$2:.$Q$50];[.H40])" office:value-type="string" office:string-value="L43CO34 Starbucks" calcext:value-type="string">
            <text:p>L43CO34 Starbucks</text:p>
          </table:table-cell>
          <table:table-cell table:style-name="ce15" table:formula="of:=INDEX([.$T$2:.$T$50];[.H40])+(RAND()*INDEX([.$S$2:.$S$50];[.H40]))" office:value-type="currency" office:currency="EUR" office:value="-3.60781017306261" calcext:value-type="currency">
            <text:p>-€ 3.61</text:p>
          </table:table-cell>
          <table:table-cell table:style-name="ce16" table:formula="of:=IF([.E39]&gt;=[.$A$2];[.H39]+1;[.H39])" office:value-type="float" office:value="1" calcext:value-type="float">
            <text:p>1</text:p>
          </table:table-cell>
          <table:table-cell/>
          <table:table-cell table:style-name="ce18" table:formula="of:=INDEX([.$R$2:.$R$50];[.H4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43CO34" calcext:value-type="string">
            <text:p>L43CO34</text:p>
          </table:table-cell>
          <table:table-cell/>
          <table:table-cell table:style-name="ce21" office:value-type="float" office:value="39" calcext:value-type="float">
            <text:p>39</text:p>
          </table:table-cell>
          <table:table-cell table:number-columns-repeated="4"/>
          <table:table-cell table:style-name="ce23" table:formula="of:=INDEX([.$V$2:.$V$50];[.P40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]&gt;=[.$A$2];[.$A$1];[.E40]+INDEX([.$O$2:.$O$50];[.H41])+(RAND()*INDEX([.$N$2:.$N$50];[.H41])))" office:value-type="date" office:date-value="2019-01-11T22:38:44.974448" calcext:value-type="date">
            <text:p>11-1-2019</text:p>
          </table:table-cell>
          <table:table-cell table:style-name="ce13" table:formula="of:=[.K41]&amp;&quot; &quot;&amp;INDEX([.$Q$2:.$Q$50];[.H41])" office:value-type="string" office:string-value="B89FN36 Starbucks" calcext:value-type="string">
            <text:p>B89FN36 Starbucks</text:p>
          </table:table-cell>
          <table:table-cell table:style-name="ce15" table:formula="of:=INDEX([.$T$2:.$T$50];[.H41])+(RAND()*INDEX([.$S$2:.$S$50];[.H41]))" office:value-type="currency" office:currency="EUR" office:value="-2.83648260374121" calcext:value-type="currency">
            <text:p>-€ 2.84</text:p>
          </table:table-cell>
          <table:table-cell table:style-name="ce16" table:formula="of:=IF([.E40]&gt;=[.$A$2];[.H40]+1;[.H40])" office:value-type="float" office:value="1" calcext:value-type="float">
            <text:p>1</text:p>
          </table:table-cell>
          <table:table-cell/>
          <table:table-cell table:style-name="ce18" table:formula="of:=INDEX([.$R$2:.$R$50];[.H4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89FN36" calcext:value-type="string">
            <text:p>B89FN36</text:p>
          </table:table-cell>
          <table:table-cell/>
          <table:table-cell table:style-name="ce21" office:value-type="float" office:value="40" calcext:value-type="float">
            <text:p>40</text:p>
          </table:table-cell>
          <table:table-cell table:number-columns-repeated="4"/>
          <table:table-cell table:style-name="ce23" table:formula="of:=INDEX([.$V$2:.$V$50];[.P41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]&gt;=[.$A$2];[.$A$1];[.E41]+INDEX([.$O$2:.$O$50];[.H42])+(RAND()*INDEX([.$N$2:.$N$50];[.H42])))" office:value-type="date" office:date-value="2019-01-25T06:36:06.943996" calcext:value-type="date">
            <text:p>25-1-2019</text:p>
          </table:table-cell>
          <table:table-cell table:style-name="ce13" table:formula="of:=[.K42]&amp;&quot; &quot;&amp;INDEX([.$Q$2:.$Q$50];[.H42])" office:value-type="string" office:string-value="Q55OP97 Starbucks" calcext:value-type="string">
            <text:p>Q55OP97 Starbucks</text:p>
          </table:table-cell>
          <table:table-cell table:style-name="ce15" table:formula="of:=INDEX([.$T$2:.$T$50];[.H42])+(RAND()*INDEX([.$S$2:.$S$50];[.H42]))" office:value-type="currency" office:currency="EUR" office:value="-2.08929684209279" calcext:value-type="currency">
            <text:p>-€ 2.09</text:p>
          </table:table-cell>
          <table:table-cell table:style-name="ce16" table:formula="of:=IF([.E41]&gt;=[.$A$2];[.H41]+1;[.H41])" office:value-type="float" office:value="1" calcext:value-type="float">
            <text:p>1</text:p>
          </table:table-cell>
          <table:table-cell/>
          <table:table-cell table:style-name="ce18" table:formula="of:=INDEX([.$R$2:.$R$50];[.H4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55OP97" calcext:value-type="string">
            <text:p>Q55OP97</text:p>
          </table:table-cell>
          <table:table-cell/>
          <table:table-cell table:style-name="ce21" office:value-type="float" office:value="41" calcext:value-type="float">
            <text:p>41</text:p>
          </table:table-cell>
          <table:table-cell table:number-columns-repeated="4"/>
          <table:table-cell table:style-name="ce23" table:formula="of:=INDEX([.$V$2:.$V$50];[.P42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]&gt;=[.$A$2];[.$A$1];[.E42]+INDEX([.$O$2:.$O$50];[.H43])+(RAND()*INDEX([.$N$2:.$N$50];[.H43])))" office:value-type="date" office:date-value="2019-02-03T00:44:22.64571" calcext:value-type="date">
            <text:p>3-2-2019</text:p>
          </table:table-cell>
          <table:table-cell table:style-name="ce13" table:formula="of:=[.K43]&amp;&quot; &quot;&amp;INDEX([.$Q$2:.$Q$50];[.H43])" office:value-type="string" office:string-value="M23RH25 Starbucks" calcext:value-type="string">
            <text:p>M23RH25 Starbucks</text:p>
          </table:table-cell>
          <table:table-cell table:style-name="ce15" table:formula="of:=INDEX([.$T$2:.$T$50];[.H43])+(RAND()*INDEX([.$S$2:.$S$50];[.H43]))" office:value-type="currency" office:currency="EUR" office:value="-3.90630030217633" calcext:value-type="currency">
            <text:p>-€ 3.91</text:p>
          </table:table-cell>
          <table:table-cell table:style-name="ce16" table:formula="of:=IF([.E42]&gt;=[.$A$2];[.H42]+1;[.H42])" office:value-type="float" office:value="1" calcext:value-type="float">
            <text:p>1</text:p>
          </table:table-cell>
          <table:table-cell/>
          <table:table-cell table:style-name="ce18" table:formula="of:=INDEX([.$R$2:.$R$50];[.H4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23RH25" calcext:value-type="string">
            <text:p>M23RH25</text:p>
          </table:table-cell>
          <table:table-cell/>
          <table:table-cell table:style-name="ce21" office:value-type="float" office:value="42" calcext:value-type="float">
            <text:p>42</text:p>
          </table:table-cell>
          <table:table-cell table:number-columns-repeated="4"/>
          <table:table-cell table:style-name="ce23" table:formula="of:=INDEX([.$V$2:.$V$50];[.P43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]&gt;=[.$A$2];[.$A$1];[.E43]+INDEX([.$O$2:.$O$50];[.H44])+(RAND()*INDEX([.$N$2:.$N$50];[.H44])))" office:value-type="date" office:date-value="2019-02-16T15:02:47.184062" calcext:value-type="date">
            <text:p>16-2-2019</text:p>
          </table:table-cell>
          <table:table-cell table:style-name="ce13" table:formula="of:=[.K44]&amp;&quot; &quot;&amp;INDEX([.$Q$2:.$Q$50];[.H44])" office:value-type="string" office:string-value="K71HQ28 Starbucks" calcext:value-type="string">
            <text:p>K71HQ28 Starbucks</text:p>
          </table:table-cell>
          <table:table-cell table:style-name="ce15" table:formula="of:=INDEX([.$T$2:.$T$50];[.H44])+(RAND()*INDEX([.$S$2:.$S$50];[.H44]))" office:value-type="currency" office:currency="EUR" office:value="-3.72173678163528" calcext:value-type="currency">
            <text:p>-€ 3.72</text:p>
          </table:table-cell>
          <table:table-cell table:style-name="ce16" table:formula="of:=IF([.E43]&gt;=[.$A$2];[.H43]+1;[.H43])" office:value-type="float" office:value="1" calcext:value-type="float">
            <text:p>1</text:p>
          </table:table-cell>
          <table:table-cell/>
          <table:table-cell table:style-name="ce18" table:formula="of:=INDEX([.$R$2:.$R$50];[.H4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71HQ28" calcext:value-type="string">
            <text:p>K71HQ28</text:p>
          </table:table-cell>
          <table:table-cell/>
          <table:table-cell table:style-name="ce21" office:value-type="float" office:value="43" calcext:value-type="float">
            <text:p>43</text:p>
          </table:table-cell>
          <table:table-cell table:number-columns-repeated="4"/>
          <table:table-cell table:style-name="ce23" table:formula="of:=INDEX([.$V$2:.$V$50];[.P44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]&gt;=[.$A$2];[.$A$1];[.E44]+INDEX([.$O$2:.$O$50];[.H45])+(RAND()*INDEX([.$N$2:.$N$50];[.H45])))" office:value-type="date" office:date-value="2019-02-27T14:19:19.487868" calcext:value-type="date">
            <text:p>27-2-2019</text:p>
          </table:table-cell>
          <table:table-cell table:style-name="ce13" table:formula="of:=[.K45]&amp;&quot; &quot;&amp;INDEX([.$Q$2:.$Q$50];[.H45])" office:value-type="string" office:string-value="O87KZ81 Starbucks" calcext:value-type="string">
            <text:p>O87KZ81 Starbucks</text:p>
          </table:table-cell>
          <table:table-cell table:style-name="ce15" table:formula="of:=INDEX([.$T$2:.$T$50];[.H45])+(RAND()*INDEX([.$S$2:.$S$50];[.H45]))" office:value-type="currency" office:currency="EUR" office:value="-2.73905545260261" calcext:value-type="currency">
            <text:p>-€ 2.74</text:p>
          </table:table-cell>
          <table:table-cell table:style-name="ce16" table:formula="of:=IF([.E44]&gt;=[.$A$2];[.H44]+1;[.H44])" office:value-type="float" office:value="1" calcext:value-type="float">
            <text:p>1</text:p>
          </table:table-cell>
          <table:table-cell/>
          <table:table-cell table:style-name="ce18" table:formula="of:=INDEX([.$R$2:.$R$50];[.H4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87KZ81" calcext:value-type="string">
            <text:p>O87KZ81</text:p>
          </table:table-cell>
          <table:table-cell/>
          <table:table-cell table:style-name="ce21" office:value-type="float" office:value="44" calcext:value-type="float">
            <text:p>44</text:p>
          </table:table-cell>
          <table:table-cell table:number-columns-repeated="4"/>
          <table:table-cell table:style-name="ce23" table:formula="of:=INDEX([.$V$2:.$V$50];[.P45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]&gt;=[.$A$2];[.$A$1];[.E45]+INDEX([.$O$2:.$O$50];[.H46])+(RAND()*INDEX([.$N$2:.$N$50];[.H46])))" office:value-type="date" office:date-value="2019-03-13T01:54:37.97635" calcext:value-type="date">
            <text:p>13-3-2019</text:p>
          </table:table-cell>
          <table:table-cell table:style-name="ce13" table:formula="of:=[.K46]&amp;&quot; &quot;&amp;INDEX([.$Q$2:.$Q$50];[.H46])" office:value-type="string" office:string-value="O43AL14 Starbucks" calcext:value-type="string">
            <text:p>O43AL14 Starbucks</text:p>
          </table:table-cell>
          <table:table-cell table:style-name="ce15" table:formula="of:=INDEX([.$T$2:.$T$50];[.H46])+(RAND()*INDEX([.$S$2:.$S$50];[.H46]))" office:value-type="currency" office:currency="EUR" office:value="-2.61759291705698" calcext:value-type="currency">
            <text:p>-€ 2.62</text:p>
          </table:table-cell>
          <table:table-cell table:style-name="ce16" table:formula="of:=IF([.E45]&gt;=[.$A$2];[.H45]+1;[.H45])" office:value-type="float" office:value="1" calcext:value-type="float">
            <text:p>1</text:p>
          </table:table-cell>
          <table:table-cell/>
          <table:table-cell table:style-name="ce18" table:formula="of:=INDEX([.$R$2:.$R$50];[.H4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43AL14" calcext:value-type="string">
            <text:p>O43AL14</text:p>
          </table:table-cell>
          <table:table-cell/>
          <table:table-cell table:style-name="ce21" office:value-type="float" office:value="45" calcext:value-type="float">
            <text:p>45</text:p>
          </table:table-cell>
          <table:table-cell table:number-columns-repeated="4"/>
          <table:table-cell table:style-name="ce23" table:formula="of:=INDEX([.$V$2:.$V$50];[.P46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]&gt;=[.$A$2];[.$A$1];[.E46]+INDEX([.$O$2:.$O$50];[.H47])+(RAND()*INDEX([.$N$2:.$N$50];[.H47])))" office:value-type="date" office:date-value="2019-03-22T18:53:12.330966" calcext:value-type="date">
            <text:p>22-3-2019</text:p>
          </table:table-cell>
          <table:table-cell table:style-name="ce13" table:formula="of:=[.K47]&amp;&quot; &quot;&amp;INDEX([.$Q$2:.$Q$50];[.H47])" office:value-type="string" office:string-value="H72PT39 Starbucks" calcext:value-type="string">
            <text:p>H72PT39 Starbucks</text:p>
          </table:table-cell>
          <table:table-cell table:style-name="ce15" table:formula="of:=INDEX([.$T$2:.$T$50];[.H47])+(RAND()*INDEX([.$S$2:.$S$50];[.H47]))" office:value-type="currency" office:currency="EUR" office:value="-2.74774952862655" calcext:value-type="currency">
            <text:p>-€ 2.75</text:p>
          </table:table-cell>
          <table:table-cell table:style-name="ce16" table:formula="of:=IF([.E46]&gt;=[.$A$2];[.H46]+1;[.H46])" office:value-type="float" office:value="1" calcext:value-type="float">
            <text:p>1</text:p>
          </table:table-cell>
          <table:table-cell/>
          <table:table-cell table:style-name="ce18" table:formula="of:=INDEX([.$R$2:.$R$50];[.H4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72PT39" calcext:value-type="string">
            <text:p>H72PT39</text:p>
          </table:table-cell>
          <table:table-cell/>
          <table:table-cell table:style-name="ce21" office:value-type="float" office:value="46" calcext:value-type="float">
            <text:p>46</text:p>
          </table:table-cell>
          <table:table-cell table:number-columns-repeated="4"/>
          <table:table-cell table:style-name="ce23" table:formula="of:=INDEX([.$V$2:.$V$50];[.P47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]&gt;=[.$A$2];[.$A$1];[.E47]+INDEX([.$O$2:.$O$50];[.H48])+(RAND()*INDEX([.$N$2:.$N$50];[.H48])))" office:value-type="date" office:date-value="2019-04-02T11:54:01.272528" calcext:value-type="date">
            <text:p>2-4-2019</text:p>
          </table:table-cell>
          <table:table-cell table:style-name="ce13" table:formula="of:=[.K48]&amp;&quot; &quot;&amp;INDEX([.$Q$2:.$Q$50];[.H48])" office:value-type="string" office:string-value="P21ZA32 Starbucks" calcext:value-type="string">
            <text:p>P21ZA32 Starbucks</text:p>
          </table:table-cell>
          <table:table-cell table:style-name="ce15" table:formula="of:=INDEX([.$T$2:.$T$50];[.H48])+(RAND()*INDEX([.$S$2:.$S$50];[.H48]))" office:value-type="currency" office:currency="EUR" office:value="-3.51458615219162" calcext:value-type="currency">
            <text:p>-€ 3.51</text:p>
          </table:table-cell>
          <table:table-cell table:style-name="ce16" table:formula="of:=IF([.E47]&gt;=[.$A$2];[.H47]+1;[.H47])" office:value-type="float" office:value="1" calcext:value-type="float">
            <text:p>1</text:p>
          </table:table-cell>
          <table:table-cell/>
          <table:table-cell table:style-name="ce18" table:formula="of:=INDEX([.$R$2:.$R$50];[.H4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21ZA32" calcext:value-type="string">
            <text:p>P21ZA32</text:p>
          </table:table-cell>
          <table:table-cell/>
          <table:table-cell table:style-name="ce21" office:value-type="float" office:value="47" calcext:value-type="float">
            <text:p>47</text:p>
          </table:table-cell>
          <table:table-cell table:number-columns-repeated="4"/>
          <table:table-cell table:style-name="ce23" table:formula="of:=INDEX([.$V$2:.$V$50];[.P48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]&gt;=[.$A$2];[.$A$1];[.E48]+INDEX([.$O$2:.$O$50];[.H49])+(RAND()*INDEX([.$N$2:.$N$50];[.H49])))" office:value-type="date" office:date-value="2019-04-11T06:10:15.318886" calcext:value-type="date">
            <text:p>11-4-2019</text:p>
          </table:table-cell>
          <table:table-cell table:style-name="ce13" table:formula="of:=[.K49]&amp;&quot; &quot;&amp;INDEX([.$Q$2:.$Q$50];[.H49])" office:value-type="string" office:string-value="Y54QR71 Starbucks" calcext:value-type="string">
            <text:p>Y54QR71 Starbucks</text:p>
          </table:table-cell>
          <table:table-cell table:style-name="ce15" table:formula="of:=INDEX([.$T$2:.$T$50];[.H49])+(RAND()*INDEX([.$S$2:.$S$50];[.H49]))" office:value-type="currency" office:currency="EUR" office:value="-2.16973537461283" calcext:value-type="currency">
            <text:p>-€ 2.17</text:p>
          </table:table-cell>
          <table:table-cell table:style-name="ce16" table:formula="of:=IF([.E48]&gt;=[.$A$2];[.H48]+1;[.H48])" office:value-type="float" office:value="1" calcext:value-type="float">
            <text:p>1</text:p>
          </table:table-cell>
          <table:table-cell/>
          <table:table-cell table:style-name="ce18" table:formula="of:=INDEX([.$R$2:.$R$50];[.H4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54QR71" calcext:value-type="string">
            <text:p>Y54QR71</text:p>
          </table:table-cell>
          <table:table-cell/>
          <table:table-cell table:style-name="ce21" office:value-type="float" office:value="48" calcext:value-type="float">
            <text:p>48</text:p>
          </table:table-cell>
          <table:table-cell table:number-columns-repeated="4"/>
          <table:table-cell table:style-name="ce23" table:formula="of:=INDEX([.$V$2:.$V$50];[.P49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]&gt;=[.$A$2];[.$A$1];[.E49]+INDEX([.$O$2:.$O$50];[.H50])+(RAND()*INDEX([.$N$2:.$N$50];[.H50])))" office:value-type="date" office:date-value="2019-04-26T00:16:14.853261" calcext:value-type="date">
            <text:p>26-4-2019</text:p>
          </table:table-cell>
          <table:table-cell table:style-name="ce13" table:formula="of:=[.K50]&amp;&quot; &quot;&amp;INDEX([.$Q$2:.$Q$50];[.H50])" office:value-type="string" office:string-value="K91ZS36 Starbucks" calcext:value-type="string">
            <text:p>K91ZS36 Starbucks</text:p>
          </table:table-cell>
          <table:table-cell table:style-name="ce15" table:formula="of:=INDEX([.$T$2:.$T$50];[.H50])+(RAND()*INDEX([.$S$2:.$S$50];[.H50]))" office:value-type="currency" office:currency="EUR" office:value="-2.89506153604374" calcext:value-type="currency">
            <text:p>-€ 2.90</text:p>
          </table:table-cell>
          <table:table-cell table:style-name="ce16" table:formula="of:=IF([.E49]&gt;=[.$A$2];[.H49]+1;[.H49])" office:value-type="float" office:value="1" calcext:value-type="float">
            <text:p>1</text:p>
          </table:table-cell>
          <table:table-cell/>
          <table:table-cell table:style-name="ce18" table:formula="of:=INDEX([.$R$2:.$R$50];[.H5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91ZS36" calcext:value-type="string">
            <text:p>K91ZS36</text:p>
          </table:table-cell>
          <table:table-cell/>
          <table:table-cell table:style-name="ce21" office:value-type="float" office:value="49" calcext:value-type="float">
            <text:p>49</text:p>
          </table:table-cell>
          <table:table-cell table:number-columns-repeated="4"/>
          <table:table-cell table:style-name="ce23" table:formula="of:=INDEX([.$V$2:.$V$50];[.P50])" office:value-type="float" office:value="0" calcext:value-type="float">
            <text:p>0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]&gt;=[.$A$2];[.$A$1];[.E50]+INDEX([.$O$2:.$O$50];[.H51])+(RAND()*INDEX([.$N$2:.$N$50];[.H51])))" office:value-type="date" office:date-value="2019-05-04T05:06:55.268866" calcext:value-type="date">
            <text:p>4-5-2019</text:p>
          </table:table-cell>
          <table:table-cell table:style-name="ce13" table:formula="of:=[.K51]&amp;&quot; &quot;&amp;INDEX([.$Q$2:.$Q$50];[.H51])" office:value-type="string" office:string-value="P75LU12 Starbucks" calcext:value-type="string">
            <text:p>P75LU12 Starbucks</text:p>
          </table:table-cell>
          <table:table-cell table:style-name="ce15" table:formula="of:=INDEX([.$T$2:.$T$50];[.H51])+(RAND()*INDEX([.$S$2:.$S$50];[.H51]))" office:value-type="currency" office:currency="EUR" office:value="-3.60807260772135" calcext:value-type="currency">
            <text:p>-€ 3.61</text:p>
          </table:table-cell>
          <table:table-cell table:style-name="ce16" table:formula="of:=IF([.E50]&gt;=[.$A$2];[.H50]+1;[.H50])" office:value-type="float" office:value="1" calcext:value-type="float">
            <text:p>1</text:p>
          </table:table-cell>
          <table:table-cell/>
          <table:table-cell table:style-name="ce18" table:formula="of:=INDEX([.$R$2:.$R$50];[.H5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75LU12" calcext:value-type="string">
            <text:p>P75LU12</text:p>
          </table:table-cell>
          <table:table-cell/>
          <table:table-cell table:style-name="ce21" office:value-type="float" office:value="50" calcext:value-type="float">
            <text:p>50</text:p>
          </table:table-cell>
          <table:table-cell table:number-columns-repeated="4"/>
          <table:table-cell table:style-name="ce23" table:formula="of:=INDEX([.$V$2:.$V$50];[.P5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]&gt;=[.$A$2];[.$A$1];[.E51]+INDEX([.$O$2:.$O$50];[.H52])+(RAND()*INDEX([.$N$2:.$N$50];[.H52])))" office:value-type="date" office:date-value="2019-05-16T09:06:04.42184" calcext:value-type="date">
            <text:p>16-5-2019</text:p>
          </table:table-cell>
          <table:table-cell table:style-name="ce13" table:formula="of:=[.K52]&amp;&quot; &quot;&amp;INDEX([.$Q$2:.$Q$50];[.H52])" office:value-type="string" office:string-value="S78DC59 Starbucks" calcext:value-type="string">
            <text:p>S78DC59 Starbucks</text:p>
          </table:table-cell>
          <table:table-cell table:style-name="ce15" table:formula="of:=INDEX([.$T$2:.$T$50];[.H52])+(RAND()*INDEX([.$S$2:.$S$50];[.H52]))" office:value-type="currency" office:currency="EUR" office:value="-3.7898532477522" calcext:value-type="currency">
            <text:p>-€ 3.79</text:p>
          </table:table-cell>
          <table:table-cell table:style-name="ce16" table:formula="of:=IF([.E51]&gt;=[.$A$2];[.H51]+1;[.H51])" office:value-type="float" office:value="1" calcext:value-type="float">
            <text:p>1</text:p>
          </table:table-cell>
          <table:table-cell/>
          <table:table-cell table:style-name="ce18" table:formula="of:=INDEX([.$R$2:.$R$50];[.H5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78DC59" calcext:value-type="string">
            <text:p>S78DC59</text:p>
          </table:table-cell>
          <table:table-cell/>
          <table:table-cell table:style-name="ce21" office:value-type="float" office:value="51" calcext:value-type="float">
            <text:p>51</text:p>
          </table:table-cell>
          <table:table-cell table:number-columns-repeated="4"/>
          <table:table-cell table:style-name="ce23" table:formula="of:=INDEX([.$V$2:.$V$50];[.P5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]&gt;=[.$A$2];[.$A$1];[.E52]+INDEX([.$O$2:.$O$50];[.H53])+(RAND()*INDEX([.$N$2:.$N$50];[.H53])))" office:value-type="date" office:date-value="2019-05-22T21:44:25.676912" calcext:value-type="date">
            <text:p>22-5-2019</text:p>
          </table:table-cell>
          <table:table-cell table:style-name="ce13" table:formula="of:=[.K53]&amp;&quot; &quot;&amp;INDEX([.$Q$2:.$Q$50];[.H53])" office:value-type="string" office:string-value="Y97BS59 Starbucks" calcext:value-type="string">
            <text:p>Y97BS59 Starbucks</text:p>
          </table:table-cell>
          <table:table-cell table:style-name="ce15" table:formula="of:=INDEX([.$T$2:.$T$50];[.H53])+(RAND()*INDEX([.$S$2:.$S$50];[.H53]))" office:value-type="currency" office:currency="EUR" office:value="-3.59456681818686" calcext:value-type="currency">
            <text:p>-€ 3.59</text:p>
          </table:table-cell>
          <table:table-cell table:style-name="ce16" table:formula="of:=IF([.E52]&gt;=[.$A$2];[.H52]+1;[.H52])" office:value-type="float" office:value="1" calcext:value-type="float">
            <text:p>1</text:p>
          </table:table-cell>
          <table:table-cell/>
          <table:table-cell table:style-name="ce18" table:formula="of:=INDEX([.$R$2:.$R$50];[.H5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97BS59" calcext:value-type="string">
            <text:p>Y97BS59</text:p>
          </table:table-cell>
          <table:table-cell/>
          <table:table-cell table:style-name="ce21" office:value-type="float" office:value="52" calcext:value-type="float">
            <text:p>52</text:p>
          </table:table-cell>
          <table:table-cell table:number-columns-repeated="4"/>
          <table:table-cell table:style-name="ce23" table:formula="of:=INDEX([.$V$2:.$V$50];[.P5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]&gt;=[.$A$2];[.$A$1];[.E53]+INDEX([.$O$2:.$O$50];[.H54])+(RAND()*INDEX([.$N$2:.$N$50];[.H54])))" office:value-type="date" office:date-value="2019-06-06T07:53:09.062592" calcext:value-type="date">
            <text:p>6-6-2019</text:p>
          </table:table-cell>
          <table:table-cell table:style-name="ce13" table:formula="of:=[.K54]&amp;&quot; &quot;&amp;INDEX([.$Q$2:.$Q$50];[.H54])" office:value-type="string" office:string-value="T45FS77 Starbucks" calcext:value-type="string">
            <text:p>T45FS77 Starbucks</text:p>
          </table:table-cell>
          <table:table-cell table:style-name="ce15" table:formula="of:=INDEX([.$T$2:.$T$50];[.H54])+(RAND()*INDEX([.$S$2:.$S$50];[.H54]))" office:value-type="currency" office:currency="EUR" office:value="-2.89940691120896" calcext:value-type="currency">
            <text:p>-€ 2.90</text:p>
          </table:table-cell>
          <table:table-cell table:style-name="ce16" table:formula="of:=IF([.E53]&gt;=[.$A$2];[.H53]+1;[.H53])" office:value-type="float" office:value="1" calcext:value-type="float">
            <text:p>1</text:p>
          </table:table-cell>
          <table:table-cell/>
          <table:table-cell table:style-name="ce18" table:formula="of:=INDEX([.$R$2:.$R$50];[.H5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45FS77" calcext:value-type="string">
            <text:p>T45FS77</text:p>
          </table:table-cell>
          <table:table-cell/>
          <table:table-cell table:style-name="ce21" office:value-type="float" office:value="53" calcext:value-type="float">
            <text:p>53</text:p>
          </table:table-cell>
          <table:table-cell table:number-columns-repeated="4"/>
          <table:table-cell table:style-name="ce23" table:formula="of:=INDEX([.$V$2:.$V$50];[.P5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]&gt;=[.$A$2];[.$A$1];[.E54]+INDEX([.$O$2:.$O$50];[.H55])+(RAND()*INDEX([.$N$2:.$N$50];[.H55])))" office:value-type="date" office:date-value="2019-06-20T17:40:59.374558" calcext:value-type="date">
            <text:p>20-6-2019</text:p>
          </table:table-cell>
          <table:table-cell table:style-name="ce13" table:formula="of:=[.K55]&amp;&quot; &quot;&amp;INDEX([.$Q$2:.$Q$50];[.H55])" office:value-type="string" office:string-value="S65ZW55 Starbucks" calcext:value-type="string">
            <text:p>S65ZW55 Starbucks</text:p>
          </table:table-cell>
          <table:table-cell table:style-name="ce15" table:formula="of:=INDEX([.$T$2:.$T$50];[.H55])+(RAND()*INDEX([.$S$2:.$S$50];[.H55]))" office:value-type="currency" office:currency="EUR" office:value="-2.35131671780912" calcext:value-type="currency">
            <text:p>-€ 2.35</text:p>
          </table:table-cell>
          <table:table-cell table:style-name="ce16" table:formula="of:=IF([.E54]&gt;=[.$A$2];[.H54]+1;[.H54])" office:value-type="float" office:value="1" calcext:value-type="float">
            <text:p>1</text:p>
          </table:table-cell>
          <table:table-cell/>
          <table:table-cell table:style-name="ce18" table:formula="of:=INDEX([.$R$2:.$R$50];[.H5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65ZW55" calcext:value-type="string">
            <text:p>S65ZW55</text:p>
          </table:table-cell>
          <table:table-cell/>
          <table:table-cell table:style-name="ce21" office:value-type="float" office:value="54" calcext:value-type="float">
            <text:p>54</text:p>
          </table:table-cell>
          <table:table-cell table:number-columns-repeated="4"/>
          <table:table-cell table:style-name="ce23" table:formula="of:=INDEX([.$V$2:.$V$50];[.P5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]&gt;=[.$A$2];[.$A$1];[.E55]+INDEX([.$O$2:.$O$50];[.H56])+(RAND()*INDEX([.$N$2:.$N$50];[.H56])))" office:value-type="date" office:date-value="2019-06-26T02:56:07.609205" calcext:value-type="date">
            <text:p>26-6-2019</text:p>
          </table:table-cell>
          <table:table-cell table:style-name="ce13" table:formula="of:=[.K56]&amp;&quot; &quot;&amp;INDEX([.$Q$2:.$Q$50];[.H56])" office:value-type="string" office:string-value="J82LC11 Starbucks" calcext:value-type="string">
            <text:p>J82LC11 Starbucks</text:p>
          </table:table-cell>
          <table:table-cell table:style-name="ce15" table:formula="of:=INDEX([.$T$2:.$T$50];[.H56])+(RAND()*INDEX([.$S$2:.$S$50];[.H56]))" office:value-type="currency" office:currency="EUR" office:value="-2.8500009136577" calcext:value-type="currency">
            <text:p>-€ 2.85</text:p>
          </table:table-cell>
          <table:table-cell table:style-name="ce16" table:formula="of:=IF([.E55]&gt;=[.$A$2];[.H55]+1;[.H55])" office:value-type="float" office:value="1" calcext:value-type="float">
            <text:p>1</text:p>
          </table:table-cell>
          <table:table-cell/>
          <table:table-cell table:style-name="ce18" table:formula="of:=INDEX([.$R$2:.$R$50];[.H5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82LC11" calcext:value-type="string">
            <text:p>J82LC11</text:p>
          </table:table-cell>
          <table:table-cell/>
          <table:table-cell table:style-name="ce21" office:value-type="float" office:value="55" calcext:value-type="float">
            <text:p>55</text:p>
          </table:table-cell>
          <table:table-cell table:number-columns-repeated="4"/>
          <table:table-cell table:style-name="ce23" table:formula="of:=INDEX([.$V$2:.$V$50];[.P5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]&gt;=[.$A$2];[.$A$1];[.E56]+INDEX([.$O$2:.$O$50];[.H57])+(RAND()*INDEX([.$N$2:.$N$50];[.H57])))" office:value-type="date" office:date-value="2019-07-05T21:29:24.146262" calcext:value-type="date">
            <text:p>5-7-2019</text:p>
          </table:table-cell>
          <table:table-cell table:style-name="ce13" table:formula="of:=[.K57]&amp;&quot; &quot;&amp;INDEX([.$Q$2:.$Q$50];[.H57])" office:value-type="string" office:string-value="X36BV57 Starbucks" calcext:value-type="string">
            <text:p>X36BV57 Starbucks</text:p>
          </table:table-cell>
          <table:table-cell table:style-name="ce15" table:formula="of:=INDEX([.$T$2:.$T$50];[.H57])+(RAND()*INDEX([.$S$2:.$S$50];[.H57]))" office:value-type="currency" office:currency="EUR" office:value="-2.95632160492533" calcext:value-type="currency">
            <text:p>-€ 2.96</text:p>
          </table:table-cell>
          <table:table-cell table:style-name="ce16" table:formula="of:=IF([.E56]&gt;=[.$A$2];[.H56]+1;[.H56])" office:value-type="float" office:value="1" calcext:value-type="float">
            <text:p>1</text:p>
          </table:table-cell>
          <table:table-cell/>
          <table:table-cell table:style-name="ce18" table:formula="of:=INDEX([.$R$2:.$R$50];[.H5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36BV57" calcext:value-type="string">
            <text:p>X36BV57</text:p>
          </table:table-cell>
          <table:table-cell/>
          <table:table-cell table:style-name="ce21" office:value-type="float" office:value="56" calcext:value-type="float">
            <text:p>56</text:p>
          </table:table-cell>
          <table:table-cell table:number-columns-repeated="4"/>
          <table:table-cell table:style-name="ce23" table:formula="of:=INDEX([.$V$2:.$V$50];[.P5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]&gt;=[.$A$2];[.$A$1];[.E57]+INDEX([.$O$2:.$O$50];[.H58])+(RAND()*INDEX([.$N$2:.$N$50];[.H58])))" office:value-type="date" office:date-value="2019-07-15T20:38:27.569842" calcext:value-type="date">
            <text:p>15-7-2019</text:p>
          </table:table-cell>
          <table:table-cell table:style-name="ce13" table:formula="of:=[.K58]&amp;&quot; &quot;&amp;INDEX([.$Q$2:.$Q$50];[.H58])" office:value-type="string" office:string-value="C66OA37 Starbucks" calcext:value-type="string">
            <text:p>C66OA37 Starbucks</text:p>
          </table:table-cell>
          <table:table-cell table:style-name="ce15" table:formula="of:=INDEX([.$T$2:.$T$50];[.H58])+(RAND()*INDEX([.$S$2:.$S$50];[.H58]))" office:value-type="currency" office:currency="EUR" office:value="-2.31654566513278" calcext:value-type="currency">
            <text:p>-€ 2.32</text:p>
          </table:table-cell>
          <table:table-cell table:style-name="ce16" table:formula="of:=IF([.E57]&gt;=[.$A$2];[.H57]+1;[.H57])" office:value-type="float" office:value="1" calcext:value-type="float">
            <text:p>1</text:p>
          </table:table-cell>
          <table:table-cell/>
          <table:table-cell table:style-name="ce18" table:formula="of:=INDEX([.$R$2:.$R$50];[.H5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66OA37" calcext:value-type="string">
            <text:p>C66OA37</text:p>
          </table:table-cell>
          <table:table-cell/>
          <table:table-cell table:style-name="ce21" office:value-type="float" office:value="57" calcext:value-type="float">
            <text:p>57</text:p>
          </table:table-cell>
          <table:table-cell table:number-columns-repeated="4"/>
          <table:table-cell table:style-name="ce23" table:formula="of:=INDEX([.$V$2:.$V$50];[.P5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]&gt;=[.$A$2];[.$A$1];[.E58]+INDEX([.$O$2:.$O$50];[.H59])+(RAND()*INDEX([.$N$2:.$N$50];[.H59])))" office:value-type="date" office:date-value="2019-07-28T23:47:32.041661" calcext:value-type="date">
            <text:p>28-7-2019</text:p>
          </table:table-cell>
          <table:table-cell table:style-name="ce13" table:formula="of:=[.K59]&amp;&quot; &quot;&amp;INDEX([.$Q$2:.$Q$50];[.H59])" office:value-type="string" office:string-value="L23AE32 Starbucks" calcext:value-type="string">
            <text:p>L23AE32 Starbucks</text:p>
          </table:table-cell>
          <table:table-cell table:style-name="ce15" table:formula="of:=INDEX([.$T$2:.$T$50];[.H59])+(RAND()*INDEX([.$S$2:.$S$50];[.H59]))" office:value-type="currency" office:currency="EUR" office:value="-2.87333940705558" calcext:value-type="currency">
            <text:p>-€ 2.87</text:p>
          </table:table-cell>
          <table:table-cell table:style-name="ce16" table:formula="of:=IF([.E58]&gt;=[.$A$2];[.H58]+1;[.H58])" office:value-type="float" office:value="1" calcext:value-type="float">
            <text:p>1</text:p>
          </table:table-cell>
          <table:table-cell/>
          <table:table-cell table:style-name="ce18" table:formula="of:=INDEX([.$R$2:.$R$50];[.H5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23AE32" calcext:value-type="string">
            <text:p>L23AE32</text:p>
          </table:table-cell>
          <table:table-cell/>
          <table:table-cell table:style-name="ce21" office:value-type="float" office:value="58" calcext:value-type="float">
            <text:p>58</text:p>
          </table:table-cell>
          <table:table-cell table:number-columns-repeated="4"/>
          <table:table-cell table:style-name="ce23" table:formula="of:=INDEX([.$V$2:.$V$50];[.P5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]&gt;=[.$A$2];[.$A$1];[.E59]+INDEX([.$O$2:.$O$50];[.H60])+(RAND()*INDEX([.$N$2:.$N$50];[.H60])))" office:value-type="date" office:date-value="2019-08-11T23:21:35.979003" calcext:value-type="date">
            <text:p>11-8-2019</text:p>
          </table:table-cell>
          <table:table-cell table:style-name="ce13" table:formula="of:=[.K60]&amp;&quot; &quot;&amp;INDEX([.$Q$2:.$Q$50];[.H60])" office:value-type="string" office:string-value="H53TC43 Starbucks" calcext:value-type="string">
            <text:p>H53TC43 Starbucks</text:p>
          </table:table-cell>
          <table:table-cell table:style-name="ce15" table:formula="of:=INDEX([.$T$2:.$T$50];[.H60])+(RAND()*INDEX([.$S$2:.$S$50];[.H60]))" office:value-type="currency" office:currency="EUR" office:value="-2.18514916414854" calcext:value-type="currency">
            <text:p>-€ 2.19</text:p>
          </table:table-cell>
          <table:table-cell table:style-name="ce16" table:formula="of:=IF([.E59]&gt;=[.$A$2];[.H59]+1;[.H59])" office:value-type="float" office:value="1" calcext:value-type="float">
            <text:p>1</text:p>
          </table:table-cell>
          <table:table-cell/>
          <table:table-cell table:style-name="ce18" table:formula="of:=INDEX([.$R$2:.$R$50];[.H6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53TC43" calcext:value-type="string">
            <text:p>H53TC43</text:p>
          </table:table-cell>
          <table:table-cell/>
          <table:table-cell table:style-name="ce21" office:value-type="float" office:value="59" calcext:value-type="float">
            <text:p>59</text:p>
          </table:table-cell>
          <table:table-cell table:number-columns-repeated="4"/>
          <table:table-cell table:style-name="ce23" table:formula="of:=INDEX([.$V$2:.$V$50];[.P6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]&gt;=[.$A$2];[.$A$1];[.E60]+INDEX([.$O$2:.$O$50];[.H61])+(RAND()*INDEX([.$N$2:.$N$50];[.H61])))" office:value-type="date" office:date-value="2019-08-25T18:34:56.205329" calcext:value-type="date">
            <text:p>25-8-2019</text:p>
          </table:table-cell>
          <table:table-cell table:style-name="ce13" table:formula="of:=[.K61]&amp;&quot; &quot;&amp;INDEX([.$Q$2:.$Q$50];[.H61])" office:value-type="string" office:string-value="T70OB27 Starbucks" calcext:value-type="string">
            <text:p>T70OB27 Starbucks</text:p>
          </table:table-cell>
          <table:table-cell table:style-name="ce15" table:formula="of:=INDEX([.$T$2:.$T$50];[.H61])+(RAND()*INDEX([.$S$2:.$S$50];[.H61]))" office:value-type="currency" office:currency="EUR" office:value="-2.98841751405392" calcext:value-type="currency">
            <text:p>-€ 2.99</text:p>
          </table:table-cell>
          <table:table-cell table:style-name="ce16" table:formula="of:=IF([.E60]&gt;=[.$A$2];[.H60]+1;[.H60])" office:value-type="float" office:value="1" calcext:value-type="float">
            <text:p>1</text:p>
          </table:table-cell>
          <table:table-cell/>
          <table:table-cell table:style-name="ce18" table:formula="of:=INDEX([.$R$2:.$R$50];[.H6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0OB27" calcext:value-type="string">
            <text:p>T70OB27</text:p>
          </table:table-cell>
          <table:table-cell/>
          <table:table-cell table:style-name="ce21" office:value-type="float" office:value="60" calcext:value-type="float">
            <text:p>60</text:p>
          </table:table-cell>
          <table:table-cell table:number-columns-repeated="4"/>
          <table:table-cell table:style-name="ce23" table:formula="of:=INDEX([.$V$2:.$V$50];[.P6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]&gt;=[.$A$2];[.$A$1];[.E61]+INDEX([.$O$2:.$O$50];[.H62])+(RAND()*INDEX([.$N$2:.$N$50];[.H62])))" office:value-type="date" office:date-value="2019-09-08T05:15:36.749227" calcext:value-type="date">
            <text:p>8-9-2019</text:p>
          </table:table-cell>
          <table:table-cell table:style-name="ce13" table:formula="of:=[.K62]&amp;&quot; &quot;&amp;INDEX([.$Q$2:.$Q$50];[.H62])" office:value-type="string" office:string-value="M33YU34 Starbucks" calcext:value-type="string">
            <text:p>M33YU34 Starbucks</text:p>
          </table:table-cell>
          <table:table-cell table:style-name="ce15" table:formula="of:=INDEX([.$T$2:.$T$50];[.H62])+(RAND()*INDEX([.$S$2:.$S$50];[.H62]))" office:value-type="currency" office:currency="EUR" office:value="-2.16507538547227" calcext:value-type="currency">
            <text:p>-€ 2.17</text:p>
          </table:table-cell>
          <table:table-cell table:style-name="ce16" table:formula="of:=IF([.E61]&gt;=[.$A$2];[.H61]+1;[.H61])" office:value-type="float" office:value="1" calcext:value-type="float">
            <text:p>1</text:p>
          </table:table-cell>
          <table:table-cell/>
          <table:table-cell table:style-name="ce18" table:formula="of:=INDEX([.$R$2:.$R$50];[.H6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33YU34" calcext:value-type="string">
            <text:p>M33YU34</text:p>
          </table:table-cell>
          <table:table-cell/>
          <table:table-cell table:style-name="ce21" office:value-type="float" office:value="61" calcext:value-type="float">
            <text:p>61</text:p>
          </table:table-cell>
          <table:table-cell table:number-columns-repeated="4"/>
          <table:table-cell table:style-name="ce23" table:formula="of:=INDEX([.$V$2:.$V$50];[.P6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]&gt;=[.$A$2];[.$A$1];[.E62]+INDEX([.$O$2:.$O$50];[.H63])+(RAND()*INDEX([.$N$2:.$N$50];[.H63])))" office:value-type="date" office:date-value="2019-09-16T13:30:51.644163" calcext:value-type="date">
            <text:p>16-9-2019</text:p>
          </table:table-cell>
          <table:table-cell table:style-name="ce13" table:formula="of:=[.K63]&amp;&quot; &quot;&amp;INDEX([.$Q$2:.$Q$50];[.H63])" office:value-type="string" office:string-value="M65EN95 Starbucks" calcext:value-type="string">
            <text:p>M65EN95 Starbucks</text:p>
          </table:table-cell>
          <table:table-cell table:style-name="ce15" table:formula="of:=INDEX([.$T$2:.$T$50];[.H63])+(RAND()*INDEX([.$S$2:.$S$50];[.H63]))" office:value-type="currency" office:currency="EUR" office:value="-2.63659002171651" calcext:value-type="currency">
            <text:p>-€ 2.64</text:p>
          </table:table-cell>
          <table:table-cell table:style-name="ce16" table:formula="of:=IF([.E62]&gt;=[.$A$2];[.H62]+1;[.H62])" office:value-type="float" office:value="1" calcext:value-type="float">
            <text:p>1</text:p>
          </table:table-cell>
          <table:table-cell/>
          <table:table-cell table:style-name="ce18" table:formula="of:=INDEX([.$R$2:.$R$50];[.H6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65EN95" calcext:value-type="string">
            <text:p>M65EN95</text:p>
          </table:table-cell>
          <table:table-cell/>
          <table:table-cell table:style-name="ce21" office:value-type="float" office:value="62" calcext:value-type="float">
            <text:p>62</text:p>
          </table:table-cell>
          <table:table-cell table:number-columns-repeated="4"/>
          <table:table-cell table:style-name="ce23" table:formula="of:=INDEX([.$V$2:.$V$50];[.P6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]&gt;=[.$A$2];[.$A$1];[.E63]+INDEX([.$O$2:.$O$50];[.H64])+(RAND()*INDEX([.$N$2:.$N$50];[.H64])))" office:value-type="date" office:date-value="2019-09-30T10:36:12.128514" calcext:value-type="date">
            <text:p>30-9-2019</text:p>
          </table:table-cell>
          <table:table-cell table:style-name="ce13" table:formula="of:=[.K64]&amp;&quot; &quot;&amp;INDEX([.$Q$2:.$Q$50];[.H64])" office:value-type="string" office:string-value="X27FN58 Starbucks" calcext:value-type="string">
            <text:p>X27FN58 Starbucks</text:p>
          </table:table-cell>
          <table:table-cell table:style-name="ce15" table:formula="of:=INDEX([.$T$2:.$T$50];[.H64])+(RAND()*INDEX([.$S$2:.$S$50];[.H64]))" office:value-type="currency" office:currency="EUR" office:value="-3.15659960837523" calcext:value-type="currency">
            <text:p>-€ 3.16</text:p>
          </table:table-cell>
          <table:table-cell table:style-name="ce16" table:formula="of:=IF([.E63]&gt;=[.$A$2];[.H63]+1;[.H63])" office:value-type="float" office:value="1" calcext:value-type="float">
            <text:p>1</text:p>
          </table:table-cell>
          <table:table-cell/>
          <table:table-cell table:style-name="ce18" table:formula="of:=INDEX([.$R$2:.$R$50];[.H6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27FN58" calcext:value-type="string">
            <text:p>X27FN58</text:p>
          </table:table-cell>
          <table:table-cell/>
          <table:table-cell table:style-name="ce21" office:value-type="float" office:value="63" calcext:value-type="float">
            <text:p>63</text:p>
          </table:table-cell>
          <table:table-cell table:number-columns-repeated="4"/>
          <table:table-cell table:style-name="ce23" table:formula="of:=INDEX([.$V$2:.$V$50];[.P6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]&gt;=[.$A$2];[.$A$1];[.E64]+INDEX([.$O$2:.$O$50];[.H65])+(RAND()*INDEX([.$N$2:.$N$50];[.H65])))" office:value-type="date" office:date-value="2019-10-12T19:04:46.455338" calcext:value-type="date">
            <text:p>12-10-2019</text:p>
          </table:table-cell>
          <table:table-cell table:style-name="ce13" table:formula="of:=[.K65]&amp;&quot; &quot;&amp;INDEX([.$Q$2:.$Q$50];[.H65])" office:value-type="string" office:string-value="X98DV46 Starbucks" calcext:value-type="string">
            <text:p>X98DV46 Starbucks</text:p>
          </table:table-cell>
          <table:table-cell table:style-name="ce15" table:formula="of:=INDEX([.$T$2:.$T$50];[.H65])+(RAND()*INDEX([.$S$2:.$S$50];[.H65]))" office:value-type="currency" office:currency="EUR" office:value="-2.5339128245155" calcext:value-type="currency">
            <text:p>-€ 2.53</text:p>
          </table:table-cell>
          <table:table-cell table:style-name="ce16" table:formula="of:=IF([.E64]&gt;=[.$A$2];[.H64]+1;[.H64])" office:value-type="float" office:value="1" calcext:value-type="float">
            <text:p>1</text:p>
          </table:table-cell>
          <table:table-cell/>
          <table:table-cell table:style-name="ce18" table:formula="of:=INDEX([.$R$2:.$R$50];[.H6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98DV46" calcext:value-type="string">
            <text:p>X98DV46</text:p>
          </table:table-cell>
          <table:table-cell/>
          <table:table-cell table:style-name="ce21" office:value-type="float" office:value="64" calcext:value-type="float">
            <text:p>64</text:p>
          </table:table-cell>
          <table:table-cell table:number-columns-repeated="4"/>
          <table:table-cell table:style-name="ce23" table:formula="of:=INDEX([.$V$2:.$V$50];[.P6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]&gt;=[.$A$2];[.$A$1];[.E65]+INDEX([.$O$2:.$O$50];[.H66])+(RAND()*INDEX([.$N$2:.$N$50];[.H66])))" office:value-type="date" office:date-value="2019-10-23T02:11:55.919325" calcext:value-type="date">
            <text:p>23-10-2019</text:p>
          </table:table-cell>
          <table:table-cell table:style-name="ce13" table:formula="of:=[.K66]&amp;&quot; &quot;&amp;INDEX([.$Q$2:.$Q$50];[.H66])" office:value-type="string" office:string-value="U67BY13 Starbucks" calcext:value-type="string">
            <text:p>U67BY13 Starbucks</text:p>
          </table:table-cell>
          <table:table-cell table:style-name="ce15" table:formula="of:=INDEX([.$T$2:.$T$50];[.H66])+(RAND()*INDEX([.$S$2:.$S$50];[.H66]))" office:value-type="currency" office:currency="EUR" office:value="-2.33127960742576" calcext:value-type="currency">
            <text:p>-€ 2.33</text:p>
          </table:table-cell>
          <table:table-cell table:style-name="ce16" table:formula="of:=IF([.E65]&gt;=[.$A$2];[.H65]+1;[.H65])" office:value-type="float" office:value="1" calcext:value-type="float">
            <text:p>1</text:p>
          </table:table-cell>
          <table:table-cell/>
          <table:table-cell table:style-name="ce18" table:formula="of:=INDEX([.$R$2:.$R$50];[.H6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67BY13" calcext:value-type="string">
            <text:p>U67BY13</text:p>
          </table:table-cell>
          <table:table-cell/>
          <table:table-cell table:style-name="ce21" office:value-type="float" office:value="65" calcext:value-type="float">
            <text:p>65</text:p>
          </table:table-cell>
          <table:table-cell table:number-columns-repeated="4"/>
          <table:table-cell table:style-name="ce23" table:formula="of:=INDEX([.$V$2:.$V$50];[.P6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]&gt;=[.$A$2];[.$A$1];[.E66]+INDEX([.$O$2:.$O$50];[.H67])+(RAND()*INDEX([.$N$2:.$N$50];[.H67])))" office:value-type="date" office:date-value="2019-10-31T20:00:24.749771" calcext:value-type="date">
            <text:p>31-10-2019</text:p>
          </table:table-cell>
          <table:table-cell table:style-name="ce13" table:formula="of:=[.K67]&amp;&quot; &quot;&amp;INDEX([.$Q$2:.$Q$50];[.H67])" office:value-type="string" office:string-value="O68RU83 Starbucks" calcext:value-type="string">
            <text:p>O68RU83 Starbucks</text:p>
          </table:table-cell>
          <table:table-cell table:style-name="ce15" table:formula="of:=INDEX([.$T$2:.$T$50];[.H67])+(RAND()*INDEX([.$S$2:.$S$50];[.H67]))" office:value-type="currency" office:currency="EUR" office:value="-2.15031960803684" calcext:value-type="currency">
            <text:p>-€ 2.15</text:p>
          </table:table-cell>
          <table:table-cell table:style-name="ce16" table:formula="of:=IF([.E66]&gt;=[.$A$2];[.H66]+1;[.H66])" office:value-type="float" office:value="1" calcext:value-type="float">
            <text:p>1</text:p>
          </table:table-cell>
          <table:table-cell/>
          <table:table-cell table:style-name="ce18" table:formula="of:=INDEX([.$R$2:.$R$50];[.H6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68RU83" calcext:value-type="string">
            <text:p>O68RU83</text:p>
          </table:table-cell>
          <table:table-cell/>
          <table:table-cell table:style-name="ce21" office:value-type="float" office:value="66" calcext:value-type="float">
            <text:p>66</text:p>
          </table:table-cell>
          <table:table-cell table:number-columns-repeated="4"/>
          <table:table-cell table:style-name="ce23" table:formula="of:=INDEX([.$V$2:.$V$50];[.P6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]&gt;=[.$A$2];[.$A$1];[.E67]+INDEX([.$O$2:.$O$50];[.H68])+(RAND()*INDEX([.$N$2:.$N$50];[.H68])))" office:value-type="date" office:date-value="2019-11-14T10:57:59.034545" calcext:value-type="date">
            <text:p>14-11-2019</text:p>
          </table:table-cell>
          <table:table-cell table:style-name="ce13" table:formula="of:=[.K68]&amp;&quot; &quot;&amp;INDEX([.$Q$2:.$Q$50];[.H68])" office:value-type="string" office:string-value="O42GK18 Starbucks" calcext:value-type="string">
            <text:p>O42GK18 Starbucks</text:p>
          </table:table-cell>
          <table:table-cell table:style-name="ce15" table:formula="of:=INDEX([.$T$2:.$T$50];[.H68])+(RAND()*INDEX([.$S$2:.$S$50];[.H68]))" office:value-type="currency" office:currency="EUR" office:value="-2.88417636940481" calcext:value-type="currency">
            <text:p>-€ 2.88</text:p>
          </table:table-cell>
          <table:table-cell table:style-name="ce16" table:formula="of:=IF([.E67]&gt;=[.$A$2];[.H67]+1;[.H67])" office:value-type="float" office:value="1" calcext:value-type="float">
            <text:p>1</text:p>
          </table:table-cell>
          <table:table-cell/>
          <table:table-cell table:style-name="ce18" table:formula="of:=INDEX([.$R$2:.$R$50];[.H6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42GK18" calcext:value-type="string">
            <text:p>O42GK18</text:p>
          </table:table-cell>
          <table:table-cell/>
          <table:table-cell table:style-name="ce21" office:value-type="float" office:value="67" calcext:value-type="float">
            <text:p>67</text:p>
          </table:table-cell>
          <table:table-cell table:number-columns-repeated="4"/>
          <table:table-cell table:style-name="ce23" table:formula="of:=INDEX([.$V$2:.$V$50];[.P6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]&gt;=[.$A$2];[.$A$1];[.E68]+INDEX([.$O$2:.$O$50];[.H69])+(RAND()*INDEX([.$N$2:.$N$50];[.H69])))" office:value-type="date" office:date-value="2019-11-27T00:58:10.950371" calcext:value-type="date">
            <text:p>27-11-2019</text:p>
          </table:table-cell>
          <table:table-cell table:style-name="ce13" table:formula="of:=[.K69]&amp;&quot; &quot;&amp;INDEX([.$Q$2:.$Q$50];[.H69])" office:value-type="string" office:string-value="M89AP23 Starbucks" calcext:value-type="string">
            <text:p>M89AP23 Starbucks</text:p>
          </table:table-cell>
          <table:table-cell table:style-name="ce15" table:formula="of:=INDEX([.$T$2:.$T$50];[.H69])+(RAND()*INDEX([.$S$2:.$S$50];[.H69]))" office:value-type="currency" office:currency="EUR" office:value="-2.58506754935907" calcext:value-type="currency">
            <text:p>-€ 2.59</text:p>
          </table:table-cell>
          <table:table-cell table:style-name="ce16" table:formula="of:=IF([.E68]&gt;=[.$A$2];[.H68]+1;[.H68])" office:value-type="float" office:value="1" calcext:value-type="float">
            <text:p>1</text:p>
          </table:table-cell>
          <table:table-cell/>
          <table:table-cell table:style-name="ce18" table:formula="of:=INDEX([.$R$2:.$R$50];[.H6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89AP23" calcext:value-type="string">
            <text:p>M89AP23</text:p>
          </table:table-cell>
          <table:table-cell/>
          <table:table-cell table:style-name="ce21" office:value-type="float" office:value="68" calcext:value-type="float">
            <text:p>68</text:p>
          </table:table-cell>
          <table:table-cell table:number-columns-repeated="4"/>
          <table:table-cell table:style-name="ce23" table:formula="of:=INDEX([.$V$2:.$V$50];[.P6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]&gt;=[.$A$2];[.$A$1];[.E69]+INDEX([.$O$2:.$O$50];[.H70])+(RAND()*INDEX([.$N$2:.$N$50];[.H70])))" office:value-type="date" office:date-value="2019-12-02T07:57:07.014871" calcext:value-type="date">
            <text:p>2-12-2019</text:p>
          </table:table-cell>
          <table:table-cell table:style-name="ce13" table:formula="of:=[.K70]&amp;&quot; &quot;&amp;INDEX([.$Q$2:.$Q$50];[.H70])" office:value-type="string" office:string-value="G58HN61 Starbucks" calcext:value-type="string">
            <text:p>G58HN61 Starbucks</text:p>
          </table:table-cell>
          <table:table-cell table:style-name="ce15" table:formula="of:=INDEX([.$T$2:.$T$50];[.H70])+(RAND()*INDEX([.$S$2:.$S$50];[.H70]))" office:value-type="currency" office:currency="EUR" office:value="-3.83900256791372" calcext:value-type="currency">
            <text:p>-€ 3.84</text:p>
          </table:table-cell>
          <table:table-cell table:style-name="ce16" table:formula="of:=IF([.E69]&gt;=[.$A$2];[.H69]+1;[.H69])" office:value-type="float" office:value="1" calcext:value-type="float">
            <text:p>1</text:p>
          </table:table-cell>
          <table:table-cell/>
          <table:table-cell table:style-name="ce18" table:formula="of:=INDEX([.$R$2:.$R$50];[.H7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58HN61" calcext:value-type="string">
            <text:p>G58HN61</text:p>
          </table:table-cell>
          <table:table-cell/>
          <table:table-cell table:style-name="ce21" office:value-type="float" office:value="69" calcext:value-type="float">
            <text:p>69</text:p>
          </table:table-cell>
          <table:table-cell table:number-columns-repeated="4"/>
          <table:table-cell table:style-name="ce23" table:formula="of:=INDEX([.$V$2:.$V$50];[.P7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]&gt;=[.$A$2];[.$A$1];[.E70]+INDEX([.$O$2:.$O$50];[.H71])+(RAND()*INDEX([.$N$2:.$N$50];[.H71])))" office:value-type="date" office:date-value="2019-12-12T18:14:08.326471" calcext:value-type="date">
            <text:p>12-12-2019</text:p>
          </table:table-cell>
          <table:table-cell table:style-name="ce13" table:formula="of:=[.K71]&amp;&quot; &quot;&amp;INDEX([.$Q$2:.$Q$50];[.H71])" office:value-type="string" office:string-value="P75WT17 Starbucks" calcext:value-type="string">
            <text:p>P75WT17 Starbucks</text:p>
          </table:table-cell>
          <table:table-cell table:style-name="ce15" table:formula="of:=INDEX([.$T$2:.$T$50];[.H71])+(RAND()*INDEX([.$S$2:.$S$50];[.H71]))" office:value-type="currency" office:currency="EUR" office:value="-2.87677080518025" calcext:value-type="currency">
            <text:p>-€ 2.88</text:p>
          </table:table-cell>
          <table:table-cell table:style-name="ce16" table:formula="of:=IF([.E70]&gt;=[.$A$2];[.H70]+1;[.H70])" office:value-type="float" office:value="1" calcext:value-type="float">
            <text:p>1</text:p>
          </table:table-cell>
          <table:table-cell/>
          <table:table-cell table:style-name="ce18" table:formula="of:=INDEX([.$R$2:.$R$50];[.H7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75WT17" calcext:value-type="string">
            <text:p>P75WT17</text:p>
          </table:table-cell>
          <table:table-cell/>
          <table:table-cell table:style-name="ce21" office:value-type="float" office:value="70" calcext:value-type="float">
            <text:p>70</text:p>
          </table:table-cell>
          <table:table-cell table:number-columns-repeated="4"/>
          <table:table-cell table:style-name="ce23" table:formula="of:=INDEX([.$V$2:.$V$50];[.P7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]&gt;=[.$A$2];[.$A$1];[.E71]+INDEX([.$O$2:.$O$50];[.H72])+(RAND()*INDEX([.$N$2:.$N$50];[.H72])))" office:value-type="date" office:date-value="2019-12-25T18:18:49.197822" calcext:value-type="date">
            <text:p>25-12-2019</text:p>
          </table:table-cell>
          <table:table-cell table:style-name="ce13" table:formula="of:=[.K72]&amp;&quot; &quot;&amp;INDEX([.$Q$2:.$Q$50];[.H72])" office:value-type="string" office:string-value="B20AP58 Starbucks" calcext:value-type="string">
            <text:p>B20AP58 Starbucks</text:p>
          </table:table-cell>
          <table:table-cell table:style-name="ce15" table:formula="of:=INDEX([.$T$2:.$T$50];[.H72])+(RAND()*INDEX([.$S$2:.$S$50];[.H72]))" office:value-type="currency" office:currency="EUR" office:value="-3.08143749780136" calcext:value-type="currency">
            <text:p>-€ 3.08</text:p>
          </table:table-cell>
          <table:table-cell table:style-name="ce16" table:formula="of:=IF([.E71]&gt;=[.$A$2];[.H71]+1;[.H71])" office:value-type="float" office:value="1" calcext:value-type="float">
            <text:p>1</text:p>
          </table:table-cell>
          <table:table-cell/>
          <table:table-cell table:style-name="ce18" table:formula="of:=INDEX([.$R$2:.$R$50];[.H7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20AP58" calcext:value-type="string">
            <text:p>B20AP58</text:p>
          </table:table-cell>
          <table:table-cell/>
          <table:table-cell table:style-name="ce21" office:value-type="float" office:value="71" calcext:value-type="float">
            <text:p>71</text:p>
          </table:table-cell>
          <table:table-cell table:number-columns-repeated="4"/>
          <table:table-cell table:style-name="ce23" table:formula="of:=INDEX([.$V$2:.$V$50];[.P7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]&gt;=[.$A$2];[.$A$1];[.E72]+INDEX([.$O$2:.$O$50];[.H73])+(RAND()*INDEX([.$N$2:.$N$50];[.H73])))" office:value-type="date" office:date-value="2019-12-31T09:30:52.898581" calcext:value-type="date">
            <text:p>31-12-2019</text:p>
          </table:table-cell>
          <table:table-cell table:style-name="ce13" table:formula="of:=[.K73]&amp;&quot; &quot;&amp;INDEX([.$Q$2:.$Q$50];[.H73])" office:value-type="string" office:string-value="V30LD92 Starbucks" calcext:value-type="string">
            <text:p>V30LD92 Starbucks</text:p>
          </table:table-cell>
          <table:table-cell table:style-name="ce15" table:formula="of:=INDEX([.$T$2:.$T$50];[.H73])+(RAND()*INDEX([.$S$2:.$S$50];[.H73]))" office:value-type="currency" office:currency="EUR" office:value="-3.24539846013481" calcext:value-type="currency">
            <text:p>-€ 3.25</text:p>
          </table:table-cell>
          <table:table-cell table:style-name="ce16" table:formula="of:=IF([.E72]&gt;=[.$A$2];[.H72]+1;[.H72])" office:value-type="float" office:value="1" calcext:value-type="float">
            <text:p>1</text:p>
          </table:table-cell>
          <table:table-cell/>
          <table:table-cell table:style-name="ce18" table:formula="of:=INDEX([.$R$2:.$R$50];[.H7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30LD92" calcext:value-type="string">
            <text:p>V30LD92</text:p>
          </table:table-cell>
          <table:table-cell/>
          <table:table-cell table:style-name="ce21" office:value-type="float" office:value="72" calcext:value-type="float">
            <text:p>72</text:p>
          </table:table-cell>
          <table:table-cell table:number-columns-repeated="4"/>
          <table:table-cell table:style-name="ce23" table:formula="of:=INDEX([.$V$2:.$V$50];[.P7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]&gt;=[.$A$2];[.$A$1];[.E73]+INDEX([.$O$2:.$O$50];[.H74])+(RAND()*INDEX([.$N$2:.$N$50];[.H74])))" office:value-type="date" office:date-value="2020-01-10T14:48:17.251965" calcext:value-type="date">
            <text:p>10-1-2020</text:p>
          </table:table-cell>
          <table:table-cell table:style-name="ce13" table:formula="of:=[.K74]&amp;&quot; &quot;&amp;INDEX([.$Q$2:.$Q$50];[.H74])" office:value-type="string" office:string-value="W83FA55 Starbucks" calcext:value-type="string">
            <text:p>W83FA55 Starbucks</text:p>
          </table:table-cell>
          <table:table-cell table:style-name="ce15" table:formula="of:=INDEX([.$T$2:.$T$50];[.H74])+(RAND()*INDEX([.$S$2:.$S$50];[.H74]))" office:value-type="currency" office:currency="EUR" office:value="-3.63087105000997" calcext:value-type="currency">
            <text:p>-€ 3.63</text:p>
          </table:table-cell>
          <table:table-cell table:style-name="ce16" table:formula="of:=IF([.E73]&gt;=[.$A$2];[.H73]+1;[.H73])" office:value-type="float" office:value="1" calcext:value-type="float">
            <text:p>1</text:p>
          </table:table-cell>
          <table:table-cell/>
          <table:table-cell table:style-name="ce18" table:formula="of:=INDEX([.$R$2:.$R$50];[.H7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83FA55" calcext:value-type="string">
            <text:p>W83FA55</text:p>
          </table:table-cell>
          <table:table-cell/>
          <table:table-cell table:style-name="ce21" office:value-type="float" office:value="73" calcext:value-type="float">
            <text:p>73</text:p>
          </table:table-cell>
          <table:table-cell table:number-columns-repeated="4"/>
          <table:table-cell table:style-name="ce23" table:formula="of:=INDEX([.$V$2:.$V$50];[.P7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]&gt;=[.$A$2];[.$A$1];[.E74]+INDEX([.$O$2:.$O$50];[.H75])+(RAND()*INDEX([.$N$2:.$N$50];[.H75])))" office:value-type="date" office:date-value="2018-01-10" calcext:value-type="date">
            <text:p>10-1-2018</text:p>
          </table:table-cell>
          <table:table-cell table:style-name="ce13" table:formula="of:=[.K75]&amp;&quot; &quot;&amp;INDEX([.$Q$2:.$Q$50];[.H75])" office:value-type="string" office:string-value="P41FB53 McDonalds" calcext:value-type="string">
            <text:p>P41FB53 McDonalds</text:p>
          </table:table-cell>
          <table:table-cell table:style-name="ce15" table:formula="of:=INDEX([.$T$2:.$T$50];[.H75])+(RAND()*INDEX([.$S$2:.$S$50];[.H75]))" office:value-type="currency" office:currency="EUR" office:value="-3.91305014107605" calcext:value-type="currency">
            <text:p>-€ 3.91</text:p>
          </table:table-cell>
          <table:table-cell table:style-name="ce16" table:formula="of:=IF([.E74]&gt;=[.$A$2];[.H74]+1;[.H74])" office:value-type="float" office:value="2" calcext:value-type="float">
            <text:p>2</text:p>
          </table:table-cell>
          <table:table-cell/>
          <table:table-cell table:style-name="ce18" table:formula="of:=INDEX([.$R$2:.$R$50];[.H75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41FB53" calcext:value-type="string">
            <text:p>P41FB53</text:p>
          </table:table-cell>
          <table:table-cell/>
          <table:table-cell table:style-name="ce21" office:value-type="float" office:value="74" calcext:value-type="float">
            <text:p>74</text:p>
          </table:table-cell>
          <table:table-cell table:number-columns-repeated="4"/>
          <table:table-cell table:style-name="ce23" table:formula="of:=INDEX([.$V$2:.$V$50];[.P7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]&gt;=[.$A$2];[.$A$1];[.E75]+INDEX([.$O$2:.$O$50];[.H76])+(RAND()*INDEX([.$N$2:.$N$50];[.H76])))" office:value-type="date" office:date-value="2018-02-27T15:21:38.693404" calcext:value-type="date">
            <text:p>27-2-2018</text:p>
          </table:table-cell>
          <table:table-cell table:style-name="ce13" table:formula="of:=[.K76]&amp;&quot; &quot;&amp;INDEX([.$Q$2:.$Q$50];[.H76])" office:value-type="string" office:string-value="H81MN88 McDonalds" calcext:value-type="string">
            <text:p>H81MN88 McDonalds</text:p>
          </table:table-cell>
          <table:table-cell table:style-name="ce15" table:formula="of:=INDEX([.$T$2:.$T$50];[.H76])+(RAND()*INDEX([.$S$2:.$S$50];[.H76]))" office:value-type="currency" office:currency="EUR" office:value="-3.57024473283282" calcext:value-type="currency">
            <text:p>-€ 3.57</text:p>
          </table:table-cell>
          <table:table-cell table:style-name="ce16" table:formula="of:=IF([.E75]&gt;=[.$A$2];[.H75]+1;[.H75])" office:value-type="float" office:value="2" calcext:value-type="float">
            <text:p>2</text:p>
          </table:table-cell>
          <table:table-cell/>
          <table:table-cell table:style-name="ce18" table:formula="of:=INDEX([.$R$2:.$R$50];[.H76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81MN88" calcext:value-type="string">
            <text:p>H81MN88</text:p>
          </table:table-cell>
          <table:table-cell/>
          <table:table-cell table:style-name="ce21" office:value-type="float" office:value="75" calcext:value-type="float">
            <text:p>75</text:p>
          </table:table-cell>
          <table:table-cell table:number-columns-repeated="4"/>
          <table:table-cell table:style-name="ce23" table:formula="of:=INDEX([.$V$2:.$V$50];[.P7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]&gt;=[.$A$2];[.$A$1];[.E76]+INDEX([.$O$2:.$O$50];[.H77])+(RAND()*INDEX([.$N$2:.$N$50];[.H77])))" office:value-type="date" office:date-value="2018-04-14T22:22:31.238552" calcext:value-type="date">
            <text:p>14-4-2018</text:p>
          </table:table-cell>
          <table:table-cell table:style-name="ce13" table:formula="of:=[.K77]&amp;&quot; &quot;&amp;INDEX([.$Q$2:.$Q$50];[.H77])" office:value-type="string" office:string-value="C25OY62 McDonalds" calcext:value-type="string">
            <text:p>C25OY62 McDonalds</text:p>
          </table:table-cell>
          <table:table-cell table:style-name="ce15" table:formula="of:=INDEX([.$T$2:.$T$50];[.H77])+(RAND()*INDEX([.$S$2:.$S$50];[.H77]))" office:value-type="currency" office:currency="EUR" office:value="-3.54789500112759" calcext:value-type="currency">
            <text:p>-€ 3.55</text:p>
          </table:table-cell>
          <table:table-cell table:style-name="ce16" table:formula="of:=IF([.E76]&gt;=[.$A$2];[.H76]+1;[.H76])" office:value-type="float" office:value="2" calcext:value-type="float">
            <text:p>2</text:p>
          </table:table-cell>
          <table:table-cell/>
          <table:table-cell table:style-name="ce18" table:formula="of:=INDEX([.$R$2:.$R$50];[.H77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25OY62" calcext:value-type="string">
            <text:p>C25OY62</text:p>
          </table:table-cell>
          <table:table-cell/>
          <table:table-cell table:style-name="ce21" office:value-type="float" office:value="76" calcext:value-type="float">
            <text:p>76</text:p>
          </table:table-cell>
          <table:table-cell table:number-columns-repeated="4"/>
          <table:table-cell table:style-name="ce23" table:formula="of:=INDEX([.$V$2:.$V$50];[.P7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]&gt;=[.$A$2];[.$A$1];[.E77]+INDEX([.$O$2:.$O$50];[.H78])+(RAND()*INDEX([.$N$2:.$N$50];[.H78])))" office:value-type="date" office:date-value="2018-05-27T08:50:32.5354" calcext:value-type="date">
            <text:p>27-5-2018</text:p>
          </table:table-cell>
          <table:table-cell table:style-name="ce13" table:formula="of:=[.K78]&amp;&quot; &quot;&amp;INDEX([.$Q$2:.$Q$50];[.H78])" office:value-type="string" office:string-value="O87QZ81 McDonalds" calcext:value-type="string">
            <text:p>O87QZ81 McDonalds</text:p>
          </table:table-cell>
          <table:table-cell table:style-name="ce15" table:formula="of:=INDEX([.$T$2:.$T$50];[.H78])+(RAND()*INDEX([.$S$2:.$S$50];[.H78]))" office:value-type="currency" office:currency="EUR" office:value="-3.67507854175417" calcext:value-type="currency">
            <text:p>-€ 3.68</text:p>
          </table:table-cell>
          <table:table-cell table:style-name="ce16" table:formula="of:=IF([.E77]&gt;=[.$A$2];[.H77]+1;[.H77])" office:value-type="float" office:value="2" calcext:value-type="float">
            <text:p>2</text:p>
          </table:table-cell>
          <table:table-cell/>
          <table:table-cell table:style-name="ce18" table:formula="of:=INDEX([.$R$2:.$R$50];[.H78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87QZ81" calcext:value-type="string">
            <text:p>O87QZ81</text:p>
          </table:table-cell>
          <table:table-cell/>
          <table:table-cell table:style-name="ce21" office:value-type="float" office:value="77" calcext:value-type="float">
            <text:p>77</text:p>
          </table:table-cell>
          <table:table-cell table:number-columns-repeated="4"/>
          <table:table-cell table:style-name="ce23" table:formula="of:=INDEX([.$V$2:.$V$50];[.P7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]&gt;=[.$A$2];[.$A$1];[.E78]+INDEX([.$O$2:.$O$50];[.H79])+(RAND()*INDEX([.$N$2:.$N$50];[.H79])))" office:value-type="date" office:date-value="2018-09-15T18:09:53.959316" calcext:value-type="date">
            <text:p>15-9-2018</text:p>
          </table:table-cell>
          <table:table-cell table:style-name="ce13" table:formula="of:=[.K79]&amp;&quot; &quot;&amp;INDEX([.$Q$2:.$Q$50];[.H79])" office:value-type="string" office:string-value="I88LC97 McDonalds" calcext:value-type="string">
            <text:p>I88LC97 McDonalds</text:p>
          </table:table-cell>
          <table:table-cell table:style-name="ce15" table:formula="of:=INDEX([.$T$2:.$T$50];[.H79])+(RAND()*INDEX([.$S$2:.$S$50];[.H79]))" office:value-type="currency" office:currency="EUR" office:value="-3.87920897967593" calcext:value-type="currency">
            <text:p>-€ 3.88</text:p>
          </table:table-cell>
          <table:table-cell table:style-name="ce16" table:formula="of:=IF([.E78]&gt;=[.$A$2];[.H78]+1;[.H78])" office:value-type="float" office:value="2" calcext:value-type="float">
            <text:p>2</text:p>
          </table:table-cell>
          <table:table-cell/>
          <table:table-cell table:style-name="ce18" table:formula="of:=INDEX([.$R$2:.$R$50];[.H79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88LC97" calcext:value-type="string">
            <text:p>I88LC97</text:p>
          </table:table-cell>
          <table:table-cell/>
          <table:table-cell table:style-name="ce21" office:value-type="float" office:value="78" calcext:value-type="float">
            <text:p>78</text:p>
          </table:table-cell>
          <table:table-cell table:number-columns-repeated="4"/>
          <table:table-cell table:style-name="ce23" table:formula="of:=INDEX([.$V$2:.$V$50];[.P7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]&gt;=[.$A$2];[.$A$1];[.E79]+INDEX([.$O$2:.$O$50];[.H80])+(RAND()*INDEX([.$N$2:.$N$50];[.H80])))" office:value-type="date" office:date-value="2018-11-08T13:33:21.884019" calcext:value-type="date">
            <text:p>8-11-2018</text:p>
          </table:table-cell>
          <table:table-cell table:style-name="ce13" table:formula="of:=[.K80]&amp;&quot; &quot;&amp;INDEX([.$Q$2:.$Q$50];[.H80])" office:value-type="string" office:string-value="U25YE90 McDonalds" calcext:value-type="string">
            <text:p>U25YE90 McDonalds</text:p>
          </table:table-cell>
          <table:table-cell table:style-name="ce15" table:formula="of:=INDEX([.$T$2:.$T$50];[.H80])+(RAND()*INDEX([.$S$2:.$S$50];[.H80]))" office:value-type="currency" office:currency="EUR" office:value="-3.89183127715419" calcext:value-type="currency">
            <text:p>-€ 3.89</text:p>
          </table:table-cell>
          <table:table-cell table:style-name="ce16" table:formula="of:=IF([.E79]&gt;=[.$A$2];[.H79]+1;[.H79])" office:value-type="float" office:value="2" calcext:value-type="float">
            <text:p>2</text:p>
          </table:table-cell>
          <table:table-cell/>
          <table:table-cell table:style-name="ce18" table:formula="of:=INDEX([.$R$2:.$R$50];[.H80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25YE90" calcext:value-type="string">
            <text:p>U25YE90</text:p>
          </table:table-cell>
          <table:table-cell/>
          <table:table-cell table:style-name="ce21" office:value-type="float" office:value="79" calcext:value-type="float">
            <text:p>79</text:p>
          </table:table-cell>
          <table:table-cell table:number-columns-repeated="4"/>
          <table:table-cell table:style-name="ce23" table:formula="of:=INDEX([.$V$2:.$V$50];[.P8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]&gt;=[.$A$2];[.$A$1];[.E80]+INDEX([.$O$2:.$O$50];[.H81])+(RAND()*INDEX([.$N$2:.$N$50];[.H81])))" office:value-type="date" office:date-value="2018-11-27T11:35:22.52145" calcext:value-type="date">
            <text:p>27-11-2018</text:p>
          </table:table-cell>
          <table:table-cell table:style-name="ce13" table:formula="of:=[.K81]&amp;&quot; &quot;&amp;INDEX([.$Q$2:.$Q$50];[.H81])" office:value-type="string" office:string-value="O22MJ95 McDonalds" calcext:value-type="string">
            <text:p>O22MJ95 McDonalds</text:p>
          </table:table-cell>
          <table:table-cell table:style-name="ce15" table:formula="of:=INDEX([.$T$2:.$T$50];[.H81])+(RAND()*INDEX([.$S$2:.$S$50];[.H81]))" office:value-type="currency" office:currency="EUR" office:value="-3.88353435360907" calcext:value-type="currency">
            <text:p>-€ 3.88</text:p>
          </table:table-cell>
          <table:table-cell table:style-name="ce16" table:formula="of:=IF([.E80]&gt;=[.$A$2];[.H80]+1;[.H80])" office:value-type="float" office:value="2" calcext:value-type="float">
            <text:p>2</text:p>
          </table:table-cell>
          <table:table-cell/>
          <table:table-cell table:style-name="ce18" table:formula="of:=INDEX([.$R$2:.$R$50];[.H81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22MJ95" calcext:value-type="string">
            <text:p>O22MJ95</text:p>
          </table:table-cell>
          <table:table-cell/>
          <table:table-cell table:style-name="ce21" office:value-type="float" office:value="80" calcext:value-type="float">
            <text:p>80</text:p>
          </table:table-cell>
          <table:table-cell table:number-columns-repeated="4"/>
          <table:table-cell table:style-name="ce23" table:formula="of:=INDEX([.$V$2:.$V$50];[.P8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]&gt;=[.$A$2];[.$A$1];[.E81]+INDEX([.$O$2:.$O$50];[.H82])+(RAND()*INDEX([.$N$2:.$N$50];[.H82])))" office:value-type="date" office:date-value="2019-01-17T15:41:54.208152" calcext:value-type="date">
            <text:p>17-1-2019</text:p>
          </table:table-cell>
          <table:table-cell table:style-name="ce13" table:formula="of:=[.K82]&amp;&quot; &quot;&amp;INDEX([.$Q$2:.$Q$50];[.H82])" office:value-type="string" office:string-value="A16LW81 McDonalds" calcext:value-type="string">
            <text:p>A16LW81 McDonalds</text:p>
          </table:table-cell>
          <table:table-cell table:style-name="ce15" table:formula="of:=INDEX([.$T$2:.$T$50];[.H82])+(RAND()*INDEX([.$S$2:.$S$50];[.H82]))" office:value-type="currency" office:currency="EUR" office:value="-3.8870884390333" calcext:value-type="currency">
            <text:p>-€ 3.89</text:p>
          </table:table-cell>
          <table:table-cell table:style-name="ce16" table:formula="of:=IF([.E81]&gt;=[.$A$2];[.H81]+1;[.H81])" office:value-type="float" office:value="2" calcext:value-type="float">
            <text:p>2</text:p>
          </table:table-cell>
          <table:table-cell/>
          <table:table-cell table:style-name="ce18" table:formula="of:=INDEX([.$R$2:.$R$50];[.H82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16LW81" calcext:value-type="string">
            <text:p>A16LW81</text:p>
          </table:table-cell>
          <table:table-cell/>
          <table:table-cell table:style-name="ce21" office:value-type="float" office:value="81" calcext:value-type="float">
            <text:p>81</text:p>
          </table:table-cell>
          <table:table-cell table:number-columns-repeated="4"/>
          <table:table-cell table:style-name="ce23" table:formula="of:=INDEX([.$V$2:.$V$50];[.P8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]&gt;=[.$A$2];[.$A$1];[.E82]+INDEX([.$O$2:.$O$50];[.H83])+(RAND()*INDEX([.$N$2:.$N$50];[.H83])))" office:value-type="date" office:date-value="2019-05-11T02:03:47.957176" calcext:value-type="date">
            <text:p>11-5-2019</text:p>
          </table:table-cell>
          <table:table-cell table:style-name="ce13" table:formula="of:=[.K83]&amp;&quot; &quot;&amp;INDEX([.$Q$2:.$Q$50];[.H83])" office:value-type="string" office:string-value="G78AK98 McDonalds" calcext:value-type="string">
            <text:p>G78AK98 McDonalds</text:p>
          </table:table-cell>
          <table:table-cell table:style-name="ce15" table:formula="of:=INDEX([.$T$2:.$T$50];[.H83])+(RAND()*INDEX([.$S$2:.$S$50];[.H83]))" office:value-type="currency" office:currency="EUR" office:value="-3.77699216569903" calcext:value-type="currency">
            <text:p>-€ 3.78</text:p>
          </table:table-cell>
          <table:table-cell table:style-name="ce16" table:formula="of:=IF([.E82]&gt;=[.$A$2];[.H82]+1;[.H82])" office:value-type="float" office:value="2" calcext:value-type="float">
            <text:p>2</text:p>
          </table:table-cell>
          <table:table-cell/>
          <table:table-cell table:style-name="ce18" table:formula="of:=INDEX([.$R$2:.$R$50];[.H83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78AK98" calcext:value-type="string">
            <text:p>G78AK98</text:p>
          </table:table-cell>
          <table:table-cell/>
          <table:table-cell table:style-name="ce21" office:value-type="float" office:value="82" calcext:value-type="float">
            <text:p>82</text:p>
          </table:table-cell>
          <table:table-cell table:number-columns-repeated="4"/>
          <table:table-cell table:style-name="ce23" table:formula="of:=INDEX([.$V$2:.$V$50];[.P8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]&gt;=[.$A$2];[.$A$1];[.E83]+INDEX([.$O$2:.$O$50];[.H84])+(RAND()*INDEX([.$N$2:.$N$50];[.H84])))" office:value-type="date" office:date-value="2019-05-27T16:35:03.653713" calcext:value-type="date">
            <text:p>27-5-2019</text:p>
          </table:table-cell>
          <table:table-cell table:style-name="ce13" table:formula="of:=[.K84]&amp;&quot; &quot;&amp;INDEX([.$Q$2:.$Q$50];[.H84])" office:value-type="string" office:string-value="R28HV15 McDonalds" calcext:value-type="string">
            <text:p>R28HV15 McDonalds</text:p>
          </table:table-cell>
          <table:table-cell table:style-name="ce15" table:formula="of:=INDEX([.$T$2:.$T$50];[.H84])+(RAND()*INDEX([.$S$2:.$S$50];[.H84]))" office:value-type="currency" office:currency="EUR" office:value="-3.90122801248645" calcext:value-type="currency">
            <text:p>-€ 3.90</text:p>
          </table:table-cell>
          <table:table-cell table:style-name="ce16" table:formula="of:=IF([.E83]&gt;=[.$A$2];[.H83]+1;[.H83])" office:value-type="float" office:value="2" calcext:value-type="float">
            <text:p>2</text:p>
          </table:table-cell>
          <table:table-cell/>
          <table:table-cell table:style-name="ce18" table:formula="of:=INDEX([.$R$2:.$R$50];[.H84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28HV15" calcext:value-type="string">
            <text:p>R28HV15</text:p>
          </table:table-cell>
          <table:table-cell/>
          <table:table-cell table:style-name="ce21" office:value-type="float" office:value="83" calcext:value-type="float">
            <text:p>83</text:p>
          </table:table-cell>
          <table:table-cell table:number-columns-repeated="4"/>
          <table:table-cell table:style-name="ce23" table:formula="of:=INDEX([.$V$2:.$V$50];[.P8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]&gt;=[.$A$2];[.$A$1];[.E84]+INDEX([.$O$2:.$O$50];[.H85])+(RAND()*INDEX([.$N$2:.$N$50];[.H85])))" office:value-type="date" office:date-value="2019-09-17T01:49:29.615118" calcext:value-type="date">
            <text:p>17-9-2019</text:p>
          </table:table-cell>
          <table:table-cell table:style-name="ce13" table:formula="of:=[.K85]&amp;&quot; &quot;&amp;INDEX([.$Q$2:.$Q$50];[.H85])" office:value-type="string" office:string-value="N78ZX84 McDonalds" calcext:value-type="string">
            <text:p>N78ZX84 McDonalds</text:p>
          </table:table-cell>
          <table:table-cell table:style-name="ce15" table:formula="of:=INDEX([.$T$2:.$T$50];[.H85])+(RAND()*INDEX([.$S$2:.$S$50];[.H85]))" office:value-type="currency" office:currency="EUR" office:value="-3.86952400065734" calcext:value-type="currency">
            <text:p>-€ 3.87</text:p>
          </table:table-cell>
          <table:table-cell table:style-name="ce16" table:formula="of:=IF([.E84]&gt;=[.$A$2];[.H84]+1;[.H84])" office:value-type="float" office:value="2" calcext:value-type="float">
            <text:p>2</text:p>
          </table:table-cell>
          <table:table-cell/>
          <table:table-cell table:style-name="ce18" table:formula="of:=INDEX([.$R$2:.$R$50];[.H85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78ZX84" calcext:value-type="string">
            <text:p>N78ZX84</text:p>
          </table:table-cell>
          <table:table-cell/>
          <table:table-cell table:style-name="ce21" office:value-type="float" office:value="84" calcext:value-type="float">
            <text:p>84</text:p>
          </table:table-cell>
          <table:table-cell table:number-columns-repeated="4"/>
          <table:table-cell table:style-name="ce23" table:formula="of:=INDEX([.$V$2:.$V$50];[.P8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]&gt;=[.$A$2];[.$A$1];[.E85]+INDEX([.$O$2:.$O$50];[.H86])+(RAND()*INDEX([.$N$2:.$N$50];[.H86])))" office:value-type="date" office:date-value="2019-10-03T07:29:56.770022" calcext:value-type="date">
            <text:p>3-10-2019</text:p>
          </table:table-cell>
          <table:table-cell table:style-name="ce13" table:formula="of:=[.K86]&amp;&quot; &quot;&amp;INDEX([.$Q$2:.$Q$50];[.H86])" office:value-type="string" office:string-value="P92SK14 McDonalds" calcext:value-type="string">
            <text:p>P92SK14 McDonalds</text:p>
          </table:table-cell>
          <table:table-cell table:style-name="ce15" table:formula="of:=INDEX([.$T$2:.$T$50];[.H86])+(RAND()*INDEX([.$S$2:.$S$50];[.H86]))" office:value-type="currency" office:currency="EUR" office:value="-3.95320412852562" calcext:value-type="currency">
            <text:p>-€ 3.95</text:p>
          </table:table-cell>
          <table:table-cell table:style-name="ce16" table:formula="of:=IF([.E85]&gt;=[.$A$2];[.H85]+1;[.H85])" office:value-type="float" office:value="2" calcext:value-type="float">
            <text:p>2</text:p>
          </table:table-cell>
          <table:table-cell/>
          <table:table-cell table:style-name="ce18" table:formula="of:=INDEX([.$R$2:.$R$50];[.H86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92SK14" calcext:value-type="string">
            <text:p>P92SK14</text:p>
          </table:table-cell>
          <table:table-cell/>
          <table:table-cell table:style-name="ce21" office:value-type="float" office:value="85" calcext:value-type="float">
            <text:p>85</text:p>
          </table:table-cell>
          <table:table-cell table:number-columns-repeated="4"/>
          <table:table-cell table:style-name="ce23" table:formula="of:=INDEX([.$V$2:.$V$50];[.P8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]&gt;=[.$A$2];[.$A$1];[.E86]+INDEX([.$O$2:.$O$50];[.H87])+(RAND()*INDEX([.$N$2:.$N$50];[.H87])))" office:value-type="date" office:date-value="2019-11-02T21:32:21.06412" calcext:value-type="date">
            <text:p>2-11-2019</text:p>
          </table:table-cell>
          <table:table-cell table:style-name="ce13" table:formula="of:=[.K87]&amp;&quot; &quot;&amp;INDEX([.$Q$2:.$Q$50];[.H87])" office:value-type="string" office:string-value="S37QP26 McDonalds" calcext:value-type="string">
            <text:p>S37QP26 McDonalds</text:p>
          </table:table-cell>
          <table:table-cell table:style-name="ce15" table:formula="of:=INDEX([.$T$2:.$T$50];[.H87])+(RAND()*INDEX([.$S$2:.$S$50];[.H87]))" office:value-type="currency" office:currency="EUR" office:value="-3.55222410831437" calcext:value-type="currency">
            <text:p>-€ 3.55</text:p>
          </table:table-cell>
          <table:table-cell table:style-name="ce16" table:formula="of:=IF([.E86]&gt;=[.$A$2];[.H86]+1;[.H86])" office:value-type="float" office:value="2" calcext:value-type="float">
            <text:p>2</text:p>
          </table:table-cell>
          <table:table-cell/>
          <table:table-cell table:style-name="ce18" table:formula="of:=INDEX([.$R$2:.$R$50];[.H87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37QP26" calcext:value-type="string">
            <text:p>S37QP26</text:p>
          </table:table-cell>
          <table:table-cell/>
          <table:table-cell table:style-name="ce21" office:value-type="float" office:value="86" calcext:value-type="float">
            <text:p>86</text:p>
          </table:table-cell>
          <table:table-cell table:number-columns-repeated="4"/>
          <table:table-cell table:style-name="ce23" table:formula="of:=INDEX([.$V$2:.$V$50];[.P8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]&gt;=[.$A$2];[.$A$1];[.E87]+INDEX([.$O$2:.$O$50];[.H88])+(RAND()*INDEX([.$N$2:.$N$50];[.H88])))" office:value-type="date" office:date-value="2019-11-27T12:32:20.64921" calcext:value-type="date">
            <text:p>27-11-2019</text:p>
          </table:table-cell>
          <table:table-cell table:style-name="ce13" table:formula="of:=[.K88]&amp;&quot; &quot;&amp;INDEX([.$Q$2:.$Q$50];[.H88])" office:value-type="string" office:string-value="W72CB59 McDonalds" calcext:value-type="string">
            <text:p>W72CB59 McDonalds</text:p>
          </table:table-cell>
          <table:table-cell table:style-name="ce15" table:formula="of:=INDEX([.$T$2:.$T$50];[.H88])+(RAND()*INDEX([.$S$2:.$S$50];[.H88]))" office:value-type="currency" office:currency="EUR" office:value="-3.90084204868021" calcext:value-type="currency">
            <text:p>-€ 3.90</text:p>
          </table:table-cell>
          <table:table-cell table:style-name="ce16" table:formula="of:=IF([.E87]&gt;=[.$A$2];[.H87]+1;[.H87])" office:value-type="float" office:value="2" calcext:value-type="float">
            <text:p>2</text:p>
          </table:table-cell>
          <table:table-cell/>
          <table:table-cell table:style-name="ce18" table:formula="of:=INDEX([.$R$2:.$R$50];[.H88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72CB59" calcext:value-type="string">
            <text:p>W72CB59</text:p>
          </table:table-cell>
          <table:table-cell/>
          <table:table-cell table:style-name="ce21" office:value-type="float" office:value="87" calcext:value-type="float">
            <text:p>87</text:p>
          </table:table-cell>
          <table:table-cell table:number-columns-repeated="4"/>
          <table:table-cell table:style-name="ce23" table:formula="of:=INDEX([.$V$2:.$V$50];[.P8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]&gt;=[.$A$2];[.$A$1];[.E88]+INDEX([.$O$2:.$O$50];[.H89])+(RAND()*INDEX([.$N$2:.$N$50];[.H89])))" office:value-type="date" office:date-value="2020-01-29T16:58:11.504517" calcext:value-type="date">
            <text:p>29-1-2020</text:p>
          </table:table-cell>
          <table:table-cell table:style-name="ce13" table:formula="of:=[.K89]&amp;&quot; &quot;&amp;INDEX([.$Q$2:.$Q$50];[.H89])" office:value-type="string" office:string-value="K25TN34 McDonalds" calcext:value-type="string">
            <text:p>K25TN34 McDonalds</text:p>
          </table:table-cell>
          <table:table-cell table:style-name="ce15" table:formula="of:=INDEX([.$T$2:.$T$50];[.H89])+(RAND()*INDEX([.$S$2:.$S$50];[.H89]))" office:value-type="currency" office:currency="EUR" office:value="-3.97098591921631" calcext:value-type="currency">
            <text:p>-€ 3.97</text:p>
          </table:table-cell>
          <table:table-cell table:style-name="ce16" table:formula="of:=IF([.E88]&gt;=[.$A$2];[.H88]+1;[.H88])" office:value-type="float" office:value="2" calcext:value-type="float">
            <text:p>2</text:p>
          </table:table-cell>
          <table:table-cell/>
          <table:table-cell table:style-name="ce18" table:formula="of:=INDEX([.$R$2:.$R$50];[.H89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25TN34" calcext:value-type="string">
            <text:p>K25TN34</text:p>
          </table:table-cell>
          <table:table-cell/>
          <table:table-cell table:style-name="ce21" office:value-type="float" office:value="88" calcext:value-type="float">
            <text:p>88</text:p>
          </table:table-cell>
          <table:table-cell table:number-columns-repeated="4"/>
          <table:table-cell table:style-name="ce23" table:formula="of:=INDEX([.$V$2:.$V$50];[.P8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]&gt;=[.$A$2];[.$A$1];[.E89]+INDEX([.$O$2:.$O$50];[.H90])+(RAND()*INDEX([.$N$2:.$N$50];[.H90])))" office:value-type="date" office:date-value="2018-01-10" calcext:value-type="date">
            <text:p>10-1-2018</text:p>
          </table:table-cell>
          <table:table-cell table:style-name="ce13" table:formula="of:=[.K90]&amp;&quot; &quot;&amp;INDEX([.$Q$2:.$Q$50];[.H90])" office:value-type="string" office:string-value="G29AJ92 Vending Machine" calcext:value-type="string">
            <text:p>G29AJ92 Vending Machine</text:p>
          </table:table-cell>
          <table:table-cell table:style-name="ce15" table:formula="of:=INDEX([.$T$2:.$T$50];[.H90])+(RAND()*INDEX([.$S$2:.$S$50];[.H90]))" office:value-type="currency" office:currency="EUR" office:value="-1.60372303738894" calcext:value-type="currency">
            <text:p>-€ 1.60</text:p>
          </table:table-cell>
          <table:table-cell table:style-name="ce16" table:formula="of:=IF([.E89]&gt;=[.$A$2];[.H89]+1;[.H89])" office:value-type="float" office:value="3" calcext:value-type="float">
            <text:p>3</text:p>
          </table:table-cell>
          <table:table-cell/>
          <table:table-cell table:style-name="ce18" table:formula="of:=INDEX([.$R$2:.$R$50];[.H9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29AJ92" calcext:value-type="string">
            <text:p>G29AJ92</text:p>
          </table:table-cell>
          <table:table-cell/>
          <table:table-cell table:style-name="ce21" office:value-type="float" office:value="89" calcext:value-type="float">
            <text:p>89</text:p>
          </table:table-cell>
          <table:table-cell table:number-columns-repeated="4"/>
          <table:table-cell table:style-name="ce23" table:formula="of:=INDEX([.$V$2:.$V$50];[.P9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]&gt;=[.$A$2];[.$A$1];[.E90]+INDEX([.$O$2:.$O$50];[.H91])+(RAND()*INDEX([.$N$2:.$N$50];[.H91])))" office:value-type="date" office:date-value="2018-01-13T06:32:01.713854" calcext:value-type="date">
            <text:p>13-1-2018</text:p>
          </table:table-cell>
          <table:table-cell table:style-name="ce13" table:formula="of:=[.K91]&amp;&quot; &quot;&amp;INDEX([.$Q$2:.$Q$50];[.H91])" office:value-type="string" office:string-value="N57YD40 Vending Machine" calcext:value-type="string">
            <text:p>N57YD40 Vending Machine</text:p>
          </table:table-cell>
          <table:table-cell table:style-name="ce15" table:formula="of:=INDEX([.$T$2:.$T$50];[.H91])+(RAND()*INDEX([.$S$2:.$S$50];[.H91]))" office:value-type="currency" office:currency="EUR" office:value="-1.50666040195289" calcext:value-type="currency">
            <text:p>-€ 1.51</text:p>
          </table:table-cell>
          <table:table-cell table:style-name="ce16" table:formula="of:=IF([.E90]&gt;=[.$A$2];[.H90]+1;[.H90])" office:value-type="float" office:value="3" calcext:value-type="float">
            <text:p>3</text:p>
          </table:table-cell>
          <table:table-cell/>
          <table:table-cell table:style-name="ce18" table:formula="of:=INDEX([.$R$2:.$R$50];[.H9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57YD40" calcext:value-type="string">
            <text:p>N57YD40</text:p>
          </table:table-cell>
          <table:table-cell/>
          <table:table-cell table:style-name="ce21" office:value-type="float" office:value="90" calcext:value-type="float">
            <text:p>90</text:p>
          </table:table-cell>
          <table:table-cell table:number-columns-repeated="4"/>
          <table:table-cell table:style-name="ce23" table:formula="of:=INDEX([.$V$2:.$V$50];[.P9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]&gt;=[.$A$2];[.$A$1];[.E91]+INDEX([.$O$2:.$O$50];[.H92])+(RAND()*INDEX([.$N$2:.$N$50];[.H92])))" office:value-type="date" office:date-value="2018-01-18T11:34:45.428661" calcext:value-type="date">
            <text:p>18-1-2018</text:p>
          </table:table-cell>
          <table:table-cell table:style-name="ce13" table:formula="of:=[.K92]&amp;&quot; &quot;&amp;INDEX([.$Q$2:.$Q$50];[.H92])" office:value-type="string" office:string-value="Y97GV22 Vending Machine" calcext:value-type="string">
            <text:p>Y97GV22 Vending Machine</text:p>
          </table:table-cell>
          <table:table-cell table:style-name="ce15" table:formula="of:=INDEX([.$T$2:.$T$50];[.H92])+(RAND()*INDEX([.$S$2:.$S$50];[.H92]))" office:value-type="currency" office:currency="EUR" office:value="-1.12898612561643" calcext:value-type="currency">
            <text:p>-€ 1.13</text:p>
          </table:table-cell>
          <table:table-cell table:style-name="ce16" table:formula="of:=IF([.E91]&gt;=[.$A$2];[.H91]+1;[.H91])" office:value-type="float" office:value="3" calcext:value-type="float">
            <text:p>3</text:p>
          </table:table-cell>
          <table:table-cell/>
          <table:table-cell table:style-name="ce18" table:formula="of:=INDEX([.$R$2:.$R$50];[.H9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97GV22" calcext:value-type="string">
            <text:p>Y97GV22</text:p>
          </table:table-cell>
          <table:table-cell/>
          <table:table-cell table:style-name="ce21" office:value-type="float" office:value="91" calcext:value-type="float">
            <text:p>91</text:p>
          </table:table-cell>
          <table:table-cell table:number-columns-repeated="4"/>
          <table:table-cell table:style-name="ce23" table:formula="of:=INDEX([.$V$2:.$V$50];[.P9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]&gt;=[.$A$2];[.$A$1];[.E92]+INDEX([.$O$2:.$O$50];[.H93])+(RAND()*INDEX([.$N$2:.$N$50];[.H93])))" office:value-type="date" office:date-value="2018-01-29T01:39:22.754406" calcext:value-type="date">
            <text:p>29-1-2018</text:p>
          </table:table-cell>
          <table:table-cell table:style-name="ce13" table:formula="of:=[.K93]&amp;&quot; &quot;&amp;INDEX([.$Q$2:.$Q$50];[.H93])" office:value-type="string" office:string-value="G38BG60 Vending Machine" calcext:value-type="string">
            <text:p>G38BG60 Vending Machine</text:p>
          </table:table-cell>
          <table:table-cell table:style-name="ce15" table:formula="of:=INDEX([.$T$2:.$T$50];[.H93])+(RAND()*INDEX([.$S$2:.$S$50];[.H93]))" office:value-type="currency" office:currency="EUR" office:value="-1.92143130584222" calcext:value-type="currency">
            <text:p>-€ 1.92</text:p>
          </table:table-cell>
          <table:table-cell table:style-name="ce16" table:formula="of:=IF([.E92]&gt;=[.$A$2];[.H92]+1;[.H92])" office:value-type="float" office:value="3" calcext:value-type="float">
            <text:p>3</text:p>
          </table:table-cell>
          <table:table-cell/>
          <table:table-cell table:style-name="ce18" table:formula="of:=INDEX([.$R$2:.$R$50];[.H9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38BG60" calcext:value-type="string">
            <text:p>G38BG60</text:p>
          </table:table-cell>
          <table:table-cell/>
          <table:table-cell table:style-name="ce21" office:value-type="float" office:value="92" calcext:value-type="float">
            <text:p>92</text:p>
          </table:table-cell>
          <table:table-cell table:number-columns-repeated="4"/>
          <table:table-cell table:style-name="ce23" table:formula="of:=INDEX([.$V$2:.$V$50];[.P9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]&gt;=[.$A$2];[.$A$1];[.E93]+INDEX([.$O$2:.$O$50];[.H94])+(RAND()*INDEX([.$N$2:.$N$50];[.H94])))" office:value-type="date" office:date-value="2018-02-03T01:46:45.380718" calcext:value-type="date">
            <text:p>3-2-2018</text:p>
          </table:table-cell>
          <table:table-cell table:style-name="ce13" table:formula="of:=[.K94]&amp;&quot; &quot;&amp;INDEX([.$Q$2:.$Q$50];[.H94])" office:value-type="string" office:string-value="K83WC12 Vending Machine" calcext:value-type="string">
            <text:p>K83WC12 Vending Machine</text:p>
          </table:table-cell>
          <table:table-cell table:style-name="ce15" table:formula="of:=INDEX([.$T$2:.$T$50];[.H94])+(RAND()*INDEX([.$S$2:.$S$50];[.H94]))" office:value-type="currency" office:currency="EUR" office:value="-1.95591086068313" calcext:value-type="currency">
            <text:p>-€ 1.96</text:p>
          </table:table-cell>
          <table:table-cell table:style-name="ce16" table:formula="of:=IF([.E93]&gt;=[.$A$2];[.H93]+1;[.H93])" office:value-type="float" office:value="3" calcext:value-type="float">
            <text:p>3</text:p>
          </table:table-cell>
          <table:table-cell/>
          <table:table-cell table:style-name="ce18" table:formula="of:=INDEX([.$R$2:.$R$50];[.H9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83WC12" calcext:value-type="string">
            <text:p>K83WC12</text:p>
          </table:table-cell>
          <table:table-cell/>
          <table:table-cell table:style-name="ce21" office:value-type="float" office:value="93" calcext:value-type="float">
            <text:p>93</text:p>
          </table:table-cell>
          <table:table-cell table:number-columns-repeated="4"/>
          <table:table-cell table:style-name="ce23" table:formula="of:=INDEX([.$V$2:.$V$50];[.P9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]&gt;=[.$A$2];[.$A$1];[.E94]+INDEX([.$O$2:.$O$50];[.H95])+(RAND()*INDEX([.$N$2:.$N$50];[.H95])))" office:value-type="date" office:date-value="2018-02-08T13:13:41.251592" calcext:value-type="date">
            <text:p>8-2-2018</text:p>
          </table:table-cell>
          <table:table-cell table:style-name="ce13" table:formula="of:=[.K95]&amp;&quot; &quot;&amp;INDEX([.$Q$2:.$Q$50];[.H95])" office:value-type="string" office:string-value="L36PT28 Vending Machine" calcext:value-type="string">
            <text:p>L36PT28 Vending Machine</text:p>
          </table:table-cell>
          <table:table-cell table:style-name="ce15" table:formula="of:=INDEX([.$T$2:.$T$50];[.H95])+(RAND()*INDEX([.$S$2:.$S$50];[.H95]))" office:value-type="currency" office:currency="EUR" office:value="-1.68832504776329" calcext:value-type="currency">
            <text:p>-€ 1.69</text:p>
          </table:table-cell>
          <table:table-cell table:style-name="ce16" table:formula="of:=IF([.E94]&gt;=[.$A$2];[.H94]+1;[.H94])" office:value-type="float" office:value="3" calcext:value-type="float">
            <text:p>3</text:p>
          </table:table-cell>
          <table:table-cell/>
          <table:table-cell table:style-name="ce18" table:formula="of:=INDEX([.$R$2:.$R$50];[.H9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36PT28" calcext:value-type="string">
            <text:p>L36PT28</text:p>
          </table:table-cell>
          <table:table-cell/>
          <table:table-cell table:style-name="ce21" office:value-type="float" office:value="94" calcext:value-type="float">
            <text:p>94</text:p>
          </table:table-cell>
          <table:table-cell table:number-columns-repeated="4"/>
          <table:table-cell table:style-name="ce23" table:formula="of:=INDEX([.$V$2:.$V$50];[.P9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]&gt;=[.$A$2];[.$A$1];[.E95]+INDEX([.$O$2:.$O$50];[.H96])+(RAND()*INDEX([.$N$2:.$N$50];[.H96])))" office:value-type="date" office:date-value="2018-02-17T09:09:53.188671" calcext:value-type="date">
            <text:p>17-2-2018</text:p>
          </table:table-cell>
          <table:table-cell table:style-name="ce13" table:formula="of:=[.K96]&amp;&quot; &quot;&amp;INDEX([.$Q$2:.$Q$50];[.H96])" office:value-type="string" office:string-value="A65XX33 Vending Machine" calcext:value-type="string">
            <text:p>A65XX33 Vending Machine</text:p>
          </table:table-cell>
          <table:table-cell table:style-name="ce15" table:formula="of:=INDEX([.$T$2:.$T$50];[.H96])+(RAND()*INDEX([.$S$2:.$S$50];[.H96]))" office:value-type="currency" office:currency="EUR" office:value="-1.10241567094642" calcext:value-type="currency">
            <text:p>-€ 1.10</text:p>
          </table:table-cell>
          <table:table-cell table:style-name="ce16" table:formula="of:=IF([.E95]&gt;=[.$A$2];[.H95]+1;[.H95])" office:value-type="float" office:value="3" calcext:value-type="float">
            <text:p>3</text:p>
          </table:table-cell>
          <table:table-cell/>
          <table:table-cell table:style-name="ce18" table:formula="of:=INDEX([.$R$2:.$R$50];[.H9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65XX33" calcext:value-type="string">
            <text:p>A65XX33</text:p>
          </table:table-cell>
          <table:table-cell/>
          <table:table-cell table:style-name="ce21" office:value-type="float" office:value="95" calcext:value-type="float">
            <text:p>95</text:p>
          </table:table-cell>
          <table:table-cell table:number-columns-repeated="4"/>
          <table:table-cell table:style-name="ce23" table:formula="of:=INDEX([.$V$2:.$V$50];[.P9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]&gt;=[.$A$2];[.$A$1];[.E96]+INDEX([.$O$2:.$O$50];[.H97])+(RAND()*INDEX([.$N$2:.$N$50];[.H97])))" office:value-type="date" office:date-value="2018-02-27T01:49:39.892159" calcext:value-type="date">
            <text:p>27-2-2018</text:p>
          </table:table-cell>
          <table:table-cell table:style-name="ce13" table:formula="of:=[.K97]&amp;&quot; &quot;&amp;INDEX([.$Q$2:.$Q$50];[.H97])" office:value-type="string" office:string-value="O97NH20 Vending Machine" calcext:value-type="string">
            <text:p>O97NH20 Vending Machine</text:p>
          </table:table-cell>
          <table:table-cell table:style-name="ce15" table:formula="of:=INDEX([.$T$2:.$T$50];[.H97])+(RAND()*INDEX([.$S$2:.$S$50];[.H97]))" office:value-type="currency" office:currency="EUR" office:value="-1.90750023679853" calcext:value-type="currency">
            <text:p>-€ 1.91</text:p>
          </table:table-cell>
          <table:table-cell table:style-name="ce16" table:formula="of:=IF([.E96]&gt;=[.$A$2];[.H96]+1;[.H96])" office:value-type="float" office:value="3" calcext:value-type="float">
            <text:p>3</text:p>
          </table:table-cell>
          <table:table-cell/>
          <table:table-cell table:style-name="ce18" table:formula="of:=INDEX([.$R$2:.$R$50];[.H9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97NH20" calcext:value-type="string">
            <text:p>O97NH20</text:p>
          </table:table-cell>
          <table:table-cell/>
          <table:table-cell table:style-name="ce21" office:value-type="float" office:value="96" calcext:value-type="float">
            <text:p>96</text:p>
          </table:table-cell>
          <table:table-cell table:number-columns-repeated="4"/>
          <table:table-cell table:style-name="ce23" table:formula="of:=INDEX([.$V$2:.$V$50];[.P9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]&gt;=[.$A$2];[.$A$1];[.E97]+INDEX([.$O$2:.$O$50];[.H98])+(RAND()*INDEX([.$N$2:.$N$50];[.H98])))" office:value-type="date" office:date-value="2018-03-03T09:09:20.801" calcext:value-type="date">
            <text:p>3-3-2018</text:p>
          </table:table-cell>
          <table:table-cell table:style-name="ce13" table:formula="of:=[.K98]&amp;&quot; &quot;&amp;INDEX([.$Q$2:.$Q$50];[.H98])" office:value-type="string" office:string-value="S69YY97 Vending Machine" calcext:value-type="string">
            <text:p>S69YY97 Vending Machine</text:p>
          </table:table-cell>
          <table:table-cell table:style-name="ce15" table:formula="of:=INDEX([.$T$2:.$T$50];[.H98])+(RAND()*INDEX([.$S$2:.$S$50];[.H98]))" office:value-type="currency" office:currency="EUR" office:value="-1.91973112765452" calcext:value-type="currency">
            <text:p>-€ 1.92</text:p>
          </table:table-cell>
          <table:table-cell table:style-name="ce16" table:formula="of:=IF([.E97]&gt;=[.$A$2];[.H97]+1;[.H97])" office:value-type="float" office:value="3" calcext:value-type="float">
            <text:p>3</text:p>
          </table:table-cell>
          <table:table-cell/>
          <table:table-cell table:style-name="ce18" table:formula="of:=INDEX([.$R$2:.$R$50];[.H9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69YY97" calcext:value-type="string">
            <text:p>S69YY97</text:p>
          </table:table-cell>
          <table:table-cell/>
          <table:table-cell table:style-name="ce21" office:value-type="float" office:value="97" calcext:value-type="float">
            <text:p>97</text:p>
          </table:table-cell>
          <table:table-cell table:number-columns-repeated="4"/>
          <table:table-cell table:style-name="ce23" table:formula="of:=INDEX([.$V$2:.$V$50];[.P9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]&gt;=[.$A$2];[.$A$1];[.E98]+INDEX([.$O$2:.$O$50];[.H99])+(RAND()*INDEX([.$N$2:.$N$50];[.H99])))" office:value-type="date" office:date-value="2018-03-15T07:40:07.13221" calcext:value-type="date">
            <text:p>15-3-2018</text:p>
          </table:table-cell>
          <table:table-cell table:style-name="ce13" table:formula="of:=[.K99]&amp;&quot; &quot;&amp;INDEX([.$Q$2:.$Q$50];[.H99])" office:value-type="string" office:string-value="Z87GF13 Vending Machine" calcext:value-type="string">
            <text:p>Z87GF13 Vending Machine</text:p>
          </table:table-cell>
          <table:table-cell table:style-name="ce15" table:formula="of:=INDEX([.$T$2:.$T$50];[.H99])+(RAND()*INDEX([.$S$2:.$S$50];[.H99]))" office:value-type="currency" office:currency="EUR" office:value="-1.17805450832931" calcext:value-type="currency">
            <text:p>-€ 1.18</text:p>
          </table:table-cell>
          <table:table-cell table:style-name="ce16" table:formula="of:=IF([.E98]&gt;=[.$A$2];[.H98]+1;[.H98])" office:value-type="float" office:value="3" calcext:value-type="float">
            <text:p>3</text:p>
          </table:table-cell>
          <table:table-cell/>
          <table:table-cell table:style-name="ce18" table:formula="of:=INDEX([.$R$2:.$R$50];[.H9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87GF13" calcext:value-type="string">
            <text:p>Z87GF13</text:p>
          </table:table-cell>
          <table:table-cell/>
          <table:table-cell table:style-name="ce21" office:value-type="float" office:value="98" calcext:value-type="float">
            <text:p>98</text:p>
          </table:table-cell>
          <table:table-cell table:number-columns-repeated="4"/>
          <table:table-cell table:style-name="ce23" table:formula="of:=INDEX([.$V$2:.$V$50];[.P9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]&gt;=[.$A$2];[.$A$1];[.E99]+INDEX([.$O$2:.$O$50];[.H100])+(RAND()*INDEX([.$N$2:.$N$50];[.H100])))" office:value-type="date" office:date-value="2018-03-20T01:07:46.065088" calcext:value-type="date">
            <text:p>20-3-2018</text:p>
          </table:table-cell>
          <table:table-cell table:style-name="ce13" table:formula="of:=[.K100]&amp;&quot; &quot;&amp;INDEX([.$Q$2:.$Q$50];[.H100])" office:value-type="string" office:string-value="N85WV77 Vending Machine" calcext:value-type="string">
            <text:p>N85WV77 Vending Machine</text:p>
          </table:table-cell>
          <table:table-cell table:style-name="ce15" table:formula="of:=INDEX([.$T$2:.$T$50];[.H100])+(RAND()*INDEX([.$S$2:.$S$50];[.H100]))" office:value-type="currency" office:currency="EUR" office:value="-1.20444789666001" calcext:value-type="currency">
            <text:p>-€ 1.20</text:p>
          </table:table-cell>
          <table:table-cell table:style-name="ce16" table:formula="of:=IF([.E99]&gt;=[.$A$2];[.H99]+1;[.H99])" office:value-type="float" office:value="3" calcext:value-type="float">
            <text:p>3</text:p>
          </table:table-cell>
          <table:table-cell/>
          <table:table-cell table:style-name="ce18" table:formula="of:=INDEX([.$R$2:.$R$50];[.H10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85WV77" calcext:value-type="string">
            <text:p>N85WV77</text:p>
          </table:table-cell>
          <table:table-cell/>
          <table:table-cell table:style-name="ce21" office:value-type="float" office:value="99" calcext:value-type="float">
            <text:p>99</text:p>
          </table:table-cell>
          <table:table-cell table:number-columns-repeated="4"/>
          <table:table-cell table:style-name="ce23" table:formula="of:=INDEX([.$V$2:.$V$50];[.P10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0]&gt;=[.$A$2];[.$A$1];[.E100]+INDEX([.$O$2:.$O$50];[.H101])+(RAND()*INDEX([.$N$2:.$N$50];[.H101])))" office:value-type="date" office:date-value="2018-03-24T16:56:30.792616" calcext:value-type="date">
            <text:p>24-3-2018</text:p>
          </table:table-cell>
          <table:table-cell table:style-name="ce13" table:formula="of:=[.K101]&amp;&quot; &quot;&amp;INDEX([.$Q$2:.$Q$50];[.H101])" office:value-type="string" office:string-value="S79EJ17 Vending Machine" calcext:value-type="string">
            <text:p>S79EJ17 Vending Machine</text:p>
          </table:table-cell>
          <table:table-cell table:style-name="ce15" table:formula="of:=INDEX([.$T$2:.$T$50];[.H101])+(RAND()*INDEX([.$S$2:.$S$50];[.H101]))" office:value-type="currency" office:currency="EUR" office:value="-1.321216167022" calcext:value-type="currency">
            <text:p>-€ 1.32</text:p>
          </table:table-cell>
          <table:table-cell table:style-name="ce16" table:formula="of:=IF([.E100]&gt;=[.$A$2];[.H100]+1;[.H100])" office:value-type="float" office:value="3" calcext:value-type="float">
            <text:p>3</text:p>
          </table:table-cell>
          <table:table-cell/>
          <table:table-cell table:style-name="ce18" table:formula="of:=INDEX([.$R$2:.$R$50];[.H10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79EJ17" calcext:value-type="string">
            <text:p>S79EJ17</text:p>
          </table:table-cell>
          <table:table-cell/>
          <table:table-cell table:style-name="ce21" office:value-type="float" office:value="100" calcext:value-type="float">
            <text:p>100</text:p>
          </table:table-cell>
          <table:table-cell table:number-columns-repeated="4"/>
          <table:table-cell table:style-name="ce23" table:formula="of:=INDEX([.$V$2:.$V$50];[.P10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1]&gt;=[.$A$2];[.$A$1];[.E101]+INDEX([.$O$2:.$O$50];[.H102])+(RAND()*INDEX([.$N$2:.$N$50];[.H102])))" office:value-type="date" office:date-value="2018-03-31T00:37:41.772536" calcext:value-type="date">
            <text:p>31-3-2018</text:p>
          </table:table-cell>
          <table:table-cell table:style-name="ce13" table:formula="of:=[.K102]&amp;&quot; &quot;&amp;INDEX([.$Q$2:.$Q$50];[.H102])" office:value-type="string" office:string-value="Q85TA38 Vending Machine" calcext:value-type="string">
            <text:p>Q85TA38 Vending Machine</text:p>
          </table:table-cell>
          <table:table-cell table:style-name="ce15" table:formula="of:=INDEX([.$T$2:.$T$50];[.H102])+(RAND()*INDEX([.$S$2:.$S$50];[.H102]))" office:value-type="currency" office:currency="EUR" office:value="-1.0297608484996" calcext:value-type="currency">
            <text:p>-€ 1.03</text:p>
          </table:table-cell>
          <table:table-cell table:style-name="ce16" table:formula="of:=IF([.E101]&gt;=[.$A$2];[.H101]+1;[.H101])" office:value-type="float" office:value="3" calcext:value-type="float">
            <text:p>3</text:p>
          </table:table-cell>
          <table:table-cell/>
          <table:table-cell table:style-name="ce18" table:formula="of:=INDEX([.$R$2:.$R$50];[.H10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85TA38" calcext:value-type="string">
            <text:p>Q85TA38</text:p>
          </table:table-cell>
          <table:table-cell/>
          <table:table-cell table:style-name="ce21" office:value-type="float" office:value="101" calcext:value-type="float">
            <text:p>101</text:p>
          </table:table-cell>
          <table:table-cell table:number-columns-repeated="4"/>
          <table:table-cell table:style-name="ce23" table:formula="of:=INDEX([.$V$2:.$V$50];[.P10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2]&gt;=[.$A$2];[.$A$1];[.E102]+INDEX([.$O$2:.$O$50];[.H103])+(RAND()*INDEX([.$N$2:.$N$50];[.H103])))" office:value-type="date" office:date-value="2018-04-08T05:19:41.720198" calcext:value-type="date">
            <text:p>8-4-2018</text:p>
          </table:table-cell>
          <table:table-cell table:style-name="ce13" table:formula="of:=[.K103]&amp;&quot; &quot;&amp;INDEX([.$Q$2:.$Q$50];[.H103])" office:value-type="string" office:string-value="J83ND60 Vending Machine" calcext:value-type="string">
            <text:p>J83ND60 Vending Machine</text:p>
          </table:table-cell>
          <table:table-cell table:style-name="ce15" table:formula="of:=INDEX([.$T$2:.$T$50];[.H103])+(RAND()*INDEX([.$S$2:.$S$50];[.H103]))" office:value-type="currency" office:currency="EUR" office:value="-1.64410803797263" calcext:value-type="currency">
            <text:p>-€ 1.64</text:p>
          </table:table-cell>
          <table:table-cell table:style-name="ce16" table:formula="of:=IF([.E102]&gt;=[.$A$2];[.H102]+1;[.H102])" office:value-type="float" office:value="3" calcext:value-type="float">
            <text:p>3</text:p>
          </table:table-cell>
          <table:table-cell/>
          <table:table-cell table:style-name="ce18" table:formula="of:=INDEX([.$R$2:.$R$50];[.H10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83ND60" calcext:value-type="string">
            <text:p>J83ND60</text:p>
          </table:table-cell>
          <table:table-cell/>
          <table:table-cell table:style-name="ce21" office:value-type="float" office:value="102" calcext:value-type="float">
            <text:p>102</text:p>
          </table:table-cell>
          <table:table-cell table:number-columns-repeated="4"/>
          <table:table-cell table:style-name="ce23" table:formula="of:=INDEX([.$V$2:.$V$50];[.P10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3]&gt;=[.$A$2];[.$A$1];[.E103]+INDEX([.$O$2:.$O$50];[.H104])+(RAND()*INDEX([.$N$2:.$N$50];[.H104])))" office:value-type="date" office:date-value="2018-04-14T00:28:34.892994" calcext:value-type="date">
            <text:p>14-4-2018</text:p>
          </table:table-cell>
          <table:table-cell table:style-name="ce13" table:formula="of:=[.K104]&amp;&quot; &quot;&amp;INDEX([.$Q$2:.$Q$50];[.H104])" office:value-type="string" office:string-value="K42ZU96 Vending Machine" calcext:value-type="string">
            <text:p>K42ZU96 Vending Machine</text:p>
          </table:table-cell>
          <table:table-cell table:style-name="ce15" table:formula="of:=INDEX([.$T$2:.$T$50];[.H104])+(RAND()*INDEX([.$S$2:.$S$50];[.H104]))" office:value-type="currency" office:currency="EUR" office:value="-1.62277286650787" calcext:value-type="currency">
            <text:p>-€ 1.62</text:p>
          </table:table-cell>
          <table:table-cell table:style-name="ce16" table:formula="of:=IF([.E103]&gt;=[.$A$2];[.H103]+1;[.H103])" office:value-type="float" office:value="3" calcext:value-type="float">
            <text:p>3</text:p>
          </table:table-cell>
          <table:table-cell/>
          <table:table-cell table:style-name="ce18" table:formula="of:=INDEX([.$R$2:.$R$50];[.H10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42ZU96" calcext:value-type="string">
            <text:p>K42ZU96</text:p>
          </table:table-cell>
          <table:table-cell/>
          <table:table-cell table:style-name="ce21" office:value-type="float" office:value="103" calcext:value-type="float">
            <text:p>103</text:p>
          </table:table-cell>
          <table:table-cell table:number-columns-repeated="4"/>
          <table:table-cell table:style-name="ce23" table:formula="of:=INDEX([.$V$2:.$V$50];[.P10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4]&gt;=[.$A$2];[.$A$1];[.E104]+INDEX([.$O$2:.$O$50];[.H105])+(RAND()*INDEX([.$N$2:.$N$50];[.H105])))" office:value-type="date" office:date-value="2018-04-23T03:45:24.902955" calcext:value-type="date">
            <text:p>23-4-2018</text:p>
          </table:table-cell>
          <table:table-cell table:style-name="ce13" table:formula="of:=[.K105]&amp;&quot; &quot;&amp;INDEX([.$Q$2:.$Q$50];[.H105])" office:value-type="string" office:string-value="K83UK41 Vending Machine" calcext:value-type="string">
            <text:p>K83UK41 Vending Machine</text:p>
          </table:table-cell>
          <table:table-cell table:style-name="ce15" table:formula="of:=INDEX([.$T$2:.$T$50];[.H105])+(RAND()*INDEX([.$S$2:.$S$50];[.H105]))" office:value-type="currency" office:currency="EUR" office:value="-1.72551389426259" calcext:value-type="currency">
            <text:p>-€ 1.73</text:p>
          </table:table-cell>
          <table:table-cell table:style-name="ce16" table:formula="of:=IF([.E104]&gt;=[.$A$2];[.H104]+1;[.H104])" office:value-type="float" office:value="3" calcext:value-type="float">
            <text:p>3</text:p>
          </table:table-cell>
          <table:table-cell/>
          <table:table-cell table:style-name="ce18" table:formula="of:=INDEX([.$R$2:.$R$50];[.H10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83UK41" calcext:value-type="string">
            <text:p>K83UK41</text:p>
          </table:table-cell>
          <table:table-cell/>
          <table:table-cell table:style-name="ce21" office:value-type="float" office:value="104" calcext:value-type="float">
            <text:p>104</text:p>
          </table:table-cell>
          <table:table-cell table:number-columns-repeated="4"/>
          <table:table-cell table:style-name="ce23" table:formula="of:=INDEX([.$V$2:.$V$50];[.P10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5]&gt;=[.$A$2];[.$A$1];[.E105]+INDEX([.$O$2:.$O$50];[.H106])+(RAND()*INDEX([.$N$2:.$N$50];[.H106])))" office:value-type="date" office:date-value="2018-05-01T20:20:54.036466" calcext:value-type="date">
            <text:p>1-5-2018</text:p>
          </table:table-cell>
          <table:table-cell table:style-name="ce13" table:formula="of:=[.K106]&amp;&quot; &quot;&amp;INDEX([.$Q$2:.$Q$50];[.H106])" office:value-type="string" office:string-value="W71NO59 Vending Machine" calcext:value-type="string">
            <text:p>W71NO59 Vending Machine</text:p>
          </table:table-cell>
          <table:table-cell table:style-name="ce15" table:formula="of:=INDEX([.$T$2:.$T$50];[.H106])+(RAND()*INDEX([.$S$2:.$S$50];[.H106]))" office:value-type="currency" office:currency="EUR" office:value="-1.23983642002744" calcext:value-type="currency">
            <text:p>-€ 1.24</text:p>
          </table:table-cell>
          <table:table-cell table:style-name="ce16" table:formula="of:=IF([.E105]&gt;=[.$A$2];[.H105]+1;[.H105])" office:value-type="float" office:value="3" calcext:value-type="float">
            <text:p>3</text:p>
          </table:table-cell>
          <table:table-cell/>
          <table:table-cell table:style-name="ce18" table:formula="of:=INDEX([.$R$2:.$R$50];[.H10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71NO59" calcext:value-type="string">
            <text:p>W71NO59</text:p>
          </table:table-cell>
          <table:table-cell/>
          <table:table-cell table:style-name="ce21" office:value-type="float" office:value="105" calcext:value-type="float">
            <text:p>105</text:p>
          </table:table-cell>
          <table:table-cell table:number-columns-repeated="4"/>
          <table:table-cell table:style-name="ce23" table:formula="of:=INDEX([.$V$2:.$V$50];[.P10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6]&gt;=[.$A$2];[.$A$1];[.E106]+INDEX([.$O$2:.$O$50];[.H107])+(RAND()*INDEX([.$N$2:.$N$50];[.H107])))" office:value-type="date" office:date-value="2018-05-04T00:46:07.142379" calcext:value-type="date">
            <text:p>4-5-2018</text:p>
          </table:table-cell>
          <table:table-cell table:style-name="ce13" table:formula="of:=[.K107]&amp;&quot; &quot;&amp;INDEX([.$Q$2:.$Q$50];[.H107])" office:value-type="string" office:string-value="Q80PK60 Vending Machine" calcext:value-type="string">
            <text:p>Q80PK60 Vending Machine</text:p>
          </table:table-cell>
          <table:table-cell table:style-name="ce15" table:formula="of:=INDEX([.$T$2:.$T$50];[.H107])+(RAND()*INDEX([.$S$2:.$S$50];[.H107]))" office:value-type="currency" office:currency="EUR" office:value="-1.75080041725593" calcext:value-type="currency">
            <text:p>-€ 1.75</text:p>
          </table:table-cell>
          <table:table-cell table:style-name="ce16" table:formula="of:=IF([.E106]&gt;=[.$A$2];[.H106]+1;[.H106])" office:value-type="float" office:value="3" calcext:value-type="float">
            <text:p>3</text:p>
          </table:table-cell>
          <table:table-cell/>
          <table:table-cell table:style-name="ce18" table:formula="of:=INDEX([.$R$2:.$R$50];[.H10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80PK60" calcext:value-type="string">
            <text:p>Q80PK60</text:p>
          </table:table-cell>
          <table:table-cell/>
          <table:table-cell table:style-name="ce21" office:value-type="float" office:value="106" calcext:value-type="float">
            <text:p>106</text:p>
          </table:table-cell>
          <table:table-cell table:number-columns-repeated="4"/>
          <table:table-cell table:style-name="ce23" table:formula="of:=INDEX([.$V$2:.$V$50];[.P10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7]&gt;=[.$A$2];[.$A$1];[.E107]+INDEX([.$O$2:.$O$50];[.H108])+(RAND()*INDEX([.$N$2:.$N$50];[.H108])))" office:value-type="date" office:date-value="2018-05-07T06:23:14.607253" calcext:value-type="date">
            <text:p>7-5-2018</text:p>
          </table:table-cell>
          <table:table-cell table:style-name="ce13" table:formula="of:=[.K108]&amp;&quot; &quot;&amp;INDEX([.$Q$2:.$Q$50];[.H108])" office:value-type="string" office:string-value="L89EH44 Vending Machine" calcext:value-type="string">
            <text:p>L89EH44 Vending Machine</text:p>
          </table:table-cell>
          <table:table-cell table:style-name="ce15" table:formula="of:=INDEX([.$T$2:.$T$50];[.H108])+(RAND()*INDEX([.$S$2:.$S$50];[.H108]))" office:value-type="currency" office:currency="EUR" office:value="-1.39940201096205" calcext:value-type="currency">
            <text:p>-€ 1.40</text:p>
          </table:table-cell>
          <table:table-cell table:style-name="ce16" table:formula="of:=IF([.E107]&gt;=[.$A$2];[.H107]+1;[.H107])" office:value-type="float" office:value="3" calcext:value-type="float">
            <text:p>3</text:p>
          </table:table-cell>
          <table:table-cell/>
          <table:table-cell table:style-name="ce18" table:formula="of:=INDEX([.$R$2:.$R$50];[.H10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89EH44" calcext:value-type="string">
            <text:p>L89EH44</text:p>
          </table:table-cell>
          <table:table-cell/>
          <table:table-cell table:style-name="ce21" office:value-type="float" office:value="107" calcext:value-type="float">
            <text:p>107</text:p>
          </table:table-cell>
          <table:table-cell table:number-columns-repeated="4"/>
          <table:table-cell table:style-name="ce23" table:formula="of:=INDEX([.$V$2:.$V$50];[.P10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8]&gt;=[.$A$2];[.$A$1];[.E108]+INDEX([.$O$2:.$O$50];[.H109])+(RAND()*INDEX([.$N$2:.$N$50];[.H109])))" office:value-type="date" office:date-value="2018-05-15T03:15:51.976252" calcext:value-type="date">
            <text:p>15-5-2018</text:p>
          </table:table-cell>
          <table:table-cell table:style-name="ce13" table:formula="of:=[.K109]&amp;&quot; &quot;&amp;INDEX([.$Q$2:.$Q$50];[.H109])" office:value-type="string" office:string-value="A70MN70 Vending Machine" calcext:value-type="string">
            <text:p>A70MN70 Vending Machine</text:p>
          </table:table-cell>
          <table:table-cell table:style-name="ce15" table:formula="of:=INDEX([.$T$2:.$T$50];[.H109])+(RAND()*INDEX([.$S$2:.$S$50];[.H109]))" office:value-type="currency" office:currency="EUR" office:value="-1.33690910291376" calcext:value-type="currency">
            <text:p>-€ 1.34</text:p>
          </table:table-cell>
          <table:table-cell table:style-name="ce16" table:formula="of:=IF([.E108]&gt;=[.$A$2];[.H108]+1;[.H108])" office:value-type="float" office:value="3" calcext:value-type="float">
            <text:p>3</text:p>
          </table:table-cell>
          <table:table-cell/>
          <table:table-cell table:style-name="ce18" table:formula="of:=INDEX([.$R$2:.$R$50];[.H10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70MN70" calcext:value-type="string">
            <text:p>A70MN70</text:p>
          </table:table-cell>
          <table:table-cell/>
          <table:table-cell table:style-name="ce21" office:value-type="float" office:value="108" calcext:value-type="float">
            <text:p>108</text:p>
          </table:table-cell>
          <table:table-cell table:number-columns-repeated="4"/>
          <table:table-cell table:style-name="ce23" table:formula="of:=INDEX([.$V$2:.$V$50];[.P10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09]&gt;=[.$A$2];[.$A$1];[.E109]+INDEX([.$O$2:.$O$50];[.H110])+(RAND()*INDEX([.$N$2:.$N$50];[.H110])))" office:value-type="date" office:date-value="2018-05-22T17:19:29.691409" calcext:value-type="date">
            <text:p>22-5-2018</text:p>
          </table:table-cell>
          <table:table-cell table:style-name="ce13" table:formula="of:=[.K110]&amp;&quot; &quot;&amp;INDEX([.$Q$2:.$Q$50];[.H110])" office:value-type="string" office:string-value="G12BL68 Vending Machine" calcext:value-type="string">
            <text:p>G12BL68 Vending Machine</text:p>
          </table:table-cell>
          <table:table-cell table:style-name="ce15" table:formula="of:=INDEX([.$T$2:.$T$50];[.H110])+(RAND()*INDEX([.$S$2:.$S$50];[.H110]))" office:value-type="currency" office:currency="EUR" office:value="-1.71327537449535" calcext:value-type="currency">
            <text:p>-€ 1.71</text:p>
          </table:table-cell>
          <table:table-cell table:style-name="ce16" table:formula="of:=IF([.E109]&gt;=[.$A$2];[.H109]+1;[.H109])" office:value-type="float" office:value="3" calcext:value-type="float">
            <text:p>3</text:p>
          </table:table-cell>
          <table:table-cell/>
          <table:table-cell table:style-name="ce18" table:formula="of:=INDEX([.$R$2:.$R$50];[.H11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12BL68" calcext:value-type="string">
            <text:p>G12BL68</text:p>
          </table:table-cell>
          <table:table-cell/>
          <table:table-cell table:style-name="ce21" office:value-type="float" office:value="109" calcext:value-type="float">
            <text:p>109</text:p>
          </table:table-cell>
          <table:table-cell table:number-columns-repeated="4"/>
          <table:table-cell table:style-name="ce23" table:formula="of:=INDEX([.$V$2:.$V$50];[.P11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0]&gt;=[.$A$2];[.$A$1];[.E110]+INDEX([.$O$2:.$O$50];[.H111])+(RAND()*INDEX([.$N$2:.$N$50];[.H111])))" office:value-type="date" office:date-value="2018-05-24T20:36:50.83484" calcext:value-type="date">
            <text:p>24-5-2018</text:p>
          </table:table-cell>
          <table:table-cell table:style-name="ce13" table:formula="of:=[.K111]&amp;&quot; &quot;&amp;INDEX([.$Q$2:.$Q$50];[.H111])" office:value-type="string" office:string-value="Z15LR77 Vending Machine" calcext:value-type="string">
            <text:p>Z15LR77 Vending Machine</text:p>
          </table:table-cell>
          <table:table-cell table:style-name="ce15" table:formula="of:=INDEX([.$T$2:.$T$50];[.H111])+(RAND()*INDEX([.$S$2:.$S$50];[.H111]))" office:value-type="currency" office:currency="EUR" office:value="-1.62661317473688" calcext:value-type="currency">
            <text:p>-€ 1.63</text:p>
          </table:table-cell>
          <table:table-cell table:style-name="ce16" table:formula="of:=IF([.E110]&gt;=[.$A$2];[.H110]+1;[.H110])" office:value-type="float" office:value="3" calcext:value-type="float">
            <text:p>3</text:p>
          </table:table-cell>
          <table:table-cell/>
          <table:table-cell table:style-name="ce18" table:formula="of:=INDEX([.$R$2:.$R$50];[.H11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15LR77" calcext:value-type="string">
            <text:p>Z15LR77</text:p>
          </table:table-cell>
          <table:table-cell/>
          <table:table-cell table:style-name="ce21" office:value-type="float" office:value="110" calcext:value-type="float">
            <text:p>110</text:p>
          </table:table-cell>
          <table:table-cell table:number-columns-repeated="4"/>
          <table:table-cell table:style-name="ce23" table:formula="of:=INDEX([.$V$2:.$V$50];[.P11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1]&gt;=[.$A$2];[.$A$1];[.E111]+INDEX([.$O$2:.$O$50];[.H112])+(RAND()*INDEX([.$N$2:.$N$50];[.H112])))" office:value-type="date" office:date-value="2018-06-03T09:08:02.337515" calcext:value-type="date">
            <text:p>3-6-2018</text:p>
          </table:table-cell>
          <table:table-cell table:style-name="ce13" table:formula="of:=[.K112]&amp;&quot; &quot;&amp;INDEX([.$Q$2:.$Q$50];[.H112])" office:value-type="string" office:string-value="M54AQ71 Vending Machine" calcext:value-type="string">
            <text:p>M54AQ71 Vending Machine</text:p>
          </table:table-cell>
          <table:table-cell table:style-name="ce15" table:formula="of:=INDEX([.$T$2:.$T$50];[.H112])+(RAND()*INDEX([.$S$2:.$S$50];[.H112]))" office:value-type="currency" office:currency="EUR" office:value="-1.43098748623796" calcext:value-type="currency">
            <text:p>-€ 1.43</text:p>
          </table:table-cell>
          <table:table-cell table:style-name="ce16" table:formula="of:=IF([.E111]&gt;=[.$A$2];[.H111]+1;[.H111])" office:value-type="float" office:value="3" calcext:value-type="float">
            <text:p>3</text:p>
          </table:table-cell>
          <table:table-cell/>
          <table:table-cell table:style-name="ce18" table:formula="of:=INDEX([.$R$2:.$R$50];[.H11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54AQ71" calcext:value-type="string">
            <text:p>M54AQ7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1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2]&gt;=[.$A$2];[.$A$1];[.E112]+INDEX([.$O$2:.$O$50];[.H113])+(RAND()*INDEX([.$N$2:.$N$50];[.H113])))" office:value-type="date" office:date-value="2018-06-14T21:50:41.786852" calcext:value-type="date">
            <text:p>14-6-2018</text:p>
          </table:table-cell>
          <table:table-cell table:style-name="ce13" table:formula="of:=[.K113]&amp;&quot; &quot;&amp;INDEX([.$Q$2:.$Q$50];[.H113])" office:value-type="string" office:string-value="F69YL12 Vending Machine" calcext:value-type="string">
            <text:p>F69YL12 Vending Machine</text:p>
          </table:table-cell>
          <table:table-cell table:style-name="ce15" table:formula="of:=INDEX([.$T$2:.$T$50];[.H113])+(RAND()*INDEX([.$S$2:.$S$50];[.H113]))" office:value-type="currency" office:currency="EUR" office:value="-1.66426593496368" calcext:value-type="currency">
            <text:p>-€ 1.66</text:p>
          </table:table-cell>
          <table:table-cell table:style-name="ce16" table:formula="of:=IF([.E112]&gt;=[.$A$2];[.H112]+1;[.H112])" office:value-type="float" office:value="3" calcext:value-type="float">
            <text:p>3</text:p>
          </table:table-cell>
          <table:table-cell/>
          <table:table-cell table:style-name="ce18" table:formula="of:=INDEX([.$R$2:.$R$50];[.H11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69YL12" calcext:value-type="string">
            <text:p>F69YL1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1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3]&gt;=[.$A$2];[.$A$1];[.E113]+INDEX([.$O$2:.$O$50];[.H114])+(RAND()*INDEX([.$N$2:.$N$50];[.H114])))" office:value-type="date" office:date-value="2018-06-23T10:32:39.111254" calcext:value-type="date">
            <text:p>23-6-2018</text:p>
          </table:table-cell>
          <table:table-cell table:style-name="ce13" table:formula="of:=[.K114]&amp;&quot; &quot;&amp;INDEX([.$Q$2:.$Q$50];[.H114])" office:value-type="string" office:string-value="R87GD91 Vending Machine" calcext:value-type="string">
            <text:p>R87GD91 Vending Machine</text:p>
          </table:table-cell>
          <table:table-cell table:style-name="ce15" table:formula="of:=INDEX([.$T$2:.$T$50];[.H114])+(RAND()*INDEX([.$S$2:.$S$50];[.H114]))" office:value-type="currency" office:currency="EUR" office:value="-1.17937446448202" calcext:value-type="currency">
            <text:p>-€ 1.18</text:p>
          </table:table-cell>
          <table:table-cell table:style-name="ce16" table:formula="of:=IF([.E113]&gt;=[.$A$2];[.H113]+1;[.H113])" office:value-type="float" office:value="3" calcext:value-type="float">
            <text:p>3</text:p>
          </table:table-cell>
          <table:table-cell/>
          <table:table-cell table:style-name="ce18" table:formula="of:=INDEX([.$R$2:.$R$50];[.H11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87GD91" calcext:value-type="string">
            <text:p>R87GD9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1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4]&gt;=[.$A$2];[.$A$1];[.E114]+INDEX([.$O$2:.$O$50];[.H115])+(RAND()*INDEX([.$N$2:.$N$50];[.H115])))" office:value-type="date" office:date-value="2018-07-04T00:41:36.034526" calcext:value-type="date">
            <text:p>4-7-2018</text:p>
          </table:table-cell>
          <table:table-cell table:style-name="ce13" table:formula="of:=[.K115]&amp;&quot; &quot;&amp;INDEX([.$Q$2:.$Q$50];[.H115])" office:value-type="string" office:string-value="O41JE91 Vending Machine" calcext:value-type="string">
            <text:p>O41JE91 Vending Machine</text:p>
          </table:table-cell>
          <table:table-cell table:style-name="ce15" table:formula="of:=INDEX([.$T$2:.$T$50];[.H115])+(RAND()*INDEX([.$S$2:.$S$50];[.H115]))" office:value-type="currency" office:currency="EUR" office:value="-1.33812647990028" calcext:value-type="currency">
            <text:p>-€ 1.34</text:p>
          </table:table-cell>
          <table:table-cell table:style-name="ce16" table:formula="of:=IF([.E114]&gt;=[.$A$2];[.H114]+1;[.H114])" office:value-type="float" office:value="3" calcext:value-type="float">
            <text:p>3</text:p>
          </table:table-cell>
          <table:table-cell/>
          <table:table-cell table:style-name="ce18" table:formula="of:=INDEX([.$R$2:.$R$50];[.H11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41JE91" calcext:value-type="string">
            <text:p>O41JE9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1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5]&gt;=[.$A$2];[.$A$1];[.E115]+INDEX([.$O$2:.$O$50];[.H116])+(RAND()*INDEX([.$N$2:.$N$50];[.H116])))" office:value-type="date" office:date-value="2018-07-06T18:54:08.615872" calcext:value-type="date">
            <text:p>6-7-2018</text:p>
          </table:table-cell>
          <table:table-cell table:style-name="ce13" table:formula="of:=[.K116]&amp;&quot; &quot;&amp;INDEX([.$Q$2:.$Q$50];[.H116])" office:value-type="string" office:string-value="R33US82 Vending Machine" calcext:value-type="string">
            <text:p>R33US82 Vending Machine</text:p>
          </table:table-cell>
          <table:table-cell table:style-name="ce15" table:formula="of:=INDEX([.$T$2:.$T$50];[.H116])+(RAND()*INDEX([.$S$2:.$S$50];[.H116]))" office:value-type="currency" office:currency="EUR" office:value="-1.56144626861726" calcext:value-type="currency">
            <text:p>-€ 1.56</text:p>
          </table:table-cell>
          <table:table-cell table:style-name="ce16" table:formula="of:=IF([.E115]&gt;=[.$A$2];[.H115]+1;[.H115])" office:value-type="float" office:value="3" calcext:value-type="float">
            <text:p>3</text:p>
          </table:table-cell>
          <table:table-cell/>
          <table:table-cell table:style-name="ce18" table:formula="of:=INDEX([.$R$2:.$R$50];[.H11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33US82" calcext:value-type="string">
            <text:p>R33US8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1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6]&gt;=[.$A$2];[.$A$1];[.E116]+INDEX([.$O$2:.$O$50];[.H117])+(RAND()*INDEX([.$N$2:.$N$50];[.H117])))" office:value-type="date" office:date-value="2018-07-09T15:04:17.282019" calcext:value-type="date">
            <text:p>9-7-2018</text:p>
          </table:table-cell>
          <table:table-cell table:style-name="ce13" table:formula="of:=[.K117]&amp;&quot; &quot;&amp;INDEX([.$Q$2:.$Q$50];[.H117])" office:value-type="string" office:string-value="U20CK31 Vending Machine" calcext:value-type="string">
            <text:p>U20CK31 Vending Machine</text:p>
          </table:table-cell>
          <table:table-cell table:style-name="ce15" table:formula="of:=INDEX([.$T$2:.$T$50];[.H117])+(RAND()*INDEX([.$S$2:.$S$50];[.H117]))" office:value-type="currency" office:currency="EUR" office:value="-1.51084815881727" calcext:value-type="currency">
            <text:p>-€ 1.51</text:p>
          </table:table-cell>
          <table:table-cell table:style-name="ce16" table:formula="of:=IF([.E116]&gt;=[.$A$2];[.H116]+1;[.H116])" office:value-type="float" office:value="3" calcext:value-type="float">
            <text:p>3</text:p>
          </table:table-cell>
          <table:table-cell/>
          <table:table-cell table:style-name="ce18" table:formula="of:=INDEX([.$R$2:.$R$50];[.H11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20CK31" calcext:value-type="string">
            <text:p>U20CK3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1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7]&gt;=[.$A$2];[.$A$1];[.E117]+INDEX([.$O$2:.$O$50];[.H118])+(RAND()*INDEX([.$N$2:.$N$50];[.H118])))" office:value-type="date" office:date-value="2018-07-18T15:59:17.518814" calcext:value-type="date">
            <text:p>18-7-2018</text:p>
          </table:table-cell>
          <table:table-cell table:style-name="ce13" table:formula="of:=[.K118]&amp;&quot; &quot;&amp;INDEX([.$Q$2:.$Q$50];[.H118])" office:value-type="string" office:string-value="B41QO53 Vending Machine" calcext:value-type="string">
            <text:p>B41QO53 Vending Machine</text:p>
          </table:table-cell>
          <table:table-cell table:style-name="ce15" table:formula="of:=INDEX([.$T$2:.$T$50];[.H118])+(RAND()*INDEX([.$S$2:.$S$50];[.H118]))" office:value-type="currency" office:currency="EUR" office:value="-1.93136669001521" calcext:value-type="currency">
            <text:p>-€ 1.93</text:p>
          </table:table-cell>
          <table:table-cell table:style-name="ce16" table:formula="of:=IF([.E117]&gt;=[.$A$2];[.H117]+1;[.H117])" office:value-type="float" office:value="3" calcext:value-type="float">
            <text:p>3</text:p>
          </table:table-cell>
          <table:table-cell/>
          <table:table-cell table:style-name="ce18" table:formula="of:=INDEX([.$R$2:.$R$50];[.H11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41QO53" calcext:value-type="string">
            <text:p>B41QO53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1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8]&gt;=[.$A$2];[.$A$1];[.E118]+INDEX([.$O$2:.$O$50];[.H119])+(RAND()*INDEX([.$N$2:.$N$50];[.H119])))" office:value-type="date" office:date-value="2018-07-30T08:24:16.891644" calcext:value-type="date">
            <text:p>30-7-2018</text:p>
          </table:table-cell>
          <table:table-cell table:style-name="ce13" table:formula="of:=[.K119]&amp;&quot; &quot;&amp;INDEX([.$Q$2:.$Q$50];[.H119])" office:value-type="string" office:string-value="S39RE79 Vending Machine" calcext:value-type="string">
            <text:p>S39RE79 Vending Machine</text:p>
          </table:table-cell>
          <table:table-cell table:style-name="ce15" table:formula="of:=INDEX([.$T$2:.$T$50];[.H119])+(RAND()*INDEX([.$S$2:.$S$50];[.H119]))" office:value-type="currency" office:currency="EUR" office:value="-1.79674059147717" calcext:value-type="currency">
            <text:p>-€ 1.80</text:p>
          </table:table-cell>
          <table:table-cell table:style-name="ce16" table:formula="of:=IF([.E118]&gt;=[.$A$2];[.H118]+1;[.H118])" office:value-type="float" office:value="3" calcext:value-type="float">
            <text:p>3</text:p>
          </table:table-cell>
          <table:table-cell/>
          <table:table-cell table:style-name="ce18" table:formula="of:=INDEX([.$R$2:.$R$50];[.H11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39RE79" calcext:value-type="string">
            <text:p>S39RE7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1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19]&gt;=[.$A$2];[.$A$1];[.E119]+INDEX([.$O$2:.$O$50];[.H120])+(RAND()*INDEX([.$N$2:.$N$50];[.H120])))" office:value-type="date" office:date-value="2018-08-07T07:12:48.840155" calcext:value-type="date">
            <text:p>7-8-2018</text:p>
          </table:table-cell>
          <table:table-cell table:style-name="ce13" table:formula="of:=[.K120]&amp;&quot; &quot;&amp;INDEX([.$Q$2:.$Q$50];[.H120])" office:value-type="string" office:string-value="E23WN83 Vending Machine" calcext:value-type="string">
            <text:p>E23WN83 Vending Machine</text:p>
          </table:table-cell>
          <table:table-cell table:style-name="ce15" table:formula="of:=INDEX([.$T$2:.$T$50];[.H120])+(RAND()*INDEX([.$S$2:.$S$50];[.H120]))" office:value-type="currency" office:currency="EUR" office:value="-1.6718340855599" calcext:value-type="currency">
            <text:p>-€ 1.67</text:p>
          </table:table-cell>
          <table:table-cell table:style-name="ce16" table:formula="of:=IF([.E119]&gt;=[.$A$2];[.H119]+1;[.H119])" office:value-type="float" office:value="3" calcext:value-type="float">
            <text:p>3</text:p>
          </table:table-cell>
          <table:table-cell/>
          <table:table-cell table:style-name="ce18" table:formula="of:=INDEX([.$R$2:.$R$50];[.H12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23WN83" calcext:value-type="string">
            <text:p>E23WN83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0]&gt;=[.$A$2];[.$A$1];[.E120]+INDEX([.$O$2:.$O$50];[.H121])+(RAND()*INDEX([.$N$2:.$N$50];[.H121])))" office:value-type="date" office:date-value="2018-08-16T19:21:24.539103" calcext:value-type="date">
            <text:p>16-8-2018</text:p>
          </table:table-cell>
          <table:table-cell table:style-name="ce13" table:formula="of:=[.K121]&amp;&quot; &quot;&amp;INDEX([.$Q$2:.$Q$50];[.H121])" office:value-type="string" office:string-value="H71WB72 Vending Machine" calcext:value-type="string">
            <text:p>H71WB72 Vending Machine</text:p>
          </table:table-cell>
          <table:table-cell table:style-name="ce15" table:formula="of:=INDEX([.$T$2:.$T$50];[.H121])+(RAND()*INDEX([.$S$2:.$S$50];[.H121]))" office:value-type="currency" office:currency="EUR" office:value="-1.4758770713339" calcext:value-type="currency">
            <text:p>-€ 1.48</text:p>
          </table:table-cell>
          <table:table-cell table:style-name="ce16" table:formula="of:=IF([.E120]&gt;=[.$A$2];[.H120]+1;[.H120])" office:value-type="float" office:value="3" calcext:value-type="float">
            <text:p>3</text:p>
          </table:table-cell>
          <table:table-cell/>
          <table:table-cell table:style-name="ce18" table:formula="of:=INDEX([.$R$2:.$R$50];[.H12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71WB72" calcext:value-type="string">
            <text:p>H71WB7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1]&gt;=[.$A$2];[.$A$1];[.E121]+INDEX([.$O$2:.$O$50];[.H122])+(RAND()*INDEX([.$N$2:.$N$50];[.H122])))" office:value-type="date" office:date-value="2018-08-27T23:17:12.564229" calcext:value-type="date">
            <text:p>27-8-2018</text:p>
          </table:table-cell>
          <table:table-cell table:style-name="ce13" table:formula="of:=[.K122]&amp;&quot; &quot;&amp;INDEX([.$Q$2:.$Q$50];[.H122])" office:value-type="string" office:string-value="C95GX17 Vending Machine" calcext:value-type="string">
            <text:p>C95GX17 Vending Machine</text:p>
          </table:table-cell>
          <table:table-cell table:style-name="ce15" table:formula="of:=INDEX([.$T$2:.$T$50];[.H122])+(RAND()*INDEX([.$S$2:.$S$50];[.H122]))" office:value-type="currency" office:currency="EUR" office:value="-1.08427218216697" calcext:value-type="currency">
            <text:p>-€ 1.08</text:p>
          </table:table-cell>
          <table:table-cell table:style-name="ce16" table:formula="of:=IF([.E121]&gt;=[.$A$2];[.H121]+1;[.H121])" office:value-type="float" office:value="3" calcext:value-type="float">
            <text:p>3</text:p>
          </table:table-cell>
          <table:table-cell/>
          <table:table-cell table:style-name="ce18" table:formula="of:=INDEX([.$R$2:.$R$50];[.H12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95GX17" calcext:value-type="string">
            <text:p>C95GX1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2]&gt;=[.$A$2];[.$A$1];[.E122]+INDEX([.$O$2:.$O$50];[.H123])+(RAND()*INDEX([.$N$2:.$N$50];[.H123])))" office:value-type="date" office:date-value="2018-09-04T07:56:26.71053" calcext:value-type="date">
            <text:p>4-9-2018</text:p>
          </table:table-cell>
          <table:table-cell table:style-name="ce13" table:formula="of:=[.K123]&amp;&quot; &quot;&amp;INDEX([.$Q$2:.$Q$50];[.H123])" office:value-type="string" office:string-value="S88AS55 Vending Machine" calcext:value-type="string">
            <text:p>S88AS55 Vending Machine</text:p>
          </table:table-cell>
          <table:table-cell table:style-name="ce15" table:formula="of:=INDEX([.$T$2:.$T$50];[.H123])+(RAND()*INDEX([.$S$2:.$S$50];[.H123]))" office:value-type="currency" office:currency="EUR" office:value="-1.68730148951604" calcext:value-type="currency">
            <text:p>-€ 1.69</text:p>
          </table:table-cell>
          <table:table-cell table:style-name="ce16" table:formula="of:=IF([.E122]&gt;=[.$A$2];[.H122]+1;[.H122])" office:value-type="float" office:value="3" calcext:value-type="float">
            <text:p>3</text:p>
          </table:table-cell>
          <table:table-cell/>
          <table:table-cell table:style-name="ce18" table:formula="of:=INDEX([.$R$2:.$R$50];[.H12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88AS55" calcext:value-type="string">
            <text:p>S88AS5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3]&gt;=[.$A$2];[.$A$1];[.E123]+INDEX([.$O$2:.$O$50];[.H124])+(RAND()*INDEX([.$N$2:.$N$50];[.H124])))" office:value-type="date" office:date-value="2018-09-15T09:49:29.811004" calcext:value-type="date">
            <text:p>15-9-2018</text:p>
          </table:table-cell>
          <table:table-cell table:style-name="ce13" table:formula="of:=[.K124]&amp;&quot; &quot;&amp;INDEX([.$Q$2:.$Q$50];[.H124])" office:value-type="string" office:string-value="H50DZ45 Vending Machine" calcext:value-type="string">
            <text:p>H50DZ45 Vending Machine</text:p>
          </table:table-cell>
          <table:table-cell table:style-name="ce15" table:formula="of:=INDEX([.$T$2:.$T$50];[.H124])+(RAND()*INDEX([.$S$2:.$S$50];[.H124]))" office:value-type="currency" office:currency="EUR" office:value="-1.20768764031609" calcext:value-type="currency">
            <text:p>-€ 1.21</text:p>
          </table:table-cell>
          <table:table-cell table:style-name="ce16" table:formula="of:=IF([.E123]&gt;=[.$A$2];[.H123]+1;[.H123])" office:value-type="float" office:value="3" calcext:value-type="float">
            <text:p>3</text:p>
          </table:table-cell>
          <table:table-cell/>
          <table:table-cell table:style-name="ce18" table:formula="of:=INDEX([.$R$2:.$R$50];[.H12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50DZ45" calcext:value-type="string">
            <text:p>H50DZ4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4]&gt;=[.$A$2];[.$A$1];[.E124]+INDEX([.$O$2:.$O$50];[.H125])+(RAND()*INDEX([.$N$2:.$N$50];[.H125])))" office:value-type="date" office:date-value="2018-09-26T22:12:05.382344" calcext:value-type="date">
            <text:p>26-9-2018</text:p>
          </table:table-cell>
          <table:table-cell table:style-name="ce13" table:formula="of:=[.K125]&amp;&quot; &quot;&amp;INDEX([.$Q$2:.$Q$50];[.H125])" office:value-type="string" office:string-value="B61NW45 Vending Machine" calcext:value-type="string">
            <text:p>B61NW45 Vending Machine</text:p>
          </table:table-cell>
          <table:table-cell table:style-name="ce15" table:formula="of:=INDEX([.$T$2:.$T$50];[.H125])+(RAND()*INDEX([.$S$2:.$S$50];[.H125]))" office:value-type="currency" office:currency="EUR" office:value="-1.9546471902811" calcext:value-type="currency">
            <text:p>-€ 1.95</text:p>
          </table:table-cell>
          <table:table-cell table:style-name="ce16" table:formula="of:=IF([.E124]&gt;=[.$A$2];[.H124]+1;[.H124])" office:value-type="float" office:value="3" calcext:value-type="float">
            <text:p>3</text:p>
          </table:table-cell>
          <table:table-cell/>
          <table:table-cell table:style-name="ce18" table:formula="of:=INDEX([.$R$2:.$R$50];[.H12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61NW45" calcext:value-type="string">
            <text:p>B61NW4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5]&gt;=[.$A$2];[.$A$1];[.E125]+INDEX([.$O$2:.$O$50];[.H126])+(RAND()*INDEX([.$N$2:.$N$50];[.H126])))" office:value-type="date" office:date-value="2018-09-30T12:21:47.952954" calcext:value-type="date">
            <text:p>30-9-2018</text:p>
          </table:table-cell>
          <table:table-cell table:style-name="ce13" table:formula="of:=[.K126]&amp;&quot; &quot;&amp;INDEX([.$Q$2:.$Q$50];[.H126])" office:value-type="string" office:string-value="F15QN25 Vending Machine" calcext:value-type="string">
            <text:p>F15QN25 Vending Machine</text:p>
          </table:table-cell>
          <table:table-cell table:style-name="ce15" table:formula="of:=INDEX([.$T$2:.$T$50];[.H126])+(RAND()*INDEX([.$S$2:.$S$50];[.H126]))" office:value-type="currency" office:currency="EUR" office:value="-1.8156801982237" calcext:value-type="currency">
            <text:p>-€ 1.82</text:p>
          </table:table-cell>
          <table:table-cell table:style-name="ce16" table:formula="of:=IF([.E125]&gt;=[.$A$2];[.H125]+1;[.H125])" office:value-type="float" office:value="3" calcext:value-type="float">
            <text:p>3</text:p>
          </table:table-cell>
          <table:table-cell/>
          <table:table-cell table:style-name="ce18" table:formula="of:=INDEX([.$R$2:.$R$50];[.H12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15QN25" calcext:value-type="string">
            <text:p>F15QN2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6]&gt;=[.$A$2];[.$A$1];[.E126]+INDEX([.$O$2:.$O$50];[.H127])+(RAND()*INDEX([.$N$2:.$N$50];[.H127])))" office:value-type="date" office:date-value="2018-10-12T04:51:03.232383" calcext:value-type="date">
            <text:p>12-10-2018</text:p>
          </table:table-cell>
          <table:table-cell table:style-name="ce13" table:formula="of:=[.K127]&amp;&quot; &quot;&amp;INDEX([.$Q$2:.$Q$50];[.H127])" office:value-type="string" office:string-value="C96FH72 Vending Machine" calcext:value-type="string">
            <text:p>C96FH72 Vending Machine</text:p>
          </table:table-cell>
          <table:table-cell table:style-name="ce15" table:formula="of:=INDEX([.$T$2:.$T$50];[.H127])+(RAND()*INDEX([.$S$2:.$S$50];[.H127]))" office:value-type="currency" office:currency="EUR" office:value="-1.67625195297936" calcext:value-type="currency">
            <text:p>-€ 1.68</text:p>
          </table:table-cell>
          <table:table-cell table:style-name="ce16" table:formula="of:=IF([.E126]&gt;=[.$A$2];[.H126]+1;[.H126])" office:value-type="float" office:value="3" calcext:value-type="float">
            <text:p>3</text:p>
          </table:table-cell>
          <table:table-cell/>
          <table:table-cell table:style-name="ce18" table:formula="of:=INDEX([.$R$2:.$R$50];[.H12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96FH72" calcext:value-type="string">
            <text:p>C96FH7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7]&gt;=[.$A$2];[.$A$1];[.E127]+INDEX([.$O$2:.$O$50];[.H128])+(RAND()*INDEX([.$N$2:.$N$50];[.H128])))" office:value-type="date" office:date-value="2018-10-20T06:16:14.55903" calcext:value-type="date">
            <text:p>20-10-2018</text:p>
          </table:table-cell>
          <table:table-cell table:style-name="ce13" table:formula="of:=[.K128]&amp;&quot; &quot;&amp;INDEX([.$Q$2:.$Q$50];[.H128])" office:value-type="string" office:string-value="I38PQ63 Vending Machine" calcext:value-type="string">
            <text:p>I38PQ63 Vending Machine</text:p>
          </table:table-cell>
          <table:table-cell table:style-name="ce15" table:formula="of:=INDEX([.$T$2:.$T$50];[.H128])+(RAND()*INDEX([.$S$2:.$S$50];[.H128]))" office:value-type="currency" office:currency="EUR" office:value="-1.39626088414714" calcext:value-type="currency">
            <text:p>-€ 1.40</text:p>
          </table:table-cell>
          <table:table-cell table:style-name="ce16" table:formula="of:=IF([.E127]&gt;=[.$A$2];[.H127]+1;[.H127])" office:value-type="float" office:value="3" calcext:value-type="float">
            <text:p>3</text:p>
          </table:table-cell>
          <table:table-cell/>
          <table:table-cell table:style-name="ce18" table:formula="of:=INDEX([.$R$2:.$R$50];[.H12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38PQ63" calcext:value-type="string">
            <text:p>I38PQ63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8]&gt;=[.$A$2];[.$A$1];[.E128]+INDEX([.$O$2:.$O$50];[.H129])+(RAND()*INDEX([.$N$2:.$N$50];[.H129])))" office:value-type="date" office:date-value="2018-10-31T20:57:48.024635" calcext:value-type="date">
            <text:p>31-10-2018</text:p>
          </table:table-cell>
          <table:table-cell table:style-name="ce13" table:formula="of:=[.K129]&amp;&quot; &quot;&amp;INDEX([.$Q$2:.$Q$50];[.H129])" office:value-type="string" office:string-value="C34PQ82 Vending Machine" calcext:value-type="string">
            <text:p>C34PQ82 Vending Machine</text:p>
          </table:table-cell>
          <table:table-cell table:style-name="ce15" table:formula="of:=INDEX([.$T$2:.$T$50];[.H129])+(RAND()*INDEX([.$S$2:.$S$50];[.H129]))" office:value-type="currency" office:currency="EUR" office:value="-1.91799128576585" calcext:value-type="currency">
            <text:p>-€ 1.92</text:p>
          </table:table-cell>
          <table:table-cell table:style-name="ce16" table:formula="of:=IF([.E128]&gt;=[.$A$2];[.H128]+1;[.H128])" office:value-type="float" office:value="3" calcext:value-type="float">
            <text:p>3</text:p>
          </table:table-cell>
          <table:table-cell/>
          <table:table-cell table:style-name="ce18" table:formula="of:=INDEX([.$R$2:.$R$50];[.H12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34PQ82" calcext:value-type="string">
            <text:p>C34PQ8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2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29]&gt;=[.$A$2];[.$A$1];[.E129]+INDEX([.$O$2:.$O$50];[.H130])+(RAND()*INDEX([.$N$2:.$N$50];[.H130])))" office:value-type="date" office:date-value="2018-11-04T15:29:35.503185" calcext:value-type="date">
            <text:p>4-11-2018</text:p>
          </table:table-cell>
          <table:table-cell table:style-name="ce13" table:formula="of:=[.K130]&amp;&quot; &quot;&amp;INDEX([.$Q$2:.$Q$50];[.H130])" office:value-type="string" office:string-value="N18OT31 Vending Machine" calcext:value-type="string">
            <text:p>N18OT31 Vending Machine</text:p>
          </table:table-cell>
          <table:table-cell table:style-name="ce15" table:formula="of:=INDEX([.$T$2:.$T$50];[.H130])+(RAND()*INDEX([.$S$2:.$S$50];[.H130]))" office:value-type="currency" office:currency="EUR" office:value="-1.88575410245845" calcext:value-type="currency">
            <text:p>-€ 1.89</text:p>
          </table:table-cell>
          <table:table-cell table:style-name="ce16" table:formula="of:=IF([.E129]&gt;=[.$A$2];[.H129]+1;[.H129])" office:value-type="float" office:value="3" calcext:value-type="float">
            <text:p>3</text:p>
          </table:table-cell>
          <table:table-cell/>
          <table:table-cell table:style-name="ce18" table:formula="of:=INDEX([.$R$2:.$R$50];[.H13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18OT31" calcext:value-type="string">
            <text:p>N18OT3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0]&gt;=[.$A$2];[.$A$1];[.E130]+INDEX([.$O$2:.$O$50];[.H131])+(RAND()*INDEX([.$N$2:.$N$50];[.H131])))" office:value-type="date" office:date-value="2018-11-09T19:05:40.613835" calcext:value-type="date">
            <text:p>9-11-2018</text:p>
          </table:table-cell>
          <table:table-cell table:style-name="ce13" table:formula="of:=[.K131]&amp;&quot; &quot;&amp;INDEX([.$Q$2:.$Q$50];[.H131])" office:value-type="string" office:string-value="V98PT34 Vending Machine" calcext:value-type="string">
            <text:p>V98PT34 Vending Machine</text:p>
          </table:table-cell>
          <table:table-cell table:style-name="ce15" table:formula="of:=INDEX([.$T$2:.$T$50];[.H131])+(RAND()*INDEX([.$S$2:.$S$50];[.H131]))" office:value-type="currency" office:currency="EUR" office:value="-1.01315637782353" calcext:value-type="currency">
            <text:p>-€ 1.01</text:p>
          </table:table-cell>
          <table:table-cell table:style-name="ce16" table:formula="of:=IF([.E130]&gt;=[.$A$2];[.H130]+1;[.H130])" office:value-type="float" office:value="3" calcext:value-type="float">
            <text:p>3</text:p>
          </table:table-cell>
          <table:table-cell/>
          <table:table-cell table:style-name="ce18" table:formula="of:=INDEX([.$R$2:.$R$50];[.H13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98PT34" calcext:value-type="string">
            <text:p>V98PT3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1]&gt;=[.$A$2];[.$A$1];[.E131]+INDEX([.$O$2:.$O$50];[.H132])+(RAND()*INDEX([.$N$2:.$N$50];[.H132])))" office:value-type="date" office:date-value="2018-11-21T11:22:26.917315" calcext:value-type="date">
            <text:p>21-11-2018</text:p>
          </table:table-cell>
          <table:table-cell table:style-name="ce13" table:formula="of:=[.K132]&amp;&quot; &quot;&amp;INDEX([.$Q$2:.$Q$50];[.H132])" office:value-type="string" office:string-value="I17HW37 Vending Machine" calcext:value-type="string">
            <text:p>I17HW37 Vending Machine</text:p>
          </table:table-cell>
          <table:table-cell table:style-name="ce15" table:formula="of:=INDEX([.$T$2:.$T$50];[.H132])+(RAND()*INDEX([.$S$2:.$S$50];[.H132]))" office:value-type="currency" office:currency="EUR" office:value="-1.58077004975848" calcext:value-type="currency">
            <text:p>-€ 1.58</text:p>
          </table:table-cell>
          <table:table-cell table:style-name="ce16" table:formula="of:=IF([.E131]&gt;=[.$A$2];[.H131]+1;[.H131])" office:value-type="float" office:value="3" calcext:value-type="float">
            <text:p>3</text:p>
          </table:table-cell>
          <table:table-cell/>
          <table:table-cell table:style-name="ce18" table:formula="of:=INDEX([.$R$2:.$R$50];[.H13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17HW37" calcext:value-type="string">
            <text:p>I17HW3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2]&gt;=[.$A$2];[.$A$1];[.E132]+INDEX([.$O$2:.$O$50];[.H133])+(RAND()*INDEX([.$N$2:.$N$50];[.H133])))" office:value-type="date" office:date-value="2018-11-27T16:23:05.573687" calcext:value-type="date">
            <text:p>27-11-2018</text:p>
          </table:table-cell>
          <table:table-cell table:style-name="ce13" table:formula="of:=[.K133]&amp;&quot; &quot;&amp;INDEX([.$Q$2:.$Q$50];[.H133])" office:value-type="string" office:string-value="D59IN20 Vending Machine" calcext:value-type="string">
            <text:p>D59IN20 Vending Machine</text:p>
          </table:table-cell>
          <table:table-cell table:style-name="ce15" table:formula="of:=INDEX([.$T$2:.$T$50];[.H133])+(RAND()*INDEX([.$S$2:.$S$50];[.H133]))" office:value-type="currency" office:currency="EUR" office:value="-1.55462610579808" calcext:value-type="currency">
            <text:p>-€ 1.55</text:p>
          </table:table-cell>
          <table:table-cell table:style-name="ce16" table:formula="of:=IF([.E132]&gt;=[.$A$2];[.H132]+1;[.H132])" office:value-type="float" office:value="3" calcext:value-type="float">
            <text:p>3</text:p>
          </table:table-cell>
          <table:table-cell/>
          <table:table-cell table:style-name="ce18" table:formula="of:=INDEX([.$R$2:.$R$50];[.H13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59IN20" calcext:value-type="string">
            <text:p>D59IN2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3]&gt;=[.$A$2];[.$A$1];[.E133]+INDEX([.$O$2:.$O$50];[.H134])+(RAND()*INDEX([.$N$2:.$N$50];[.H134])))" office:value-type="date" office:date-value="2018-12-06T00:10:29.575077" calcext:value-type="date">
            <text:p>6-12-2018</text:p>
          </table:table-cell>
          <table:table-cell table:style-name="ce13" table:formula="of:=[.K134]&amp;&quot; &quot;&amp;INDEX([.$Q$2:.$Q$50];[.H134])" office:value-type="string" office:string-value="D57TU22 Vending Machine" calcext:value-type="string">
            <text:p>D57TU22 Vending Machine</text:p>
          </table:table-cell>
          <table:table-cell table:style-name="ce15" table:formula="of:=INDEX([.$T$2:.$T$50];[.H134])+(RAND()*INDEX([.$S$2:.$S$50];[.H134]))" office:value-type="currency" office:currency="EUR" office:value="-1.18736320269111" calcext:value-type="currency">
            <text:p>-€ 1.19</text:p>
          </table:table-cell>
          <table:table-cell table:style-name="ce16" table:formula="of:=IF([.E133]&gt;=[.$A$2];[.H133]+1;[.H133])" office:value-type="float" office:value="3" calcext:value-type="float">
            <text:p>3</text:p>
          </table:table-cell>
          <table:table-cell/>
          <table:table-cell table:style-name="ce18" table:formula="of:=INDEX([.$R$2:.$R$50];[.H13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57TU22" calcext:value-type="string">
            <text:p>D57TU2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4]&gt;=[.$A$2];[.$A$1];[.E134]+INDEX([.$O$2:.$O$50];[.H135])+(RAND()*INDEX([.$N$2:.$N$50];[.H135])))" office:value-type="date" office:date-value="2018-12-16T02:46:46.411365" calcext:value-type="date">
            <text:p>16-12-2018</text:p>
          </table:table-cell>
          <table:table-cell table:style-name="ce13" table:formula="of:=[.K135]&amp;&quot; &quot;&amp;INDEX([.$Q$2:.$Q$50];[.H135])" office:value-type="string" office:string-value="W91DR34 Vending Machine" calcext:value-type="string">
            <text:p>W91DR34 Vending Machine</text:p>
          </table:table-cell>
          <table:table-cell table:style-name="ce15" table:formula="of:=INDEX([.$T$2:.$T$50];[.H135])+(RAND()*INDEX([.$S$2:.$S$50];[.H135]))" office:value-type="currency" office:currency="EUR" office:value="-1.8134430104138" calcext:value-type="currency">
            <text:p>-€ 1.81</text:p>
          </table:table-cell>
          <table:table-cell table:style-name="ce16" table:formula="of:=IF([.E134]&gt;=[.$A$2];[.H134]+1;[.H134])" office:value-type="float" office:value="3" calcext:value-type="float">
            <text:p>3</text:p>
          </table:table-cell>
          <table:table-cell/>
          <table:table-cell table:style-name="ce18" table:formula="of:=INDEX([.$R$2:.$R$50];[.H13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91DR34" calcext:value-type="string">
            <text:p>W91DR3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5]&gt;=[.$A$2];[.$A$1];[.E135]+INDEX([.$O$2:.$O$50];[.H136])+(RAND()*INDEX([.$N$2:.$N$50];[.H136])))" office:value-type="date" office:date-value="2018-12-24T11:08:34.515431" calcext:value-type="date">
            <text:p>24-12-2018</text:p>
          </table:table-cell>
          <table:table-cell table:style-name="ce13" table:formula="of:=[.K136]&amp;&quot; &quot;&amp;INDEX([.$Q$2:.$Q$50];[.H136])" office:value-type="string" office:string-value="N23VZ43 Vending Machine" calcext:value-type="string">
            <text:p>N23VZ43 Vending Machine</text:p>
          </table:table-cell>
          <table:table-cell table:style-name="ce15" table:formula="of:=INDEX([.$T$2:.$T$50];[.H136])+(RAND()*INDEX([.$S$2:.$S$50];[.H136]))" office:value-type="currency" office:currency="EUR" office:value="-1.89674328787158" calcext:value-type="currency">
            <text:p>-€ 1.90</text:p>
          </table:table-cell>
          <table:table-cell table:style-name="ce16" table:formula="of:=IF([.E135]&gt;=[.$A$2];[.H135]+1;[.H135])" office:value-type="float" office:value="3" calcext:value-type="float">
            <text:p>3</text:p>
          </table:table-cell>
          <table:table-cell/>
          <table:table-cell table:style-name="ce18" table:formula="of:=INDEX([.$R$2:.$R$50];[.H13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23VZ43" calcext:value-type="string">
            <text:p>N23VZ43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6]&gt;=[.$A$2];[.$A$1];[.E136]+INDEX([.$O$2:.$O$50];[.H137])+(RAND()*INDEX([.$N$2:.$N$50];[.H137])))" office:value-type="date" office:date-value="2018-12-27T15:55:50.10534" calcext:value-type="date">
            <text:p>27-12-2018</text:p>
          </table:table-cell>
          <table:table-cell table:style-name="ce13" table:formula="of:=[.K137]&amp;&quot; &quot;&amp;INDEX([.$Q$2:.$Q$50];[.H137])" office:value-type="string" office:string-value="K20OY22 Vending Machine" calcext:value-type="string">
            <text:p>K20OY22 Vending Machine</text:p>
          </table:table-cell>
          <table:table-cell table:style-name="ce15" table:formula="of:=INDEX([.$T$2:.$T$50];[.H137])+(RAND()*INDEX([.$S$2:.$S$50];[.H137]))" office:value-type="currency" office:currency="EUR" office:value="-1.72314588328461" calcext:value-type="currency">
            <text:p>-€ 1.72</text:p>
          </table:table-cell>
          <table:table-cell table:style-name="ce16" table:formula="of:=IF([.E136]&gt;=[.$A$2];[.H136]+1;[.H136])" office:value-type="float" office:value="3" calcext:value-type="float">
            <text:p>3</text:p>
          </table:table-cell>
          <table:table-cell/>
          <table:table-cell table:style-name="ce18" table:formula="of:=INDEX([.$R$2:.$R$50];[.H13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20OY22" calcext:value-type="string">
            <text:p>K20OY2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7]&gt;=[.$A$2];[.$A$1];[.E137]+INDEX([.$O$2:.$O$50];[.H138])+(RAND()*INDEX([.$N$2:.$N$50];[.H138])))" office:value-type="date" office:date-value="2019-01-06T14:33:37.676675" calcext:value-type="date">
            <text:p>6-1-2019</text:p>
          </table:table-cell>
          <table:table-cell table:style-name="ce13" table:formula="of:=[.K138]&amp;&quot; &quot;&amp;INDEX([.$Q$2:.$Q$50];[.H138])" office:value-type="string" office:string-value="M90QB69 Vending Machine" calcext:value-type="string">
            <text:p>M90QB69 Vending Machine</text:p>
          </table:table-cell>
          <table:table-cell table:style-name="ce15" table:formula="of:=INDEX([.$T$2:.$T$50];[.H138])+(RAND()*INDEX([.$S$2:.$S$50];[.H138]))" office:value-type="currency" office:currency="EUR" office:value="-1.29254845146637" calcext:value-type="currency">
            <text:p>-€ 1.29</text:p>
          </table:table-cell>
          <table:table-cell table:style-name="ce16" table:formula="of:=IF([.E137]&gt;=[.$A$2];[.H137]+1;[.H137])" office:value-type="float" office:value="3" calcext:value-type="float">
            <text:p>3</text:p>
          </table:table-cell>
          <table:table-cell/>
          <table:table-cell table:style-name="ce18" table:formula="of:=INDEX([.$R$2:.$R$50];[.H13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90QB69" calcext:value-type="string">
            <text:p>M90QB6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8]&gt;=[.$A$2];[.$A$1];[.E138]+INDEX([.$O$2:.$O$50];[.H139])+(RAND()*INDEX([.$N$2:.$N$50];[.H139])))" office:value-type="date" office:date-value="2019-01-14T22:16:14.177172" calcext:value-type="date">
            <text:p>14-1-2019</text:p>
          </table:table-cell>
          <table:table-cell table:style-name="ce13" table:formula="of:=[.K139]&amp;&quot; &quot;&amp;INDEX([.$Q$2:.$Q$50];[.H139])" office:value-type="string" office:string-value="T60OJ29 Vending Machine" calcext:value-type="string">
            <text:p>T60OJ29 Vending Machine</text:p>
          </table:table-cell>
          <table:table-cell table:style-name="ce15" table:formula="of:=INDEX([.$T$2:.$T$50];[.H139])+(RAND()*INDEX([.$S$2:.$S$50];[.H139]))" office:value-type="currency" office:currency="EUR" office:value="-1.48726045299136" calcext:value-type="currency">
            <text:p>-€ 1.49</text:p>
          </table:table-cell>
          <table:table-cell table:style-name="ce16" table:formula="of:=IF([.E138]&gt;=[.$A$2];[.H138]+1;[.H138])" office:value-type="float" office:value="3" calcext:value-type="float">
            <text:p>3</text:p>
          </table:table-cell>
          <table:table-cell/>
          <table:table-cell table:style-name="ce18" table:formula="of:=INDEX([.$R$2:.$R$50];[.H13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60OJ29" calcext:value-type="string">
            <text:p>T60OJ2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3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39]&gt;=[.$A$2];[.$A$1];[.E139]+INDEX([.$O$2:.$O$50];[.H140])+(RAND()*INDEX([.$N$2:.$N$50];[.H140])))" office:value-type="date" office:date-value="2019-01-26T03:39:29.423726" calcext:value-type="date">
            <text:p>26-1-2019</text:p>
          </table:table-cell>
          <table:table-cell table:style-name="ce13" table:formula="of:=[.K140]&amp;&quot; &quot;&amp;INDEX([.$Q$2:.$Q$50];[.H140])" office:value-type="string" office:string-value="E25GL71 Vending Machine" calcext:value-type="string">
            <text:p>E25GL71 Vending Machine</text:p>
          </table:table-cell>
          <table:table-cell table:style-name="ce15" table:formula="of:=INDEX([.$T$2:.$T$50];[.H140])+(RAND()*INDEX([.$S$2:.$S$50];[.H140]))" office:value-type="currency" office:currency="EUR" office:value="-1.86497310925736" calcext:value-type="currency">
            <text:p>-€ 1.86</text:p>
          </table:table-cell>
          <table:table-cell table:style-name="ce16" table:formula="of:=IF([.E139]&gt;=[.$A$2];[.H139]+1;[.H139])" office:value-type="float" office:value="3" calcext:value-type="float">
            <text:p>3</text:p>
          </table:table-cell>
          <table:table-cell/>
          <table:table-cell table:style-name="ce18" table:formula="of:=INDEX([.$R$2:.$R$50];[.H14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25GL71" calcext:value-type="string">
            <text:p>E25GL7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0]&gt;=[.$A$2];[.$A$1];[.E140]+INDEX([.$O$2:.$O$50];[.H141])+(RAND()*INDEX([.$N$2:.$N$50];[.H141])))" office:value-type="date" office:date-value="2019-01-30T07:21:02.270528" calcext:value-type="date">
            <text:p>30-1-2019</text:p>
          </table:table-cell>
          <table:table-cell table:style-name="ce13" table:formula="of:=[.K141]&amp;&quot; &quot;&amp;INDEX([.$Q$2:.$Q$50];[.H141])" office:value-type="string" office:string-value="S48NT60 Vending Machine" calcext:value-type="string">
            <text:p>S48NT60 Vending Machine</text:p>
          </table:table-cell>
          <table:table-cell table:style-name="ce15" table:formula="of:=INDEX([.$T$2:.$T$50];[.H141])+(RAND()*INDEX([.$S$2:.$S$50];[.H141]))" office:value-type="currency" office:currency="EUR" office:value="-1.09200200723931" calcext:value-type="currency">
            <text:p>-€ 1.09</text:p>
          </table:table-cell>
          <table:table-cell table:style-name="ce16" table:formula="of:=IF([.E140]&gt;=[.$A$2];[.H140]+1;[.H140])" office:value-type="float" office:value="3" calcext:value-type="float">
            <text:p>3</text:p>
          </table:table-cell>
          <table:table-cell/>
          <table:table-cell table:style-name="ce18" table:formula="of:=INDEX([.$R$2:.$R$50];[.H14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48NT60" calcext:value-type="string">
            <text:p>S48NT6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1]&gt;=[.$A$2];[.$A$1];[.E141]+INDEX([.$O$2:.$O$50];[.H142])+(RAND()*INDEX([.$N$2:.$N$50];[.H142])))" office:value-type="date" office:date-value="2019-02-07T16:30:49.90542" calcext:value-type="date">
            <text:p>7-2-2019</text:p>
          </table:table-cell>
          <table:table-cell table:style-name="ce13" table:formula="of:=[.K142]&amp;&quot; &quot;&amp;INDEX([.$Q$2:.$Q$50];[.H142])" office:value-type="string" office:string-value="S44IP79 Vending Machine" calcext:value-type="string">
            <text:p>S44IP79 Vending Machine</text:p>
          </table:table-cell>
          <table:table-cell table:style-name="ce15" table:formula="of:=INDEX([.$T$2:.$T$50];[.H142])+(RAND()*INDEX([.$S$2:.$S$50];[.H142]))" office:value-type="currency" office:currency="EUR" office:value="-1.17105584890475" calcext:value-type="currency">
            <text:p>-€ 1.17</text:p>
          </table:table-cell>
          <table:table-cell table:style-name="ce16" table:formula="of:=IF([.E141]&gt;=[.$A$2];[.H141]+1;[.H141])" office:value-type="float" office:value="3" calcext:value-type="float">
            <text:p>3</text:p>
          </table:table-cell>
          <table:table-cell/>
          <table:table-cell table:style-name="ce18" table:formula="of:=INDEX([.$R$2:.$R$50];[.H14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44IP79" calcext:value-type="string">
            <text:p>S44IP7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2]&gt;=[.$A$2];[.$A$1];[.E142]+INDEX([.$O$2:.$O$50];[.H143])+(RAND()*INDEX([.$N$2:.$N$50];[.H143])))" office:value-type="date" office:date-value="2019-02-19T11:16:54.849204" calcext:value-type="date">
            <text:p>19-2-2019</text:p>
          </table:table-cell>
          <table:table-cell table:style-name="ce13" table:formula="of:=[.K143]&amp;&quot; &quot;&amp;INDEX([.$Q$2:.$Q$50];[.H143])" office:value-type="string" office:string-value="L76HW86 Vending Machine" calcext:value-type="string">
            <text:p>L76HW86 Vending Machine</text:p>
          </table:table-cell>
          <table:table-cell table:style-name="ce15" table:formula="of:=INDEX([.$T$2:.$T$50];[.H143])+(RAND()*INDEX([.$S$2:.$S$50];[.H143]))" office:value-type="currency" office:currency="EUR" office:value="-1.87412269953722" calcext:value-type="currency">
            <text:p>-€ 1.87</text:p>
          </table:table-cell>
          <table:table-cell table:style-name="ce16" table:formula="of:=IF([.E142]&gt;=[.$A$2];[.H142]+1;[.H142])" office:value-type="float" office:value="3" calcext:value-type="float">
            <text:p>3</text:p>
          </table:table-cell>
          <table:table-cell/>
          <table:table-cell table:style-name="ce18" table:formula="of:=INDEX([.$R$2:.$R$50];[.H14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76HW86" calcext:value-type="string">
            <text:p>L76HW8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3]&gt;=[.$A$2];[.$A$1];[.E143]+INDEX([.$O$2:.$O$50];[.H144])+(RAND()*INDEX([.$N$2:.$N$50];[.H144])))" office:value-type="date" office:date-value="2019-03-01T12:04:16.564992" calcext:value-type="date">
            <text:p>1-3-2019</text:p>
          </table:table-cell>
          <table:table-cell table:style-name="ce13" table:formula="of:=[.K144]&amp;&quot; &quot;&amp;INDEX([.$Q$2:.$Q$50];[.H144])" office:value-type="string" office:string-value="Y54DM80 Vending Machine" calcext:value-type="string">
            <text:p>Y54DM80 Vending Machine</text:p>
          </table:table-cell>
          <table:table-cell table:style-name="ce15" table:formula="of:=INDEX([.$T$2:.$T$50];[.H144])+(RAND()*INDEX([.$S$2:.$S$50];[.H144]))" office:value-type="currency" office:currency="EUR" office:value="-1.24143808899332" calcext:value-type="currency">
            <text:p>-€ 1.24</text:p>
          </table:table-cell>
          <table:table-cell table:style-name="ce16" table:formula="of:=IF([.E143]&gt;=[.$A$2];[.H143]+1;[.H143])" office:value-type="float" office:value="3" calcext:value-type="float">
            <text:p>3</text:p>
          </table:table-cell>
          <table:table-cell/>
          <table:table-cell table:style-name="ce18" table:formula="of:=INDEX([.$R$2:.$R$50];[.H14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54DM80" calcext:value-type="string">
            <text:p>Y54DM8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4]&gt;=[.$A$2];[.$A$1];[.E144]+INDEX([.$O$2:.$O$50];[.H145])+(RAND()*INDEX([.$N$2:.$N$50];[.H145])))" office:value-type="date" office:date-value="2019-03-03T18:36:18.272041" calcext:value-type="date">
            <text:p>3-3-2019</text:p>
          </table:table-cell>
          <table:table-cell table:style-name="ce13" table:formula="of:=[.K145]&amp;&quot; &quot;&amp;INDEX([.$Q$2:.$Q$50];[.H145])" office:value-type="string" office:string-value="A86FQ94 Vending Machine" calcext:value-type="string">
            <text:p>A86FQ94 Vending Machine</text:p>
          </table:table-cell>
          <table:table-cell table:style-name="ce15" table:formula="of:=INDEX([.$T$2:.$T$50];[.H145])+(RAND()*INDEX([.$S$2:.$S$50];[.H145]))" office:value-type="currency" office:currency="EUR" office:value="-1.05250497614835" calcext:value-type="currency">
            <text:p>-€ 1.05</text:p>
          </table:table-cell>
          <table:table-cell table:style-name="ce16" table:formula="of:=IF([.E144]&gt;=[.$A$2];[.H144]+1;[.H144])" office:value-type="float" office:value="3" calcext:value-type="float">
            <text:p>3</text:p>
          </table:table-cell>
          <table:table-cell/>
          <table:table-cell table:style-name="ce18" table:formula="of:=INDEX([.$R$2:.$R$50];[.H14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86FQ94" calcext:value-type="string">
            <text:p>A86FQ9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5]&gt;=[.$A$2];[.$A$1];[.E145]+INDEX([.$O$2:.$O$50];[.H146])+(RAND()*INDEX([.$N$2:.$N$50];[.H146])))" office:value-type="date" office:date-value="2019-03-14T11:27:04.16001" calcext:value-type="date">
            <text:p>14-3-2019</text:p>
          </table:table-cell>
          <table:table-cell table:style-name="ce13" table:formula="of:=[.K146]&amp;&quot; &quot;&amp;INDEX([.$Q$2:.$Q$50];[.H146])" office:value-type="string" office:string-value="I62SR24 Vending Machine" calcext:value-type="string">
            <text:p>I62SR24 Vending Machine</text:p>
          </table:table-cell>
          <table:table-cell table:style-name="ce15" table:formula="of:=INDEX([.$T$2:.$T$50];[.H146])+(RAND()*INDEX([.$S$2:.$S$50];[.H146]))" office:value-type="currency" office:currency="EUR" office:value="-1.32588895329719" calcext:value-type="currency">
            <text:p>-€ 1.33</text:p>
          </table:table-cell>
          <table:table-cell table:style-name="ce16" table:formula="of:=IF([.E145]&gt;=[.$A$2];[.H145]+1;[.H145])" office:value-type="float" office:value="3" calcext:value-type="float">
            <text:p>3</text:p>
          </table:table-cell>
          <table:table-cell/>
          <table:table-cell table:style-name="ce18" table:formula="of:=INDEX([.$R$2:.$R$50];[.H14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62SR24" calcext:value-type="string">
            <text:p>I62SR2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6]&gt;=[.$A$2];[.$A$1];[.E146]+INDEX([.$O$2:.$O$50];[.H147])+(RAND()*INDEX([.$N$2:.$N$50];[.H147])))" office:value-type="date" office:date-value="2019-03-16T19:59:03.918386" calcext:value-type="date">
            <text:p>16-3-2019</text:p>
          </table:table-cell>
          <table:table-cell table:style-name="ce13" table:formula="of:=[.K147]&amp;&quot; &quot;&amp;INDEX([.$Q$2:.$Q$50];[.H147])" office:value-type="string" office:string-value="M51JZ19 Vending Machine" calcext:value-type="string">
            <text:p>M51JZ19 Vending Machine</text:p>
          </table:table-cell>
          <table:table-cell table:style-name="ce15" table:formula="of:=INDEX([.$T$2:.$T$50];[.H147])+(RAND()*INDEX([.$S$2:.$S$50];[.H147]))" office:value-type="currency" office:currency="EUR" office:value="-1.11794956461534" calcext:value-type="currency">
            <text:p>-€ 1.12</text:p>
          </table:table-cell>
          <table:table-cell table:style-name="ce16" table:formula="of:=IF([.E146]&gt;=[.$A$2];[.H146]+1;[.H146])" office:value-type="float" office:value="3" calcext:value-type="float">
            <text:p>3</text:p>
          </table:table-cell>
          <table:table-cell/>
          <table:table-cell table:style-name="ce18" table:formula="of:=INDEX([.$R$2:.$R$50];[.H14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51JZ19" calcext:value-type="string">
            <text:p>M51JZ1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7]&gt;=[.$A$2];[.$A$1];[.E147]+INDEX([.$O$2:.$O$50];[.H148])+(RAND()*INDEX([.$N$2:.$N$50];[.H148])))" office:value-type="date" office:date-value="2019-03-20T23:55:55.98565" calcext:value-type="date">
            <text:p>20-3-2019</text:p>
          </table:table-cell>
          <table:table-cell table:style-name="ce13" table:formula="of:=[.K148]&amp;&quot; &quot;&amp;INDEX([.$Q$2:.$Q$50];[.H148])" office:value-type="string" office:string-value="P48BU19 Vending Machine" calcext:value-type="string">
            <text:p>P48BU19 Vending Machine</text:p>
          </table:table-cell>
          <table:table-cell table:style-name="ce15" table:formula="of:=INDEX([.$T$2:.$T$50];[.H148])+(RAND()*INDEX([.$S$2:.$S$50];[.H148]))" office:value-type="currency" office:currency="EUR" office:value="-1.26912764750644" calcext:value-type="currency">
            <text:p>-€ 1.27</text:p>
          </table:table-cell>
          <table:table-cell table:style-name="ce16" table:formula="of:=IF([.E147]&gt;=[.$A$2];[.H147]+1;[.H147])" office:value-type="float" office:value="3" calcext:value-type="float">
            <text:p>3</text:p>
          </table:table-cell>
          <table:table-cell/>
          <table:table-cell table:style-name="ce18" table:formula="of:=INDEX([.$R$2:.$R$50];[.H14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48BU19" calcext:value-type="string">
            <text:p>P48BU1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8]&gt;=[.$A$2];[.$A$1];[.E148]+INDEX([.$O$2:.$O$50];[.H149])+(RAND()*INDEX([.$N$2:.$N$50];[.H149])))" office:value-type="date" office:date-value="2019-03-31T17:44:17.907941" calcext:value-type="date">
            <text:p>31-3-2019</text:p>
          </table:table-cell>
          <table:table-cell table:style-name="ce13" table:formula="of:=[.K149]&amp;&quot; &quot;&amp;INDEX([.$Q$2:.$Q$50];[.H149])" office:value-type="string" office:string-value="X11WA24 Vending Machine" calcext:value-type="string">
            <text:p>X11WA24 Vending Machine</text:p>
          </table:table-cell>
          <table:table-cell table:style-name="ce15" table:formula="of:=INDEX([.$T$2:.$T$50];[.H149])+(RAND()*INDEX([.$S$2:.$S$50];[.H149]))" office:value-type="currency" office:currency="EUR" office:value="-1.09584913880584" calcext:value-type="currency">
            <text:p>-€ 1.10</text:p>
          </table:table-cell>
          <table:table-cell table:style-name="ce16" table:formula="of:=IF([.E148]&gt;=[.$A$2];[.H148]+1;[.H148])" office:value-type="float" office:value="3" calcext:value-type="float">
            <text:p>3</text:p>
          </table:table-cell>
          <table:table-cell/>
          <table:table-cell table:style-name="ce18" table:formula="of:=INDEX([.$R$2:.$R$50];[.H14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11WA24" calcext:value-type="string">
            <text:p>X11WA2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4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49]&gt;=[.$A$2];[.$A$1];[.E149]+INDEX([.$O$2:.$O$50];[.H150])+(RAND()*INDEX([.$N$2:.$N$50];[.H150])))" office:value-type="date" office:date-value="2019-04-11T23:45:56.382422" calcext:value-type="date">
            <text:p>11-4-2019</text:p>
          </table:table-cell>
          <table:table-cell table:style-name="ce13" table:formula="of:=[.K150]&amp;&quot; &quot;&amp;INDEX([.$Q$2:.$Q$50];[.H150])" office:value-type="string" office:string-value="C21VP80 Vending Machine" calcext:value-type="string">
            <text:p>C21VP80 Vending Machine</text:p>
          </table:table-cell>
          <table:table-cell table:style-name="ce15" table:formula="of:=INDEX([.$T$2:.$T$50];[.H150])+(RAND()*INDEX([.$S$2:.$S$50];[.H150]))" office:value-type="currency" office:currency="EUR" office:value="-1.40494419054032" calcext:value-type="currency">
            <text:p>-€ 1.40</text:p>
          </table:table-cell>
          <table:table-cell table:style-name="ce16" table:formula="of:=IF([.E149]&gt;=[.$A$2];[.H149]+1;[.H149])" office:value-type="float" office:value="3" calcext:value-type="float">
            <text:p>3</text:p>
          </table:table-cell>
          <table:table-cell/>
          <table:table-cell table:style-name="ce18" table:formula="of:=INDEX([.$R$2:.$R$50];[.H15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21VP80" calcext:value-type="string">
            <text:p>C21VP8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0]&gt;=[.$A$2];[.$A$1];[.E150]+INDEX([.$O$2:.$O$50];[.H151])+(RAND()*INDEX([.$N$2:.$N$50];[.H151])))" office:value-type="date" office:date-value="2019-04-17T09:29:57.513426" calcext:value-type="date">
            <text:p>17-4-2019</text:p>
          </table:table-cell>
          <table:table-cell table:style-name="ce13" table:formula="of:=[.K151]&amp;&quot; &quot;&amp;INDEX([.$Q$2:.$Q$50];[.H151])" office:value-type="string" office:string-value="R65UP74 Vending Machine" calcext:value-type="string">
            <text:p>R65UP74 Vending Machine</text:p>
          </table:table-cell>
          <table:table-cell table:style-name="ce15" table:formula="of:=INDEX([.$T$2:.$T$50];[.H151])+(RAND()*INDEX([.$S$2:.$S$50];[.H151]))" office:value-type="currency" office:currency="EUR" office:value="-1.55663604519282" calcext:value-type="currency">
            <text:p>-€ 1.56</text:p>
          </table:table-cell>
          <table:table-cell table:style-name="ce16" table:formula="of:=IF([.E150]&gt;=[.$A$2];[.H150]+1;[.H150])" office:value-type="float" office:value="3" calcext:value-type="float">
            <text:p>3</text:p>
          </table:table-cell>
          <table:table-cell/>
          <table:table-cell table:style-name="ce18" table:formula="of:=INDEX([.$R$2:.$R$50];[.H15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65UP74" calcext:value-type="string">
            <text:p>R65UP7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1]&gt;=[.$A$2];[.$A$1];[.E151]+INDEX([.$O$2:.$O$50];[.H152])+(RAND()*INDEX([.$N$2:.$N$50];[.H152])))" office:value-type="date" office:date-value="2019-04-28T15:19:22.98978" calcext:value-type="date">
            <text:p>28-4-2019</text:p>
          </table:table-cell>
          <table:table-cell table:style-name="ce13" table:formula="of:=[.K152]&amp;&quot; &quot;&amp;INDEX([.$Q$2:.$Q$50];[.H152])" office:value-type="string" office:string-value="A39JB48 Vending Machine" calcext:value-type="string">
            <text:p>A39JB48 Vending Machine</text:p>
          </table:table-cell>
          <table:table-cell table:style-name="ce15" table:formula="of:=INDEX([.$T$2:.$T$50];[.H152])+(RAND()*INDEX([.$S$2:.$S$50];[.H152]))" office:value-type="currency" office:currency="EUR" office:value="-1.86570497356213" calcext:value-type="currency">
            <text:p>-€ 1.87</text:p>
          </table:table-cell>
          <table:table-cell table:style-name="ce16" table:formula="of:=IF([.E151]&gt;=[.$A$2];[.H151]+1;[.H151])" office:value-type="float" office:value="3" calcext:value-type="float">
            <text:p>3</text:p>
          </table:table-cell>
          <table:table-cell/>
          <table:table-cell table:style-name="ce18" table:formula="of:=INDEX([.$R$2:.$R$50];[.H15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39JB48" calcext:value-type="string">
            <text:p>A39JB48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2]&gt;=[.$A$2];[.$A$1];[.E152]+INDEX([.$O$2:.$O$50];[.H153])+(RAND()*INDEX([.$N$2:.$N$50];[.H153])))" office:value-type="date" office:date-value="2019-05-01T19:13:27.144296" calcext:value-type="date">
            <text:p>1-5-2019</text:p>
          </table:table-cell>
          <table:table-cell table:style-name="ce13" table:formula="of:=[.K153]&amp;&quot; &quot;&amp;INDEX([.$Q$2:.$Q$50];[.H153])" office:value-type="string" office:string-value="D67YH29 Vending Machine" calcext:value-type="string">
            <text:p>D67YH29 Vending Machine</text:p>
          </table:table-cell>
          <table:table-cell table:style-name="ce15" table:formula="of:=INDEX([.$T$2:.$T$50];[.H153])+(RAND()*INDEX([.$S$2:.$S$50];[.H153]))" office:value-type="currency" office:currency="EUR" office:value="-1.79956607628749" calcext:value-type="currency">
            <text:p>-€ 1.80</text:p>
          </table:table-cell>
          <table:table-cell table:style-name="ce16" table:formula="of:=IF([.E152]&gt;=[.$A$2];[.H152]+1;[.H152])" office:value-type="float" office:value="3" calcext:value-type="float">
            <text:p>3</text:p>
          </table:table-cell>
          <table:table-cell/>
          <table:table-cell table:style-name="ce18" table:formula="of:=INDEX([.$R$2:.$R$50];[.H15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67YH29" calcext:value-type="string">
            <text:p>D67YH2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3]&gt;=[.$A$2];[.$A$1];[.E153]+INDEX([.$O$2:.$O$50];[.H154])+(RAND()*INDEX([.$N$2:.$N$50];[.H154])))" office:value-type="date" office:date-value="2019-05-04T08:52:08.609579" calcext:value-type="date">
            <text:p>4-5-2019</text:p>
          </table:table-cell>
          <table:table-cell table:style-name="ce13" table:formula="of:=[.K154]&amp;&quot; &quot;&amp;INDEX([.$Q$2:.$Q$50];[.H154])" office:value-type="string" office:string-value="V33QK47 Vending Machine" calcext:value-type="string">
            <text:p>V33QK47 Vending Machine</text:p>
          </table:table-cell>
          <table:table-cell table:style-name="ce15" table:formula="of:=INDEX([.$T$2:.$T$50];[.H154])+(RAND()*INDEX([.$S$2:.$S$50];[.H154]))" office:value-type="currency" office:currency="EUR" office:value="-1.3513580604978" calcext:value-type="currency">
            <text:p>-€ 1.35</text:p>
          </table:table-cell>
          <table:table-cell table:style-name="ce16" table:formula="of:=IF([.E153]&gt;=[.$A$2];[.H153]+1;[.H153])" office:value-type="float" office:value="3" calcext:value-type="float">
            <text:p>3</text:p>
          </table:table-cell>
          <table:table-cell/>
          <table:table-cell table:style-name="ce18" table:formula="of:=INDEX([.$R$2:.$R$50];[.H15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33QK47" calcext:value-type="string">
            <text:p>V33QK4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4]&gt;=[.$A$2];[.$A$1];[.E154]+INDEX([.$O$2:.$O$50];[.H155])+(RAND()*INDEX([.$N$2:.$N$50];[.H155])))" office:value-type="date" office:date-value="2019-05-16T05:34:56.455245" calcext:value-type="date">
            <text:p>16-5-2019</text:p>
          </table:table-cell>
          <table:table-cell table:style-name="ce13" table:formula="of:=[.K155]&amp;&quot; &quot;&amp;INDEX([.$Q$2:.$Q$50];[.H155])" office:value-type="string" office:string-value="I91US99 Vending Machine" calcext:value-type="string">
            <text:p>I91US99 Vending Machine</text:p>
          </table:table-cell>
          <table:table-cell table:style-name="ce15" table:formula="of:=INDEX([.$T$2:.$T$50];[.H155])+(RAND()*INDEX([.$S$2:.$S$50];[.H155]))" office:value-type="currency" office:currency="EUR" office:value="-1.07924684372786" calcext:value-type="currency">
            <text:p>-€ 1.08</text:p>
          </table:table-cell>
          <table:table-cell table:style-name="ce16" table:formula="of:=IF([.E154]&gt;=[.$A$2];[.H154]+1;[.H154])" office:value-type="float" office:value="3" calcext:value-type="float">
            <text:p>3</text:p>
          </table:table-cell>
          <table:table-cell/>
          <table:table-cell table:style-name="ce18" table:formula="of:=INDEX([.$R$2:.$R$50];[.H15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91US99" calcext:value-type="string">
            <text:p>I91US9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5]&gt;=[.$A$2];[.$A$1];[.E155]+INDEX([.$O$2:.$O$50];[.H156])+(RAND()*INDEX([.$N$2:.$N$50];[.H156])))" office:value-type="date" office:date-value="2019-05-21T10:32:18.746771" calcext:value-type="date">
            <text:p>21-5-2019</text:p>
          </table:table-cell>
          <table:table-cell table:style-name="ce13" table:formula="of:=[.K156]&amp;&quot; &quot;&amp;INDEX([.$Q$2:.$Q$50];[.H156])" office:value-type="string" office:string-value="S84NH39 Vending Machine" calcext:value-type="string">
            <text:p>S84NH39 Vending Machine</text:p>
          </table:table-cell>
          <table:table-cell table:style-name="ce15" table:formula="of:=INDEX([.$T$2:.$T$50];[.H156])+(RAND()*INDEX([.$S$2:.$S$50];[.H156]))" office:value-type="currency" office:currency="EUR" office:value="-1.81529790802028" calcext:value-type="currency">
            <text:p>-€ 1.82</text:p>
          </table:table-cell>
          <table:table-cell table:style-name="ce16" table:formula="of:=IF([.E155]&gt;=[.$A$2];[.H155]+1;[.H155])" office:value-type="float" office:value="3" calcext:value-type="float">
            <text:p>3</text:p>
          </table:table-cell>
          <table:table-cell/>
          <table:table-cell table:style-name="ce18" table:formula="of:=INDEX([.$R$2:.$R$50];[.H15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84NH39" calcext:value-type="string">
            <text:p>S84NH3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6]&gt;=[.$A$2];[.$A$1];[.E156]+INDEX([.$O$2:.$O$50];[.H157])+(RAND()*INDEX([.$N$2:.$N$50];[.H157])))" office:value-type="date" office:date-value="2019-05-26T02:25:09.87901" calcext:value-type="date">
            <text:p>26-5-2019</text:p>
          </table:table-cell>
          <table:table-cell table:style-name="ce13" table:formula="of:=[.K157]&amp;&quot; &quot;&amp;INDEX([.$Q$2:.$Q$50];[.H157])" office:value-type="string" office:string-value="U57NI84 Vending Machine" calcext:value-type="string">
            <text:p>U57NI84 Vending Machine</text:p>
          </table:table-cell>
          <table:table-cell table:style-name="ce15" table:formula="of:=INDEX([.$T$2:.$T$50];[.H157])+(RAND()*INDEX([.$S$2:.$S$50];[.H157]))" office:value-type="currency" office:currency="EUR" office:value="-1.99166377481603" calcext:value-type="currency">
            <text:p>-€ 1.99</text:p>
          </table:table-cell>
          <table:table-cell table:style-name="ce16" table:formula="of:=IF([.E156]&gt;=[.$A$2];[.H156]+1;[.H156])" office:value-type="float" office:value="3" calcext:value-type="float">
            <text:p>3</text:p>
          </table:table-cell>
          <table:table-cell/>
          <table:table-cell table:style-name="ce18" table:formula="of:=INDEX([.$R$2:.$R$50];[.H15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57NI84" calcext:value-type="string">
            <text:p>U57NI8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7]&gt;=[.$A$2];[.$A$1];[.E157]+INDEX([.$O$2:.$O$50];[.H158])+(RAND()*INDEX([.$N$2:.$N$50];[.H158])))" office:value-type="date" office:date-value="2019-06-05T19:30:07.280601" calcext:value-type="date">
            <text:p>5-6-2019</text:p>
          </table:table-cell>
          <table:table-cell table:style-name="ce13" table:formula="of:=[.K158]&amp;&quot; &quot;&amp;INDEX([.$Q$2:.$Q$50];[.H158])" office:value-type="string" office:string-value="W31XZ32 Vending Machine" calcext:value-type="string">
            <text:p>W31XZ32 Vending Machine</text:p>
          </table:table-cell>
          <table:table-cell table:style-name="ce15" table:formula="of:=INDEX([.$T$2:.$T$50];[.H158])+(RAND()*INDEX([.$S$2:.$S$50];[.H158]))" office:value-type="currency" office:currency="EUR" office:value="-1.46724290492172" calcext:value-type="currency">
            <text:p>-€ 1.47</text:p>
          </table:table-cell>
          <table:table-cell table:style-name="ce16" table:formula="of:=IF([.E157]&gt;=[.$A$2];[.H157]+1;[.H157])" office:value-type="float" office:value="3" calcext:value-type="float">
            <text:p>3</text:p>
          </table:table-cell>
          <table:table-cell/>
          <table:table-cell table:style-name="ce18" table:formula="of:=INDEX([.$R$2:.$R$50];[.H15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31XZ32" calcext:value-type="string">
            <text:p>W31XZ3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8]&gt;=[.$A$2];[.$A$1];[.E158]+INDEX([.$O$2:.$O$50];[.H159])+(RAND()*INDEX([.$N$2:.$N$50];[.H159])))" office:value-type="date" office:date-value="2019-06-13T21:25:01.562244" calcext:value-type="date">
            <text:p>13-6-2019</text:p>
          </table:table-cell>
          <table:table-cell table:style-name="ce13" table:formula="of:=[.K159]&amp;&quot; &quot;&amp;INDEX([.$Q$2:.$Q$50];[.H159])" office:value-type="string" office:string-value="S19LI81 Vending Machine" calcext:value-type="string">
            <text:p>S19LI81 Vending Machine</text:p>
          </table:table-cell>
          <table:table-cell table:style-name="ce15" table:formula="of:=INDEX([.$T$2:.$T$50];[.H159])+(RAND()*INDEX([.$S$2:.$S$50];[.H159]))" office:value-type="currency" office:currency="EUR" office:value="-1.46531784051622" calcext:value-type="currency">
            <text:p>-€ 1.47</text:p>
          </table:table-cell>
          <table:table-cell table:style-name="ce16" table:formula="of:=IF([.E158]&gt;=[.$A$2];[.H158]+1;[.H158])" office:value-type="float" office:value="3" calcext:value-type="float">
            <text:p>3</text:p>
          </table:table-cell>
          <table:table-cell/>
          <table:table-cell table:style-name="ce18" table:formula="of:=INDEX([.$R$2:.$R$50];[.H15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19LI81" calcext:value-type="string">
            <text:p>S19LI8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5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59]&gt;=[.$A$2];[.$A$1];[.E159]+INDEX([.$O$2:.$O$50];[.H160])+(RAND()*INDEX([.$N$2:.$N$50];[.H160])))" office:value-type="date" office:date-value="2019-06-19T13:24:51.508676" calcext:value-type="date">
            <text:p>19-6-2019</text:p>
          </table:table-cell>
          <table:table-cell table:style-name="ce13" table:formula="of:=[.K160]&amp;&quot; &quot;&amp;INDEX([.$Q$2:.$Q$50];[.H160])" office:value-type="string" office:string-value="M87SY21 Vending Machine" calcext:value-type="string">
            <text:p>M87SY21 Vending Machine</text:p>
          </table:table-cell>
          <table:table-cell table:style-name="ce15" table:formula="of:=INDEX([.$T$2:.$T$50];[.H160])+(RAND()*INDEX([.$S$2:.$S$50];[.H160]))" office:value-type="currency" office:currency="EUR" office:value="-1.85790900720221" calcext:value-type="currency">
            <text:p>-€ 1.86</text:p>
          </table:table-cell>
          <table:table-cell table:style-name="ce16" table:formula="of:=IF([.E159]&gt;=[.$A$2];[.H159]+1;[.H159])" office:value-type="float" office:value="3" calcext:value-type="float">
            <text:p>3</text:p>
          </table:table-cell>
          <table:table-cell/>
          <table:table-cell table:style-name="ce18" table:formula="of:=INDEX([.$R$2:.$R$50];[.H16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87SY21" calcext:value-type="string">
            <text:p>M87SY2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0]&gt;=[.$A$2];[.$A$1];[.E160]+INDEX([.$O$2:.$O$50];[.H161])+(RAND()*INDEX([.$N$2:.$N$50];[.H161])))" office:value-type="date" office:date-value="2019-06-21T14:30:00.307882" calcext:value-type="date">
            <text:p>21-6-2019</text:p>
          </table:table-cell>
          <table:table-cell table:style-name="ce13" table:formula="of:=[.K161]&amp;&quot; &quot;&amp;INDEX([.$Q$2:.$Q$50];[.H161])" office:value-type="string" office:string-value="Q19OL79 Vending Machine" calcext:value-type="string">
            <text:p>Q19OL79 Vending Machine</text:p>
          </table:table-cell>
          <table:table-cell table:style-name="ce15" table:formula="of:=INDEX([.$T$2:.$T$50];[.H161])+(RAND()*INDEX([.$S$2:.$S$50];[.H161]))" office:value-type="currency" office:currency="EUR" office:value="-1.10924461814761" calcext:value-type="currency">
            <text:p>-€ 1.11</text:p>
          </table:table-cell>
          <table:table-cell table:style-name="ce16" table:formula="of:=IF([.E160]&gt;=[.$A$2];[.H160]+1;[.H160])" office:value-type="float" office:value="3" calcext:value-type="float">
            <text:p>3</text:p>
          </table:table-cell>
          <table:table-cell/>
          <table:table-cell table:style-name="ce18" table:formula="of:=INDEX([.$R$2:.$R$50];[.H16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19OL79" calcext:value-type="string">
            <text:p>Q19OL7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1]&gt;=[.$A$2];[.$A$1];[.E161]+INDEX([.$O$2:.$O$50];[.H162])+(RAND()*INDEX([.$N$2:.$N$50];[.H162])))" office:value-type="date" office:date-value="2019-06-28T08:22:44.901287" calcext:value-type="date">
            <text:p>28-6-2019</text:p>
          </table:table-cell>
          <table:table-cell table:style-name="ce13" table:formula="of:=[.K162]&amp;&quot; &quot;&amp;INDEX([.$Q$2:.$Q$50];[.H162])" office:value-type="string" office:string-value="W77DY99 Vending Machine" calcext:value-type="string">
            <text:p>W77DY99 Vending Machine</text:p>
          </table:table-cell>
          <table:table-cell table:style-name="ce15" table:formula="of:=INDEX([.$T$2:.$T$50];[.H162])+(RAND()*INDEX([.$S$2:.$S$50];[.H162]))" office:value-type="currency" office:currency="EUR" office:value="-1.34044522198287" calcext:value-type="currency">
            <text:p>-€ 1.34</text:p>
          </table:table-cell>
          <table:table-cell table:style-name="ce16" table:formula="of:=IF([.E161]&gt;=[.$A$2];[.H161]+1;[.H161])" office:value-type="float" office:value="3" calcext:value-type="float">
            <text:p>3</text:p>
          </table:table-cell>
          <table:table-cell/>
          <table:table-cell table:style-name="ce18" table:formula="of:=INDEX([.$R$2:.$R$50];[.H16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77DY99" calcext:value-type="string">
            <text:p>W77DY9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2]&gt;=[.$A$2];[.$A$1];[.E162]+INDEX([.$O$2:.$O$50];[.H163])+(RAND()*INDEX([.$N$2:.$N$50];[.H163])))" office:value-type="date" office:date-value="2019-06-30T10:01:17.793311" calcext:value-type="date">
            <text:p>30-6-2019</text:p>
          </table:table-cell>
          <table:table-cell table:style-name="ce13" table:formula="of:=[.K163]&amp;&quot; &quot;&amp;INDEX([.$Q$2:.$Q$50];[.H163])" office:value-type="string" office:string-value="R99VH31 Vending Machine" calcext:value-type="string">
            <text:p>R99VH31 Vending Machine</text:p>
          </table:table-cell>
          <table:table-cell table:style-name="ce15" table:formula="of:=INDEX([.$T$2:.$T$50];[.H163])+(RAND()*INDEX([.$S$2:.$S$50];[.H163]))" office:value-type="currency" office:currency="EUR" office:value="-1.40885114022275" calcext:value-type="currency">
            <text:p>-€ 1.41</text:p>
          </table:table-cell>
          <table:table-cell table:style-name="ce16" table:formula="of:=IF([.E162]&gt;=[.$A$2];[.H162]+1;[.H162])" office:value-type="float" office:value="3" calcext:value-type="float">
            <text:p>3</text:p>
          </table:table-cell>
          <table:table-cell/>
          <table:table-cell table:style-name="ce18" table:formula="of:=INDEX([.$R$2:.$R$50];[.H16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99VH31" calcext:value-type="string">
            <text:p>R99VH3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3]&gt;=[.$A$2];[.$A$1];[.E163]+INDEX([.$O$2:.$O$50];[.H164])+(RAND()*INDEX([.$N$2:.$N$50];[.H164])))" office:value-type="date" office:date-value="2019-07-05T22:46:34.740242" calcext:value-type="date">
            <text:p>5-7-2019</text:p>
          </table:table-cell>
          <table:table-cell table:style-name="ce13" table:formula="of:=[.K164]&amp;&quot; &quot;&amp;INDEX([.$Q$2:.$Q$50];[.H164])" office:value-type="string" office:string-value="B57WU94 Vending Machine" calcext:value-type="string">
            <text:p>B57WU94 Vending Machine</text:p>
          </table:table-cell>
          <table:table-cell table:style-name="ce15" table:formula="of:=INDEX([.$T$2:.$T$50];[.H164])+(RAND()*INDEX([.$S$2:.$S$50];[.H164]))" office:value-type="currency" office:currency="EUR" office:value="-1.14122984719224" calcext:value-type="currency">
            <text:p>-€ 1.14</text:p>
          </table:table-cell>
          <table:table-cell table:style-name="ce16" table:formula="of:=IF([.E163]&gt;=[.$A$2];[.H163]+1;[.H163])" office:value-type="float" office:value="3" calcext:value-type="float">
            <text:p>3</text:p>
          </table:table-cell>
          <table:table-cell/>
          <table:table-cell table:style-name="ce18" table:formula="of:=INDEX([.$R$2:.$R$50];[.H16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57WU94" calcext:value-type="string">
            <text:p>B57WU9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4]&gt;=[.$A$2];[.$A$1];[.E164]+INDEX([.$O$2:.$O$50];[.H165])+(RAND()*INDEX([.$N$2:.$N$50];[.H165])))" office:value-type="date" office:date-value="2019-07-09T17:53:48.408849" calcext:value-type="date">
            <text:p>9-7-2019</text:p>
          </table:table-cell>
          <table:table-cell table:style-name="ce13" table:formula="of:=[.K165]&amp;&quot; &quot;&amp;INDEX([.$Q$2:.$Q$50];[.H165])" office:value-type="string" office:string-value="E48ED55 Vending Machine" calcext:value-type="string">
            <text:p>E48ED55 Vending Machine</text:p>
          </table:table-cell>
          <table:table-cell table:style-name="ce15" table:formula="of:=INDEX([.$T$2:.$T$50];[.H165])+(RAND()*INDEX([.$S$2:.$S$50];[.H165]))" office:value-type="currency" office:currency="EUR" office:value="-1.25925431366488" calcext:value-type="currency">
            <text:p>-€ 1.26</text:p>
          </table:table-cell>
          <table:table-cell table:style-name="ce16" table:formula="of:=IF([.E164]&gt;=[.$A$2];[.H164]+1;[.H164])" office:value-type="float" office:value="3" calcext:value-type="float">
            <text:p>3</text:p>
          </table:table-cell>
          <table:table-cell/>
          <table:table-cell table:style-name="ce18" table:formula="of:=INDEX([.$R$2:.$R$50];[.H16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48ED55" calcext:value-type="string">
            <text:p>E48ED5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5]&gt;=[.$A$2];[.$A$1];[.E165]+INDEX([.$O$2:.$O$50];[.H166])+(RAND()*INDEX([.$N$2:.$N$50];[.H166])))" office:value-type="date" office:date-value="2019-07-18T12:21:13.920043" calcext:value-type="date">
            <text:p>18-7-2019</text:p>
          </table:table-cell>
          <table:table-cell table:style-name="ce13" table:formula="of:=[.K166]&amp;&quot; &quot;&amp;INDEX([.$Q$2:.$Q$50];[.H166])" office:value-type="string" office:string-value="A60BM22 Vending Machine" calcext:value-type="string">
            <text:p>A60BM22 Vending Machine</text:p>
          </table:table-cell>
          <table:table-cell table:style-name="ce15" table:formula="of:=INDEX([.$T$2:.$T$50];[.H166])+(RAND()*INDEX([.$S$2:.$S$50];[.H166]))" office:value-type="currency" office:currency="EUR" office:value="-1.44704587264889" calcext:value-type="currency">
            <text:p>-€ 1.45</text:p>
          </table:table-cell>
          <table:table-cell table:style-name="ce16" table:formula="of:=IF([.E165]&gt;=[.$A$2];[.H165]+1;[.H165])" office:value-type="float" office:value="3" calcext:value-type="float">
            <text:p>3</text:p>
          </table:table-cell>
          <table:table-cell/>
          <table:table-cell table:style-name="ce18" table:formula="of:=INDEX([.$R$2:.$R$50];[.H16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60BM22" calcext:value-type="string">
            <text:p>A60BM2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6]&gt;=[.$A$2];[.$A$1];[.E166]+INDEX([.$O$2:.$O$50];[.H167])+(RAND()*INDEX([.$N$2:.$N$50];[.H167])))" office:value-type="date" office:date-value="2019-07-29T02:59:05.719663" calcext:value-type="date">
            <text:p>29-7-2019</text:p>
          </table:table-cell>
          <table:table-cell table:style-name="ce13" table:formula="of:=[.K167]&amp;&quot; &quot;&amp;INDEX([.$Q$2:.$Q$50];[.H167])" office:value-type="string" office:string-value="N30JV61 Vending Machine" calcext:value-type="string">
            <text:p>N30JV61 Vending Machine</text:p>
          </table:table-cell>
          <table:table-cell table:style-name="ce15" table:formula="of:=INDEX([.$T$2:.$T$50];[.H167])+(RAND()*INDEX([.$S$2:.$S$50];[.H167]))" office:value-type="currency" office:currency="EUR" office:value="-1.96436817846191" calcext:value-type="currency">
            <text:p>-€ 1.96</text:p>
          </table:table-cell>
          <table:table-cell table:style-name="ce16" table:formula="of:=IF([.E166]&gt;=[.$A$2];[.H166]+1;[.H166])" office:value-type="float" office:value="3" calcext:value-type="float">
            <text:p>3</text:p>
          </table:table-cell>
          <table:table-cell/>
          <table:table-cell table:style-name="ce18" table:formula="of:=INDEX([.$R$2:.$R$50];[.H16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30JV61" calcext:value-type="string">
            <text:p>N30JV6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7]&gt;=[.$A$2];[.$A$1];[.E167]+INDEX([.$O$2:.$O$50];[.H168])+(RAND()*INDEX([.$N$2:.$N$50];[.H168])))" office:value-type="date" office:date-value="2019-08-08T06:12:25.862848" calcext:value-type="date">
            <text:p>8-8-2019</text:p>
          </table:table-cell>
          <table:table-cell table:style-name="ce13" table:formula="of:=[.K168]&amp;&quot; &quot;&amp;INDEX([.$Q$2:.$Q$50];[.H168])" office:value-type="string" office:string-value="Q90WB64 Vending Machine" calcext:value-type="string">
            <text:p>Q90WB64 Vending Machine</text:p>
          </table:table-cell>
          <table:table-cell table:style-name="ce15" table:formula="of:=INDEX([.$T$2:.$T$50];[.H168])+(RAND()*INDEX([.$S$2:.$S$50];[.H168]))" office:value-type="currency" office:currency="EUR" office:value="-1.4631962328327" calcext:value-type="currency">
            <text:p>-€ 1.46</text:p>
          </table:table-cell>
          <table:table-cell table:style-name="ce16" table:formula="of:=IF([.E167]&gt;=[.$A$2];[.H167]+1;[.H167])" office:value-type="float" office:value="3" calcext:value-type="float">
            <text:p>3</text:p>
          </table:table-cell>
          <table:table-cell/>
          <table:table-cell table:style-name="ce18" table:formula="of:=INDEX([.$R$2:.$R$50];[.H16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90WB64" calcext:value-type="string">
            <text:p>Q90WB6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8]&gt;=[.$A$2];[.$A$1];[.E168]+INDEX([.$O$2:.$O$50];[.H169])+(RAND()*INDEX([.$N$2:.$N$50];[.H169])))" office:value-type="date" office:date-value="2019-08-10T21:01:09.375095" calcext:value-type="date">
            <text:p>10-8-2019</text:p>
          </table:table-cell>
          <table:table-cell table:style-name="ce13" table:formula="of:=[.K169]&amp;&quot; &quot;&amp;INDEX([.$Q$2:.$Q$50];[.H169])" office:value-type="string" office:string-value="O11NI86 Vending Machine" calcext:value-type="string">
            <text:p>O11NI86 Vending Machine</text:p>
          </table:table-cell>
          <table:table-cell table:style-name="ce15" table:formula="of:=INDEX([.$T$2:.$T$50];[.H169])+(RAND()*INDEX([.$S$2:.$S$50];[.H169]))" office:value-type="currency" office:currency="EUR" office:value="-1.56907509074008" calcext:value-type="currency">
            <text:p>-€ 1.57</text:p>
          </table:table-cell>
          <table:table-cell table:style-name="ce16" table:formula="of:=IF([.E168]&gt;=[.$A$2];[.H168]+1;[.H168])" office:value-type="float" office:value="3" calcext:value-type="float">
            <text:p>3</text:p>
          </table:table-cell>
          <table:table-cell/>
          <table:table-cell table:style-name="ce18" table:formula="of:=INDEX([.$R$2:.$R$50];[.H16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11NI86" calcext:value-type="string">
            <text:p>O11NI8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6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69]&gt;=[.$A$2];[.$A$1];[.E169]+INDEX([.$O$2:.$O$50];[.H170])+(RAND()*INDEX([.$N$2:.$N$50];[.H170])))" office:value-type="date" office:date-value="2019-08-22T17:38:27.042514" calcext:value-type="date">
            <text:p>22-8-2019</text:p>
          </table:table-cell>
          <table:table-cell table:style-name="ce13" table:formula="of:=[.K170]&amp;&quot; &quot;&amp;INDEX([.$Q$2:.$Q$50];[.H170])" office:value-type="string" office:string-value="H33EU45 Vending Machine" calcext:value-type="string">
            <text:p>H33EU45 Vending Machine</text:p>
          </table:table-cell>
          <table:table-cell table:style-name="ce15" table:formula="of:=INDEX([.$T$2:.$T$50];[.H170])+(RAND()*INDEX([.$S$2:.$S$50];[.H170]))" office:value-type="currency" office:currency="EUR" office:value="-1.74538444613815" calcext:value-type="currency">
            <text:p>-€ 1.75</text:p>
          </table:table-cell>
          <table:table-cell table:style-name="ce16" table:formula="of:=IF([.E169]&gt;=[.$A$2];[.H169]+1;[.H169])" office:value-type="float" office:value="3" calcext:value-type="float">
            <text:p>3</text:p>
          </table:table-cell>
          <table:table-cell/>
          <table:table-cell table:style-name="ce18" table:formula="of:=INDEX([.$R$2:.$R$50];[.H17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33EU45" calcext:value-type="string">
            <text:p>H33EU4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0]&gt;=[.$A$2];[.$A$1];[.E170]+INDEX([.$O$2:.$O$50];[.H171])+(RAND()*INDEX([.$N$2:.$N$50];[.H171])))" office:value-type="date" office:date-value="2019-09-02T08:06:40.561805" calcext:value-type="date">
            <text:p>2-9-2019</text:p>
          </table:table-cell>
          <table:table-cell table:style-name="ce13" table:formula="of:=[.K171]&amp;&quot; &quot;&amp;INDEX([.$Q$2:.$Q$50];[.H171])" office:value-type="string" office:string-value="Z73XR60 Vending Machine" calcext:value-type="string">
            <text:p>Z73XR60 Vending Machine</text:p>
          </table:table-cell>
          <table:table-cell table:style-name="ce15" table:formula="of:=INDEX([.$T$2:.$T$50];[.H171])+(RAND()*INDEX([.$S$2:.$S$50];[.H171]))" office:value-type="currency" office:currency="EUR" office:value="-1.37297357431745" calcext:value-type="currency">
            <text:p>-€ 1.37</text:p>
          </table:table-cell>
          <table:table-cell table:style-name="ce16" table:formula="of:=IF([.E170]&gt;=[.$A$2];[.H170]+1;[.H170])" office:value-type="float" office:value="3" calcext:value-type="float">
            <text:p>3</text:p>
          </table:table-cell>
          <table:table-cell/>
          <table:table-cell table:style-name="ce18" table:formula="of:=INDEX([.$R$2:.$R$50];[.H17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73XR60" calcext:value-type="string">
            <text:p>Z73XR6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1]&gt;=[.$A$2];[.$A$1];[.E171]+INDEX([.$O$2:.$O$50];[.H172])+(RAND()*INDEX([.$N$2:.$N$50];[.H172])))" office:value-type="date" office:date-value="2019-09-07T12:42:03.871877" calcext:value-type="date">
            <text:p>7-9-2019</text:p>
          </table:table-cell>
          <table:table-cell table:style-name="ce13" table:formula="of:=[.K172]&amp;&quot; &quot;&amp;INDEX([.$Q$2:.$Q$50];[.H172])" office:value-type="string" office:string-value="E80VP60 Vending Machine" calcext:value-type="string">
            <text:p>E80VP60 Vending Machine</text:p>
          </table:table-cell>
          <table:table-cell table:style-name="ce15" table:formula="of:=INDEX([.$T$2:.$T$50];[.H172])+(RAND()*INDEX([.$S$2:.$S$50];[.H172]))" office:value-type="currency" office:currency="EUR" office:value="-1.07555365318989" calcext:value-type="currency">
            <text:p>-€ 1.08</text:p>
          </table:table-cell>
          <table:table-cell table:style-name="ce16" table:formula="of:=IF([.E171]&gt;=[.$A$2];[.H171]+1;[.H171])" office:value-type="float" office:value="3" calcext:value-type="float">
            <text:p>3</text:p>
          </table:table-cell>
          <table:table-cell/>
          <table:table-cell table:style-name="ce18" table:formula="of:=INDEX([.$R$2:.$R$50];[.H17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80VP60" calcext:value-type="string">
            <text:p>E80VP6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2]&gt;=[.$A$2];[.$A$1];[.E172]+INDEX([.$O$2:.$O$50];[.H173])+(RAND()*INDEX([.$N$2:.$N$50];[.H173])))" office:value-type="date" office:date-value="2019-09-16T04:47:37.97412" calcext:value-type="date">
            <text:p>16-9-2019</text:p>
          </table:table-cell>
          <table:table-cell table:style-name="ce13" table:formula="of:=[.K173]&amp;&quot; &quot;&amp;INDEX([.$Q$2:.$Q$50];[.H173])" office:value-type="string" office:string-value="Y62YG39 Vending Machine" calcext:value-type="string">
            <text:p>Y62YG39 Vending Machine</text:p>
          </table:table-cell>
          <table:table-cell table:style-name="ce15" table:formula="of:=INDEX([.$T$2:.$T$50];[.H173])+(RAND()*INDEX([.$S$2:.$S$50];[.H173]))" office:value-type="currency" office:currency="EUR" office:value="-1.33937953760067" calcext:value-type="currency">
            <text:p>-€ 1.34</text:p>
          </table:table-cell>
          <table:table-cell table:style-name="ce16" table:formula="of:=IF([.E172]&gt;=[.$A$2];[.H172]+1;[.H172])" office:value-type="float" office:value="3" calcext:value-type="float">
            <text:p>3</text:p>
          </table:table-cell>
          <table:table-cell/>
          <table:table-cell table:style-name="ce18" table:formula="of:=INDEX([.$R$2:.$R$50];[.H17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62YG39" calcext:value-type="string">
            <text:p>Y62YG3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3]&gt;=[.$A$2];[.$A$1];[.E173]+INDEX([.$O$2:.$O$50];[.H174])+(RAND()*INDEX([.$N$2:.$N$50];[.H174])))" office:value-type="date" office:date-value="2019-09-22T09:05:20.479238" calcext:value-type="date">
            <text:p>22-9-2019</text:p>
          </table:table-cell>
          <table:table-cell table:style-name="ce13" table:formula="of:=[.K174]&amp;&quot; &quot;&amp;INDEX([.$Q$2:.$Q$50];[.H174])" office:value-type="string" office:string-value="Y30HV28 Vending Machine" calcext:value-type="string">
            <text:p>Y30HV28 Vending Machine</text:p>
          </table:table-cell>
          <table:table-cell table:style-name="ce15" table:formula="of:=INDEX([.$T$2:.$T$50];[.H174])+(RAND()*INDEX([.$S$2:.$S$50];[.H174]))" office:value-type="currency" office:currency="EUR" office:value="-1.55128337148331" calcext:value-type="currency">
            <text:p>-€ 1.55</text:p>
          </table:table-cell>
          <table:table-cell table:style-name="ce16" table:formula="of:=IF([.E173]&gt;=[.$A$2];[.H173]+1;[.H173])" office:value-type="float" office:value="3" calcext:value-type="float">
            <text:p>3</text:p>
          </table:table-cell>
          <table:table-cell/>
          <table:table-cell table:style-name="ce18" table:formula="of:=INDEX([.$R$2:.$R$50];[.H17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30HV28" calcext:value-type="string">
            <text:p>Y30HV28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4]&gt;=[.$A$2];[.$A$1];[.E174]+INDEX([.$O$2:.$O$50];[.H175])+(RAND()*INDEX([.$N$2:.$N$50];[.H175])))" office:value-type="date" office:date-value="2019-10-04T02:06:51.583333" calcext:value-type="date">
            <text:p>4-10-2019</text:p>
          </table:table-cell>
          <table:table-cell table:style-name="ce13" table:formula="of:=[.K175]&amp;&quot; &quot;&amp;INDEX([.$Q$2:.$Q$50];[.H175])" office:value-type="string" office:string-value="Y71OG72 Vending Machine" calcext:value-type="string">
            <text:p>Y71OG72 Vending Machine</text:p>
          </table:table-cell>
          <table:table-cell table:style-name="ce15" table:formula="of:=INDEX([.$T$2:.$T$50];[.H175])+(RAND()*INDEX([.$S$2:.$S$50];[.H175]))" office:value-type="currency" office:currency="EUR" office:value="-1.57319793674349" calcext:value-type="currency">
            <text:p>-€ 1.57</text:p>
          </table:table-cell>
          <table:table-cell table:style-name="ce16" table:formula="of:=IF([.E174]&gt;=[.$A$2];[.H174]+1;[.H174])" office:value-type="float" office:value="3" calcext:value-type="float">
            <text:p>3</text:p>
          </table:table-cell>
          <table:table-cell/>
          <table:table-cell table:style-name="ce18" table:formula="of:=INDEX([.$R$2:.$R$50];[.H17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71OG72" calcext:value-type="string">
            <text:p>Y71OG7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5]&gt;=[.$A$2];[.$A$1];[.E175]+INDEX([.$O$2:.$O$50];[.H176])+(RAND()*INDEX([.$N$2:.$N$50];[.H176])))" office:value-type="date" office:date-value="2019-10-12T14:52:51.935574" calcext:value-type="date">
            <text:p>12-10-2019</text:p>
          </table:table-cell>
          <table:table-cell table:style-name="ce13" table:formula="of:=[.K176]&amp;&quot; &quot;&amp;INDEX([.$Q$2:.$Q$50];[.H176])" office:value-type="string" office:string-value="P36PQ63 Vending Machine" calcext:value-type="string">
            <text:p>P36PQ63 Vending Machine</text:p>
          </table:table-cell>
          <table:table-cell table:style-name="ce15" table:formula="of:=INDEX([.$T$2:.$T$50];[.H176])+(RAND()*INDEX([.$S$2:.$S$50];[.H176]))" office:value-type="currency" office:currency="EUR" office:value="-1.51276076589674" calcext:value-type="currency">
            <text:p>-€ 1.51</text:p>
          </table:table-cell>
          <table:table-cell table:style-name="ce16" table:formula="of:=IF([.E175]&gt;=[.$A$2];[.H175]+1;[.H175])" office:value-type="float" office:value="3" calcext:value-type="float">
            <text:p>3</text:p>
          </table:table-cell>
          <table:table-cell/>
          <table:table-cell table:style-name="ce18" table:formula="of:=INDEX([.$R$2:.$R$50];[.H17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36PQ63" calcext:value-type="string">
            <text:p>P36PQ63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6]&gt;=[.$A$2];[.$A$1];[.E176]+INDEX([.$O$2:.$O$50];[.H177])+(RAND()*INDEX([.$N$2:.$N$50];[.H177])))" office:value-type="date" office:date-value="2019-10-15T17:25:08.217939" calcext:value-type="date">
            <text:p>15-10-2019</text:p>
          </table:table-cell>
          <table:table-cell table:style-name="ce13" table:formula="of:=[.K177]&amp;&quot; &quot;&amp;INDEX([.$Q$2:.$Q$50];[.H177])" office:value-type="string" office:string-value="F46EU91 Vending Machine" calcext:value-type="string">
            <text:p>F46EU91 Vending Machine</text:p>
          </table:table-cell>
          <table:table-cell table:style-name="ce15" table:formula="of:=INDEX([.$T$2:.$T$50];[.H177])+(RAND()*INDEX([.$S$2:.$S$50];[.H177]))" office:value-type="currency" office:currency="EUR" office:value="-1.93327584668521" calcext:value-type="currency">
            <text:p>-€ 1.93</text:p>
          </table:table-cell>
          <table:table-cell table:style-name="ce16" table:formula="of:=IF([.E176]&gt;=[.$A$2];[.H176]+1;[.H176])" office:value-type="float" office:value="3" calcext:value-type="float">
            <text:p>3</text:p>
          </table:table-cell>
          <table:table-cell/>
          <table:table-cell table:style-name="ce18" table:formula="of:=INDEX([.$R$2:.$R$50];[.H17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46EU91" calcext:value-type="string">
            <text:p>F46EU9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7]&gt;=[.$A$2];[.$A$1];[.E177]+INDEX([.$O$2:.$O$50];[.H178])+(RAND()*INDEX([.$N$2:.$N$50];[.H178])))" office:value-type="date" office:date-value="2019-10-24T22:59:37.048662" calcext:value-type="date">
            <text:p>24-10-2019</text:p>
          </table:table-cell>
          <table:table-cell table:style-name="ce13" table:formula="of:=[.K178]&amp;&quot; &quot;&amp;INDEX([.$Q$2:.$Q$50];[.H178])" office:value-type="string" office:string-value="V67SE82 Vending Machine" calcext:value-type="string">
            <text:p>V67SE82 Vending Machine</text:p>
          </table:table-cell>
          <table:table-cell table:style-name="ce15" table:formula="of:=INDEX([.$T$2:.$T$50];[.H178])+(RAND()*INDEX([.$S$2:.$S$50];[.H178]))" office:value-type="currency" office:currency="EUR" office:value="-1.27434344480648" calcext:value-type="currency">
            <text:p>-€ 1.27</text:p>
          </table:table-cell>
          <table:table-cell table:style-name="ce16" table:formula="of:=IF([.E177]&gt;=[.$A$2];[.H177]+1;[.H177])" office:value-type="float" office:value="3" calcext:value-type="float">
            <text:p>3</text:p>
          </table:table-cell>
          <table:table-cell/>
          <table:table-cell table:style-name="ce18" table:formula="of:=INDEX([.$R$2:.$R$50];[.H17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67SE82" calcext:value-type="string">
            <text:p>V67SE8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8]&gt;=[.$A$2];[.$A$1];[.E178]+INDEX([.$O$2:.$O$50];[.H179])+(RAND()*INDEX([.$N$2:.$N$50];[.H179])))" office:value-type="date" office:date-value="2019-10-27T09:42:31.44239" calcext:value-type="date">
            <text:p>27-10-2019</text:p>
          </table:table-cell>
          <table:table-cell table:style-name="ce13" table:formula="of:=[.K179]&amp;&quot; &quot;&amp;INDEX([.$Q$2:.$Q$50];[.H179])" office:value-type="string" office:string-value="Q81NY98 Vending Machine" calcext:value-type="string">
            <text:p>Q81NY98 Vending Machine</text:p>
          </table:table-cell>
          <table:table-cell table:style-name="ce15" table:formula="of:=INDEX([.$T$2:.$T$50];[.H179])+(RAND()*INDEX([.$S$2:.$S$50];[.H179]))" office:value-type="currency" office:currency="EUR" office:value="-1.53607156437727" calcext:value-type="currency">
            <text:p>-€ 1.54</text:p>
          </table:table-cell>
          <table:table-cell table:style-name="ce16" table:formula="of:=IF([.E178]&gt;=[.$A$2];[.H178]+1;[.H178])" office:value-type="float" office:value="3" calcext:value-type="float">
            <text:p>3</text:p>
          </table:table-cell>
          <table:table-cell/>
          <table:table-cell table:style-name="ce18" table:formula="of:=INDEX([.$R$2:.$R$50];[.H17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81NY98" calcext:value-type="string">
            <text:p>Q81NY98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7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79]&gt;=[.$A$2];[.$A$1];[.E179]+INDEX([.$O$2:.$O$50];[.H180])+(RAND()*INDEX([.$N$2:.$N$50];[.H180])))" office:value-type="date" office:date-value="2019-11-01T04:35:23.155253" calcext:value-type="date">
            <text:p>1-11-2019</text:p>
          </table:table-cell>
          <table:table-cell table:style-name="ce13" table:formula="of:=[.K180]&amp;&quot; &quot;&amp;INDEX([.$Q$2:.$Q$50];[.H180])" office:value-type="string" office:string-value="E17WV21 Vending Machine" calcext:value-type="string">
            <text:p>E17WV21 Vending Machine</text:p>
          </table:table-cell>
          <table:table-cell table:style-name="ce15" table:formula="of:=INDEX([.$T$2:.$T$50];[.H180])+(RAND()*INDEX([.$S$2:.$S$50];[.H180]))" office:value-type="currency" office:currency="EUR" office:value="-1.61171093967579" calcext:value-type="currency">
            <text:p>-€ 1.61</text:p>
          </table:table-cell>
          <table:table-cell table:style-name="ce16" table:formula="of:=IF([.E179]&gt;=[.$A$2];[.H179]+1;[.H179])" office:value-type="float" office:value="3" calcext:value-type="float">
            <text:p>3</text:p>
          </table:table-cell>
          <table:table-cell/>
          <table:table-cell table:style-name="ce18" table:formula="of:=INDEX([.$R$2:.$R$50];[.H18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7WV21" calcext:value-type="string">
            <text:p>E17WV2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0]&gt;=[.$A$2];[.$A$1];[.E180]+INDEX([.$O$2:.$O$50];[.H181])+(RAND()*INDEX([.$N$2:.$N$50];[.H181])))" office:value-type="date" office:date-value="2019-11-09T09:53:58.592888" calcext:value-type="date">
            <text:p>9-11-2019</text:p>
          </table:table-cell>
          <table:table-cell table:style-name="ce13" table:formula="of:=[.K181]&amp;&quot; &quot;&amp;INDEX([.$Q$2:.$Q$50];[.H181])" office:value-type="string" office:string-value="Q43RK97 Vending Machine" calcext:value-type="string">
            <text:p>Q43RK97 Vending Machine</text:p>
          </table:table-cell>
          <table:table-cell table:style-name="ce15" table:formula="of:=INDEX([.$T$2:.$T$50];[.H181])+(RAND()*INDEX([.$S$2:.$S$50];[.H181]))" office:value-type="currency" office:currency="EUR" office:value="-1.76565108910489" calcext:value-type="currency">
            <text:p>-€ 1.77</text:p>
          </table:table-cell>
          <table:table-cell table:style-name="ce16" table:formula="of:=IF([.E180]&gt;=[.$A$2];[.H180]+1;[.H180])" office:value-type="float" office:value="3" calcext:value-type="float">
            <text:p>3</text:p>
          </table:table-cell>
          <table:table-cell/>
          <table:table-cell table:style-name="ce18" table:formula="of:=INDEX([.$R$2:.$R$50];[.H18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43RK97" calcext:value-type="string">
            <text:p>Q43RK9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1]&gt;=[.$A$2];[.$A$1];[.E181]+INDEX([.$O$2:.$O$50];[.H182])+(RAND()*INDEX([.$N$2:.$N$50];[.H182])))" office:value-type="date" office:date-value="2019-11-11T12:16:14.58937" calcext:value-type="date">
            <text:p>11-11-2019</text:p>
          </table:table-cell>
          <table:table-cell table:style-name="ce13" table:formula="of:=[.K182]&amp;&quot; &quot;&amp;INDEX([.$Q$2:.$Q$50];[.H182])" office:value-type="string" office:string-value="D15VD62 Vending Machine" calcext:value-type="string">
            <text:p>D15VD62 Vending Machine</text:p>
          </table:table-cell>
          <table:table-cell table:style-name="ce15" table:formula="of:=INDEX([.$T$2:.$T$50];[.H182])+(RAND()*INDEX([.$S$2:.$S$50];[.H182]))" office:value-type="currency" office:currency="EUR" office:value="-1.51807655115949" calcext:value-type="currency">
            <text:p>-€ 1.52</text:p>
          </table:table-cell>
          <table:table-cell table:style-name="ce16" table:formula="of:=IF([.E181]&gt;=[.$A$2];[.H181]+1;[.H181])" office:value-type="float" office:value="3" calcext:value-type="float">
            <text:p>3</text:p>
          </table:table-cell>
          <table:table-cell/>
          <table:table-cell table:style-name="ce18" table:formula="of:=INDEX([.$R$2:.$R$50];[.H182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15VD62" calcext:value-type="string">
            <text:p>D15VD6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2]&gt;=[.$A$2];[.$A$1];[.E182]+INDEX([.$O$2:.$O$50];[.H183])+(RAND()*INDEX([.$N$2:.$N$50];[.H183])))" office:value-type="date" office:date-value="2019-11-17T05:15:51.673457" calcext:value-type="date">
            <text:p>17-11-2019</text:p>
          </table:table-cell>
          <table:table-cell table:style-name="ce13" table:formula="of:=[.K183]&amp;&quot; &quot;&amp;INDEX([.$Q$2:.$Q$50];[.H183])" office:value-type="string" office:string-value="O10II26 Vending Machine" calcext:value-type="string">
            <text:p>O10II26 Vending Machine</text:p>
          </table:table-cell>
          <table:table-cell table:style-name="ce15" table:formula="of:=INDEX([.$T$2:.$T$50];[.H183])+(RAND()*INDEX([.$S$2:.$S$50];[.H183]))" office:value-type="currency" office:currency="EUR" office:value="-1.94980818732429" calcext:value-type="currency">
            <text:p>-€ 1.95</text:p>
          </table:table-cell>
          <table:table-cell table:style-name="ce16" table:formula="of:=IF([.E182]&gt;=[.$A$2];[.H182]+1;[.H182])" office:value-type="float" office:value="3" calcext:value-type="float">
            <text:p>3</text:p>
          </table:table-cell>
          <table:table-cell/>
          <table:table-cell table:style-name="ce18" table:formula="of:=INDEX([.$R$2:.$R$50];[.H183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10II26" calcext:value-type="string">
            <text:p>O10II2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3]&gt;=[.$A$2];[.$A$1];[.E183]+INDEX([.$O$2:.$O$50];[.H184])+(RAND()*INDEX([.$N$2:.$N$50];[.H184])))" office:value-type="date" office:date-value="2019-11-26T18:29:14.45237" calcext:value-type="date">
            <text:p>26-11-2019</text:p>
          </table:table-cell>
          <table:table-cell table:style-name="ce13" table:formula="of:=[.K184]&amp;&quot; &quot;&amp;INDEX([.$Q$2:.$Q$50];[.H184])" office:value-type="string" office:string-value="J18DJ29 Vending Machine" calcext:value-type="string">
            <text:p>J18DJ29 Vending Machine</text:p>
          </table:table-cell>
          <table:table-cell table:style-name="ce15" table:formula="of:=INDEX([.$T$2:.$T$50];[.H184])+(RAND()*INDEX([.$S$2:.$S$50];[.H184]))" office:value-type="currency" office:currency="EUR" office:value="-1.98779879622228" calcext:value-type="currency">
            <text:p>-€ 1.99</text:p>
          </table:table-cell>
          <table:table-cell table:style-name="ce16" table:formula="of:=IF([.E183]&gt;=[.$A$2];[.H183]+1;[.H183])" office:value-type="float" office:value="3" calcext:value-type="float">
            <text:p>3</text:p>
          </table:table-cell>
          <table:table-cell/>
          <table:table-cell table:style-name="ce18" table:formula="of:=INDEX([.$R$2:.$R$50];[.H184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18DJ29" calcext:value-type="string">
            <text:p>J18DJ2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4]&gt;=[.$A$2];[.$A$1];[.E184]+INDEX([.$O$2:.$O$50];[.H185])+(RAND()*INDEX([.$N$2:.$N$50];[.H185])))" office:value-type="date" office:date-value="2019-11-30T23:49:45.51762" calcext:value-type="date">
            <text:p>30-11-2019</text:p>
          </table:table-cell>
          <table:table-cell table:style-name="ce13" table:formula="of:=[.K185]&amp;&quot; &quot;&amp;INDEX([.$Q$2:.$Q$50];[.H185])" office:value-type="string" office:string-value="N98UT37 Vending Machine" calcext:value-type="string">
            <text:p>N98UT37 Vending Machine</text:p>
          </table:table-cell>
          <table:table-cell table:style-name="ce15" table:formula="of:=INDEX([.$T$2:.$T$50];[.H185])+(RAND()*INDEX([.$S$2:.$S$50];[.H185]))" office:value-type="currency" office:currency="EUR" office:value="-1.09142778979896" calcext:value-type="currency">
            <text:p>-€ 1.09</text:p>
          </table:table-cell>
          <table:table-cell table:style-name="ce16" table:formula="of:=IF([.E184]&gt;=[.$A$2];[.H184]+1;[.H184])" office:value-type="float" office:value="3" calcext:value-type="float">
            <text:p>3</text:p>
          </table:table-cell>
          <table:table-cell/>
          <table:table-cell table:style-name="ce18" table:formula="of:=INDEX([.$R$2:.$R$50];[.H185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98UT37" calcext:value-type="string">
            <text:p>N98UT3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5]&gt;=[.$A$2];[.$A$1];[.E185]+INDEX([.$O$2:.$O$50];[.H186])+(RAND()*INDEX([.$N$2:.$N$50];[.H186])))" office:value-type="date" office:date-value="2019-12-03T15:32:29.721205" calcext:value-type="date">
            <text:p>3-12-2019</text:p>
          </table:table-cell>
          <table:table-cell table:style-name="ce13" table:formula="of:=[.K186]&amp;&quot; &quot;&amp;INDEX([.$Q$2:.$Q$50];[.H186])" office:value-type="string" office:string-value="P13WD67 Vending Machine" calcext:value-type="string">
            <text:p>P13WD67 Vending Machine</text:p>
          </table:table-cell>
          <table:table-cell table:style-name="ce15" table:formula="of:=INDEX([.$T$2:.$T$50];[.H186])+(RAND()*INDEX([.$S$2:.$S$50];[.H186]))" office:value-type="currency" office:currency="EUR" office:value="-1.57933123324352" calcext:value-type="currency">
            <text:p>-€ 1.58</text:p>
          </table:table-cell>
          <table:table-cell table:style-name="ce16" table:formula="of:=IF([.E185]&gt;=[.$A$2];[.H185]+1;[.H185])" office:value-type="float" office:value="3" calcext:value-type="float">
            <text:p>3</text:p>
          </table:table-cell>
          <table:table-cell/>
          <table:table-cell table:style-name="ce18" table:formula="of:=INDEX([.$R$2:.$R$50];[.H186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13WD67" calcext:value-type="string">
            <text:p>P13WD6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6]&gt;=[.$A$2];[.$A$1];[.E186]+INDEX([.$O$2:.$O$50];[.H187])+(RAND()*INDEX([.$N$2:.$N$50];[.H187])))" office:value-type="date" office:date-value="2019-12-14T11:07:35.228624" calcext:value-type="date">
            <text:p>14-12-2019</text:p>
          </table:table-cell>
          <table:table-cell table:style-name="ce13" table:formula="of:=[.K187]&amp;&quot; &quot;&amp;INDEX([.$Q$2:.$Q$50];[.H187])" office:value-type="string" office:string-value="Y86NX66 Vending Machine" calcext:value-type="string">
            <text:p>Y86NX66 Vending Machine</text:p>
          </table:table-cell>
          <table:table-cell table:style-name="ce15" table:formula="of:=INDEX([.$T$2:.$T$50];[.H187])+(RAND()*INDEX([.$S$2:.$S$50];[.H187]))" office:value-type="currency" office:currency="EUR" office:value="-1.70304021704841" calcext:value-type="currency">
            <text:p>-€ 1.70</text:p>
          </table:table-cell>
          <table:table-cell table:style-name="ce16" table:formula="of:=IF([.E186]&gt;=[.$A$2];[.H186]+1;[.H186])" office:value-type="float" office:value="3" calcext:value-type="float">
            <text:p>3</text:p>
          </table:table-cell>
          <table:table-cell/>
          <table:table-cell table:style-name="ce18" table:formula="of:=INDEX([.$R$2:.$R$50];[.H187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86NX66" calcext:value-type="string">
            <text:p>Y86NX6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7]&gt;=[.$A$2];[.$A$1];[.E187]+INDEX([.$O$2:.$O$50];[.H188])+(RAND()*INDEX([.$N$2:.$N$50];[.H188])))" office:value-type="date" office:date-value="2019-12-21T03:40:45.803531" calcext:value-type="date">
            <text:p>21-12-2019</text:p>
          </table:table-cell>
          <table:table-cell table:style-name="ce13" table:formula="of:=[.K188]&amp;&quot; &quot;&amp;INDEX([.$Q$2:.$Q$50];[.H188])" office:value-type="string" office:string-value="X68NJ14 Vending Machine" calcext:value-type="string">
            <text:p>X68NJ14 Vending Machine</text:p>
          </table:table-cell>
          <table:table-cell table:style-name="ce15" table:formula="of:=INDEX([.$T$2:.$T$50];[.H188])+(RAND()*INDEX([.$S$2:.$S$50];[.H188]))" office:value-type="currency" office:currency="EUR" office:value="-1.87820887262107" calcext:value-type="currency">
            <text:p>-€ 1.88</text:p>
          </table:table-cell>
          <table:table-cell table:style-name="ce16" table:formula="of:=IF([.E187]&gt;=[.$A$2];[.H187]+1;[.H187])" office:value-type="float" office:value="3" calcext:value-type="float">
            <text:p>3</text:p>
          </table:table-cell>
          <table:table-cell/>
          <table:table-cell table:style-name="ce18" table:formula="of:=INDEX([.$R$2:.$R$50];[.H188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68NJ14" calcext:value-type="string">
            <text:p>X68NJ1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8]&gt;=[.$A$2];[.$A$1];[.E188]+INDEX([.$O$2:.$O$50];[.H189])+(RAND()*INDEX([.$N$2:.$N$50];[.H189])))" office:value-type="date" office:date-value="2020-01-01T07:25:07.280973" calcext:value-type="date">
            <text:p>1-1-2020</text:p>
          </table:table-cell>
          <table:table-cell table:style-name="ce13" table:formula="of:=[.K189]&amp;&quot; &quot;&amp;INDEX([.$Q$2:.$Q$50];[.H189])" office:value-type="string" office:string-value="K53WC85 Vending Machine" calcext:value-type="string">
            <text:p>K53WC85 Vending Machine</text:p>
          </table:table-cell>
          <table:table-cell table:style-name="ce15" table:formula="of:=INDEX([.$T$2:.$T$50];[.H189])+(RAND()*INDEX([.$S$2:.$S$50];[.H189]))" office:value-type="currency" office:currency="EUR" office:value="-1.34408859557393" calcext:value-type="currency">
            <text:p>-€ 1.34</text:p>
          </table:table-cell>
          <table:table-cell table:style-name="ce16" table:formula="of:=IF([.E188]&gt;=[.$A$2];[.H188]+1;[.H188])" office:value-type="float" office:value="3" calcext:value-type="float">
            <text:p>3</text:p>
          </table:table-cell>
          <table:table-cell/>
          <table:table-cell table:style-name="ce18" table:formula="of:=INDEX([.$R$2:.$R$50];[.H189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53WC85" calcext:value-type="string">
            <text:p>K53WC8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8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89]&gt;=[.$A$2];[.$A$1];[.E189]+INDEX([.$O$2:.$O$50];[.H190])+(RAND()*INDEX([.$N$2:.$N$50];[.H190])))" office:value-type="date" office:date-value="2020-01-08T11:10:09.596956" calcext:value-type="date">
            <text:p>8-1-2020</text:p>
          </table:table-cell>
          <table:table-cell table:style-name="ce13" table:formula="of:=[.K190]&amp;&quot; &quot;&amp;INDEX([.$Q$2:.$Q$50];[.H190])" office:value-type="string" office:string-value="F46CW94 Vending Machine" calcext:value-type="string">
            <text:p>F46CW94 Vending Machine</text:p>
          </table:table-cell>
          <table:table-cell table:style-name="ce15" table:formula="of:=INDEX([.$T$2:.$T$50];[.H190])+(RAND()*INDEX([.$S$2:.$S$50];[.H190]))" office:value-type="currency" office:currency="EUR" office:value="-1.2705443394921" calcext:value-type="currency">
            <text:p>-€ 1.27</text:p>
          </table:table-cell>
          <table:table-cell table:style-name="ce16" table:formula="of:=IF([.E189]&gt;=[.$A$2];[.H189]+1;[.H189])" office:value-type="float" office:value="3" calcext:value-type="float">
            <text:p>3</text:p>
          </table:table-cell>
          <table:table-cell/>
          <table:table-cell table:style-name="ce18" table:formula="of:=INDEX([.$R$2:.$R$50];[.H190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46CW94" calcext:value-type="string">
            <text:p>F46CW9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0]&gt;=[.$A$2];[.$A$1];[.E190]+INDEX([.$O$2:.$O$50];[.H191])+(RAND()*INDEX([.$N$2:.$N$50];[.H191])))" office:value-type="date" office:date-value="2020-01-10T14:39:08.525462" calcext:value-type="date">
            <text:p>10-1-2020</text:p>
          </table:table-cell>
          <table:table-cell table:style-name="ce13" table:formula="of:=[.K191]&amp;&quot; &quot;&amp;INDEX([.$Q$2:.$Q$50];[.H191])" office:value-type="string" office:string-value="Q44PG41 Vending Machine" calcext:value-type="string">
            <text:p>Q44PG41 Vending Machine</text:p>
          </table:table-cell>
          <table:table-cell table:style-name="ce15" table:formula="of:=INDEX([.$T$2:.$T$50];[.H191])+(RAND()*INDEX([.$S$2:.$S$50];[.H191]))" office:value-type="currency" office:currency="EUR" office:value="-1.65275916599533" calcext:value-type="currency">
            <text:p>-€ 1.65</text:p>
          </table:table-cell>
          <table:table-cell table:style-name="ce16" table:formula="of:=IF([.E190]&gt;=[.$A$2];[.H190]+1;[.H190])" office:value-type="float" office:value="3" calcext:value-type="float">
            <text:p>3</text:p>
          </table:table-cell>
          <table:table-cell/>
          <table:table-cell table:style-name="ce18" table:formula="of:=INDEX([.$R$2:.$R$50];[.H191])" office:value-type="string" office:string-value="Coffee" calcext:value-type="string">
            <text:p>Coffe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44PG41" calcext:value-type="string">
            <text:p>Q44PG4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1]&gt;=[.$A$2];[.$A$1];[.E191]+INDEX([.$O$2:.$O$50];[.H192])+(RAND()*INDEX([.$N$2:.$N$50];[.H192])))" office:value-type="date" office:date-value="2018-01-10" calcext:value-type="date">
            <text:p>10-1-2018</text:p>
          </table:table-cell>
          <table:table-cell table:style-name="ce13" table:formula="of:=[.K192]&amp;&quot; &quot;&amp;INDEX([.$Q$2:.$Q$50];[.H192])" office:value-type="string" office:string-value="E90FO28 DUWO Rent" calcext:value-type="string">
            <text:p>E90FO28 DUWO Rent</text:p>
          </table:table-cell>
          <table:table-cell table:style-name="ce15" table:formula="of:=INDEX([.$T$2:.$T$50];[.H192])+(RAND()*INDEX([.$S$2:.$S$50];[.H192]))" office:value-type="currency" office:currency="EUR" office:value="-600" calcext:value-type="currency">
            <text:p>-€ 600.00</text:p>
          </table:table-cell>
          <table:table-cell table:style-name="ce16" table:formula="of:=IF([.E191]&gt;=[.$A$2];[.H191]+1;[.H191])" office:value-type="float" office:value="4" calcext:value-type="float">
            <text:p>4</text:p>
          </table:table-cell>
          <table:table-cell/>
          <table:table-cell table:style-name="ce18" table:formula="of:=INDEX([.$R$2:.$R$50];[.H192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90FO28" calcext:value-type="string">
            <text:p>E90FO28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2]&gt;=[.$A$2];[.$A$1];[.E192]+INDEX([.$O$2:.$O$50];[.H193])+(RAND()*INDEX([.$N$2:.$N$50];[.H193])))" office:value-type="date" office:date-value="2018-02-09T09:01:02.534648" calcext:value-type="date">
            <text:p>9-2-2018</text:p>
          </table:table-cell>
          <table:table-cell table:style-name="ce13" table:formula="of:=[.K193]&amp;&quot; &quot;&amp;INDEX([.$Q$2:.$Q$50];[.H193])" office:value-type="string" office:string-value="X84VP83 DUWO Rent" calcext:value-type="string">
            <text:p>X84VP83 DUWO Rent</text:p>
          </table:table-cell>
          <table:table-cell table:style-name="ce15" table:formula="of:=INDEX([.$T$2:.$T$50];[.H193])+(RAND()*INDEX([.$S$2:.$S$50];[.H193]))" office:value-type="currency" office:currency="EUR" office:value="-600" calcext:value-type="currency">
            <text:p>-€ 600.00</text:p>
          </table:table-cell>
          <table:table-cell table:style-name="ce16" table:formula="of:=IF([.E192]&gt;=[.$A$2];[.H192]+1;[.H192])" office:value-type="float" office:value="4" calcext:value-type="float">
            <text:p>4</text:p>
          </table:table-cell>
          <table:table-cell/>
          <table:table-cell table:style-name="ce18" table:formula="of:=INDEX([.$R$2:.$R$50];[.H193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84VP83" calcext:value-type="string">
            <text:p>X84VP83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3]&gt;=[.$A$2];[.$A$1];[.E193]+INDEX([.$O$2:.$O$50];[.H194])+(RAND()*INDEX([.$N$2:.$N$50];[.H194])))" office:value-type="date" office:date-value="2018-03-12T03:22:56.143439" calcext:value-type="date">
            <text:p>12-3-2018</text:p>
          </table:table-cell>
          <table:table-cell table:style-name="ce13" table:formula="of:=[.K194]&amp;&quot; &quot;&amp;INDEX([.$Q$2:.$Q$50];[.H194])" office:value-type="string" office:string-value="O73BU46 DUWO Rent" calcext:value-type="string">
            <text:p>O73BU46 DUWO Rent</text:p>
          </table:table-cell>
          <table:table-cell table:style-name="ce15" table:formula="of:=INDEX([.$T$2:.$T$50];[.H194])+(RAND()*INDEX([.$S$2:.$S$50];[.H194]))" office:value-type="currency" office:currency="EUR" office:value="-600" calcext:value-type="currency">
            <text:p>-€ 600.00</text:p>
          </table:table-cell>
          <table:table-cell table:style-name="ce16" table:formula="of:=IF([.E193]&gt;=[.$A$2];[.H193]+1;[.H193])" office:value-type="float" office:value="4" calcext:value-type="float">
            <text:p>4</text:p>
          </table:table-cell>
          <table:table-cell/>
          <table:table-cell table:style-name="ce18" table:formula="of:=INDEX([.$R$2:.$R$50];[.H194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73BU46" calcext:value-type="string">
            <text:p>O73BU4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4]&gt;=[.$A$2];[.$A$1];[.E194]+INDEX([.$O$2:.$O$50];[.H195])+(RAND()*INDEX([.$N$2:.$N$50];[.H195])))" office:value-type="date" office:date-value="2018-04-12T02:08:44.187316" calcext:value-type="date">
            <text:p>12-4-2018</text:p>
          </table:table-cell>
          <table:table-cell table:style-name="ce13" table:formula="of:=[.K195]&amp;&quot; &quot;&amp;INDEX([.$Q$2:.$Q$50];[.H195])" office:value-type="string" office:string-value="S93PC40 DUWO Rent" calcext:value-type="string">
            <text:p>S93PC40 DUWO Rent</text:p>
          </table:table-cell>
          <table:table-cell table:style-name="ce15" table:formula="of:=INDEX([.$T$2:.$T$50];[.H195])+(RAND()*INDEX([.$S$2:.$S$50];[.H195]))" office:value-type="currency" office:currency="EUR" office:value="-600" calcext:value-type="currency">
            <text:p>-€ 600.00</text:p>
          </table:table-cell>
          <table:table-cell table:style-name="ce16" table:formula="of:=IF([.E194]&gt;=[.$A$2];[.H194]+1;[.H194])" office:value-type="float" office:value="4" calcext:value-type="float">
            <text:p>4</text:p>
          </table:table-cell>
          <table:table-cell/>
          <table:table-cell table:style-name="ce18" table:formula="of:=INDEX([.$R$2:.$R$50];[.H195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93PC40" calcext:value-type="string">
            <text:p>S93PC4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5]&gt;=[.$A$2];[.$A$1];[.E195]+INDEX([.$O$2:.$O$50];[.H196])+(RAND()*INDEX([.$N$2:.$N$50];[.H196])))" office:value-type="date" office:date-value="2018-05-12T15:27:02.723948" calcext:value-type="date">
            <text:p>12-5-2018</text:p>
          </table:table-cell>
          <table:table-cell table:style-name="ce13" table:formula="of:=[.K196]&amp;&quot; &quot;&amp;INDEX([.$Q$2:.$Q$50];[.H196])" office:value-type="string" office:string-value="N63RR87 DUWO Rent" calcext:value-type="string">
            <text:p>N63RR87 DUWO Rent</text:p>
          </table:table-cell>
          <table:table-cell table:style-name="ce15" table:formula="of:=INDEX([.$T$2:.$T$50];[.H196])+(RAND()*INDEX([.$S$2:.$S$50];[.H196]))" office:value-type="currency" office:currency="EUR" office:value="-600" calcext:value-type="currency">
            <text:p>-€ 600.00</text:p>
          </table:table-cell>
          <table:table-cell table:style-name="ce16" table:formula="of:=IF([.E195]&gt;=[.$A$2];[.H195]+1;[.H195])" office:value-type="float" office:value="4" calcext:value-type="float">
            <text:p>4</text:p>
          </table:table-cell>
          <table:table-cell/>
          <table:table-cell table:style-name="ce18" table:formula="of:=INDEX([.$R$2:.$R$50];[.H196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63RR87" calcext:value-type="string">
            <text:p>N63RR8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6]&gt;=[.$A$2];[.$A$1];[.E196]+INDEX([.$O$2:.$O$50];[.H197])+(RAND()*INDEX([.$N$2:.$N$50];[.H197])))" office:value-type="date" office:date-value="2018-06-12T14:03:33.312665" calcext:value-type="date">
            <text:p>12-6-2018</text:p>
          </table:table-cell>
          <table:table-cell table:style-name="ce13" table:formula="of:=[.K197]&amp;&quot; &quot;&amp;INDEX([.$Q$2:.$Q$50];[.H197])" office:value-type="string" office:string-value="M86BF34 DUWO Rent" calcext:value-type="string">
            <text:p>M86BF34 DUWO Rent</text:p>
          </table:table-cell>
          <table:table-cell table:style-name="ce15" table:formula="of:=INDEX([.$T$2:.$T$50];[.H197])+(RAND()*INDEX([.$S$2:.$S$50];[.H197]))" office:value-type="currency" office:currency="EUR" office:value="-600" calcext:value-type="currency">
            <text:p>-€ 600.00</text:p>
          </table:table-cell>
          <table:table-cell table:style-name="ce16" table:formula="of:=IF([.E196]&gt;=[.$A$2];[.H196]+1;[.H196])" office:value-type="float" office:value="4" calcext:value-type="float">
            <text:p>4</text:p>
          </table:table-cell>
          <table:table-cell/>
          <table:table-cell table:style-name="ce18" table:formula="of:=INDEX([.$R$2:.$R$50];[.H197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86BF34" calcext:value-type="string">
            <text:p>M86BF3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7]&gt;=[.$A$2];[.$A$1];[.E197]+INDEX([.$O$2:.$O$50];[.H198])+(RAND()*INDEX([.$N$2:.$N$50];[.H198])))" office:value-type="date" office:date-value="2018-07-12T22:19:23.407813" calcext:value-type="date">
            <text:p>12-7-2018</text:p>
          </table:table-cell>
          <table:table-cell table:style-name="ce13" table:formula="of:=[.K198]&amp;&quot; &quot;&amp;INDEX([.$Q$2:.$Q$50];[.H198])" office:value-type="string" office:string-value="T70UV67 DUWO Rent" calcext:value-type="string">
            <text:p>T70UV67 DUWO Rent</text:p>
          </table:table-cell>
          <table:table-cell table:style-name="ce15" table:formula="of:=INDEX([.$T$2:.$T$50];[.H198])+(RAND()*INDEX([.$S$2:.$S$50];[.H198]))" office:value-type="currency" office:currency="EUR" office:value="-600" calcext:value-type="currency">
            <text:p>-€ 600.00</text:p>
          </table:table-cell>
          <table:table-cell table:style-name="ce16" table:formula="of:=IF([.E197]&gt;=[.$A$2];[.H197]+1;[.H197])" office:value-type="float" office:value="4" calcext:value-type="float">
            <text:p>4</text:p>
          </table:table-cell>
          <table:table-cell/>
          <table:table-cell table:style-name="ce18" table:formula="of:=INDEX([.$R$2:.$R$50];[.H198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0UV67" calcext:value-type="string">
            <text:p>T70UV6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8]&gt;=[.$A$2];[.$A$1];[.E198]+INDEX([.$O$2:.$O$50];[.H199])+(RAND()*INDEX([.$N$2:.$N$50];[.H199])))" office:value-type="date" office:date-value="2018-08-12T05:25:53.230983" calcext:value-type="date">
            <text:p>12-8-2018</text:p>
          </table:table-cell>
          <table:table-cell table:style-name="ce13" table:formula="of:=[.K199]&amp;&quot; &quot;&amp;INDEX([.$Q$2:.$Q$50];[.H199])" office:value-type="string" office:string-value="F42MV50 DUWO Rent" calcext:value-type="string">
            <text:p>F42MV50 DUWO Rent</text:p>
          </table:table-cell>
          <table:table-cell table:style-name="ce15" table:formula="of:=INDEX([.$T$2:.$T$50];[.H199])+(RAND()*INDEX([.$S$2:.$S$50];[.H199]))" office:value-type="currency" office:currency="EUR" office:value="-600" calcext:value-type="currency">
            <text:p>-€ 600.00</text:p>
          </table:table-cell>
          <table:table-cell table:style-name="ce16" table:formula="of:=IF([.E198]&gt;=[.$A$2];[.H198]+1;[.H198])" office:value-type="float" office:value="4" calcext:value-type="float">
            <text:p>4</text:p>
          </table:table-cell>
          <table:table-cell/>
          <table:table-cell table:style-name="ce18" table:formula="of:=INDEX([.$R$2:.$R$50];[.H199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42MV50" calcext:value-type="string">
            <text:p>F42MV5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19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199]&gt;=[.$A$2];[.$A$1];[.E199]+INDEX([.$O$2:.$O$50];[.H200])+(RAND()*INDEX([.$N$2:.$N$50];[.H200])))" office:value-type="date" office:date-value="2018-09-11T13:01:41.454653" calcext:value-type="date">
            <text:p>11-9-2018</text:p>
          </table:table-cell>
          <table:table-cell table:style-name="ce13" table:formula="of:=[.K200]&amp;&quot; &quot;&amp;INDEX([.$Q$2:.$Q$50];[.H200])" office:value-type="string" office:string-value="X47GQ75 DUWO Rent" calcext:value-type="string">
            <text:p>X47GQ75 DUWO Rent</text:p>
          </table:table-cell>
          <table:table-cell table:style-name="ce15" table:formula="of:=INDEX([.$T$2:.$T$50];[.H200])+(RAND()*INDEX([.$S$2:.$S$50];[.H200]))" office:value-type="currency" office:currency="EUR" office:value="-600" calcext:value-type="currency">
            <text:p>-€ 600.00</text:p>
          </table:table-cell>
          <table:table-cell table:style-name="ce16" table:formula="of:=IF([.E199]&gt;=[.$A$2];[.H199]+1;[.H199])" office:value-type="float" office:value="4" calcext:value-type="float">
            <text:p>4</text:p>
          </table:table-cell>
          <table:table-cell/>
          <table:table-cell table:style-name="ce18" table:formula="of:=INDEX([.$R$2:.$R$50];[.H200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47GQ75" calcext:value-type="string">
            <text:p>X47GQ7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0]&gt;=[.$A$2];[.$A$1];[.E200]+INDEX([.$O$2:.$O$50];[.H201])+(RAND()*INDEX([.$N$2:.$N$50];[.H201])))" office:value-type="date" office:date-value="2018-10-11T17:36:29.836672" calcext:value-type="date">
            <text:p>11-10-2018</text:p>
          </table:table-cell>
          <table:table-cell table:style-name="ce13" table:formula="of:=[.K201]&amp;&quot; &quot;&amp;INDEX([.$Q$2:.$Q$50];[.H201])" office:value-type="string" office:string-value="V81MD38 DUWO Rent" calcext:value-type="string">
            <text:p>V81MD38 DUWO Rent</text:p>
          </table:table-cell>
          <table:table-cell table:style-name="ce15" table:formula="of:=INDEX([.$T$2:.$T$50];[.H201])+(RAND()*INDEX([.$S$2:.$S$50];[.H201]))" office:value-type="currency" office:currency="EUR" office:value="-600" calcext:value-type="currency">
            <text:p>-€ 600.00</text:p>
          </table:table-cell>
          <table:table-cell table:style-name="ce16" table:formula="of:=IF([.E200]&gt;=[.$A$2];[.H200]+1;[.H200])" office:value-type="float" office:value="4" calcext:value-type="float">
            <text:p>4</text:p>
          </table:table-cell>
          <table:table-cell/>
          <table:table-cell table:style-name="ce18" table:formula="of:=INDEX([.$R$2:.$R$50];[.H201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81MD38" calcext:value-type="string">
            <text:p>V81MD38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1]&gt;=[.$A$2];[.$A$1];[.E201]+INDEX([.$O$2:.$O$50];[.H202])+(RAND()*INDEX([.$N$2:.$N$50];[.H202])))" office:value-type="date" office:date-value="2018-11-10T19:05:02.26217" calcext:value-type="date">
            <text:p>10-11-2018</text:p>
          </table:table-cell>
          <table:table-cell table:style-name="ce13" table:formula="of:=[.K202]&amp;&quot; &quot;&amp;INDEX([.$Q$2:.$Q$50];[.H202])" office:value-type="string" office:string-value="J59LQ41 DUWO Rent" calcext:value-type="string">
            <text:p>J59LQ41 DUWO Rent</text:p>
          </table:table-cell>
          <table:table-cell table:style-name="ce15" table:formula="of:=INDEX([.$T$2:.$T$50];[.H202])+(RAND()*INDEX([.$S$2:.$S$50];[.H202]))" office:value-type="currency" office:currency="EUR" office:value="-600" calcext:value-type="currency">
            <text:p>-€ 600.00</text:p>
          </table:table-cell>
          <table:table-cell table:style-name="ce16" table:formula="of:=IF([.E201]&gt;=[.$A$2];[.H201]+1;[.H201])" office:value-type="float" office:value="4" calcext:value-type="float">
            <text:p>4</text:p>
          </table:table-cell>
          <table:table-cell/>
          <table:table-cell table:style-name="ce18" table:formula="of:=INDEX([.$R$2:.$R$50];[.H202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59LQ41" calcext:value-type="string">
            <text:p>J59LQ4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2]&gt;=[.$A$2];[.$A$1];[.E202]+INDEX([.$O$2:.$O$50];[.H203])+(RAND()*INDEX([.$N$2:.$N$50];[.H203])))" office:value-type="date" office:date-value="2018-12-11T11:59:05.52547" calcext:value-type="date">
            <text:p>11-12-2018</text:p>
          </table:table-cell>
          <table:table-cell table:style-name="ce13" table:formula="of:=[.K203]&amp;&quot; &quot;&amp;INDEX([.$Q$2:.$Q$50];[.H203])" office:value-type="string" office:string-value="I33OS94 DUWO Rent" calcext:value-type="string">
            <text:p>I33OS94 DUWO Rent</text:p>
          </table:table-cell>
          <table:table-cell table:style-name="ce15" table:formula="of:=INDEX([.$T$2:.$T$50];[.H203])+(RAND()*INDEX([.$S$2:.$S$50];[.H203]))" office:value-type="currency" office:currency="EUR" office:value="-600" calcext:value-type="currency">
            <text:p>-€ 600.00</text:p>
          </table:table-cell>
          <table:table-cell table:style-name="ce16" table:formula="of:=IF([.E202]&gt;=[.$A$2];[.H202]+1;[.H202])" office:value-type="float" office:value="4" calcext:value-type="float">
            <text:p>4</text:p>
          </table:table-cell>
          <table:table-cell/>
          <table:table-cell table:style-name="ce18" table:formula="of:=INDEX([.$R$2:.$R$50];[.H203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33OS94" calcext:value-type="string">
            <text:p>I33OS9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3]&gt;=[.$A$2];[.$A$1];[.E203]+INDEX([.$O$2:.$O$50];[.H204])+(RAND()*INDEX([.$N$2:.$N$50];[.H204])))" office:value-type="date" office:date-value="2019-01-11T01:52:14.279733" calcext:value-type="date">
            <text:p>11-1-2019</text:p>
          </table:table-cell>
          <table:table-cell table:style-name="ce13" table:formula="of:=[.K204]&amp;&quot; &quot;&amp;INDEX([.$Q$2:.$Q$50];[.H204])" office:value-type="string" office:string-value="A77YA67 DUWO Rent" calcext:value-type="string">
            <text:p>A77YA67 DUWO Rent</text:p>
          </table:table-cell>
          <table:table-cell table:style-name="ce15" table:formula="of:=INDEX([.$T$2:.$T$50];[.H204])+(RAND()*INDEX([.$S$2:.$S$50];[.H204]))" office:value-type="currency" office:currency="EUR" office:value="-600" calcext:value-type="currency">
            <text:p>-€ 600.00</text:p>
          </table:table-cell>
          <table:table-cell table:style-name="ce16" table:formula="of:=IF([.E203]&gt;=[.$A$2];[.H203]+1;[.H203])" office:value-type="float" office:value="4" calcext:value-type="float">
            <text:p>4</text:p>
          </table:table-cell>
          <table:table-cell/>
          <table:table-cell table:style-name="ce18" table:formula="of:=INDEX([.$R$2:.$R$50];[.H204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77YA67" calcext:value-type="string">
            <text:p>A77YA6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4]&gt;=[.$A$2];[.$A$1];[.E204]+INDEX([.$O$2:.$O$50];[.H205])+(RAND()*INDEX([.$N$2:.$N$50];[.H205])))" office:value-type="date" office:date-value="2019-02-10T07:40:58.494551" calcext:value-type="date">
            <text:p>10-2-2019</text:p>
          </table:table-cell>
          <table:table-cell table:style-name="ce13" table:formula="of:=[.K205]&amp;&quot; &quot;&amp;INDEX([.$Q$2:.$Q$50];[.H205])" office:value-type="string" office:string-value="I81GV71 DUWO Rent" calcext:value-type="string">
            <text:p>I81GV71 DUWO Rent</text:p>
          </table:table-cell>
          <table:table-cell table:style-name="ce15" table:formula="of:=INDEX([.$T$2:.$T$50];[.H205])+(RAND()*INDEX([.$S$2:.$S$50];[.H205]))" office:value-type="currency" office:currency="EUR" office:value="-600" calcext:value-type="currency">
            <text:p>-€ 600.00</text:p>
          </table:table-cell>
          <table:table-cell table:style-name="ce16" table:formula="of:=IF([.E204]&gt;=[.$A$2];[.H204]+1;[.H204])" office:value-type="float" office:value="4" calcext:value-type="float">
            <text:p>4</text:p>
          </table:table-cell>
          <table:table-cell/>
          <table:table-cell table:style-name="ce18" table:formula="of:=INDEX([.$R$2:.$R$50];[.H205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81GV71" calcext:value-type="string">
            <text:p>I81GV7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5]&gt;=[.$A$2];[.$A$1];[.E205]+INDEX([.$O$2:.$O$50];[.H206])+(RAND()*INDEX([.$N$2:.$N$50];[.H206])))" office:value-type="date" office:date-value="2019-03-13T06:59:34.334254" calcext:value-type="date">
            <text:p>13-3-2019</text:p>
          </table:table-cell>
          <table:table-cell table:style-name="ce13" table:formula="of:=[.K206]&amp;&quot; &quot;&amp;INDEX([.$Q$2:.$Q$50];[.H206])" office:value-type="string" office:string-value="K75HT44 DUWO Rent" calcext:value-type="string">
            <text:p>K75HT44 DUWO Rent</text:p>
          </table:table-cell>
          <table:table-cell table:style-name="ce15" table:formula="of:=INDEX([.$T$2:.$T$50];[.H206])+(RAND()*INDEX([.$S$2:.$S$50];[.H206]))" office:value-type="currency" office:currency="EUR" office:value="-600" calcext:value-type="currency">
            <text:p>-€ 600.00</text:p>
          </table:table-cell>
          <table:table-cell table:style-name="ce16" table:formula="of:=IF([.E205]&gt;=[.$A$2];[.H205]+1;[.H205])" office:value-type="float" office:value="4" calcext:value-type="float">
            <text:p>4</text:p>
          </table:table-cell>
          <table:table-cell/>
          <table:table-cell table:style-name="ce18" table:formula="of:=INDEX([.$R$2:.$R$50];[.H206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75HT44" calcext:value-type="string">
            <text:p>K75HT4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6]&gt;=[.$A$2];[.$A$1];[.E206]+INDEX([.$O$2:.$O$50];[.H207])+(RAND()*INDEX([.$N$2:.$N$50];[.H207])))" office:value-type="date" office:date-value="2019-04-12T20:47:34.299772" calcext:value-type="date">
            <text:p>12-4-2019</text:p>
          </table:table-cell>
          <table:table-cell table:style-name="ce13" table:formula="of:=[.K207]&amp;&quot; &quot;&amp;INDEX([.$Q$2:.$Q$50];[.H207])" office:value-type="string" office:string-value="P70ZZ64 DUWO Rent" calcext:value-type="string">
            <text:p>P70ZZ64 DUWO Rent</text:p>
          </table:table-cell>
          <table:table-cell table:style-name="ce15" table:formula="of:=INDEX([.$T$2:.$T$50];[.H207])+(RAND()*INDEX([.$S$2:.$S$50];[.H207]))" office:value-type="currency" office:currency="EUR" office:value="-600" calcext:value-type="currency">
            <text:p>-€ 600.00</text:p>
          </table:table-cell>
          <table:table-cell table:style-name="ce16" table:formula="of:=IF([.E206]&gt;=[.$A$2];[.H206]+1;[.H206])" office:value-type="float" office:value="4" calcext:value-type="float">
            <text:p>4</text:p>
          </table:table-cell>
          <table:table-cell/>
          <table:table-cell table:style-name="ce18" table:formula="of:=INDEX([.$R$2:.$R$50];[.H207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70ZZ64" calcext:value-type="string">
            <text:p>P70ZZ6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7]&gt;=[.$A$2];[.$A$1];[.E207]+INDEX([.$O$2:.$O$50];[.H208])+(RAND()*INDEX([.$N$2:.$N$50];[.H208])))" office:value-type="date" office:date-value="2019-05-13T15:49:12.637002" calcext:value-type="date">
            <text:p>13-5-2019</text:p>
          </table:table-cell>
          <table:table-cell table:style-name="ce13" table:formula="of:=[.K208]&amp;&quot; &quot;&amp;INDEX([.$Q$2:.$Q$50];[.H208])" office:value-type="string" office:string-value="T89SV66 DUWO Rent" calcext:value-type="string">
            <text:p>T89SV66 DUWO Rent</text:p>
          </table:table-cell>
          <table:table-cell table:style-name="ce15" table:formula="of:=INDEX([.$T$2:.$T$50];[.H208])+(RAND()*INDEX([.$S$2:.$S$50];[.H208]))" office:value-type="currency" office:currency="EUR" office:value="-600" calcext:value-type="currency">
            <text:p>-€ 600.00</text:p>
          </table:table-cell>
          <table:table-cell table:style-name="ce16" table:formula="of:=IF([.E207]&gt;=[.$A$2];[.H207]+1;[.H207])" office:value-type="float" office:value="4" calcext:value-type="float">
            <text:p>4</text:p>
          </table:table-cell>
          <table:table-cell/>
          <table:table-cell table:style-name="ce18" table:formula="of:=INDEX([.$R$2:.$R$50];[.H208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89SV66" calcext:value-type="string">
            <text:p>T89SV6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8]&gt;=[.$A$2];[.$A$1];[.E208]+INDEX([.$O$2:.$O$50];[.H209])+(RAND()*INDEX([.$N$2:.$N$50];[.H209])))" office:value-type="date" office:date-value="2019-06-12T17:57:18.675458" calcext:value-type="date">
            <text:p>12-6-2019</text:p>
          </table:table-cell>
          <table:table-cell table:style-name="ce13" table:formula="of:=[.K209]&amp;&quot; &quot;&amp;INDEX([.$Q$2:.$Q$50];[.H209])" office:value-type="string" office:string-value="T49FZ75 DUWO Rent" calcext:value-type="string">
            <text:p>T49FZ75 DUWO Rent</text:p>
          </table:table-cell>
          <table:table-cell table:style-name="ce15" table:formula="of:=INDEX([.$T$2:.$T$50];[.H209])+(RAND()*INDEX([.$S$2:.$S$50];[.H209]))" office:value-type="currency" office:currency="EUR" office:value="-600" calcext:value-type="currency">
            <text:p>-€ 600.00</text:p>
          </table:table-cell>
          <table:table-cell table:style-name="ce16" table:formula="of:=IF([.E208]&gt;=[.$A$2];[.H208]+1;[.H208])" office:value-type="float" office:value="4" calcext:value-type="float">
            <text:p>4</text:p>
          </table:table-cell>
          <table:table-cell/>
          <table:table-cell table:style-name="ce18" table:formula="of:=INDEX([.$R$2:.$R$50];[.H209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49FZ75" calcext:value-type="string">
            <text:p>T49FZ7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0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09]&gt;=[.$A$2];[.$A$1];[.E209]+INDEX([.$O$2:.$O$50];[.H210])+(RAND()*INDEX([.$N$2:.$N$50];[.H210])))" office:value-type="date" office:date-value="2019-07-13T09:19:39.571386" calcext:value-type="date">
            <text:p>13-7-2019</text:p>
          </table:table-cell>
          <table:table-cell table:style-name="ce13" table:formula="of:=[.K210]&amp;&quot; &quot;&amp;INDEX([.$Q$2:.$Q$50];[.H210])" office:value-type="string" office:string-value="T48OD76 DUWO Rent" calcext:value-type="string">
            <text:p>T48OD76 DUWO Rent</text:p>
          </table:table-cell>
          <table:table-cell table:style-name="ce15" table:formula="of:=INDEX([.$T$2:.$T$50];[.H210])+(RAND()*INDEX([.$S$2:.$S$50];[.H210]))" office:value-type="currency" office:currency="EUR" office:value="-600" calcext:value-type="currency">
            <text:p>-€ 600.00</text:p>
          </table:table-cell>
          <table:table-cell table:style-name="ce16" table:formula="of:=IF([.E209]&gt;=[.$A$2];[.H209]+1;[.H209])" office:value-type="float" office:value="4" calcext:value-type="float">
            <text:p>4</text:p>
          </table:table-cell>
          <table:table-cell/>
          <table:table-cell table:style-name="ce18" table:formula="of:=INDEX([.$R$2:.$R$50];[.H210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48OD76" calcext:value-type="string">
            <text:p>T48OD7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0]&gt;=[.$A$2];[.$A$1];[.E210]+INDEX([.$O$2:.$O$50];[.H211])+(RAND()*INDEX([.$N$2:.$N$50];[.H211])))" office:value-type="date" office:date-value="2019-08-13T01:19:40.038748" calcext:value-type="date">
            <text:p>13-8-2019</text:p>
          </table:table-cell>
          <table:table-cell table:style-name="ce13" table:formula="of:=[.K211]&amp;&quot; &quot;&amp;INDEX([.$Q$2:.$Q$50];[.H211])" office:value-type="string" office:string-value="B79VM63 DUWO Rent" calcext:value-type="string">
            <text:p>B79VM63 DUWO Rent</text:p>
          </table:table-cell>
          <table:table-cell table:style-name="ce15" table:formula="of:=INDEX([.$T$2:.$T$50];[.H211])+(RAND()*INDEX([.$S$2:.$S$50];[.H211]))" office:value-type="currency" office:currency="EUR" office:value="-600" calcext:value-type="currency">
            <text:p>-€ 600.00</text:p>
          </table:table-cell>
          <table:table-cell table:style-name="ce16" table:formula="of:=IF([.E210]&gt;=[.$A$2];[.H210]+1;[.H210])" office:value-type="float" office:value="4" calcext:value-type="float">
            <text:p>4</text:p>
          </table:table-cell>
          <table:table-cell/>
          <table:table-cell table:style-name="ce18" table:formula="of:=INDEX([.$R$2:.$R$50];[.H211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79VM63" calcext:value-type="string">
            <text:p>B79VM63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1]&gt;=[.$A$2];[.$A$1];[.E211]+INDEX([.$O$2:.$O$50];[.H212])+(RAND()*INDEX([.$N$2:.$N$50];[.H212])))" office:value-type="date" office:date-value="2019-09-12T14:43:38.691419" calcext:value-type="date">
            <text:p>12-9-2019</text:p>
          </table:table-cell>
          <table:table-cell table:style-name="ce13" table:formula="of:=[.K212]&amp;&quot; &quot;&amp;INDEX([.$Q$2:.$Q$50];[.H212])" office:value-type="string" office:string-value="F41BC81 DUWO Rent" calcext:value-type="string">
            <text:p>F41BC81 DUWO Rent</text:p>
          </table:table-cell>
          <table:table-cell table:style-name="ce15" table:formula="of:=INDEX([.$T$2:.$T$50];[.H212])+(RAND()*INDEX([.$S$2:.$S$50];[.H212]))" office:value-type="currency" office:currency="EUR" office:value="-600" calcext:value-type="currency">
            <text:p>-€ 600.00</text:p>
          </table:table-cell>
          <table:table-cell table:style-name="ce16" table:formula="of:=IF([.E211]&gt;=[.$A$2];[.H211]+1;[.H211])" office:value-type="float" office:value="4" calcext:value-type="float">
            <text:p>4</text:p>
          </table:table-cell>
          <table:table-cell/>
          <table:table-cell table:style-name="ce18" table:formula="of:=INDEX([.$R$2:.$R$50];[.H212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41BC81" calcext:value-type="string">
            <text:p>F41BC8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2]&gt;=[.$A$2];[.$A$1];[.E212]+INDEX([.$O$2:.$O$50];[.H213])+(RAND()*INDEX([.$N$2:.$N$50];[.H213])))" office:value-type="date" office:date-value="2019-10-12T16:25:00.061098" calcext:value-type="date">
            <text:p>12-10-2019</text:p>
          </table:table-cell>
          <table:table-cell table:style-name="ce13" table:formula="of:=[.K213]&amp;&quot; &quot;&amp;INDEX([.$Q$2:.$Q$50];[.H213])" office:value-type="string" office:string-value="R97XB88 DUWO Rent" calcext:value-type="string">
            <text:p>R97XB88 DUWO Rent</text:p>
          </table:table-cell>
          <table:table-cell table:style-name="ce15" table:formula="of:=INDEX([.$T$2:.$T$50];[.H213])+(RAND()*INDEX([.$S$2:.$S$50];[.H213]))" office:value-type="currency" office:currency="EUR" office:value="-600" calcext:value-type="currency">
            <text:p>-€ 600.00</text:p>
          </table:table-cell>
          <table:table-cell table:style-name="ce16" table:formula="of:=IF([.E212]&gt;=[.$A$2];[.H212]+1;[.H212])" office:value-type="float" office:value="4" calcext:value-type="float">
            <text:p>4</text:p>
          </table:table-cell>
          <table:table-cell/>
          <table:table-cell table:style-name="ce18" table:formula="of:=INDEX([.$R$2:.$R$50];[.H213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97XB88" calcext:value-type="string">
            <text:p>R97XB88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3]&gt;=[.$A$2];[.$A$1];[.E213]+INDEX([.$O$2:.$O$50];[.H214])+(RAND()*INDEX([.$N$2:.$N$50];[.H214])))" office:value-type="date" office:date-value="2019-11-12T02:39:18.817751" calcext:value-type="date">
            <text:p>12-11-2019</text:p>
          </table:table-cell>
          <table:table-cell table:style-name="ce13" table:formula="of:=[.K214]&amp;&quot; &quot;&amp;INDEX([.$Q$2:.$Q$50];[.H214])" office:value-type="string" office:string-value="I11WY51 DUWO Rent" calcext:value-type="string">
            <text:p>I11WY51 DUWO Rent</text:p>
          </table:table-cell>
          <table:table-cell table:style-name="ce15" table:formula="of:=INDEX([.$T$2:.$T$50];[.H214])+(RAND()*INDEX([.$S$2:.$S$50];[.H214]))" office:value-type="currency" office:currency="EUR" office:value="-600" calcext:value-type="currency">
            <text:p>-€ 600.00</text:p>
          </table:table-cell>
          <table:table-cell table:style-name="ce16" table:formula="of:=IF([.E213]&gt;=[.$A$2];[.H213]+1;[.H213])" office:value-type="float" office:value="4" calcext:value-type="float">
            <text:p>4</text:p>
          </table:table-cell>
          <table:table-cell/>
          <table:table-cell table:style-name="ce18" table:formula="of:=INDEX([.$R$2:.$R$50];[.H214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11WY51" calcext:value-type="string">
            <text:p>I11WY5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4]&gt;=[.$A$2];[.$A$1];[.E214]+INDEX([.$O$2:.$O$50];[.H215])+(RAND()*INDEX([.$N$2:.$N$50];[.H215])))" office:value-type="date" office:date-value="2019-12-12T10:20:09.759712" calcext:value-type="date">
            <text:p>12-12-2019</text:p>
          </table:table-cell>
          <table:table-cell table:style-name="ce13" table:formula="of:=[.K215]&amp;&quot; &quot;&amp;INDEX([.$Q$2:.$Q$50];[.H215])" office:value-type="string" office:string-value="H21ZF90 DUWO Rent" calcext:value-type="string">
            <text:p>H21ZF90 DUWO Rent</text:p>
          </table:table-cell>
          <table:table-cell table:style-name="ce15" table:formula="of:=INDEX([.$T$2:.$T$50];[.H215])+(RAND()*INDEX([.$S$2:.$S$50];[.H215]))" office:value-type="currency" office:currency="EUR" office:value="-600" calcext:value-type="currency">
            <text:p>-€ 600.00</text:p>
          </table:table-cell>
          <table:table-cell table:style-name="ce16" table:formula="of:=IF([.E214]&gt;=[.$A$2];[.H214]+1;[.H214])" office:value-type="float" office:value="4" calcext:value-type="float">
            <text:p>4</text:p>
          </table:table-cell>
          <table:table-cell/>
          <table:table-cell table:style-name="ce18" table:formula="of:=INDEX([.$R$2:.$R$50];[.H215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21ZF90" calcext:value-type="string">
            <text:p>H21ZF9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5]&gt;=[.$A$2];[.$A$1];[.E215]+INDEX([.$O$2:.$O$50];[.H216])+(RAND()*INDEX([.$N$2:.$N$50];[.H216])))" office:value-type="date" office:date-value="2020-01-11T20:03:33.493094" calcext:value-type="date">
            <text:p>11-1-2020</text:p>
          </table:table-cell>
          <table:table-cell table:style-name="ce13" table:formula="of:=[.K216]&amp;&quot; &quot;&amp;INDEX([.$Q$2:.$Q$50];[.H216])" office:value-type="string" office:string-value="T78DJ79 DUWO Rent" calcext:value-type="string">
            <text:p>T78DJ79 DUWO Rent</text:p>
          </table:table-cell>
          <table:table-cell table:style-name="ce15" table:formula="of:=INDEX([.$T$2:.$T$50];[.H216])+(RAND()*INDEX([.$S$2:.$S$50];[.H216]))" office:value-type="currency" office:currency="EUR" office:value="-600" calcext:value-type="currency">
            <text:p>-€ 600.00</text:p>
          </table:table-cell>
          <table:table-cell table:style-name="ce16" table:formula="of:=IF([.E215]&gt;=[.$A$2];[.H215]+1;[.H215])" office:value-type="float" office:value="4" calcext:value-type="float">
            <text:p>4</text:p>
          </table:table-cell>
          <table:table-cell/>
          <table:table-cell table:style-name="ce18" table:formula="of:=INDEX([.$R$2:.$R$50];[.H216])" office:value-type="string" office:string-value="Housing" calcext:value-type="string">
            <text:p>Housing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8DJ79" calcext:value-type="string">
            <text:p>T78DJ7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6]&gt;=[.$A$2];[.$A$1];[.E216]+INDEX([.$O$2:.$O$50];[.H217])+(RAND()*INDEX([.$N$2:.$N$50];[.H217])))" office:value-type="date" office:date-value="2018-01-10" calcext:value-type="date">
            <text:p>10-1-2018</text:p>
          </table:table-cell>
          <table:table-cell table:style-name="ce13" table:formula="of:=[.K217]&amp;&quot; &quot;&amp;INDEX([.$Q$2:.$Q$50];[.H217])" office:value-type="string" office:string-value="O55OF98 McDonalds" calcext:value-type="string">
            <text:p>O55OF98 McDonalds</text:p>
          </table:table-cell>
          <table:table-cell table:style-name="ce15" table:formula="of:=INDEX([.$T$2:.$T$50];[.H217])+(RAND()*INDEX([.$S$2:.$S$50];[.H217]))" office:value-type="currency" office:currency="EUR" office:value="-4.22068445151023" calcext:value-type="currency">
            <text:p>-€ 4.22</text:p>
          </table:table-cell>
          <table:table-cell table:style-name="ce16" table:formula="of:=IF([.E216]&gt;=[.$A$2];[.H216]+1;[.H216])" office:value-type="float" office:value="5" calcext:value-type="float">
            <text:p>5</text:p>
          </table:table-cell>
          <table:table-cell/>
          <table:table-cell table:style-name="ce18" table:formula="of:=INDEX([.$R$2:.$R$50];[.H217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55OF98" calcext:value-type="string">
            <text:p>O55OF98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7]&gt;=[.$A$2];[.$A$1];[.E217]+INDEX([.$O$2:.$O$50];[.H218])+(RAND()*INDEX([.$N$2:.$N$50];[.H218])))" office:value-type="date" office:date-value="2018-02-17T10:43:38.791051" calcext:value-type="date">
            <text:p>17-2-2018</text:p>
          </table:table-cell>
          <table:table-cell table:style-name="ce13" table:formula="of:=[.K218]&amp;&quot; &quot;&amp;INDEX([.$Q$2:.$Q$50];[.H218])" office:value-type="string" office:string-value="F60FI72 McDonalds" calcext:value-type="string">
            <text:p>F60FI72 McDonalds</text:p>
          </table:table-cell>
          <table:table-cell table:style-name="ce15" table:formula="of:=INDEX([.$T$2:.$T$50];[.H218])+(RAND()*INDEX([.$S$2:.$S$50];[.H218]))" office:value-type="currency" office:currency="EUR" office:value="-4.58541703341481" calcext:value-type="currency">
            <text:p>-€ 4.59</text:p>
          </table:table-cell>
          <table:table-cell table:style-name="ce16" table:formula="of:=IF([.E217]&gt;=[.$A$2];[.H217]+1;[.H217])" office:value-type="float" office:value="5" calcext:value-type="float">
            <text:p>5</text:p>
          </table:table-cell>
          <table:table-cell/>
          <table:table-cell table:style-name="ce18" table:formula="of:=INDEX([.$R$2:.$R$50];[.H218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60FI72" calcext:value-type="string">
            <text:p>F60FI7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8]&gt;=[.$A$2];[.$A$1];[.E218]+INDEX([.$O$2:.$O$50];[.H219])+(RAND()*INDEX([.$N$2:.$N$50];[.H219])))" office:value-type="date" office:date-value="2018-03-10T11:07:20.064019" calcext:value-type="date">
            <text:p>10-3-2018</text:p>
          </table:table-cell>
          <table:table-cell table:style-name="ce13" table:formula="of:=[.K219]&amp;&quot; &quot;&amp;INDEX([.$Q$2:.$Q$50];[.H219])" office:value-type="string" office:string-value="H91YN95 McDonalds" calcext:value-type="string">
            <text:p>H91YN95 McDonalds</text:p>
          </table:table-cell>
          <table:table-cell table:style-name="ce15" table:formula="of:=INDEX([.$T$2:.$T$50];[.H219])+(RAND()*INDEX([.$S$2:.$S$50];[.H219]))" office:value-type="currency" office:currency="EUR" office:value="-4.12999526628674" calcext:value-type="currency">
            <text:p>-€ 4.13</text:p>
          </table:table-cell>
          <table:table-cell table:style-name="ce16" table:formula="of:=IF([.E218]&gt;=[.$A$2];[.H218]+1;[.H218])" office:value-type="float" office:value="5" calcext:value-type="float">
            <text:p>5</text:p>
          </table:table-cell>
          <table:table-cell/>
          <table:table-cell table:style-name="ce18" table:formula="of:=INDEX([.$R$2:.$R$50];[.H219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91YN95" calcext:value-type="string">
            <text:p>H91YN9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1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19]&gt;=[.$A$2];[.$A$1];[.E219]+INDEX([.$O$2:.$O$50];[.H220])+(RAND()*INDEX([.$N$2:.$N$50];[.H220])))" office:value-type="date" office:date-value="2018-04-02T20:59:06.392978" calcext:value-type="date">
            <text:p>2-4-2018</text:p>
          </table:table-cell>
          <table:table-cell table:style-name="ce13" table:formula="of:=[.K220]&amp;&quot; &quot;&amp;INDEX([.$Q$2:.$Q$50];[.H220])" office:value-type="string" office:string-value="D45SX16 McDonalds" calcext:value-type="string">
            <text:p>D45SX16 McDonalds</text:p>
          </table:table-cell>
          <table:table-cell table:style-name="ce15" table:formula="of:=INDEX([.$T$2:.$T$50];[.H220])+(RAND()*INDEX([.$S$2:.$S$50];[.H220]))" office:value-type="currency" office:currency="EUR" office:value="-4.34736340034975" calcext:value-type="currency">
            <text:p>-€ 4.35</text:p>
          </table:table-cell>
          <table:table-cell table:style-name="ce16" table:formula="of:=IF([.E219]&gt;=[.$A$2];[.H219]+1;[.H219])" office:value-type="float" office:value="5" calcext:value-type="float">
            <text:p>5</text:p>
          </table:table-cell>
          <table:table-cell/>
          <table:table-cell table:style-name="ce18" table:formula="of:=INDEX([.$R$2:.$R$50];[.H220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45SX16" calcext:value-type="string">
            <text:p>D45SX1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0]&gt;=[.$A$2];[.$A$1];[.E220]+INDEX([.$O$2:.$O$50];[.H221])+(RAND()*INDEX([.$N$2:.$N$50];[.H221])))" office:value-type="date" office:date-value="2018-05-10T09:14:00.659755" calcext:value-type="date">
            <text:p>10-5-2018</text:p>
          </table:table-cell>
          <table:table-cell table:style-name="ce13" table:formula="of:=[.K221]&amp;&quot; &quot;&amp;INDEX([.$Q$2:.$Q$50];[.H221])" office:value-type="string" office:string-value="R65HL57 McDonalds" calcext:value-type="string">
            <text:p>R65HL57 McDonalds</text:p>
          </table:table-cell>
          <table:table-cell table:style-name="ce15" table:formula="of:=INDEX([.$T$2:.$T$50];[.H221])+(RAND()*INDEX([.$S$2:.$S$50];[.H221]))" office:value-type="currency" office:currency="EUR" office:value="-4.83455581707736" calcext:value-type="currency">
            <text:p>-€ 4.83</text:p>
          </table:table-cell>
          <table:table-cell table:style-name="ce16" table:formula="of:=IF([.E220]&gt;=[.$A$2];[.H220]+1;[.H220])" office:value-type="float" office:value="5" calcext:value-type="float">
            <text:p>5</text:p>
          </table:table-cell>
          <table:table-cell/>
          <table:table-cell table:style-name="ce18" table:formula="of:=INDEX([.$R$2:.$R$50];[.H221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65HL57" calcext:value-type="string">
            <text:p>R65HL5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1]&gt;=[.$A$2];[.$A$1];[.E221]+INDEX([.$O$2:.$O$50];[.H222])+(RAND()*INDEX([.$N$2:.$N$50];[.H222])))" office:value-type="date" office:date-value="2018-06-15T06:10:03.133624" calcext:value-type="date">
            <text:p>15-6-2018</text:p>
          </table:table-cell>
          <table:table-cell table:style-name="ce13" table:formula="of:=[.K222]&amp;&quot; &quot;&amp;INDEX([.$Q$2:.$Q$50];[.H222])" office:value-type="string" office:string-value="S26UP26 McDonalds" calcext:value-type="string">
            <text:p>S26UP26 McDonalds</text:p>
          </table:table-cell>
          <table:table-cell table:style-name="ce15" table:formula="of:=INDEX([.$T$2:.$T$50];[.H222])+(RAND()*INDEX([.$S$2:.$S$50];[.H222]))" office:value-type="currency" office:currency="EUR" office:value="-4.14559992383975" calcext:value-type="currency">
            <text:p>-€ 4.15</text:p>
          </table:table-cell>
          <table:table-cell table:style-name="ce16" table:formula="of:=IF([.E221]&gt;=[.$A$2];[.H221]+1;[.H221])" office:value-type="float" office:value="5" calcext:value-type="float">
            <text:p>5</text:p>
          </table:table-cell>
          <table:table-cell/>
          <table:table-cell table:style-name="ce18" table:formula="of:=INDEX([.$R$2:.$R$50];[.H222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26UP26" calcext:value-type="string">
            <text:p>S26UP2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2]&gt;=[.$A$2];[.$A$1];[.E222]+INDEX([.$O$2:.$O$50];[.H223])+(RAND()*INDEX([.$N$2:.$N$50];[.H223])))" office:value-type="date" office:date-value="2018-07-07T20:48:37.299785" calcext:value-type="date">
            <text:p>7-7-2018</text:p>
          </table:table-cell>
          <table:table-cell table:style-name="ce13" table:formula="of:=[.K223]&amp;&quot; &quot;&amp;INDEX([.$Q$2:.$Q$50];[.H223])" office:value-type="string" office:string-value="J45NY16 McDonalds" calcext:value-type="string">
            <text:p>J45NY16 McDonalds</text:p>
          </table:table-cell>
          <table:table-cell table:style-name="ce15" table:formula="of:=INDEX([.$T$2:.$T$50];[.H223])+(RAND()*INDEX([.$S$2:.$S$50];[.H223]))" office:value-type="currency" office:currency="EUR" office:value="-4.89108106701676" calcext:value-type="currency">
            <text:p>-€ 4.89</text:p>
          </table:table-cell>
          <table:table-cell table:style-name="ce16" table:formula="of:=IF([.E222]&gt;=[.$A$2];[.H222]+1;[.H222])" office:value-type="float" office:value="5" calcext:value-type="float">
            <text:p>5</text:p>
          </table:table-cell>
          <table:table-cell/>
          <table:table-cell table:style-name="ce18" table:formula="of:=INDEX([.$R$2:.$R$50];[.H223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45NY16" calcext:value-type="string">
            <text:p>J45NY1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3]&gt;=[.$A$2];[.$A$1];[.E223]+INDEX([.$O$2:.$O$50];[.H224])+(RAND()*INDEX([.$N$2:.$N$50];[.H224])))" office:value-type="date" office:date-value="2018-07-29T20:19:18.328181" calcext:value-type="date">
            <text:p>29-7-2018</text:p>
          </table:table-cell>
          <table:table-cell table:style-name="ce13" table:formula="of:=[.K224]&amp;&quot; &quot;&amp;INDEX([.$Q$2:.$Q$50];[.H224])" office:value-type="string" office:string-value="I43IH67 McDonalds" calcext:value-type="string">
            <text:p>I43IH67 McDonalds</text:p>
          </table:table-cell>
          <table:table-cell table:style-name="ce15" table:formula="of:=INDEX([.$T$2:.$T$50];[.H224])+(RAND()*INDEX([.$S$2:.$S$50];[.H224]))" office:value-type="currency" office:currency="EUR" office:value="-4.00331441064282" calcext:value-type="currency">
            <text:p>-€ 4.00</text:p>
          </table:table-cell>
          <table:table-cell table:style-name="ce16" table:formula="of:=IF([.E223]&gt;=[.$A$2];[.H223]+1;[.H223])" office:value-type="float" office:value="5" calcext:value-type="float">
            <text:p>5</text:p>
          </table:table-cell>
          <table:table-cell/>
          <table:table-cell table:style-name="ce18" table:formula="of:=INDEX([.$R$2:.$R$50];[.H224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43IH67" calcext:value-type="string">
            <text:p>I43IH6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4]&gt;=[.$A$2];[.$A$1];[.E224]+INDEX([.$O$2:.$O$50];[.H225])+(RAND()*INDEX([.$N$2:.$N$50];[.H225])))" office:value-type="date" office:date-value="2018-08-18T21:14:53.31092" calcext:value-type="date">
            <text:p>18-8-2018</text:p>
          </table:table-cell>
          <table:table-cell table:style-name="ce13" table:formula="of:=[.K225]&amp;&quot; &quot;&amp;INDEX([.$Q$2:.$Q$50];[.H225])" office:value-type="string" office:string-value="W54UI55 McDonalds" calcext:value-type="string">
            <text:p>W54UI55 McDonalds</text:p>
          </table:table-cell>
          <table:table-cell table:style-name="ce15" table:formula="of:=INDEX([.$T$2:.$T$50];[.H225])+(RAND()*INDEX([.$S$2:.$S$50];[.H225]))" office:value-type="currency" office:currency="EUR" office:value="-4.64783761059395" calcext:value-type="currency">
            <text:p>-€ 4.65</text:p>
          </table:table-cell>
          <table:table-cell table:style-name="ce16" table:formula="of:=IF([.E224]&gt;=[.$A$2];[.H224]+1;[.H224])" office:value-type="float" office:value="5" calcext:value-type="float">
            <text:p>5</text:p>
          </table:table-cell>
          <table:table-cell/>
          <table:table-cell table:style-name="ce18" table:formula="of:=INDEX([.$R$2:.$R$50];[.H225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54UI55" calcext:value-type="string">
            <text:p>W54UI5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5]&gt;=[.$A$2];[.$A$1];[.E225]+INDEX([.$O$2:.$O$50];[.H226])+(RAND()*INDEX([.$N$2:.$N$50];[.H226])))" office:value-type="date" office:date-value="2018-09-08T04:04:09.460888" calcext:value-type="date">
            <text:p>8-9-2018</text:p>
          </table:table-cell>
          <table:table-cell table:style-name="ce13" table:formula="of:=[.K226]&amp;&quot; &quot;&amp;INDEX([.$Q$2:.$Q$50];[.H226])" office:value-type="string" office:string-value="A18WL36 McDonalds" calcext:value-type="string">
            <text:p>A18WL36 McDonalds</text:p>
          </table:table-cell>
          <table:table-cell table:style-name="ce15" table:formula="of:=INDEX([.$T$2:.$T$50];[.H226])+(RAND()*INDEX([.$S$2:.$S$50];[.H226]))" office:value-type="currency" office:currency="EUR" office:value="-4.71813469102661" calcext:value-type="currency">
            <text:p>-€ 4.72</text:p>
          </table:table-cell>
          <table:table-cell table:style-name="ce16" table:formula="of:=IF([.E225]&gt;=[.$A$2];[.H225]+1;[.H225])" office:value-type="float" office:value="5" calcext:value-type="float">
            <text:p>5</text:p>
          </table:table-cell>
          <table:table-cell/>
          <table:table-cell table:style-name="ce18" table:formula="of:=INDEX([.$R$2:.$R$50];[.H226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18WL36" calcext:value-type="string">
            <text:p>A18WL3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6]&gt;=[.$A$2];[.$A$1];[.E226]+INDEX([.$O$2:.$O$50];[.H227])+(RAND()*INDEX([.$N$2:.$N$50];[.H227])))" office:value-type="date" office:date-value="2018-10-23T09:35:44.040965" calcext:value-type="date">
            <text:p>23-10-2018</text:p>
          </table:table-cell>
          <table:table-cell table:style-name="ce13" table:formula="of:=[.K227]&amp;&quot; &quot;&amp;INDEX([.$Q$2:.$Q$50];[.H227])" office:value-type="string" office:string-value="C31QQ67 McDonalds" calcext:value-type="string">
            <text:p>C31QQ67 McDonalds</text:p>
          </table:table-cell>
          <table:table-cell table:style-name="ce15" table:formula="of:=INDEX([.$T$2:.$T$50];[.H227])+(RAND()*INDEX([.$S$2:.$S$50];[.H227]))" office:value-type="currency" office:currency="EUR" office:value="-4.60036839856379" calcext:value-type="currency">
            <text:p>-€ 4.60</text:p>
          </table:table-cell>
          <table:table-cell table:style-name="ce16" table:formula="of:=IF([.E226]&gt;=[.$A$2];[.H226]+1;[.H226])" office:value-type="float" office:value="5" calcext:value-type="float">
            <text:p>5</text:p>
          </table:table-cell>
          <table:table-cell/>
          <table:table-cell table:style-name="ce18" table:formula="of:=INDEX([.$R$2:.$R$50];[.H227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31QQ67" calcext:value-type="string">
            <text:p>C31QQ67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7]&gt;=[.$A$2];[.$A$1];[.E227]+INDEX([.$O$2:.$O$50];[.H228])+(RAND()*INDEX([.$N$2:.$N$50];[.H228])))" office:value-type="date" office:date-value="2018-11-04T13:40:00.645127" calcext:value-type="date">
            <text:p>4-11-2018</text:p>
          </table:table-cell>
          <table:table-cell table:style-name="ce13" table:formula="of:=[.K228]&amp;&quot; &quot;&amp;INDEX([.$Q$2:.$Q$50];[.H228])" office:value-type="string" office:string-value="A47BX45 McDonalds" calcext:value-type="string">
            <text:p>A47BX45 McDonalds</text:p>
          </table:table-cell>
          <table:table-cell table:style-name="ce15" table:formula="of:=INDEX([.$T$2:.$T$50];[.H228])+(RAND()*INDEX([.$S$2:.$S$50];[.H228]))" office:value-type="currency" office:currency="EUR" office:value="-4.64847584199345" calcext:value-type="currency">
            <text:p>-€ 4.65</text:p>
          </table:table-cell>
          <table:table-cell table:style-name="ce16" table:formula="of:=IF([.E227]&gt;=[.$A$2];[.H227]+1;[.H227])" office:value-type="float" office:value="5" calcext:value-type="float">
            <text:p>5</text:p>
          </table:table-cell>
          <table:table-cell/>
          <table:table-cell table:style-name="ce18" table:formula="of:=INDEX([.$R$2:.$R$50];[.H228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47BX45" calcext:value-type="string">
            <text:p>A47BX4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8]&gt;=[.$A$2];[.$A$1];[.E228]+INDEX([.$O$2:.$O$50];[.H229])+(RAND()*INDEX([.$N$2:.$N$50];[.H229])))" office:value-type="date" office:date-value="2018-12-21T10:47:54.197335" calcext:value-type="date">
            <text:p>21-12-2018</text:p>
          </table:table-cell>
          <table:table-cell table:style-name="ce13" table:formula="of:=[.K229]&amp;&quot; &quot;&amp;INDEX([.$Q$2:.$Q$50];[.H229])" office:value-type="string" office:string-value="T36YS16 McDonalds" calcext:value-type="string">
            <text:p>T36YS16 McDonalds</text:p>
          </table:table-cell>
          <table:table-cell table:style-name="ce15" table:formula="of:=INDEX([.$T$2:.$T$50];[.H229])+(RAND()*INDEX([.$S$2:.$S$50];[.H229]))" office:value-type="currency" office:currency="EUR" office:value="-4.54003893428251" calcext:value-type="currency">
            <text:p>-€ 4.54</text:p>
          </table:table-cell>
          <table:table-cell table:style-name="ce16" table:formula="of:=IF([.E228]&gt;=[.$A$2];[.H228]+1;[.H228])" office:value-type="float" office:value="5" calcext:value-type="float">
            <text:p>5</text:p>
          </table:table-cell>
          <table:table-cell/>
          <table:table-cell table:style-name="ce18" table:formula="of:=INDEX([.$R$2:.$R$50];[.H229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36YS16" calcext:value-type="string">
            <text:p>T36YS1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2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29]&gt;=[.$A$2];[.$A$1];[.E229]+INDEX([.$O$2:.$O$50];[.H230])+(RAND()*INDEX([.$N$2:.$N$50];[.H230])))" office:value-type="date" office:date-value="2019-01-20T16:53:44.633367" calcext:value-type="date">
            <text:p>20-1-2019</text:p>
          </table:table-cell>
          <table:table-cell table:style-name="ce13" table:formula="of:=[.K230]&amp;&quot; &quot;&amp;INDEX([.$Q$2:.$Q$50];[.H230])" office:value-type="string" office:string-value="N25VN45 McDonalds" calcext:value-type="string">
            <text:p>N25VN45 McDonalds</text:p>
          </table:table-cell>
          <table:table-cell table:style-name="ce15" table:formula="of:=INDEX([.$T$2:.$T$50];[.H230])+(RAND()*INDEX([.$S$2:.$S$50];[.H230]))" office:value-type="currency" office:currency="EUR" office:value="-4.40881497208685" calcext:value-type="currency">
            <text:p>-€ 4.41</text:p>
          </table:table-cell>
          <table:table-cell table:style-name="ce16" table:formula="of:=IF([.E229]&gt;=[.$A$2];[.H229]+1;[.H229])" office:value-type="float" office:value="5" calcext:value-type="float">
            <text:p>5</text:p>
          </table:table-cell>
          <table:table-cell/>
          <table:table-cell table:style-name="ce18" table:formula="of:=INDEX([.$R$2:.$R$50];[.H230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25VN45" calcext:value-type="string">
            <text:p>N25VN45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0]&gt;=[.$A$2];[.$A$1];[.E230]+INDEX([.$O$2:.$O$50];[.H231])+(RAND()*INDEX([.$N$2:.$N$50];[.H231])))" office:value-type="date" office:date-value="2019-02-22T17:31:05.098107" calcext:value-type="date">
            <text:p>22-2-2019</text:p>
          </table:table-cell>
          <table:table-cell table:style-name="ce13" table:formula="of:=[.K231]&amp;&quot; &quot;&amp;INDEX([.$Q$2:.$Q$50];[.H231])" office:value-type="string" office:string-value="A41YK14 McDonalds" calcext:value-type="string">
            <text:p>A41YK14 McDonalds</text:p>
          </table:table-cell>
          <table:table-cell table:style-name="ce15" table:formula="of:=INDEX([.$T$2:.$T$50];[.H231])+(RAND()*INDEX([.$S$2:.$S$50];[.H231]))" office:value-type="currency" office:currency="EUR" office:value="-4.29813011813819" calcext:value-type="currency">
            <text:p>-€ 4.30</text:p>
          </table:table-cell>
          <table:table-cell table:style-name="ce16" table:formula="of:=IF([.E230]&gt;=[.$A$2];[.H230]+1;[.H230])" office:value-type="float" office:value="5" calcext:value-type="float">
            <text:p>5</text:p>
          </table:table-cell>
          <table:table-cell/>
          <table:table-cell table:style-name="ce18" table:formula="of:=INDEX([.$R$2:.$R$50];[.H231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41YK14" calcext:value-type="string">
            <text:p>A41YK1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1]&gt;=[.$A$2];[.$A$1];[.E231]+INDEX([.$O$2:.$O$50];[.H232])+(RAND()*INDEX([.$N$2:.$N$50];[.H232])))" office:value-type="date" office:date-value="2019-03-16T22:48:19.463865" calcext:value-type="date">
            <text:p>16-3-2019</text:p>
          </table:table-cell>
          <table:table-cell table:style-name="ce13" table:formula="of:=[.K232]&amp;&quot; &quot;&amp;INDEX([.$Q$2:.$Q$50];[.H232])" office:value-type="string" office:string-value="Z79BS76 McDonalds" calcext:value-type="string">
            <text:p>Z79BS76 McDonalds</text:p>
          </table:table-cell>
          <table:table-cell table:style-name="ce15" table:formula="of:=INDEX([.$T$2:.$T$50];[.H232])+(RAND()*INDEX([.$S$2:.$S$50];[.H232]))" office:value-type="currency" office:currency="EUR" office:value="-4.11835895813659" calcext:value-type="currency">
            <text:p>-€ 4.12</text:p>
          </table:table-cell>
          <table:table-cell table:style-name="ce16" table:formula="of:=IF([.E231]&gt;=[.$A$2];[.H231]+1;[.H231])" office:value-type="float" office:value="5" calcext:value-type="float">
            <text:p>5</text:p>
          </table:table-cell>
          <table:table-cell/>
          <table:table-cell table:style-name="ce18" table:formula="of:=INDEX([.$R$2:.$R$50];[.H232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79BS76" calcext:value-type="string">
            <text:p>Z79BS7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2]&gt;=[.$A$2];[.$A$1];[.E232]+INDEX([.$O$2:.$O$50];[.H233])+(RAND()*INDEX([.$N$2:.$N$50];[.H233])))" office:value-type="date" office:date-value="2019-03-27T20:06:07.981118" calcext:value-type="date">
            <text:p>27-3-2019</text:p>
          </table:table-cell>
          <table:table-cell table:style-name="ce13" table:formula="of:=[.K233]&amp;&quot; &quot;&amp;INDEX([.$Q$2:.$Q$50];[.H233])" office:value-type="string" office:string-value="K19ZP72 McDonalds" calcext:value-type="string">
            <text:p>K19ZP72 McDonalds</text:p>
          </table:table-cell>
          <table:table-cell table:style-name="ce15" table:formula="of:=INDEX([.$T$2:.$T$50];[.H233])+(RAND()*INDEX([.$S$2:.$S$50];[.H233]))" office:value-type="currency" office:currency="EUR" office:value="-4.3942495186421" calcext:value-type="currency">
            <text:p>-€ 4.39</text:p>
          </table:table-cell>
          <table:table-cell table:style-name="ce16" table:formula="of:=IF([.E232]&gt;=[.$A$2];[.H232]+1;[.H232])" office:value-type="float" office:value="5" calcext:value-type="float">
            <text:p>5</text:p>
          </table:table-cell>
          <table:table-cell/>
          <table:table-cell table:style-name="ce18" table:formula="of:=INDEX([.$R$2:.$R$50];[.H233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19ZP72" calcext:value-type="string">
            <text:p>K19ZP7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3]&gt;=[.$A$2];[.$A$1];[.E233]+INDEX([.$O$2:.$O$50];[.H234])+(RAND()*INDEX([.$N$2:.$N$50];[.H234])))" office:value-type="date" office:date-value="2019-04-12T20:06:27.88058" calcext:value-type="date">
            <text:p>12-4-2019</text:p>
          </table:table-cell>
          <table:table-cell table:style-name="ce13" table:formula="of:=[.K234]&amp;&quot; &quot;&amp;INDEX([.$Q$2:.$Q$50];[.H234])" office:value-type="string" office:string-value="O66ZJ79 McDonalds" calcext:value-type="string">
            <text:p>O66ZJ79 McDonalds</text:p>
          </table:table-cell>
          <table:table-cell table:style-name="ce15" table:formula="of:=INDEX([.$T$2:.$T$50];[.H234])+(RAND()*INDEX([.$S$2:.$S$50];[.H234]))" office:value-type="currency" office:currency="EUR" office:value="-4.17682626080576" calcext:value-type="currency">
            <text:p>-€ 4.18</text:p>
          </table:table-cell>
          <table:table-cell table:style-name="ce16" table:formula="of:=IF([.E233]&gt;=[.$A$2];[.H233]+1;[.H233])" office:value-type="float" office:value="5" calcext:value-type="float">
            <text:p>5</text:p>
          </table:table-cell>
          <table:table-cell/>
          <table:table-cell table:style-name="ce18" table:formula="of:=INDEX([.$R$2:.$R$50];[.H234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66ZJ79" calcext:value-type="string">
            <text:p>O66ZJ7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4]&gt;=[.$A$2];[.$A$1];[.E234]+INDEX([.$O$2:.$O$50];[.H235])+(RAND()*INDEX([.$N$2:.$N$50];[.H235])))" office:value-type="date" office:date-value="2019-05-02T10:36:05.786786" calcext:value-type="date">
            <text:p>2-5-2019</text:p>
          </table:table-cell>
          <table:table-cell table:style-name="ce13" table:formula="of:=[.K235]&amp;&quot; &quot;&amp;INDEX([.$Q$2:.$Q$50];[.H235])" office:value-type="string" office:string-value="O81DU43 McDonalds" calcext:value-type="string">
            <text:p>O81DU43 McDonalds</text:p>
          </table:table-cell>
          <table:table-cell table:style-name="ce15" table:formula="of:=INDEX([.$T$2:.$T$50];[.H235])+(RAND()*INDEX([.$S$2:.$S$50];[.H235]))" office:value-type="currency" office:currency="EUR" office:value="-4.83995288837169" calcext:value-type="currency">
            <text:p>-€ 4.84</text:p>
          </table:table-cell>
          <table:table-cell table:style-name="ce16" table:formula="of:=IF([.E234]&gt;=[.$A$2];[.H234]+1;[.H234])" office:value-type="float" office:value="5" calcext:value-type="float">
            <text:p>5</text:p>
          </table:table-cell>
          <table:table-cell/>
          <table:table-cell table:style-name="ce18" table:formula="of:=INDEX([.$R$2:.$R$50];[.H235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81DU43" calcext:value-type="string">
            <text:p>O81DU43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5]&gt;=[.$A$2];[.$A$1];[.E235]+INDEX([.$O$2:.$O$50];[.H236])+(RAND()*INDEX([.$N$2:.$N$50];[.H236])))" office:value-type="date" office:date-value="2019-05-14T15:25:57.828564" calcext:value-type="date">
            <text:p>14-5-2019</text:p>
          </table:table-cell>
          <table:table-cell table:style-name="ce13" table:formula="of:=[.K236]&amp;&quot; &quot;&amp;INDEX([.$Q$2:.$Q$50];[.H236])" office:value-type="string" office:string-value="N83NO52 McDonalds" calcext:value-type="string">
            <text:p>N83NO52 McDonalds</text:p>
          </table:table-cell>
          <table:table-cell table:style-name="ce15" table:formula="of:=INDEX([.$T$2:.$T$50];[.H236])+(RAND()*INDEX([.$S$2:.$S$50];[.H236]))" office:value-type="currency" office:currency="EUR" office:value="-4.46945696601297" calcext:value-type="currency">
            <text:p>-€ 4.47</text:p>
          </table:table-cell>
          <table:table-cell table:style-name="ce16" table:formula="of:=IF([.E235]&gt;=[.$A$2];[.H235]+1;[.H235])" office:value-type="float" office:value="5" calcext:value-type="float">
            <text:p>5</text:p>
          </table:table-cell>
          <table:table-cell/>
          <table:table-cell table:style-name="ce18" table:formula="of:=INDEX([.$R$2:.$R$50];[.H236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83NO52" calcext:value-type="string">
            <text:p>N83NO5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6]&gt;=[.$A$2];[.$A$1];[.E236]+INDEX([.$O$2:.$O$50];[.H237])+(RAND()*INDEX([.$N$2:.$N$50];[.H237])))" office:value-type="date" office:date-value="2019-06-06T12:13:20.900631" calcext:value-type="date">
            <text:p>6-6-2019</text:p>
          </table:table-cell>
          <table:table-cell table:style-name="ce13" table:formula="of:=[.K237]&amp;&quot; &quot;&amp;INDEX([.$Q$2:.$Q$50];[.H237])" office:value-type="string" office:string-value="V24WV30 McDonalds" calcext:value-type="string">
            <text:p>V24WV30 McDonalds</text:p>
          </table:table-cell>
          <table:table-cell table:style-name="ce15" table:formula="of:=INDEX([.$T$2:.$T$50];[.H237])+(RAND()*INDEX([.$S$2:.$S$50];[.H237]))" office:value-type="currency" office:currency="EUR" office:value="-4.46645703675115" calcext:value-type="currency">
            <text:p>-€ 4.47</text:p>
          </table:table-cell>
          <table:table-cell table:style-name="ce16" table:formula="of:=IF([.E236]&gt;=[.$A$2];[.H236]+1;[.H236])" office:value-type="float" office:value="5" calcext:value-type="float">
            <text:p>5</text:p>
          </table:table-cell>
          <table:table-cell/>
          <table:table-cell table:style-name="ce18" table:formula="of:=INDEX([.$R$2:.$R$50];[.H237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24WV30" calcext:value-type="string">
            <text:p>V24WV3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7]&gt;=[.$A$2];[.$A$1];[.E237]+INDEX([.$O$2:.$O$50];[.H238])+(RAND()*INDEX([.$N$2:.$N$50];[.H238])))" office:value-type="date" office:date-value="2019-07-05T07:09:59.845544" calcext:value-type="date">
            <text:p>5-7-2019</text:p>
          </table:table-cell>
          <table:table-cell table:style-name="ce13" table:formula="of:=[.K238]&amp;&quot; &quot;&amp;INDEX([.$Q$2:.$Q$50];[.H238])" office:value-type="string" office:string-value="Z87GM26 McDonalds" calcext:value-type="string">
            <text:p>Z87GM26 McDonalds</text:p>
          </table:table-cell>
          <table:table-cell table:style-name="ce15" table:formula="of:=INDEX([.$T$2:.$T$50];[.H238])+(RAND()*INDEX([.$S$2:.$S$50];[.H238]))" office:value-type="currency" office:currency="EUR" office:value="-4.43744871470403" calcext:value-type="currency">
            <text:p>-€ 4.44</text:p>
          </table:table-cell>
          <table:table-cell table:style-name="ce16" table:formula="of:=IF([.E237]&gt;=[.$A$2];[.H237]+1;[.H237])" office:value-type="float" office:value="5" calcext:value-type="float">
            <text:p>5</text:p>
          </table:table-cell>
          <table:table-cell/>
          <table:table-cell table:style-name="ce18" table:formula="of:=INDEX([.$R$2:.$R$50];[.H238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87GM26" calcext:value-type="string">
            <text:p>Z87GM2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8]&gt;=[.$A$2];[.$A$1];[.E238]+INDEX([.$O$2:.$O$50];[.H239])+(RAND()*INDEX([.$N$2:.$N$50];[.H239])))" office:value-type="date" office:date-value="2019-07-21T01:36:46.640089" calcext:value-type="date">
            <text:p>21-7-2019</text:p>
          </table:table-cell>
          <table:table-cell table:style-name="ce13" table:formula="of:=[.K239]&amp;&quot; &quot;&amp;INDEX([.$Q$2:.$Q$50];[.H239])" office:value-type="string" office:string-value="P18BF29 McDonalds" calcext:value-type="string">
            <text:p>P18BF29 McDonalds</text:p>
          </table:table-cell>
          <table:table-cell table:style-name="ce15" table:formula="of:=INDEX([.$T$2:.$T$50];[.H239])+(RAND()*INDEX([.$S$2:.$S$50];[.H239]))" office:value-type="currency" office:currency="EUR" office:value="-4.47596535410375" calcext:value-type="currency">
            <text:p>-€ 4.48</text:p>
          </table:table-cell>
          <table:table-cell table:style-name="ce16" table:formula="of:=IF([.E238]&gt;=[.$A$2];[.H238]+1;[.H238])" office:value-type="float" office:value="5" calcext:value-type="float">
            <text:p>5</text:p>
          </table:table-cell>
          <table:table-cell/>
          <table:table-cell table:style-name="ce18" table:formula="of:=INDEX([.$R$2:.$R$50];[.H239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18BF29" calcext:value-type="string">
            <text:p>P18BF2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3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39]&gt;=[.$A$2];[.$A$1];[.E239]+INDEX([.$O$2:.$O$50];[.H240])+(RAND()*INDEX([.$N$2:.$N$50];[.H240])))" office:value-type="date" office:date-value="2019-08-01T18:45:24.310805" calcext:value-type="date">
            <text:p>1-8-2019</text:p>
          </table:table-cell>
          <table:table-cell table:style-name="ce13" table:formula="of:=[.K240]&amp;&quot; &quot;&amp;INDEX([.$Q$2:.$Q$50];[.H240])" office:value-type="string" office:string-value="W36GW99 McDonalds" calcext:value-type="string">
            <text:p>W36GW99 McDonalds</text:p>
          </table:table-cell>
          <table:table-cell table:style-name="ce15" table:formula="of:=INDEX([.$T$2:.$T$50];[.H240])+(RAND()*INDEX([.$S$2:.$S$50];[.H240]))" office:value-type="currency" office:currency="EUR" office:value="-4.812329019309" calcext:value-type="currency">
            <text:p>-€ 4.81</text:p>
          </table:table-cell>
          <table:table-cell table:style-name="ce16" table:formula="of:=IF([.E239]&gt;=[.$A$2];[.H239]+1;[.H239])" office:value-type="float" office:value="5" calcext:value-type="float">
            <text:p>5</text:p>
          </table:table-cell>
          <table:table-cell/>
          <table:table-cell table:style-name="ce18" table:formula="of:=INDEX([.$R$2:.$R$50];[.H240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36GW99" calcext:value-type="string">
            <text:p>W36GW99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0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0]&gt;=[.$A$2];[.$A$1];[.E240]+INDEX([.$O$2:.$O$50];[.H241])+(RAND()*INDEX([.$N$2:.$N$50];[.H241])))" office:value-type="date" office:date-value="2019-08-13T04:14:43.657796" calcext:value-type="date">
            <text:p>13-8-2019</text:p>
          </table:table-cell>
          <table:table-cell table:style-name="ce13" table:formula="of:=[.K241]&amp;&quot; &quot;&amp;INDEX([.$Q$2:.$Q$50];[.H241])" office:value-type="string" office:string-value="L91TN93 McDonalds" calcext:value-type="string">
            <text:p>L91TN93 McDonalds</text:p>
          </table:table-cell>
          <table:table-cell table:style-name="ce15" table:formula="of:=INDEX([.$T$2:.$T$50];[.H241])+(RAND()*INDEX([.$S$2:.$S$50];[.H241]))" office:value-type="currency" office:currency="EUR" office:value="-4.20185172546783" calcext:value-type="currency">
            <text:p>-€ 4.20</text:p>
          </table:table-cell>
          <table:table-cell table:style-name="ce16" table:formula="of:=IF([.E240]&gt;=[.$A$2];[.H240]+1;[.H240])" office:value-type="float" office:value="5" calcext:value-type="float">
            <text:p>5</text:p>
          </table:table-cell>
          <table:table-cell/>
          <table:table-cell table:style-name="ce18" table:formula="of:=INDEX([.$R$2:.$R$50];[.H241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91TN93" calcext:value-type="string">
            <text:p>L91TN93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1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1]&gt;=[.$A$2];[.$A$1];[.E241]+INDEX([.$O$2:.$O$50];[.H242])+(RAND()*INDEX([.$N$2:.$N$50];[.H242])))" office:value-type="date" office:date-value="2019-09-26T09:59:09.828689" calcext:value-type="date">
            <text:p>26-9-2019</text:p>
          </table:table-cell>
          <table:table-cell table:style-name="ce13" table:formula="of:=[.K242]&amp;&quot; &quot;&amp;INDEX([.$Q$2:.$Q$50];[.H242])" office:value-type="string" office:string-value="I50CV96 McDonalds" calcext:value-type="string">
            <text:p>I50CV96 McDonalds</text:p>
          </table:table-cell>
          <table:table-cell table:style-name="ce15" table:formula="of:=INDEX([.$T$2:.$T$50];[.H242])+(RAND()*INDEX([.$S$2:.$S$50];[.H242]))" office:value-type="currency" office:currency="EUR" office:value="-4.01033914507496" calcext:value-type="currency">
            <text:p>-€ 4.01</text:p>
          </table:table-cell>
          <table:table-cell table:style-name="ce16" table:formula="of:=IF([.E241]&gt;=[.$A$2];[.H241]+1;[.H241])" office:value-type="float" office:value="5" calcext:value-type="float">
            <text:p>5</text:p>
          </table:table-cell>
          <table:table-cell/>
          <table:table-cell table:style-name="ce18" table:formula="of:=INDEX([.$R$2:.$R$50];[.H242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50CV96" calcext:value-type="string">
            <text:p>I50CV9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2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2]&gt;=[.$A$2];[.$A$1];[.E242]+INDEX([.$O$2:.$O$50];[.H243])+(RAND()*INDEX([.$N$2:.$N$50];[.H243])))" office:value-type="date" office:date-value="2019-11-15T07:11:28.310696" calcext:value-type="date">
            <text:p>15-11-2019</text:p>
          </table:table-cell>
          <table:table-cell table:style-name="ce13" table:formula="of:=[.K243]&amp;&quot; &quot;&amp;INDEX([.$Q$2:.$Q$50];[.H243])" office:value-type="string" office:string-value="V28UO12 McDonalds" calcext:value-type="string">
            <text:p>V28UO12 McDonalds</text:p>
          </table:table-cell>
          <table:table-cell table:style-name="ce15" table:formula="of:=INDEX([.$T$2:.$T$50];[.H243])+(RAND()*INDEX([.$S$2:.$S$50];[.H243]))" office:value-type="currency" office:currency="EUR" office:value="-4.77064835720689" calcext:value-type="currency">
            <text:p>-€ 4.77</text:p>
          </table:table-cell>
          <table:table-cell table:style-name="ce16" table:formula="of:=IF([.E242]&gt;=[.$A$2];[.H242]+1;[.H242])" office:value-type="float" office:value="5" calcext:value-type="float">
            <text:p>5</text:p>
          </table:table-cell>
          <table:table-cell/>
          <table:table-cell table:style-name="ce18" table:formula="of:=INDEX([.$R$2:.$R$50];[.H243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28UO12" calcext:value-type="string">
            <text:p>V28UO12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3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3]&gt;=[.$A$2];[.$A$1];[.E243]+INDEX([.$O$2:.$O$50];[.H244])+(RAND()*INDEX([.$N$2:.$N$50];[.H244])))" office:value-type="date" office:date-value="2019-12-12T12:24:49.488089" calcext:value-type="date">
            <text:p>12-12-2019</text:p>
          </table:table-cell>
          <table:table-cell table:style-name="ce13" table:formula="of:=[.K244]&amp;&quot; &quot;&amp;INDEX([.$Q$2:.$Q$50];[.H244])" office:value-type="string" office:string-value="P95EI16 McDonalds" calcext:value-type="string">
            <text:p>P95EI16 McDonalds</text:p>
          </table:table-cell>
          <table:table-cell table:style-name="ce15" table:formula="of:=INDEX([.$T$2:.$T$50];[.H244])+(RAND()*INDEX([.$S$2:.$S$50];[.H244]))" office:value-type="currency" office:currency="EUR" office:value="-4.50960632179618" calcext:value-type="currency">
            <text:p>-€ 4.51</text:p>
          </table:table-cell>
          <table:table-cell table:style-name="ce16" table:formula="of:=IF([.E243]&gt;=[.$A$2];[.H243]+1;[.H243])" office:value-type="float" office:value="5" calcext:value-type="float">
            <text:p>5</text:p>
          </table:table-cell>
          <table:table-cell/>
          <table:table-cell table:style-name="ce18" table:formula="of:=INDEX([.$R$2:.$R$50];[.H244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95EI16" calcext:value-type="string">
            <text:p>P95EI1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4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4]&gt;=[.$A$2];[.$A$1];[.E244]+INDEX([.$O$2:.$O$50];[.H245])+(RAND()*INDEX([.$N$2:.$N$50];[.H245])))" office:value-type="date" office:date-value="2020-01-13T11:20:08.662613" calcext:value-type="date">
            <text:p>13-1-2020</text:p>
          </table:table-cell>
          <table:table-cell table:style-name="ce13" table:formula="of:=[.K245]&amp;&quot; &quot;&amp;INDEX([.$Q$2:.$Q$50];[.H245])" office:value-type="string" office:string-value="Q85CH64 McDonalds" calcext:value-type="string">
            <text:p>Q85CH64 McDonalds</text:p>
          </table:table-cell>
          <table:table-cell table:style-name="ce15" table:formula="of:=INDEX([.$T$2:.$T$50];[.H245])+(RAND()*INDEX([.$S$2:.$S$50];[.H245]))" office:value-type="currency" office:currency="EUR" office:value="-4.19689046542799" calcext:value-type="currency">
            <text:p>-€ 4.20</text:p>
          </table:table-cell>
          <table:table-cell table:style-name="ce16" table:formula="of:=IF([.E244]&gt;=[.$A$2];[.H244]+1;[.H244])" office:value-type="float" office:value="5" calcext:value-type="float">
            <text:p>5</text:p>
          </table:table-cell>
          <table:table-cell/>
          <table:table-cell table:style-name="ce18" table:formula="of:=INDEX([.$R$2:.$R$50];[.H245])" office:value-type="string" office:string-value="Lunch" calcext:value-type="string">
            <text:p>Lunch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85CH64" calcext:value-type="string">
            <text:p>Q85CH6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5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5]&gt;=[.$A$2];[.$A$1];[.E245]+INDEX([.$O$2:.$O$50];[.H246])+(RAND()*INDEX([.$N$2:.$N$50];[.H246])))" office:value-type="date" office:date-value="2018-01-10" calcext:value-type="date">
            <text:p>10-1-2018</text:p>
          </table:table-cell>
          <table:table-cell table:style-name="ce13" table:formula="of:=[.K246]&amp;&quot; &quot;&amp;INDEX([.$Q$2:.$Q$50];[.H246])" office:value-type="string" office:string-value="V65LB56 Garage Van Dijk" calcext:value-type="string">
            <text:p>V65LB56 Garage Van Dijk</text:p>
          </table:table-cell>
          <table:table-cell table:style-name="ce15" table:formula="of:=INDEX([.$T$2:.$T$50];[.H246])+(RAND()*INDEX([.$S$2:.$S$50];[.H246]))" office:value-type="currency" office:currency="EUR" office:value="-78.1271461602084" calcext:value-type="currency">
            <text:p>-€ 78.13</text:p>
          </table:table-cell>
          <table:table-cell table:style-name="ce16" table:formula="of:=IF([.E245]&gt;=[.$A$2];[.H245]+1;[.H245])" office:value-type="float" office:value="6" calcext:value-type="float">
            <text:p>6</text:p>
          </table:table-cell>
          <table:table-cell/>
          <table:table-cell table:style-name="ce18" table:formula="of:=INDEX([.$R$2:.$R$50];[.H246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65LB56" calcext:value-type="string">
            <text:p>V65LB56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6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6]&gt;=[.$A$2];[.$A$1];[.E246]+INDEX([.$O$2:.$O$50];[.H247])+(RAND()*INDEX([.$N$2:.$N$50];[.H247])))" office:value-type="date" office:date-value="2019-01-10" calcext:value-type="date">
            <text:p>10-1-2019</text:p>
          </table:table-cell>
          <table:table-cell table:style-name="ce13" table:formula="of:=[.K247]&amp;&quot; &quot;&amp;INDEX([.$Q$2:.$Q$50];[.H247])" office:value-type="string" office:string-value="C70GC11 Garage Van Dijk" calcext:value-type="string">
            <text:p>C70GC11 Garage Van Dijk</text:p>
          </table:table-cell>
          <table:table-cell table:style-name="ce15" table:formula="of:=INDEX([.$T$2:.$T$50];[.H247])+(RAND()*INDEX([.$S$2:.$S$50];[.H247]))" office:value-type="currency" office:currency="EUR" office:value="-75.3491510645192" calcext:value-type="currency">
            <text:p>-€ 75.35</text:p>
          </table:table-cell>
          <table:table-cell table:style-name="ce16" table:formula="of:=IF([.E246]&gt;=[.$A$2];[.H246]+1;[.H246])" office:value-type="float" office:value="6" calcext:value-type="float">
            <text:p>6</text:p>
          </table:table-cell>
          <table:table-cell/>
          <table:table-cell table:style-name="ce18" table:formula="of:=INDEX([.$R$2:.$R$50];[.H247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70GC11" calcext:value-type="string">
            <text:p>C70GC11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7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7]&gt;=[.$A$2];[.$A$1];[.E247]+INDEX([.$O$2:.$O$50];[.H248])+(RAND()*INDEX([.$N$2:.$N$50];[.H248])))" office:value-type="date" office:date-value="2020-01-10" calcext:value-type="date">
            <text:p>10-1-2020</text:p>
          </table:table-cell>
          <table:table-cell table:style-name="ce13" table:formula="of:=[.K248]&amp;&quot; &quot;&amp;INDEX([.$Q$2:.$Q$50];[.H248])" office:value-type="string" office:string-value="Y96LP94 Garage Van Dijk" calcext:value-type="string">
            <text:p>Y96LP94 Garage Van Dijk</text:p>
          </table:table-cell>
          <table:table-cell table:style-name="ce15" table:formula="of:=INDEX([.$T$2:.$T$50];[.H248])+(RAND()*INDEX([.$S$2:.$S$50];[.H248]))" office:value-type="currency" office:currency="EUR" office:value="-75.8528095589033" calcext:value-type="currency">
            <text:p>-€ 75.85</text:p>
          </table:table-cell>
          <table:table-cell table:style-name="ce16" table:formula="of:=IF([.E247]&gt;=[.$A$2];[.H247]+1;[.H247])" office:value-type="float" office:value="6" calcext:value-type="float">
            <text:p>6</text:p>
          </table:table-cell>
          <table:table-cell/>
          <table:table-cell table:style-name="ce18" table:formula="of:=INDEX([.$R$2:.$R$50];[.H248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96LP94" calcext:value-type="string">
            <text:p>Y96LP94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8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8]&gt;=[.$A$2];[.$A$1];[.E248]+INDEX([.$O$2:.$O$50];[.H249])+(RAND()*INDEX([.$N$2:.$N$50];[.H249])))" office:value-type="date" office:date-value="2018-01-10" calcext:value-type="date">
            <text:p>10-1-2018</text:p>
          </table:table-cell>
          <table:table-cell table:style-name="ce13" table:formula="of:=[.K249]&amp;&quot; &quot;&amp;INDEX([.$Q$2:.$Q$50];[.H249])" office:value-type="string" office:string-value="D20XC90 Road Tax" calcext:value-type="string">
            <text:p>D20XC90 Road Tax</text:p>
          </table:table-cell>
          <table:table-cell table:style-name="ce15" table:formula="of:=INDEX([.$T$2:.$T$50];[.H249])+(RAND()*INDEX([.$S$2:.$S$50];[.H249]))" office:value-type="currency" office:currency="EUR" office:value="-36.7396045551663" calcext:value-type="currency">
            <text:p>-€ 36.74</text:p>
          </table:table-cell>
          <table:table-cell table:style-name="ce16" table:formula="of:=IF([.E248]&gt;=[.$A$2];[.H248]+1;[.H248])" office:value-type="float" office:value="7" calcext:value-type="float">
            <text:p>7</text:p>
          </table:table-cell>
          <table:table-cell/>
          <table:table-cell table:style-name="ce18" table:formula="of:=INDEX([.$R$2:.$R$50];[.H249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20XC90" calcext:value-type="string">
            <text:p>D20XC90</text:p>
          </table:table-cell>
          <table:table-cell/>
          <table:table-cell table:style-name="ce22"/>
          <table:table-cell table:number-columns-repeated="4"/>
          <table:table-cell table:style-name="ce23" table:formula="of:=INDEX([.$V$2:.$V$50];[.P249])" office:value-type="string" office:string-value="" calcext:value-type="error">
            <text:p>#VALUE!</text:p>
          </table:table-cell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49]&gt;=[.$A$2];[.$A$1];[.E249]+INDEX([.$O$2:.$O$50];[.H250])+(RAND()*INDEX([.$N$2:.$N$50];[.H250])))" office:value-type="date" office:date-value="2018-04-12T10:44:54.753966" calcext:value-type="date">
            <text:p>12-4-2018</text:p>
          </table:table-cell>
          <table:table-cell table:style-name="ce13" table:formula="of:=[.K250]&amp;&quot; &quot;&amp;INDEX([.$Q$2:.$Q$50];[.H250])" office:value-type="string" office:string-value="L92PR74 Road Tax" calcext:value-type="string">
            <text:p>L92PR74 Road Tax</text:p>
          </table:table-cell>
          <table:table-cell table:style-name="ce15" table:formula="of:=INDEX([.$T$2:.$T$50];[.H250])+(RAND()*INDEX([.$S$2:.$S$50];[.H250]))" office:value-type="currency" office:currency="EUR" office:value="-38.3974773763345" calcext:value-type="currency">
            <text:p>-€ 38.40</text:p>
          </table:table-cell>
          <table:table-cell table:style-name="ce16" table:formula="of:=IF([.E249]&gt;=[.$A$2];[.H249]+1;[.H249])" office:value-type="float" office:value="7" calcext:value-type="float">
            <text:p>7</text:p>
          </table:table-cell>
          <table:table-cell/>
          <table:table-cell table:style-name="ce18" table:formula="of:=INDEX([.$R$2:.$R$50];[.H250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92PR74" calcext:value-type="string">
            <text:p>L92PR74</text:p>
          </table:table-cell>
          <table:table-cell/>
          <table:table-cell table:style-name="ce22"/>
          <table:table-cell table:number-columns-repeated="4"/>
          <table:table-cell table:style-name="ce23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0]&gt;=[.$A$2];[.$A$1];[.E250]+INDEX([.$O$2:.$O$50];[.H251])+(RAND()*INDEX([.$N$2:.$N$50];[.H251])))" office:value-type="date" office:date-value="2018-07-13T23:14:58.204221" calcext:value-type="date">
            <text:p>13-7-2018</text:p>
          </table:table-cell>
          <table:table-cell table:style-name="ce13" table:formula="of:=[.K251]&amp;&quot; &quot;&amp;INDEX([.$Q$2:.$Q$50];[.H251])" office:value-type="string" office:string-value="R64HT15 Road Tax" calcext:value-type="string">
            <text:p>R64HT15 Road Tax</text:p>
          </table:table-cell>
          <table:table-cell table:style-name="ce15" table:formula="of:=INDEX([.$T$2:.$T$50];[.H251])+(RAND()*INDEX([.$S$2:.$S$50];[.H251]))" office:value-type="currency" office:currency="EUR" office:value="-39.0885506711589" calcext:value-type="currency">
            <text:p>-€ 39.09</text:p>
          </table:table-cell>
          <table:table-cell table:style-name="ce16" table:formula="of:=IF([.E250]&gt;=[.$A$2];[.H250]+1;[.H250])" office:value-type="float" office:value="7" calcext:value-type="float">
            <text:p>7</text:p>
          </table:table-cell>
          <table:table-cell/>
          <table:table-cell table:style-name="ce18" table:formula="of:=INDEX([.$R$2:.$R$50];[.H251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64HT15" calcext:value-type="string">
            <text:p>R64HT1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1]&gt;=[.$A$2];[.$A$1];[.E251]+INDEX([.$O$2:.$O$50];[.H252])+(RAND()*INDEX([.$N$2:.$N$50];[.H252])))" office:value-type="date" office:date-value="2018-10-14T03:15:32.573163" calcext:value-type="date">
            <text:p>14-10-2018</text:p>
          </table:table-cell>
          <table:table-cell table:style-name="ce13" table:formula="of:=[.K252]&amp;&quot; &quot;&amp;INDEX([.$Q$2:.$Q$50];[.H252])" office:value-type="string" office:string-value="B12UT27 Road Tax" calcext:value-type="string">
            <text:p>B12UT27 Road Tax</text:p>
          </table:table-cell>
          <table:table-cell table:style-name="ce15" table:formula="of:=INDEX([.$T$2:.$T$50];[.H252])+(RAND()*INDEX([.$S$2:.$S$50];[.H252]))" office:value-type="currency" office:currency="EUR" office:value="-35.5348617541931" calcext:value-type="currency">
            <text:p>-€ 35.53</text:p>
          </table:table-cell>
          <table:table-cell table:style-name="ce16" table:formula="of:=IF([.E251]&gt;=[.$A$2];[.H251]+1;[.H251])" office:value-type="float" office:value="7" calcext:value-type="float">
            <text:p>7</text:p>
          </table:table-cell>
          <table:table-cell/>
          <table:table-cell table:style-name="ce18" table:formula="of:=INDEX([.$R$2:.$R$50];[.H252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12UT27" calcext:value-type="string">
            <text:p>B12UT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2]&gt;=[.$A$2];[.$A$1];[.E252]+INDEX([.$O$2:.$O$50];[.H253])+(RAND()*INDEX([.$N$2:.$N$50];[.H253])))" office:value-type="date" office:date-value="2019-01-14T09:32:50.10746" calcext:value-type="date">
            <text:p>14-1-2019</text:p>
          </table:table-cell>
          <table:table-cell table:style-name="ce13" table:formula="of:=[.K253]&amp;&quot; &quot;&amp;INDEX([.$Q$2:.$Q$50];[.H253])" office:value-type="string" office:string-value="W97IJ91 Road Tax" calcext:value-type="string">
            <text:p>W97IJ91 Road Tax</text:p>
          </table:table-cell>
          <table:table-cell table:style-name="ce15" table:formula="of:=INDEX([.$T$2:.$T$50];[.H253])+(RAND()*INDEX([.$S$2:.$S$50];[.H253]))" office:value-type="currency" office:currency="EUR" office:value="-38.7359197706477" calcext:value-type="currency">
            <text:p>-€ 38.74</text:p>
          </table:table-cell>
          <table:table-cell table:style-name="ce16" table:formula="of:=IF([.E252]&gt;=[.$A$2];[.H252]+1;[.H252])" office:value-type="float" office:value="7" calcext:value-type="float">
            <text:p>7</text:p>
          </table:table-cell>
          <table:table-cell/>
          <table:table-cell table:style-name="ce18" table:formula="of:=INDEX([.$R$2:.$R$50];[.H253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97IJ91" calcext:value-type="string">
            <text:p>W97IJ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3]&gt;=[.$A$2];[.$A$1];[.E253]+INDEX([.$O$2:.$O$50];[.H254])+(RAND()*INDEX([.$N$2:.$N$50];[.H254])))" office:value-type="date" office:date-value="2019-04-17T09:25:08.508075" calcext:value-type="date">
            <text:p>17-4-2019</text:p>
          </table:table-cell>
          <table:table-cell table:style-name="ce13" table:formula="of:=[.K254]&amp;&quot; &quot;&amp;INDEX([.$Q$2:.$Q$50];[.H254])" office:value-type="string" office:string-value="Q59QS11 Road Tax" calcext:value-type="string">
            <text:p>Q59QS11 Road Tax</text:p>
          </table:table-cell>
          <table:table-cell table:style-name="ce15" table:formula="of:=INDEX([.$T$2:.$T$50];[.H254])+(RAND()*INDEX([.$S$2:.$S$50];[.H254]))" office:value-type="currency" office:currency="EUR" office:value="-37.9738289493844" calcext:value-type="currency">
            <text:p>-€ 37.97</text:p>
          </table:table-cell>
          <table:table-cell table:style-name="ce16" table:formula="of:=IF([.E253]&gt;=[.$A$2];[.H253]+1;[.H253])" office:value-type="float" office:value="7" calcext:value-type="float">
            <text:p>7</text:p>
          </table:table-cell>
          <table:table-cell/>
          <table:table-cell table:style-name="ce18" table:formula="of:=INDEX([.$R$2:.$R$50];[.H254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59QS11" calcext:value-type="string">
            <text:p>Q59QS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4]&gt;=[.$A$2];[.$A$1];[.E254]+INDEX([.$O$2:.$O$50];[.H255])+(RAND()*INDEX([.$N$2:.$N$50];[.H255])))" office:value-type="date" office:date-value="2019-07-19T00:21:17.770556" calcext:value-type="date">
            <text:p>19-7-2019</text:p>
          </table:table-cell>
          <table:table-cell table:style-name="ce13" table:formula="of:=[.K255]&amp;&quot; &quot;&amp;INDEX([.$Q$2:.$Q$50];[.H255])" office:value-type="string" office:string-value="G82SI88 Road Tax" calcext:value-type="string">
            <text:p>G82SI88 Road Tax</text:p>
          </table:table-cell>
          <table:table-cell table:style-name="ce15" table:formula="of:=INDEX([.$T$2:.$T$50];[.H255])+(RAND()*INDEX([.$S$2:.$S$50];[.H255]))" office:value-type="currency" office:currency="EUR" office:value="-38.5799568345184" calcext:value-type="currency">
            <text:p>-€ 38.58</text:p>
          </table:table-cell>
          <table:table-cell table:style-name="ce16" table:formula="of:=IF([.E254]&gt;=[.$A$2];[.H254]+1;[.H254])" office:value-type="float" office:value="7" calcext:value-type="float">
            <text:p>7</text:p>
          </table:table-cell>
          <table:table-cell/>
          <table:table-cell table:style-name="ce18" table:formula="of:=INDEX([.$R$2:.$R$50];[.H255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82SI88" calcext:value-type="string">
            <text:p>G82SI8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5]&gt;=[.$A$2];[.$A$1];[.E255]+INDEX([.$O$2:.$O$50];[.H256])+(RAND()*INDEX([.$N$2:.$N$50];[.H256])))" office:value-type="date" office:date-value="2019-10-19T10:53:26.81323" calcext:value-type="date">
            <text:p>19-10-2019</text:p>
          </table:table-cell>
          <table:table-cell table:style-name="ce13" table:formula="of:=[.K256]&amp;&quot; &quot;&amp;INDEX([.$Q$2:.$Q$50];[.H256])" office:value-type="string" office:string-value="Y14AB84 Road Tax" calcext:value-type="string">
            <text:p>Y14AB84 Road Tax</text:p>
          </table:table-cell>
          <table:table-cell table:style-name="ce15" table:formula="of:=INDEX([.$T$2:.$T$50];[.H256])+(RAND()*INDEX([.$S$2:.$S$50];[.H256]))" office:value-type="currency" office:currency="EUR" office:value="-35.2271493566656" calcext:value-type="currency">
            <text:p>-€ 35.23</text:p>
          </table:table-cell>
          <table:table-cell table:style-name="ce16" table:formula="of:=IF([.E255]&gt;=[.$A$2];[.H255]+1;[.H255])" office:value-type="float" office:value="7" calcext:value-type="float">
            <text:p>7</text:p>
          </table:table-cell>
          <table:table-cell/>
          <table:table-cell table:style-name="ce18" table:formula="of:=INDEX([.$R$2:.$R$50];[.H256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14AB84" calcext:value-type="string">
            <text:p>Y14AB8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6]&gt;=[.$A$2];[.$A$1];[.E256]+INDEX([.$O$2:.$O$50];[.H257])+(RAND()*INDEX([.$N$2:.$N$50];[.H257])))" office:value-type="date" office:date-value="2020-01-19T20:25:48.870285" calcext:value-type="date">
            <text:p>19-1-2020</text:p>
          </table:table-cell>
          <table:table-cell table:style-name="ce13" table:formula="of:=[.K257]&amp;&quot; &quot;&amp;INDEX([.$Q$2:.$Q$50];[.H257])" office:value-type="string" office:string-value="V45MX97 Road Tax" calcext:value-type="string">
            <text:p>V45MX97 Road Tax</text:p>
          </table:table-cell>
          <table:table-cell table:style-name="ce15" table:formula="of:=INDEX([.$T$2:.$T$50];[.H257])+(RAND()*INDEX([.$S$2:.$S$50];[.H257]))" office:value-type="currency" office:currency="EUR" office:value="-36.7042889496782" calcext:value-type="currency">
            <text:p>-€ 36.70</text:p>
          </table:table-cell>
          <table:table-cell table:style-name="ce16" table:formula="of:=IF([.E256]&gt;=[.$A$2];[.H256]+1;[.H256])" office:value-type="float" office:value="7" calcext:value-type="float">
            <text:p>7</text:p>
          </table:table-cell>
          <table:table-cell/>
          <table:table-cell table:style-name="ce18" table:formula="of:=INDEX([.$R$2:.$R$50];[.H257])" office:value-type="string" office:string-value="Car" calcext:value-type="string">
            <text:p>Car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45MX97" calcext:value-type="string">
            <text:p>V45MX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7]&gt;=[.$A$2];[.$A$1];[.E257]+INDEX([.$O$2:.$O$50];[.H258])+(RAND()*INDEX([.$N$2:.$N$50];[.H258])))" office:value-type="date" office:date-value="2018-01-10" calcext:value-type="date">
            <text:p>10-1-2018</text:p>
          </table:table-cell>
          <table:table-cell table:style-name="ce13" table:formula="of:=[.K258]&amp;&quot; &quot;&amp;INDEX([.$Q$2:.$Q$50];[.H258])" office:value-type="string" office:string-value="W32JT16 Mobile Phone" calcext:value-type="string">
            <text:p>W32JT16 Mobile Phone</text:p>
          </table:table-cell>
          <table:table-cell table:style-name="ce15" table:formula="of:=INDEX([.$T$2:.$T$50];[.H258])+(RAND()*INDEX([.$S$2:.$S$50];[.H258]))" office:value-type="currency" office:currency="EUR" office:value="-13.3769065676096" calcext:value-type="currency">
            <text:p>-€ 13.38</text:p>
          </table:table-cell>
          <table:table-cell table:style-name="ce16" table:formula="of:=IF([.E257]&gt;=[.$A$2];[.H257]+1;[.H257])" office:value-type="float" office:value="8" calcext:value-type="float">
            <text:p>8</text:p>
          </table:table-cell>
          <table:table-cell/>
          <table:table-cell table:style-name="ce18" table:formula="of:=INDEX([.$R$2:.$R$50];[.H258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32JT16" calcext:value-type="string">
            <text:p>W32JT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8]&gt;=[.$A$2];[.$A$1];[.E258]+INDEX([.$O$2:.$O$50];[.H259])+(RAND()*INDEX([.$N$2:.$N$50];[.H259])))" office:value-type="date" office:date-value="2018-02-09T23:52:54.245455" calcext:value-type="date">
            <text:p>9-2-2018</text:p>
          </table:table-cell>
          <table:table-cell table:style-name="ce13" table:formula="of:=[.K259]&amp;&quot; &quot;&amp;INDEX([.$Q$2:.$Q$50];[.H259])" office:value-type="string" office:string-value="I27OP10 Mobile Phone" calcext:value-type="string">
            <text:p>I27OP10 Mobile Phone</text:p>
          </table:table-cell>
          <table:table-cell table:style-name="ce15" table:formula="of:=INDEX([.$T$2:.$T$50];[.H259])+(RAND()*INDEX([.$S$2:.$S$50];[.H259]))" office:value-type="currency" office:currency="EUR" office:value="-14.4630941395602" calcext:value-type="currency">
            <text:p>-€ 14.46</text:p>
          </table:table-cell>
          <table:table-cell table:style-name="ce16" table:formula="of:=IF([.E258]&gt;=[.$A$2];[.H258]+1;[.H258])" office:value-type="float" office:value="8" calcext:value-type="float">
            <text:p>8</text:p>
          </table:table-cell>
          <table:table-cell/>
          <table:table-cell table:style-name="ce18" table:formula="of:=INDEX([.$R$2:.$R$50];[.H259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27OP10" calcext:value-type="string">
            <text:p>I27OP1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59]&gt;=[.$A$2];[.$A$1];[.E259]+INDEX([.$O$2:.$O$50];[.H260])+(RAND()*INDEX([.$N$2:.$N$50];[.H260])))" office:value-type="date" office:date-value="2018-03-12T00:31:31.605428" calcext:value-type="date">
            <text:p>12-3-2018</text:p>
          </table:table-cell>
          <table:table-cell table:style-name="ce13" table:formula="of:=[.K260]&amp;&quot; &quot;&amp;INDEX([.$Q$2:.$Q$50];[.H260])" office:value-type="string" office:string-value="X65JH81 Mobile Phone" calcext:value-type="string">
            <text:p>X65JH81 Mobile Phone</text:p>
          </table:table-cell>
          <table:table-cell table:style-name="ce15" table:formula="of:=INDEX([.$T$2:.$T$50];[.H260])+(RAND()*INDEX([.$S$2:.$S$50];[.H260]))" office:value-type="currency" office:currency="EUR" office:value="-13.3801352175176" calcext:value-type="currency">
            <text:p>-€ 13.38</text:p>
          </table:table-cell>
          <table:table-cell table:style-name="ce16" table:formula="of:=IF([.E259]&gt;=[.$A$2];[.H259]+1;[.H259])" office:value-type="float" office:value="8" calcext:value-type="float">
            <text:p>8</text:p>
          </table:table-cell>
          <table:table-cell/>
          <table:table-cell table:style-name="ce18" table:formula="of:=INDEX([.$R$2:.$R$50];[.H260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65JH81" calcext:value-type="string">
            <text:p>X65JH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0]&gt;=[.$A$2];[.$A$1];[.E260]+INDEX([.$O$2:.$O$50];[.H261])+(RAND()*INDEX([.$N$2:.$N$50];[.H261])))" office:value-type="date" office:date-value="2018-04-11T22:18:05.660792" calcext:value-type="date">
            <text:p>11-4-2018</text:p>
          </table:table-cell>
          <table:table-cell table:style-name="ce13" table:formula="of:=[.K261]&amp;&quot; &quot;&amp;INDEX([.$Q$2:.$Q$50];[.H261])" office:value-type="string" office:string-value="I80KT96 Mobile Phone" calcext:value-type="string">
            <text:p>I80KT96 Mobile Phone</text:p>
          </table:table-cell>
          <table:table-cell table:style-name="ce15" table:formula="of:=INDEX([.$T$2:.$T$50];[.H261])+(RAND()*INDEX([.$S$2:.$S$50];[.H261]))" office:value-type="currency" office:currency="EUR" office:value="-14.7627847630018" calcext:value-type="currency">
            <text:p>-€ 14.76</text:p>
          </table:table-cell>
          <table:table-cell table:style-name="ce16" table:formula="of:=IF([.E260]&gt;=[.$A$2];[.H260]+1;[.H260])" office:value-type="float" office:value="8" calcext:value-type="float">
            <text:p>8</text:p>
          </table:table-cell>
          <table:table-cell/>
          <table:table-cell table:style-name="ce18" table:formula="of:=INDEX([.$R$2:.$R$50];[.H261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80KT96" calcext:value-type="string">
            <text:p>I80KT9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1]&gt;=[.$A$2];[.$A$1];[.E261]+INDEX([.$O$2:.$O$50];[.H262])+(RAND()*INDEX([.$N$2:.$N$50];[.H262])))" office:value-type="date" office:date-value="2018-05-12T09:57:55.074287" calcext:value-type="date">
            <text:p>12-5-2018</text:p>
          </table:table-cell>
          <table:table-cell table:style-name="ce13" table:formula="of:=[.K262]&amp;&quot; &quot;&amp;INDEX([.$Q$2:.$Q$50];[.H262])" office:value-type="string" office:string-value="S32AA65 Mobile Phone" calcext:value-type="string">
            <text:p>S32AA65 Mobile Phone</text:p>
          </table:table-cell>
          <table:table-cell table:style-name="ce15" table:formula="of:=INDEX([.$T$2:.$T$50];[.H262])+(RAND()*INDEX([.$S$2:.$S$50];[.H262]))" office:value-type="currency" office:currency="EUR" office:value="-14.3884611949919" calcext:value-type="currency">
            <text:p>-€ 14.39</text:p>
          </table:table-cell>
          <table:table-cell table:style-name="ce16" table:formula="of:=IF([.E261]&gt;=[.$A$2];[.H261]+1;[.H261])" office:value-type="float" office:value="8" calcext:value-type="float">
            <text:p>8</text:p>
          </table:table-cell>
          <table:table-cell/>
          <table:table-cell table:style-name="ce18" table:formula="of:=INDEX([.$R$2:.$R$50];[.H262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32AA65" calcext:value-type="string">
            <text:p>S32AA6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2]&gt;=[.$A$2];[.$A$1];[.E262]+INDEX([.$O$2:.$O$50];[.H263])+(RAND()*INDEX([.$N$2:.$N$50];[.H263])))" office:value-type="date" office:date-value="2018-06-12T06:30:21.888285" calcext:value-type="date">
            <text:p>12-6-2018</text:p>
          </table:table-cell>
          <table:table-cell table:style-name="ce13" table:formula="of:=[.K263]&amp;&quot; &quot;&amp;INDEX([.$Q$2:.$Q$50];[.H263])" office:value-type="string" office:string-value="R42RR49 Mobile Phone" calcext:value-type="string">
            <text:p>R42RR49 Mobile Phone</text:p>
          </table:table-cell>
          <table:table-cell table:style-name="ce15" table:formula="of:=INDEX([.$T$2:.$T$50];[.H263])+(RAND()*INDEX([.$S$2:.$S$50];[.H263]))" office:value-type="currency" office:currency="EUR" office:value="-13.1550922894562" calcext:value-type="currency">
            <text:p>-€ 13.16</text:p>
          </table:table-cell>
          <table:table-cell table:style-name="ce16" table:formula="of:=IF([.E262]&gt;=[.$A$2];[.H262]+1;[.H262])" office:value-type="float" office:value="8" calcext:value-type="float">
            <text:p>8</text:p>
          </table:table-cell>
          <table:table-cell/>
          <table:table-cell table:style-name="ce18" table:formula="of:=INDEX([.$R$2:.$R$50];[.H263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42RR49" calcext:value-type="string">
            <text:p>R42RR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3]&gt;=[.$A$2];[.$A$1];[.E263]+INDEX([.$O$2:.$O$50];[.H264])+(RAND()*INDEX([.$N$2:.$N$50];[.H264])))" office:value-type="date" office:date-value="2018-07-12T22:40:02.861889" calcext:value-type="date">
            <text:p>12-7-2018</text:p>
          </table:table-cell>
          <table:table-cell table:style-name="ce13" table:formula="of:=[.K264]&amp;&quot; &quot;&amp;INDEX([.$Q$2:.$Q$50];[.H264])" office:value-type="string" office:string-value="J60GT28 Mobile Phone" calcext:value-type="string">
            <text:p>J60GT28 Mobile Phone</text:p>
          </table:table-cell>
          <table:table-cell table:style-name="ce15" table:formula="of:=INDEX([.$T$2:.$T$50];[.H264])+(RAND()*INDEX([.$S$2:.$S$50];[.H264]))" office:value-type="currency" office:currency="EUR" office:value="-13.7416256094007" calcext:value-type="currency">
            <text:p>-€ 13.74</text:p>
          </table:table-cell>
          <table:table-cell table:style-name="ce16" table:formula="of:=IF([.E263]&gt;=[.$A$2];[.H263]+1;[.H263])" office:value-type="float" office:value="8" calcext:value-type="float">
            <text:p>8</text:p>
          </table:table-cell>
          <table:table-cell/>
          <table:table-cell table:style-name="ce18" table:formula="of:=INDEX([.$R$2:.$R$50];[.H264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60GT28" calcext:value-type="string">
            <text:p>J60GT2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4]&gt;=[.$A$2];[.$A$1];[.E264]+INDEX([.$O$2:.$O$50];[.H265])+(RAND()*INDEX([.$N$2:.$N$50];[.H265])))" office:value-type="date" office:date-value="2018-08-12T02:54:18.529492" calcext:value-type="date">
            <text:p>12-8-2018</text:p>
          </table:table-cell>
          <table:table-cell table:style-name="ce13" table:formula="of:=[.K265]&amp;&quot; &quot;&amp;INDEX([.$Q$2:.$Q$50];[.H265])" office:value-type="string" office:string-value="D81CX45 Mobile Phone" calcext:value-type="string">
            <text:p>D81CX45 Mobile Phone</text:p>
          </table:table-cell>
          <table:table-cell table:style-name="ce15" table:formula="of:=INDEX([.$T$2:.$T$50];[.H265])+(RAND()*INDEX([.$S$2:.$S$50];[.H265]))" office:value-type="currency" office:currency="EUR" office:value="-13.0673271696203" calcext:value-type="currency">
            <text:p>-€ 13.07</text:p>
          </table:table-cell>
          <table:table-cell table:style-name="ce16" table:formula="of:=IF([.E264]&gt;=[.$A$2];[.H264]+1;[.H264])" office:value-type="float" office:value="8" calcext:value-type="float">
            <text:p>8</text:p>
          </table:table-cell>
          <table:table-cell/>
          <table:table-cell table:style-name="ce18" table:formula="of:=INDEX([.$R$2:.$R$50];[.H265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81CX45" calcext:value-type="string">
            <text:p>D81CX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5]&gt;=[.$A$2];[.$A$1];[.E265]+INDEX([.$O$2:.$O$50];[.H266])+(RAND()*INDEX([.$N$2:.$N$50];[.H266])))" office:value-type="date" office:date-value="2018-09-11T22:08:02.539245" calcext:value-type="date">
            <text:p>11-9-2018</text:p>
          </table:table-cell>
          <table:table-cell table:style-name="ce13" table:formula="of:=[.K266]&amp;&quot; &quot;&amp;INDEX([.$Q$2:.$Q$50];[.H266])" office:value-type="string" office:string-value="G58BJ81 Mobile Phone" calcext:value-type="string">
            <text:p>G58BJ81 Mobile Phone</text:p>
          </table:table-cell>
          <table:table-cell table:style-name="ce15" table:formula="of:=INDEX([.$T$2:.$T$50];[.H266])+(RAND()*INDEX([.$S$2:.$S$50];[.H266]))" office:value-type="currency" office:currency="EUR" office:value="-13.4546772558805" calcext:value-type="currency">
            <text:p>-€ 13.45</text:p>
          </table:table-cell>
          <table:table-cell table:style-name="ce16" table:formula="of:=IF([.E265]&gt;=[.$A$2];[.H265]+1;[.H265])" office:value-type="float" office:value="8" calcext:value-type="float">
            <text:p>8</text:p>
          </table:table-cell>
          <table:table-cell/>
          <table:table-cell table:style-name="ce18" table:formula="of:=INDEX([.$R$2:.$R$50];[.H266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58BJ81" calcext:value-type="string">
            <text:p>G58BJ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6]&gt;=[.$A$2];[.$A$1];[.E266]+INDEX([.$O$2:.$O$50];[.H267])+(RAND()*INDEX([.$N$2:.$N$50];[.H267])))" office:value-type="date" office:date-value="2018-10-12T07:55:43.141175" calcext:value-type="date">
            <text:p>12-10-2018</text:p>
          </table:table-cell>
          <table:table-cell table:style-name="ce13" table:formula="of:=[.K267]&amp;&quot; &quot;&amp;INDEX([.$Q$2:.$Q$50];[.H267])" office:value-type="string" office:string-value="P27SV71 Mobile Phone" calcext:value-type="string">
            <text:p>P27SV71 Mobile Phone</text:p>
          </table:table-cell>
          <table:table-cell table:style-name="ce15" table:formula="of:=INDEX([.$T$2:.$T$50];[.H267])+(RAND()*INDEX([.$S$2:.$S$50];[.H267]))" office:value-type="currency" office:currency="EUR" office:value="-14.5488754637818" calcext:value-type="currency">
            <text:p>-€ 14.55</text:p>
          </table:table-cell>
          <table:table-cell table:style-name="ce16" table:formula="of:=IF([.E266]&gt;=[.$A$2];[.H266]+1;[.H266])" office:value-type="float" office:value="8" calcext:value-type="float">
            <text:p>8</text:p>
          </table:table-cell>
          <table:table-cell/>
          <table:table-cell table:style-name="ce18" table:formula="of:=INDEX([.$R$2:.$R$50];[.H267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27SV71" calcext:value-type="string">
            <text:p>P27SV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7]&gt;=[.$A$2];[.$A$1];[.E267]+INDEX([.$O$2:.$O$50];[.H268])+(RAND()*INDEX([.$N$2:.$N$50];[.H268])))" office:value-type="date" office:date-value="2018-11-11T11:04:19.624364" calcext:value-type="date">
            <text:p>11-11-2018</text:p>
          </table:table-cell>
          <table:table-cell table:style-name="ce13" table:formula="of:=[.K268]&amp;&quot; &quot;&amp;INDEX([.$Q$2:.$Q$50];[.H268])" office:value-type="string" office:string-value="P96GK71 Mobile Phone" calcext:value-type="string">
            <text:p>P96GK71 Mobile Phone</text:p>
          </table:table-cell>
          <table:table-cell table:style-name="ce15" table:formula="of:=INDEX([.$T$2:.$T$50];[.H268])+(RAND()*INDEX([.$S$2:.$S$50];[.H268]))" office:value-type="currency" office:currency="EUR" office:value="-13.8160102321908" calcext:value-type="currency">
            <text:p>-€ 13.82</text:p>
          </table:table-cell>
          <table:table-cell table:style-name="ce16" table:formula="of:=IF([.E267]&gt;=[.$A$2];[.H267]+1;[.H267])" office:value-type="float" office:value="8" calcext:value-type="float">
            <text:p>8</text:p>
          </table:table-cell>
          <table:table-cell/>
          <table:table-cell table:style-name="ce18" table:formula="of:=INDEX([.$R$2:.$R$50];[.H268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96GK71" calcext:value-type="string">
            <text:p>P96GK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8]&gt;=[.$A$2];[.$A$1];[.E268]+INDEX([.$O$2:.$O$50];[.H269])+(RAND()*INDEX([.$N$2:.$N$50];[.H269])))" office:value-type="date" office:date-value="2018-12-12T10:20:13.142122" calcext:value-type="date">
            <text:p>12-12-2018</text:p>
          </table:table-cell>
          <table:table-cell table:style-name="ce13" table:formula="of:=[.K269]&amp;&quot; &quot;&amp;INDEX([.$Q$2:.$Q$50];[.H269])" office:value-type="string" office:string-value="O25FV37 Mobile Phone" calcext:value-type="string">
            <text:p>O25FV37 Mobile Phone</text:p>
          </table:table-cell>
          <table:table-cell table:style-name="ce15" table:formula="of:=INDEX([.$T$2:.$T$50];[.H269])+(RAND()*INDEX([.$S$2:.$S$50];[.H269]))" office:value-type="currency" office:currency="EUR" office:value="-14.9317547609039" calcext:value-type="currency">
            <text:p>-€ 14.93</text:p>
          </table:table-cell>
          <table:table-cell table:style-name="ce16" table:formula="of:=IF([.E268]&gt;=[.$A$2];[.H268]+1;[.H268])" office:value-type="float" office:value="8" calcext:value-type="float">
            <text:p>8</text:p>
          </table:table-cell>
          <table:table-cell/>
          <table:table-cell table:style-name="ce18" table:formula="of:=INDEX([.$R$2:.$R$50];[.H269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25FV37" calcext:value-type="string">
            <text:p>O25FV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69]&gt;=[.$A$2];[.$A$1];[.E269]+INDEX([.$O$2:.$O$50];[.H270])+(RAND()*INDEX([.$N$2:.$N$50];[.H270])))" office:value-type="date" office:date-value="2019-01-11T14:29:18.309509" calcext:value-type="date">
            <text:p>11-1-2019</text:p>
          </table:table-cell>
          <table:table-cell table:style-name="ce13" table:formula="of:=[.K270]&amp;&quot; &quot;&amp;INDEX([.$Q$2:.$Q$50];[.H270])" office:value-type="string" office:string-value="X61OX25 Mobile Phone" calcext:value-type="string">
            <text:p>X61OX25 Mobile Phone</text:p>
          </table:table-cell>
          <table:table-cell table:style-name="ce15" table:formula="of:=INDEX([.$T$2:.$T$50];[.H270])+(RAND()*INDEX([.$S$2:.$S$50];[.H270]))" office:value-type="currency" office:currency="EUR" office:value="-13.6556623537449" calcext:value-type="currency">
            <text:p>-€ 13.66</text:p>
          </table:table-cell>
          <table:table-cell table:style-name="ce16" table:formula="of:=IF([.E269]&gt;=[.$A$2];[.H269]+1;[.H269])" office:value-type="float" office:value="8" calcext:value-type="float">
            <text:p>8</text:p>
          </table:table-cell>
          <table:table-cell/>
          <table:table-cell table:style-name="ce18" table:formula="of:=INDEX([.$R$2:.$R$50];[.H270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61OX25" calcext:value-type="string">
            <text:p>X61OX2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0]&gt;=[.$A$2];[.$A$1];[.E270]+INDEX([.$O$2:.$O$50];[.H271])+(RAND()*INDEX([.$N$2:.$N$50];[.H271])))" office:value-type="date" office:date-value="2019-02-10T18:59:19.794239" calcext:value-type="date">
            <text:p>10-2-2019</text:p>
          </table:table-cell>
          <table:table-cell table:style-name="ce13" table:formula="of:=[.K271]&amp;&quot; &quot;&amp;INDEX([.$Q$2:.$Q$50];[.H271])" office:value-type="string" office:string-value="O12YY83 Mobile Phone" calcext:value-type="string">
            <text:p>O12YY83 Mobile Phone</text:p>
          </table:table-cell>
          <table:table-cell table:style-name="ce15" table:formula="of:=INDEX([.$T$2:.$T$50];[.H271])+(RAND()*INDEX([.$S$2:.$S$50];[.H271]))" office:value-type="currency" office:currency="EUR" office:value="-13.1687361774147" calcext:value-type="currency">
            <text:p>-€ 13.17</text:p>
          </table:table-cell>
          <table:table-cell table:style-name="ce16" table:formula="of:=IF([.E270]&gt;=[.$A$2];[.H270]+1;[.H270])" office:value-type="float" office:value="8" calcext:value-type="float">
            <text:p>8</text:p>
          </table:table-cell>
          <table:table-cell/>
          <table:table-cell table:style-name="ce18" table:formula="of:=INDEX([.$R$2:.$R$50];[.H271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12YY83" calcext:value-type="string">
            <text:p>O12YY8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1]&gt;=[.$A$2];[.$A$1];[.E271]+INDEX([.$O$2:.$O$50];[.H272])+(RAND()*INDEX([.$N$2:.$N$50];[.H272])))" office:value-type="date" office:date-value="2019-03-12T23:56:10.633196" calcext:value-type="date">
            <text:p>12-3-2019</text:p>
          </table:table-cell>
          <table:table-cell table:style-name="ce13" table:formula="of:=[.K272]&amp;&quot; &quot;&amp;INDEX([.$Q$2:.$Q$50];[.H272])" office:value-type="string" office:string-value="H82JQ89 Mobile Phone" calcext:value-type="string">
            <text:p>H82JQ89 Mobile Phone</text:p>
          </table:table-cell>
          <table:table-cell table:style-name="ce15" table:formula="of:=INDEX([.$T$2:.$T$50];[.H272])+(RAND()*INDEX([.$S$2:.$S$50];[.H272]))" office:value-type="currency" office:currency="EUR" office:value="-13.8669698513348" calcext:value-type="currency">
            <text:p>-€ 13.87</text:p>
          </table:table-cell>
          <table:table-cell table:style-name="ce16" table:formula="of:=IF([.E271]&gt;=[.$A$2];[.H271]+1;[.H271])" office:value-type="float" office:value="8" calcext:value-type="float">
            <text:p>8</text:p>
          </table:table-cell>
          <table:table-cell/>
          <table:table-cell table:style-name="ce18" table:formula="of:=INDEX([.$R$2:.$R$50];[.H272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82JQ89" calcext:value-type="string">
            <text:p>H82JQ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2]&gt;=[.$A$2];[.$A$1];[.E272]+INDEX([.$O$2:.$O$50];[.H273])+(RAND()*INDEX([.$N$2:.$N$50];[.H273])))" office:value-type="date" office:date-value="2019-04-12T08:59:01.057195" calcext:value-type="date">
            <text:p>12-4-2019</text:p>
          </table:table-cell>
          <table:table-cell table:style-name="ce13" table:formula="of:=[.K273]&amp;&quot; &quot;&amp;INDEX([.$Q$2:.$Q$50];[.H273])" office:value-type="string" office:string-value="F95TC46 Mobile Phone" calcext:value-type="string">
            <text:p>F95TC46 Mobile Phone</text:p>
          </table:table-cell>
          <table:table-cell table:style-name="ce15" table:formula="of:=INDEX([.$T$2:.$T$50];[.H273])+(RAND()*INDEX([.$S$2:.$S$50];[.H273]))" office:value-type="currency" office:currency="EUR" office:value="-14.4462492427228" calcext:value-type="currency">
            <text:p>-€ 14.45</text:p>
          </table:table-cell>
          <table:table-cell table:style-name="ce16" table:formula="of:=IF([.E272]&gt;=[.$A$2];[.H272]+1;[.H272])" office:value-type="float" office:value="8" calcext:value-type="float">
            <text:p>8</text:p>
          </table:table-cell>
          <table:table-cell/>
          <table:table-cell table:style-name="ce18" table:formula="of:=INDEX([.$R$2:.$R$50];[.H273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95TC46" calcext:value-type="string">
            <text:p>F95TC4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3]&gt;=[.$A$2];[.$A$1];[.E273]+INDEX([.$O$2:.$O$50];[.H274])+(RAND()*INDEX([.$N$2:.$N$50];[.H274])))" office:value-type="date" office:date-value="2019-05-13T00:02:33.400887" calcext:value-type="date">
            <text:p>13-5-2019</text:p>
          </table:table-cell>
          <table:table-cell table:style-name="ce13" table:formula="of:=[.K274]&amp;&quot; &quot;&amp;INDEX([.$Q$2:.$Q$50];[.H274])" office:value-type="string" office:string-value="T58JS36 Mobile Phone" calcext:value-type="string">
            <text:p>T58JS36 Mobile Phone</text:p>
          </table:table-cell>
          <table:table-cell table:style-name="ce15" table:formula="of:=INDEX([.$T$2:.$T$50];[.H274])+(RAND()*INDEX([.$S$2:.$S$50];[.H274]))" office:value-type="currency" office:currency="EUR" office:value="-14.8902893046859" calcext:value-type="currency">
            <text:p>-€ 14.89</text:p>
          </table:table-cell>
          <table:table-cell table:style-name="ce16" table:formula="of:=IF([.E273]&gt;=[.$A$2];[.H273]+1;[.H273])" office:value-type="float" office:value="8" calcext:value-type="float">
            <text:p>8</text:p>
          </table:table-cell>
          <table:table-cell/>
          <table:table-cell table:style-name="ce18" table:formula="of:=INDEX([.$R$2:.$R$50];[.H274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58JS36" calcext:value-type="string">
            <text:p>T58JS3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4]&gt;=[.$A$2];[.$A$1];[.E274]+INDEX([.$O$2:.$O$50];[.H275])+(RAND()*INDEX([.$N$2:.$N$50];[.H275])))" office:value-type="date" office:date-value="2019-06-12T01:07:46.708412" calcext:value-type="date">
            <text:p>12-6-2019</text:p>
          </table:table-cell>
          <table:table-cell table:style-name="ce13" table:formula="of:=[.K275]&amp;&quot; &quot;&amp;INDEX([.$Q$2:.$Q$50];[.H275])" office:value-type="string" office:string-value="K55LU67 Mobile Phone" calcext:value-type="string">
            <text:p>K55LU67 Mobile Phone</text:p>
          </table:table-cell>
          <table:table-cell table:style-name="ce15" table:formula="of:=INDEX([.$T$2:.$T$50];[.H275])+(RAND()*INDEX([.$S$2:.$S$50];[.H275]))" office:value-type="currency" office:currency="EUR" office:value="-13.2852006139038" calcext:value-type="currency">
            <text:p>-€ 13.29</text:p>
          </table:table-cell>
          <table:table-cell table:style-name="ce16" table:formula="of:=IF([.E274]&gt;=[.$A$2];[.H274]+1;[.H274])" office:value-type="float" office:value="8" calcext:value-type="float">
            <text:p>8</text:p>
          </table:table-cell>
          <table:table-cell/>
          <table:table-cell table:style-name="ce18" table:formula="of:=INDEX([.$R$2:.$R$50];[.H275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55LU67" calcext:value-type="string">
            <text:p>K55LU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5]&gt;=[.$A$2];[.$A$1];[.E275]+INDEX([.$O$2:.$O$50];[.H276])+(RAND()*INDEX([.$N$2:.$N$50];[.H276])))" office:value-type="date" office:date-value="2019-07-12T09:44:38.563879" calcext:value-type="date">
            <text:p>12-7-2019</text:p>
          </table:table-cell>
          <table:table-cell table:style-name="ce13" table:formula="of:=[.K276]&amp;&quot; &quot;&amp;INDEX([.$Q$2:.$Q$50];[.H276])" office:value-type="string" office:string-value="Q44PW82 Mobile Phone" calcext:value-type="string">
            <text:p>Q44PW82 Mobile Phone</text:p>
          </table:table-cell>
          <table:table-cell table:style-name="ce15" table:formula="of:=INDEX([.$T$2:.$T$50];[.H276])+(RAND()*INDEX([.$S$2:.$S$50];[.H276]))" office:value-type="currency" office:currency="EUR" office:value="-14.7444855143233" calcext:value-type="currency">
            <text:p>-€ 14.74</text:p>
          </table:table-cell>
          <table:table-cell table:style-name="ce16" table:formula="of:=IF([.E275]&gt;=[.$A$2];[.H275]+1;[.H275])" office:value-type="float" office:value="8" calcext:value-type="float">
            <text:p>8</text:p>
          </table:table-cell>
          <table:table-cell/>
          <table:table-cell table:style-name="ce18" table:formula="of:=INDEX([.$R$2:.$R$50];[.H276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44PW82" calcext:value-type="string">
            <text:p>Q44PW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6]&gt;=[.$A$2];[.$A$1];[.E276]+INDEX([.$O$2:.$O$50];[.H277])+(RAND()*INDEX([.$N$2:.$N$50];[.H277])))" office:value-type="date" office:date-value="2019-08-12T06:42:39.599726" calcext:value-type="date">
            <text:p>12-8-2019</text:p>
          </table:table-cell>
          <table:table-cell table:style-name="ce13" table:formula="of:=[.K277]&amp;&quot; &quot;&amp;INDEX([.$Q$2:.$Q$50];[.H277])" office:value-type="string" office:string-value="W12RY91 Mobile Phone" calcext:value-type="string">
            <text:p>W12RY91 Mobile Phone</text:p>
          </table:table-cell>
          <table:table-cell table:style-name="ce15" table:formula="of:=INDEX([.$T$2:.$T$50];[.H277])+(RAND()*INDEX([.$S$2:.$S$50];[.H277]))" office:value-type="currency" office:currency="EUR" office:value="-13.2408030295444" calcext:value-type="currency">
            <text:p>-€ 13.24</text:p>
          </table:table-cell>
          <table:table-cell table:style-name="ce16" table:formula="of:=IF([.E276]&gt;=[.$A$2];[.H276]+1;[.H276])" office:value-type="float" office:value="8" calcext:value-type="float">
            <text:p>8</text:p>
          </table:table-cell>
          <table:table-cell/>
          <table:table-cell table:style-name="ce18" table:formula="of:=INDEX([.$R$2:.$R$50];[.H277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12RY91" calcext:value-type="string">
            <text:p>W12RY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7]&gt;=[.$A$2];[.$A$1];[.E277]+INDEX([.$O$2:.$O$50];[.H278])+(RAND()*INDEX([.$N$2:.$N$50];[.H278])))" office:value-type="date" office:date-value="2019-09-11T17:04:19.001766" calcext:value-type="date">
            <text:p>11-9-2019</text:p>
          </table:table-cell>
          <table:table-cell table:style-name="ce13" table:formula="of:=[.K278]&amp;&quot; &quot;&amp;INDEX([.$Q$2:.$Q$50];[.H278])" office:value-type="string" office:string-value="O89ZT46 Mobile Phone" calcext:value-type="string">
            <text:p>O89ZT46 Mobile Phone</text:p>
          </table:table-cell>
          <table:table-cell table:style-name="ce15" table:formula="of:=INDEX([.$T$2:.$T$50];[.H278])+(RAND()*INDEX([.$S$2:.$S$50];[.H278]))" office:value-type="currency" office:currency="EUR" office:value="-14.8890840515521" calcext:value-type="currency">
            <text:p>-€ 14.89</text:p>
          </table:table-cell>
          <table:table-cell table:style-name="ce16" table:formula="of:=IF([.E277]&gt;=[.$A$2];[.H277]+1;[.H277])" office:value-type="float" office:value="8" calcext:value-type="float">
            <text:p>8</text:p>
          </table:table-cell>
          <table:table-cell/>
          <table:table-cell table:style-name="ce18" table:formula="of:=INDEX([.$R$2:.$R$50];[.H278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89ZT46" calcext:value-type="string">
            <text:p>O89ZT4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8]&gt;=[.$A$2];[.$A$1];[.E278]+INDEX([.$O$2:.$O$50];[.H279])+(RAND()*INDEX([.$N$2:.$N$50];[.H279])))" office:value-type="date" office:date-value="2019-10-11T19:39:42.756242" calcext:value-type="date">
            <text:p>11-10-2019</text:p>
          </table:table-cell>
          <table:table-cell table:style-name="ce13" table:formula="of:=[.K279]&amp;&quot; &quot;&amp;INDEX([.$Q$2:.$Q$50];[.H279])" office:value-type="string" office:string-value="B59PF96 Mobile Phone" calcext:value-type="string">
            <text:p>B59PF96 Mobile Phone</text:p>
          </table:table-cell>
          <table:table-cell table:style-name="ce15" table:formula="of:=INDEX([.$T$2:.$T$50];[.H279])+(RAND()*INDEX([.$S$2:.$S$50];[.H279]))" office:value-type="currency" office:currency="EUR" office:value="-13.3636320897278" calcext:value-type="currency">
            <text:p>-€ 13.36</text:p>
          </table:table-cell>
          <table:table-cell table:style-name="ce16" table:formula="of:=IF([.E278]&gt;=[.$A$2];[.H278]+1;[.H278])" office:value-type="float" office:value="8" calcext:value-type="float">
            <text:p>8</text:p>
          </table:table-cell>
          <table:table-cell/>
          <table:table-cell table:style-name="ce18" table:formula="of:=INDEX([.$R$2:.$R$50];[.H279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59PF96" calcext:value-type="string">
            <text:p>B59PF9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79]&gt;=[.$A$2];[.$A$1];[.E279]+INDEX([.$O$2:.$O$50];[.H280])+(RAND()*INDEX([.$N$2:.$N$50];[.H280])))" office:value-type="date" office:date-value="2019-11-11T04:59:56.590294" calcext:value-type="date">
            <text:p>11-11-2019</text:p>
          </table:table-cell>
          <table:table-cell table:style-name="ce13" table:formula="of:=[.K280]&amp;&quot; &quot;&amp;INDEX([.$Q$2:.$Q$50];[.H280])" office:value-type="string" office:string-value="X21QF11 Mobile Phone" calcext:value-type="string">
            <text:p>X21QF11 Mobile Phone</text:p>
          </table:table-cell>
          <table:table-cell table:style-name="ce15" table:formula="of:=INDEX([.$T$2:.$T$50];[.H280])+(RAND()*INDEX([.$S$2:.$S$50];[.H280]))" office:value-type="currency" office:currency="EUR" office:value="-13.4211481607776" calcext:value-type="currency">
            <text:p>-€ 13.42</text:p>
          </table:table-cell>
          <table:table-cell table:style-name="ce16" table:formula="of:=IF([.E279]&gt;=[.$A$2];[.H279]+1;[.H279])" office:value-type="float" office:value="8" calcext:value-type="float">
            <text:p>8</text:p>
          </table:table-cell>
          <table:table-cell/>
          <table:table-cell table:style-name="ce18" table:formula="of:=INDEX([.$R$2:.$R$50];[.H280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21QF11" calcext:value-type="string">
            <text:p>X21QF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0]&gt;=[.$A$2];[.$A$1];[.E280]+INDEX([.$O$2:.$O$50];[.H281])+(RAND()*INDEX([.$N$2:.$N$50];[.H281])))" office:value-type="date" office:date-value="2019-12-11T08:10:52.361506" calcext:value-type="date">
            <text:p>11-12-2019</text:p>
          </table:table-cell>
          <table:table-cell table:style-name="ce13" table:formula="of:=[.K281]&amp;&quot; &quot;&amp;INDEX([.$Q$2:.$Q$50];[.H281])" office:value-type="string" office:string-value="D96LO45 Mobile Phone" calcext:value-type="string">
            <text:p>D96LO45 Mobile Phone</text:p>
          </table:table-cell>
          <table:table-cell table:style-name="ce15" table:formula="of:=INDEX([.$T$2:.$T$50];[.H281])+(RAND()*INDEX([.$S$2:.$S$50];[.H281]))" office:value-type="currency" office:currency="EUR" office:value="-13.5269699389155" calcext:value-type="currency">
            <text:p>-€ 13.53</text:p>
          </table:table-cell>
          <table:table-cell table:style-name="ce16" table:formula="of:=IF([.E280]&gt;=[.$A$2];[.H280]+1;[.H280])" office:value-type="float" office:value="8" calcext:value-type="float">
            <text:p>8</text:p>
          </table:table-cell>
          <table:table-cell/>
          <table:table-cell table:style-name="ce18" table:formula="of:=INDEX([.$R$2:.$R$50];[.H281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96LO45" calcext:value-type="string">
            <text:p>D96LO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1]&gt;=[.$A$2];[.$A$1];[.E281]+INDEX([.$O$2:.$O$50];[.H282])+(RAND()*INDEX([.$N$2:.$N$50];[.H282])))" office:value-type="date" office:date-value="2020-01-10T21:36:11.133234" calcext:value-type="date">
            <text:p>10-1-2020</text:p>
          </table:table-cell>
          <table:table-cell table:style-name="ce13" table:formula="of:=[.K282]&amp;&quot; &quot;&amp;INDEX([.$Q$2:.$Q$50];[.H282])" office:value-type="string" office:string-value="E79XL48 Mobile Phone" calcext:value-type="string">
            <text:p>E79XL48 Mobile Phone</text:p>
          </table:table-cell>
          <table:table-cell table:style-name="ce15" table:formula="of:=INDEX([.$T$2:.$T$50];[.H282])+(RAND()*INDEX([.$S$2:.$S$50];[.H282]))" office:value-type="currency" office:currency="EUR" office:value="-13.3881147240142" calcext:value-type="currency">
            <text:p>-€ 13.39</text:p>
          </table:table-cell>
          <table:table-cell table:style-name="ce16" table:formula="of:=IF([.E281]&gt;=[.$A$2];[.H281]+1;[.H281])" office:value-type="float" office:value="8" calcext:value-type="float">
            <text:p>8</text:p>
          </table:table-cell>
          <table:table-cell/>
          <table:table-cell table:style-name="ce18" table:formula="of:=INDEX([.$R$2:.$R$50];[.H282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79XL48" calcext:value-type="string">
            <text:p>E79XL4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2]&gt;=[.$A$2];[.$A$1];[.E282]+INDEX([.$O$2:.$O$50];[.H283])+(RAND()*INDEX([.$N$2:.$N$50];[.H283])))" office:value-type="date" office:date-value="2018-01-10" calcext:value-type="date">
            <text:p>10-1-2018</text:p>
          </table:table-cell>
          <table:table-cell table:style-name="ce13" table:formula="of:=[.K283]&amp;&quot; &quot;&amp;INDEX([.$Q$2:.$Q$50];[.H283])" office:value-type="string" office:string-value="I25ZF55 NS TREIN OV CHIPKAART" calcext:value-type="string">
            <text:p>I25ZF55 NS TREIN OV CHIPKAART</text:p>
          </table:table-cell>
          <table:table-cell table:style-name="ce15" table:formula="of:=INDEX([.$T$2:.$T$50];[.H283])+(RAND()*INDEX([.$S$2:.$S$50];[.H283]))" office:value-type="currency" office:currency="EUR" office:value="-30" calcext:value-type="currency">
            <text:p>-€ 30.00</text:p>
          </table:table-cell>
          <table:table-cell table:style-name="ce16" table:formula="of:=IF([.E282]&gt;=[.$A$2];[.H282]+1;[.H282])" office:value-type="float" office:value="9" calcext:value-type="float">
            <text:p>9</text:p>
          </table:table-cell>
          <table:table-cell/>
          <table:table-cell table:style-name="ce18" table:formula="of:=INDEX([.$R$2:.$R$50];[.H283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25ZF55" calcext:value-type="string">
            <text:p>I25ZF5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3]&gt;=[.$A$2];[.$A$1];[.E283]+INDEX([.$O$2:.$O$50];[.H284])+(RAND()*INDEX([.$N$2:.$N$50];[.H284])))" office:value-type="date" office:date-value="2018-03-05T01:14:04.696054" calcext:value-type="date">
            <text:p>5-3-2018</text:p>
          </table:table-cell>
          <table:table-cell table:style-name="ce13" table:formula="of:=[.K284]&amp;&quot; &quot;&amp;INDEX([.$Q$2:.$Q$50];[.H284])" office:value-type="string" office:string-value="N11RY26 NS TREIN OV CHIPKAART" calcext:value-type="string">
            <text:p>N11RY26 NS TREIN OV CHIPKAART</text:p>
          </table:table-cell>
          <table:table-cell table:style-name="ce15" table:formula="of:=INDEX([.$T$2:.$T$50];[.H284])+(RAND()*INDEX([.$S$2:.$S$50];[.H284]))" office:value-type="currency" office:currency="EUR" office:value="-30" calcext:value-type="currency">
            <text:p>-€ 30.00</text:p>
          </table:table-cell>
          <table:table-cell table:style-name="ce16" table:formula="of:=IF([.E283]&gt;=[.$A$2];[.H283]+1;[.H283])" office:value-type="float" office:value="9" calcext:value-type="float">
            <text:p>9</text:p>
          </table:table-cell>
          <table:table-cell/>
          <table:table-cell table:style-name="ce18" table:formula="of:=INDEX([.$R$2:.$R$50];[.H284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11RY26" calcext:value-type="string">
            <text:p>N11RY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4]&gt;=[.$A$2];[.$A$1];[.E284]+INDEX([.$O$2:.$O$50];[.H285])+(RAND()*INDEX([.$N$2:.$N$50];[.H285])))" office:value-type="date" office:date-value="2018-04-24T13:41:08.464606" calcext:value-type="date">
            <text:p>24-4-2018</text:p>
          </table:table-cell>
          <table:table-cell table:style-name="ce13" table:formula="of:=[.K285]&amp;&quot; &quot;&amp;INDEX([.$Q$2:.$Q$50];[.H285])" office:value-type="string" office:string-value="C34LB99 NS TREIN OV CHIPKAART" calcext:value-type="string">
            <text:p>C34LB99 NS TREIN OV CHIPKAART</text:p>
          </table:table-cell>
          <table:table-cell table:style-name="ce15" table:formula="of:=INDEX([.$T$2:.$T$50];[.H285])+(RAND()*INDEX([.$S$2:.$S$50];[.H285]))" office:value-type="currency" office:currency="EUR" office:value="-30" calcext:value-type="currency">
            <text:p>-€ 30.00</text:p>
          </table:table-cell>
          <table:table-cell table:style-name="ce16" table:formula="of:=IF([.E284]&gt;=[.$A$2];[.H284]+1;[.H284])" office:value-type="float" office:value="9" calcext:value-type="float">
            <text:p>9</text:p>
          </table:table-cell>
          <table:table-cell/>
          <table:table-cell table:style-name="ce18" table:formula="of:=INDEX([.$R$2:.$R$50];[.H285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34LB99" calcext:value-type="string">
            <text:p>C34LB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5]&gt;=[.$A$2];[.$A$1];[.E285]+INDEX([.$O$2:.$O$50];[.H286])+(RAND()*INDEX([.$N$2:.$N$50];[.H286])))" office:value-type="date" office:date-value="2018-06-19T08:47:30.382642" calcext:value-type="date">
            <text:p>19-6-2018</text:p>
          </table:table-cell>
          <table:table-cell table:style-name="ce13" table:formula="of:=[.K286]&amp;&quot; &quot;&amp;INDEX([.$Q$2:.$Q$50];[.H286])" office:value-type="string" office:string-value="Y48HU11 NS TREIN OV CHIPKAART" calcext:value-type="string">
            <text:p>Y48HU11 NS TREIN OV CHIPKAART</text:p>
          </table:table-cell>
          <table:table-cell table:style-name="ce15" table:formula="of:=INDEX([.$T$2:.$T$50];[.H286])+(RAND()*INDEX([.$S$2:.$S$50];[.H286]))" office:value-type="currency" office:currency="EUR" office:value="-30" calcext:value-type="currency">
            <text:p>-€ 30.00</text:p>
          </table:table-cell>
          <table:table-cell table:style-name="ce16" table:formula="of:=IF([.E285]&gt;=[.$A$2];[.H285]+1;[.H285])" office:value-type="float" office:value="9" calcext:value-type="float">
            <text:p>9</text:p>
          </table:table-cell>
          <table:table-cell/>
          <table:table-cell table:style-name="ce18" table:formula="of:=INDEX([.$R$2:.$R$50];[.H286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48HU11" calcext:value-type="string">
            <text:p>Y48HU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6]&gt;=[.$A$2];[.$A$1];[.E286]+INDEX([.$O$2:.$O$50];[.H287])+(RAND()*INDEX([.$N$2:.$N$50];[.H287])))" office:value-type="date" office:date-value="2018-08-23T04:31:48.300278" calcext:value-type="date">
            <text:p>23-8-2018</text:p>
          </table:table-cell>
          <table:table-cell table:style-name="ce13" table:formula="of:=[.K287]&amp;&quot; &quot;&amp;INDEX([.$Q$2:.$Q$50];[.H287])" office:value-type="string" office:string-value="Q97PN46 NS TREIN OV CHIPKAART" calcext:value-type="string">
            <text:p>Q97PN46 NS TREIN OV CHIPKAART</text:p>
          </table:table-cell>
          <table:table-cell table:style-name="ce15" table:formula="of:=INDEX([.$T$2:.$T$50];[.H287])+(RAND()*INDEX([.$S$2:.$S$50];[.H287]))" office:value-type="currency" office:currency="EUR" office:value="-30" calcext:value-type="currency">
            <text:p>-€ 30.00</text:p>
          </table:table-cell>
          <table:table-cell table:style-name="ce16" table:formula="of:=IF([.E286]&gt;=[.$A$2];[.H286]+1;[.H286])" office:value-type="float" office:value="9" calcext:value-type="float">
            <text:p>9</text:p>
          </table:table-cell>
          <table:table-cell/>
          <table:table-cell table:style-name="ce18" table:formula="of:=INDEX([.$R$2:.$R$50];[.H287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97PN46" calcext:value-type="string">
            <text:p>Q97PN4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7]&gt;=[.$A$2];[.$A$1];[.E287]+INDEX([.$O$2:.$O$50];[.H288])+(RAND()*INDEX([.$N$2:.$N$50];[.H288])))" office:value-type="date" office:date-value="2018-10-20T10:55:48.03553" calcext:value-type="date">
            <text:p>20-10-2018</text:p>
          </table:table-cell>
          <table:table-cell table:style-name="ce13" table:formula="of:=[.K288]&amp;&quot; &quot;&amp;INDEX([.$Q$2:.$Q$50];[.H288])" office:value-type="string" office:string-value="G79MD58 NS TREIN OV CHIPKAART" calcext:value-type="string">
            <text:p>G79MD58 NS TREIN OV CHIPKAART</text:p>
          </table:table-cell>
          <table:table-cell table:style-name="ce15" table:formula="of:=INDEX([.$T$2:.$T$50];[.H288])+(RAND()*INDEX([.$S$2:.$S$50];[.H288]))" office:value-type="currency" office:currency="EUR" office:value="-30" calcext:value-type="currency">
            <text:p>-€ 30.00</text:p>
          </table:table-cell>
          <table:table-cell table:style-name="ce16" table:formula="of:=IF([.E287]&gt;=[.$A$2];[.H287]+1;[.H287])" office:value-type="float" office:value="9" calcext:value-type="float">
            <text:p>9</text:p>
          </table:table-cell>
          <table:table-cell/>
          <table:table-cell table:style-name="ce18" table:formula="of:=INDEX([.$R$2:.$R$50];[.H288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79MD58" calcext:value-type="string">
            <text:p>G79MD5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8]&gt;=[.$A$2];[.$A$1];[.E288]+INDEX([.$O$2:.$O$50];[.H289])+(RAND()*INDEX([.$N$2:.$N$50];[.H289])))" office:value-type="date" office:date-value="2018-12-20T20:45:29.892479" calcext:value-type="date">
            <text:p>20-12-2018</text:p>
          </table:table-cell>
          <table:table-cell table:style-name="ce13" table:formula="of:=[.K289]&amp;&quot; &quot;&amp;INDEX([.$Q$2:.$Q$50];[.H289])" office:value-type="string" office:string-value="G70EV23 NS TREIN OV CHIPKAART" calcext:value-type="string">
            <text:p>G70EV23 NS TREIN OV CHIPKAART</text:p>
          </table:table-cell>
          <table:table-cell table:style-name="ce15" table:formula="of:=INDEX([.$T$2:.$T$50];[.H289])+(RAND()*INDEX([.$S$2:.$S$50];[.H289]))" office:value-type="currency" office:currency="EUR" office:value="-30" calcext:value-type="currency">
            <text:p>-€ 30.00</text:p>
          </table:table-cell>
          <table:table-cell table:style-name="ce16" table:formula="of:=IF([.E288]&gt;=[.$A$2];[.H288]+1;[.H288])" office:value-type="float" office:value="9" calcext:value-type="float">
            <text:p>9</text:p>
          </table:table-cell>
          <table:table-cell/>
          <table:table-cell table:style-name="ce18" table:formula="of:=INDEX([.$R$2:.$R$50];[.H289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70EV23" calcext:value-type="string">
            <text:p>G70EV2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89]&gt;=[.$A$2];[.$A$1];[.E289]+INDEX([.$O$2:.$O$50];[.H290])+(RAND()*INDEX([.$N$2:.$N$50];[.H290])))" office:value-type="date" office:date-value="2019-02-15T12:25:07.672069" calcext:value-type="date">
            <text:p>15-2-2019</text:p>
          </table:table-cell>
          <table:table-cell table:style-name="ce13" table:formula="of:=[.K290]&amp;&quot; &quot;&amp;INDEX([.$Q$2:.$Q$50];[.H290])" office:value-type="string" office:string-value="X55NL57 NS TREIN OV CHIPKAART" calcext:value-type="string">
            <text:p>X55NL57 NS TREIN OV CHIPKAART</text:p>
          </table:table-cell>
          <table:table-cell table:style-name="ce15" table:formula="of:=INDEX([.$T$2:.$T$50];[.H290])+(RAND()*INDEX([.$S$2:.$S$50];[.H290]))" office:value-type="currency" office:currency="EUR" office:value="-30" calcext:value-type="currency">
            <text:p>-€ 30.00</text:p>
          </table:table-cell>
          <table:table-cell table:style-name="ce16" table:formula="of:=IF([.E289]&gt;=[.$A$2];[.H289]+1;[.H289])" office:value-type="float" office:value="9" calcext:value-type="float">
            <text:p>9</text:p>
          </table:table-cell>
          <table:table-cell/>
          <table:table-cell table:style-name="ce18" table:formula="of:=INDEX([.$R$2:.$R$50];[.H290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55NL57" calcext:value-type="string">
            <text:p>X55NL5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0]&gt;=[.$A$2];[.$A$1];[.E290]+INDEX([.$O$2:.$O$50];[.H291])+(RAND()*INDEX([.$N$2:.$N$50];[.H291])))" office:value-type="date" office:date-value="2019-04-15T06:10:03.534546" calcext:value-type="date">
            <text:p>15-4-2019</text:p>
          </table:table-cell>
          <table:table-cell table:style-name="ce13" table:formula="of:=[.K291]&amp;&quot; &quot;&amp;INDEX([.$Q$2:.$Q$50];[.H291])" office:value-type="string" office:string-value="R93TI22 NS TREIN OV CHIPKAART" calcext:value-type="string">
            <text:p>R93TI22 NS TREIN OV CHIPKAART</text:p>
          </table:table-cell>
          <table:table-cell table:style-name="ce15" table:formula="of:=INDEX([.$T$2:.$T$50];[.H291])+(RAND()*INDEX([.$S$2:.$S$50];[.H291]))" office:value-type="currency" office:currency="EUR" office:value="-30" calcext:value-type="currency">
            <text:p>-€ 30.00</text:p>
          </table:table-cell>
          <table:table-cell table:style-name="ce16" table:formula="of:=IF([.E290]&gt;=[.$A$2];[.H290]+1;[.H290])" office:value-type="float" office:value="9" calcext:value-type="float">
            <text:p>9</text:p>
          </table:table-cell>
          <table:table-cell/>
          <table:table-cell table:style-name="ce18" table:formula="of:=INDEX([.$R$2:.$R$50];[.H291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93TI22" calcext:value-type="string">
            <text:p>R93TI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1]&gt;=[.$A$2];[.$A$1];[.E291]+INDEX([.$O$2:.$O$50];[.H292])+(RAND()*INDEX([.$N$2:.$N$50];[.H292])))" office:value-type="date" office:date-value="2019-06-15T14:46:04.770765" calcext:value-type="date">
            <text:p>15-6-2019</text:p>
          </table:table-cell>
          <table:table-cell table:style-name="ce13" table:formula="of:=[.K292]&amp;&quot; &quot;&amp;INDEX([.$Q$2:.$Q$50];[.H292])" office:value-type="string" office:string-value="C90DJ45 NS TREIN OV CHIPKAART" calcext:value-type="string">
            <text:p>C90DJ45 NS TREIN OV CHIPKAART</text:p>
          </table:table-cell>
          <table:table-cell table:style-name="ce15" table:formula="of:=INDEX([.$T$2:.$T$50];[.H292])+(RAND()*INDEX([.$S$2:.$S$50];[.H292]))" office:value-type="currency" office:currency="EUR" office:value="-30" calcext:value-type="currency">
            <text:p>-€ 30.00</text:p>
          </table:table-cell>
          <table:table-cell table:style-name="ce16" table:formula="of:=IF([.E291]&gt;=[.$A$2];[.H291]+1;[.H291])" office:value-type="float" office:value="9" calcext:value-type="float">
            <text:p>9</text:p>
          </table:table-cell>
          <table:table-cell/>
          <table:table-cell table:style-name="ce18" table:formula="of:=INDEX([.$R$2:.$R$50];[.H292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90DJ45" calcext:value-type="string">
            <text:p>C90DJ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2]&gt;=[.$A$2];[.$A$1];[.E292]+INDEX([.$O$2:.$O$50];[.H293])+(RAND()*INDEX([.$N$2:.$N$50];[.H293])))" office:value-type="date" office:date-value="2019-07-30T20:59:51.862376" calcext:value-type="date">
            <text:p>30-7-2019</text:p>
          </table:table-cell>
          <table:table-cell table:style-name="ce13" table:formula="of:=[.K293]&amp;&quot; &quot;&amp;INDEX([.$Q$2:.$Q$50];[.H293])" office:value-type="string" office:string-value="H97YX84 NS TREIN OV CHIPKAART" calcext:value-type="string">
            <text:p>H97YX84 NS TREIN OV CHIPKAART</text:p>
          </table:table-cell>
          <table:table-cell table:style-name="ce15" table:formula="of:=INDEX([.$T$2:.$T$50];[.H293])+(RAND()*INDEX([.$S$2:.$S$50];[.H293]))" office:value-type="currency" office:currency="EUR" office:value="-30" calcext:value-type="currency">
            <text:p>-€ 30.00</text:p>
          </table:table-cell>
          <table:table-cell table:style-name="ce16" table:formula="of:=IF([.E292]&gt;=[.$A$2];[.H292]+1;[.H292])" office:value-type="float" office:value="9" calcext:value-type="float">
            <text:p>9</text:p>
          </table:table-cell>
          <table:table-cell/>
          <table:table-cell table:style-name="ce18" table:formula="of:=INDEX([.$R$2:.$R$50];[.H293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97YX84" calcext:value-type="string">
            <text:p>H97YX8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3]&gt;=[.$A$2];[.$A$1];[.E293]+INDEX([.$O$2:.$O$50];[.H294])+(RAND()*INDEX([.$N$2:.$N$50];[.H294])))" office:value-type="date" office:date-value="2019-09-17T23:23:48.190201" calcext:value-type="date">
            <text:p>17-9-2019</text:p>
          </table:table-cell>
          <table:table-cell table:style-name="ce13" table:formula="of:=[.K294]&amp;&quot; &quot;&amp;INDEX([.$Q$2:.$Q$50];[.H294])" office:value-type="string" office:string-value="M67TL31 NS TREIN OV CHIPKAART" calcext:value-type="string">
            <text:p>M67TL31 NS TREIN OV CHIPKAART</text:p>
          </table:table-cell>
          <table:table-cell table:style-name="ce15" table:formula="of:=INDEX([.$T$2:.$T$50];[.H294])+(RAND()*INDEX([.$S$2:.$S$50];[.H294]))" office:value-type="currency" office:currency="EUR" office:value="-30" calcext:value-type="currency">
            <text:p>-€ 30.00</text:p>
          </table:table-cell>
          <table:table-cell table:style-name="ce16" table:formula="of:=IF([.E293]&gt;=[.$A$2];[.H293]+1;[.H293])" office:value-type="float" office:value="9" calcext:value-type="float">
            <text:p>9</text:p>
          </table:table-cell>
          <table:table-cell/>
          <table:table-cell table:style-name="ce18" table:formula="of:=INDEX([.$R$2:.$R$50];[.H294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67TL31" calcext:value-type="string">
            <text:p>M67TL3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4]&gt;=[.$A$2];[.$A$1];[.E294]+INDEX([.$O$2:.$O$50];[.H295])+(RAND()*INDEX([.$N$2:.$N$50];[.H295])))" office:value-type="date" office:date-value="2019-11-04T17:27:25.110567" calcext:value-type="date">
            <text:p>4-11-2019</text:p>
          </table:table-cell>
          <table:table-cell table:style-name="ce13" table:formula="of:=[.K295]&amp;&quot; &quot;&amp;INDEX([.$Q$2:.$Q$50];[.H295])" office:value-type="string" office:string-value="X47HH82 NS TREIN OV CHIPKAART" calcext:value-type="string">
            <text:p>X47HH82 NS TREIN OV CHIPKAART</text:p>
          </table:table-cell>
          <table:table-cell table:style-name="ce15" table:formula="of:=INDEX([.$T$2:.$T$50];[.H295])+(RAND()*INDEX([.$S$2:.$S$50];[.H295]))" office:value-type="currency" office:currency="EUR" office:value="-30" calcext:value-type="currency">
            <text:p>-€ 30.00</text:p>
          </table:table-cell>
          <table:table-cell table:style-name="ce16" table:formula="of:=IF([.E294]&gt;=[.$A$2];[.H294]+1;[.H294])" office:value-type="float" office:value="9" calcext:value-type="float">
            <text:p>9</text:p>
          </table:table-cell>
          <table:table-cell/>
          <table:table-cell table:style-name="ce18" table:formula="of:=INDEX([.$R$2:.$R$50];[.H295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47HH82" calcext:value-type="string">
            <text:p>X47HH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5]&gt;=[.$A$2];[.$A$1];[.E295]+INDEX([.$O$2:.$O$50];[.H296])+(RAND()*INDEX([.$N$2:.$N$50];[.H296])))" office:value-type="date" office:date-value="2019-12-25T15:37:59.100899" calcext:value-type="date">
            <text:p>25-12-2019</text:p>
          </table:table-cell>
          <table:table-cell table:style-name="ce13" table:formula="of:=[.K296]&amp;&quot; &quot;&amp;INDEX([.$Q$2:.$Q$50];[.H296])" office:value-type="string" office:string-value="E49WB39 NS TREIN OV CHIPKAART" calcext:value-type="string">
            <text:p>E49WB39 NS TREIN OV CHIPKAART</text:p>
          </table:table-cell>
          <table:table-cell table:style-name="ce15" table:formula="of:=INDEX([.$T$2:.$T$50];[.H296])+(RAND()*INDEX([.$S$2:.$S$50];[.H296]))" office:value-type="currency" office:currency="EUR" office:value="-30" calcext:value-type="currency">
            <text:p>-€ 30.00</text:p>
          </table:table-cell>
          <table:table-cell table:style-name="ce16" table:formula="of:=IF([.E295]&gt;=[.$A$2];[.H295]+1;[.H295])" office:value-type="float" office:value="9" calcext:value-type="float">
            <text:p>9</text:p>
          </table:table-cell>
          <table:table-cell/>
          <table:table-cell table:style-name="ce18" table:formula="of:=INDEX([.$R$2:.$R$50];[.H296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49WB39" calcext:value-type="string">
            <text:p>E49WB3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6]&gt;=[.$A$2];[.$A$1];[.E296]+INDEX([.$O$2:.$O$50];[.H297])+(RAND()*INDEX([.$N$2:.$N$50];[.H297])))" office:value-type="date" office:date-value="2020-02-09T13:33:55.737408" calcext:value-type="date">
            <text:p>9-2-2020</text:p>
          </table:table-cell>
          <table:table-cell table:style-name="ce13" table:formula="of:=[.K297]&amp;&quot; &quot;&amp;INDEX([.$Q$2:.$Q$50];[.H297])" office:value-type="string" office:string-value="O87ZQ51 NS TREIN OV CHIPKAART" calcext:value-type="string">
            <text:p>O87ZQ51 NS TREIN OV CHIPKAART</text:p>
          </table:table-cell>
          <table:table-cell table:style-name="ce15" table:formula="of:=INDEX([.$T$2:.$T$50];[.H297])+(RAND()*INDEX([.$S$2:.$S$50];[.H297]))" office:value-type="currency" office:currency="EUR" office:value="-30" calcext:value-type="currency">
            <text:p>-€ 30.00</text:p>
          </table:table-cell>
          <table:table-cell table:style-name="ce16" table:formula="of:=IF([.E296]&gt;=[.$A$2];[.H296]+1;[.H296])" office:value-type="float" office:value="9" calcext:value-type="float">
            <text:p>9</text:p>
          </table:table-cell>
          <table:table-cell/>
          <table:table-cell table:style-name="ce18" table:formula="of:=INDEX([.$R$2:.$R$50];[.H297])" office:value-type="string" office:string-value="Public Transport" calcext:value-type="string">
            <text:p>Public Transpor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87ZQ51" calcext:value-type="string">
            <text:p>O87ZQ5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7]&gt;=[.$A$2];[.$A$1];[.E297]+INDEX([.$O$2:.$O$50];[.H298])+(RAND()*INDEX([.$N$2:.$N$50];[.H298])))" office:value-type="date" office:date-value="2018-01-10" calcext:value-type="date">
            <text:p>10-1-2018</text:p>
          </table:table-cell>
          <table:table-cell table:style-name="ce13" table:formula="of:=[.K298]&amp;&quot; &quot;&amp;INDEX([.$Q$2:.$Q$50];[.H298])" office:value-type="string" office:string-value="I27CS36 Jumbo Leiden" calcext:value-type="string">
            <text:p>I27CS36 Jumbo Leiden</text:p>
          </table:table-cell>
          <table:table-cell table:style-name="ce15" table:formula="of:=INDEX([.$T$2:.$T$50];[.H298])+(RAND()*INDEX([.$S$2:.$S$50];[.H298]))" office:value-type="currency" office:currency="EUR" office:value="-23.8354850674382" calcext:value-type="currency">
            <text:p>-€ 23.84</text:p>
          </table:table-cell>
          <table:table-cell table:style-name="ce16" table:formula="of:=IF([.E297]&gt;=[.$A$2];[.H297]+1;[.H297])" office:value-type="float" office:value="10" calcext:value-type="float">
            <text:p>10</text:p>
          </table:table-cell>
          <table:table-cell/>
          <table:table-cell table:style-name="ce18" table:formula="of:=INDEX([.$R$2:.$R$50];[.H29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27CS36" calcext:value-type="string">
            <text:p>I27CS3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8]&gt;=[.$A$2];[.$A$1];[.E298]+INDEX([.$O$2:.$O$50];[.H299])+(RAND()*INDEX([.$N$2:.$N$50];[.H299])))" office:value-type="date" office:date-value="2018-01-15T17:19:33.767644" calcext:value-type="date">
            <text:p>15-1-2018</text:p>
          </table:table-cell>
          <table:table-cell table:style-name="ce13" table:formula="of:=[.K299]&amp;&quot; &quot;&amp;INDEX([.$Q$2:.$Q$50];[.H299])" office:value-type="string" office:string-value="F66QE94 Jumbo Leiden" calcext:value-type="string">
            <text:p>F66QE94 Jumbo Leiden</text:p>
          </table:table-cell>
          <table:table-cell table:style-name="ce15" table:formula="of:=INDEX([.$T$2:.$T$50];[.H299])+(RAND()*INDEX([.$S$2:.$S$50];[.H299]))" office:value-type="currency" office:currency="EUR" office:value="-11.2369815248438" calcext:value-type="currency">
            <text:p>-€ 11.24</text:p>
          </table:table-cell>
          <table:table-cell table:style-name="ce16" table:formula="of:=IF([.E298]&gt;=[.$A$2];[.H298]+1;[.H298])" office:value-type="float" office:value="10" calcext:value-type="float">
            <text:p>10</text:p>
          </table:table-cell>
          <table:table-cell/>
          <table:table-cell table:style-name="ce18" table:formula="of:=INDEX([.$R$2:.$R$50];[.H29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66QE94" calcext:value-type="string">
            <text:p>F66QE9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299]&gt;=[.$A$2];[.$A$1];[.E299]+INDEX([.$O$2:.$O$50];[.H300])+(RAND()*INDEX([.$N$2:.$N$50];[.H300])))" office:value-type="date" office:date-value="2018-01-22T14:27:12.482475" calcext:value-type="date">
            <text:p>22-1-2018</text:p>
          </table:table-cell>
          <table:table-cell table:style-name="ce13" table:formula="of:=[.K300]&amp;&quot; &quot;&amp;INDEX([.$Q$2:.$Q$50];[.H300])" office:value-type="string" office:string-value="P33KJ43 Jumbo Leiden" calcext:value-type="string">
            <text:p>P33KJ43 Jumbo Leiden</text:p>
          </table:table-cell>
          <table:table-cell table:style-name="ce15" table:formula="of:=INDEX([.$T$2:.$T$50];[.H300])+(RAND()*INDEX([.$S$2:.$S$50];[.H300]))" office:value-type="currency" office:currency="EUR" office:value="-11.9651597633588" calcext:value-type="currency">
            <text:p>-€ 11.97</text:p>
          </table:table-cell>
          <table:table-cell table:style-name="ce16" table:formula="of:=IF([.E299]&gt;=[.$A$2];[.H299]+1;[.H299])" office:value-type="float" office:value="10" calcext:value-type="float">
            <text:p>10</text:p>
          </table:table-cell>
          <table:table-cell/>
          <table:table-cell table:style-name="ce18" table:formula="of:=INDEX([.$R$2:.$R$50];[.H30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33KJ43" calcext:value-type="string">
            <text:p>P33KJ4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0]&gt;=[.$A$2];[.$A$1];[.E300]+INDEX([.$O$2:.$O$50];[.H301])+(RAND()*INDEX([.$N$2:.$N$50];[.H301])))" office:value-type="date" office:date-value="2018-01-27T23:10:02.64663" calcext:value-type="date">
            <text:p>27-1-2018</text:p>
          </table:table-cell>
          <table:table-cell table:style-name="ce13" table:formula="of:=[.K301]&amp;&quot; &quot;&amp;INDEX([.$Q$2:.$Q$50];[.H301])" office:value-type="string" office:string-value="W64YC58 Jumbo Leiden" calcext:value-type="string">
            <text:p>W64YC58 Jumbo Leiden</text:p>
          </table:table-cell>
          <table:table-cell table:style-name="ce15" table:formula="of:=INDEX([.$T$2:.$T$50];[.H301])+(RAND()*INDEX([.$S$2:.$S$50];[.H301]))" office:value-type="currency" office:currency="EUR" office:value="-22.0404905584809" calcext:value-type="currency">
            <text:p>-€ 22.04</text:p>
          </table:table-cell>
          <table:table-cell table:style-name="ce16" table:formula="of:=IF([.E300]&gt;=[.$A$2];[.H300]+1;[.H300])" office:value-type="float" office:value="10" calcext:value-type="float">
            <text:p>10</text:p>
          </table:table-cell>
          <table:table-cell/>
          <table:table-cell table:style-name="ce18" table:formula="of:=INDEX([.$R$2:.$R$50];[.H30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64YC58" calcext:value-type="string">
            <text:p>W64YC5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1]&gt;=[.$A$2];[.$A$1];[.E301]+INDEX([.$O$2:.$O$50];[.H302])+(RAND()*INDEX([.$N$2:.$N$50];[.H302])))" office:value-type="date" office:date-value="2018-02-01T10:54:55.056138" calcext:value-type="date">
            <text:p>1-2-2018</text:p>
          </table:table-cell>
          <table:table-cell table:style-name="ce13" table:formula="of:=[.K302]&amp;&quot; &quot;&amp;INDEX([.$Q$2:.$Q$50];[.H302])" office:value-type="string" office:string-value="H89CO66 Jumbo Leiden" calcext:value-type="string">
            <text:p>H89CO66 Jumbo Leiden</text:p>
          </table:table-cell>
          <table:table-cell table:style-name="ce15" table:formula="of:=INDEX([.$T$2:.$T$50];[.H302])+(RAND()*INDEX([.$S$2:.$S$50];[.H302]))" office:value-type="currency" office:currency="EUR" office:value="-17.3394217555089" calcext:value-type="currency">
            <text:p>-€ 17.34</text:p>
          </table:table-cell>
          <table:table-cell table:style-name="ce16" table:formula="of:=IF([.E301]&gt;=[.$A$2];[.H301]+1;[.H301])" office:value-type="float" office:value="10" calcext:value-type="float">
            <text:p>10</text:p>
          </table:table-cell>
          <table:table-cell/>
          <table:table-cell table:style-name="ce18" table:formula="of:=INDEX([.$R$2:.$R$50];[.H30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89CO66" calcext:value-type="string">
            <text:p>H89CO6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2]&gt;=[.$A$2];[.$A$1];[.E302]+INDEX([.$O$2:.$O$50];[.H303])+(RAND()*INDEX([.$N$2:.$N$50];[.H303])))" office:value-type="date" office:date-value="2018-02-05T10:56:54.074724" calcext:value-type="date">
            <text:p>5-2-2018</text:p>
          </table:table-cell>
          <table:table-cell table:style-name="ce13" table:formula="of:=[.K303]&amp;&quot; &quot;&amp;INDEX([.$Q$2:.$Q$50];[.H303])" office:value-type="string" office:string-value="T12CJ73 Jumbo Leiden" calcext:value-type="string">
            <text:p>T12CJ73 Jumbo Leiden</text:p>
          </table:table-cell>
          <table:table-cell table:style-name="ce15" table:formula="of:=INDEX([.$T$2:.$T$50];[.H303])+(RAND()*INDEX([.$S$2:.$S$50];[.H303]))" office:value-type="currency" office:currency="EUR" office:value="-22.3245199052664" calcext:value-type="currency">
            <text:p>-€ 22.32</text:p>
          </table:table-cell>
          <table:table-cell table:style-name="ce16" table:formula="of:=IF([.E302]&gt;=[.$A$2];[.H302]+1;[.H302])" office:value-type="float" office:value="10" calcext:value-type="float">
            <text:p>10</text:p>
          </table:table-cell>
          <table:table-cell/>
          <table:table-cell table:style-name="ce18" table:formula="of:=INDEX([.$R$2:.$R$50];[.H30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12CJ73" calcext:value-type="string">
            <text:p>T12CJ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3]&gt;=[.$A$2];[.$A$1];[.E303]+INDEX([.$O$2:.$O$50];[.H304])+(RAND()*INDEX([.$N$2:.$N$50];[.H304])))" office:value-type="date" office:date-value="2018-02-10T11:22:51.445283" calcext:value-type="date">
            <text:p>10-2-2018</text:p>
          </table:table-cell>
          <table:table-cell table:style-name="ce13" table:formula="of:=[.K304]&amp;&quot; &quot;&amp;INDEX([.$Q$2:.$Q$50];[.H304])" office:value-type="string" office:string-value="G30DU91 Jumbo Leiden" calcext:value-type="string">
            <text:p>G30DU91 Jumbo Leiden</text:p>
          </table:table-cell>
          <table:table-cell table:style-name="ce15" table:formula="of:=INDEX([.$T$2:.$T$50];[.H304])+(RAND()*INDEX([.$S$2:.$S$50];[.H304]))" office:value-type="currency" office:currency="EUR" office:value="-22.1789669189958" calcext:value-type="currency">
            <text:p>-€ 22.18</text:p>
          </table:table-cell>
          <table:table-cell table:style-name="ce16" table:formula="of:=IF([.E303]&gt;=[.$A$2];[.H303]+1;[.H303])" office:value-type="float" office:value="10" calcext:value-type="float">
            <text:p>10</text:p>
          </table:table-cell>
          <table:table-cell/>
          <table:table-cell table:style-name="ce18" table:formula="of:=INDEX([.$R$2:.$R$50];[.H30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30DU91" calcext:value-type="string">
            <text:p>G30DU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4]&gt;=[.$A$2];[.$A$1];[.E304]+INDEX([.$O$2:.$O$50];[.H305])+(RAND()*INDEX([.$N$2:.$N$50];[.H305])))" office:value-type="date" office:date-value="2018-02-16T23:14:33.363339" calcext:value-type="date">
            <text:p>16-2-2018</text:p>
          </table:table-cell>
          <table:table-cell table:style-name="ce13" table:formula="of:=[.K305]&amp;&quot; &quot;&amp;INDEX([.$Q$2:.$Q$50];[.H305])" office:value-type="string" office:string-value="T10MH29 Jumbo Leiden" calcext:value-type="string">
            <text:p>T10MH29 Jumbo Leiden</text:p>
          </table:table-cell>
          <table:table-cell table:style-name="ce15" table:formula="of:=INDEX([.$T$2:.$T$50];[.H305])+(RAND()*INDEX([.$S$2:.$S$50];[.H305]))" office:value-type="currency" office:currency="EUR" office:value="-22.3169485528274" calcext:value-type="currency">
            <text:p>-€ 22.32</text:p>
          </table:table-cell>
          <table:table-cell table:style-name="ce16" table:formula="of:=IF([.E304]&gt;=[.$A$2];[.H304]+1;[.H304])" office:value-type="float" office:value="10" calcext:value-type="float">
            <text:p>10</text:p>
          </table:table-cell>
          <table:table-cell/>
          <table:table-cell table:style-name="ce18" table:formula="of:=INDEX([.$R$2:.$R$50];[.H30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10MH29" calcext:value-type="string">
            <text:p>T10MH2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5]&gt;=[.$A$2];[.$A$1];[.E305]+INDEX([.$O$2:.$O$50];[.H306])+(RAND()*INDEX([.$N$2:.$N$50];[.H306])))" office:value-type="date" office:date-value="2018-02-23T19:02:05.309874" calcext:value-type="date">
            <text:p>23-2-2018</text:p>
          </table:table-cell>
          <table:table-cell table:style-name="ce13" table:formula="of:=[.K306]&amp;&quot; &quot;&amp;INDEX([.$Q$2:.$Q$50];[.H306])" office:value-type="string" office:string-value="C47KW80 Jumbo Leiden" calcext:value-type="string">
            <text:p>C47KW80 Jumbo Leiden</text:p>
          </table:table-cell>
          <table:table-cell table:style-name="ce15" table:formula="of:=INDEX([.$T$2:.$T$50];[.H306])+(RAND()*INDEX([.$S$2:.$S$50];[.H306]))" office:value-type="currency" office:currency="EUR" office:value="-24.9156801895509" calcext:value-type="currency">
            <text:p>-€ 24.92</text:p>
          </table:table-cell>
          <table:table-cell table:style-name="ce16" table:formula="of:=IF([.E305]&gt;=[.$A$2];[.H305]+1;[.H305])" office:value-type="float" office:value="10" calcext:value-type="float">
            <text:p>10</text:p>
          </table:table-cell>
          <table:table-cell/>
          <table:table-cell table:style-name="ce18" table:formula="of:=INDEX([.$R$2:.$R$50];[.H30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47KW80" calcext:value-type="string">
            <text:p>C47KW8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6]&gt;=[.$A$2];[.$A$1];[.E306]+INDEX([.$O$2:.$O$50];[.H307])+(RAND()*INDEX([.$N$2:.$N$50];[.H307])))" office:value-type="date" office:date-value="2018-02-28T00:25:30.159" calcext:value-type="date">
            <text:p>28-2-2018</text:p>
          </table:table-cell>
          <table:table-cell table:style-name="ce13" table:formula="of:=[.K307]&amp;&quot; &quot;&amp;INDEX([.$Q$2:.$Q$50];[.H307])" office:value-type="string" office:string-value="N43DX63 Jumbo Leiden" calcext:value-type="string">
            <text:p>N43DX63 Jumbo Leiden</text:p>
          </table:table-cell>
          <table:table-cell table:style-name="ce15" table:formula="of:=INDEX([.$T$2:.$T$50];[.H307])+(RAND()*INDEX([.$S$2:.$S$50];[.H307]))" office:value-type="currency" office:currency="EUR" office:value="-18.1168053418915" calcext:value-type="currency">
            <text:p>-€ 18.12</text:p>
          </table:table-cell>
          <table:table-cell table:style-name="ce16" table:formula="of:=IF([.E306]&gt;=[.$A$2];[.H306]+1;[.H306])" office:value-type="float" office:value="10" calcext:value-type="float">
            <text:p>10</text:p>
          </table:table-cell>
          <table:table-cell/>
          <table:table-cell table:style-name="ce18" table:formula="of:=INDEX([.$R$2:.$R$50];[.H30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43DX63" calcext:value-type="string">
            <text:p>N43DX6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7]&gt;=[.$A$2];[.$A$1];[.E307]+INDEX([.$O$2:.$O$50];[.H308])+(RAND()*INDEX([.$N$2:.$N$50];[.H308])))" office:value-type="date" office:date-value="2018-03-06T02:53:45.137438" calcext:value-type="date">
            <text:p>6-3-2018</text:p>
          </table:table-cell>
          <table:table-cell table:style-name="ce13" table:formula="of:=[.K308]&amp;&quot; &quot;&amp;INDEX([.$Q$2:.$Q$50];[.H308])" office:value-type="string" office:string-value="J29CG27 Jumbo Leiden" calcext:value-type="string">
            <text:p>J29CG27 Jumbo Leiden</text:p>
          </table:table-cell>
          <table:table-cell table:style-name="ce15" table:formula="of:=INDEX([.$T$2:.$T$50];[.H308])+(RAND()*INDEX([.$S$2:.$S$50];[.H308]))" office:value-type="currency" office:currency="EUR" office:value="-16.0313893716747" calcext:value-type="currency">
            <text:p>-€ 16.03</text:p>
          </table:table-cell>
          <table:table-cell table:style-name="ce16" table:formula="of:=IF([.E307]&gt;=[.$A$2];[.H307]+1;[.H307])" office:value-type="float" office:value="10" calcext:value-type="float">
            <text:p>10</text:p>
          </table:table-cell>
          <table:table-cell/>
          <table:table-cell table:style-name="ce18" table:formula="of:=INDEX([.$R$2:.$R$50];[.H30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29CG27" calcext:value-type="string">
            <text:p>J29CG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8]&gt;=[.$A$2];[.$A$1];[.E308]+INDEX([.$O$2:.$O$50];[.H309])+(RAND()*INDEX([.$N$2:.$N$50];[.H309])))" office:value-type="date" office:date-value="2018-03-10T21:46:07.996143" calcext:value-type="date">
            <text:p>10-3-2018</text:p>
          </table:table-cell>
          <table:table-cell table:style-name="ce13" table:formula="of:=[.K309]&amp;&quot; &quot;&amp;INDEX([.$Q$2:.$Q$50];[.H309])" office:value-type="string" office:string-value="D89LE86 Jumbo Leiden" calcext:value-type="string">
            <text:p>D89LE86 Jumbo Leiden</text:p>
          </table:table-cell>
          <table:table-cell table:style-name="ce15" table:formula="of:=INDEX([.$T$2:.$T$50];[.H309])+(RAND()*INDEX([.$S$2:.$S$50];[.H309]))" office:value-type="currency" office:currency="EUR" office:value="-19.6185403279494" calcext:value-type="currency">
            <text:p>-€ 19.62</text:p>
          </table:table-cell>
          <table:table-cell table:style-name="ce16" table:formula="of:=IF([.E308]&gt;=[.$A$2];[.H308]+1;[.H308])" office:value-type="float" office:value="10" calcext:value-type="float">
            <text:p>10</text:p>
          </table:table-cell>
          <table:table-cell/>
          <table:table-cell table:style-name="ce18" table:formula="of:=INDEX([.$R$2:.$R$50];[.H30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89LE86" calcext:value-type="string">
            <text:p>D89LE8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09]&gt;=[.$A$2];[.$A$1];[.E309]+INDEX([.$O$2:.$O$50];[.H310])+(RAND()*INDEX([.$N$2:.$N$50];[.H310])))" office:value-type="date" office:date-value="2018-03-15T02:44:42.188786" calcext:value-type="date">
            <text:p>15-3-2018</text:p>
          </table:table-cell>
          <table:table-cell table:style-name="ce13" table:formula="of:=[.K310]&amp;&quot; &quot;&amp;INDEX([.$Q$2:.$Q$50];[.H310])" office:value-type="string" office:string-value="O76EI57 Jumbo Leiden" calcext:value-type="string">
            <text:p>O76EI57 Jumbo Leiden</text:p>
          </table:table-cell>
          <table:table-cell table:style-name="ce15" table:formula="of:=INDEX([.$T$2:.$T$50];[.H310])+(RAND()*INDEX([.$S$2:.$S$50];[.H310]))" office:value-type="currency" office:currency="EUR" office:value="-17.706596674398" calcext:value-type="currency">
            <text:p>-€ 17.71</text:p>
          </table:table-cell>
          <table:table-cell table:style-name="ce16" table:formula="of:=IF([.E309]&gt;=[.$A$2];[.H309]+1;[.H309])" office:value-type="float" office:value="10" calcext:value-type="float">
            <text:p>10</text:p>
          </table:table-cell>
          <table:table-cell/>
          <table:table-cell table:style-name="ce18" table:formula="of:=INDEX([.$R$2:.$R$50];[.H31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76EI57" calcext:value-type="string">
            <text:p>O76EI5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0]&gt;=[.$A$2];[.$A$1];[.E310]+INDEX([.$O$2:.$O$50];[.H311])+(RAND()*INDEX([.$N$2:.$N$50];[.H311])))" office:value-type="date" office:date-value="2018-03-21T00:24:28.180066" calcext:value-type="date">
            <text:p>21-3-2018</text:p>
          </table:table-cell>
          <table:table-cell table:style-name="ce13" table:formula="of:=[.K311]&amp;&quot; &quot;&amp;INDEX([.$Q$2:.$Q$50];[.H311])" office:value-type="string" office:string-value="O25MJ28 Jumbo Leiden" calcext:value-type="string">
            <text:p>O25MJ28 Jumbo Leiden</text:p>
          </table:table-cell>
          <table:table-cell table:style-name="ce15" table:formula="of:=INDEX([.$T$2:.$T$50];[.H311])+(RAND()*INDEX([.$S$2:.$S$50];[.H311]))" office:value-type="currency" office:currency="EUR" office:value="-17.4362683989712" calcext:value-type="currency">
            <text:p>-€ 17.44</text:p>
          </table:table-cell>
          <table:table-cell table:style-name="ce16" table:formula="of:=IF([.E310]&gt;=[.$A$2];[.H310]+1;[.H310])" office:value-type="float" office:value="10" calcext:value-type="float">
            <text:p>10</text:p>
          </table:table-cell>
          <table:table-cell/>
          <table:table-cell table:style-name="ce18" table:formula="of:=INDEX([.$R$2:.$R$50];[.H31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25MJ28" calcext:value-type="string">
            <text:p>O25MJ2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1]&gt;=[.$A$2];[.$A$1];[.E311]+INDEX([.$O$2:.$O$50];[.H312])+(RAND()*INDEX([.$N$2:.$N$50];[.H312])))" office:value-type="date" office:date-value="2018-03-27T09:41:19.42992" calcext:value-type="date">
            <text:p>27-3-2018</text:p>
          </table:table-cell>
          <table:table-cell table:style-name="ce13" table:formula="of:=[.K312]&amp;&quot; &quot;&amp;INDEX([.$Q$2:.$Q$50];[.H312])" office:value-type="string" office:string-value="E17HV24 Jumbo Leiden" calcext:value-type="string">
            <text:p>E17HV24 Jumbo Leiden</text:p>
          </table:table-cell>
          <table:table-cell table:style-name="ce15" table:formula="of:=INDEX([.$T$2:.$T$50];[.H312])+(RAND()*INDEX([.$S$2:.$S$50];[.H312]))" office:value-type="currency" office:currency="EUR" office:value="-10.7256259733411" calcext:value-type="currency">
            <text:p>-€ 10.73</text:p>
          </table:table-cell>
          <table:table-cell table:style-name="ce16" table:formula="of:=IF([.E311]&gt;=[.$A$2];[.H311]+1;[.H311])" office:value-type="float" office:value="10" calcext:value-type="float">
            <text:p>10</text:p>
          </table:table-cell>
          <table:table-cell/>
          <table:table-cell table:style-name="ce18" table:formula="of:=INDEX([.$R$2:.$R$50];[.H31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7HV24" calcext:value-type="string">
            <text:p>E17HV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2]&gt;=[.$A$2];[.$A$1];[.E312]+INDEX([.$O$2:.$O$50];[.H313])+(RAND()*INDEX([.$N$2:.$N$50];[.H313])))" office:value-type="date" office:date-value="2018-04-01T01:27:33.223304" calcext:value-type="date">
            <text:p>1-4-2018</text:p>
          </table:table-cell>
          <table:table-cell table:style-name="ce13" table:formula="of:=[.K313]&amp;&quot; &quot;&amp;INDEX([.$Q$2:.$Q$50];[.H313])" office:value-type="string" office:string-value="H92HA64 Jumbo Leiden" calcext:value-type="string">
            <text:p>H92HA64 Jumbo Leiden</text:p>
          </table:table-cell>
          <table:table-cell table:style-name="ce15" table:formula="of:=INDEX([.$T$2:.$T$50];[.H313])+(RAND()*INDEX([.$S$2:.$S$50];[.H313]))" office:value-type="currency" office:currency="EUR" office:value="-10.5556686042753" calcext:value-type="currency">
            <text:p>-€ 10.56</text:p>
          </table:table-cell>
          <table:table-cell table:style-name="ce16" table:formula="of:=IF([.E312]&gt;=[.$A$2];[.H312]+1;[.H312])" office:value-type="float" office:value="10" calcext:value-type="float">
            <text:p>10</text:p>
          </table:table-cell>
          <table:table-cell/>
          <table:table-cell table:style-name="ce18" table:formula="of:=INDEX([.$R$2:.$R$50];[.H31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92HA64" calcext:value-type="string">
            <text:p>H92HA6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3]&gt;=[.$A$2];[.$A$1];[.E313]+INDEX([.$O$2:.$O$50];[.H314])+(RAND()*INDEX([.$N$2:.$N$50];[.H314])))" office:value-type="date" office:date-value="2018-04-06T08:07:54.223959" calcext:value-type="date">
            <text:p>6-4-2018</text:p>
          </table:table-cell>
          <table:table-cell table:style-name="ce13" table:formula="of:=[.K314]&amp;&quot; &quot;&amp;INDEX([.$Q$2:.$Q$50];[.H314])" office:value-type="string" office:string-value="I35JL30 Jumbo Leiden" calcext:value-type="string">
            <text:p>I35JL30 Jumbo Leiden</text:p>
          </table:table-cell>
          <table:table-cell table:style-name="ce15" table:formula="of:=INDEX([.$T$2:.$T$50];[.H314])+(RAND()*INDEX([.$S$2:.$S$50];[.H314]))" office:value-type="currency" office:currency="EUR" office:value="-24.6622379394186" calcext:value-type="currency">
            <text:p>-€ 24.66</text:p>
          </table:table-cell>
          <table:table-cell table:style-name="ce16" table:formula="of:=IF([.E313]&gt;=[.$A$2];[.H313]+1;[.H313])" office:value-type="float" office:value="10" calcext:value-type="float">
            <text:p>10</text:p>
          </table:table-cell>
          <table:table-cell/>
          <table:table-cell table:style-name="ce18" table:formula="of:=INDEX([.$R$2:.$R$50];[.H31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35JL30" calcext:value-type="string">
            <text:p>I35JL3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4]&gt;=[.$A$2];[.$A$1];[.E314]+INDEX([.$O$2:.$O$50];[.H315])+(RAND()*INDEX([.$N$2:.$N$50];[.H315])))" office:value-type="date" office:date-value="2018-04-12T03:55:13.451491" calcext:value-type="date">
            <text:p>12-4-2018</text:p>
          </table:table-cell>
          <table:table-cell table:style-name="ce13" table:formula="of:=[.K315]&amp;&quot; &quot;&amp;INDEX([.$Q$2:.$Q$50];[.H315])" office:value-type="string" office:string-value="S28SY88 Jumbo Leiden" calcext:value-type="string">
            <text:p>S28SY88 Jumbo Leiden</text:p>
          </table:table-cell>
          <table:table-cell table:style-name="ce15" table:formula="of:=INDEX([.$T$2:.$T$50];[.H315])+(RAND()*INDEX([.$S$2:.$S$50];[.H315]))" office:value-type="currency" office:currency="EUR" office:value="-20.6487953514267" calcext:value-type="currency">
            <text:p>-€ 20.65</text:p>
          </table:table-cell>
          <table:table-cell table:style-name="ce16" table:formula="of:=IF([.E314]&gt;=[.$A$2];[.H314]+1;[.H314])" office:value-type="float" office:value="10" calcext:value-type="float">
            <text:p>10</text:p>
          </table:table-cell>
          <table:table-cell/>
          <table:table-cell table:style-name="ce18" table:formula="of:=INDEX([.$R$2:.$R$50];[.H31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28SY88" calcext:value-type="string">
            <text:p>S28SY8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5]&gt;=[.$A$2];[.$A$1];[.E315]+INDEX([.$O$2:.$O$50];[.H316])+(RAND()*INDEX([.$N$2:.$N$50];[.H316])))" office:value-type="date" office:date-value="2018-04-16T15:48:37.857966" calcext:value-type="date">
            <text:p>16-4-2018</text:p>
          </table:table-cell>
          <table:table-cell table:style-name="ce13" table:formula="of:=[.K316]&amp;&quot; &quot;&amp;INDEX([.$Q$2:.$Q$50];[.H316])" office:value-type="string" office:string-value="U31PZ63 Jumbo Leiden" calcext:value-type="string">
            <text:p>U31PZ63 Jumbo Leiden</text:p>
          </table:table-cell>
          <table:table-cell table:style-name="ce15" table:formula="of:=INDEX([.$T$2:.$T$50];[.H316])+(RAND()*INDEX([.$S$2:.$S$50];[.H316]))" office:value-type="currency" office:currency="EUR" office:value="-22.3996497213992" calcext:value-type="currency">
            <text:p>-€ 22.40</text:p>
          </table:table-cell>
          <table:table-cell table:style-name="ce16" table:formula="of:=IF([.E315]&gt;=[.$A$2];[.H315]+1;[.H315])" office:value-type="float" office:value="10" calcext:value-type="float">
            <text:p>10</text:p>
          </table:table-cell>
          <table:table-cell/>
          <table:table-cell table:style-name="ce18" table:formula="of:=INDEX([.$R$2:.$R$50];[.H31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31PZ63" calcext:value-type="string">
            <text:p>U31PZ6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6]&gt;=[.$A$2];[.$A$1];[.E316]+INDEX([.$O$2:.$O$50];[.H317])+(RAND()*INDEX([.$N$2:.$N$50];[.H317])))" office:value-type="date" office:date-value="2018-04-21T00:25:24.549994" calcext:value-type="date">
            <text:p>21-4-2018</text:p>
          </table:table-cell>
          <table:table-cell table:style-name="ce13" table:formula="of:=[.K317]&amp;&quot; &quot;&amp;INDEX([.$Q$2:.$Q$50];[.H317])" office:value-type="string" office:string-value="P11TP29 Jumbo Leiden" calcext:value-type="string">
            <text:p>P11TP29 Jumbo Leiden</text:p>
          </table:table-cell>
          <table:table-cell table:style-name="ce15" table:formula="of:=INDEX([.$T$2:.$T$50];[.H317])+(RAND()*INDEX([.$S$2:.$S$50];[.H317]))" office:value-type="currency" office:currency="EUR" office:value="-12.7894097007355" calcext:value-type="currency">
            <text:p>-€ 12.79</text:p>
          </table:table-cell>
          <table:table-cell table:style-name="ce16" table:formula="of:=IF([.E316]&gt;=[.$A$2];[.H316]+1;[.H316])" office:value-type="float" office:value="10" calcext:value-type="float">
            <text:p>10</text:p>
          </table:table-cell>
          <table:table-cell/>
          <table:table-cell table:style-name="ce18" table:formula="of:=INDEX([.$R$2:.$R$50];[.H31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11TP29" calcext:value-type="string">
            <text:p>P11TP2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7]&gt;=[.$A$2];[.$A$1];[.E317]+INDEX([.$O$2:.$O$50];[.H318])+(RAND()*INDEX([.$N$2:.$N$50];[.H318])))" office:value-type="date" office:date-value="2018-04-26T10:50:33.685298" calcext:value-type="date">
            <text:p>26-4-2018</text:p>
          </table:table-cell>
          <table:table-cell table:style-name="ce13" table:formula="of:=[.K318]&amp;&quot; &quot;&amp;INDEX([.$Q$2:.$Q$50];[.H318])" office:value-type="string" office:string-value="D92LR43 Jumbo Leiden" calcext:value-type="string">
            <text:p>D92LR43 Jumbo Leiden</text:p>
          </table:table-cell>
          <table:table-cell table:style-name="ce15" table:formula="of:=INDEX([.$T$2:.$T$50];[.H318])+(RAND()*INDEX([.$S$2:.$S$50];[.H318]))" office:value-type="currency" office:currency="EUR" office:value="-24.3638877790733" calcext:value-type="currency">
            <text:p>-€ 24.36</text:p>
          </table:table-cell>
          <table:table-cell table:style-name="ce16" table:formula="of:=IF([.E317]&gt;=[.$A$2];[.H317]+1;[.H317])" office:value-type="float" office:value="10" calcext:value-type="float">
            <text:p>10</text:p>
          </table:table-cell>
          <table:table-cell/>
          <table:table-cell table:style-name="ce18" table:formula="of:=INDEX([.$R$2:.$R$50];[.H31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92LR43" calcext:value-type="string">
            <text:p>D92LR4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8]&gt;=[.$A$2];[.$A$1];[.E318]+INDEX([.$O$2:.$O$50];[.H319])+(RAND()*INDEX([.$N$2:.$N$50];[.H319])))" office:value-type="date" office:date-value="2018-05-01T19:49:32.709468" calcext:value-type="date">
            <text:p>1-5-2018</text:p>
          </table:table-cell>
          <table:table-cell table:style-name="ce13" table:formula="of:=[.K319]&amp;&quot; &quot;&amp;INDEX([.$Q$2:.$Q$50];[.H319])" office:value-type="string" office:string-value="M44RN42 Jumbo Leiden" calcext:value-type="string">
            <text:p>M44RN42 Jumbo Leiden</text:p>
          </table:table-cell>
          <table:table-cell table:style-name="ce15" table:formula="of:=INDEX([.$T$2:.$T$50];[.H319])+(RAND()*INDEX([.$S$2:.$S$50];[.H319]))" office:value-type="currency" office:currency="EUR" office:value="-11.1005235929323" calcext:value-type="currency">
            <text:p>-€ 11.10</text:p>
          </table:table-cell>
          <table:table-cell table:style-name="ce16" table:formula="of:=IF([.E318]&gt;=[.$A$2];[.H318]+1;[.H318])" office:value-type="float" office:value="10" calcext:value-type="float">
            <text:p>10</text:p>
          </table:table-cell>
          <table:table-cell/>
          <table:table-cell table:style-name="ce18" table:formula="of:=INDEX([.$R$2:.$R$50];[.H31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44RN42" calcext:value-type="string">
            <text:p>M44RN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19]&gt;=[.$A$2];[.$A$1];[.E319]+INDEX([.$O$2:.$O$50];[.H320])+(RAND()*INDEX([.$N$2:.$N$50];[.H320])))" office:value-type="date" office:date-value="2018-05-08T12:46:40.739209" calcext:value-type="date">
            <text:p>8-5-2018</text:p>
          </table:table-cell>
          <table:table-cell table:style-name="ce13" table:formula="of:=[.K320]&amp;&quot; &quot;&amp;INDEX([.$Q$2:.$Q$50];[.H320])" office:value-type="string" office:string-value="R27NY84 Jumbo Leiden" calcext:value-type="string">
            <text:p>R27NY84 Jumbo Leiden</text:p>
          </table:table-cell>
          <table:table-cell table:style-name="ce15" table:formula="of:=INDEX([.$T$2:.$T$50];[.H320])+(RAND()*INDEX([.$S$2:.$S$50];[.H320]))" office:value-type="currency" office:currency="EUR" office:value="-13.6684728060078" calcext:value-type="currency">
            <text:p>-€ 13.67</text:p>
          </table:table-cell>
          <table:table-cell table:style-name="ce16" table:formula="of:=IF([.E319]&gt;=[.$A$2];[.H319]+1;[.H319])" office:value-type="float" office:value="10" calcext:value-type="float">
            <text:p>10</text:p>
          </table:table-cell>
          <table:table-cell/>
          <table:table-cell table:style-name="ce18" table:formula="of:=INDEX([.$R$2:.$R$50];[.H32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27NY84" calcext:value-type="string">
            <text:p>R27NY8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0]&gt;=[.$A$2];[.$A$1];[.E320]+INDEX([.$O$2:.$O$50];[.H321])+(RAND()*INDEX([.$N$2:.$N$50];[.H321])))" office:value-type="date" office:date-value="2018-05-15T06:53:13.219254" calcext:value-type="date">
            <text:p>15-5-2018</text:p>
          </table:table-cell>
          <table:table-cell table:style-name="ce13" table:formula="of:=[.K321]&amp;&quot; &quot;&amp;INDEX([.$Q$2:.$Q$50];[.H321])" office:value-type="string" office:string-value="W40QV57 Jumbo Leiden" calcext:value-type="string">
            <text:p>W40QV57 Jumbo Leiden</text:p>
          </table:table-cell>
          <table:table-cell table:style-name="ce15" table:formula="of:=INDEX([.$T$2:.$T$50];[.H321])+(RAND()*INDEX([.$S$2:.$S$50];[.H321]))" office:value-type="currency" office:currency="EUR" office:value="-24.6096193254581" calcext:value-type="currency">
            <text:p>-€ 24.61</text:p>
          </table:table-cell>
          <table:table-cell table:style-name="ce16" table:formula="of:=IF([.E320]&gt;=[.$A$2];[.H320]+1;[.H320])" office:value-type="float" office:value="10" calcext:value-type="float">
            <text:p>10</text:p>
          </table:table-cell>
          <table:table-cell/>
          <table:table-cell table:style-name="ce18" table:formula="of:=INDEX([.$R$2:.$R$50];[.H32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40QV57" calcext:value-type="string">
            <text:p>W40QV5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1]&gt;=[.$A$2];[.$A$1];[.E321]+INDEX([.$O$2:.$O$50];[.H322])+(RAND()*INDEX([.$N$2:.$N$50];[.H322])))" office:value-type="date" office:date-value="2018-05-20T06:29:22.129863" calcext:value-type="date">
            <text:p>20-5-2018</text:p>
          </table:table-cell>
          <table:table-cell table:style-name="ce13" table:formula="of:=[.K322]&amp;&quot; &quot;&amp;INDEX([.$Q$2:.$Q$50];[.H322])" office:value-type="string" office:string-value="I89HN50 Jumbo Leiden" calcext:value-type="string">
            <text:p>I89HN50 Jumbo Leiden</text:p>
          </table:table-cell>
          <table:table-cell table:style-name="ce15" table:formula="of:=INDEX([.$T$2:.$T$50];[.H322])+(RAND()*INDEX([.$S$2:.$S$50];[.H322]))" office:value-type="currency" office:currency="EUR" office:value="-23.0093851297583" calcext:value-type="currency">
            <text:p>-€ 23.01</text:p>
          </table:table-cell>
          <table:table-cell table:style-name="ce16" table:formula="of:=IF([.E321]&gt;=[.$A$2];[.H321]+1;[.H321])" office:value-type="float" office:value="10" calcext:value-type="float">
            <text:p>10</text:p>
          </table:table-cell>
          <table:table-cell/>
          <table:table-cell table:style-name="ce18" table:formula="of:=INDEX([.$R$2:.$R$50];[.H32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89HN50" calcext:value-type="string">
            <text:p>I89HN5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2]&gt;=[.$A$2];[.$A$1];[.E322]+INDEX([.$O$2:.$O$50];[.H323])+(RAND()*INDEX([.$N$2:.$N$50];[.H323])))" office:value-type="date" office:date-value="2018-05-24T23:09:01.869518" calcext:value-type="date">
            <text:p>24-5-2018</text:p>
          </table:table-cell>
          <table:table-cell table:style-name="ce13" table:formula="of:=[.K323]&amp;&quot; &quot;&amp;INDEX([.$Q$2:.$Q$50];[.H323])" office:value-type="string" office:string-value="H41FX14 Jumbo Leiden" calcext:value-type="string">
            <text:p>H41FX14 Jumbo Leiden</text:p>
          </table:table-cell>
          <table:table-cell table:style-name="ce15" table:formula="of:=INDEX([.$T$2:.$T$50];[.H323])+(RAND()*INDEX([.$S$2:.$S$50];[.H323]))" office:value-type="currency" office:currency="EUR" office:value="-15.9293905414585" calcext:value-type="currency">
            <text:p>-€ 15.93</text:p>
          </table:table-cell>
          <table:table-cell table:style-name="ce16" table:formula="of:=IF([.E322]&gt;=[.$A$2];[.H322]+1;[.H322])" office:value-type="float" office:value="10" calcext:value-type="float">
            <text:p>10</text:p>
          </table:table-cell>
          <table:table-cell/>
          <table:table-cell table:style-name="ce18" table:formula="of:=INDEX([.$R$2:.$R$50];[.H32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41FX14" calcext:value-type="string">
            <text:p>H41FX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3]&gt;=[.$A$2];[.$A$1];[.E323]+INDEX([.$O$2:.$O$50];[.H324])+(RAND()*INDEX([.$N$2:.$N$50];[.H324])))" office:value-type="date" office:date-value="2018-05-30T18:26:02.092158" calcext:value-type="date">
            <text:p>30-5-2018</text:p>
          </table:table-cell>
          <table:table-cell table:style-name="ce13" table:formula="of:=[.K324]&amp;&quot; &quot;&amp;INDEX([.$Q$2:.$Q$50];[.H324])" office:value-type="string" office:string-value="I56PS31 Jumbo Leiden" calcext:value-type="string">
            <text:p>I56PS31 Jumbo Leiden</text:p>
          </table:table-cell>
          <table:table-cell table:style-name="ce15" table:formula="of:=INDEX([.$T$2:.$T$50];[.H324])+(RAND()*INDEX([.$S$2:.$S$50];[.H324]))" office:value-type="currency" office:currency="EUR" office:value="-13.0203875895281" calcext:value-type="currency">
            <text:p>-€ 13.02</text:p>
          </table:table-cell>
          <table:table-cell table:style-name="ce16" table:formula="of:=IF([.E323]&gt;=[.$A$2];[.H323]+1;[.H323])" office:value-type="float" office:value="10" calcext:value-type="float">
            <text:p>10</text:p>
          </table:table-cell>
          <table:table-cell/>
          <table:table-cell table:style-name="ce18" table:formula="of:=INDEX([.$R$2:.$R$50];[.H32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56PS31" calcext:value-type="string">
            <text:p>I56PS3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4]&gt;=[.$A$2];[.$A$1];[.E324]+INDEX([.$O$2:.$O$50];[.H325])+(RAND()*INDEX([.$N$2:.$N$50];[.H325])))" office:value-type="date" office:date-value="2018-06-06T17:22:01.937834" calcext:value-type="date">
            <text:p>6-6-2018</text:p>
          </table:table-cell>
          <table:table-cell table:style-name="ce13" table:formula="of:=[.K325]&amp;&quot; &quot;&amp;INDEX([.$Q$2:.$Q$50];[.H325])" office:value-type="string" office:string-value="F63AI34 Jumbo Leiden" calcext:value-type="string">
            <text:p>F63AI34 Jumbo Leiden</text:p>
          </table:table-cell>
          <table:table-cell table:style-name="ce15" table:formula="of:=INDEX([.$T$2:.$T$50];[.H325])+(RAND()*INDEX([.$S$2:.$S$50];[.H325]))" office:value-type="currency" office:currency="EUR" office:value="-17.0311009519362" calcext:value-type="currency">
            <text:p>-€ 17.03</text:p>
          </table:table-cell>
          <table:table-cell table:style-name="ce16" table:formula="of:=IF([.E324]&gt;=[.$A$2];[.H324]+1;[.H324])" office:value-type="float" office:value="10" calcext:value-type="float">
            <text:p>10</text:p>
          </table:table-cell>
          <table:table-cell/>
          <table:table-cell table:style-name="ce18" table:formula="of:=INDEX([.$R$2:.$R$50];[.H32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63AI34" calcext:value-type="string">
            <text:p>F63AI3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5]&gt;=[.$A$2];[.$A$1];[.E325]+INDEX([.$O$2:.$O$50];[.H326])+(RAND()*INDEX([.$N$2:.$N$50];[.H326])))" office:value-type="date" office:date-value="2018-06-11T18:53:04.946249" calcext:value-type="date">
            <text:p>11-6-2018</text:p>
          </table:table-cell>
          <table:table-cell table:style-name="ce13" table:formula="of:=[.K326]&amp;&quot; &quot;&amp;INDEX([.$Q$2:.$Q$50];[.H326])" office:value-type="string" office:string-value="B94BE87 Jumbo Leiden" calcext:value-type="string">
            <text:p>B94BE87 Jumbo Leiden</text:p>
          </table:table-cell>
          <table:table-cell table:style-name="ce15" table:formula="of:=INDEX([.$T$2:.$T$50];[.H326])+(RAND()*INDEX([.$S$2:.$S$50];[.H326]))" office:value-type="currency" office:currency="EUR" office:value="-23.3257091466023" calcext:value-type="currency">
            <text:p>-€ 23.33</text:p>
          </table:table-cell>
          <table:table-cell table:style-name="ce16" table:formula="of:=IF([.E325]&gt;=[.$A$2];[.H325]+1;[.H325])" office:value-type="float" office:value="10" calcext:value-type="float">
            <text:p>10</text:p>
          </table:table-cell>
          <table:table-cell/>
          <table:table-cell table:style-name="ce18" table:formula="of:=INDEX([.$R$2:.$R$50];[.H32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94BE87" calcext:value-type="string">
            <text:p>B94BE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6]&gt;=[.$A$2];[.$A$1];[.E326]+INDEX([.$O$2:.$O$50];[.H327])+(RAND()*INDEX([.$N$2:.$N$50];[.H327])))" office:value-type="date" office:date-value="2018-06-17T22:14:23.284864" calcext:value-type="date">
            <text:p>17-6-2018</text:p>
          </table:table-cell>
          <table:table-cell table:style-name="ce13" table:formula="of:=[.K327]&amp;&quot; &quot;&amp;INDEX([.$Q$2:.$Q$50];[.H327])" office:value-type="string" office:string-value="U62RN89 Jumbo Leiden" calcext:value-type="string">
            <text:p>U62RN89 Jumbo Leiden</text:p>
          </table:table-cell>
          <table:table-cell table:style-name="ce15" table:formula="of:=INDEX([.$T$2:.$T$50];[.H327])+(RAND()*INDEX([.$S$2:.$S$50];[.H327]))" office:value-type="currency" office:currency="EUR" office:value="-12.3021978384746" calcext:value-type="currency">
            <text:p>-€ 12.30</text:p>
          </table:table-cell>
          <table:table-cell table:style-name="ce16" table:formula="of:=IF([.E326]&gt;=[.$A$2];[.H326]+1;[.H326])" office:value-type="float" office:value="10" calcext:value-type="float">
            <text:p>10</text:p>
          </table:table-cell>
          <table:table-cell/>
          <table:table-cell table:style-name="ce18" table:formula="of:=INDEX([.$R$2:.$R$50];[.H32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62RN89" calcext:value-type="string">
            <text:p>U62RN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7]&gt;=[.$A$2];[.$A$1];[.E327]+INDEX([.$O$2:.$O$50];[.H328])+(RAND()*INDEX([.$N$2:.$N$50];[.H328])))" office:value-type="date" office:date-value="2018-06-22T09:37:49.423818" calcext:value-type="date">
            <text:p>22-6-2018</text:p>
          </table:table-cell>
          <table:table-cell table:style-name="ce13" table:formula="of:=[.K328]&amp;&quot; &quot;&amp;INDEX([.$Q$2:.$Q$50];[.H328])" office:value-type="string" office:string-value="E83ZI93 Jumbo Leiden" calcext:value-type="string">
            <text:p>E83ZI93 Jumbo Leiden</text:p>
          </table:table-cell>
          <table:table-cell table:style-name="ce15" table:formula="of:=INDEX([.$T$2:.$T$50];[.H328])+(RAND()*INDEX([.$S$2:.$S$50];[.H328]))" office:value-type="currency" office:currency="EUR" office:value="-24.3859955212509" calcext:value-type="currency">
            <text:p>-€ 24.39</text:p>
          </table:table-cell>
          <table:table-cell table:style-name="ce16" table:formula="of:=IF([.E327]&gt;=[.$A$2];[.H327]+1;[.H327])" office:value-type="float" office:value="10" calcext:value-type="float">
            <text:p>10</text:p>
          </table:table-cell>
          <table:table-cell/>
          <table:table-cell table:style-name="ce18" table:formula="of:=INDEX([.$R$2:.$R$50];[.H32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83ZI93" calcext:value-type="string">
            <text:p>E83ZI9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8]&gt;=[.$A$2];[.$A$1];[.E328]+INDEX([.$O$2:.$O$50];[.H329])+(RAND()*INDEX([.$N$2:.$N$50];[.H329])))" office:value-type="date" office:date-value="2018-06-28T00:10:06.249094" calcext:value-type="date">
            <text:p>28-6-2018</text:p>
          </table:table-cell>
          <table:table-cell table:style-name="ce13" table:formula="of:=[.K329]&amp;&quot; &quot;&amp;INDEX([.$Q$2:.$Q$50];[.H329])" office:value-type="string" office:string-value="C98LM15 Jumbo Leiden" calcext:value-type="string">
            <text:p>C98LM15 Jumbo Leiden</text:p>
          </table:table-cell>
          <table:table-cell table:style-name="ce15" table:formula="of:=INDEX([.$T$2:.$T$50];[.H329])+(RAND()*INDEX([.$S$2:.$S$50];[.H329]))" office:value-type="currency" office:currency="EUR" office:value="-17.0352066050746" calcext:value-type="currency">
            <text:p>-€ 17.04</text:p>
          </table:table-cell>
          <table:table-cell table:style-name="ce16" table:formula="of:=IF([.E328]&gt;=[.$A$2];[.H328]+1;[.H328])" office:value-type="float" office:value="10" calcext:value-type="float">
            <text:p>10</text:p>
          </table:table-cell>
          <table:table-cell/>
          <table:table-cell table:style-name="ce18" table:formula="of:=INDEX([.$R$2:.$R$50];[.H32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98LM15" calcext:value-type="string">
            <text:p>C98LM1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29]&gt;=[.$A$2];[.$A$1];[.E329]+INDEX([.$O$2:.$O$50];[.H330])+(RAND()*INDEX([.$N$2:.$N$50];[.H330])))" office:value-type="date" office:date-value="2018-07-02T01:15:54.170228" calcext:value-type="date">
            <text:p>2-7-2018</text:p>
          </table:table-cell>
          <table:table-cell table:style-name="ce13" table:formula="of:=[.K330]&amp;&quot; &quot;&amp;INDEX([.$Q$2:.$Q$50];[.H330])" office:value-type="string" office:string-value="H83LJ59 Jumbo Leiden" calcext:value-type="string">
            <text:p>H83LJ59 Jumbo Leiden</text:p>
          </table:table-cell>
          <table:table-cell table:style-name="ce15" table:formula="of:=INDEX([.$T$2:.$T$50];[.H330])+(RAND()*INDEX([.$S$2:.$S$50];[.H330]))" office:value-type="currency" office:currency="EUR" office:value="-11.083445694271" calcext:value-type="currency">
            <text:p>-€ 11.08</text:p>
          </table:table-cell>
          <table:table-cell table:style-name="ce16" table:formula="of:=IF([.E329]&gt;=[.$A$2];[.H329]+1;[.H329])" office:value-type="float" office:value="10" calcext:value-type="float">
            <text:p>10</text:p>
          </table:table-cell>
          <table:table-cell/>
          <table:table-cell table:style-name="ce18" table:formula="of:=INDEX([.$R$2:.$R$50];[.H33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83LJ59" calcext:value-type="string">
            <text:p>H83LJ5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0]&gt;=[.$A$2];[.$A$1];[.E330]+INDEX([.$O$2:.$O$50];[.H331])+(RAND()*INDEX([.$N$2:.$N$50];[.H331])))" office:value-type="date" office:date-value="2018-07-07T14:34:22.730477" calcext:value-type="date">
            <text:p>7-7-2018</text:p>
          </table:table-cell>
          <table:table-cell table:style-name="ce13" table:formula="of:=[.K331]&amp;&quot; &quot;&amp;INDEX([.$Q$2:.$Q$50];[.H331])" office:value-type="string" office:string-value="X17YL15 Jumbo Leiden" calcext:value-type="string">
            <text:p>X17YL15 Jumbo Leiden</text:p>
          </table:table-cell>
          <table:table-cell table:style-name="ce15" table:formula="of:=INDEX([.$T$2:.$T$50];[.H331])+(RAND()*INDEX([.$S$2:.$S$50];[.H331]))" office:value-type="currency" office:currency="EUR" office:value="-11.7825353690876" calcext:value-type="currency">
            <text:p>-€ 11.78</text:p>
          </table:table-cell>
          <table:table-cell table:style-name="ce16" table:formula="of:=IF([.E330]&gt;=[.$A$2];[.H330]+1;[.H330])" office:value-type="float" office:value="10" calcext:value-type="float">
            <text:p>10</text:p>
          </table:table-cell>
          <table:table-cell/>
          <table:table-cell table:style-name="ce18" table:formula="of:=INDEX([.$R$2:.$R$50];[.H33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17YL15" calcext:value-type="string">
            <text:p>X17YL1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1]&gt;=[.$A$2];[.$A$1];[.E331]+INDEX([.$O$2:.$O$50];[.H332])+(RAND()*INDEX([.$N$2:.$N$50];[.H332])))" office:value-type="date" office:date-value="2018-07-11T23:51:24.996261" calcext:value-type="date">
            <text:p>11-7-2018</text:p>
          </table:table-cell>
          <table:table-cell table:style-name="ce13" table:formula="of:=[.K332]&amp;&quot; &quot;&amp;INDEX([.$Q$2:.$Q$50];[.H332])" office:value-type="string" office:string-value="J26ZE95 Jumbo Leiden" calcext:value-type="string">
            <text:p>J26ZE95 Jumbo Leiden</text:p>
          </table:table-cell>
          <table:table-cell table:style-name="ce15" table:formula="of:=INDEX([.$T$2:.$T$50];[.H332])+(RAND()*INDEX([.$S$2:.$S$50];[.H332]))" office:value-type="currency" office:currency="EUR" office:value="-11.3573456659549" calcext:value-type="currency">
            <text:p>-€ 11.36</text:p>
          </table:table-cell>
          <table:table-cell table:style-name="ce16" table:formula="of:=IF([.E331]&gt;=[.$A$2];[.H331]+1;[.H331])" office:value-type="float" office:value="10" calcext:value-type="float">
            <text:p>10</text:p>
          </table:table-cell>
          <table:table-cell/>
          <table:table-cell table:style-name="ce18" table:formula="of:=INDEX([.$R$2:.$R$50];[.H33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26ZE95" calcext:value-type="string">
            <text:p>J26ZE9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2]&gt;=[.$A$2];[.$A$1];[.E332]+INDEX([.$O$2:.$O$50];[.H333])+(RAND()*INDEX([.$N$2:.$N$50];[.H333])))" office:value-type="date" office:date-value="2018-07-17T01:53:18.636139" calcext:value-type="date">
            <text:p>17-7-2018</text:p>
          </table:table-cell>
          <table:table-cell table:style-name="ce13" table:formula="of:=[.K333]&amp;&quot; &quot;&amp;INDEX([.$Q$2:.$Q$50];[.H333])" office:value-type="string" office:string-value="R36MP43 Jumbo Leiden" calcext:value-type="string">
            <text:p>R36MP43 Jumbo Leiden</text:p>
          </table:table-cell>
          <table:table-cell table:style-name="ce15" table:formula="of:=INDEX([.$T$2:.$T$50];[.H333])+(RAND()*INDEX([.$S$2:.$S$50];[.H333]))" office:value-type="currency" office:currency="EUR" office:value="-18.5333902541555" calcext:value-type="currency">
            <text:p>-€ 18.53</text:p>
          </table:table-cell>
          <table:table-cell table:style-name="ce16" table:formula="of:=IF([.E332]&gt;=[.$A$2];[.H332]+1;[.H332])" office:value-type="float" office:value="10" calcext:value-type="float">
            <text:p>10</text:p>
          </table:table-cell>
          <table:table-cell/>
          <table:table-cell table:style-name="ce18" table:formula="of:=INDEX([.$R$2:.$R$50];[.H33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36MP43" calcext:value-type="string">
            <text:p>R36MP4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3]&gt;=[.$A$2];[.$A$1];[.E333]+INDEX([.$O$2:.$O$50];[.H334])+(RAND()*INDEX([.$N$2:.$N$50];[.H334])))" office:value-type="date" office:date-value="2018-07-22T20:03:53.2533" calcext:value-type="date">
            <text:p>22-7-2018</text:p>
          </table:table-cell>
          <table:table-cell table:style-name="ce13" table:formula="of:=[.K334]&amp;&quot; &quot;&amp;INDEX([.$Q$2:.$Q$50];[.H334])" office:value-type="string" office:string-value="J38JY87 Jumbo Leiden" calcext:value-type="string">
            <text:p>J38JY87 Jumbo Leiden</text:p>
          </table:table-cell>
          <table:table-cell table:style-name="ce15" table:formula="of:=INDEX([.$T$2:.$T$50];[.H334])+(RAND()*INDEX([.$S$2:.$S$50];[.H334]))" office:value-type="currency" office:currency="EUR" office:value="-13.0879541059943" calcext:value-type="currency">
            <text:p>-€ 13.09</text:p>
          </table:table-cell>
          <table:table-cell table:style-name="ce16" table:formula="of:=IF([.E333]&gt;=[.$A$2];[.H333]+1;[.H333])" office:value-type="float" office:value="10" calcext:value-type="float">
            <text:p>10</text:p>
          </table:table-cell>
          <table:table-cell/>
          <table:table-cell table:style-name="ce18" table:formula="of:=INDEX([.$R$2:.$R$50];[.H33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38JY87" calcext:value-type="string">
            <text:p>J38JY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4]&gt;=[.$A$2];[.$A$1];[.E334]+INDEX([.$O$2:.$O$50];[.H335])+(RAND()*INDEX([.$N$2:.$N$50];[.H335])))" office:value-type="date" office:date-value="2018-07-27T09:32:51.374656" calcext:value-type="date">
            <text:p>27-7-2018</text:p>
          </table:table-cell>
          <table:table-cell table:style-name="ce13" table:formula="of:=[.K335]&amp;&quot; &quot;&amp;INDEX([.$Q$2:.$Q$50];[.H335])" office:value-type="string" office:string-value="N71KX10 Jumbo Leiden" calcext:value-type="string">
            <text:p>N71KX10 Jumbo Leiden</text:p>
          </table:table-cell>
          <table:table-cell table:style-name="ce15" table:formula="of:=INDEX([.$T$2:.$T$50];[.H335])+(RAND()*INDEX([.$S$2:.$S$50];[.H335]))" office:value-type="currency" office:currency="EUR" office:value="-20.4807019464368" calcext:value-type="currency">
            <text:p>-€ 20.48</text:p>
          </table:table-cell>
          <table:table-cell table:style-name="ce16" table:formula="of:=IF([.E334]&gt;=[.$A$2];[.H334]+1;[.H334])" office:value-type="float" office:value="10" calcext:value-type="float">
            <text:p>10</text:p>
          </table:table-cell>
          <table:table-cell/>
          <table:table-cell table:style-name="ce18" table:formula="of:=INDEX([.$R$2:.$R$50];[.H33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71KX10" calcext:value-type="string">
            <text:p>N71KX1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5]&gt;=[.$A$2];[.$A$1];[.E335]+INDEX([.$O$2:.$O$50];[.H336])+(RAND()*INDEX([.$N$2:.$N$50];[.H336])))" office:value-type="date" office:date-value="2018-07-31T11:30:16.804398" calcext:value-type="date">
            <text:p>31-7-2018</text:p>
          </table:table-cell>
          <table:table-cell table:style-name="ce13" table:formula="of:=[.K336]&amp;&quot; &quot;&amp;INDEX([.$Q$2:.$Q$50];[.H336])" office:value-type="string" office:string-value="D23KC10 Jumbo Leiden" calcext:value-type="string">
            <text:p>D23KC10 Jumbo Leiden</text:p>
          </table:table-cell>
          <table:table-cell table:style-name="ce15" table:formula="of:=INDEX([.$T$2:.$T$50];[.H336])+(RAND()*INDEX([.$S$2:.$S$50];[.H336]))" office:value-type="currency" office:currency="EUR" office:value="-15.63775105801" calcext:value-type="currency">
            <text:p>-€ 15.64</text:p>
          </table:table-cell>
          <table:table-cell table:style-name="ce16" table:formula="of:=IF([.E335]&gt;=[.$A$2];[.H335]+1;[.H335])" office:value-type="float" office:value="10" calcext:value-type="float">
            <text:p>10</text:p>
          </table:table-cell>
          <table:table-cell/>
          <table:table-cell table:style-name="ce18" table:formula="of:=INDEX([.$R$2:.$R$50];[.H33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23KC10" calcext:value-type="string">
            <text:p>D23KC1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6]&gt;=[.$A$2];[.$A$1];[.E336]+INDEX([.$O$2:.$O$50];[.H337])+(RAND()*INDEX([.$N$2:.$N$50];[.H337])))" office:value-type="date" office:date-value="2018-08-05T00:07:17.700565" calcext:value-type="date">
            <text:p>5-8-2018</text:p>
          </table:table-cell>
          <table:table-cell table:style-name="ce13" table:formula="of:=[.K337]&amp;&quot; &quot;&amp;INDEX([.$Q$2:.$Q$50];[.H337])" office:value-type="string" office:string-value="C48MO32 Jumbo Leiden" calcext:value-type="string">
            <text:p>C48MO32 Jumbo Leiden</text:p>
          </table:table-cell>
          <table:table-cell table:style-name="ce15" table:formula="of:=INDEX([.$T$2:.$T$50];[.H337])+(RAND()*INDEX([.$S$2:.$S$50];[.H337]))" office:value-type="currency" office:currency="EUR" office:value="-12.9465506554652" calcext:value-type="currency">
            <text:p>-€ 12.95</text:p>
          </table:table-cell>
          <table:table-cell table:style-name="ce16" table:formula="of:=IF([.E336]&gt;=[.$A$2];[.H336]+1;[.H336])" office:value-type="float" office:value="10" calcext:value-type="float">
            <text:p>10</text:p>
          </table:table-cell>
          <table:table-cell/>
          <table:table-cell table:style-name="ce18" table:formula="of:=INDEX([.$R$2:.$R$50];[.H33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48MO32" calcext:value-type="string">
            <text:p>C48MO3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7]&gt;=[.$A$2];[.$A$1];[.E337]+INDEX([.$O$2:.$O$50];[.H338])+(RAND()*INDEX([.$N$2:.$N$50];[.H338])))" office:value-type="date" office:date-value="2018-08-11T03:22:00.297159" calcext:value-type="date">
            <text:p>11-8-2018</text:p>
          </table:table-cell>
          <table:table-cell table:style-name="ce13" table:formula="of:=[.K338]&amp;&quot; &quot;&amp;INDEX([.$Q$2:.$Q$50];[.H338])" office:value-type="string" office:string-value="L97MI49 Jumbo Leiden" calcext:value-type="string">
            <text:p>L97MI49 Jumbo Leiden</text:p>
          </table:table-cell>
          <table:table-cell table:style-name="ce15" table:formula="of:=INDEX([.$T$2:.$T$50];[.H338])+(RAND()*INDEX([.$S$2:.$S$50];[.H338]))" office:value-type="currency" office:currency="EUR" office:value="-13.9581282975174" calcext:value-type="currency">
            <text:p>-€ 13.96</text:p>
          </table:table-cell>
          <table:table-cell table:style-name="ce16" table:formula="of:=IF([.E337]&gt;=[.$A$2];[.H337]+1;[.H337])" office:value-type="float" office:value="10" calcext:value-type="float">
            <text:p>10</text:p>
          </table:table-cell>
          <table:table-cell/>
          <table:table-cell table:style-name="ce18" table:formula="of:=INDEX([.$R$2:.$R$50];[.H33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97MI49" calcext:value-type="string">
            <text:p>L97MI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8]&gt;=[.$A$2];[.$A$1];[.E338]+INDEX([.$O$2:.$O$50];[.H339])+(RAND()*INDEX([.$N$2:.$N$50];[.H339])))" office:value-type="date" office:date-value="2018-08-16T08:00:55.741559" calcext:value-type="date">
            <text:p>16-8-2018</text:p>
          </table:table-cell>
          <table:table-cell table:style-name="ce13" table:formula="of:=[.K339]&amp;&quot; &quot;&amp;INDEX([.$Q$2:.$Q$50];[.H339])" office:value-type="string" office:string-value="V12DA54 Jumbo Leiden" calcext:value-type="string">
            <text:p>V12DA54 Jumbo Leiden</text:p>
          </table:table-cell>
          <table:table-cell table:style-name="ce15" table:formula="of:=INDEX([.$T$2:.$T$50];[.H339])+(RAND()*INDEX([.$S$2:.$S$50];[.H339]))" office:value-type="currency" office:currency="EUR" office:value="-22.1406520427229" calcext:value-type="currency">
            <text:p>-€ 22.14</text:p>
          </table:table-cell>
          <table:table-cell table:style-name="ce16" table:formula="of:=IF([.E338]&gt;=[.$A$2];[.H338]+1;[.H338])" office:value-type="float" office:value="10" calcext:value-type="float">
            <text:p>10</text:p>
          </table:table-cell>
          <table:table-cell/>
          <table:table-cell table:style-name="ce18" table:formula="of:=INDEX([.$R$2:.$R$50];[.H33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12DA54" calcext:value-type="string">
            <text:p>V12DA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39]&gt;=[.$A$2];[.$A$1];[.E339]+INDEX([.$O$2:.$O$50];[.H340])+(RAND()*INDEX([.$N$2:.$N$50];[.H340])))" office:value-type="date" office:date-value="2018-08-22T01:46:42.598639" calcext:value-type="date">
            <text:p>22-8-2018</text:p>
          </table:table-cell>
          <table:table-cell table:style-name="ce13" table:formula="of:=[.K340]&amp;&quot; &quot;&amp;INDEX([.$Q$2:.$Q$50];[.H340])" office:value-type="string" office:string-value="U76DE30 Jumbo Leiden" calcext:value-type="string">
            <text:p>U76DE30 Jumbo Leiden</text:p>
          </table:table-cell>
          <table:table-cell table:style-name="ce15" table:formula="of:=INDEX([.$T$2:.$T$50];[.H340])+(RAND()*INDEX([.$S$2:.$S$50];[.H340]))" office:value-type="currency" office:currency="EUR" office:value="-21.9347263960239" calcext:value-type="currency">
            <text:p>-€ 21.93</text:p>
          </table:table-cell>
          <table:table-cell table:style-name="ce16" table:formula="of:=IF([.E339]&gt;=[.$A$2];[.H339]+1;[.H339])" office:value-type="float" office:value="10" calcext:value-type="float">
            <text:p>10</text:p>
          </table:table-cell>
          <table:table-cell/>
          <table:table-cell table:style-name="ce18" table:formula="of:=INDEX([.$R$2:.$R$50];[.H34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76DE30" calcext:value-type="string">
            <text:p>U76DE3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0]&gt;=[.$A$2];[.$A$1];[.E340]+INDEX([.$O$2:.$O$50];[.H341])+(RAND()*INDEX([.$N$2:.$N$50];[.H341])))" office:value-type="date" office:date-value="2018-08-29T00:22:39.351789" calcext:value-type="date">
            <text:p>29-8-2018</text:p>
          </table:table-cell>
          <table:table-cell table:style-name="ce13" table:formula="of:=[.K341]&amp;&quot; &quot;&amp;INDEX([.$Q$2:.$Q$50];[.H341])" office:value-type="string" office:string-value="M33TD25 Jumbo Leiden" calcext:value-type="string">
            <text:p>M33TD25 Jumbo Leiden</text:p>
          </table:table-cell>
          <table:table-cell table:style-name="ce15" table:formula="of:=INDEX([.$T$2:.$T$50];[.H341])+(RAND()*INDEX([.$S$2:.$S$50];[.H341]))" office:value-type="currency" office:currency="EUR" office:value="-14.0267494864717" calcext:value-type="currency">
            <text:p>-€ 14.03</text:p>
          </table:table-cell>
          <table:table-cell table:style-name="ce16" table:formula="of:=IF([.E340]&gt;=[.$A$2];[.H340]+1;[.H340])" office:value-type="float" office:value="10" calcext:value-type="float">
            <text:p>10</text:p>
          </table:table-cell>
          <table:table-cell/>
          <table:table-cell table:style-name="ce18" table:formula="of:=INDEX([.$R$2:.$R$50];[.H34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33TD25" calcext:value-type="string">
            <text:p>M33TD2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1]&gt;=[.$A$2];[.$A$1];[.E341]+INDEX([.$O$2:.$O$50];[.H342])+(RAND()*INDEX([.$N$2:.$N$50];[.H342])))" office:value-type="date" office:date-value="2018-09-02T19:12:30.308605" calcext:value-type="date">
            <text:p>2-9-2018</text:p>
          </table:table-cell>
          <table:table-cell table:style-name="ce13" table:formula="of:=[.K342]&amp;&quot; &quot;&amp;INDEX([.$Q$2:.$Q$50];[.H342])" office:value-type="string" office:string-value="S71GA54 Jumbo Leiden" calcext:value-type="string">
            <text:p>S71GA54 Jumbo Leiden</text:p>
          </table:table-cell>
          <table:table-cell table:style-name="ce15" table:formula="of:=INDEX([.$T$2:.$T$50];[.H342])+(RAND()*INDEX([.$S$2:.$S$50];[.H342]))" office:value-type="currency" office:currency="EUR" office:value="-23.026343374492" calcext:value-type="currency">
            <text:p>-€ 23.03</text:p>
          </table:table-cell>
          <table:table-cell table:style-name="ce16" table:formula="of:=IF([.E341]&gt;=[.$A$2];[.H341]+1;[.H341])" office:value-type="float" office:value="10" calcext:value-type="float">
            <text:p>10</text:p>
          </table:table-cell>
          <table:table-cell/>
          <table:table-cell table:style-name="ce18" table:formula="of:=INDEX([.$R$2:.$R$50];[.H34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71GA54" calcext:value-type="string">
            <text:p>S71GA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2]&gt;=[.$A$2];[.$A$1];[.E342]+INDEX([.$O$2:.$O$50];[.H343])+(RAND()*INDEX([.$N$2:.$N$50];[.H343])))" office:value-type="date" office:date-value="2018-09-09T19:09:41.741489" calcext:value-type="date">
            <text:p>9-9-2018</text:p>
          </table:table-cell>
          <table:table-cell table:style-name="ce13" table:formula="of:=[.K343]&amp;&quot; &quot;&amp;INDEX([.$Q$2:.$Q$50];[.H343])" office:value-type="string" office:string-value="K88OS89 Jumbo Leiden" calcext:value-type="string">
            <text:p>K88OS89 Jumbo Leiden</text:p>
          </table:table-cell>
          <table:table-cell table:style-name="ce15" table:formula="of:=INDEX([.$T$2:.$T$50];[.H343])+(RAND()*INDEX([.$S$2:.$S$50];[.H343]))" office:value-type="currency" office:currency="EUR" office:value="-11.7261879373281" calcext:value-type="currency">
            <text:p>-€ 11.73</text:p>
          </table:table-cell>
          <table:table-cell table:style-name="ce16" table:formula="of:=IF([.E342]&gt;=[.$A$2];[.H342]+1;[.H342])" office:value-type="float" office:value="10" calcext:value-type="float">
            <text:p>10</text:p>
          </table:table-cell>
          <table:table-cell/>
          <table:table-cell table:style-name="ce18" table:formula="of:=INDEX([.$R$2:.$R$50];[.H34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88OS89" calcext:value-type="string">
            <text:p>K88OS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3]&gt;=[.$A$2];[.$A$1];[.E343]+INDEX([.$O$2:.$O$50];[.H344])+(RAND()*INDEX([.$N$2:.$N$50];[.H344])))" office:value-type="date" office:date-value="2018-09-14T10:37:30.991543" calcext:value-type="date">
            <text:p>14-9-2018</text:p>
          </table:table-cell>
          <table:table-cell table:style-name="ce13" table:formula="of:=[.K344]&amp;&quot; &quot;&amp;INDEX([.$Q$2:.$Q$50];[.H344])" office:value-type="string" office:string-value="P94BM47 Jumbo Leiden" calcext:value-type="string">
            <text:p>P94BM47 Jumbo Leiden</text:p>
          </table:table-cell>
          <table:table-cell table:style-name="ce15" table:formula="of:=INDEX([.$T$2:.$T$50];[.H344])+(RAND()*INDEX([.$S$2:.$S$50];[.H344]))" office:value-type="currency" office:currency="EUR" office:value="-24.5177613727578" calcext:value-type="currency">
            <text:p>-€ 24.52</text:p>
          </table:table-cell>
          <table:table-cell table:style-name="ce16" table:formula="of:=IF([.E343]&gt;=[.$A$2];[.H343]+1;[.H343])" office:value-type="float" office:value="10" calcext:value-type="float">
            <text:p>10</text:p>
          </table:table-cell>
          <table:table-cell/>
          <table:table-cell table:style-name="ce18" table:formula="of:=INDEX([.$R$2:.$R$50];[.H34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94BM47" calcext:value-type="string">
            <text:p>P94BM4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4]&gt;=[.$A$2];[.$A$1];[.E344]+INDEX([.$O$2:.$O$50];[.H345])+(RAND()*INDEX([.$N$2:.$N$50];[.H345])))" office:value-type="date" office:date-value="2018-09-19T16:22:27.322553" calcext:value-type="date">
            <text:p>19-9-2018</text:p>
          </table:table-cell>
          <table:table-cell table:style-name="ce13" table:formula="of:=[.K345]&amp;&quot; &quot;&amp;INDEX([.$Q$2:.$Q$50];[.H345])" office:value-type="string" office:string-value="I28HL91 Jumbo Leiden" calcext:value-type="string">
            <text:p>I28HL91 Jumbo Leiden</text:p>
          </table:table-cell>
          <table:table-cell table:style-name="ce15" table:formula="of:=INDEX([.$T$2:.$T$50];[.H345])+(RAND()*INDEX([.$S$2:.$S$50];[.H345]))" office:value-type="currency" office:currency="EUR" office:value="-17.8265458822601" calcext:value-type="currency">
            <text:p>-€ 17.83</text:p>
          </table:table-cell>
          <table:table-cell table:style-name="ce16" table:formula="of:=IF([.E344]&gt;=[.$A$2];[.H344]+1;[.H344])" office:value-type="float" office:value="10" calcext:value-type="float">
            <text:p>10</text:p>
          </table:table-cell>
          <table:table-cell/>
          <table:table-cell table:style-name="ce18" table:formula="of:=INDEX([.$R$2:.$R$50];[.H34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28HL91" calcext:value-type="string">
            <text:p>I28HL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5]&gt;=[.$A$2];[.$A$1];[.E345]+INDEX([.$O$2:.$O$50];[.H346])+(RAND()*INDEX([.$N$2:.$N$50];[.H346])))" office:value-type="date" office:date-value="2018-09-24T13:18:25.074272" calcext:value-type="date">
            <text:p>24-9-2018</text:p>
          </table:table-cell>
          <table:table-cell table:style-name="ce13" table:formula="of:=[.K346]&amp;&quot; &quot;&amp;INDEX([.$Q$2:.$Q$50];[.H346])" office:value-type="string" office:string-value="Y83IA67 Jumbo Leiden" calcext:value-type="string">
            <text:p>Y83IA67 Jumbo Leiden</text:p>
          </table:table-cell>
          <table:table-cell table:style-name="ce15" table:formula="of:=INDEX([.$T$2:.$T$50];[.H346])+(RAND()*INDEX([.$S$2:.$S$50];[.H346]))" office:value-type="currency" office:currency="EUR" office:value="-20.2115231699289" calcext:value-type="currency">
            <text:p>-€ 20.21</text:p>
          </table:table-cell>
          <table:table-cell table:style-name="ce16" table:formula="of:=IF([.E345]&gt;=[.$A$2];[.H345]+1;[.H345])" office:value-type="float" office:value="10" calcext:value-type="float">
            <text:p>10</text:p>
          </table:table-cell>
          <table:table-cell/>
          <table:table-cell table:style-name="ce18" table:formula="of:=INDEX([.$R$2:.$R$50];[.H34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83IA67" calcext:value-type="string">
            <text:p>Y83IA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6]&gt;=[.$A$2];[.$A$1];[.E346]+INDEX([.$O$2:.$O$50];[.H347])+(RAND()*INDEX([.$N$2:.$N$50];[.H347])))" office:value-type="date" office:date-value="2018-09-29T14:47:22.887593" calcext:value-type="date">
            <text:p>29-9-2018</text:p>
          </table:table-cell>
          <table:table-cell table:style-name="ce13" table:formula="of:=[.K347]&amp;&quot; &quot;&amp;INDEX([.$Q$2:.$Q$50];[.H347])" office:value-type="string" office:string-value="B12TY21 Jumbo Leiden" calcext:value-type="string">
            <text:p>B12TY21 Jumbo Leiden</text:p>
          </table:table-cell>
          <table:table-cell table:style-name="ce15" table:formula="of:=INDEX([.$T$2:.$T$50];[.H347])+(RAND()*INDEX([.$S$2:.$S$50];[.H347]))" office:value-type="currency" office:currency="EUR" office:value="-13.0143397477346" calcext:value-type="currency">
            <text:p>-€ 13.01</text:p>
          </table:table-cell>
          <table:table-cell table:style-name="ce16" table:formula="of:=IF([.E346]&gt;=[.$A$2];[.H346]+1;[.H346])" office:value-type="float" office:value="10" calcext:value-type="float">
            <text:p>10</text:p>
          </table:table-cell>
          <table:table-cell/>
          <table:table-cell table:style-name="ce18" table:formula="of:=INDEX([.$R$2:.$R$50];[.H34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12TY21" calcext:value-type="string">
            <text:p>B12TY2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7]&gt;=[.$A$2];[.$A$1];[.E347]+INDEX([.$O$2:.$O$50];[.H348])+(RAND()*INDEX([.$N$2:.$N$50];[.H348])))" office:value-type="date" office:date-value="2018-10-03T23:12:36.194447" calcext:value-type="date">
            <text:p>3-10-2018</text:p>
          </table:table-cell>
          <table:table-cell table:style-name="ce13" table:formula="of:=[.K348]&amp;&quot; &quot;&amp;INDEX([.$Q$2:.$Q$50];[.H348])" office:value-type="string" office:string-value="H86CB37 Jumbo Leiden" calcext:value-type="string">
            <text:p>H86CB37 Jumbo Leiden</text:p>
          </table:table-cell>
          <table:table-cell table:style-name="ce15" table:formula="of:=INDEX([.$T$2:.$T$50];[.H348])+(RAND()*INDEX([.$S$2:.$S$50];[.H348]))" office:value-type="currency" office:currency="EUR" office:value="-23.9320744098875" calcext:value-type="currency">
            <text:p>-€ 23.93</text:p>
          </table:table-cell>
          <table:table-cell table:style-name="ce16" table:formula="of:=IF([.E347]&gt;=[.$A$2];[.H347]+1;[.H347])" office:value-type="float" office:value="10" calcext:value-type="float">
            <text:p>10</text:p>
          </table:table-cell>
          <table:table-cell/>
          <table:table-cell table:style-name="ce18" table:formula="of:=INDEX([.$R$2:.$R$50];[.H34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86CB37" calcext:value-type="string">
            <text:p>H86CB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8]&gt;=[.$A$2];[.$A$1];[.E348]+INDEX([.$O$2:.$O$50];[.H349])+(RAND()*INDEX([.$N$2:.$N$50];[.H349])))" office:value-type="date" office:date-value="2018-10-09T09:41:46.844145" calcext:value-type="date">
            <text:p>9-10-2018</text:p>
          </table:table-cell>
          <table:table-cell table:style-name="ce13" table:formula="of:=[.K349]&amp;&quot; &quot;&amp;INDEX([.$Q$2:.$Q$50];[.H349])" office:value-type="string" office:string-value="Q49JU46 Jumbo Leiden" calcext:value-type="string">
            <text:p>Q49JU46 Jumbo Leiden</text:p>
          </table:table-cell>
          <table:table-cell table:style-name="ce15" table:formula="of:=INDEX([.$T$2:.$T$50];[.H349])+(RAND()*INDEX([.$S$2:.$S$50];[.H349]))" office:value-type="currency" office:currency="EUR" office:value="-12.41882156489" calcext:value-type="currency">
            <text:p>-€ 12.42</text:p>
          </table:table-cell>
          <table:table-cell table:style-name="ce16" table:formula="of:=IF([.E348]&gt;=[.$A$2];[.H348]+1;[.H348])" office:value-type="float" office:value="10" calcext:value-type="float">
            <text:p>10</text:p>
          </table:table-cell>
          <table:table-cell/>
          <table:table-cell table:style-name="ce18" table:formula="of:=INDEX([.$R$2:.$R$50];[.H34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49JU46" calcext:value-type="string">
            <text:p>Q49JU4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49]&gt;=[.$A$2];[.$A$1];[.E349]+INDEX([.$O$2:.$O$50];[.H350])+(RAND()*INDEX([.$N$2:.$N$50];[.H350])))" office:value-type="date" office:date-value="2018-10-13T21:48:01.100005" calcext:value-type="date">
            <text:p>13-10-2018</text:p>
          </table:table-cell>
          <table:table-cell table:style-name="ce13" table:formula="of:=[.K350]&amp;&quot; &quot;&amp;INDEX([.$Q$2:.$Q$50];[.H350])" office:value-type="string" office:string-value="S43ZX65 Jumbo Leiden" calcext:value-type="string">
            <text:p>S43ZX65 Jumbo Leiden</text:p>
          </table:table-cell>
          <table:table-cell table:style-name="ce15" table:formula="of:=INDEX([.$T$2:.$T$50];[.H350])+(RAND()*INDEX([.$S$2:.$S$50];[.H350]))" office:value-type="currency" office:currency="EUR" office:value="-16.0114184572107" calcext:value-type="currency">
            <text:p>-€ 16.01</text:p>
          </table:table-cell>
          <table:table-cell table:style-name="ce16" table:formula="of:=IF([.E349]&gt;=[.$A$2];[.H349]+1;[.H349])" office:value-type="float" office:value="10" calcext:value-type="float">
            <text:p>10</text:p>
          </table:table-cell>
          <table:table-cell/>
          <table:table-cell table:style-name="ce18" table:formula="of:=INDEX([.$R$2:.$R$50];[.H35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43ZX65" calcext:value-type="string">
            <text:p>S43ZX6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0]&gt;=[.$A$2];[.$A$1];[.E350]+INDEX([.$O$2:.$O$50];[.H351])+(RAND()*INDEX([.$N$2:.$N$50];[.H351])))" office:value-type="date" office:date-value="2018-10-20T00:52:35.743615" calcext:value-type="date">
            <text:p>20-10-2018</text:p>
          </table:table-cell>
          <table:table-cell table:style-name="ce13" table:formula="of:=[.K351]&amp;&quot; &quot;&amp;INDEX([.$Q$2:.$Q$50];[.H351])" office:value-type="string" office:string-value="R18OT98 Jumbo Leiden" calcext:value-type="string">
            <text:p>R18OT98 Jumbo Leiden</text:p>
          </table:table-cell>
          <table:table-cell table:style-name="ce15" table:formula="of:=INDEX([.$T$2:.$T$50];[.H351])+(RAND()*INDEX([.$S$2:.$S$50];[.H351]))" office:value-type="currency" office:currency="EUR" office:value="-23.0921291639945" calcext:value-type="currency">
            <text:p>-€ 23.09</text:p>
          </table:table-cell>
          <table:table-cell table:style-name="ce16" table:formula="of:=IF([.E350]&gt;=[.$A$2];[.H350]+1;[.H350])" office:value-type="float" office:value="10" calcext:value-type="float">
            <text:p>10</text:p>
          </table:table-cell>
          <table:table-cell/>
          <table:table-cell table:style-name="ce18" table:formula="of:=INDEX([.$R$2:.$R$50];[.H35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18OT98" calcext:value-type="string">
            <text:p>R18OT9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1]&gt;=[.$A$2];[.$A$1];[.E351]+INDEX([.$O$2:.$O$50];[.H352])+(RAND()*INDEX([.$N$2:.$N$50];[.H352])))" office:value-type="date" office:date-value="2018-10-26T22:12:26.624769" calcext:value-type="date">
            <text:p>26-10-2018</text:p>
          </table:table-cell>
          <table:table-cell table:style-name="ce13" table:formula="of:=[.K352]&amp;&quot; &quot;&amp;INDEX([.$Q$2:.$Q$50];[.H352])" office:value-type="string" office:string-value="B72ZO69 Jumbo Leiden" calcext:value-type="string">
            <text:p>B72ZO69 Jumbo Leiden</text:p>
          </table:table-cell>
          <table:table-cell table:style-name="ce15" table:formula="of:=INDEX([.$T$2:.$T$50];[.H352])+(RAND()*INDEX([.$S$2:.$S$50];[.H352]))" office:value-type="currency" office:currency="EUR" office:value="-16.6394876570313" calcext:value-type="currency">
            <text:p>-€ 16.64</text:p>
          </table:table-cell>
          <table:table-cell table:style-name="ce16" table:formula="of:=IF([.E351]&gt;=[.$A$2];[.H351]+1;[.H351])" office:value-type="float" office:value="10" calcext:value-type="float">
            <text:p>10</text:p>
          </table:table-cell>
          <table:table-cell/>
          <table:table-cell table:style-name="ce18" table:formula="of:=INDEX([.$R$2:.$R$50];[.H35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72ZO69" calcext:value-type="string">
            <text:p>B72ZO6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2]&gt;=[.$A$2];[.$A$1];[.E352]+INDEX([.$O$2:.$O$50];[.H353])+(RAND()*INDEX([.$N$2:.$N$50];[.H353])))" office:value-type="date" office:date-value="2018-11-02T16:26:21.295106" calcext:value-type="date">
            <text:p>2-11-2018</text:p>
          </table:table-cell>
          <table:table-cell table:style-name="ce13" table:formula="of:=[.K353]&amp;&quot; &quot;&amp;INDEX([.$Q$2:.$Q$50];[.H353])" office:value-type="string" office:string-value="L70LZ27 Jumbo Leiden" calcext:value-type="string">
            <text:p>L70LZ27 Jumbo Leiden</text:p>
          </table:table-cell>
          <table:table-cell table:style-name="ce15" table:formula="of:=INDEX([.$T$2:.$T$50];[.H353])+(RAND()*INDEX([.$S$2:.$S$50];[.H353]))" office:value-type="currency" office:currency="EUR" office:value="-17.5967625372075" calcext:value-type="currency">
            <text:p>-€ 17.60</text:p>
          </table:table-cell>
          <table:table-cell table:style-name="ce16" table:formula="of:=IF([.E352]&gt;=[.$A$2];[.H352]+1;[.H352])" office:value-type="float" office:value="10" calcext:value-type="float">
            <text:p>10</text:p>
          </table:table-cell>
          <table:table-cell/>
          <table:table-cell table:style-name="ce18" table:formula="of:=INDEX([.$R$2:.$R$50];[.H35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70LZ27" calcext:value-type="string">
            <text:p>L70LZ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3]&gt;=[.$A$2];[.$A$1];[.E353]+INDEX([.$O$2:.$O$50];[.H354])+(RAND()*INDEX([.$N$2:.$N$50];[.H354])))" office:value-type="date" office:date-value="2018-11-09T01:58:53.293983" calcext:value-type="date">
            <text:p>9-11-2018</text:p>
          </table:table-cell>
          <table:table-cell table:style-name="ce13" table:formula="of:=[.K354]&amp;&quot; &quot;&amp;INDEX([.$Q$2:.$Q$50];[.H354])" office:value-type="string" office:string-value="K97PT66 Jumbo Leiden" calcext:value-type="string">
            <text:p>K97PT66 Jumbo Leiden</text:p>
          </table:table-cell>
          <table:table-cell table:style-name="ce15" table:formula="of:=INDEX([.$T$2:.$T$50];[.H354])+(RAND()*INDEX([.$S$2:.$S$50];[.H354]))" office:value-type="currency" office:currency="EUR" office:value="-23.2811872389182" calcext:value-type="currency">
            <text:p>-€ 23.28</text:p>
          </table:table-cell>
          <table:table-cell table:style-name="ce16" table:formula="of:=IF([.E353]&gt;=[.$A$2];[.H353]+1;[.H353])" office:value-type="float" office:value="10" calcext:value-type="float">
            <text:p>10</text:p>
          </table:table-cell>
          <table:table-cell/>
          <table:table-cell table:style-name="ce18" table:formula="of:=INDEX([.$R$2:.$R$50];[.H35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97PT66" calcext:value-type="string">
            <text:p>K97PT6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4]&gt;=[.$A$2];[.$A$1];[.E354]+INDEX([.$O$2:.$O$50];[.H355])+(RAND()*INDEX([.$N$2:.$N$50];[.H355])))" office:value-type="date" office:date-value="2018-11-14T14:20:15.750994" calcext:value-type="date">
            <text:p>14-11-2018</text:p>
          </table:table-cell>
          <table:table-cell table:style-name="ce13" table:formula="of:=[.K355]&amp;&quot; &quot;&amp;INDEX([.$Q$2:.$Q$50];[.H355])" office:value-type="string" office:string-value="M81SL14 Jumbo Leiden" calcext:value-type="string">
            <text:p>M81SL14 Jumbo Leiden</text:p>
          </table:table-cell>
          <table:table-cell table:style-name="ce15" table:formula="of:=INDEX([.$T$2:.$T$50];[.H355])+(RAND()*INDEX([.$S$2:.$S$50];[.H355]))" office:value-type="currency" office:currency="EUR" office:value="-10.2717613773648" calcext:value-type="currency">
            <text:p>-€ 10.27</text:p>
          </table:table-cell>
          <table:table-cell table:style-name="ce16" table:formula="of:=IF([.E354]&gt;=[.$A$2];[.H354]+1;[.H354])" office:value-type="float" office:value="10" calcext:value-type="float">
            <text:p>10</text:p>
          </table:table-cell>
          <table:table-cell/>
          <table:table-cell table:style-name="ce18" table:formula="of:=INDEX([.$R$2:.$R$50];[.H35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81SL14" calcext:value-type="string">
            <text:p>M81SL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5]&gt;=[.$A$2];[.$A$1];[.E355]+INDEX([.$O$2:.$O$50];[.H356])+(RAND()*INDEX([.$N$2:.$N$50];[.H356])))" office:value-type="date" office:date-value="2018-11-19T03:39:45.684716" calcext:value-type="date">
            <text:p>19-11-2018</text:p>
          </table:table-cell>
          <table:table-cell table:style-name="ce13" table:formula="of:=[.K356]&amp;&quot; &quot;&amp;INDEX([.$Q$2:.$Q$50];[.H356])" office:value-type="string" office:string-value="O72ZY67 Jumbo Leiden" calcext:value-type="string">
            <text:p>O72ZY67 Jumbo Leiden</text:p>
          </table:table-cell>
          <table:table-cell table:style-name="ce15" table:formula="of:=INDEX([.$T$2:.$T$50];[.H356])+(RAND()*INDEX([.$S$2:.$S$50];[.H356]))" office:value-type="currency" office:currency="EUR" office:value="-22.2924248073452" calcext:value-type="currency">
            <text:p>-€ 22.29</text:p>
          </table:table-cell>
          <table:table-cell table:style-name="ce16" table:formula="of:=IF([.E355]&gt;=[.$A$2];[.H355]+1;[.H355])" office:value-type="float" office:value="10" calcext:value-type="float">
            <text:p>10</text:p>
          </table:table-cell>
          <table:table-cell/>
          <table:table-cell table:style-name="ce18" table:formula="of:=INDEX([.$R$2:.$R$50];[.H35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72ZY67" calcext:value-type="string">
            <text:p>O72ZY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6]&gt;=[.$A$2];[.$A$1];[.E356]+INDEX([.$O$2:.$O$50];[.H357])+(RAND()*INDEX([.$N$2:.$N$50];[.H357])))" office:value-type="date" office:date-value="2018-11-25T12:59:03.764617" calcext:value-type="date">
            <text:p>25-11-2018</text:p>
          </table:table-cell>
          <table:table-cell table:style-name="ce13" table:formula="of:=[.K357]&amp;&quot; &quot;&amp;INDEX([.$Q$2:.$Q$50];[.H357])" office:value-type="string" office:string-value="E93GQ17 Jumbo Leiden" calcext:value-type="string">
            <text:p>E93GQ17 Jumbo Leiden</text:p>
          </table:table-cell>
          <table:table-cell table:style-name="ce15" table:formula="of:=INDEX([.$T$2:.$T$50];[.H357])+(RAND()*INDEX([.$S$2:.$S$50];[.H357]))" office:value-type="currency" office:currency="EUR" office:value="-24.9049754384247" calcext:value-type="currency">
            <text:p>-€ 24.90</text:p>
          </table:table-cell>
          <table:table-cell table:style-name="ce16" table:formula="of:=IF([.E356]&gt;=[.$A$2];[.H356]+1;[.H356])" office:value-type="float" office:value="10" calcext:value-type="float">
            <text:p>10</text:p>
          </table:table-cell>
          <table:table-cell/>
          <table:table-cell table:style-name="ce18" table:formula="of:=INDEX([.$R$2:.$R$50];[.H35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93GQ17" calcext:value-type="string">
            <text:p>E93GQ1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7]&gt;=[.$A$2];[.$A$1];[.E357]+INDEX([.$O$2:.$O$50];[.H358])+(RAND()*INDEX([.$N$2:.$N$50];[.H358])))" office:value-type="date" office:date-value="2018-12-01T17:45:45.680471" calcext:value-type="date">
            <text:p>1-12-2018</text:p>
          </table:table-cell>
          <table:table-cell table:style-name="ce13" table:formula="of:=[.K358]&amp;&quot; &quot;&amp;INDEX([.$Q$2:.$Q$50];[.H358])" office:value-type="string" office:string-value="T35XJ78 Jumbo Leiden" calcext:value-type="string">
            <text:p>T35XJ78 Jumbo Leiden</text:p>
          </table:table-cell>
          <table:table-cell table:style-name="ce15" table:formula="of:=INDEX([.$T$2:.$T$50];[.H358])+(RAND()*INDEX([.$S$2:.$S$50];[.H358]))" office:value-type="currency" office:currency="EUR" office:value="-15.6863550986077" calcext:value-type="currency">
            <text:p>-€ 15.69</text:p>
          </table:table-cell>
          <table:table-cell table:style-name="ce16" table:formula="of:=IF([.E357]&gt;=[.$A$2];[.H357]+1;[.H357])" office:value-type="float" office:value="10" calcext:value-type="float">
            <text:p>10</text:p>
          </table:table-cell>
          <table:table-cell/>
          <table:table-cell table:style-name="ce18" table:formula="of:=INDEX([.$R$2:.$R$50];[.H35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35XJ78" calcext:value-type="string">
            <text:p>T35XJ7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8]&gt;=[.$A$2];[.$A$1];[.E358]+INDEX([.$O$2:.$O$50];[.H359])+(RAND()*INDEX([.$N$2:.$N$50];[.H359])))" office:value-type="date" office:date-value="2018-12-08T03:56:44.069587" calcext:value-type="date">
            <text:p>8-12-2018</text:p>
          </table:table-cell>
          <table:table-cell table:style-name="ce13" table:formula="of:=[.K359]&amp;&quot; &quot;&amp;INDEX([.$Q$2:.$Q$50];[.H359])" office:value-type="string" office:string-value="A49GJ56 Jumbo Leiden" calcext:value-type="string">
            <text:p>A49GJ56 Jumbo Leiden</text:p>
          </table:table-cell>
          <table:table-cell table:style-name="ce15" table:formula="of:=INDEX([.$T$2:.$T$50];[.H359])+(RAND()*INDEX([.$S$2:.$S$50];[.H359]))" office:value-type="currency" office:currency="EUR" office:value="-19.6581441981595" calcext:value-type="currency">
            <text:p>-€ 19.66</text:p>
          </table:table-cell>
          <table:table-cell table:style-name="ce16" table:formula="of:=IF([.E358]&gt;=[.$A$2];[.H358]+1;[.H358])" office:value-type="float" office:value="10" calcext:value-type="float">
            <text:p>10</text:p>
          </table:table-cell>
          <table:table-cell/>
          <table:table-cell table:style-name="ce18" table:formula="of:=INDEX([.$R$2:.$R$50];[.H35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49GJ56" calcext:value-type="string">
            <text:p>A49GJ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59]&gt;=[.$A$2];[.$A$1];[.E359]+INDEX([.$O$2:.$O$50];[.H360])+(RAND()*INDEX([.$N$2:.$N$50];[.H360])))" office:value-type="date" office:date-value="2018-12-14T02:27:37.464345" calcext:value-type="date">
            <text:p>14-12-2018</text:p>
          </table:table-cell>
          <table:table-cell table:style-name="ce13" table:formula="of:=[.K360]&amp;&quot; &quot;&amp;INDEX([.$Q$2:.$Q$50];[.H360])" office:value-type="string" office:string-value="B85QX71 Jumbo Leiden" calcext:value-type="string">
            <text:p>B85QX71 Jumbo Leiden</text:p>
          </table:table-cell>
          <table:table-cell table:style-name="ce15" table:formula="of:=INDEX([.$T$2:.$T$50];[.H360])+(RAND()*INDEX([.$S$2:.$S$50];[.H360]))" office:value-type="currency" office:currency="EUR" office:value="-12.7281720065355" calcext:value-type="currency">
            <text:p>-€ 12.73</text:p>
          </table:table-cell>
          <table:table-cell table:style-name="ce16" table:formula="of:=IF([.E359]&gt;=[.$A$2];[.H359]+1;[.H359])" office:value-type="float" office:value="10" calcext:value-type="float">
            <text:p>10</text:p>
          </table:table-cell>
          <table:table-cell/>
          <table:table-cell table:style-name="ce18" table:formula="of:=INDEX([.$R$2:.$R$50];[.H36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85QX71" calcext:value-type="string">
            <text:p>B85QX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0]&gt;=[.$A$2];[.$A$1];[.E360]+INDEX([.$O$2:.$O$50];[.H361])+(RAND()*INDEX([.$N$2:.$N$50];[.H361])))" office:value-type="date" office:date-value="2018-12-19T00:28:41.984259" calcext:value-type="date">
            <text:p>19-12-2018</text:p>
          </table:table-cell>
          <table:table-cell table:style-name="ce13" table:formula="of:=[.K361]&amp;&quot; &quot;&amp;INDEX([.$Q$2:.$Q$50];[.H361])" office:value-type="string" office:string-value="U67CI49 Jumbo Leiden" calcext:value-type="string">
            <text:p>U67CI49 Jumbo Leiden</text:p>
          </table:table-cell>
          <table:table-cell table:style-name="ce15" table:formula="of:=INDEX([.$T$2:.$T$50];[.H361])+(RAND()*INDEX([.$S$2:.$S$50];[.H361]))" office:value-type="currency" office:currency="EUR" office:value="-24.1438745564063" calcext:value-type="currency">
            <text:p>-€ 24.14</text:p>
          </table:table-cell>
          <table:table-cell table:style-name="ce16" table:formula="of:=IF([.E360]&gt;=[.$A$2];[.H360]+1;[.H360])" office:value-type="float" office:value="10" calcext:value-type="float">
            <text:p>10</text:p>
          </table:table-cell>
          <table:table-cell/>
          <table:table-cell table:style-name="ce18" table:formula="of:=INDEX([.$R$2:.$R$50];[.H36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67CI49" calcext:value-type="string">
            <text:p>U67CI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1]&gt;=[.$A$2];[.$A$1];[.E361]+INDEX([.$O$2:.$O$50];[.H362])+(RAND()*INDEX([.$N$2:.$N$50];[.H362])))" office:value-type="date" office:date-value="2018-12-24T07:58:25.830303" calcext:value-type="date">
            <text:p>24-12-2018</text:p>
          </table:table-cell>
          <table:table-cell table:style-name="ce13" table:formula="of:=[.K362]&amp;&quot; &quot;&amp;INDEX([.$Q$2:.$Q$50];[.H362])" office:value-type="string" office:string-value="N42US50 Jumbo Leiden" calcext:value-type="string">
            <text:p>N42US50 Jumbo Leiden</text:p>
          </table:table-cell>
          <table:table-cell table:style-name="ce15" table:formula="of:=INDEX([.$T$2:.$T$50];[.H362])+(RAND()*INDEX([.$S$2:.$S$50];[.H362]))" office:value-type="currency" office:currency="EUR" office:value="-14.2974472402722" calcext:value-type="currency">
            <text:p>-€ 14.30</text:p>
          </table:table-cell>
          <table:table-cell table:style-name="ce16" table:formula="of:=IF([.E361]&gt;=[.$A$2];[.H361]+1;[.H361])" office:value-type="float" office:value="10" calcext:value-type="float">
            <text:p>10</text:p>
          </table:table-cell>
          <table:table-cell/>
          <table:table-cell table:style-name="ce18" table:formula="of:=INDEX([.$R$2:.$R$50];[.H36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42US50" calcext:value-type="string">
            <text:p>N42US5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2]&gt;=[.$A$2];[.$A$1];[.E362]+INDEX([.$O$2:.$O$50];[.H363])+(RAND()*INDEX([.$N$2:.$N$50];[.H363])))" office:value-type="date" office:date-value="2018-12-31T03:56:40.708865" calcext:value-type="date">
            <text:p>31-12-2018</text:p>
          </table:table-cell>
          <table:table-cell table:style-name="ce13" table:formula="of:=[.K363]&amp;&quot; &quot;&amp;INDEX([.$Q$2:.$Q$50];[.H363])" office:value-type="string" office:string-value="H54ZF29 Jumbo Leiden" calcext:value-type="string">
            <text:p>H54ZF29 Jumbo Leiden</text:p>
          </table:table-cell>
          <table:table-cell table:style-name="ce15" table:formula="of:=INDEX([.$T$2:.$T$50];[.H363])+(RAND()*INDEX([.$S$2:.$S$50];[.H363]))" office:value-type="currency" office:currency="EUR" office:value="-11.1775981210721" calcext:value-type="currency">
            <text:p>-€ 11.18</text:p>
          </table:table-cell>
          <table:table-cell table:style-name="ce16" table:formula="of:=IF([.E362]&gt;=[.$A$2];[.H362]+1;[.H362])" office:value-type="float" office:value="10" calcext:value-type="float">
            <text:p>10</text:p>
          </table:table-cell>
          <table:table-cell/>
          <table:table-cell table:style-name="ce18" table:formula="of:=INDEX([.$R$2:.$R$50];[.H36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54ZF29" calcext:value-type="string">
            <text:p>H54ZF2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3]&gt;=[.$A$2];[.$A$1];[.E363]+INDEX([.$O$2:.$O$50];[.H364])+(RAND()*INDEX([.$N$2:.$N$50];[.H364])))" office:value-type="date" office:date-value="2019-01-05T17:34:42.018446" calcext:value-type="date">
            <text:p>5-1-2019</text:p>
          </table:table-cell>
          <table:table-cell table:style-name="ce13" table:formula="of:=[.K364]&amp;&quot; &quot;&amp;INDEX([.$Q$2:.$Q$50];[.H364])" office:value-type="string" office:string-value="Z73KH24 Jumbo Leiden" calcext:value-type="string">
            <text:p>Z73KH24 Jumbo Leiden</text:p>
          </table:table-cell>
          <table:table-cell table:style-name="ce15" table:formula="of:=INDEX([.$T$2:.$T$50];[.H364])+(RAND()*INDEX([.$S$2:.$S$50];[.H364]))" office:value-type="currency" office:currency="EUR" office:value="-14.7456180808642" calcext:value-type="currency">
            <text:p>-€ 14.75</text:p>
          </table:table-cell>
          <table:table-cell table:style-name="ce16" table:formula="of:=IF([.E363]&gt;=[.$A$2];[.H363]+1;[.H363])" office:value-type="float" office:value="10" calcext:value-type="float">
            <text:p>10</text:p>
          </table:table-cell>
          <table:table-cell/>
          <table:table-cell table:style-name="ce18" table:formula="of:=INDEX([.$R$2:.$R$50];[.H36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73KH24" calcext:value-type="string">
            <text:p>Z73KH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4]&gt;=[.$A$2];[.$A$1];[.E364]+INDEX([.$O$2:.$O$50];[.H365])+(RAND()*INDEX([.$N$2:.$N$50];[.H365])))" office:value-type="date" office:date-value="2019-01-10T04:58:13.517348" calcext:value-type="date">
            <text:p>10-1-2019</text:p>
          </table:table-cell>
          <table:table-cell table:style-name="ce13" table:formula="of:=[.K365]&amp;&quot; &quot;&amp;INDEX([.$Q$2:.$Q$50];[.H365])" office:value-type="string" office:string-value="Q15ZF37 Jumbo Leiden" calcext:value-type="string">
            <text:p>Q15ZF37 Jumbo Leiden</text:p>
          </table:table-cell>
          <table:table-cell table:style-name="ce15" table:formula="of:=INDEX([.$T$2:.$T$50];[.H365])+(RAND()*INDEX([.$S$2:.$S$50];[.H365]))" office:value-type="currency" office:currency="EUR" office:value="-19.8003242664568" calcext:value-type="currency">
            <text:p>-€ 19.80</text:p>
          </table:table-cell>
          <table:table-cell table:style-name="ce16" table:formula="of:=IF([.E364]&gt;=[.$A$2];[.H364]+1;[.H364])" office:value-type="float" office:value="10" calcext:value-type="float">
            <text:p>10</text:p>
          </table:table-cell>
          <table:table-cell/>
          <table:table-cell table:style-name="ce18" table:formula="of:=INDEX([.$R$2:.$R$50];[.H36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15ZF37" calcext:value-type="string">
            <text:p>Q15ZF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5]&gt;=[.$A$2];[.$A$1];[.E365]+INDEX([.$O$2:.$O$50];[.H366])+(RAND()*INDEX([.$N$2:.$N$50];[.H366])))" office:value-type="date" office:date-value="2019-01-16T13:33:17.866444" calcext:value-type="date">
            <text:p>16-1-2019</text:p>
          </table:table-cell>
          <table:table-cell table:style-name="ce13" table:formula="of:=[.K366]&amp;&quot; &quot;&amp;INDEX([.$Q$2:.$Q$50];[.H366])" office:value-type="string" office:string-value="B99RC88 Jumbo Leiden" calcext:value-type="string">
            <text:p>B99RC88 Jumbo Leiden</text:p>
          </table:table-cell>
          <table:table-cell table:style-name="ce15" table:formula="of:=INDEX([.$T$2:.$T$50];[.H366])+(RAND()*INDEX([.$S$2:.$S$50];[.H366]))" office:value-type="currency" office:currency="EUR" office:value="-16.7490551441472" calcext:value-type="currency">
            <text:p>-€ 16.75</text:p>
          </table:table-cell>
          <table:table-cell table:style-name="ce16" table:formula="of:=IF([.E365]&gt;=[.$A$2];[.H365]+1;[.H365])" office:value-type="float" office:value="10" calcext:value-type="float">
            <text:p>10</text:p>
          </table:table-cell>
          <table:table-cell/>
          <table:table-cell table:style-name="ce18" table:formula="of:=INDEX([.$R$2:.$R$50];[.H36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99RC88" calcext:value-type="string">
            <text:p>B99RC8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6]&gt;=[.$A$2];[.$A$1];[.E366]+INDEX([.$O$2:.$O$50];[.H367])+(RAND()*INDEX([.$N$2:.$N$50];[.H367])))" office:value-type="date" office:date-value="2019-01-22T04:41:26.458674" calcext:value-type="date">
            <text:p>22-1-2019</text:p>
          </table:table-cell>
          <table:table-cell table:style-name="ce13" table:formula="of:=[.K367]&amp;&quot; &quot;&amp;INDEX([.$Q$2:.$Q$50];[.H367])" office:value-type="string" office:string-value="D38OF91 Jumbo Leiden" calcext:value-type="string">
            <text:p>D38OF91 Jumbo Leiden</text:p>
          </table:table-cell>
          <table:table-cell table:style-name="ce15" table:formula="of:=INDEX([.$T$2:.$T$50];[.H367])+(RAND()*INDEX([.$S$2:.$S$50];[.H367]))" office:value-type="currency" office:currency="EUR" office:value="-11.2563474107707" calcext:value-type="currency">
            <text:p>-€ 11.26</text:p>
          </table:table-cell>
          <table:table-cell table:style-name="ce16" table:formula="of:=IF([.E366]&gt;=[.$A$2];[.H366]+1;[.H366])" office:value-type="float" office:value="10" calcext:value-type="float">
            <text:p>10</text:p>
          </table:table-cell>
          <table:table-cell/>
          <table:table-cell table:style-name="ce18" table:formula="of:=INDEX([.$R$2:.$R$50];[.H36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38OF91" calcext:value-type="string">
            <text:p>D38OF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7]&gt;=[.$A$2];[.$A$1];[.E367]+INDEX([.$O$2:.$O$50];[.H368])+(RAND()*INDEX([.$N$2:.$N$50];[.H368])))" office:value-type="date" office:date-value="2019-01-27T04:17:07.121283" calcext:value-type="date">
            <text:p>27-1-2019</text:p>
          </table:table-cell>
          <table:table-cell table:style-name="ce13" table:formula="of:=[.K368]&amp;&quot; &quot;&amp;INDEX([.$Q$2:.$Q$50];[.H368])" office:value-type="string" office:string-value="I89OO35 Jumbo Leiden" calcext:value-type="string">
            <text:p>I89OO35 Jumbo Leiden</text:p>
          </table:table-cell>
          <table:table-cell table:style-name="ce15" table:formula="of:=INDEX([.$T$2:.$T$50];[.H368])+(RAND()*INDEX([.$S$2:.$S$50];[.H368]))" office:value-type="currency" office:currency="EUR" office:value="-20.349245271072" calcext:value-type="currency">
            <text:p>-€ 20.35</text:p>
          </table:table-cell>
          <table:table-cell table:style-name="ce16" table:formula="of:=IF([.E367]&gt;=[.$A$2];[.H367]+1;[.H367])" office:value-type="float" office:value="10" calcext:value-type="float">
            <text:p>10</text:p>
          </table:table-cell>
          <table:table-cell/>
          <table:table-cell table:style-name="ce18" table:formula="of:=INDEX([.$R$2:.$R$50];[.H36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89OO35" calcext:value-type="string">
            <text:p>I89OO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8]&gt;=[.$A$2];[.$A$1];[.E368]+INDEX([.$O$2:.$O$50];[.H369])+(RAND()*INDEX([.$N$2:.$N$50];[.H369])))" office:value-type="date" office:date-value="2019-02-01T18:11:10.032121" calcext:value-type="date">
            <text:p>1-2-2019</text:p>
          </table:table-cell>
          <table:table-cell table:style-name="ce13" table:formula="of:=[.K369]&amp;&quot; &quot;&amp;INDEX([.$Q$2:.$Q$50];[.H369])" office:value-type="string" office:string-value="D23AF27 Jumbo Leiden" calcext:value-type="string">
            <text:p>D23AF27 Jumbo Leiden</text:p>
          </table:table-cell>
          <table:table-cell table:style-name="ce15" table:formula="of:=INDEX([.$T$2:.$T$50];[.H369])+(RAND()*INDEX([.$S$2:.$S$50];[.H369]))" office:value-type="currency" office:currency="EUR" office:value="-10.6989558113638" calcext:value-type="currency">
            <text:p>-€ 10.70</text:p>
          </table:table-cell>
          <table:table-cell table:style-name="ce16" table:formula="of:=IF([.E368]&gt;=[.$A$2];[.H368]+1;[.H368])" office:value-type="float" office:value="10" calcext:value-type="float">
            <text:p>10</text:p>
          </table:table-cell>
          <table:table-cell/>
          <table:table-cell table:style-name="ce18" table:formula="of:=INDEX([.$R$2:.$R$50];[.H36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23AF27" calcext:value-type="string">
            <text:p>D23AF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69]&gt;=[.$A$2];[.$A$1];[.E369]+INDEX([.$O$2:.$O$50];[.H370])+(RAND()*INDEX([.$N$2:.$N$50];[.H370])))" office:value-type="date" office:date-value="2019-02-06T07:07:37.87189" calcext:value-type="date">
            <text:p>6-2-2019</text:p>
          </table:table-cell>
          <table:table-cell table:style-name="ce13" table:formula="of:=[.K370]&amp;&quot; &quot;&amp;INDEX([.$Q$2:.$Q$50];[.H370])" office:value-type="string" office:string-value="Y59GJ27 Jumbo Leiden" calcext:value-type="string">
            <text:p>Y59GJ27 Jumbo Leiden</text:p>
          </table:table-cell>
          <table:table-cell table:style-name="ce15" table:formula="of:=INDEX([.$T$2:.$T$50];[.H370])+(RAND()*INDEX([.$S$2:.$S$50];[.H370]))" office:value-type="currency" office:currency="EUR" office:value="-10.9163204889477" calcext:value-type="currency">
            <text:p>-€ 10.92</text:p>
          </table:table-cell>
          <table:table-cell table:style-name="ce16" table:formula="of:=IF([.E369]&gt;=[.$A$2];[.H369]+1;[.H369])" office:value-type="float" office:value="10" calcext:value-type="float">
            <text:p>10</text:p>
          </table:table-cell>
          <table:table-cell/>
          <table:table-cell table:style-name="ce18" table:formula="of:=INDEX([.$R$2:.$R$50];[.H37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59GJ27" calcext:value-type="string">
            <text:p>Y59GJ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0]&gt;=[.$A$2];[.$A$1];[.E370]+INDEX([.$O$2:.$O$50];[.H371])+(RAND()*INDEX([.$N$2:.$N$50];[.H371])))" office:value-type="date" office:date-value="2019-02-10T17:27:21.955488" calcext:value-type="date">
            <text:p>10-2-2019</text:p>
          </table:table-cell>
          <table:table-cell table:style-name="ce13" table:formula="of:=[.K371]&amp;&quot; &quot;&amp;INDEX([.$Q$2:.$Q$50];[.H371])" office:value-type="string" office:string-value="P26SI12 Jumbo Leiden" calcext:value-type="string">
            <text:p>P26SI12 Jumbo Leiden</text:p>
          </table:table-cell>
          <table:table-cell table:style-name="ce15" table:formula="of:=INDEX([.$T$2:.$T$50];[.H371])+(RAND()*INDEX([.$S$2:.$S$50];[.H371]))" office:value-type="currency" office:currency="EUR" office:value="-17.3866805931384" calcext:value-type="currency">
            <text:p>-€ 17.39</text:p>
          </table:table-cell>
          <table:table-cell table:style-name="ce16" table:formula="of:=IF([.E370]&gt;=[.$A$2];[.H370]+1;[.H370])" office:value-type="float" office:value="10" calcext:value-type="float">
            <text:p>10</text:p>
          </table:table-cell>
          <table:table-cell/>
          <table:table-cell table:style-name="ce18" table:formula="of:=INDEX([.$R$2:.$R$50];[.H37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26SI12" calcext:value-type="string">
            <text:p>P26SI1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1]&gt;=[.$A$2];[.$A$1];[.E371]+INDEX([.$O$2:.$O$50];[.H372])+(RAND()*INDEX([.$N$2:.$N$50];[.H372])))" office:value-type="date" office:date-value="2019-02-17T16:59:17.964333" calcext:value-type="date">
            <text:p>17-2-2019</text:p>
          </table:table-cell>
          <table:table-cell table:style-name="ce13" table:formula="of:=[.K372]&amp;&quot; &quot;&amp;INDEX([.$Q$2:.$Q$50];[.H372])" office:value-type="string" office:string-value="K54KQ35 Jumbo Leiden" calcext:value-type="string">
            <text:p>K54KQ35 Jumbo Leiden</text:p>
          </table:table-cell>
          <table:table-cell table:style-name="ce15" table:formula="of:=INDEX([.$T$2:.$T$50];[.H372])+(RAND()*INDEX([.$S$2:.$S$50];[.H372]))" office:value-type="currency" office:currency="EUR" office:value="-16.8333248205816" calcext:value-type="currency">
            <text:p>-€ 16.83</text:p>
          </table:table-cell>
          <table:table-cell table:style-name="ce16" table:formula="of:=IF([.E371]&gt;=[.$A$2];[.H371]+1;[.H371])" office:value-type="float" office:value="10" calcext:value-type="float">
            <text:p>10</text:p>
          </table:table-cell>
          <table:table-cell/>
          <table:table-cell table:style-name="ce18" table:formula="of:=INDEX([.$R$2:.$R$50];[.H37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54KQ35" calcext:value-type="string">
            <text:p>K54KQ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2]&gt;=[.$A$2];[.$A$1];[.E372]+INDEX([.$O$2:.$O$50];[.H373])+(RAND()*INDEX([.$N$2:.$N$50];[.H373])))" office:value-type="date" office:date-value="2019-02-22T03:53:54.154442" calcext:value-type="date">
            <text:p>22-2-2019</text:p>
          </table:table-cell>
          <table:table-cell table:style-name="ce13" table:formula="of:=[.K373]&amp;&quot; &quot;&amp;INDEX([.$Q$2:.$Q$50];[.H373])" office:value-type="string" office:string-value="Q28EN91 Jumbo Leiden" calcext:value-type="string">
            <text:p>Q28EN91 Jumbo Leiden</text:p>
          </table:table-cell>
          <table:table-cell table:style-name="ce15" table:formula="of:=INDEX([.$T$2:.$T$50];[.H373])+(RAND()*INDEX([.$S$2:.$S$50];[.H373]))" office:value-type="currency" office:currency="EUR" office:value="-12.464905924087" calcext:value-type="currency">
            <text:p>-€ 12.46</text:p>
          </table:table-cell>
          <table:table-cell table:style-name="ce16" table:formula="of:=IF([.E372]&gt;=[.$A$2];[.H372]+1;[.H372])" office:value-type="float" office:value="10" calcext:value-type="float">
            <text:p>10</text:p>
          </table:table-cell>
          <table:table-cell/>
          <table:table-cell table:style-name="ce18" table:formula="of:=INDEX([.$R$2:.$R$50];[.H37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28EN91" calcext:value-type="string">
            <text:p>Q28EN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3]&gt;=[.$A$2];[.$A$1];[.E373]+INDEX([.$O$2:.$O$50];[.H374])+(RAND()*INDEX([.$N$2:.$N$50];[.H374])))" office:value-type="date" office:date-value="2019-02-26T11:36:13.432058" calcext:value-type="date">
            <text:p>26-2-2019</text:p>
          </table:table-cell>
          <table:table-cell table:style-name="ce13" table:formula="of:=[.K374]&amp;&quot; &quot;&amp;INDEX([.$Q$2:.$Q$50];[.H374])" office:value-type="string" office:string-value="A20ML55 Jumbo Leiden" calcext:value-type="string">
            <text:p>A20ML55 Jumbo Leiden</text:p>
          </table:table-cell>
          <table:table-cell table:style-name="ce15" table:formula="of:=INDEX([.$T$2:.$T$50];[.H374])+(RAND()*INDEX([.$S$2:.$S$50];[.H374]))" office:value-type="currency" office:currency="EUR" office:value="-17.3839041539121" calcext:value-type="currency">
            <text:p>-€ 17.38</text:p>
          </table:table-cell>
          <table:table-cell table:style-name="ce16" table:formula="of:=IF([.E373]&gt;=[.$A$2];[.H373]+1;[.H373])" office:value-type="float" office:value="10" calcext:value-type="float">
            <text:p>10</text:p>
          </table:table-cell>
          <table:table-cell/>
          <table:table-cell table:style-name="ce18" table:formula="of:=INDEX([.$R$2:.$R$50];[.H37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20ML55" calcext:value-type="string">
            <text:p>A20ML5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4]&gt;=[.$A$2];[.$A$1];[.E374]+INDEX([.$O$2:.$O$50];[.H375])+(RAND()*INDEX([.$N$2:.$N$50];[.H375])))" office:value-type="date" office:date-value="2019-03-05T00:31:37.28711" calcext:value-type="date">
            <text:p>5-3-2019</text:p>
          </table:table-cell>
          <table:table-cell table:style-name="ce13" table:formula="of:=[.K375]&amp;&quot; &quot;&amp;INDEX([.$Q$2:.$Q$50];[.H375])" office:value-type="string" office:string-value="I73HH19 Jumbo Leiden" calcext:value-type="string">
            <text:p>I73HH19 Jumbo Leiden</text:p>
          </table:table-cell>
          <table:table-cell table:style-name="ce15" table:formula="of:=INDEX([.$T$2:.$T$50];[.H375])+(RAND()*INDEX([.$S$2:.$S$50];[.H375]))" office:value-type="currency" office:currency="EUR" office:value="-13.1161583114254" calcext:value-type="currency">
            <text:p>-€ 13.12</text:p>
          </table:table-cell>
          <table:table-cell table:style-name="ce16" table:formula="of:=IF([.E374]&gt;=[.$A$2];[.H374]+1;[.H374])" office:value-type="float" office:value="10" calcext:value-type="float">
            <text:p>10</text:p>
          </table:table-cell>
          <table:table-cell/>
          <table:table-cell table:style-name="ce18" table:formula="of:=INDEX([.$R$2:.$R$50];[.H37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73HH19" calcext:value-type="string">
            <text:p>I73HH1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5]&gt;=[.$A$2];[.$A$1];[.E375]+INDEX([.$O$2:.$O$50];[.H376])+(RAND()*INDEX([.$N$2:.$N$50];[.H376])))" office:value-type="date" office:date-value="2019-03-09T03:49:52.891684" calcext:value-type="date">
            <text:p>9-3-2019</text:p>
          </table:table-cell>
          <table:table-cell table:style-name="ce13" table:formula="of:=[.K376]&amp;&quot; &quot;&amp;INDEX([.$Q$2:.$Q$50];[.H376])" office:value-type="string" office:string-value="C73DC19 Jumbo Leiden" calcext:value-type="string">
            <text:p>C73DC19 Jumbo Leiden</text:p>
          </table:table-cell>
          <table:table-cell table:style-name="ce15" table:formula="of:=INDEX([.$T$2:.$T$50];[.H376])+(RAND()*INDEX([.$S$2:.$S$50];[.H376]))" office:value-type="currency" office:currency="EUR" office:value="-21.9051482580149" calcext:value-type="currency">
            <text:p>-€ 21.91</text:p>
          </table:table-cell>
          <table:table-cell table:style-name="ce16" table:formula="of:=IF([.E375]&gt;=[.$A$2];[.H375]+1;[.H375])" office:value-type="float" office:value="10" calcext:value-type="float">
            <text:p>10</text:p>
          </table:table-cell>
          <table:table-cell/>
          <table:table-cell table:style-name="ce18" table:formula="of:=INDEX([.$R$2:.$R$50];[.H37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73DC19" calcext:value-type="string">
            <text:p>C73DC1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6]&gt;=[.$A$2];[.$A$1];[.E376]+INDEX([.$O$2:.$O$50];[.H377])+(RAND()*INDEX([.$N$2:.$N$50];[.H377])))" office:value-type="date" office:date-value="2019-03-14T11:19:39.673223" calcext:value-type="date">
            <text:p>14-3-2019</text:p>
          </table:table-cell>
          <table:table-cell table:style-name="ce13" table:formula="of:=[.K377]&amp;&quot; &quot;&amp;INDEX([.$Q$2:.$Q$50];[.H377])" office:value-type="string" office:string-value="R28BN21 Jumbo Leiden" calcext:value-type="string">
            <text:p>R28BN21 Jumbo Leiden</text:p>
          </table:table-cell>
          <table:table-cell table:style-name="ce15" table:formula="of:=INDEX([.$T$2:.$T$50];[.H377])+(RAND()*INDEX([.$S$2:.$S$50];[.H377]))" office:value-type="currency" office:currency="EUR" office:value="-21.3483688797146" calcext:value-type="currency">
            <text:p>-€ 21.35</text:p>
          </table:table-cell>
          <table:table-cell table:style-name="ce16" table:formula="of:=IF([.E376]&gt;=[.$A$2];[.H376]+1;[.H376])" office:value-type="float" office:value="10" calcext:value-type="float">
            <text:p>10</text:p>
          </table:table-cell>
          <table:table-cell/>
          <table:table-cell table:style-name="ce18" table:formula="of:=INDEX([.$R$2:.$R$50];[.H37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28BN21" calcext:value-type="string">
            <text:p>R28BN2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7]&gt;=[.$A$2];[.$A$1];[.E377]+INDEX([.$O$2:.$O$50];[.H378])+(RAND()*INDEX([.$N$2:.$N$50];[.H378])))" office:value-type="date" office:date-value="2019-03-20T00:39:39.598146" calcext:value-type="date">
            <text:p>20-3-2019</text:p>
          </table:table-cell>
          <table:table-cell table:style-name="ce13" table:formula="of:=[.K378]&amp;&quot; &quot;&amp;INDEX([.$Q$2:.$Q$50];[.H378])" office:value-type="string" office:string-value="G82TZ53 Jumbo Leiden" calcext:value-type="string">
            <text:p>G82TZ53 Jumbo Leiden</text:p>
          </table:table-cell>
          <table:table-cell table:style-name="ce15" table:formula="of:=INDEX([.$T$2:.$T$50];[.H378])+(RAND()*INDEX([.$S$2:.$S$50];[.H378]))" office:value-type="currency" office:currency="EUR" office:value="-22.9320590052362" calcext:value-type="currency">
            <text:p>-€ 22.93</text:p>
          </table:table-cell>
          <table:table-cell table:style-name="ce16" table:formula="of:=IF([.E377]&gt;=[.$A$2];[.H377]+1;[.H377])" office:value-type="float" office:value="10" calcext:value-type="float">
            <text:p>10</text:p>
          </table:table-cell>
          <table:table-cell/>
          <table:table-cell table:style-name="ce18" table:formula="of:=INDEX([.$R$2:.$R$50];[.H37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82TZ53" calcext:value-type="string">
            <text:p>G82TZ5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8]&gt;=[.$A$2];[.$A$1];[.E378]+INDEX([.$O$2:.$O$50];[.H379])+(RAND()*INDEX([.$N$2:.$N$50];[.H379])))" office:value-type="date" office:date-value="2019-03-26T16:22:46.19336" calcext:value-type="date">
            <text:p>26-3-2019</text:p>
          </table:table-cell>
          <table:table-cell table:style-name="ce13" table:formula="of:=[.K379]&amp;&quot; &quot;&amp;INDEX([.$Q$2:.$Q$50];[.H379])" office:value-type="string" office:string-value="Z52JE86 Jumbo Leiden" calcext:value-type="string">
            <text:p>Z52JE86 Jumbo Leiden</text:p>
          </table:table-cell>
          <table:table-cell table:style-name="ce15" table:formula="of:=INDEX([.$T$2:.$T$50];[.H379])+(RAND()*INDEX([.$S$2:.$S$50];[.H379]))" office:value-type="currency" office:currency="EUR" office:value="-21.4769859476909" calcext:value-type="currency">
            <text:p>-€ 21.48</text:p>
          </table:table-cell>
          <table:table-cell table:style-name="ce16" table:formula="of:=IF([.E378]&gt;=[.$A$2];[.H378]+1;[.H378])" office:value-type="float" office:value="10" calcext:value-type="float">
            <text:p>10</text:p>
          </table:table-cell>
          <table:table-cell/>
          <table:table-cell table:style-name="ce18" table:formula="of:=INDEX([.$R$2:.$R$50];[.H37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52JE86" calcext:value-type="string">
            <text:p>Z52JE8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79]&gt;=[.$A$2];[.$A$1];[.E379]+INDEX([.$O$2:.$O$50];[.H380])+(RAND()*INDEX([.$N$2:.$N$50];[.H380])))" office:value-type="date" office:date-value="2019-04-02T05:00:36.242797" calcext:value-type="date">
            <text:p>2-4-2019</text:p>
          </table:table-cell>
          <table:table-cell table:style-name="ce13" table:formula="of:=[.K380]&amp;&quot; &quot;&amp;INDEX([.$Q$2:.$Q$50];[.H380])" office:value-type="string" office:string-value="Z95CN92 Jumbo Leiden" calcext:value-type="string">
            <text:p>Z95CN92 Jumbo Leiden</text:p>
          </table:table-cell>
          <table:table-cell table:style-name="ce15" table:formula="of:=INDEX([.$T$2:.$T$50];[.H380])+(RAND()*INDEX([.$S$2:.$S$50];[.H380]))" office:value-type="currency" office:currency="EUR" office:value="-10.9379488926824" calcext:value-type="currency">
            <text:p>-€ 10.94</text:p>
          </table:table-cell>
          <table:table-cell table:style-name="ce16" table:formula="of:=IF([.E379]&gt;=[.$A$2];[.H379]+1;[.H379])" office:value-type="float" office:value="10" calcext:value-type="float">
            <text:p>10</text:p>
          </table:table-cell>
          <table:table-cell/>
          <table:table-cell table:style-name="ce18" table:formula="of:=INDEX([.$R$2:.$R$50];[.H38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95CN92" calcext:value-type="string">
            <text:p>Z95CN9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0]&gt;=[.$A$2];[.$A$1];[.E380]+INDEX([.$O$2:.$O$50];[.H381])+(RAND()*INDEX([.$N$2:.$N$50];[.H381])))" office:value-type="date" office:date-value="2019-04-07T09:58:38.877754" calcext:value-type="date">
            <text:p>7-4-2019</text:p>
          </table:table-cell>
          <table:table-cell table:style-name="ce13" table:formula="of:=[.K381]&amp;&quot; &quot;&amp;INDEX([.$Q$2:.$Q$50];[.H381])" office:value-type="string" office:string-value="C76YD47 Jumbo Leiden" calcext:value-type="string">
            <text:p>C76YD47 Jumbo Leiden</text:p>
          </table:table-cell>
          <table:table-cell table:style-name="ce15" table:formula="of:=INDEX([.$T$2:.$T$50];[.H381])+(RAND()*INDEX([.$S$2:.$S$50];[.H381]))" office:value-type="currency" office:currency="EUR" office:value="-22.3862560407017" calcext:value-type="currency">
            <text:p>-€ 22.39</text:p>
          </table:table-cell>
          <table:table-cell table:style-name="ce16" table:formula="of:=IF([.E380]&gt;=[.$A$2];[.H380]+1;[.H380])" office:value-type="float" office:value="10" calcext:value-type="float">
            <text:p>10</text:p>
          </table:table-cell>
          <table:table-cell/>
          <table:table-cell table:style-name="ce18" table:formula="of:=INDEX([.$R$2:.$R$50];[.H38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76YD47" calcext:value-type="string">
            <text:p>C76YD4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1]&gt;=[.$A$2];[.$A$1];[.E381]+INDEX([.$O$2:.$O$50];[.H382])+(RAND()*INDEX([.$N$2:.$N$50];[.H382])))" office:value-type="date" office:date-value="2019-04-13T13:06:29.047516" calcext:value-type="date">
            <text:p>13-4-2019</text:p>
          </table:table-cell>
          <table:table-cell table:style-name="ce13" table:formula="of:=[.K382]&amp;&quot; &quot;&amp;INDEX([.$Q$2:.$Q$50];[.H382])" office:value-type="string" office:string-value="C24BO15 Jumbo Leiden" calcext:value-type="string">
            <text:p>C24BO15 Jumbo Leiden</text:p>
          </table:table-cell>
          <table:table-cell table:style-name="ce15" table:formula="of:=INDEX([.$T$2:.$T$50];[.H382])+(RAND()*INDEX([.$S$2:.$S$50];[.H382]))" office:value-type="currency" office:currency="EUR" office:value="-20.5737681325668" calcext:value-type="currency">
            <text:p>-€ 20.57</text:p>
          </table:table-cell>
          <table:table-cell table:style-name="ce16" table:formula="of:=IF([.E381]&gt;=[.$A$2];[.H381]+1;[.H381])" office:value-type="float" office:value="10" calcext:value-type="float">
            <text:p>10</text:p>
          </table:table-cell>
          <table:table-cell/>
          <table:table-cell table:style-name="ce18" table:formula="of:=INDEX([.$R$2:.$R$50];[.H38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24BO15" calcext:value-type="string">
            <text:p>C24BO1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2]&gt;=[.$A$2];[.$A$1];[.E382]+INDEX([.$O$2:.$O$50];[.H383])+(RAND()*INDEX([.$N$2:.$N$50];[.H383])))" office:value-type="date" office:date-value="2019-04-19T00:15:49.55403" calcext:value-type="date">
            <text:p>19-4-2019</text:p>
          </table:table-cell>
          <table:table-cell table:style-name="ce13" table:formula="of:=[.K383]&amp;&quot; &quot;&amp;INDEX([.$Q$2:.$Q$50];[.H383])" office:value-type="string" office:string-value="W36QC47 Jumbo Leiden" calcext:value-type="string">
            <text:p>W36QC47 Jumbo Leiden</text:p>
          </table:table-cell>
          <table:table-cell table:style-name="ce15" table:formula="of:=INDEX([.$T$2:.$T$50];[.H383])+(RAND()*INDEX([.$S$2:.$S$50];[.H383]))" office:value-type="currency" office:currency="EUR" office:value="-13.6372087156089" calcext:value-type="currency">
            <text:p>-€ 13.64</text:p>
          </table:table-cell>
          <table:table-cell table:style-name="ce16" table:formula="of:=IF([.E382]&gt;=[.$A$2];[.H382]+1;[.H382])" office:value-type="float" office:value="10" calcext:value-type="float">
            <text:p>10</text:p>
          </table:table-cell>
          <table:table-cell/>
          <table:table-cell table:style-name="ce18" table:formula="of:=INDEX([.$R$2:.$R$50];[.H38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36QC47" calcext:value-type="string">
            <text:p>W36QC4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3]&gt;=[.$A$2];[.$A$1];[.E383]+INDEX([.$O$2:.$O$50];[.H384])+(RAND()*INDEX([.$N$2:.$N$50];[.H384])))" office:value-type="date" office:date-value="2019-04-24T09:58:54.905263" calcext:value-type="date">
            <text:p>24-4-2019</text:p>
          </table:table-cell>
          <table:table-cell table:style-name="ce13" table:formula="of:=[.K384]&amp;&quot; &quot;&amp;INDEX([.$Q$2:.$Q$50];[.H384])" office:value-type="string" office:string-value="R10LL56 Jumbo Leiden" calcext:value-type="string">
            <text:p>R10LL56 Jumbo Leiden</text:p>
          </table:table-cell>
          <table:table-cell table:style-name="ce15" table:formula="of:=INDEX([.$T$2:.$T$50];[.H384])+(RAND()*INDEX([.$S$2:.$S$50];[.H384]))" office:value-type="currency" office:currency="EUR" office:value="-10.1850757495114" calcext:value-type="currency">
            <text:p>-€ 10.19</text:p>
          </table:table-cell>
          <table:table-cell table:style-name="ce16" table:formula="of:=IF([.E383]&gt;=[.$A$2];[.H383]+1;[.H383])" office:value-type="float" office:value="10" calcext:value-type="float">
            <text:p>10</text:p>
          </table:table-cell>
          <table:table-cell/>
          <table:table-cell table:style-name="ce18" table:formula="of:=INDEX([.$R$2:.$R$50];[.H38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10LL56" calcext:value-type="string">
            <text:p>R10LL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4]&gt;=[.$A$2];[.$A$1];[.E384]+INDEX([.$O$2:.$O$50];[.H385])+(RAND()*INDEX([.$N$2:.$N$50];[.H385])))" office:value-type="date" office:date-value="2019-04-28T14:10:25.066752" calcext:value-type="date">
            <text:p>28-4-2019</text:p>
          </table:table-cell>
          <table:table-cell table:style-name="ce13" table:formula="of:=[.K385]&amp;&quot; &quot;&amp;INDEX([.$Q$2:.$Q$50];[.H385])" office:value-type="string" office:string-value="N70HY91 Jumbo Leiden" calcext:value-type="string">
            <text:p>N70HY91 Jumbo Leiden</text:p>
          </table:table-cell>
          <table:table-cell table:style-name="ce15" table:formula="of:=INDEX([.$T$2:.$T$50];[.H385])+(RAND()*INDEX([.$S$2:.$S$50];[.H385]))" office:value-type="currency" office:currency="EUR" office:value="-24.0984557183482" calcext:value-type="currency">
            <text:p>-€ 24.10</text:p>
          </table:table-cell>
          <table:table-cell table:style-name="ce16" table:formula="of:=IF([.E384]&gt;=[.$A$2];[.H384]+1;[.H384])" office:value-type="float" office:value="10" calcext:value-type="float">
            <text:p>10</text:p>
          </table:table-cell>
          <table:table-cell/>
          <table:table-cell table:style-name="ce18" table:formula="of:=INDEX([.$R$2:.$R$50];[.H38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70HY91" calcext:value-type="string">
            <text:p>N70HY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5]&gt;=[.$A$2];[.$A$1];[.E385]+INDEX([.$O$2:.$O$50];[.H386])+(RAND()*INDEX([.$N$2:.$N$50];[.H386])))" office:value-type="date" office:date-value="2019-05-04T06:31:57.16522" calcext:value-type="date">
            <text:p>4-5-2019</text:p>
          </table:table-cell>
          <table:table-cell table:style-name="ce13" table:formula="of:=[.K386]&amp;&quot; &quot;&amp;INDEX([.$Q$2:.$Q$50];[.H386])" office:value-type="string" office:string-value="D88BI74 Jumbo Leiden" calcext:value-type="string">
            <text:p>D88BI74 Jumbo Leiden</text:p>
          </table:table-cell>
          <table:table-cell table:style-name="ce15" table:formula="of:=INDEX([.$T$2:.$T$50];[.H386])+(RAND()*INDEX([.$S$2:.$S$50];[.H386]))" office:value-type="currency" office:currency="EUR" office:value="-10.4842493006111" calcext:value-type="currency">
            <text:p>-€ 10.48</text:p>
          </table:table-cell>
          <table:table-cell table:style-name="ce16" table:formula="of:=IF([.E385]&gt;=[.$A$2];[.H385]+1;[.H385])" office:value-type="float" office:value="10" calcext:value-type="float">
            <text:p>10</text:p>
          </table:table-cell>
          <table:table-cell/>
          <table:table-cell table:style-name="ce18" table:formula="of:=INDEX([.$R$2:.$R$50];[.H38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88BI74" calcext:value-type="string">
            <text:p>D88BI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6]&gt;=[.$A$2];[.$A$1];[.E386]+INDEX([.$O$2:.$O$50];[.H387])+(RAND()*INDEX([.$N$2:.$N$50];[.H387])))" office:value-type="date" office:date-value="2019-05-09T17:59:27.53684" calcext:value-type="date">
            <text:p>9-5-2019</text:p>
          </table:table-cell>
          <table:table-cell table:style-name="ce13" table:formula="of:=[.K387]&amp;&quot; &quot;&amp;INDEX([.$Q$2:.$Q$50];[.H387])" office:value-type="string" office:string-value="E41MF26 Jumbo Leiden" calcext:value-type="string">
            <text:p>E41MF26 Jumbo Leiden</text:p>
          </table:table-cell>
          <table:table-cell table:style-name="ce15" table:formula="of:=INDEX([.$T$2:.$T$50];[.H387])+(RAND()*INDEX([.$S$2:.$S$50];[.H387]))" office:value-type="currency" office:currency="EUR" office:value="-16.0325402324511" calcext:value-type="currency">
            <text:p>-€ 16.03</text:p>
          </table:table-cell>
          <table:table-cell table:style-name="ce16" table:formula="of:=IF([.E386]&gt;=[.$A$2];[.H386]+1;[.H386])" office:value-type="float" office:value="10" calcext:value-type="float">
            <text:p>10</text:p>
          </table:table-cell>
          <table:table-cell/>
          <table:table-cell table:style-name="ce18" table:formula="of:=INDEX([.$R$2:.$R$50];[.H38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41MF26" calcext:value-type="string">
            <text:p>E41MF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7]&gt;=[.$A$2];[.$A$1];[.E387]+INDEX([.$O$2:.$O$50];[.H388])+(RAND()*INDEX([.$N$2:.$N$50];[.H388])))" office:value-type="date" office:date-value="2019-05-13T18:57:30.137981" calcext:value-type="date">
            <text:p>13-5-2019</text:p>
          </table:table-cell>
          <table:table-cell table:style-name="ce13" table:formula="of:=[.K388]&amp;&quot; &quot;&amp;INDEX([.$Q$2:.$Q$50];[.H388])" office:value-type="string" office:string-value="W19PS42 Jumbo Leiden" calcext:value-type="string">
            <text:p>W19PS42 Jumbo Leiden</text:p>
          </table:table-cell>
          <table:table-cell table:style-name="ce15" table:formula="of:=INDEX([.$T$2:.$T$50];[.H388])+(RAND()*INDEX([.$S$2:.$S$50];[.H388]))" office:value-type="currency" office:currency="EUR" office:value="-17.8757300876343" calcext:value-type="currency">
            <text:p>-€ 17.88</text:p>
          </table:table-cell>
          <table:table-cell table:style-name="ce16" table:formula="of:=IF([.E387]&gt;=[.$A$2];[.H387]+1;[.H387])" office:value-type="float" office:value="10" calcext:value-type="float">
            <text:p>10</text:p>
          </table:table-cell>
          <table:table-cell/>
          <table:table-cell table:style-name="ce18" table:formula="of:=INDEX([.$R$2:.$R$50];[.H38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19PS42" calcext:value-type="string">
            <text:p>W19PS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8]&gt;=[.$A$2];[.$A$1];[.E388]+INDEX([.$O$2:.$O$50];[.H389])+(RAND()*INDEX([.$N$2:.$N$50];[.H389])))" office:value-type="date" office:date-value="2019-05-18T12:27:47.669997" calcext:value-type="date">
            <text:p>18-5-2019</text:p>
          </table:table-cell>
          <table:table-cell table:style-name="ce13" table:formula="of:=[.K389]&amp;&quot; &quot;&amp;INDEX([.$Q$2:.$Q$50];[.H389])" office:value-type="string" office:string-value="J83GZ97 Jumbo Leiden" calcext:value-type="string">
            <text:p>J83GZ97 Jumbo Leiden</text:p>
          </table:table-cell>
          <table:table-cell table:style-name="ce15" table:formula="of:=INDEX([.$T$2:.$T$50];[.H389])+(RAND()*INDEX([.$S$2:.$S$50];[.H389]))" office:value-type="currency" office:currency="EUR" office:value="-17.3581997782838" calcext:value-type="currency">
            <text:p>-€ 17.36</text:p>
          </table:table-cell>
          <table:table-cell table:style-name="ce16" table:formula="of:=IF([.E388]&gt;=[.$A$2];[.H388]+1;[.H388])" office:value-type="float" office:value="10" calcext:value-type="float">
            <text:p>10</text:p>
          </table:table-cell>
          <table:table-cell/>
          <table:table-cell table:style-name="ce18" table:formula="of:=INDEX([.$R$2:.$R$50];[.H38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83GZ97" calcext:value-type="string">
            <text:p>J83GZ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89]&gt;=[.$A$2];[.$A$1];[.E389]+INDEX([.$O$2:.$O$50];[.H390])+(RAND()*INDEX([.$N$2:.$N$50];[.H390])))" office:value-type="date" office:date-value="2019-05-22T13:34:33.356861" calcext:value-type="date">
            <text:p>22-5-2019</text:p>
          </table:table-cell>
          <table:table-cell table:style-name="ce13" table:formula="of:=[.K390]&amp;&quot; &quot;&amp;INDEX([.$Q$2:.$Q$50];[.H390])" office:value-type="string" office:string-value="I19DC59 Jumbo Leiden" calcext:value-type="string">
            <text:p>I19DC59 Jumbo Leiden</text:p>
          </table:table-cell>
          <table:table-cell table:style-name="ce15" table:formula="of:=INDEX([.$T$2:.$T$50];[.H390])+(RAND()*INDEX([.$S$2:.$S$50];[.H390]))" office:value-type="currency" office:currency="EUR" office:value="-13.8190898062861" calcext:value-type="currency">
            <text:p>-€ 13.82</text:p>
          </table:table-cell>
          <table:table-cell table:style-name="ce16" table:formula="of:=IF([.E389]&gt;=[.$A$2];[.H389]+1;[.H389])" office:value-type="float" office:value="10" calcext:value-type="float">
            <text:p>10</text:p>
          </table:table-cell>
          <table:table-cell/>
          <table:table-cell table:style-name="ce18" table:formula="of:=INDEX([.$R$2:.$R$50];[.H39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19DC59" calcext:value-type="string">
            <text:p>I19DC5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0]&gt;=[.$A$2];[.$A$1];[.E390]+INDEX([.$O$2:.$O$50];[.H391])+(RAND()*INDEX([.$N$2:.$N$50];[.H391])))" office:value-type="date" office:date-value="2019-05-27T00:11:22.186641" calcext:value-type="date">
            <text:p>27-5-2019</text:p>
          </table:table-cell>
          <table:table-cell table:style-name="ce13" table:formula="of:=[.K391]&amp;&quot; &quot;&amp;INDEX([.$Q$2:.$Q$50];[.H391])" office:value-type="string" office:string-value="T53PF87 Jumbo Leiden" calcext:value-type="string">
            <text:p>T53PF87 Jumbo Leiden</text:p>
          </table:table-cell>
          <table:table-cell table:style-name="ce15" table:formula="of:=INDEX([.$T$2:.$T$50];[.H391])+(RAND()*INDEX([.$S$2:.$S$50];[.H391]))" office:value-type="currency" office:currency="EUR" office:value="-21.2933047247856" calcext:value-type="currency">
            <text:p>-€ 21.29</text:p>
          </table:table-cell>
          <table:table-cell table:style-name="ce16" table:formula="of:=IF([.E390]&gt;=[.$A$2];[.H390]+1;[.H390])" office:value-type="float" office:value="10" calcext:value-type="float">
            <text:p>10</text:p>
          </table:table-cell>
          <table:table-cell/>
          <table:table-cell table:style-name="ce18" table:formula="of:=INDEX([.$R$2:.$R$50];[.H39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53PF87" calcext:value-type="string">
            <text:p>T53PF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1]&gt;=[.$A$2];[.$A$1];[.E391]+INDEX([.$O$2:.$O$50];[.H392])+(RAND()*INDEX([.$N$2:.$N$50];[.H392])))" office:value-type="date" office:date-value="2019-05-31T05:08:57.387782" calcext:value-type="date">
            <text:p>31-5-2019</text:p>
          </table:table-cell>
          <table:table-cell table:style-name="ce13" table:formula="of:=[.K392]&amp;&quot; &quot;&amp;INDEX([.$Q$2:.$Q$50];[.H392])" office:value-type="string" office:string-value="T50LG91 Jumbo Leiden" calcext:value-type="string">
            <text:p>T50LG91 Jumbo Leiden</text:p>
          </table:table-cell>
          <table:table-cell table:style-name="ce15" table:formula="of:=INDEX([.$T$2:.$T$50];[.H392])+(RAND()*INDEX([.$S$2:.$S$50];[.H392]))" office:value-type="currency" office:currency="EUR" office:value="-11.9159333398345" calcext:value-type="currency">
            <text:p>-€ 11.92</text:p>
          </table:table-cell>
          <table:table-cell table:style-name="ce16" table:formula="of:=IF([.E391]&gt;=[.$A$2];[.H391]+1;[.H391])" office:value-type="float" office:value="10" calcext:value-type="float">
            <text:p>10</text:p>
          </table:table-cell>
          <table:table-cell/>
          <table:table-cell table:style-name="ce18" table:formula="of:=INDEX([.$R$2:.$R$50];[.H39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50LG91" calcext:value-type="string">
            <text:p>T50LG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2]&gt;=[.$A$2];[.$A$1];[.E392]+INDEX([.$O$2:.$O$50];[.H393])+(RAND()*INDEX([.$N$2:.$N$50];[.H393])))" office:value-type="date" office:date-value="2019-06-05T13:28:38.535811" calcext:value-type="date">
            <text:p>5-6-2019</text:p>
          </table:table-cell>
          <table:table-cell table:style-name="ce13" table:formula="of:=[.K393]&amp;&quot; &quot;&amp;INDEX([.$Q$2:.$Q$50];[.H393])" office:value-type="string" office:string-value="D40AJ10 Jumbo Leiden" calcext:value-type="string">
            <text:p>D40AJ10 Jumbo Leiden</text:p>
          </table:table-cell>
          <table:table-cell table:style-name="ce15" table:formula="of:=INDEX([.$T$2:.$T$50];[.H393])+(RAND()*INDEX([.$S$2:.$S$50];[.H393]))" office:value-type="currency" office:currency="EUR" office:value="-20.2031243766297" calcext:value-type="currency">
            <text:p>-€ 20.20</text:p>
          </table:table-cell>
          <table:table-cell table:style-name="ce16" table:formula="of:=IF([.E392]&gt;=[.$A$2];[.H392]+1;[.H392])" office:value-type="float" office:value="10" calcext:value-type="float">
            <text:p>10</text:p>
          </table:table-cell>
          <table:table-cell/>
          <table:table-cell table:style-name="ce18" table:formula="of:=INDEX([.$R$2:.$R$50];[.H39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40AJ10" calcext:value-type="string">
            <text:p>D40AJ1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3]&gt;=[.$A$2];[.$A$1];[.E393]+INDEX([.$O$2:.$O$50];[.H394])+(RAND()*INDEX([.$N$2:.$N$50];[.H394])))" office:value-type="date" office:date-value="2019-06-09T22:28:22.07245" calcext:value-type="date">
            <text:p>9-6-2019</text:p>
          </table:table-cell>
          <table:table-cell table:style-name="ce13" table:formula="of:=[.K394]&amp;&quot; &quot;&amp;INDEX([.$Q$2:.$Q$50];[.H394])" office:value-type="string" office:string-value="X96XT93 Jumbo Leiden" calcext:value-type="string">
            <text:p>X96XT93 Jumbo Leiden</text:p>
          </table:table-cell>
          <table:table-cell table:style-name="ce15" table:formula="of:=INDEX([.$T$2:.$T$50];[.H394])+(RAND()*INDEX([.$S$2:.$S$50];[.H394]))" office:value-type="currency" office:currency="EUR" office:value="-15.6380724915766" calcext:value-type="currency">
            <text:p>-€ 15.64</text:p>
          </table:table-cell>
          <table:table-cell table:style-name="ce16" table:formula="of:=IF([.E393]&gt;=[.$A$2];[.H393]+1;[.H393])" office:value-type="float" office:value="10" calcext:value-type="float">
            <text:p>10</text:p>
          </table:table-cell>
          <table:table-cell/>
          <table:table-cell table:style-name="ce18" table:formula="of:=INDEX([.$R$2:.$R$50];[.H39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96XT93" calcext:value-type="string">
            <text:p>X96XT9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4]&gt;=[.$A$2];[.$A$1];[.E394]+INDEX([.$O$2:.$O$50];[.H395])+(RAND()*INDEX([.$N$2:.$N$50];[.H395])))" office:value-type="date" office:date-value="2019-06-16T05:52:14.861135" calcext:value-type="date">
            <text:p>16-6-2019</text:p>
          </table:table-cell>
          <table:table-cell table:style-name="ce13" table:formula="of:=[.K395]&amp;&quot; &quot;&amp;INDEX([.$Q$2:.$Q$50];[.H395])" office:value-type="string" office:string-value="I55FG54 Jumbo Leiden" calcext:value-type="string">
            <text:p>I55FG54 Jumbo Leiden</text:p>
          </table:table-cell>
          <table:table-cell table:style-name="ce15" table:formula="of:=INDEX([.$T$2:.$T$50];[.H395])+(RAND()*INDEX([.$S$2:.$S$50];[.H395]))" office:value-type="currency" office:currency="EUR" office:value="-16.0893787234144" calcext:value-type="currency">
            <text:p>-€ 16.09</text:p>
          </table:table-cell>
          <table:table-cell table:style-name="ce16" table:formula="of:=IF([.E394]&gt;=[.$A$2];[.H394]+1;[.H394])" office:value-type="float" office:value="10" calcext:value-type="float">
            <text:p>10</text:p>
          </table:table-cell>
          <table:table-cell/>
          <table:table-cell table:style-name="ce18" table:formula="of:=INDEX([.$R$2:.$R$50];[.H39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55FG54" calcext:value-type="string">
            <text:p>I55FG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5]&gt;=[.$A$2];[.$A$1];[.E395]+INDEX([.$O$2:.$O$50];[.H396])+(RAND()*INDEX([.$N$2:.$N$50];[.H396])))" office:value-type="date" office:date-value="2019-06-21T19:19:00.473049" calcext:value-type="date">
            <text:p>21-6-2019</text:p>
          </table:table-cell>
          <table:table-cell table:style-name="ce13" table:formula="of:=[.K396]&amp;&quot; &quot;&amp;INDEX([.$Q$2:.$Q$50];[.H396])" office:value-type="string" office:string-value="X21DL86 Jumbo Leiden" calcext:value-type="string">
            <text:p>X21DL86 Jumbo Leiden</text:p>
          </table:table-cell>
          <table:table-cell table:style-name="ce15" table:formula="of:=INDEX([.$T$2:.$T$50];[.H396])+(RAND()*INDEX([.$S$2:.$S$50];[.H396]))" office:value-type="currency" office:currency="EUR" office:value="-12.2799516631568" calcext:value-type="currency">
            <text:p>-€ 12.28</text:p>
          </table:table-cell>
          <table:table-cell table:style-name="ce16" table:formula="of:=IF([.E395]&gt;=[.$A$2];[.H395]+1;[.H395])" office:value-type="float" office:value="10" calcext:value-type="float">
            <text:p>10</text:p>
          </table:table-cell>
          <table:table-cell/>
          <table:table-cell table:style-name="ce18" table:formula="of:=INDEX([.$R$2:.$R$50];[.H39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21DL86" calcext:value-type="string">
            <text:p>X21DL8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6]&gt;=[.$A$2];[.$A$1];[.E396]+INDEX([.$O$2:.$O$50];[.H397])+(RAND()*INDEX([.$N$2:.$N$50];[.H397])))" office:value-type="date" office:date-value="2019-06-27T13:10:50.985364" calcext:value-type="date">
            <text:p>27-6-2019</text:p>
          </table:table-cell>
          <table:table-cell table:style-name="ce13" table:formula="of:=[.K397]&amp;&quot; &quot;&amp;INDEX([.$Q$2:.$Q$50];[.H397])" office:value-type="string" office:string-value="V15MZ11 Jumbo Leiden" calcext:value-type="string">
            <text:p>V15MZ11 Jumbo Leiden</text:p>
          </table:table-cell>
          <table:table-cell table:style-name="ce15" table:formula="of:=INDEX([.$T$2:.$T$50];[.H397])+(RAND()*INDEX([.$S$2:.$S$50];[.H397]))" office:value-type="currency" office:currency="EUR" office:value="-22.1940044049248" calcext:value-type="currency">
            <text:p>-€ 22.19</text:p>
          </table:table-cell>
          <table:table-cell table:style-name="ce16" table:formula="of:=IF([.E396]&gt;=[.$A$2];[.H396]+1;[.H396])" office:value-type="float" office:value="10" calcext:value-type="float">
            <text:p>10</text:p>
          </table:table-cell>
          <table:table-cell/>
          <table:table-cell table:style-name="ce18" table:formula="of:=INDEX([.$R$2:.$R$50];[.H39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15MZ11" calcext:value-type="string">
            <text:p>V15MZ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7]&gt;=[.$A$2];[.$A$1];[.E397]+INDEX([.$O$2:.$O$50];[.H398])+(RAND()*INDEX([.$N$2:.$N$50];[.H398])))" office:value-type="date" office:date-value="2019-07-02T05:27:32.178883" calcext:value-type="date">
            <text:p>2-7-2019</text:p>
          </table:table-cell>
          <table:table-cell table:style-name="ce13" table:formula="of:=[.K398]&amp;&quot; &quot;&amp;INDEX([.$Q$2:.$Q$50];[.H398])" office:value-type="string" office:string-value="W48PD69 Jumbo Leiden" calcext:value-type="string">
            <text:p>W48PD69 Jumbo Leiden</text:p>
          </table:table-cell>
          <table:table-cell table:style-name="ce15" table:formula="of:=INDEX([.$T$2:.$T$50];[.H398])+(RAND()*INDEX([.$S$2:.$S$50];[.H398]))" office:value-type="currency" office:currency="EUR" office:value="-15.6841197586641" calcext:value-type="currency">
            <text:p>-€ 15.68</text:p>
          </table:table-cell>
          <table:table-cell table:style-name="ce16" table:formula="of:=IF([.E397]&gt;=[.$A$2];[.H397]+1;[.H397])" office:value-type="float" office:value="10" calcext:value-type="float">
            <text:p>10</text:p>
          </table:table-cell>
          <table:table-cell/>
          <table:table-cell table:style-name="ce18" table:formula="of:=INDEX([.$R$2:.$R$50];[.H39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48PD69" calcext:value-type="string">
            <text:p>W48PD6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8]&gt;=[.$A$2];[.$A$1];[.E398]+INDEX([.$O$2:.$O$50];[.H399])+(RAND()*INDEX([.$N$2:.$N$50];[.H399])))" office:value-type="date" office:date-value="2019-07-07T00:31:05.044169" calcext:value-type="date">
            <text:p>7-7-2019</text:p>
          </table:table-cell>
          <table:table-cell table:style-name="ce13" table:formula="of:=[.K399]&amp;&quot; &quot;&amp;INDEX([.$Q$2:.$Q$50];[.H399])" office:value-type="string" office:string-value="T49BN45 Jumbo Leiden" calcext:value-type="string">
            <text:p>T49BN45 Jumbo Leiden</text:p>
          </table:table-cell>
          <table:table-cell table:style-name="ce15" table:formula="of:=INDEX([.$T$2:.$T$50];[.H399])+(RAND()*INDEX([.$S$2:.$S$50];[.H399]))" office:value-type="currency" office:currency="EUR" office:value="-18.9442255004462" calcext:value-type="currency">
            <text:p>-€ 18.94</text:p>
          </table:table-cell>
          <table:table-cell table:style-name="ce16" table:formula="of:=IF([.E398]&gt;=[.$A$2];[.H398]+1;[.H398])" office:value-type="float" office:value="10" calcext:value-type="float">
            <text:p>10</text:p>
          </table:table-cell>
          <table:table-cell/>
          <table:table-cell table:style-name="ce18" table:formula="of:=INDEX([.$R$2:.$R$50];[.H39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49BN45" calcext:value-type="string">
            <text:p>T49BN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399]&gt;=[.$A$2];[.$A$1];[.E399]+INDEX([.$O$2:.$O$50];[.H400])+(RAND()*INDEX([.$N$2:.$N$50];[.H400])))" office:value-type="date" office:date-value="2019-07-11T23:09:16.383754" calcext:value-type="date">
            <text:p>11-7-2019</text:p>
          </table:table-cell>
          <table:table-cell table:style-name="ce13" table:formula="of:=[.K400]&amp;&quot; &quot;&amp;INDEX([.$Q$2:.$Q$50];[.H400])" office:value-type="string" office:string-value="Q48EJ89 Jumbo Leiden" calcext:value-type="string">
            <text:p>Q48EJ89 Jumbo Leiden</text:p>
          </table:table-cell>
          <table:table-cell table:style-name="ce15" table:formula="of:=INDEX([.$T$2:.$T$50];[.H400])+(RAND()*INDEX([.$S$2:.$S$50];[.H400]))" office:value-type="currency" office:currency="EUR" office:value="-10.967231478568" calcext:value-type="currency">
            <text:p>-€ 10.97</text:p>
          </table:table-cell>
          <table:table-cell table:style-name="ce16" table:formula="of:=IF([.E399]&gt;=[.$A$2];[.H399]+1;[.H399])" office:value-type="float" office:value="10" calcext:value-type="float">
            <text:p>10</text:p>
          </table:table-cell>
          <table:table-cell/>
          <table:table-cell table:style-name="ce18" table:formula="of:=INDEX([.$R$2:.$R$50];[.H40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48EJ89" calcext:value-type="string">
            <text:p>Q48EJ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0]&gt;=[.$A$2];[.$A$1];[.E400]+INDEX([.$O$2:.$O$50];[.H401])+(RAND()*INDEX([.$N$2:.$N$50];[.H401])))" office:value-type="date" office:date-value="2019-07-17T17:21:48.06812" calcext:value-type="date">
            <text:p>17-7-2019</text:p>
          </table:table-cell>
          <table:table-cell table:style-name="ce13" table:formula="of:=[.K401]&amp;&quot; &quot;&amp;INDEX([.$Q$2:.$Q$50];[.H401])" office:value-type="string" office:string-value="S66DW14 Jumbo Leiden" calcext:value-type="string">
            <text:p>S66DW14 Jumbo Leiden</text:p>
          </table:table-cell>
          <table:table-cell table:style-name="ce15" table:formula="of:=INDEX([.$T$2:.$T$50];[.H401])+(RAND()*INDEX([.$S$2:.$S$50];[.H401]))" office:value-type="currency" office:currency="EUR" office:value="-20.4029412340398" calcext:value-type="currency">
            <text:p>-€ 20.40</text:p>
          </table:table-cell>
          <table:table-cell table:style-name="ce16" table:formula="of:=IF([.E400]&gt;=[.$A$2];[.H400]+1;[.H400])" office:value-type="float" office:value="10" calcext:value-type="float">
            <text:p>10</text:p>
          </table:table-cell>
          <table:table-cell/>
          <table:table-cell table:style-name="ce18" table:formula="of:=INDEX([.$R$2:.$R$50];[.H40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66DW14" calcext:value-type="string">
            <text:p>S66DW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1]&gt;=[.$A$2];[.$A$1];[.E401]+INDEX([.$O$2:.$O$50];[.H402])+(RAND()*INDEX([.$N$2:.$N$50];[.H402])))" office:value-type="date" office:date-value="2019-07-22T08:14:39.844274" calcext:value-type="date">
            <text:p>22-7-2019</text:p>
          </table:table-cell>
          <table:table-cell table:style-name="ce13" table:formula="of:=[.K402]&amp;&quot; &quot;&amp;INDEX([.$Q$2:.$Q$50];[.H402])" office:value-type="string" office:string-value="T75LO14 Jumbo Leiden" calcext:value-type="string">
            <text:p>T75LO14 Jumbo Leiden</text:p>
          </table:table-cell>
          <table:table-cell table:style-name="ce15" table:formula="of:=INDEX([.$T$2:.$T$50];[.H402])+(RAND()*INDEX([.$S$2:.$S$50];[.H402]))" office:value-type="currency" office:currency="EUR" office:value="-10.2807329775797" calcext:value-type="currency">
            <text:p>-€ 10.28</text:p>
          </table:table-cell>
          <table:table-cell table:style-name="ce16" table:formula="of:=IF([.E401]&gt;=[.$A$2];[.H401]+1;[.H401])" office:value-type="float" office:value="10" calcext:value-type="float">
            <text:p>10</text:p>
          </table:table-cell>
          <table:table-cell/>
          <table:table-cell table:style-name="ce18" table:formula="of:=INDEX([.$R$2:.$R$50];[.H40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5LO14" calcext:value-type="string">
            <text:p>T75LO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2]&gt;=[.$A$2];[.$A$1];[.E402]+INDEX([.$O$2:.$O$50];[.H403])+(RAND()*INDEX([.$N$2:.$N$50];[.H403])))" office:value-type="date" office:date-value="2019-07-27T09:24:31.90097" calcext:value-type="date">
            <text:p>27-7-2019</text:p>
          </table:table-cell>
          <table:table-cell table:style-name="ce13" table:formula="of:=[.K403]&amp;&quot; &quot;&amp;INDEX([.$Q$2:.$Q$50];[.H403])" office:value-type="string" office:string-value="D88JD57 Jumbo Leiden" calcext:value-type="string">
            <text:p>D88JD57 Jumbo Leiden</text:p>
          </table:table-cell>
          <table:table-cell table:style-name="ce15" table:formula="of:=INDEX([.$T$2:.$T$50];[.H403])+(RAND()*INDEX([.$S$2:.$S$50];[.H403]))" office:value-type="currency" office:currency="EUR" office:value="-14.188107408061" calcext:value-type="currency">
            <text:p>-€ 14.19</text:p>
          </table:table-cell>
          <table:table-cell table:style-name="ce16" table:formula="of:=IF([.E402]&gt;=[.$A$2];[.H402]+1;[.H402])" office:value-type="float" office:value="10" calcext:value-type="float">
            <text:p>10</text:p>
          </table:table-cell>
          <table:table-cell/>
          <table:table-cell table:style-name="ce18" table:formula="of:=INDEX([.$R$2:.$R$50];[.H40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88JD57" calcext:value-type="string">
            <text:p>D88JD5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3]&gt;=[.$A$2];[.$A$1];[.E403]+INDEX([.$O$2:.$O$50];[.H404])+(RAND()*INDEX([.$N$2:.$N$50];[.H404])))" office:value-type="date" office:date-value="2019-08-03T01:33:46.457683" calcext:value-type="date">
            <text:p>3-8-2019</text:p>
          </table:table-cell>
          <table:table-cell table:style-name="ce13" table:formula="of:=[.K404]&amp;&quot; &quot;&amp;INDEX([.$Q$2:.$Q$50];[.H404])" office:value-type="string" office:string-value="N29RS87 Jumbo Leiden" calcext:value-type="string">
            <text:p>N29RS87 Jumbo Leiden</text:p>
          </table:table-cell>
          <table:table-cell table:style-name="ce15" table:formula="of:=INDEX([.$T$2:.$T$50];[.H404])+(RAND()*INDEX([.$S$2:.$S$50];[.H404]))" office:value-type="currency" office:currency="EUR" office:value="-11.4374325848522" calcext:value-type="currency">
            <text:p>-€ 11.44</text:p>
          </table:table-cell>
          <table:table-cell table:style-name="ce16" table:formula="of:=IF([.E403]&gt;=[.$A$2];[.H403]+1;[.H403])" office:value-type="float" office:value="10" calcext:value-type="float">
            <text:p>10</text:p>
          </table:table-cell>
          <table:table-cell/>
          <table:table-cell table:style-name="ce18" table:formula="of:=INDEX([.$R$2:.$R$50];[.H40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29RS87" calcext:value-type="string">
            <text:p>N29RS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4]&gt;=[.$A$2];[.$A$1];[.E404]+INDEX([.$O$2:.$O$50];[.H405])+(RAND()*INDEX([.$N$2:.$N$50];[.H405])))" office:value-type="date" office:date-value="2019-08-08T14:27:21.04975" calcext:value-type="date">
            <text:p>8-8-2019</text:p>
          </table:table-cell>
          <table:table-cell table:style-name="ce13" table:formula="of:=[.K405]&amp;&quot; &quot;&amp;INDEX([.$Q$2:.$Q$50];[.H405])" office:value-type="string" office:string-value="Z59DP65 Jumbo Leiden" calcext:value-type="string">
            <text:p>Z59DP65 Jumbo Leiden</text:p>
          </table:table-cell>
          <table:table-cell table:style-name="ce15" table:formula="of:=INDEX([.$T$2:.$T$50];[.H405])+(RAND()*INDEX([.$S$2:.$S$50];[.H405]))" office:value-type="currency" office:currency="EUR" office:value="-12.1394430538181" calcext:value-type="currency">
            <text:p>-€ 12.14</text:p>
          </table:table-cell>
          <table:table-cell table:style-name="ce16" table:formula="of:=IF([.E404]&gt;=[.$A$2];[.H404]+1;[.H404])" office:value-type="float" office:value="10" calcext:value-type="float">
            <text:p>10</text:p>
          </table:table-cell>
          <table:table-cell/>
          <table:table-cell table:style-name="ce18" table:formula="of:=INDEX([.$R$2:.$R$50];[.H40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59DP65" calcext:value-type="string">
            <text:p>Z59DP6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5]&gt;=[.$A$2];[.$A$1];[.E405]+INDEX([.$O$2:.$O$50];[.H406])+(RAND()*INDEX([.$N$2:.$N$50];[.H406])))" office:value-type="date" office:date-value="2019-08-15T06:25:31.145594" calcext:value-type="date">
            <text:p>15-8-2019</text:p>
          </table:table-cell>
          <table:table-cell table:style-name="ce13" table:formula="of:=[.K406]&amp;&quot; &quot;&amp;INDEX([.$Q$2:.$Q$50];[.H406])" office:value-type="string" office:string-value="Z63NC74 Jumbo Leiden" calcext:value-type="string">
            <text:p>Z63NC74 Jumbo Leiden</text:p>
          </table:table-cell>
          <table:table-cell table:style-name="ce15" table:formula="of:=INDEX([.$T$2:.$T$50];[.H406])+(RAND()*INDEX([.$S$2:.$S$50];[.H406]))" office:value-type="currency" office:currency="EUR" office:value="-17.7778042435117" calcext:value-type="currency">
            <text:p>-€ 17.78</text:p>
          </table:table-cell>
          <table:table-cell table:style-name="ce16" table:formula="of:=IF([.E405]&gt;=[.$A$2];[.H405]+1;[.H405])" office:value-type="float" office:value="10" calcext:value-type="float">
            <text:p>10</text:p>
          </table:table-cell>
          <table:table-cell/>
          <table:table-cell table:style-name="ce18" table:formula="of:=INDEX([.$R$2:.$R$50];[.H40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63NC74" calcext:value-type="string">
            <text:p>Z63NC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6]&gt;=[.$A$2];[.$A$1];[.E406]+INDEX([.$O$2:.$O$50];[.H407])+(RAND()*INDEX([.$N$2:.$N$50];[.H407])))" office:value-type="date" office:date-value="2019-08-20T09:40:02.752734" calcext:value-type="date">
            <text:p>20-8-2019</text:p>
          </table:table-cell>
          <table:table-cell table:style-name="ce13" table:formula="of:=[.K407]&amp;&quot; &quot;&amp;INDEX([.$Q$2:.$Q$50];[.H407])" office:value-type="string" office:string-value="F28WU11 Jumbo Leiden" calcext:value-type="string">
            <text:p>F28WU11 Jumbo Leiden</text:p>
          </table:table-cell>
          <table:table-cell table:style-name="ce15" table:formula="of:=INDEX([.$T$2:.$T$50];[.H407])+(RAND()*INDEX([.$S$2:.$S$50];[.H407]))" office:value-type="currency" office:currency="EUR" office:value="-20.5758576475321" calcext:value-type="currency">
            <text:p>-€ 20.58</text:p>
          </table:table-cell>
          <table:table-cell table:style-name="ce16" table:formula="of:=IF([.E406]&gt;=[.$A$2];[.H406]+1;[.H406])" office:value-type="float" office:value="10" calcext:value-type="float">
            <text:p>10</text:p>
          </table:table-cell>
          <table:table-cell/>
          <table:table-cell table:style-name="ce18" table:formula="of:=INDEX([.$R$2:.$R$50];[.H40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28WU11" calcext:value-type="string">
            <text:p>F28WU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7]&gt;=[.$A$2];[.$A$1];[.E407]+INDEX([.$O$2:.$O$50];[.H408])+(RAND()*INDEX([.$N$2:.$N$50];[.H408])))" office:value-type="date" office:date-value="2019-08-25T17:54:04.821814" calcext:value-type="date">
            <text:p>25-8-2019</text:p>
          </table:table-cell>
          <table:table-cell table:style-name="ce13" table:formula="of:=[.K408]&amp;&quot; &quot;&amp;INDEX([.$Q$2:.$Q$50];[.H408])" office:value-type="string" office:string-value="Q53EO76 Jumbo Leiden" calcext:value-type="string">
            <text:p>Q53EO76 Jumbo Leiden</text:p>
          </table:table-cell>
          <table:table-cell table:style-name="ce15" table:formula="of:=INDEX([.$T$2:.$T$50];[.H408])+(RAND()*INDEX([.$S$2:.$S$50];[.H408]))" office:value-type="currency" office:currency="EUR" office:value="-23.3306593008047" calcext:value-type="currency">
            <text:p>-€ 23.33</text:p>
          </table:table-cell>
          <table:table-cell table:style-name="ce16" table:formula="of:=IF([.E407]&gt;=[.$A$2];[.H407]+1;[.H407])" office:value-type="float" office:value="10" calcext:value-type="float">
            <text:p>10</text:p>
          </table:table-cell>
          <table:table-cell/>
          <table:table-cell table:style-name="ce18" table:formula="of:=INDEX([.$R$2:.$R$50];[.H40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53EO76" calcext:value-type="string">
            <text:p>Q53EO7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8]&gt;=[.$A$2];[.$A$1];[.E408]+INDEX([.$O$2:.$O$50];[.H409])+(RAND()*INDEX([.$N$2:.$N$50];[.H409])))" office:value-type="date" office:date-value="2019-08-31T04:34:39.910711" calcext:value-type="date">
            <text:p>31-8-2019</text:p>
          </table:table-cell>
          <table:table-cell table:style-name="ce13" table:formula="of:=[.K409]&amp;&quot; &quot;&amp;INDEX([.$Q$2:.$Q$50];[.H409])" office:value-type="string" office:string-value="O76XG86 Jumbo Leiden" calcext:value-type="string">
            <text:p>O76XG86 Jumbo Leiden</text:p>
          </table:table-cell>
          <table:table-cell table:style-name="ce15" table:formula="of:=INDEX([.$T$2:.$T$50];[.H409])+(RAND()*INDEX([.$S$2:.$S$50];[.H409]))" office:value-type="currency" office:currency="EUR" office:value="-13.4536489589904" calcext:value-type="currency">
            <text:p>-€ 13.45</text:p>
          </table:table-cell>
          <table:table-cell table:style-name="ce16" table:formula="of:=IF([.E408]&gt;=[.$A$2];[.H408]+1;[.H408])" office:value-type="float" office:value="10" calcext:value-type="float">
            <text:p>10</text:p>
          </table:table-cell>
          <table:table-cell/>
          <table:table-cell table:style-name="ce18" table:formula="of:=INDEX([.$R$2:.$R$50];[.H40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76XG86" calcext:value-type="string">
            <text:p>O76XG8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09]&gt;=[.$A$2];[.$A$1];[.E409]+INDEX([.$O$2:.$O$50];[.H410])+(RAND()*INDEX([.$N$2:.$N$50];[.H410])))" office:value-type="date" office:date-value="2019-09-05T15:15:48.119002" calcext:value-type="date">
            <text:p>5-9-2019</text:p>
          </table:table-cell>
          <table:table-cell table:style-name="ce13" table:formula="of:=[.K410]&amp;&quot; &quot;&amp;INDEX([.$Q$2:.$Q$50];[.H410])" office:value-type="string" office:string-value="I43HM20 Jumbo Leiden" calcext:value-type="string">
            <text:p>I43HM20 Jumbo Leiden</text:p>
          </table:table-cell>
          <table:table-cell table:style-name="ce15" table:formula="of:=INDEX([.$T$2:.$T$50];[.H410])+(RAND()*INDEX([.$S$2:.$S$50];[.H410]))" office:value-type="currency" office:currency="EUR" office:value="-13.0843909795293" calcext:value-type="currency">
            <text:p>-€ 13.08</text:p>
          </table:table-cell>
          <table:table-cell table:style-name="ce16" table:formula="of:=IF([.E409]&gt;=[.$A$2];[.H409]+1;[.H409])" office:value-type="float" office:value="10" calcext:value-type="float">
            <text:p>10</text:p>
          </table:table-cell>
          <table:table-cell/>
          <table:table-cell table:style-name="ce18" table:formula="of:=INDEX([.$R$2:.$R$50];[.H41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43HM20" calcext:value-type="string">
            <text:p>I43HM2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0]&gt;=[.$A$2];[.$A$1];[.E410]+INDEX([.$O$2:.$O$50];[.H411])+(RAND()*INDEX([.$N$2:.$N$50];[.H411])))" office:value-type="date" office:date-value="2019-09-10T02:56:59.234839" calcext:value-type="date">
            <text:p>10-9-2019</text:p>
          </table:table-cell>
          <table:table-cell table:style-name="ce13" table:formula="of:=[.K411]&amp;&quot; &quot;&amp;INDEX([.$Q$2:.$Q$50];[.H411])" office:value-type="string" office:string-value="P62TY18 Jumbo Leiden" calcext:value-type="string">
            <text:p>P62TY18 Jumbo Leiden</text:p>
          </table:table-cell>
          <table:table-cell table:style-name="ce15" table:formula="of:=INDEX([.$T$2:.$T$50];[.H411])+(RAND()*INDEX([.$S$2:.$S$50];[.H411]))" office:value-type="currency" office:currency="EUR" office:value="-16.1885651094123" calcext:value-type="currency">
            <text:p>-€ 16.19</text:p>
          </table:table-cell>
          <table:table-cell table:style-name="ce16" table:formula="of:=IF([.E410]&gt;=[.$A$2];[.H410]+1;[.H410])" office:value-type="float" office:value="10" calcext:value-type="float">
            <text:p>10</text:p>
          </table:table-cell>
          <table:table-cell/>
          <table:table-cell table:style-name="ce18" table:formula="of:=INDEX([.$R$2:.$R$50];[.H41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62TY18" calcext:value-type="string">
            <text:p>P62TY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1]&gt;=[.$A$2];[.$A$1];[.E411]+INDEX([.$O$2:.$O$50];[.H412])+(RAND()*INDEX([.$N$2:.$N$50];[.H412])))" office:value-type="date" office:date-value="2019-09-14T22:33:00.576656" calcext:value-type="date">
            <text:p>14-9-2019</text:p>
          </table:table-cell>
          <table:table-cell table:style-name="ce13" table:formula="of:=[.K412]&amp;&quot; &quot;&amp;INDEX([.$Q$2:.$Q$50];[.H412])" office:value-type="string" office:string-value="M75NS23 Jumbo Leiden" calcext:value-type="string">
            <text:p>M75NS23 Jumbo Leiden</text:p>
          </table:table-cell>
          <table:table-cell table:style-name="ce15" table:formula="of:=INDEX([.$T$2:.$T$50];[.H412])+(RAND()*INDEX([.$S$2:.$S$50];[.H412]))" office:value-type="currency" office:currency="EUR" office:value="-10.4561982297015" calcext:value-type="currency">
            <text:p>-€ 10.46</text:p>
          </table:table-cell>
          <table:table-cell table:style-name="ce16" table:formula="of:=IF([.E411]&gt;=[.$A$2];[.H411]+1;[.H411])" office:value-type="float" office:value="10" calcext:value-type="float">
            <text:p>10</text:p>
          </table:table-cell>
          <table:table-cell/>
          <table:table-cell table:style-name="ce18" table:formula="of:=INDEX([.$R$2:.$R$50];[.H41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75NS23" calcext:value-type="string">
            <text:p>M75NS2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2]&gt;=[.$A$2];[.$A$1];[.E412]+INDEX([.$O$2:.$O$50];[.H413])+(RAND()*INDEX([.$N$2:.$N$50];[.H413])))" office:value-type="date" office:date-value="2019-09-20T10:12:26.2246" calcext:value-type="date">
            <text:p>20-9-2019</text:p>
          </table:table-cell>
          <table:table-cell table:style-name="ce13" table:formula="of:=[.K413]&amp;&quot; &quot;&amp;INDEX([.$Q$2:.$Q$50];[.H413])" office:value-type="string" office:string-value="G99SH91 Jumbo Leiden" calcext:value-type="string">
            <text:p>G99SH91 Jumbo Leiden</text:p>
          </table:table-cell>
          <table:table-cell table:style-name="ce15" table:formula="of:=INDEX([.$T$2:.$T$50];[.H413])+(RAND()*INDEX([.$S$2:.$S$50];[.H413]))" office:value-type="currency" office:currency="EUR" office:value="-20.0931610682599" calcext:value-type="currency">
            <text:p>-€ 20.09</text:p>
          </table:table-cell>
          <table:table-cell table:style-name="ce16" table:formula="of:=IF([.E412]&gt;=[.$A$2];[.H412]+1;[.H412])" office:value-type="float" office:value="10" calcext:value-type="float">
            <text:p>10</text:p>
          </table:table-cell>
          <table:table-cell/>
          <table:table-cell table:style-name="ce18" table:formula="of:=INDEX([.$R$2:.$R$50];[.H41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99SH91" calcext:value-type="string">
            <text:p>G99SH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3]&gt;=[.$A$2];[.$A$1];[.E413]+INDEX([.$O$2:.$O$50];[.H414])+(RAND()*INDEX([.$N$2:.$N$50];[.H414])))" office:value-type="date" office:date-value="2019-09-25T15:43:12.430118" calcext:value-type="date">
            <text:p>25-9-2019</text:p>
          </table:table-cell>
          <table:table-cell table:style-name="ce13" table:formula="of:=[.K414]&amp;&quot; &quot;&amp;INDEX([.$Q$2:.$Q$50];[.H414])" office:value-type="string" office:string-value="C41DI22 Jumbo Leiden" calcext:value-type="string">
            <text:p>C41DI22 Jumbo Leiden</text:p>
          </table:table-cell>
          <table:table-cell table:style-name="ce15" table:formula="of:=INDEX([.$T$2:.$T$50];[.H414])+(RAND()*INDEX([.$S$2:.$S$50];[.H414]))" office:value-type="currency" office:currency="EUR" office:value="-15.9666157706427" calcext:value-type="currency">
            <text:p>-€ 15.97</text:p>
          </table:table-cell>
          <table:table-cell table:style-name="ce16" table:formula="of:=IF([.E413]&gt;=[.$A$2];[.H413]+1;[.H413])" office:value-type="float" office:value="10" calcext:value-type="float">
            <text:p>10</text:p>
          </table:table-cell>
          <table:table-cell/>
          <table:table-cell table:style-name="ce18" table:formula="of:=INDEX([.$R$2:.$R$50];[.H41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41DI22" calcext:value-type="string">
            <text:p>C41DI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4]&gt;=[.$A$2];[.$A$1];[.E414]+INDEX([.$O$2:.$O$50];[.H415])+(RAND()*INDEX([.$N$2:.$N$50];[.H415])))" office:value-type="date" office:date-value="2019-09-30T13:54:56.618012" calcext:value-type="date">
            <text:p>30-9-2019</text:p>
          </table:table-cell>
          <table:table-cell table:style-name="ce13" table:formula="of:=[.K415]&amp;&quot; &quot;&amp;INDEX([.$Q$2:.$Q$50];[.H415])" office:value-type="string" office:string-value="Z59SV33 Jumbo Leiden" calcext:value-type="string">
            <text:p>Z59SV33 Jumbo Leiden</text:p>
          </table:table-cell>
          <table:table-cell table:style-name="ce15" table:formula="of:=INDEX([.$T$2:.$T$50];[.H415])+(RAND()*INDEX([.$S$2:.$S$50];[.H415]))" office:value-type="currency" office:currency="EUR" office:value="-17.5733389184028" calcext:value-type="currency">
            <text:p>-€ 17.57</text:p>
          </table:table-cell>
          <table:table-cell table:style-name="ce16" table:formula="of:=IF([.E414]&gt;=[.$A$2];[.H414]+1;[.H414])" office:value-type="float" office:value="10" calcext:value-type="float">
            <text:p>10</text:p>
          </table:table-cell>
          <table:table-cell/>
          <table:table-cell table:style-name="ce18" table:formula="of:=INDEX([.$R$2:.$R$50];[.H41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59SV33" calcext:value-type="string">
            <text:p>Z59SV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5]&gt;=[.$A$2];[.$A$1];[.E415]+INDEX([.$O$2:.$O$50];[.H416])+(RAND()*INDEX([.$N$2:.$N$50];[.H416])))" office:value-type="date" office:date-value="2019-10-07T07:33:31.274379" calcext:value-type="date">
            <text:p>7-10-2019</text:p>
          </table:table-cell>
          <table:table-cell table:style-name="ce13" table:formula="of:=[.K416]&amp;&quot; &quot;&amp;INDEX([.$Q$2:.$Q$50];[.H416])" office:value-type="string" office:string-value="B96RJ91 Jumbo Leiden" calcext:value-type="string">
            <text:p>B96RJ91 Jumbo Leiden</text:p>
          </table:table-cell>
          <table:table-cell table:style-name="ce15" table:formula="of:=INDEX([.$T$2:.$T$50];[.H416])+(RAND()*INDEX([.$S$2:.$S$50];[.H416]))" office:value-type="currency" office:currency="EUR" office:value="-15.8364670051066" calcext:value-type="currency">
            <text:p>-€ 15.84</text:p>
          </table:table-cell>
          <table:table-cell table:style-name="ce16" table:formula="of:=IF([.E415]&gt;=[.$A$2];[.H415]+1;[.H415])" office:value-type="float" office:value="10" calcext:value-type="float">
            <text:p>10</text:p>
          </table:table-cell>
          <table:table-cell/>
          <table:table-cell table:style-name="ce18" table:formula="of:=INDEX([.$R$2:.$R$50];[.H41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96RJ91" calcext:value-type="string">
            <text:p>B96RJ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6]&gt;=[.$A$2];[.$A$1];[.E416]+INDEX([.$O$2:.$O$50];[.H417])+(RAND()*INDEX([.$N$2:.$N$50];[.H417])))" office:value-type="date" office:date-value="2019-10-11T14:50:46.680899" calcext:value-type="date">
            <text:p>11-10-2019</text:p>
          </table:table-cell>
          <table:table-cell table:style-name="ce13" table:formula="of:=[.K417]&amp;&quot; &quot;&amp;INDEX([.$Q$2:.$Q$50];[.H417])" office:value-type="string" office:string-value="M65OE36 Jumbo Leiden" calcext:value-type="string">
            <text:p>M65OE36 Jumbo Leiden</text:p>
          </table:table-cell>
          <table:table-cell table:style-name="ce15" table:formula="of:=INDEX([.$T$2:.$T$50];[.H417])+(RAND()*INDEX([.$S$2:.$S$50];[.H417]))" office:value-type="currency" office:currency="EUR" office:value="-10.645802617194" calcext:value-type="currency">
            <text:p>-€ 10.65</text:p>
          </table:table-cell>
          <table:table-cell table:style-name="ce16" table:formula="of:=IF([.E416]&gt;=[.$A$2];[.H416]+1;[.H416])" office:value-type="float" office:value="10" calcext:value-type="float">
            <text:p>10</text:p>
          </table:table-cell>
          <table:table-cell/>
          <table:table-cell table:style-name="ce18" table:formula="of:=INDEX([.$R$2:.$R$50];[.H41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65OE36" calcext:value-type="string">
            <text:p>M65OE3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7]&gt;=[.$A$2];[.$A$1];[.E417]+INDEX([.$O$2:.$O$50];[.H418])+(RAND()*INDEX([.$N$2:.$N$50];[.H418])))" office:value-type="date" office:date-value="2019-10-17T10:15:56.563331" calcext:value-type="date">
            <text:p>17-10-2019</text:p>
          </table:table-cell>
          <table:table-cell table:style-name="ce13" table:formula="of:=[.K418]&amp;&quot; &quot;&amp;INDEX([.$Q$2:.$Q$50];[.H418])" office:value-type="string" office:string-value="D51RS56 Jumbo Leiden" calcext:value-type="string">
            <text:p>D51RS56 Jumbo Leiden</text:p>
          </table:table-cell>
          <table:table-cell table:style-name="ce15" table:formula="of:=INDEX([.$T$2:.$T$50];[.H418])+(RAND()*INDEX([.$S$2:.$S$50];[.H418]))" office:value-type="currency" office:currency="EUR" office:value="-10.6274996721577" calcext:value-type="currency">
            <text:p>-€ 10.63</text:p>
          </table:table-cell>
          <table:table-cell table:style-name="ce16" table:formula="of:=IF([.E417]&gt;=[.$A$2];[.H417]+1;[.H417])" office:value-type="float" office:value="10" calcext:value-type="float">
            <text:p>10</text:p>
          </table:table-cell>
          <table:table-cell/>
          <table:table-cell table:style-name="ce18" table:formula="of:=INDEX([.$R$2:.$R$50];[.H41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51RS56" calcext:value-type="string">
            <text:p>D51RS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8]&gt;=[.$A$2];[.$A$1];[.E418]+INDEX([.$O$2:.$O$50];[.H419])+(RAND()*INDEX([.$N$2:.$N$50];[.H419])))" office:value-type="date" office:date-value="2019-10-22T08:48:47.959021" calcext:value-type="date">
            <text:p>22-10-2019</text:p>
          </table:table-cell>
          <table:table-cell table:style-name="ce13" table:formula="of:=[.K419]&amp;&quot; &quot;&amp;INDEX([.$Q$2:.$Q$50];[.H419])" office:value-type="string" office:string-value="W49BW21 Jumbo Leiden" calcext:value-type="string">
            <text:p>W49BW21 Jumbo Leiden</text:p>
          </table:table-cell>
          <table:table-cell table:style-name="ce15" table:formula="of:=INDEX([.$T$2:.$T$50];[.H419])+(RAND()*INDEX([.$S$2:.$S$50];[.H419]))" office:value-type="currency" office:currency="EUR" office:value="-11.2781490585314" calcext:value-type="currency">
            <text:p>-€ 11.28</text:p>
          </table:table-cell>
          <table:table-cell table:style-name="ce16" table:formula="of:=IF([.E418]&gt;=[.$A$2];[.H418]+1;[.H418])" office:value-type="float" office:value="10" calcext:value-type="float">
            <text:p>10</text:p>
          </table:table-cell>
          <table:table-cell/>
          <table:table-cell table:style-name="ce18" table:formula="of:=INDEX([.$R$2:.$R$50];[.H41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49BW21" calcext:value-type="string">
            <text:p>W49BW2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19]&gt;=[.$A$2];[.$A$1];[.E419]+INDEX([.$O$2:.$O$50];[.H420])+(RAND()*INDEX([.$N$2:.$N$50];[.H420])))" office:value-type="date" office:date-value="2019-10-26T16:19:10.622908" calcext:value-type="date">
            <text:p>26-10-2019</text:p>
          </table:table-cell>
          <table:table-cell table:style-name="ce13" table:formula="of:=[.K420]&amp;&quot; &quot;&amp;INDEX([.$Q$2:.$Q$50];[.H420])" office:value-type="string" office:string-value="Q27QR91 Jumbo Leiden" calcext:value-type="string">
            <text:p>Q27QR91 Jumbo Leiden</text:p>
          </table:table-cell>
          <table:table-cell table:style-name="ce15" table:formula="of:=INDEX([.$T$2:.$T$50];[.H420])+(RAND()*INDEX([.$S$2:.$S$50];[.H420]))" office:value-type="currency" office:currency="EUR" office:value="-14.1948336559396" calcext:value-type="currency">
            <text:p>-€ 14.19</text:p>
          </table:table-cell>
          <table:table-cell table:style-name="ce16" table:formula="of:=IF([.E419]&gt;=[.$A$2];[.H419]+1;[.H419])" office:value-type="float" office:value="10" calcext:value-type="float">
            <text:p>10</text:p>
          </table:table-cell>
          <table:table-cell/>
          <table:table-cell table:style-name="ce18" table:formula="of:=INDEX([.$R$2:.$R$50];[.H42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27QR91" calcext:value-type="string">
            <text:p>Q27QR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0]&gt;=[.$A$2];[.$A$1];[.E420]+INDEX([.$O$2:.$O$50];[.H421])+(RAND()*INDEX([.$N$2:.$N$50];[.H421])))" office:value-type="date" office:date-value="2019-10-31T16:48:21.543329" calcext:value-type="date">
            <text:p>31-10-2019</text:p>
          </table:table-cell>
          <table:table-cell table:style-name="ce13" table:formula="of:=[.K421]&amp;&quot; &quot;&amp;INDEX([.$Q$2:.$Q$50];[.H421])" office:value-type="string" office:string-value="X85NF36 Jumbo Leiden" calcext:value-type="string">
            <text:p>X85NF36 Jumbo Leiden</text:p>
          </table:table-cell>
          <table:table-cell table:style-name="ce15" table:formula="of:=INDEX([.$T$2:.$T$50];[.H421])+(RAND()*INDEX([.$S$2:.$S$50];[.H421]))" office:value-type="currency" office:currency="EUR" office:value="-11.8466496722541" calcext:value-type="currency">
            <text:p>-€ 11.85</text:p>
          </table:table-cell>
          <table:table-cell table:style-name="ce16" table:formula="of:=IF([.E420]&gt;=[.$A$2];[.H420]+1;[.H420])" office:value-type="float" office:value="10" calcext:value-type="float">
            <text:p>10</text:p>
          </table:table-cell>
          <table:table-cell/>
          <table:table-cell table:style-name="ce18" table:formula="of:=INDEX([.$R$2:.$R$50];[.H42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85NF36" calcext:value-type="string">
            <text:p>X85NF3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1]&gt;=[.$A$2];[.$A$1];[.E421]+INDEX([.$O$2:.$O$50];[.H422])+(RAND()*INDEX([.$N$2:.$N$50];[.H422])))" office:value-type="date" office:date-value="2019-11-06T22:41:27.606752" calcext:value-type="date">
            <text:p>6-11-2019</text:p>
          </table:table-cell>
          <table:table-cell table:style-name="ce13" table:formula="of:=[.K422]&amp;&quot; &quot;&amp;INDEX([.$Q$2:.$Q$50];[.H422])" office:value-type="string" office:string-value="E42EQ17 Jumbo Leiden" calcext:value-type="string">
            <text:p>E42EQ17 Jumbo Leiden</text:p>
          </table:table-cell>
          <table:table-cell table:style-name="ce15" table:formula="of:=INDEX([.$T$2:.$T$50];[.H422])+(RAND()*INDEX([.$S$2:.$S$50];[.H422]))" office:value-type="currency" office:currency="EUR" office:value="-20.6997589570358" calcext:value-type="currency">
            <text:p>-€ 20.70</text:p>
          </table:table-cell>
          <table:table-cell table:style-name="ce16" table:formula="of:=IF([.E421]&gt;=[.$A$2];[.H421]+1;[.H421])" office:value-type="float" office:value="10" calcext:value-type="float">
            <text:p>10</text:p>
          </table:table-cell>
          <table:table-cell/>
          <table:table-cell table:style-name="ce18" table:formula="of:=INDEX([.$R$2:.$R$50];[.H42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42EQ17" calcext:value-type="string">
            <text:p>E42EQ1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2]&gt;=[.$A$2];[.$A$1];[.E422]+INDEX([.$O$2:.$O$50];[.H423])+(RAND()*INDEX([.$N$2:.$N$50];[.H423])))" office:value-type="date" office:date-value="2019-11-11T06:07:43.437187" calcext:value-type="date">
            <text:p>11-11-2019</text:p>
          </table:table-cell>
          <table:table-cell table:style-name="ce13" table:formula="of:=[.K423]&amp;&quot; &quot;&amp;INDEX([.$Q$2:.$Q$50];[.H423])" office:value-type="string" office:string-value="L31RD10 Jumbo Leiden" calcext:value-type="string">
            <text:p>L31RD10 Jumbo Leiden</text:p>
          </table:table-cell>
          <table:table-cell table:style-name="ce15" table:formula="of:=INDEX([.$T$2:.$T$50];[.H423])+(RAND()*INDEX([.$S$2:.$S$50];[.H423]))" office:value-type="currency" office:currency="EUR" office:value="-21.6922051412871" calcext:value-type="currency">
            <text:p>-€ 21.69</text:p>
          </table:table-cell>
          <table:table-cell table:style-name="ce16" table:formula="of:=IF([.E422]&gt;=[.$A$2];[.H422]+1;[.H422])" office:value-type="float" office:value="10" calcext:value-type="float">
            <text:p>10</text:p>
          </table:table-cell>
          <table:table-cell/>
          <table:table-cell table:style-name="ce18" table:formula="of:=INDEX([.$R$2:.$R$50];[.H42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31RD10" calcext:value-type="string">
            <text:p>L31RD1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3]&gt;=[.$A$2];[.$A$1];[.E423]+INDEX([.$O$2:.$O$50];[.H424])+(RAND()*INDEX([.$N$2:.$N$50];[.H424])))" office:value-type="date" office:date-value="2019-11-15T09:28:38.215525" calcext:value-type="date">
            <text:p>15-11-2019</text:p>
          </table:table-cell>
          <table:table-cell table:style-name="ce13" table:formula="of:=[.K424]&amp;&quot; &quot;&amp;INDEX([.$Q$2:.$Q$50];[.H424])" office:value-type="string" office:string-value="V66SM93 Jumbo Leiden" calcext:value-type="string">
            <text:p>V66SM93 Jumbo Leiden</text:p>
          </table:table-cell>
          <table:table-cell table:style-name="ce15" table:formula="of:=INDEX([.$T$2:.$T$50];[.H424])+(RAND()*INDEX([.$S$2:.$S$50];[.H424]))" office:value-type="currency" office:currency="EUR" office:value="-12.0052989940824" calcext:value-type="currency">
            <text:p>-€ 12.01</text:p>
          </table:table-cell>
          <table:table-cell table:style-name="ce16" table:formula="of:=IF([.E423]&gt;=[.$A$2];[.H423]+1;[.H423])" office:value-type="float" office:value="10" calcext:value-type="float">
            <text:p>10</text:p>
          </table:table-cell>
          <table:table-cell/>
          <table:table-cell table:style-name="ce18" table:formula="of:=INDEX([.$R$2:.$R$50];[.H42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66SM93" calcext:value-type="string">
            <text:p>V66SM9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4]&gt;=[.$A$2];[.$A$1];[.E424]+INDEX([.$O$2:.$O$50];[.H425])+(RAND()*INDEX([.$N$2:.$N$50];[.H425])))" office:value-type="date" office:date-value="2019-11-20T22:50:36.27275" calcext:value-type="date">
            <text:p>20-11-2019</text:p>
          </table:table-cell>
          <table:table-cell table:style-name="ce13" table:formula="of:=[.K425]&amp;&quot; &quot;&amp;INDEX([.$Q$2:.$Q$50];[.H425])" office:value-type="string" office:string-value="Y81LQ73 Jumbo Leiden" calcext:value-type="string">
            <text:p>Y81LQ73 Jumbo Leiden</text:p>
          </table:table-cell>
          <table:table-cell table:style-name="ce15" table:formula="of:=INDEX([.$T$2:.$T$50];[.H425])+(RAND()*INDEX([.$S$2:.$S$50];[.H425]))" office:value-type="currency" office:currency="EUR" office:value="-12.7739812270964" calcext:value-type="currency">
            <text:p>-€ 12.77</text:p>
          </table:table-cell>
          <table:table-cell table:style-name="ce16" table:formula="of:=IF([.E424]&gt;=[.$A$2];[.H424]+1;[.H424])" office:value-type="float" office:value="10" calcext:value-type="float">
            <text:p>10</text:p>
          </table:table-cell>
          <table:table-cell/>
          <table:table-cell table:style-name="ce18" table:formula="of:=INDEX([.$R$2:.$R$50];[.H425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81LQ73" calcext:value-type="string">
            <text:p>Y81LQ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5]&gt;=[.$A$2];[.$A$1];[.E425]+INDEX([.$O$2:.$O$50];[.H426])+(RAND()*INDEX([.$N$2:.$N$50];[.H426])))" office:value-type="date" office:date-value="2019-11-25T20:08:37.680406" calcext:value-type="date">
            <text:p>25-11-2019</text:p>
          </table:table-cell>
          <table:table-cell table:style-name="ce13" table:formula="of:=[.K426]&amp;&quot; &quot;&amp;INDEX([.$Q$2:.$Q$50];[.H426])" office:value-type="string" office:string-value="W19TE91 Jumbo Leiden" calcext:value-type="string">
            <text:p>W19TE91 Jumbo Leiden</text:p>
          </table:table-cell>
          <table:table-cell table:style-name="ce15" table:formula="of:=INDEX([.$T$2:.$T$50];[.H426])+(RAND()*INDEX([.$S$2:.$S$50];[.H426]))" office:value-type="currency" office:currency="EUR" office:value="-13.0037903629658" calcext:value-type="currency">
            <text:p>-€ 13.00</text:p>
          </table:table-cell>
          <table:table-cell table:style-name="ce16" table:formula="of:=IF([.E425]&gt;=[.$A$2];[.H425]+1;[.H425])" office:value-type="float" office:value="10" calcext:value-type="float">
            <text:p>10</text:p>
          </table:table-cell>
          <table:table-cell/>
          <table:table-cell table:style-name="ce18" table:formula="of:=INDEX([.$R$2:.$R$50];[.H426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19TE91" calcext:value-type="string">
            <text:p>W19TE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6]&gt;=[.$A$2];[.$A$1];[.E426]+INDEX([.$O$2:.$O$50];[.H427])+(RAND()*INDEX([.$N$2:.$N$50];[.H427])))" office:value-type="date" office:date-value="2019-12-02T09:14:11.233775" calcext:value-type="date">
            <text:p>2-12-2019</text:p>
          </table:table-cell>
          <table:table-cell table:style-name="ce13" table:formula="of:=[.K427]&amp;&quot; &quot;&amp;INDEX([.$Q$2:.$Q$50];[.H427])" office:value-type="string" office:string-value="J93MJ87 Jumbo Leiden" calcext:value-type="string">
            <text:p>J93MJ87 Jumbo Leiden</text:p>
          </table:table-cell>
          <table:table-cell table:style-name="ce15" table:formula="of:=INDEX([.$T$2:.$T$50];[.H427])+(RAND()*INDEX([.$S$2:.$S$50];[.H427]))" office:value-type="currency" office:currency="EUR" office:value="-12.6983316949716" calcext:value-type="currency">
            <text:p>-€ 12.70</text:p>
          </table:table-cell>
          <table:table-cell table:style-name="ce16" table:formula="of:=IF([.E426]&gt;=[.$A$2];[.H426]+1;[.H426])" office:value-type="float" office:value="10" calcext:value-type="float">
            <text:p>10</text:p>
          </table:table-cell>
          <table:table-cell/>
          <table:table-cell table:style-name="ce18" table:formula="of:=INDEX([.$R$2:.$R$50];[.H427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93MJ87" calcext:value-type="string">
            <text:p>J93MJ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7]&gt;=[.$A$2];[.$A$1];[.E427]+INDEX([.$O$2:.$O$50];[.H428])+(RAND()*INDEX([.$N$2:.$N$50];[.H428])))" office:value-type="date" office:date-value="2019-12-09T06:42:33.937963" calcext:value-type="date">
            <text:p>9-12-2019</text:p>
          </table:table-cell>
          <table:table-cell table:style-name="ce13" table:formula="of:=[.K428]&amp;&quot; &quot;&amp;INDEX([.$Q$2:.$Q$50];[.H428])" office:value-type="string" office:string-value="W69AD61 Jumbo Leiden" calcext:value-type="string">
            <text:p>W69AD61 Jumbo Leiden</text:p>
          </table:table-cell>
          <table:table-cell table:style-name="ce15" table:formula="of:=INDEX([.$T$2:.$T$50];[.H428])+(RAND()*INDEX([.$S$2:.$S$50];[.H428]))" office:value-type="currency" office:currency="EUR" office:value="-23.4721518321394" calcext:value-type="currency">
            <text:p>-€ 23.47</text:p>
          </table:table-cell>
          <table:table-cell table:style-name="ce16" table:formula="of:=IF([.E427]&gt;=[.$A$2];[.H427]+1;[.H427])" office:value-type="float" office:value="10" calcext:value-type="float">
            <text:p>10</text:p>
          </table:table-cell>
          <table:table-cell/>
          <table:table-cell table:style-name="ce18" table:formula="of:=INDEX([.$R$2:.$R$50];[.H428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69AD61" calcext:value-type="string">
            <text:p>W69AD6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8]&gt;=[.$A$2];[.$A$1];[.E428]+INDEX([.$O$2:.$O$50];[.H429])+(RAND()*INDEX([.$N$2:.$N$50];[.H429])))" office:value-type="date" office:date-value="2019-12-15T03:46:48.726036" calcext:value-type="date">
            <text:p>15-12-2019</text:p>
          </table:table-cell>
          <table:table-cell table:style-name="ce13" table:formula="of:=[.K429]&amp;&quot; &quot;&amp;INDEX([.$Q$2:.$Q$50];[.H429])" office:value-type="string" office:string-value="U15CJ46 Jumbo Leiden" calcext:value-type="string">
            <text:p>U15CJ46 Jumbo Leiden</text:p>
          </table:table-cell>
          <table:table-cell table:style-name="ce15" table:formula="of:=INDEX([.$T$2:.$T$50];[.H429])+(RAND()*INDEX([.$S$2:.$S$50];[.H429]))" office:value-type="currency" office:currency="EUR" office:value="-13.5690128478849" calcext:value-type="currency">
            <text:p>-€ 13.57</text:p>
          </table:table-cell>
          <table:table-cell table:style-name="ce16" table:formula="of:=IF([.E428]&gt;=[.$A$2];[.H428]+1;[.H428])" office:value-type="float" office:value="10" calcext:value-type="float">
            <text:p>10</text:p>
          </table:table-cell>
          <table:table-cell/>
          <table:table-cell table:style-name="ce18" table:formula="of:=INDEX([.$R$2:.$R$50];[.H429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15CJ46" calcext:value-type="string">
            <text:p>U15CJ4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29]&gt;=[.$A$2];[.$A$1];[.E429]+INDEX([.$O$2:.$O$50];[.H430])+(RAND()*INDEX([.$N$2:.$N$50];[.H430])))" office:value-type="date" office:date-value="2019-12-20T03:39:56.219057" calcext:value-type="date">
            <text:p>20-12-2019</text:p>
          </table:table-cell>
          <table:table-cell table:style-name="ce13" table:formula="of:=[.K430]&amp;&quot; &quot;&amp;INDEX([.$Q$2:.$Q$50];[.H430])" office:value-type="string" office:string-value="D92FB38 Jumbo Leiden" calcext:value-type="string">
            <text:p>D92FB38 Jumbo Leiden</text:p>
          </table:table-cell>
          <table:table-cell table:style-name="ce15" table:formula="of:=INDEX([.$T$2:.$T$50];[.H430])+(RAND()*INDEX([.$S$2:.$S$50];[.H430]))" office:value-type="currency" office:currency="EUR" office:value="-19.4329729792939" calcext:value-type="currency">
            <text:p>-€ 19.43</text:p>
          </table:table-cell>
          <table:table-cell table:style-name="ce16" table:formula="of:=IF([.E429]&gt;=[.$A$2];[.H429]+1;[.H429])" office:value-type="float" office:value="10" calcext:value-type="float">
            <text:p>10</text:p>
          </table:table-cell>
          <table:table-cell/>
          <table:table-cell table:style-name="ce18" table:formula="of:=INDEX([.$R$2:.$R$50];[.H430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92FB38" calcext:value-type="string">
            <text:p>D92FB3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0]&gt;=[.$A$2];[.$A$1];[.E430]+INDEX([.$O$2:.$O$50];[.H431])+(RAND()*INDEX([.$N$2:.$N$50];[.H431])))" office:value-type="date" office:date-value="2019-12-26T16:33:05.966981" calcext:value-type="date">
            <text:p>26-12-2019</text:p>
          </table:table-cell>
          <table:table-cell table:style-name="ce13" table:formula="of:=[.K431]&amp;&quot; &quot;&amp;INDEX([.$Q$2:.$Q$50];[.H431])" office:value-type="string" office:string-value="U50XE57 Jumbo Leiden" calcext:value-type="string">
            <text:p>U50XE57 Jumbo Leiden</text:p>
          </table:table-cell>
          <table:table-cell table:style-name="ce15" table:formula="of:=INDEX([.$T$2:.$T$50];[.H431])+(RAND()*INDEX([.$S$2:.$S$50];[.H431]))" office:value-type="currency" office:currency="EUR" office:value="-11.115363844561" calcext:value-type="currency">
            <text:p>-€ 11.12</text:p>
          </table:table-cell>
          <table:table-cell table:style-name="ce16" table:formula="of:=IF([.E430]&gt;=[.$A$2];[.H430]+1;[.H430])" office:value-type="float" office:value="10" calcext:value-type="float">
            <text:p>10</text:p>
          </table:table-cell>
          <table:table-cell/>
          <table:table-cell table:style-name="ce18" table:formula="of:=INDEX([.$R$2:.$R$50];[.H431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50XE57" calcext:value-type="string">
            <text:p>U50XE5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1]&gt;=[.$A$2];[.$A$1];[.E431]+INDEX([.$O$2:.$O$50];[.H432])+(RAND()*INDEX([.$N$2:.$N$50];[.H432])))" office:value-type="date" office:date-value="2020-01-02T15:56:35.18985" calcext:value-type="date">
            <text:p>2-1-2020</text:p>
          </table:table-cell>
          <table:table-cell table:style-name="ce13" table:formula="of:=[.K432]&amp;&quot; &quot;&amp;INDEX([.$Q$2:.$Q$50];[.H432])" office:value-type="string" office:string-value="A83HX86 Jumbo Leiden" calcext:value-type="string">
            <text:p>A83HX86 Jumbo Leiden</text:p>
          </table:table-cell>
          <table:table-cell table:style-name="ce15" table:formula="of:=INDEX([.$T$2:.$T$50];[.H432])+(RAND()*INDEX([.$S$2:.$S$50];[.H432]))" office:value-type="currency" office:currency="EUR" office:value="-13.3124267914168" calcext:value-type="currency">
            <text:p>-€ 13.31</text:p>
          </table:table-cell>
          <table:table-cell table:style-name="ce16" table:formula="of:=IF([.E431]&gt;=[.$A$2];[.H431]+1;[.H431])" office:value-type="float" office:value="10" calcext:value-type="float">
            <text:p>10</text:p>
          </table:table-cell>
          <table:table-cell/>
          <table:table-cell table:style-name="ce18" table:formula="of:=INDEX([.$R$2:.$R$50];[.H432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83HX86" calcext:value-type="string">
            <text:p>A83HX8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2]&gt;=[.$A$2];[.$A$1];[.E432]+INDEX([.$O$2:.$O$50];[.H433])+(RAND()*INDEX([.$N$2:.$N$50];[.H433])))" office:value-type="date" office:date-value="2020-01-08T20:02:58.777142" calcext:value-type="date">
            <text:p>8-1-2020</text:p>
          </table:table-cell>
          <table:table-cell table:style-name="ce13" table:formula="of:=[.K433]&amp;&quot; &quot;&amp;INDEX([.$Q$2:.$Q$50];[.H433])" office:value-type="string" office:string-value="D51JE43 Jumbo Leiden" calcext:value-type="string">
            <text:p>D51JE43 Jumbo Leiden</text:p>
          </table:table-cell>
          <table:table-cell table:style-name="ce15" table:formula="of:=INDEX([.$T$2:.$T$50];[.H433])+(RAND()*INDEX([.$S$2:.$S$50];[.H433]))" office:value-type="currency" office:currency="EUR" office:value="-22.819805098042" calcext:value-type="currency">
            <text:p>-€ 22.82</text:p>
          </table:table-cell>
          <table:table-cell table:style-name="ce16" table:formula="of:=IF([.E432]&gt;=[.$A$2];[.H432]+1;[.H432])" office:value-type="float" office:value="10" calcext:value-type="float">
            <text:p>10</text:p>
          </table:table-cell>
          <table:table-cell/>
          <table:table-cell table:style-name="ce18" table:formula="of:=INDEX([.$R$2:.$R$50];[.H433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51JE43" calcext:value-type="string">
            <text:p>D51JE4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3]&gt;=[.$A$2];[.$A$1];[.E433]+INDEX([.$O$2:.$O$50];[.H434])+(RAND()*INDEX([.$N$2:.$N$50];[.H434])))" office:value-type="date" office:date-value="2020-01-14T07:29:40.59786" calcext:value-type="date">
            <text:p>14-1-2020</text:p>
          </table:table-cell>
          <table:table-cell table:style-name="ce13" table:formula="of:=[.K434]&amp;&quot; &quot;&amp;INDEX([.$Q$2:.$Q$50];[.H434])" office:value-type="string" office:string-value="U74VN72 Jumbo Leiden" calcext:value-type="string">
            <text:p>U74VN72 Jumbo Leiden</text:p>
          </table:table-cell>
          <table:table-cell table:style-name="ce15" table:formula="of:=INDEX([.$T$2:.$T$50];[.H434])+(RAND()*INDEX([.$S$2:.$S$50];[.H434]))" office:value-type="currency" office:currency="EUR" office:value="-16.8593860949754" calcext:value-type="currency">
            <text:p>-€ 16.86</text:p>
          </table:table-cell>
          <table:table-cell table:style-name="ce16" table:formula="of:=IF([.E433]&gt;=[.$A$2];[.H433]+1;[.H433])" office:value-type="float" office:value="10" calcext:value-type="float">
            <text:p>10</text:p>
          </table:table-cell>
          <table:table-cell/>
          <table:table-cell table:style-name="ce18" table:formula="of:=INDEX([.$R$2:.$R$50];[.H434])" office:value-type="string" office:string-value="Supermarket" calcext:value-type="string">
            <text:p>Supermarke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74VN72" calcext:value-type="string">
            <text:p>U74VN7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4]&gt;=[.$A$2];[.$A$1];[.E434]+INDEX([.$O$2:.$O$50];[.H435])+(RAND()*INDEX([.$N$2:.$N$50];[.H435])))" office:value-type="date" office:date-value="2018-01-10" calcext:value-type="date">
            <text:p>10-1-2018</text:p>
          </table:table-cell>
          <table:table-cell table:style-name="ce13" table:formula="of:=[.K435]&amp;&quot; &quot;&amp;INDEX([.$Q$2:.$Q$50];[.H435])" office:value-type="string" office:string-value="N10SK24 Paycheck" calcext:value-type="string">
            <text:p>N10SK24 Paycheck</text:p>
          </table:table-cell>
          <table:table-cell table:style-name="ce15" table:formula="of:=INDEX([.$T$2:.$T$50];[.H435])+(RAND()*INDEX([.$S$2:.$S$50];[.H435]))" office:value-type="currency" office:currency="EUR" office:value="2631.89374526904" calcext:value-type="currency">
            <text:p>€ 2,631.89</text:p>
          </table:table-cell>
          <table:table-cell table:style-name="ce16" table:formula="of:=IF([.E434]&gt;=[.$A$2];[.H434]+1;[.H434])" office:value-type="float" office:value="11" calcext:value-type="float">
            <text:p>11</text:p>
          </table:table-cell>
          <table:table-cell/>
          <table:table-cell table:style-name="ce18" table:formula="of:=INDEX([.$R$2:.$R$50];[.H435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10SK24" calcext:value-type="string">
            <text:p>N10SK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5]&gt;=[.$A$2];[.$A$1];[.E435]+INDEX([.$O$2:.$O$50];[.H436])+(RAND()*INDEX([.$N$2:.$N$50];[.H436])))" office:value-type="date" office:date-value="2018-02-09T13:42:24.948471" calcext:value-type="date">
            <text:p>9-2-2018</text:p>
          </table:table-cell>
          <table:table-cell table:style-name="ce13" table:formula="of:=[.K436]&amp;&quot; &quot;&amp;INDEX([.$Q$2:.$Q$50];[.H436])" office:value-type="string" office:string-value="K79FU42 Paycheck" calcext:value-type="string">
            <text:p>K79FU42 Paycheck</text:p>
          </table:table-cell>
          <table:table-cell table:style-name="ce15" table:formula="of:=INDEX([.$T$2:.$T$50];[.H436])+(RAND()*INDEX([.$S$2:.$S$50];[.H436]))" office:value-type="currency" office:currency="EUR" office:value="2570.44938546864" calcext:value-type="currency">
            <text:p>€ 2,570.45</text:p>
          </table:table-cell>
          <table:table-cell table:style-name="ce16" table:formula="of:=IF([.E435]&gt;=[.$A$2];[.H435]+1;[.H435])" office:value-type="float" office:value="11" calcext:value-type="float">
            <text:p>11</text:p>
          </table:table-cell>
          <table:table-cell/>
          <table:table-cell table:style-name="ce18" table:formula="of:=INDEX([.$R$2:.$R$50];[.H436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79FU42" calcext:value-type="string">
            <text:p>K79FU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6]&gt;=[.$A$2];[.$A$1];[.E436]+INDEX([.$O$2:.$O$50];[.H437])+(RAND()*INDEX([.$N$2:.$N$50];[.H437])))" office:value-type="date" office:date-value="2018-03-12T13:17:01.827763" calcext:value-type="date">
            <text:p>12-3-2018</text:p>
          </table:table-cell>
          <table:table-cell table:style-name="ce13" table:formula="of:=[.K437]&amp;&quot; &quot;&amp;INDEX([.$Q$2:.$Q$50];[.H437])" office:value-type="string" office:string-value="U80LS63 Paycheck" calcext:value-type="string">
            <text:p>U80LS63 Paycheck</text:p>
          </table:table-cell>
          <table:table-cell table:style-name="ce15" table:formula="of:=INDEX([.$T$2:.$T$50];[.H437])+(RAND()*INDEX([.$S$2:.$S$50];[.H437]))" office:value-type="currency" office:currency="EUR" office:value="2616.3728610253" calcext:value-type="currency">
            <text:p>€ 2,616.37</text:p>
          </table:table-cell>
          <table:table-cell table:style-name="ce16" table:formula="of:=IF([.E436]&gt;=[.$A$2];[.H436]+1;[.H436])" office:value-type="float" office:value="11" calcext:value-type="float">
            <text:p>11</text:p>
          </table:table-cell>
          <table:table-cell/>
          <table:table-cell table:style-name="ce18" table:formula="of:=INDEX([.$R$2:.$R$50];[.H437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80LS63" calcext:value-type="string">
            <text:p>U80LS6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7]&gt;=[.$A$2];[.$A$1];[.E437]+INDEX([.$O$2:.$O$50];[.H438])+(RAND()*INDEX([.$N$2:.$N$50];[.H438])))" office:value-type="date" office:date-value="2018-04-11T18:38:21.008459" calcext:value-type="date">
            <text:p>11-4-2018</text:p>
          </table:table-cell>
          <table:table-cell table:style-name="ce13" table:formula="of:=[.K438]&amp;&quot; &quot;&amp;INDEX([.$Q$2:.$Q$50];[.H438])" office:value-type="string" office:string-value="B74WS32 Paycheck" calcext:value-type="string">
            <text:p>B74WS32 Paycheck</text:p>
          </table:table-cell>
          <table:table-cell table:style-name="ce15" table:formula="of:=INDEX([.$T$2:.$T$50];[.H438])+(RAND()*INDEX([.$S$2:.$S$50];[.H438]))" office:value-type="currency" office:currency="EUR" office:value="2564.28318482569" calcext:value-type="currency">
            <text:p>€ 2,564.28</text:p>
          </table:table-cell>
          <table:table-cell table:style-name="ce16" table:formula="of:=IF([.E437]&gt;=[.$A$2];[.H437]+1;[.H437])" office:value-type="float" office:value="11" calcext:value-type="float">
            <text:p>11</text:p>
          </table:table-cell>
          <table:table-cell/>
          <table:table-cell table:style-name="ce18" table:formula="of:=INDEX([.$R$2:.$R$50];[.H438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74WS32" calcext:value-type="string">
            <text:p>B74WS3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8]&gt;=[.$A$2];[.$A$1];[.E438]+INDEX([.$O$2:.$O$50];[.H439])+(RAND()*INDEX([.$N$2:.$N$50];[.H439])))" office:value-type="date" office:date-value="2018-05-12T12:07:26.508805" calcext:value-type="date">
            <text:p>12-5-2018</text:p>
          </table:table-cell>
          <table:table-cell table:style-name="ce13" table:formula="of:=[.K439]&amp;&quot; &quot;&amp;INDEX([.$Q$2:.$Q$50];[.H439])" office:value-type="string" office:string-value="X74JG18 Paycheck" calcext:value-type="string">
            <text:p>X74JG18 Paycheck</text:p>
          </table:table-cell>
          <table:table-cell table:style-name="ce15" table:formula="of:=INDEX([.$T$2:.$T$50];[.H439])+(RAND()*INDEX([.$S$2:.$S$50];[.H439]))" office:value-type="currency" office:currency="EUR" office:value="2591.60201036623" calcext:value-type="currency">
            <text:p>€ 2,591.60</text:p>
          </table:table-cell>
          <table:table-cell table:style-name="ce16" table:formula="of:=IF([.E438]&gt;=[.$A$2];[.H438]+1;[.H438])" office:value-type="float" office:value="11" calcext:value-type="float">
            <text:p>11</text:p>
          </table:table-cell>
          <table:table-cell/>
          <table:table-cell table:style-name="ce18" table:formula="of:=INDEX([.$R$2:.$R$50];[.H439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74JG18" calcext:value-type="string">
            <text:p>X74JG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39]&gt;=[.$A$2];[.$A$1];[.E439]+INDEX([.$O$2:.$O$50];[.H440])+(RAND()*INDEX([.$N$2:.$N$50];[.H440])))" office:value-type="date" office:date-value="2018-06-11T16:42:13.518902" calcext:value-type="date">
            <text:p>11-6-2018</text:p>
          </table:table-cell>
          <table:table-cell table:style-name="ce13" table:formula="of:=[.K440]&amp;&quot; &quot;&amp;INDEX([.$Q$2:.$Q$50];[.H440])" office:value-type="string" office:string-value="N79SZ72 Paycheck" calcext:value-type="string">
            <text:p>N79SZ72 Paycheck</text:p>
          </table:table-cell>
          <table:table-cell table:style-name="ce15" table:formula="of:=INDEX([.$T$2:.$T$50];[.H440])+(RAND()*INDEX([.$S$2:.$S$50];[.H440]))" office:value-type="currency" office:currency="EUR" office:value="2645.55260806014" calcext:value-type="currency">
            <text:p>€ 2,645.55</text:p>
          </table:table-cell>
          <table:table-cell table:style-name="ce16" table:formula="of:=IF([.E439]&gt;=[.$A$2];[.H439]+1;[.H439])" office:value-type="float" office:value="11" calcext:value-type="float">
            <text:p>11</text:p>
          </table:table-cell>
          <table:table-cell/>
          <table:table-cell table:style-name="ce18" table:formula="of:=INDEX([.$R$2:.$R$50];[.H440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79SZ72" calcext:value-type="string">
            <text:p>N79SZ7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0]&gt;=[.$A$2];[.$A$1];[.E440]+INDEX([.$O$2:.$O$50];[.H441])+(RAND()*INDEX([.$N$2:.$N$50];[.H441])))" office:value-type="date" office:date-value="2018-07-12T00:35:47.964323" calcext:value-type="date">
            <text:p>12-7-2018</text:p>
          </table:table-cell>
          <table:table-cell table:style-name="ce13" table:formula="of:=[.K441]&amp;&quot; &quot;&amp;INDEX([.$Q$2:.$Q$50];[.H441])" office:value-type="string" office:string-value="R21BK94 Paycheck" calcext:value-type="string">
            <text:p>R21BK94 Paycheck</text:p>
          </table:table-cell>
          <table:table-cell table:style-name="ce15" table:formula="of:=INDEX([.$T$2:.$T$50];[.H441])+(RAND()*INDEX([.$S$2:.$S$50];[.H441]))" office:value-type="currency" office:currency="EUR" office:value="2636.30313853521" calcext:value-type="currency">
            <text:p>€ 2,636.30</text:p>
          </table:table-cell>
          <table:table-cell table:style-name="ce16" table:formula="of:=IF([.E440]&gt;=[.$A$2];[.H440]+1;[.H440])" office:value-type="float" office:value="11" calcext:value-type="float">
            <text:p>11</text:p>
          </table:table-cell>
          <table:table-cell/>
          <table:table-cell table:style-name="ce18" table:formula="of:=INDEX([.$R$2:.$R$50];[.H441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21BK94" calcext:value-type="string">
            <text:p>R21BK9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1]&gt;=[.$A$2];[.$A$1];[.E441]+INDEX([.$O$2:.$O$50];[.H442])+(RAND()*INDEX([.$N$2:.$N$50];[.H442])))" office:value-type="date" office:date-value="2018-08-11T08:31:01.571478" calcext:value-type="date">
            <text:p>11-8-2018</text:p>
          </table:table-cell>
          <table:table-cell table:style-name="ce13" table:formula="of:=[.K442]&amp;&quot; &quot;&amp;INDEX([.$Q$2:.$Q$50];[.H442])" office:value-type="string" office:string-value="B51BE27 Paycheck" calcext:value-type="string">
            <text:p>B51BE27 Paycheck</text:p>
          </table:table-cell>
          <table:table-cell table:style-name="ce15" table:formula="of:=INDEX([.$T$2:.$T$50];[.H442])+(RAND()*INDEX([.$S$2:.$S$50];[.H442]))" office:value-type="currency" office:currency="EUR" office:value="2555.92322907542" calcext:value-type="currency">
            <text:p>€ 2,555.92</text:p>
          </table:table-cell>
          <table:table-cell table:style-name="ce16" table:formula="of:=IF([.E441]&gt;=[.$A$2];[.H441]+1;[.H441])" office:value-type="float" office:value="11" calcext:value-type="float">
            <text:p>11</text:p>
          </table:table-cell>
          <table:table-cell/>
          <table:table-cell table:style-name="ce18" table:formula="of:=INDEX([.$R$2:.$R$50];[.H442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51BE27" calcext:value-type="string">
            <text:p>B51BE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2]&gt;=[.$A$2];[.$A$1];[.E442]+INDEX([.$O$2:.$O$50];[.H443])+(RAND()*INDEX([.$N$2:.$N$50];[.H443])))" office:value-type="date" office:date-value="2018-09-11T00:35:40.705896" calcext:value-type="date">
            <text:p>11-9-2018</text:p>
          </table:table-cell>
          <table:table-cell table:style-name="ce13" table:formula="of:=[.K443]&amp;&quot; &quot;&amp;INDEX([.$Q$2:.$Q$50];[.H443])" office:value-type="string" office:string-value="L60VD48 Paycheck" calcext:value-type="string">
            <text:p>L60VD48 Paycheck</text:p>
          </table:table-cell>
          <table:table-cell table:style-name="ce15" table:formula="of:=INDEX([.$T$2:.$T$50];[.H443])+(RAND()*INDEX([.$S$2:.$S$50];[.H443]))" office:value-type="currency" office:currency="EUR" office:value="2608.39204063243" calcext:value-type="currency">
            <text:p>€ 2,608.39</text:p>
          </table:table-cell>
          <table:table-cell table:style-name="ce16" table:formula="of:=IF([.E442]&gt;=[.$A$2];[.H442]+1;[.H442])" office:value-type="float" office:value="11" calcext:value-type="float">
            <text:p>11</text:p>
          </table:table-cell>
          <table:table-cell/>
          <table:table-cell table:style-name="ce18" table:formula="of:=INDEX([.$R$2:.$R$50];[.H443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60VD48" calcext:value-type="string">
            <text:p>L60VD4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3]&gt;=[.$A$2];[.$A$1];[.E443]+INDEX([.$O$2:.$O$50];[.H444])+(RAND()*INDEX([.$N$2:.$N$50];[.H444])))" office:value-type="date" office:date-value="2018-10-11T20:38:00.082201" calcext:value-type="date">
            <text:p>11-10-2018</text:p>
          </table:table-cell>
          <table:table-cell table:style-name="ce13" table:formula="of:=[.K444]&amp;&quot; &quot;&amp;INDEX([.$Q$2:.$Q$50];[.H444])" office:value-type="string" office:string-value="V20LD99 Paycheck" calcext:value-type="string">
            <text:p>V20LD99 Paycheck</text:p>
          </table:table-cell>
          <table:table-cell table:style-name="ce15" table:formula="of:=INDEX([.$T$2:.$T$50];[.H444])+(RAND()*INDEX([.$S$2:.$S$50];[.H444]))" office:value-type="currency" office:currency="EUR" office:value="2635.10987273029" calcext:value-type="currency">
            <text:p>€ 2,635.11</text:p>
          </table:table-cell>
          <table:table-cell table:style-name="ce16" table:formula="of:=IF([.E443]&gt;=[.$A$2];[.H443]+1;[.H443])" office:value-type="float" office:value="11" calcext:value-type="float">
            <text:p>11</text:p>
          </table:table-cell>
          <table:table-cell/>
          <table:table-cell table:style-name="ce18" table:formula="of:=INDEX([.$R$2:.$R$50];[.H444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20LD99" calcext:value-type="string">
            <text:p>V20LD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4]&gt;=[.$A$2];[.$A$1];[.E444]+INDEX([.$O$2:.$O$50];[.H445])+(RAND()*INDEX([.$N$2:.$N$50];[.H445])))" office:value-type="date" office:date-value="2018-11-11T05:46:09.22545" calcext:value-type="date">
            <text:p>11-11-2018</text:p>
          </table:table-cell>
          <table:table-cell table:style-name="ce13" table:formula="of:=[.K445]&amp;&quot; &quot;&amp;INDEX([.$Q$2:.$Q$50];[.H445])" office:value-type="string" office:string-value="S37YZ72 Paycheck" calcext:value-type="string">
            <text:p>S37YZ72 Paycheck</text:p>
          </table:table-cell>
          <table:table-cell table:style-name="ce15" table:formula="of:=INDEX([.$T$2:.$T$50];[.H445])+(RAND()*INDEX([.$S$2:.$S$50];[.H445]))" office:value-type="currency" office:currency="EUR" office:value="2561.96189577899" calcext:value-type="currency">
            <text:p>€ 2,561.96</text:p>
          </table:table-cell>
          <table:table-cell table:style-name="ce16" table:formula="of:=IF([.E444]&gt;=[.$A$2];[.H444]+1;[.H444])" office:value-type="float" office:value="11" calcext:value-type="float">
            <text:p>11</text:p>
          </table:table-cell>
          <table:table-cell/>
          <table:table-cell table:style-name="ce18" table:formula="of:=INDEX([.$R$2:.$R$50];[.H445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37YZ72" calcext:value-type="string">
            <text:p>S37YZ7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5]&gt;=[.$A$2];[.$A$1];[.E445]+INDEX([.$O$2:.$O$50];[.H446])+(RAND()*INDEX([.$N$2:.$N$50];[.H446])))" office:value-type="date" office:date-value="2018-12-11T15:41:31.379382" calcext:value-type="date">
            <text:p>11-12-2018</text:p>
          </table:table-cell>
          <table:table-cell table:style-name="ce13" table:formula="of:=[.K446]&amp;&quot; &quot;&amp;INDEX([.$Q$2:.$Q$50];[.H446])" office:value-type="string" office:string-value="B74MP18 Paycheck" calcext:value-type="string">
            <text:p>B74MP18 Paycheck</text:p>
          </table:table-cell>
          <table:table-cell table:style-name="ce15" table:formula="of:=INDEX([.$T$2:.$T$50];[.H446])+(RAND()*INDEX([.$S$2:.$S$50];[.H446]))" office:value-type="currency" office:currency="EUR" office:value="2559.53006199109" calcext:value-type="currency">
            <text:p>€ 2,559.53</text:p>
          </table:table-cell>
          <table:table-cell table:style-name="ce16" table:formula="of:=IF([.E445]&gt;=[.$A$2];[.H445]+1;[.H445])" office:value-type="float" office:value="11" calcext:value-type="float">
            <text:p>11</text:p>
          </table:table-cell>
          <table:table-cell/>
          <table:table-cell table:style-name="ce18" table:formula="of:=INDEX([.$R$2:.$R$50];[.H446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74MP18" calcext:value-type="string">
            <text:p>B74MP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6]&gt;=[.$A$2];[.$A$1];[.E446]+INDEX([.$O$2:.$O$50];[.H447])+(RAND()*INDEX([.$N$2:.$N$50];[.H447])))" office:value-type="date" office:date-value="2019-01-10T22:44:52.97541" calcext:value-type="date">
            <text:p>10-1-2019</text:p>
          </table:table-cell>
          <table:table-cell table:style-name="ce13" table:formula="of:=[.K447]&amp;&quot; &quot;&amp;INDEX([.$Q$2:.$Q$50];[.H447])" office:value-type="string" office:string-value="W73WV97 Paycheck" calcext:value-type="string">
            <text:p>W73WV97 Paycheck</text:p>
          </table:table-cell>
          <table:table-cell table:style-name="ce15" table:formula="of:=INDEX([.$T$2:.$T$50];[.H447])+(RAND()*INDEX([.$S$2:.$S$50];[.H447]))" office:value-type="currency" office:currency="EUR" office:value="2619.01690558419" calcext:value-type="currency">
            <text:p>€ 2,619.02</text:p>
          </table:table-cell>
          <table:table-cell table:style-name="ce16" table:formula="of:=IF([.E446]&gt;=[.$A$2];[.H446]+1;[.H446])" office:value-type="float" office:value="11" calcext:value-type="float">
            <text:p>11</text:p>
          </table:table-cell>
          <table:table-cell/>
          <table:table-cell table:style-name="ce18" table:formula="of:=INDEX([.$R$2:.$R$50];[.H447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73WV97" calcext:value-type="string">
            <text:p>W73WV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7]&gt;=[.$A$2];[.$A$1];[.E447]+INDEX([.$O$2:.$O$50];[.H448])+(RAND()*INDEX([.$N$2:.$N$50];[.H448])))" office:value-type="date" office:date-value="2019-02-10T15:04:24.648925" calcext:value-type="date">
            <text:p>10-2-2019</text:p>
          </table:table-cell>
          <table:table-cell table:style-name="ce13" table:formula="of:=[.K448]&amp;&quot; &quot;&amp;INDEX([.$Q$2:.$Q$50];[.H448])" office:value-type="string" office:string-value="N40QN22 Paycheck" calcext:value-type="string">
            <text:p>N40QN22 Paycheck</text:p>
          </table:table-cell>
          <table:table-cell table:style-name="ce15" table:formula="of:=INDEX([.$T$2:.$T$50];[.H448])+(RAND()*INDEX([.$S$2:.$S$50];[.H448]))" office:value-type="currency" office:currency="EUR" office:value="2577.01089359344" calcext:value-type="currency">
            <text:p>€ 2,577.01</text:p>
          </table:table-cell>
          <table:table-cell table:style-name="ce16" table:formula="of:=IF([.E447]&gt;=[.$A$2];[.H447]+1;[.H447])" office:value-type="float" office:value="11" calcext:value-type="float">
            <text:p>11</text:p>
          </table:table-cell>
          <table:table-cell/>
          <table:table-cell table:style-name="ce18" table:formula="of:=INDEX([.$R$2:.$R$50];[.H448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40QN22" calcext:value-type="string">
            <text:p>N40QN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8]&gt;=[.$A$2];[.$A$1];[.E448]+INDEX([.$O$2:.$O$50];[.H449])+(RAND()*INDEX([.$N$2:.$N$50];[.H449])))" office:value-type="date" office:date-value="2019-03-13T01:30:32.329328" calcext:value-type="date">
            <text:p>13-3-2019</text:p>
          </table:table-cell>
          <table:table-cell table:style-name="ce13" table:formula="of:=[.K449]&amp;&quot; &quot;&amp;INDEX([.$Q$2:.$Q$50];[.H449])" office:value-type="string" office:string-value="O71WX17 Paycheck" calcext:value-type="string">
            <text:p>O71WX17 Paycheck</text:p>
          </table:table-cell>
          <table:table-cell table:style-name="ce15" table:formula="of:=INDEX([.$T$2:.$T$50];[.H449])+(RAND()*INDEX([.$S$2:.$S$50];[.H449]))" office:value-type="currency" office:currency="EUR" office:value="2610.98485291193" calcext:value-type="currency">
            <text:p>€ 2,610.98</text:p>
          </table:table-cell>
          <table:table-cell table:style-name="ce16" table:formula="of:=IF([.E448]&gt;=[.$A$2];[.H448]+1;[.H448])" office:value-type="float" office:value="11" calcext:value-type="float">
            <text:p>11</text:p>
          </table:table-cell>
          <table:table-cell/>
          <table:table-cell table:style-name="ce18" table:formula="of:=INDEX([.$R$2:.$R$50];[.H449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71WX17" calcext:value-type="string">
            <text:p>O71WX1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49]&gt;=[.$A$2];[.$A$1];[.E449]+INDEX([.$O$2:.$O$50];[.H450])+(RAND()*INDEX([.$N$2:.$N$50];[.H450])))" office:value-type="date" office:date-value="2019-04-12T09:08:40.392258" calcext:value-type="date">
            <text:p>12-4-2019</text:p>
          </table:table-cell>
          <table:table-cell table:style-name="ce13" table:formula="of:=[.K450]&amp;&quot; &quot;&amp;INDEX([.$Q$2:.$Q$50];[.H450])" office:value-type="string" office:string-value="S88BT26 Paycheck" calcext:value-type="string">
            <text:p>S88BT26 Paycheck</text:p>
          </table:table-cell>
          <table:table-cell table:style-name="ce15" table:formula="of:=INDEX([.$T$2:.$T$50];[.H450])+(RAND()*INDEX([.$S$2:.$S$50];[.H450]))" office:value-type="currency" office:currency="EUR" office:value="2614.71618887869" calcext:value-type="currency">
            <text:p>€ 2,614.72</text:p>
          </table:table-cell>
          <table:table-cell table:style-name="ce16" table:formula="of:=IF([.E449]&gt;=[.$A$2];[.H449]+1;[.H449])" office:value-type="float" office:value="11" calcext:value-type="float">
            <text:p>11</text:p>
          </table:table-cell>
          <table:table-cell/>
          <table:table-cell table:style-name="ce18" table:formula="of:=INDEX([.$R$2:.$R$50];[.H450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88BT26" calcext:value-type="string">
            <text:p>S88BT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0]&gt;=[.$A$2];[.$A$1];[.E450]+INDEX([.$O$2:.$O$50];[.H451])+(RAND()*INDEX([.$N$2:.$N$50];[.H451])))" office:value-type="date" office:date-value="2019-05-13T06:10:02.983933" calcext:value-type="date">
            <text:p>13-5-2019</text:p>
          </table:table-cell>
          <table:table-cell table:style-name="ce13" table:formula="of:=[.K451]&amp;&quot; &quot;&amp;INDEX([.$Q$2:.$Q$50];[.H451])" office:value-type="string" office:string-value="H15CU42 Paycheck" calcext:value-type="string">
            <text:p>H15CU42 Paycheck</text:p>
          </table:table-cell>
          <table:table-cell table:style-name="ce15" table:formula="of:=INDEX([.$T$2:.$T$50];[.H451])+(RAND()*INDEX([.$S$2:.$S$50];[.H451]))" office:value-type="currency" office:currency="EUR" office:value="2615.4476616121" calcext:value-type="currency">
            <text:p>€ 2,615.45</text:p>
          </table:table-cell>
          <table:table-cell table:style-name="ce16" table:formula="of:=IF([.E450]&gt;=[.$A$2];[.H450]+1;[.H450])" office:value-type="float" office:value="11" calcext:value-type="float">
            <text:p>11</text:p>
          </table:table-cell>
          <table:table-cell/>
          <table:table-cell table:style-name="ce18" table:formula="of:=INDEX([.$R$2:.$R$50];[.H451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15CU42" calcext:value-type="string">
            <text:p>H15CU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1]&gt;=[.$A$2];[.$A$1];[.E451]+INDEX([.$O$2:.$O$50];[.H452])+(RAND()*INDEX([.$N$2:.$N$50];[.H452])))" office:value-type="date" office:date-value="2019-06-12T16:32:48.338742" calcext:value-type="date">
            <text:p>12-6-2019</text:p>
          </table:table-cell>
          <table:table-cell table:style-name="ce13" table:formula="of:=[.K452]&amp;&quot; &quot;&amp;INDEX([.$Q$2:.$Q$50];[.H452])" office:value-type="string" office:string-value="V35CX94 Paycheck" calcext:value-type="string">
            <text:p>V35CX94 Paycheck</text:p>
          </table:table-cell>
          <table:table-cell table:style-name="ce15" table:formula="of:=INDEX([.$T$2:.$T$50];[.H452])+(RAND()*INDEX([.$S$2:.$S$50];[.H452]))" office:value-type="currency" office:currency="EUR" office:value="2573.09880833724" calcext:value-type="currency">
            <text:p>€ 2,573.10</text:p>
          </table:table-cell>
          <table:table-cell table:style-name="ce16" table:formula="of:=IF([.E451]&gt;=[.$A$2];[.H451]+1;[.H451])" office:value-type="float" office:value="11" calcext:value-type="float">
            <text:p>11</text:p>
          </table:table-cell>
          <table:table-cell/>
          <table:table-cell table:style-name="ce18" table:formula="of:=INDEX([.$R$2:.$R$50];[.H452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35CX94" calcext:value-type="string">
            <text:p>V35CX9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2]&gt;=[.$A$2];[.$A$1];[.E452]+INDEX([.$O$2:.$O$50];[.H453])+(RAND()*INDEX([.$N$2:.$N$50];[.H453])))" office:value-type="date" office:date-value="2019-07-13T11:38:57.404189" calcext:value-type="date">
            <text:p>13-7-2019</text:p>
          </table:table-cell>
          <table:table-cell table:style-name="ce13" table:formula="of:=[.K453]&amp;&quot; &quot;&amp;INDEX([.$Q$2:.$Q$50];[.H453])" office:value-type="string" office:string-value="L88XY22 Paycheck" calcext:value-type="string">
            <text:p>L88XY22 Paycheck</text:p>
          </table:table-cell>
          <table:table-cell table:style-name="ce15" table:formula="of:=INDEX([.$T$2:.$T$50];[.H453])+(RAND()*INDEX([.$S$2:.$S$50];[.H453]))" office:value-type="currency" office:currency="EUR" office:value="2630.71048299798" calcext:value-type="currency">
            <text:p>€ 2,630.71</text:p>
          </table:table-cell>
          <table:table-cell table:style-name="ce16" table:formula="of:=IF([.E452]&gt;=[.$A$2];[.H452]+1;[.H452])" office:value-type="float" office:value="11" calcext:value-type="float">
            <text:p>11</text:p>
          </table:table-cell>
          <table:table-cell/>
          <table:table-cell table:style-name="ce18" table:formula="of:=INDEX([.$R$2:.$R$50];[.H453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88XY22" calcext:value-type="string">
            <text:p>L88XY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3]&gt;=[.$A$2];[.$A$1];[.E453]+INDEX([.$O$2:.$O$50];[.H454])+(RAND()*INDEX([.$N$2:.$N$50];[.H454])))" office:value-type="date" office:date-value="2019-08-13T01:11:12.714259" calcext:value-type="date">
            <text:p>13-8-2019</text:p>
          </table:table-cell>
          <table:table-cell table:style-name="ce13" table:formula="of:=[.K454]&amp;&quot; &quot;&amp;INDEX([.$Q$2:.$Q$50];[.H454])" office:value-type="string" office:string-value="L59WY21 Paycheck" calcext:value-type="string">
            <text:p>L59WY21 Paycheck</text:p>
          </table:table-cell>
          <table:table-cell table:style-name="ce15" table:formula="of:=INDEX([.$T$2:.$T$50];[.H454])+(RAND()*INDEX([.$S$2:.$S$50];[.H454]))" office:value-type="currency" office:currency="EUR" office:value="2601.21679598081" calcext:value-type="currency">
            <text:p>€ 2,601.22</text:p>
          </table:table-cell>
          <table:table-cell table:style-name="ce16" table:formula="of:=IF([.E453]&gt;=[.$A$2];[.H453]+1;[.H453])" office:value-type="float" office:value="11" calcext:value-type="float">
            <text:p>11</text:p>
          </table:table-cell>
          <table:table-cell/>
          <table:table-cell table:style-name="ce18" table:formula="of:=INDEX([.$R$2:.$R$50];[.H454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59WY21" calcext:value-type="string">
            <text:p>L59WY2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4]&gt;=[.$A$2];[.$A$1];[.E454]+INDEX([.$O$2:.$O$50];[.H455])+(RAND()*INDEX([.$N$2:.$N$50];[.H455])))" office:value-type="date" office:date-value="2019-09-13T00:25:17.870725" calcext:value-type="date">
            <text:p>13-9-2019</text:p>
          </table:table-cell>
          <table:table-cell table:style-name="ce13" table:formula="of:=[.K455]&amp;&quot; &quot;&amp;INDEX([.$Q$2:.$Q$50];[.H455])" office:value-type="string" office:string-value="S89ZF45 Paycheck" calcext:value-type="string">
            <text:p>S89ZF45 Paycheck</text:p>
          </table:table-cell>
          <table:table-cell table:style-name="ce15" table:formula="of:=INDEX([.$T$2:.$T$50];[.H455])+(RAND()*INDEX([.$S$2:.$S$50];[.H455]))" office:value-type="currency" office:currency="EUR" office:value="2580.25323640348" calcext:value-type="currency">
            <text:p>€ 2,580.25</text:p>
          </table:table-cell>
          <table:table-cell table:style-name="ce16" table:formula="of:=IF([.E454]&gt;=[.$A$2];[.H454]+1;[.H454])" office:value-type="float" office:value="11" calcext:value-type="float">
            <text:p>11</text:p>
          </table:table-cell>
          <table:table-cell/>
          <table:table-cell table:style-name="ce18" table:formula="of:=INDEX([.$R$2:.$R$50];[.H455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89ZF45" calcext:value-type="string">
            <text:p>S89ZF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5]&gt;=[.$A$2];[.$A$1];[.E455]+INDEX([.$O$2:.$O$50];[.H456])+(RAND()*INDEX([.$N$2:.$N$50];[.H456])))" office:value-type="date" office:date-value="2019-10-13T07:13:21.011597" calcext:value-type="date">
            <text:p>13-10-2019</text:p>
          </table:table-cell>
          <table:table-cell table:style-name="ce13" table:formula="of:=[.K456]&amp;&quot; &quot;&amp;INDEX([.$Q$2:.$Q$50];[.H456])" office:value-type="string" office:string-value="O99BI72 Paycheck" calcext:value-type="string">
            <text:p>O99BI72 Paycheck</text:p>
          </table:table-cell>
          <table:table-cell table:style-name="ce15" table:formula="of:=INDEX([.$T$2:.$T$50];[.H456])+(RAND()*INDEX([.$S$2:.$S$50];[.H456]))" office:value-type="currency" office:currency="EUR" office:value="2608.93417542156" calcext:value-type="currency">
            <text:p>€ 2,608.93</text:p>
          </table:table-cell>
          <table:table-cell table:style-name="ce16" table:formula="of:=IF([.E455]&gt;=[.$A$2];[.H455]+1;[.H455])" office:value-type="float" office:value="11" calcext:value-type="float">
            <text:p>11</text:p>
          </table:table-cell>
          <table:table-cell/>
          <table:table-cell table:style-name="ce18" table:formula="of:=INDEX([.$R$2:.$R$50];[.H456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99BI72" calcext:value-type="string">
            <text:p>O99BI7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6]&gt;=[.$A$2];[.$A$1];[.E456]+INDEX([.$O$2:.$O$50];[.H457])+(RAND()*INDEX([.$N$2:.$N$50];[.H457])))" office:value-type="date" office:date-value="2019-11-12T23:55:45.486122" calcext:value-type="date">
            <text:p>12-11-2019</text:p>
          </table:table-cell>
          <table:table-cell table:style-name="ce13" table:formula="of:=[.K457]&amp;&quot; &quot;&amp;INDEX([.$Q$2:.$Q$50];[.H457])" office:value-type="string" office:string-value="A61JV13 Paycheck" calcext:value-type="string">
            <text:p>A61JV13 Paycheck</text:p>
          </table:table-cell>
          <table:table-cell table:style-name="ce15" table:formula="of:=INDEX([.$T$2:.$T$50];[.H457])+(RAND()*INDEX([.$S$2:.$S$50];[.H457]))" office:value-type="currency" office:currency="EUR" office:value="2649.90501402154" calcext:value-type="currency">
            <text:p>€ 2,649.91</text:p>
          </table:table-cell>
          <table:table-cell table:style-name="ce16" table:formula="of:=IF([.E456]&gt;=[.$A$2];[.H456]+1;[.H456])" office:value-type="float" office:value="11" calcext:value-type="float">
            <text:p>11</text:p>
          </table:table-cell>
          <table:table-cell/>
          <table:table-cell table:style-name="ce18" table:formula="of:=INDEX([.$R$2:.$R$50];[.H457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61JV13" calcext:value-type="string">
            <text:p>A61JV1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7]&gt;=[.$A$2];[.$A$1];[.E457]+INDEX([.$O$2:.$O$50];[.H458])+(RAND()*INDEX([.$N$2:.$N$50];[.H458])))" office:value-type="date" office:date-value="2019-12-13T00:24:27.613275" calcext:value-type="date">
            <text:p>13-12-2019</text:p>
          </table:table-cell>
          <table:table-cell table:style-name="ce13" table:formula="of:=[.K458]&amp;&quot; &quot;&amp;INDEX([.$Q$2:.$Q$50];[.H458])" office:value-type="string" office:string-value="R18ET65 Paycheck" calcext:value-type="string">
            <text:p>R18ET65 Paycheck</text:p>
          </table:table-cell>
          <table:table-cell table:style-name="ce15" table:formula="of:=INDEX([.$T$2:.$T$50];[.H458])+(RAND()*INDEX([.$S$2:.$S$50];[.H458]))" office:value-type="currency" office:currency="EUR" office:value="2633.19506933625" calcext:value-type="currency">
            <text:p>€ 2,633.20</text:p>
          </table:table-cell>
          <table:table-cell table:style-name="ce16" table:formula="of:=IF([.E457]&gt;=[.$A$2];[.H457]+1;[.H457])" office:value-type="float" office:value="11" calcext:value-type="float">
            <text:p>11</text:p>
          </table:table-cell>
          <table:table-cell/>
          <table:table-cell table:style-name="ce18" table:formula="of:=INDEX([.$R$2:.$R$50];[.H458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18ET65" calcext:value-type="string">
            <text:p>R18ET6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8]&gt;=[.$A$2];[.$A$1];[.E458]+INDEX([.$O$2:.$O$50];[.H459])+(RAND()*INDEX([.$N$2:.$N$50];[.H459])))" office:value-type="date" office:date-value="2020-01-12T13:14:20.915968" calcext:value-type="date">
            <text:p>12-1-2020</text:p>
          </table:table-cell>
          <table:table-cell table:style-name="ce13" table:formula="of:=[.K459]&amp;&quot; &quot;&amp;INDEX([.$Q$2:.$Q$50];[.H459])" office:value-type="string" office:string-value="O60XO93 Paycheck" calcext:value-type="string">
            <text:p>O60XO93 Paycheck</text:p>
          </table:table-cell>
          <table:table-cell table:style-name="ce15" table:formula="of:=INDEX([.$T$2:.$T$50];[.H459])+(RAND()*INDEX([.$S$2:.$S$50];[.H459]))" office:value-type="currency" office:currency="EUR" office:value="2604.42416393891" calcext:value-type="currency">
            <text:p>€ 2,604.42</text:p>
          </table:table-cell>
          <table:table-cell table:style-name="ce16" table:formula="of:=IF([.E458]&gt;=[.$A$2];[.H458]+1;[.H458])" office:value-type="float" office:value="11" calcext:value-type="float">
            <text:p>11</text:p>
          </table:table-cell>
          <table:table-cell/>
          <table:table-cell table:style-name="ce18" table:formula="of:=INDEX([.$R$2:.$R$50];[.H459])" office:value-type="string" office:string-value="Salary" calcext:value-type="string">
            <text:p>Salary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60XO93" calcext:value-type="string">
            <text:p>O60XO9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59]&gt;=[.$A$2];[.$A$1];[.E459]+INDEX([.$O$2:.$O$50];[.H460])+(RAND()*INDEX([.$N$2:.$N$50];[.H460])))" office:value-type="date" office:date-value="2018-01-10" calcext:value-type="date">
            <text:p>10-1-2018</text:p>
          </table:table-cell>
          <table:table-cell table:style-name="ce13" table:formula="of:=[.K460]&amp;&quot; &quot;&amp;INDEX([.$Q$2:.$Q$50];[.H460])" office:value-type="string" office:string-value="L23GG40 Gym Membership" calcext:value-type="string">
            <text:p>L23GG40 Gym Membership</text:p>
          </table:table-cell>
          <table:table-cell table:style-name="ce15" table:formula="of:=INDEX([.$T$2:.$T$50];[.H460])+(RAND()*INDEX([.$S$2:.$S$50];[.H460]))" office:value-type="currency" office:currency="EUR" office:value="-15" calcext:value-type="currency">
            <text:p>-€ 15.00</text:p>
          </table:table-cell>
          <table:table-cell table:style-name="ce16" table:formula="of:=IF([.E459]&gt;=[.$A$2];[.H459]+1;[.H459])" office:value-type="float" office:value="12" calcext:value-type="float">
            <text:p>12</text:p>
          </table:table-cell>
          <table:table-cell/>
          <table:table-cell table:style-name="ce18" table:formula="of:=INDEX([.$R$2:.$R$50];[.H460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23GG40" calcext:value-type="string">
            <text:p>L23GG4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0]&gt;=[.$A$2];[.$A$1];[.E460]+INDEX([.$O$2:.$O$50];[.H461])+(RAND()*INDEX([.$N$2:.$N$50];[.H461])))" office:value-type="date" office:date-value="2018-02-09T04:58:00.345846" calcext:value-type="date">
            <text:p>9-2-2018</text:p>
          </table:table-cell>
          <table:table-cell table:style-name="ce13" table:formula="of:=[.K461]&amp;&quot; &quot;&amp;INDEX([.$Q$2:.$Q$50];[.H461])" office:value-type="string" office:string-value="J98AT71 Gym Membership" calcext:value-type="string">
            <text:p>J98AT71 Gym Membership</text:p>
          </table:table-cell>
          <table:table-cell table:style-name="ce15" table:formula="of:=INDEX([.$T$2:.$T$50];[.H461])+(RAND()*INDEX([.$S$2:.$S$50];[.H461]))" office:value-type="currency" office:currency="EUR" office:value="-15" calcext:value-type="currency">
            <text:p>-€ 15.00</text:p>
          </table:table-cell>
          <table:table-cell table:style-name="ce16" table:formula="of:=IF([.E460]&gt;=[.$A$2];[.H460]+1;[.H460])" office:value-type="float" office:value="12" calcext:value-type="float">
            <text:p>12</text:p>
          </table:table-cell>
          <table:table-cell/>
          <table:table-cell table:style-name="ce18" table:formula="of:=INDEX([.$R$2:.$R$50];[.H461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98AT71" calcext:value-type="string">
            <text:p>J98AT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1]&gt;=[.$A$2];[.$A$1];[.E461]+INDEX([.$O$2:.$O$50];[.H462])+(RAND()*INDEX([.$N$2:.$N$50];[.H462])))" office:value-type="date" office:date-value="2018-03-11T10:30:40.198278" calcext:value-type="date">
            <text:p>11-3-2018</text:p>
          </table:table-cell>
          <table:table-cell table:style-name="ce13" table:formula="of:=[.K462]&amp;&quot; &quot;&amp;INDEX([.$Q$2:.$Q$50];[.H462])" office:value-type="string" office:string-value="F80WW96 Gym Membership" calcext:value-type="string">
            <text:p>F80WW96 Gym Membership</text:p>
          </table:table-cell>
          <table:table-cell table:style-name="ce15" table:formula="of:=INDEX([.$T$2:.$T$50];[.H462])+(RAND()*INDEX([.$S$2:.$S$50];[.H462]))" office:value-type="currency" office:currency="EUR" office:value="-15" calcext:value-type="currency">
            <text:p>-€ 15.00</text:p>
          </table:table-cell>
          <table:table-cell table:style-name="ce16" table:formula="of:=IF([.E461]&gt;=[.$A$2];[.H461]+1;[.H461])" office:value-type="float" office:value="12" calcext:value-type="float">
            <text:p>12</text:p>
          </table:table-cell>
          <table:table-cell/>
          <table:table-cell table:style-name="ce18" table:formula="of:=INDEX([.$R$2:.$R$50];[.H462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80WW96" calcext:value-type="string">
            <text:p>F80WW9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2]&gt;=[.$A$2];[.$A$1];[.E462]+INDEX([.$O$2:.$O$50];[.H463])+(RAND()*INDEX([.$N$2:.$N$50];[.H463])))" office:value-type="date" office:date-value="2018-04-10T19:39:44.208081" calcext:value-type="date">
            <text:p>10-4-2018</text:p>
          </table:table-cell>
          <table:table-cell table:style-name="ce13" table:formula="of:=[.K463]&amp;&quot; &quot;&amp;INDEX([.$Q$2:.$Q$50];[.H463])" office:value-type="string" office:string-value="Y30RS14 Gym Membership" calcext:value-type="string">
            <text:p>Y30RS14 Gym Membership</text:p>
          </table:table-cell>
          <table:table-cell table:style-name="ce15" table:formula="of:=INDEX([.$T$2:.$T$50];[.H463])+(RAND()*INDEX([.$S$2:.$S$50];[.H463]))" office:value-type="currency" office:currency="EUR" office:value="-15" calcext:value-type="currency">
            <text:p>-€ 15.00</text:p>
          </table:table-cell>
          <table:table-cell table:style-name="ce16" table:formula="of:=IF([.E462]&gt;=[.$A$2];[.H462]+1;[.H462])" office:value-type="float" office:value="12" calcext:value-type="float">
            <text:p>12</text:p>
          </table:table-cell>
          <table:table-cell/>
          <table:table-cell table:style-name="ce18" table:formula="of:=INDEX([.$R$2:.$R$50];[.H463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30RS14" calcext:value-type="string">
            <text:p>Y30RS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3]&gt;=[.$A$2];[.$A$1];[.E463]+INDEX([.$O$2:.$O$50];[.H464])+(RAND()*INDEX([.$N$2:.$N$50];[.H464])))" office:value-type="date" office:date-value="2018-05-10T19:47:30.675972" calcext:value-type="date">
            <text:p>10-5-2018</text:p>
          </table:table-cell>
          <table:table-cell table:style-name="ce13" table:formula="of:=[.K464]&amp;&quot; &quot;&amp;INDEX([.$Q$2:.$Q$50];[.H464])" office:value-type="string" office:string-value="R34OW93 Gym Membership" calcext:value-type="string">
            <text:p>R34OW93 Gym Membership</text:p>
          </table:table-cell>
          <table:table-cell table:style-name="ce15" table:formula="of:=INDEX([.$T$2:.$T$50];[.H464])+(RAND()*INDEX([.$S$2:.$S$50];[.H464]))" office:value-type="currency" office:currency="EUR" office:value="-15" calcext:value-type="currency">
            <text:p>-€ 15.00</text:p>
          </table:table-cell>
          <table:table-cell table:style-name="ce16" table:formula="of:=IF([.E463]&gt;=[.$A$2];[.H463]+1;[.H463])" office:value-type="float" office:value="12" calcext:value-type="float">
            <text:p>12</text:p>
          </table:table-cell>
          <table:table-cell/>
          <table:table-cell table:style-name="ce18" table:formula="of:=INDEX([.$R$2:.$R$50];[.H464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34OW93" calcext:value-type="string">
            <text:p>R34OW9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4]&gt;=[.$A$2];[.$A$1];[.E464]+INDEX([.$O$2:.$O$50];[.H465])+(RAND()*INDEX([.$N$2:.$N$50];[.H465])))" office:value-type="date" office:date-value="2018-06-10T14:15:41.028266" calcext:value-type="date">
            <text:p>10-6-2018</text:p>
          </table:table-cell>
          <table:table-cell table:style-name="ce13" table:formula="of:=[.K465]&amp;&quot; &quot;&amp;INDEX([.$Q$2:.$Q$50];[.H465])" office:value-type="string" office:string-value="Z61RB15 Gym Membership" calcext:value-type="string">
            <text:p>Z61RB15 Gym Membership</text:p>
          </table:table-cell>
          <table:table-cell table:style-name="ce15" table:formula="of:=INDEX([.$T$2:.$T$50];[.H465])+(RAND()*INDEX([.$S$2:.$S$50];[.H465]))" office:value-type="currency" office:currency="EUR" office:value="-15" calcext:value-type="currency">
            <text:p>-€ 15.00</text:p>
          </table:table-cell>
          <table:table-cell table:style-name="ce16" table:formula="of:=IF([.E464]&gt;=[.$A$2];[.H464]+1;[.H464])" office:value-type="float" office:value="12" calcext:value-type="float">
            <text:p>12</text:p>
          </table:table-cell>
          <table:table-cell/>
          <table:table-cell table:style-name="ce18" table:formula="of:=INDEX([.$R$2:.$R$50];[.H465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61RB15" calcext:value-type="string">
            <text:p>Z61RB1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5]&gt;=[.$A$2];[.$A$1];[.E465]+INDEX([.$O$2:.$O$50];[.H466])+(RAND()*INDEX([.$N$2:.$N$50];[.H466])))" office:value-type="date" office:date-value="2018-07-11T06:58:26.86314" calcext:value-type="date">
            <text:p>11-7-2018</text:p>
          </table:table-cell>
          <table:table-cell table:style-name="ce13" table:formula="of:=[.K466]&amp;&quot; &quot;&amp;INDEX([.$Q$2:.$Q$50];[.H466])" office:value-type="string" office:string-value="U14IM25 Gym Membership" calcext:value-type="string">
            <text:p>U14IM25 Gym Membership</text:p>
          </table:table-cell>
          <table:table-cell table:style-name="ce15" table:formula="of:=INDEX([.$T$2:.$T$50];[.H466])+(RAND()*INDEX([.$S$2:.$S$50];[.H466]))" office:value-type="currency" office:currency="EUR" office:value="-15" calcext:value-type="currency">
            <text:p>-€ 15.00</text:p>
          </table:table-cell>
          <table:table-cell table:style-name="ce16" table:formula="of:=IF([.E465]&gt;=[.$A$2];[.H465]+1;[.H465])" office:value-type="float" office:value="12" calcext:value-type="float">
            <text:p>12</text:p>
          </table:table-cell>
          <table:table-cell/>
          <table:table-cell table:style-name="ce18" table:formula="of:=INDEX([.$R$2:.$R$50];[.H466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14IM25" calcext:value-type="string">
            <text:p>U14IM2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6]&gt;=[.$A$2];[.$A$1];[.E466]+INDEX([.$O$2:.$O$50];[.H467])+(RAND()*INDEX([.$N$2:.$N$50];[.H467])))" office:value-type="date" office:date-value="2018-08-10T10:38:05.958606" calcext:value-type="date">
            <text:p>10-8-2018</text:p>
          </table:table-cell>
          <table:table-cell table:style-name="ce13" table:formula="of:=[.K467]&amp;&quot; &quot;&amp;INDEX([.$Q$2:.$Q$50];[.H467])" office:value-type="string" office:string-value="M29KW54 Gym Membership" calcext:value-type="string">
            <text:p>M29KW54 Gym Membership</text:p>
          </table:table-cell>
          <table:table-cell table:style-name="ce15" table:formula="of:=INDEX([.$T$2:.$T$50];[.H467])+(RAND()*INDEX([.$S$2:.$S$50];[.H467]))" office:value-type="currency" office:currency="EUR" office:value="-15" calcext:value-type="currency">
            <text:p>-€ 15.00</text:p>
          </table:table-cell>
          <table:table-cell table:style-name="ce16" table:formula="of:=IF([.E466]&gt;=[.$A$2];[.H466]+1;[.H466])" office:value-type="float" office:value="12" calcext:value-type="float">
            <text:p>12</text:p>
          </table:table-cell>
          <table:table-cell/>
          <table:table-cell table:style-name="ce18" table:formula="of:=INDEX([.$R$2:.$R$50];[.H467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29KW54" calcext:value-type="string">
            <text:p>M29KW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7]&gt;=[.$A$2];[.$A$1];[.E467]+INDEX([.$O$2:.$O$50];[.H468])+(RAND()*INDEX([.$N$2:.$N$50];[.H468])))" office:value-type="date" office:date-value="2018-09-10T05:47:11.356936" calcext:value-type="date">
            <text:p>10-9-2018</text:p>
          </table:table-cell>
          <table:table-cell table:style-name="ce13" table:formula="of:=[.K468]&amp;&quot; &quot;&amp;INDEX([.$Q$2:.$Q$50];[.H468])" office:value-type="string" office:string-value="Y38OA36 Gym Membership" calcext:value-type="string">
            <text:p>Y38OA36 Gym Membership</text:p>
          </table:table-cell>
          <table:table-cell table:style-name="ce15" table:formula="of:=INDEX([.$T$2:.$T$50];[.H468])+(RAND()*INDEX([.$S$2:.$S$50];[.H468]))" office:value-type="currency" office:currency="EUR" office:value="-15" calcext:value-type="currency">
            <text:p>-€ 15.00</text:p>
          </table:table-cell>
          <table:table-cell table:style-name="ce16" table:formula="of:=IF([.E467]&gt;=[.$A$2];[.H467]+1;[.H467])" office:value-type="float" office:value="12" calcext:value-type="float">
            <text:p>12</text:p>
          </table:table-cell>
          <table:table-cell/>
          <table:table-cell table:style-name="ce18" table:formula="of:=INDEX([.$R$2:.$R$50];[.H468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38OA36" calcext:value-type="string">
            <text:p>Y38OA3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8]&gt;=[.$A$2];[.$A$1];[.E468]+INDEX([.$O$2:.$O$50];[.H469])+(RAND()*INDEX([.$N$2:.$N$50];[.H469])))" office:value-type="date" office:date-value="2018-10-10T17:23:55.420708" calcext:value-type="date">
            <text:p>10-10-2018</text:p>
          </table:table-cell>
          <table:table-cell table:style-name="ce13" table:formula="of:=[.K469]&amp;&quot; &quot;&amp;INDEX([.$Q$2:.$Q$50];[.H469])" office:value-type="string" office:string-value="Z40DL20 Gym Membership" calcext:value-type="string">
            <text:p>Z40DL20 Gym Membership</text:p>
          </table:table-cell>
          <table:table-cell table:style-name="ce15" table:formula="of:=INDEX([.$T$2:.$T$50];[.H469])+(RAND()*INDEX([.$S$2:.$S$50];[.H469]))" office:value-type="currency" office:currency="EUR" office:value="-15" calcext:value-type="currency">
            <text:p>-€ 15.00</text:p>
          </table:table-cell>
          <table:table-cell table:style-name="ce16" table:formula="of:=IF([.E468]&gt;=[.$A$2];[.H468]+1;[.H468])" office:value-type="float" office:value="12" calcext:value-type="float">
            <text:p>12</text:p>
          </table:table-cell>
          <table:table-cell/>
          <table:table-cell table:style-name="ce18" table:formula="of:=INDEX([.$R$2:.$R$50];[.H469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40DL20" calcext:value-type="string">
            <text:p>Z40DL2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69]&gt;=[.$A$2];[.$A$1];[.E469]+INDEX([.$O$2:.$O$50];[.H470])+(RAND()*INDEX([.$N$2:.$N$50];[.H470])))" office:value-type="date" office:date-value="2018-11-10T13:21:24.058444" calcext:value-type="date">
            <text:p>10-11-2018</text:p>
          </table:table-cell>
          <table:table-cell table:style-name="ce13" table:formula="of:=[.K470]&amp;&quot; &quot;&amp;INDEX([.$Q$2:.$Q$50];[.H470])" office:value-type="string" office:string-value="I72AU17 Gym Membership" calcext:value-type="string">
            <text:p>I72AU17 Gym Membership</text:p>
          </table:table-cell>
          <table:table-cell table:style-name="ce15" table:formula="of:=INDEX([.$T$2:.$T$50];[.H470])+(RAND()*INDEX([.$S$2:.$S$50];[.H470]))" office:value-type="currency" office:currency="EUR" office:value="-15" calcext:value-type="currency">
            <text:p>-€ 15.00</text:p>
          </table:table-cell>
          <table:table-cell table:style-name="ce16" table:formula="of:=IF([.E469]&gt;=[.$A$2];[.H469]+1;[.H469])" office:value-type="float" office:value="12" calcext:value-type="float">
            <text:p>12</text:p>
          </table:table-cell>
          <table:table-cell/>
          <table:table-cell table:style-name="ce18" table:formula="of:=INDEX([.$R$2:.$R$50];[.H470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72AU17" calcext:value-type="string">
            <text:p>I72AU1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0]&gt;=[.$A$2];[.$A$1];[.E470]+INDEX([.$O$2:.$O$50];[.H471])+(RAND()*INDEX([.$N$2:.$N$50];[.H471])))" office:value-type="date" office:date-value="2018-12-10T21:23:54.262839" calcext:value-type="date">
            <text:p>10-12-2018</text:p>
          </table:table-cell>
          <table:table-cell table:style-name="ce13" table:formula="of:=[.K471]&amp;&quot; &quot;&amp;INDEX([.$Q$2:.$Q$50];[.H471])" office:value-type="string" office:string-value="G79IU55 Gym Membership" calcext:value-type="string">
            <text:p>G79IU55 Gym Membership</text:p>
          </table:table-cell>
          <table:table-cell table:style-name="ce15" table:formula="of:=INDEX([.$T$2:.$T$50];[.H471])+(RAND()*INDEX([.$S$2:.$S$50];[.H471]))" office:value-type="currency" office:currency="EUR" office:value="-15" calcext:value-type="currency">
            <text:p>-€ 15.00</text:p>
          </table:table-cell>
          <table:table-cell table:style-name="ce16" table:formula="of:=IF([.E470]&gt;=[.$A$2];[.H470]+1;[.H470])" office:value-type="float" office:value="12" calcext:value-type="float">
            <text:p>12</text:p>
          </table:table-cell>
          <table:table-cell/>
          <table:table-cell table:style-name="ce18" table:formula="of:=INDEX([.$R$2:.$R$50];[.H471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79IU55" calcext:value-type="string">
            <text:p>G79IU5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1]&gt;=[.$A$2];[.$A$1];[.E471]+INDEX([.$O$2:.$O$50];[.H472])+(RAND()*INDEX([.$N$2:.$N$50];[.H472])))" office:value-type="date" office:date-value="2019-01-10T18:43:51.858733" calcext:value-type="date">
            <text:p>10-1-2019</text:p>
          </table:table-cell>
          <table:table-cell table:style-name="ce13" table:formula="of:=[.K472]&amp;&quot; &quot;&amp;INDEX([.$Q$2:.$Q$50];[.H472])" office:value-type="string" office:string-value="Z61OH75 Gym Membership" calcext:value-type="string">
            <text:p>Z61OH75 Gym Membership</text:p>
          </table:table-cell>
          <table:table-cell table:style-name="ce15" table:formula="of:=INDEX([.$T$2:.$T$50];[.H472])+(RAND()*INDEX([.$S$2:.$S$50];[.H472]))" office:value-type="currency" office:currency="EUR" office:value="-15" calcext:value-type="currency">
            <text:p>-€ 15.00</text:p>
          </table:table-cell>
          <table:table-cell table:style-name="ce16" table:formula="of:=IF([.E471]&gt;=[.$A$2];[.H471]+1;[.H471])" office:value-type="float" office:value="12" calcext:value-type="float">
            <text:p>12</text:p>
          </table:table-cell>
          <table:table-cell/>
          <table:table-cell table:style-name="ce18" table:formula="of:=INDEX([.$R$2:.$R$50];[.H472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61OH75" calcext:value-type="string">
            <text:p>Z61OH7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2]&gt;=[.$A$2];[.$A$1];[.E472]+INDEX([.$O$2:.$O$50];[.H473])+(RAND()*INDEX([.$N$2:.$N$50];[.H473])))" office:value-type="date" office:date-value="2019-02-10T04:40:10.962758" calcext:value-type="date">
            <text:p>10-2-2019</text:p>
          </table:table-cell>
          <table:table-cell table:style-name="ce13" table:formula="of:=[.K473]&amp;&quot; &quot;&amp;INDEX([.$Q$2:.$Q$50];[.H473])" office:value-type="string" office:string-value="G96OY27 Gym Membership" calcext:value-type="string">
            <text:p>G96OY27 Gym Membership</text:p>
          </table:table-cell>
          <table:table-cell table:style-name="ce15" table:formula="of:=INDEX([.$T$2:.$T$50];[.H473])+(RAND()*INDEX([.$S$2:.$S$50];[.H473]))" office:value-type="currency" office:currency="EUR" office:value="-15" calcext:value-type="currency">
            <text:p>-€ 15.00</text:p>
          </table:table-cell>
          <table:table-cell table:style-name="ce16" table:formula="of:=IF([.E472]&gt;=[.$A$2];[.H472]+1;[.H472])" office:value-type="float" office:value="12" calcext:value-type="float">
            <text:p>12</text:p>
          </table:table-cell>
          <table:table-cell/>
          <table:table-cell table:style-name="ce18" table:formula="of:=INDEX([.$R$2:.$R$50];[.H473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96OY27" calcext:value-type="string">
            <text:p>G96OY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3]&gt;=[.$A$2];[.$A$1];[.E473]+INDEX([.$O$2:.$O$50];[.H474])+(RAND()*INDEX([.$N$2:.$N$50];[.H474])))" office:value-type="date" office:date-value="2019-03-12T19:24:07.813684" calcext:value-type="date">
            <text:p>12-3-2019</text:p>
          </table:table-cell>
          <table:table-cell table:style-name="ce13" table:formula="of:=[.K474]&amp;&quot; &quot;&amp;INDEX([.$Q$2:.$Q$50];[.H474])" office:value-type="string" office:string-value="C47QV73 Gym Membership" calcext:value-type="string">
            <text:p>C47QV73 Gym Membership</text:p>
          </table:table-cell>
          <table:table-cell table:style-name="ce15" table:formula="of:=INDEX([.$T$2:.$T$50];[.H474])+(RAND()*INDEX([.$S$2:.$S$50];[.H474]))" office:value-type="currency" office:currency="EUR" office:value="-15" calcext:value-type="currency">
            <text:p>-€ 15.00</text:p>
          </table:table-cell>
          <table:table-cell table:style-name="ce16" table:formula="of:=IF([.E473]&gt;=[.$A$2];[.H473]+1;[.H473])" office:value-type="float" office:value="12" calcext:value-type="float">
            <text:p>12</text:p>
          </table:table-cell>
          <table:table-cell/>
          <table:table-cell table:style-name="ce18" table:formula="of:=INDEX([.$R$2:.$R$50];[.H474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47QV73" calcext:value-type="string">
            <text:p>C47QV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4]&gt;=[.$A$2];[.$A$1];[.E474]+INDEX([.$O$2:.$O$50];[.H475])+(RAND()*INDEX([.$N$2:.$N$50];[.H475])))" office:value-type="date" office:date-value="2019-04-12T18:27:26.085502" calcext:value-type="date">
            <text:p>12-4-2019</text:p>
          </table:table-cell>
          <table:table-cell table:style-name="ce13" table:formula="of:=[.K475]&amp;&quot; &quot;&amp;INDEX([.$Q$2:.$Q$50];[.H475])" office:value-type="string" office:string-value="B26KJ91 Gym Membership" calcext:value-type="string">
            <text:p>B26KJ91 Gym Membership</text:p>
          </table:table-cell>
          <table:table-cell table:style-name="ce15" table:formula="of:=INDEX([.$T$2:.$T$50];[.H475])+(RAND()*INDEX([.$S$2:.$S$50];[.H475]))" office:value-type="currency" office:currency="EUR" office:value="-15" calcext:value-type="currency">
            <text:p>-€ 15.00</text:p>
          </table:table-cell>
          <table:table-cell table:style-name="ce16" table:formula="of:=IF([.E474]&gt;=[.$A$2];[.H474]+1;[.H474])" office:value-type="float" office:value="12" calcext:value-type="float">
            <text:p>12</text:p>
          </table:table-cell>
          <table:table-cell/>
          <table:table-cell table:style-name="ce18" table:formula="of:=INDEX([.$R$2:.$R$50];[.H475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26KJ91" calcext:value-type="string">
            <text:p>B26KJ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5]&gt;=[.$A$2];[.$A$1];[.E475]+INDEX([.$O$2:.$O$50];[.H476])+(RAND()*INDEX([.$N$2:.$N$50];[.H476])))" office:value-type="date" office:date-value="2019-05-13T05:47:10.86489" calcext:value-type="date">
            <text:p>13-5-2019</text:p>
          </table:table-cell>
          <table:table-cell table:style-name="ce13" table:formula="of:=[.K476]&amp;&quot; &quot;&amp;INDEX([.$Q$2:.$Q$50];[.H476])" office:value-type="string" office:string-value="T24KI30 Gym Membership" calcext:value-type="string">
            <text:p>T24KI30 Gym Membership</text:p>
          </table:table-cell>
          <table:table-cell table:style-name="ce15" table:formula="of:=INDEX([.$T$2:.$T$50];[.H476])+(RAND()*INDEX([.$S$2:.$S$50];[.H476]))" office:value-type="currency" office:currency="EUR" office:value="-15" calcext:value-type="currency">
            <text:p>-€ 15.00</text:p>
          </table:table-cell>
          <table:table-cell table:style-name="ce16" table:formula="of:=IF([.E475]&gt;=[.$A$2];[.H475]+1;[.H475])" office:value-type="float" office:value="12" calcext:value-type="float">
            <text:p>12</text:p>
          </table:table-cell>
          <table:table-cell/>
          <table:table-cell table:style-name="ce18" table:formula="of:=INDEX([.$R$2:.$R$50];[.H476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24KI30" calcext:value-type="string">
            <text:p>T24KI3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6]&gt;=[.$A$2];[.$A$1];[.E476]+INDEX([.$O$2:.$O$50];[.H477])+(RAND()*INDEX([.$N$2:.$N$50];[.H477])))" office:value-type="date" office:date-value="2019-06-12T17:13:44.694622" calcext:value-type="date">
            <text:p>12-6-2019</text:p>
          </table:table-cell>
          <table:table-cell table:style-name="ce13" table:formula="of:=[.K477]&amp;&quot; &quot;&amp;INDEX([.$Q$2:.$Q$50];[.H477])" office:value-type="string" office:string-value="G32BB81 Gym Membership" calcext:value-type="string">
            <text:p>G32BB81 Gym Membership</text:p>
          </table:table-cell>
          <table:table-cell table:style-name="ce15" table:formula="of:=INDEX([.$T$2:.$T$50];[.H477])+(RAND()*INDEX([.$S$2:.$S$50];[.H477]))" office:value-type="currency" office:currency="EUR" office:value="-15" calcext:value-type="currency">
            <text:p>-€ 15.00</text:p>
          </table:table-cell>
          <table:table-cell table:style-name="ce16" table:formula="of:=IF([.E476]&gt;=[.$A$2];[.H476]+1;[.H476])" office:value-type="float" office:value="12" calcext:value-type="float">
            <text:p>12</text:p>
          </table:table-cell>
          <table:table-cell/>
          <table:table-cell table:style-name="ce18" table:formula="of:=INDEX([.$R$2:.$R$50];[.H477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32BB81" calcext:value-type="string">
            <text:p>G32BB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7]&gt;=[.$A$2];[.$A$1];[.E477]+INDEX([.$O$2:.$O$50];[.H478])+(RAND()*INDEX([.$N$2:.$N$50];[.H478])))" office:value-type="date" office:date-value="2019-07-12T19:30:08.883171" calcext:value-type="date">
            <text:p>12-7-2019</text:p>
          </table:table-cell>
          <table:table-cell table:style-name="ce13" table:formula="of:=[.K478]&amp;&quot; &quot;&amp;INDEX([.$Q$2:.$Q$50];[.H478])" office:value-type="string" office:string-value="S52XQ78 Gym Membership" calcext:value-type="string">
            <text:p>S52XQ78 Gym Membership</text:p>
          </table:table-cell>
          <table:table-cell table:style-name="ce15" table:formula="of:=INDEX([.$T$2:.$T$50];[.H478])+(RAND()*INDEX([.$S$2:.$S$50];[.H478]))" office:value-type="currency" office:currency="EUR" office:value="-15" calcext:value-type="currency">
            <text:p>-€ 15.00</text:p>
          </table:table-cell>
          <table:table-cell table:style-name="ce16" table:formula="of:=IF([.E477]&gt;=[.$A$2];[.H477]+1;[.H477])" office:value-type="float" office:value="12" calcext:value-type="float">
            <text:p>12</text:p>
          </table:table-cell>
          <table:table-cell/>
          <table:table-cell table:style-name="ce18" table:formula="of:=INDEX([.$R$2:.$R$50];[.H478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52XQ78" calcext:value-type="string">
            <text:p>S52XQ7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8]&gt;=[.$A$2];[.$A$1];[.E478]+INDEX([.$O$2:.$O$50];[.H479])+(RAND()*INDEX([.$N$2:.$N$50];[.H479])))" office:value-type="date" office:date-value="2019-08-12T14:05:19.445325" calcext:value-type="date">
            <text:p>12-8-2019</text:p>
          </table:table-cell>
          <table:table-cell table:style-name="ce13" table:formula="of:=[.K479]&amp;&quot; &quot;&amp;INDEX([.$Q$2:.$Q$50];[.H479])" office:value-type="string" office:string-value="L63OZ13 Gym Membership" calcext:value-type="string">
            <text:p>L63OZ13 Gym Membership</text:p>
          </table:table-cell>
          <table:table-cell table:style-name="ce15" table:formula="of:=INDEX([.$T$2:.$T$50];[.H479])+(RAND()*INDEX([.$S$2:.$S$50];[.H479]))" office:value-type="currency" office:currency="EUR" office:value="-15" calcext:value-type="currency">
            <text:p>-€ 15.00</text:p>
          </table:table-cell>
          <table:table-cell table:style-name="ce16" table:formula="of:=IF([.E478]&gt;=[.$A$2];[.H478]+1;[.H478])" office:value-type="float" office:value="12" calcext:value-type="float">
            <text:p>12</text:p>
          </table:table-cell>
          <table:table-cell/>
          <table:table-cell table:style-name="ce18" table:formula="of:=INDEX([.$R$2:.$R$50];[.H479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63OZ13" calcext:value-type="string">
            <text:p>L63OZ1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79]&gt;=[.$A$2];[.$A$1];[.E479]+INDEX([.$O$2:.$O$50];[.H480])+(RAND()*INDEX([.$N$2:.$N$50];[.H480])))" office:value-type="date" office:date-value="2019-09-12T11:38:37.880112" calcext:value-type="date">
            <text:p>12-9-2019</text:p>
          </table:table-cell>
          <table:table-cell table:style-name="ce13" table:formula="of:=[.K480]&amp;&quot; &quot;&amp;INDEX([.$Q$2:.$Q$50];[.H480])" office:value-type="string" office:string-value="H88RW27 Gym Membership" calcext:value-type="string">
            <text:p>H88RW27 Gym Membership</text:p>
          </table:table-cell>
          <table:table-cell table:style-name="ce15" table:formula="of:=INDEX([.$T$2:.$T$50];[.H480])+(RAND()*INDEX([.$S$2:.$S$50];[.H480]))" office:value-type="currency" office:currency="EUR" office:value="-15" calcext:value-type="currency">
            <text:p>-€ 15.00</text:p>
          </table:table-cell>
          <table:table-cell table:style-name="ce16" table:formula="of:=IF([.E479]&gt;=[.$A$2];[.H479]+1;[.H479])" office:value-type="float" office:value="12" calcext:value-type="float">
            <text:p>12</text:p>
          </table:table-cell>
          <table:table-cell/>
          <table:table-cell table:style-name="ce18" table:formula="of:=INDEX([.$R$2:.$R$50];[.H480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88RW27" calcext:value-type="string">
            <text:p>H88RW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0]&gt;=[.$A$2];[.$A$1];[.E480]+INDEX([.$O$2:.$O$50];[.H481])+(RAND()*INDEX([.$N$2:.$N$50];[.H481])))" office:value-type="date" office:date-value="2019-10-13T01:48:52.559948" calcext:value-type="date">
            <text:p>13-10-2019</text:p>
          </table:table-cell>
          <table:table-cell table:style-name="ce13" table:formula="of:=[.K481]&amp;&quot; &quot;&amp;INDEX([.$Q$2:.$Q$50];[.H481])" office:value-type="string" office:string-value="T41TN90 Gym Membership" calcext:value-type="string">
            <text:p>T41TN90 Gym Membership</text:p>
          </table:table-cell>
          <table:table-cell table:style-name="ce15" table:formula="of:=INDEX([.$T$2:.$T$50];[.H481])+(RAND()*INDEX([.$S$2:.$S$50];[.H481]))" office:value-type="currency" office:currency="EUR" office:value="-15" calcext:value-type="currency">
            <text:p>-€ 15.00</text:p>
          </table:table-cell>
          <table:table-cell table:style-name="ce16" table:formula="of:=IF([.E480]&gt;=[.$A$2];[.H480]+1;[.H480])" office:value-type="float" office:value="12" calcext:value-type="float">
            <text:p>12</text:p>
          </table:table-cell>
          <table:table-cell/>
          <table:table-cell table:style-name="ce18" table:formula="of:=INDEX([.$R$2:.$R$50];[.H481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41TN90" calcext:value-type="string">
            <text:p>T41TN9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1]&gt;=[.$A$2];[.$A$1];[.E481]+INDEX([.$O$2:.$O$50];[.H482])+(RAND()*INDEX([.$N$2:.$N$50];[.H482])))" office:value-type="date" office:date-value="2019-11-12T04:09:37.436657" calcext:value-type="date">
            <text:p>12-11-2019</text:p>
          </table:table-cell>
          <table:table-cell table:style-name="ce13" table:formula="of:=[.K482]&amp;&quot; &quot;&amp;INDEX([.$Q$2:.$Q$50];[.H482])" office:value-type="string" office:string-value="X39AK42 Gym Membership" calcext:value-type="string">
            <text:p>X39AK42 Gym Membership</text:p>
          </table:table-cell>
          <table:table-cell table:style-name="ce15" table:formula="of:=INDEX([.$T$2:.$T$50];[.H482])+(RAND()*INDEX([.$S$2:.$S$50];[.H482]))" office:value-type="currency" office:currency="EUR" office:value="-15" calcext:value-type="currency">
            <text:p>-€ 15.00</text:p>
          </table:table-cell>
          <table:table-cell table:style-name="ce16" table:formula="of:=IF([.E481]&gt;=[.$A$2];[.H481]+1;[.H481])" office:value-type="float" office:value="12" calcext:value-type="float">
            <text:p>12</text:p>
          </table:table-cell>
          <table:table-cell/>
          <table:table-cell table:style-name="ce18" table:formula="of:=INDEX([.$R$2:.$R$50];[.H482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39AK42" calcext:value-type="string">
            <text:p>X39AK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2]&gt;=[.$A$2];[.$A$1];[.E482]+INDEX([.$O$2:.$O$50];[.H483])+(RAND()*INDEX([.$N$2:.$N$50];[.H483])))" office:value-type="date" office:date-value="2019-12-12T06:34:29.179558" calcext:value-type="date">
            <text:p>12-12-2019</text:p>
          </table:table-cell>
          <table:table-cell table:style-name="ce13" table:formula="of:=[.K483]&amp;&quot; &quot;&amp;INDEX([.$Q$2:.$Q$50];[.H483])" office:value-type="string" office:string-value="X13RG73 Gym Membership" calcext:value-type="string">
            <text:p>X13RG73 Gym Membership</text:p>
          </table:table-cell>
          <table:table-cell table:style-name="ce15" table:formula="of:=INDEX([.$T$2:.$T$50];[.H483])+(RAND()*INDEX([.$S$2:.$S$50];[.H483]))" office:value-type="currency" office:currency="EUR" office:value="-15" calcext:value-type="currency">
            <text:p>-€ 15.00</text:p>
          </table:table-cell>
          <table:table-cell table:style-name="ce16" table:formula="of:=IF([.E482]&gt;=[.$A$2];[.H482]+1;[.H482])" office:value-type="float" office:value="12" calcext:value-type="float">
            <text:p>12</text:p>
          </table:table-cell>
          <table:table-cell/>
          <table:table-cell table:style-name="ce18" table:formula="of:=INDEX([.$R$2:.$R$50];[.H483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13RG73" calcext:value-type="string">
            <text:p>X13RG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3]&gt;=[.$A$2];[.$A$1];[.E483]+INDEX([.$O$2:.$O$50];[.H484])+(RAND()*INDEX([.$N$2:.$N$50];[.H484])))" office:value-type="date" office:date-value="2020-01-11T13:08:55.808072" calcext:value-type="date">
            <text:p>11-1-2020</text:p>
          </table:table-cell>
          <table:table-cell table:style-name="ce13" table:formula="of:=[.K484]&amp;&quot; &quot;&amp;INDEX([.$Q$2:.$Q$50];[.H484])" office:value-type="string" office:string-value="P28VL57 Gym Membership" calcext:value-type="string">
            <text:p>P28VL57 Gym Membership</text:p>
          </table:table-cell>
          <table:table-cell table:style-name="ce15" table:formula="of:=INDEX([.$T$2:.$T$50];[.H484])+(RAND()*INDEX([.$S$2:.$S$50];[.H484]))" office:value-type="currency" office:currency="EUR" office:value="-15" calcext:value-type="currency">
            <text:p>-€ 15.00</text:p>
          </table:table-cell>
          <table:table-cell table:style-name="ce16" table:formula="of:=IF([.E483]&gt;=[.$A$2];[.H483]+1;[.H483])" office:value-type="float" office:value="12" calcext:value-type="float">
            <text:p>12</text:p>
          </table:table-cell>
          <table:table-cell/>
          <table:table-cell table:style-name="ce18" table:formula="of:=INDEX([.$R$2:.$R$50];[.H484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28VL57" calcext:value-type="string">
            <text:p>P28VL5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4]&gt;=[.$A$2];[.$A$1];[.E484]+INDEX([.$O$2:.$O$50];[.H485])+(RAND()*INDEX([.$N$2:.$N$50];[.H485])))" office:value-type="date" office:date-value="2018-01-10" calcext:value-type="date">
            <text:p>10-1-2018</text:p>
          </table:table-cell>
          <table:table-cell table:style-name="ce13" table:formula="of:=[.K485]&amp;&quot; &quot;&amp;INDEX([.$Q$2:.$Q$50];[.H485])" office:value-type="string" office:string-value="W41EO53 Spotify" calcext:value-type="string">
            <text:p>W41EO53 Spotify</text:p>
          </table:table-cell>
          <table:table-cell table:style-name="ce15" table:formula="of:=INDEX([.$T$2:.$T$50];[.H485])+(RAND()*INDEX([.$S$2:.$S$50];[.H485]))" office:value-type="currency" office:currency="EUR" office:value="-7.1625549196464" calcext:value-type="currency">
            <text:p>-€ 7.16</text:p>
          </table:table-cell>
          <table:table-cell table:style-name="ce16" table:formula="of:=IF([.E484]&gt;=[.$A$2];[.H484]+1;[.H484])" office:value-type="float" office:value="13" calcext:value-type="float">
            <text:p>13</text:p>
          </table:table-cell>
          <table:table-cell/>
          <table:table-cell table:style-name="ce18" table:formula="of:=INDEX([.$R$2:.$R$50];[.H485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41EO53" calcext:value-type="string">
            <text:p>W41EO5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5]&gt;=[.$A$2];[.$A$1];[.E485]+INDEX([.$O$2:.$O$50];[.H486])+(RAND()*INDEX([.$N$2:.$N$50];[.H486])))" office:value-type="date" office:date-value="2018-02-09T03:22:41.422436" calcext:value-type="date">
            <text:p>9-2-2018</text:p>
          </table:table-cell>
          <table:table-cell table:style-name="ce13" table:formula="of:=[.K486]&amp;&quot; &quot;&amp;INDEX([.$Q$2:.$Q$50];[.H486])" office:value-type="string" office:string-value="H55RW58 Spotify" calcext:value-type="string">
            <text:p>H55RW58 Spotify</text:p>
          </table:table-cell>
          <table:table-cell table:style-name="ce15" table:formula="of:=INDEX([.$T$2:.$T$50];[.H486])+(RAND()*INDEX([.$S$2:.$S$50];[.H486]))" office:value-type="currency" office:currency="EUR" office:value="-11.8594706242352" calcext:value-type="currency">
            <text:p>-€ 11.86</text:p>
          </table:table-cell>
          <table:table-cell table:style-name="ce16" table:formula="of:=IF([.E485]&gt;=[.$A$2];[.H485]+1;[.H485])" office:value-type="float" office:value="13" calcext:value-type="float">
            <text:p>13</text:p>
          </table:table-cell>
          <table:table-cell/>
          <table:table-cell table:style-name="ce18" table:formula="of:=INDEX([.$R$2:.$R$50];[.H486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55RW58" calcext:value-type="string">
            <text:p>H55RW5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6]&gt;=[.$A$2];[.$A$1];[.E486]+INDEX([.$O$2:.$O$50];[.H487])+(RAND()*INDEX([.$N$2:.$N$50];[.H487])))" office:value-type="date" office:date-value="2018-03-12T00:45:58.518247" calcext:value-type="date">
            <text:p>12-3-2018</text:p>
          </table:table-cell>
          <table:table-cell table:style-name="ce13" table:formula="of:=[.K487]&amp;&quot; &quot;&amp;INDEX([.$Q$2:.$Q$50];[.H487])" office:value-type="string" office:string-value="E47XH29 Spotify" calcext:value-type="string">
            <text:p>E47XH29 Spotify</text:p>
          </table:table-cell>
          <table:table-cell table:style-name="ce15" table:formula="of:=INDEX([.$T$2:.$T$50];[.H487])+(RAND()*INDEX([.$S$2:.$S$50];[.H487]))" office:value-type="currency" office:currency="EUR" office:value="-6.29455885927993" calcext:value-type="currency">
            <text:p>-€ 6.29</text:p>
          </table:table-cell>
          <table:table-cell table:style-name="ce16" table:formula="of:=IF([.E486]&gt;=[.$A$2];[.H486]+1;[.H486])" office:value-type="float" office:value="13" calcext:value-type="float">
            <text:p>13</text:p>
          </table:table-cell>
          <table:table-cell/>
          <table:table-cell table:style-name="ce18" table:formula="of:=INDEX([.$R$2:.$R$50];[.H487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47XH29" calcext:value-type="string">
            <text:p>E47XH2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7]&gt;=[.$A$2];[.$A$1];[.E487]+INDEX([.$O$2:.$O$50];[.H488])+(RAND()*INDEX([.$N$2:.$N$50];[.H488])))" office:value-type="date" office:date-value="2018-04-11T01:01:39.585155" calcext:value-type="date">
            <text:p>11-4-2018</text:p>
          </table:table-cell>
          <table:table-cell table:style-name="ce13" table:formula="of:=[.K488]&amp;&quot; &quot;&amp;INDEX([.$Q$2:.$Q$50];[.H488])" office:value-type="string" office:string-value="B12KF91 Spotify" calcext:value-type="string">
            <text:p>B12KF91 Spotify</text:p>
          </table:table-cell>
          <table:table-cell table:style-name="ce15" table:formula="of:=INDEX([.$T$2:.$T$50];[.H488])+(RAND()*INDEX([.$S$2:.$S$50];[.H488]))" office:value-type="currency" office:currency="EUR" office:value="-9.00932907596913" calcext:value-type="currency">
            <text:p>-€ 9.01</text:p>
          </table:table-cell>
          <table:table-cell table:style-name="ce16" table:formula="of:=IF([.E487]&gt;=[.$A$2];[.H487]+1;[.H487])" office:value-type="float" office:value="13" calcext:value-type="float">
            <text:p>13</text:p>
          </table:table-cell>
          <table:table-cell/>
          <table:table-cell table:style-name="ce18" table:formula="of:=INDEX([.$R$2:.$R$50];[.H488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12KF91" calcext:value-type="string">
            <text:p>B12KF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8]&gt;=[.$A$2];[.$A$1];[.E488]+INDEX([.$O$2:.$O$50];[.H489])+(RAND()*INDEX([.$N$2:.$N$50];[.H489])))" office:value-type="date" office:date-value="2018-05-11T19:14:43.817948" calcext:value-type="date">
            <text:p>11-5-2018</text:p>
          </table:table-cell>
          <table:table-cell table:style-name="ce13" table:formula="of:=[.K489]&amp;&quot; &quot;&amp;INDEX([.$Q$2:.$Q$50];[.H489])" office:value-type="string" office:string-value="E35IZ29 Spotify" calcext:value-type="string">
            <text:p>E35IZ29 Spotify</text:p>
          </table:table-cell>
          <table:table-cell table:style-name="ce15" table:formula="of:=INDEX([.$T$2:.$T$50];[.H489])+(RAND()*INDEX([.$S$2:.$S$50];[.H489]))" office:value-type="currency" office:currency="EUR" office:value="-12.4856891624361" calcext:value-type="currency">
            <text:p>-€ 12.49</text:p>
          </table:table-cell>
          <table:table-cell table:style-name="ce16" table:formula="of:=IF([.E488]&gt;=[.$A$2];[.H488]+1;[.H488])" office:value-type="float" office:value="13" calcext:value-type="float">
            <text:p>13</text:p>
          </table:table-cell>
          <table:table-cell/>
          <table:table-cell table:style-name="ce18" table:formula="of:=INDEX([.$R$2:.$R$50];[.H489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35IZ29" calcext:value-type="string">
            <text:p>E35IZ2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89]&gt;=[.$A$2];[.$A$1];[.E489]+INDEX([.$O$2:.$O$50];[.H490])+(RAND()*INDEX([.$N$2:.$N$50];[.H490])))" office:value-type="date" office:date-value="2018-06-11T10:42:17.079857" calcext:value-type="date">
            <text:p>11-6-2018</text:p>
          </table:table-cell>
          <table:table-cell table:style-name="ce13" table:formula="of:=[.K490]&amp;&quot; &quot;&amp;INDEX([.$Q$2:.$Q$50];[.H490])" office:value-type="string" office:string-value="F66GM35 Spotify" calcext:value-type="string">
            <text:p>F66GM35 Spotify</text:p>
          </table:table-cell>
          <table:table-cell table:style-name="ce15" table:formula="of:=INDEX([.$T$2:.$T$50];[.H490])+(RAND()*INDEX([.$S$2:.$S$50];[.H490]))" office:value-type="currency" office:currency="EUR" office:value="-7.91079367358516" calcext:value-type="currency">
            <text:p>-€ 7.91</text:p>
          </table:table-cell>
          <table:table-cell table:style-name="ce16" table:formula="of:=IF([.E489]&gt;=[.$A$2];[.H489]+1;[.H489])" office:value-type="float" office:value="13" calcext:value-type="float">
            <text:p>13</text:p>
          </table:table-cell>
          <table:table-cell/>
          <table:table-cell table:style-name="ce18" table:formula="of:=INDEX([.$R$2:.$R$50];[.H490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66GM35" calcext:value-type="string">
            <text:p>F66GM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0]&gt;=[.$A$2];[.$A$1];[.E490]+INDEX([.$O$2:.$O$50];[.H491])+(RAND()*INDEX([.$N$2:.$N$50];[.H491])))" office:value-type="date" office:date-value="2018-07-12T03:50:16.331375" calcext:value-type="date">
            <text:p>12-7-2018</text:p>
          </table:table-cell>
          <table:table-cell table:style-name="ce13" table:formula="of:=[.K491]&amp;&quot; &quot;&amp;INDEX([.$Q$2:.$Q$50];[.H491])" office:value-type="string" office:string-value="J77GS31 Spotify" calcext:value-type="string">
            <text:p>J77GS31 Spotify</text:p>
          </table:table-cell>
          <table:table-cell table:style-name="ce15" table:formula="of:=INDEX([.$T$2:.$T$50];[.H491])+(RAND()*INDEX([.$S$2:.$S$50];[.H491]))" office:value-type="currency" office:currency="EUR" office:value="-12.253905904712" calcext:value-type="currency">
            <text:p>-€ 12.25</text:p>
          </table:table-cell>
          <table:table-cell table:style-name="ce16" table:formula="of:=IF([.E490]&gt;=[.$A$2];[.H490]+1;[.H490])" office:value-type="float" office:value="13" calcext:value-type="float">
            <text:p>13</text:p>
          </table:table-cell>
          <table:table-cell/>
          <table:table-cell table:style-name="ce18" table:formula="of:=INDEX([.$R$2:.$R$50];[.H491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77GS31" calcext:value-type="string">
            <text:p>J77GS3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1]&gt;=[.$A$2];[.$A$1];[.E491]+INDEX([.$O$2:.$O$50];[.H492])+(RAND()*INDEX([.$N$2:.$N$50];[.H492])))" office:value-type="date" office:date-value="2018-08-12T02:23:56.509851" calcext:value-type="date">
            <text:p>12-8-2018</text:p>
          </table:table-cell>
          <table:table-cell table:style-name="ce13" table:formula="of:=[.K492]&amp;&quot; &quot;&amp;INDEX([.$Q$2:.$Q$50];[.H492])" office:value-type="string" office:string-value="J75AC86 Spotify" calcext:value-type="string">
            <text:p>J75AC86 Spotify</text:p>
          </table:table-cell>
          <table:table-cell table:style-name="ce15" table:formula="of:=INDEX([.$T$2:.$T$50];[.H492])+(RAND()*INDEX([.$S$2:.$S$50];[.H492]))" office:value-type="currency" office:currency="EUR" office:value="-9.12685235571161" calcext:value-type="currency">
            <text:p>-€ 9.13</text:p>
          </table:table-cell>
          <table:table-cell table:style-name="ce16" table:formula="of:=IF([.E491]&gt;=[.$A$2];[.H491]+1;[.H491])" office:value-type="float" office:value="13" calcext:value-type="float">
            <text:p>13</text:p>
          </table:table-cell>
          <table:table-cell/>
          <table:table-cell table:style-name="ce18" table:formula="of:=INDEX([.$R$2:.$R$50];[.H492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75AC86" calcext:value-type="string">
            <text:p>J75AC8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2]&gt;=[.$A$2];[.$A$1];[.E492]+INDEX([.$O$2:.$O$50];[.H493])+(RAND()*INDEX([.$N$2:.$N$50];[.H493])))" office:value-type="date" office:date-value="2018-09-11T14:15:13.437072" calcext:value-type="date">
            <text:p>11-9-2018</text:p>
          </table:table-cell>
          <table:table-cell table:style-name="ce13" table:formula="of:=[.K493]&amp;&quot; &quot;&amp;INDEX([.$Q$2:.$Q$50];[.H493])" office:value-type="string" office:string-value="Q23HP55 Spotify" calcext:value-type="string">
            <text:p>Q23HP55 Spotify</text:p>
          </table:table-cell>
          <table:table-cell table:style-name="ce15" table:formula="of:=INDEX([.$T$2:.$T$50];[.H493])+(RAND()*INDEX([.$S$2:.$S$50];[.H493]))" office:value-type="currency" office:currency="EUR" office:value="-13.1023688170903" calcext:value-type="currency">
            <text:p>-€ 13.10</text:p>
          </table:table-cell>
          <table:table-cell table:style-name="ce16" table:formula="of:=IF([.E492]&gt;=[.$A$2];[.H492]+1;[.H492])" office:value-type="float" office:value="13" calcext:value-type="float">
            <text:p>13</text:p>
          </table:table-cell>
          <table:table-cell/>
          <table:table-cell table:style-name="ce18" table:formula="of:=INDEX([.$R$2:.$R$50];[.H493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23HP55" calcext:value-type="string">
            <text:p>Q23HP5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3]&gt;=[.$A$2];[.$A$1];[.E493]+INDEX([.$O$2:.$O$50];[.H494])+(RAND()*INDEX([.$N$2:.$N$50];[.H494])))" office:value-type="date" office:date-value="2018-10-12T14:03:07.283374" calcext:value-type="date">
            <text:p>12-10-2018</text:p>
          </table:table-cell>
          <table:table-cell table:style-name="ce13" table:formula="of:=[.K494]&amp;&quot; &quot;&amp;INDEX([.$Q$2:.$Q$50];[.H494])" office:value-type="string" office:string-value="K77OP68 Spotify" calcext:value-type="string">
            <text:p>K77OP68 Spotify</text:p>
          </table:table-cell>
          <table:table-cell table:style-name="ce15" table:formula="of:=INDEX([.$T$2:.$T$50];[.H494])+(RAND()*INDEX([.$S$2:.$S$50];[.H494]))" office:value-type="currency" office:currency="EUR" office:value="-11.2789192309565" calcext:value-type="currency">
            <text:p>-€ 11.28</text:p>
          </table:table-cell>
          <table:table-cell table:style-name="ce16" table:formula="of:=IF([.E493]&gt;=[.$A$2];[.H493]+1;[.H493])" office:value-type="float" office:value="13" calcext:value-type="float">
            <text:p>13</text:p>
          </table:table-cell>
          <table:table-cell/>
          <table:table-cell table:style-name="ce18" table:formula="of:=INDEX([.$R$2:.$R$50];[.H494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77OP68" calcext:value-type="string">
            <text:p>K77OP6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4]&gt;=[.$A$2];[.$A$1];[.E494]+INDEX([.$O$2:.$O$50];[.H495])+(RAND()*INDEX([.$N$2:.$N$50];[.H495])))" office:value-type="date" office:date-value="2018-11-12T07:47:01.188225" calcext:value-type="date">
            <text:p>12-11-2018</text:p>
          </table:table-cell>
          <table:table-cell table:style-name="ce13" table:formula="of:=[.K495]&amp;&quot; &quot;&amp;INDEX([.$Q$2:.$Q$50];[.H495])" office:value-type="string" office:string-value="M65QW81 Spotify" calcext:value-type="string">
            <text:p>M65QW81 Spotify</text:p>
          </table:table-cell>
          <table:table-cell table:style-name="ce15" table:formula="of:=INDEX([.$T$2:.$T$50];[.H495])+(RAND()*INDEX([.$S$2:.$S$50];[.H495]))" office:value-type="currency" office:currency="EUR" office:value="-14.4170000752591" calcext:value-type="currency">
            <text:p>-€ 14.42</text:p>
          </table:table-cell>
          <table:table-cell table:style-name="ce16" table:formula="of:=IF([.E494]&gt;=[.$A$2];[.H494]+1;[.H494])" office:value-type="float" office:value="13" calcext:value-type="float">
            <text:p>13</text:p>
          </table:table-cell>
          <table:table-cell/>
          <table:table-cell table:style-name="ce18" table:formula="of:=INDEX([.$R$2:.$R$50];[.H495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65QW81" calcext:value-type="string">
            <text:p>M65QW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5]&gt;=[.$A$2];[.$A$1];[.E495]+INDEX([.$O$2:.$O$50];[.H496])+(RAND()*INDEX([.$N$2:.$N$50];[.H496])))" office:value-type="date" office:date-value="2018-12-13T06:13:48.645725" calcext:value-type="date">
            <text:p>13-12-2018</text:p>
          </table:table-cell>
          <table:table-cell table:style-name="ce13" table:formula="of:=[.K496]&amp;&quot; &quot;&amp;INDEX([.$Q$2:.$Q$50];[.H496])" office:value-type="string" office:string-value="V83BR26 Spotify" calcext:value-type="string">
            <text:p>V83BR26 Spotify</text:p>
          </table:table-cell>
          <table:table-cell table:style-name="ce15" table:formula="of:=INDEX([.$T$2:.$T$50];[.H496])+(RAND()*INDEX([.$S$2:.$S$50];[.H496]))" office:value-type="currency" office:currency="EUR" office:value="-7.47045838506897" calcext:value-type="currency">
            <text:p>-€ 7.47</text:p>
          </table:table-cell>
          <table:table-cell table:style-name="ce16" table:formula="of:=IF([.E495]&gt;=[.$A$2];[.H495]+1;[.H495])" office:value-type="float" office:value="13" calcext:value-type="float">
            <text:p>13</text:p>
          </table:table-cell>
          <table:table-cell/>
          <table:table-cell table:style-name="ce18" table:formula="of:=INDEX([.$R$2:.$R$50];[.H496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83BR26" calcext:value-type="string">
            <text:p>V83BR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6]&gt;=[.$A$2];[.$A$1];[.E496]+INDEX([.$O$2:.$O$50];[.H497])+(RAND()*INDEX([.$N$2:.$N$50];[.H497])))" office:value-type="date" office:date-value="2019-01-12T21:02:23.577649" calcext:value-type="date">
            <text:p>12-1-2019</text:p>
          </table:table-cell>
          <table:table-cell table:style-name="ce13" table:formula="of:=[.K497]&amp;&quot; &quot;&amp;INDEX([.$Q$2:.$Q$50];[.H497])" office:value-type="string" office:string-value="B49MY12 Spotify" calcext:value-type="string">
            <text:p>B49MY12 Spotify</text:p>
          </table:table-cell>
          <table:table-cell table:style-name="ce15" table:formula="of:=INDEX([.$T$2:.$T$50];[.H497])+(RAND()*INDEX([.$S$2:.$S$50];[.H497]))" office:value-type="currency" office:currency="EUR" office:value="-14.3457204050181" calcext:value-type="currency">
            <text:p>-€ 14.35</text:p>
          </table:table-cell>
          <table:table-cell table:style-name="ce16" table:formula="of:=IF([.E496]&gt;=[.$A$2];[.H496]+1;[.H496])" office:value-type="float" office:value="13" calcext:value-type="float">
            <text:p>13</text:p>
          </table:table-cell>
          <table:table-cell/>
          <table:table-cell table:style-name="ce18" table:formula="of:=INDEX([.$R$2:.$R$50];[.H497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49MY12" calcext:value-type="string">
            <text:p>B49MY1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7]&gt;=[.$A$2];[.$A$1];[.E497]+INDEX([.$O$2:.$O$50];[.H498])+(RAND()*INDEX([.$N$2:.$N$50];[.H498])))" office:value-type="date" office:date-value="2019-02-11T22:50:47.762599" calcext:value-type="date">
            <text:p>11-2-2019</text:p>
          </table:table-cell>
          <table:table-cell table:style-name="ce13" table:formula="of:=[.K498]&amp;&quot; &quot;&amp;INDEX([.$Q$2:.$Q$50];[.H498])" office:value-type="string" office:string-value="R31TH14 Spotify" calcext:value-type="string">
            <text:p>R31TH14 Spotify</text:p>
          </table:table-cell>
          <table:table-cell table:style-name="ce15" table:formula="of:=INDEX([.$T$2:.$T$50];[.H498])+(RAND()*INDEX([.$S$2:.$S$50];[.H498]))" office:value-type="currency" office:currency="EUR" office:value="-11.7130100417614" calcext:value-type="currency">
            <text:p>-€ 11.71</text:p>
          </table:table-cell>
          <table:table-cell table:style-name="ce16" table:formula="of:=IF([.E497]&gt;=[.$A$2];[.H497]+1;[.H497])" office:value-type="float" office:value="13" calcext:value-type="float">
            <text:p>13</text:p>
          </table:table-cell>
          <table:table-cell/>
          <table:table-cell table:style-name="ce18" table:formula="of:=INDEX([.$R$2:.$R$50];[.H498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31TH14" calcext:value-type="string">
            <text:p>R31TH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8]&gt;=[.$A$2];[.$A$1];[.E498]+INDEX([.$O$2:.$O$50];[.H499])+(RAND()*INDEX([.$N$2:.$N$50];[.H499])))" office:value-type="date" office:date-value="2019-03-14T20:35:33.057705" calcext:value-type="date">
            <text:p>14-3-2019</text:p>
          </table:table-cell>
          <table:table-cell table:style-name="ce13" table:formula="of:=[.K499]&amp;&quot; &quot;&amp;INDEX([.$Q$2:.$Q$50];[.H499])" office:value-type="string" office:string-value="N55FO99 Spotify" calcext:value-type="string">
            <text:p>N55FO99 Spotify</text:p>
          </table:table-cell>
          <table:table-cell table:style-name="ce15" table:formula="of:=INDEX([.$T$2:.$T$50];[.H499])+(RAND()*INDEX([.$S$2:.$S$50];[.H499]))" office:value-type="currency" office:currency="EUR" office:value="-8.25432287437984" calcext:value-type="currency">
            <text:p>-€ 8.25</text:p>
          </table:table-cell>
          <table:table-cell table:style-name="ce16" table:formula="of:=IF([.E498]&gt;=[.$A$2];[.H498]+1;[.H498])" office:value-type="float" office:value="13" calcext:value-type="float">
            <text:p>13</text:p>
          </table:table-cell>
          <table:table-cell/>
          <table:table-cell table:style-name="ce18" table:formula="of:=INDEX([.$R$2:.$R$50];[.H499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55FO99" calcext:value-type="string">
            <text:p>N55FO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499]&gt;=[.$A$2];[.$A$1];[.E499]+INDEX([.$O$2:.$O$50];[.H500])+(RAND()*INDEX([.$N$2:.$N$50];[.H500])))" office:value-type="date" office:date-value="2019-04-14T08:46:24.729203" calcext:value-type="date">
            <text:p>14-4-2019</text:p>
          </table:table-cell>
          <table:table-cell table:style-name="ce13" table:formula="of:=[.K500]&amp;&quot; &quot;&amp;INDEX([.$Q$2:.$Q$50];[.H500])" office:value-type="string" office:string-value="E90OL33 Spotify" calcext:value-type="string">
            <text:p>E90OL33 Spotify</text:p>
          </table:table-cell>
          <table:table-cell table:style-name="ce15" table:formula="of:=INDEX([.$T$2:.$T$50];[.H500])+(RAND()*INDEX([.$S$2:.$S$50];[.H500]))" office:value-type="currency" office:currency="EUR" office:value="-13.9690023603207" calcext:value-type="currency">
            <text:p>-€ 13.97</text:p>
          </table:table-cell>
          <table:table-cell table:style-name="ce16" table:formula="of:=IF([.E499]&gt;=[.$A$2];[.H499]+1;[.H499])" office:value-type="float" office:value="13" calcext:value-type="float">
            <text:p>13</text:p>
          </table:table-cell>
          <table:table-cell/>
          <table:table-cell table:style-name="ce18" table:formula="of:=INDEX([.$R$2:.$R$50];[.H500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90OL33" calcext:value-type="string">
            <text:p>E90OL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0]&gt;=[.$A$2];[.$A$1];[.E500]+INDEX([.$O$2:.$O$50];[.H501])+(RAND()*INDEX([.$N$2:.$N$50];[.H501])))" office:value-type="date" office:date-value="2019-05-15T07:02:46.24135" calcext:value-type="date">
            <text:p>15-5-2019</text:p>
          </table:table-cell>
          <table:table-cell table:style-name="ce13" table:formula="of:=[.K501]&amp;&quot; &quot;&amp;INDEX([.$Q$2:.$Q$50];[.H501])" office:value-type="string" office:string-value="X78JY68 Spotify" calcext:value-type="string">
            <text:p>X78JY68 Spotify</text:p>
          </table:table-cell>
          <table:table-cell table:style-name="ce15" table:formula="of:=INDEX([.$T$2:.$T$50];[.H501])+(RAND()*INDEX([.$S$2:.$S$50];[.H501]))" office:value-type="currency" office:currency="EUR" office:value="-8.19320973287739" calcext:value-type="currency">
            <text:p>-€ 8.19</text:p>
          </table:table-cell>
          <table:table-cell table:style-name="ce16" table:formula="of:=IF([.E500]&gt;=[.$A$2];[.H500]+1;[.H500])" office:value-type="float" office:value="13" calcext:value-type="float">
            <text:p>13</text:p>
          </table:table-cell>
          <table:table-cell/>
          <table:table-cell table:style-name="ce18" table:formula="of:=INDEX([.$R$2:.$R$50];[.H501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78JY68" calcext:value-type="string">
            <text:p>X78JY6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1]&gt;=[.$A$2];[.$A$1];[.E501]+INDEX([.$O$2:.$O$50];[.H502])+(RAND()*INDEX([.$N$2:.$N$50];[.H502])))" office:value-type="date" office:date-value="2019-06-14T23:15:04.295929" calcext:value-type="date">
            <text:p>14-6-2019</text:p>
          </table:table-cell>
          <table:table-cell table:style-name="ce13" table:formula="of:=[.K502]&amp;&quot; &quot;&amp;INDEX([.$Q$2:.$Q$50];[.H502])" office:value-type="string" office:string-value="U79ZD89 Spotify" calcext:value-type="string">
            <text:p>U79ZD89 Spotify</text:p>
          </table:table-cell>
          <table:table-cell table:style-name="ce15" table:formula="of:=INDEX([.$T$2:.$T$50];[.H502])+(RAND()*INDEX([.$S$2:.$S$50];[.H502]))" office:value-type="currency" office:currency="EUR" office:value="-7.90359204360988" calcext:value-type="currency">
            <text:p>-€ 7.90</text:p>
          </table:table-cell>
          <table:table-cell table:style-name="ce16" table:formula="of:=IF([.E501]&gt;=[.$A$2];[.H501]+1;[.H501])" office:value-type="float" office:value="13" calcext:value-type="float">
            <text:p>13</text:p>
          </table:table-cell>
          <table:table-cell/>
          <table:table-cell table:style-name="ce18" table:formula="of:=INDEX([.$R$2:.$R$50];[.H502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79ZD89" calcext:value-type="string">
            <text:p>U79ZD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2]&gt;=[.$A$2];[.$A$1];[.E502]+INDEX([.$O$2:.$O$50];[.H503])+(RAND()*INDEX([.$N$2:.$N$50];[.H503])))" office:value-type="date" office:date-value="2019-07-15T01:43:23.992107" calcext:value-type="date">
            <text:p>15-7-2019</text:p>
          </table:table-cell>
          <table:table-cell table:style-name="ce13" table:formula="of:=[.K503]&amp;&quot; &quot;&amp;INDEX([.$Q$2:.$Q$50];[.H503])" office:value-type="string" office:string-value="Q68TQ97 Spotify" calcext:value-type="string">
            <text:p>Q68TQ97 Spotify</text:p>
          </table:table-cell>
          <table:table-cell table:style-name="ce15" table:formula="of:=INDEX([.$T$2:.$T$50];[.H503])+(RAND()*INDEX([.$S$2:.$S$50];[.H503]))" office:value-type="currency" office:currency="EUR" office:value="-6.48509471361612" calcext:value-type="currency">
            <text:p>-€ 6.49</text:p>
          </table:table-cell>
          <table:table-cell table:style-name="ce16" table:formula="of:=IF([.E502]&gt;=[.$A$2];[.H502]+1;[.H502])" office:value-type="float" office:value="13" calcext:value-type="float">
            <text:p>13</text:p>
          </table:table-cell>
          <table:table-cell/>
          <table:table-cell table:style-name="ce18" table:formula="of:=INDEX([.$R$2:.$R$50];[.H503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68TQ97" calcext:value-type="string">
            <text:p>Q68TQ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3]&gt;=[.$A$2];[.$A$1];[.E503]+INDEX([.$O$2:.$O$50];[.H504])+(RAND()*INDEX([.$N$2:.$N$50];[.H504])))" office:value-type="date" office:date-value="2019-08-14T13:44:42.275671" calcext:value-type="date">
            <text:p>14-8-2019</text:p>
          </table:table-cell>
          <table:table-cell table:style-name="ce13" table:formula="of:=[.K504]&amp;&quot; &quot;&amp;INDEX([.$Q$2:.$Q$50];[.H504])" office:value-type="string" office:string-value="I98BX42 Spotify" calcext:value-type="string">
            <text:p>I98BX42 Spotify</text:p>
          </table:table-cell>
          <table:table-cell table:style-name="ce15" table:formula="of:=INDEX([.$T$2:.$T$50];[.H504])+(RAND()*INDEX([.$S$2:.$S$50];[.H504]))" office:value-type="currency" office:currency="EUR" office:value="-12.2961360878271" calcext:value-type="currency">
            <text:p>-€ 12.30</text:p>
          </table:table-cell>
          <table:table-cell table:style-name="ce16" table:formula="of:=IF([.E503]&gt;=[.$A$2];[.H503]+1;[.H503])" office:value-type="float" office:value="13" calcext:value-type="float">
            <text:p>13</text:p>
          </table:table-cell>
          <table:table-cell/>
          <table:table-cell table:style-name="ce18" table:formula="of:=INDEX([.$R$2:.$R$50];[.H504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98BX42" calcext:value-type="string">
            <text:p>I98BX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4]&gt;=[.$A$2];[.$A$1];[.E504]+INDEX([.$O$2:.$O$50];[.H505])+(RAND()*INDEX([.$N$2:.$N$50];[.H505])))" office:value-type="date" office:date-value="2019-09-14T04:47:23.432732" calcext:value-type="date">
            <text:p>14-9-2019</text:p>
          </table:table-cell>
          <table:table-cell table:style-name="ce13" table:formula="of:=[.K505]&amp;&quot; &quot;&amp;INDEX([.$Q$2:.$Q$50];[.H505])" office:value-type="string" office:string-value="K79II59 Spotify" calcext:value-type="string">
            <text:p>K79II59 Spotify</text:p>
          </table:table-cell>
          <table:table-cell table:style-name="ce15" table:formula="of:=INDEX([.$T$2:.$T$50];[.H505])+(RAND()*INDEX([.$S$2:.$S$50];[.H505]))" office:value-type="currency" office:currency="EUR" office:value="-13.4222715362936" calcext:value-type="currency">
            <text:p>-€ 13.42</text:p>
          </table:table-cell>
          <table:table-cell table:style-name="ce16" table:formula="of:=IF([.E504]&gt;=[.$A$2];[.H504]+1;[.H504])" office:value-type="float" office:value="13" calcext:value-type="float">
            <text:p>13</text:p>
          </table:table-cell>
          <table:table-cell/>
          <table:table-cell table:style-name="ce18" table:formula="of:=INDEX([.$R$2:.$R$50];[.H505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79II59" calcext:value-type="string">
            <text:p>K79II5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5]&gt;=[.$A$2];[.$A$1];[.E505]+INDEX([.$O$2:.$O$50];[.H506])+(RAND()*INDEX([.$N$2:.$N$50];[.H506])))" office:value-type="date" office:date-value="2019-10-14T19:36:26.670141" calcext:value-type="date">
            <text:p>14-10-2019</text:p>
          </table:table-cell>
          <table:table-cell table:style-name="ce13" table:formula="of:=[.K506]&amp;&quot; &quot;&amp;INDEX([.$Q$2:.$Q$50];[.H506])" office:value-type="string" office:string-value="Z78KU74 Spotify" calcext:value-type="string">
            <text:p>Z78KU74 Spotify</text:p>
          </table:table-cell>
          <table:table-cell table:style-name="ce15" table:formula="of:=INDEX([.$T$2:.$T$50];[.H506])+(RAND()*INDEX([.$S$2:.$S$50];[.H506]))" office:value-type="currency" office:currency="EUR" office:value="-6.03982610619627" calcext:value-type="currency">
            <text:p>-€ 6.04</text:p>
          </table:table-cell>
          <table:table-cell table:style-name="ce16" table:formula="of:=IF([.E505]&gt;=[.$A$2];[.H505]+1;[.H505])" office:value-type="float" office:value="13" calcext:value-type="float">
            <text:p>13</text:p>
          </table:table-cell>
          <table:table-cell/>
          <table:table-cell table:style-name="ce18" table:formula="of:=INDEX([.$R$2:.$R$50];[.H506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78KU74" calcext:value-type="string">
            <text:p>Z78KU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6]&gt;=[.$A$2];[.$A$1];[.E506]+INDEX([.$O$2:.$O$50];[.H507])+(RAND()*INDEX([.$N$2:.$N$50];[.H507])))" office:value-type="date" office:date-value="2019-11-13T20:02:08.594951" calcext:value-type="date">
            <text:p>13-11-2019</text:p>
          </table:table-cell>
          <table:table-cell table:style-name="ce13" table:formula="of:=[.K507]&amp;&quot; &quot;&amp;INDEX([.$Q$2:.$Q$50];[.H507])" office:value-type="string" office:string-value="E40FT70 Spotify" calcext:value-type="string">
            <text:p>E40FT70 Spotify</text:p>
          </table:table-cell>
          <table:table-cell table:style-name="ce15" table:formula="of:=INDEX([.$T$2:.$T$50];[.H507])+(RAND()*INDEX([.$S$2:.$S$50];[.H507]))" office:value-type="currency" office:currency="EUR" office:value="-7.81205089712849" calcext:value-type="currency">
            <text:p>-€ 7.81</text:p>
          </table:table-cell>
          <table:table-cell table:style-name="ce16" table:formula="of:=IF([.E506]&gt;=[.$A$2];[.H506]+1;[.H506])" office:value-type="float" office:value="13" calcext:value-type="float">
            <text:p>13</text:p>
          </table:table-cell>
          <table:table-cell/>
          <table:table-cell table:style-name="ce18" table:formula="of:=INDEX([.$R$2:.$R$50];[.H507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40FT70" calcext:value-type="string">
            <text:p>E40FT7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7]&gt;=[.$A$2];[.$A$1];[.E507]+INDEX([.$O$2:.$O$50];[.H508])+(RAND()*INDEX([.$N$2:.$N$50];[.H508])))" office:value-type="date" office:date-value="2019-12-14T13:34:39.011303" calcext:value-type="date">
            <text:p>14-12-2019</text:p>
          </table:table-cell>
          <table:table-cell table:style-name="ce13" table:formula="of:=[.K508]&amp;&quot; &quot;&amp;INDEX([.$Q$2:.$Q$50];[.H508])" office:value-type="string" office:string-value="D39UX73 Spotify" calcext:value-type="string">
            <text:p>D39UX73 Spotify</text:p>
          </table:table-cell>
          <table:table-cell table:style-name="ce15" table:formula="of:=INDEX([.$T$2:.$T$50];[.H508])+(RAND()*INDEX([.$S$2:.$S$50];[.H508]))" office:value-type="currency" office:currency="EUR" office:value="-14.4948825459131" calcext:value-type="currency">
            <text:p>-€ 14.49</text:p>
          </table:table-cell>
          <table:table-cell table:style-name="ce16" table:formula="of:=IF([.E507]&gt;=[.$A$2];[.H507]+1;[.H507])" office:value-type="float" office:value="13" calcext:value-type="float">
            <text:p>13</text:p>
          </table:table-cell>
          <table:table-cell/>
          <table:table-cell table:style-name="ce18" table:formula="of:=INDEX([.$R$2:.$R$50];[.H508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39UX73" calcext:value-type="string">
            <text:p>D39UX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8]&gt;=[.$A$2];[.$A$1];[.E508]+INDEX([.$O$2:.$O$50];[.H509])+(RAND()*INDEX([.$N$2:.$N$50];[.H509])))" office:value-type="date" office:date-value="2020-01-13T20:19:54.588649" calcext:value-type="date">
            <text:p>13-1-2020</text:p>
          </table:table-cell>
          <table:table-cell table:style-name="ce13" table:formula="of:=[.K509]&amp;&quot; &quot;&amp;INDEX([.$Q$2:.$Q$50];[.H509])" office:value-type="string" office:string-value="C44MZ58 Spotify" calcext:value-type="string">
            <text:p>C44MZ58 Spotify</text:p>
          </table:table-cell>
          <table:table-cell table:style-name="ce15" table:formula="of:=INDEX([.$T$2:.$T$50];[.H509])+(RAND()*INDEX([.$S$2:.$S$50];[.H509]))" office:value-type="currency" office:currency="EUR" office:value="-8.89915479706012" calcext:value-type="currency">
            <text:p>-€ 8.90</text:p>
          </table:table-cell>
          <table:table-cell table:style-name="ce16" table:formula="of:=IF([.E508]&gt;=[.$A$2];[.H508]+1;[.H508])" office:value-type="float" office:value="13" calcext:value-type="float">
            <text:p>13</text:p>
          </table:table-cell>
          <table:table-cell/>
          <table:table-cell table:style-name="ce18" table:formula="of:=INDEX([.$R$2:.$R$50];[.H509])" office:value-type="string" office:string-value="Subscriptions" calcext:value-type="string">
            <text:p>Subscription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44MZ58" calcext:value-type="string">
            <text:p>C44MZ5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09]&gt;=[.$A$2];[.$A$1];[.E509]+INDEX([.$O$2:.$O$50];[.H510])+(RAND()*INDEX([.$N$2:.$N$50];[.H510])))" office:value-type="date" office:date-value="2018-01-10" calcext:value-type="date">
            <text:p>10-1-2018</text:p>
          </table:table-cell>
          <table:table-cell table:style-name="ce13" table:formula="of:=[.K510]&amp;&quot; &quot;&amp;INDEX([.$Q$2:.$Q$50];[.H510])" office:value-type="string" office:string-value="S75QJ29 Income Tax" calcext:value-type="string">
            <text:p>S75QJ29 Income Tax</text:p>
          </table:table-cell>
          <table:table-cell table:style-name="ce15" table:formula="of:=INDEX([.$T$2:.$T$50];[.H510])+(RAND()*INDEX([.$S$2:.$S$50];[.H510]))" office:value-type="currency" office:currency="EUR" office:value="-9478.05399805561" calcext:value-type="currency">
            <text:p>-€ 9,478.05</text:p>
          </table:table-cell>
          <table:table-cell table:style-name="ce16" table:formula="of:=IF([.E509]&gt;=[.$A$2];[.H509]+1;[.H509])" office:value-type="float" office:value="14" calcext:value-type="float">
            <text:p>14</text:p>
          </table:table-cell>
          <table:table-cell/>
          <table:table-cell table:style-name="ce18" table:formula="of:=INDEX([.$R$2:.$R$50];[.H510])" office:value-type="string" office:string-value="Government" calcext:value-type="string">
            <text:p>Governmen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75QJ29" calcext:value-type="string">
            <text:p>S75QJ2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0]&gt;=[.$A$2];[.$A$1];[.E510]+INDEX([.$O$2:.$O$50];[.H511])+(RAND()*INDEX([.$N$2:.$N$50];[.H511])))" office:value-type="date" office:date-value="2019-01-10" calcext:value-type="date">
            <text:p>10-1-2019</text:p>
          </table:table-cell>
          <table:table-cell table:style-name="ce13" table:formula="of:=[.K511]&amp;&quot; &quot;&amp;INDEX([.$Q$2:.$Q$50];[.H511])" office:value-type="string" office:string-value="D62WI35 Income Tax" calcext:value-type="string">
            <text:p>D62WI35 Income Tax</text:p>
          </table:table-cell>
          <table:table-cell table:style-name="ce15" table:formula="of:=INDEX([.$T$2:.$T$50];[.H511])+(RAND()*INDEX([.$S$2:.$S$50];[.H511]))" office:value-type="currency" office:currency="EUR" office:value="-9309.40294630255" calcext:value-type="currency">
            <text:p>-€ 9,309.40</text:p>
          </table:table-cell>
          <table:table-cell table:style-name="ce16" table:formula="of:=IF([.E510]&gt;=[.$A$2];[.H510]+1;[.H510])" office:value-type="float" office:value="14" calcext:value-type="float">
            <text:p>14</text:p>
          </table:table-cell>
          <table:table-cell/>
          <table:table-cell table:style-name="ce18" table:formula="of:=INDEX([.$R$2:.$R$50];[.H511])" office:value-type="string" office:string-value="Government" calcext:value-type="string">
            <text:p>Governmen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62WI35" calcext:value-type="string">
            <text:p>D62WI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1]&gt;=[.$A$2];[.$A$1];[.E511]+INDEX([.$O$2:.$O$50];[.H512])+(RAND()*INDEX([.$N$2:.$N$50];[.H512])))" office:value-type="date" office:date-value="2020-01-10" calcext:value-type="date">
            <text:p>10-1-2020</text:p>
          </table:table-cell>
          <table:table-cell table:style-name="ce13" table:formula="of:=[.K512]&amp;&quot; &quot;&amp;INDEX([.$Q$2:.$Q$50];[.H512])" office:value-type="string" office:string-value="E32IR49 Income Tax" calcext:value-type="string">
            <text:p>E32IR49 Income Tax</text:p>
          </table:table-cell>
          <table:table-cell table:style-name="ce15" table:formula="of:=INDEX([.$T$2:.$T$50];[.H512])+(RAND()*INDEX([.$S$2:.$S$50];[.H512]))" office:value-type="currency" office:currency="EUR" office:value="-9519.04072032299" calcext:value-type="currency">
            <text:p>-€ 9,519.04</text:p>
          </table:table-cell>
          <table:table-cell table:style-name="ce16" table:formula="of:=IF([.E511]&gt;=[.$A$2];[.H511]+1;[.H511])" office:value-type="float" office:value="14" calcext:value-type="float">
            <text:p>14</text:p>
          </table:table-cell>
          <table:table-cell/>
          <table:table-cell table:style-name="ce18" table:formula="of:=INDEX([.$R$2:.$R$50];[.H512])" office:value-type="string" office:string-value="Government" calcext:value-type="string">
            <text:p>Government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32IR49" calcext:value-type="string">
            <text:p>E32IR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2]&gt;=[.$A$2];[.$A$1];[.E512]+INDEX([.$O$2:.$O$50];[.H513])+(RAND()*INDEX([.$N$2:.$N$50];[.H513])))" office:value-type="date" office:date-value="2018-01-10" calcext:value-type="date">
            <text:p>10-1-2018</text:p>
          </table:table-cell>
          <table:table-cell table:style-name="ce13" table:formula="of:=[.K513]&amp;&quot; &quot;&amp;INDEX([.$Q$2:.$Q$50];[.H513])" office:value-type="string" office:string-value="O90XT49 Health Insurance" calcext:value-type="string">
            <text:p>O90XT49 Health Insurance</text:p>
          </table:table-cell>
          <table:table-cell table:style-name="ce15" table:formula="of:=INDEX([.$T$2:.$T$50];[.H513])+(RAND()*INDEX([.$S$2:.$S$50];[.H513]))" office:value-type="currency" office:currency="EUR" office:value="-112.991450215442" calcext:value-type="currency">
            <text:p>-€ 112.99</text:p>
          </table:table-cell>
          <table:table-cell table:style-name="ce16" table:formula="of:=IF([.E512]&gt;=[.$A$2];[.H512]+1;[.H512])" office:value-type="float" office:value="15" calcext:value-type="float">
            <text:p>15</text:p>
          </table:table-cell>
          <table:table-cell/>
          <table:table-cell table:style-name="ce18" table:formula="of:=INDEX([.$R$2:.$R$50];[.H513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90XT49" calcext:value-type="string">
            <text:p>O90XT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3]&gt;=[.$A$2];[.$A$1];[.E513]+INDEX([.$O$2:.$O$50];[.H514])+(RAND()*INDEX([.$N$2:.$N$50];[.H514])))" office:value-type="date" office:date-value="2018-02-09T22:49:07.691922" calcext:value-type="date">
            <text:p>9-2-2018</text:p>
          </table:table-cell>
          <table:table-cell table:style-name="ce13" table:formula="of:=[.K514]&amp;&quot; &quot;&amp;INDEX([.$Q$2:.$Q$50];[.H514])" office:value-type="string" office:string-value="N69ET94 Health Insurance" calcext:value-type="string">
            <text:p>N69ET94 Health Insurance</text:p>
          </table:table-cell>
          <table:table-cell table:style-name="ce15" table:formula="of:=INDEX([.$T$2:.$T$50];[.H514])+(RAND()*INDEX([.$S$2:.$S$50];[.H514]))" office:value-type="currency" office:currency="EUR" office:value="-110.875345087806" calcext:value-type="currency">
            <text:p>-€ 110.88</text:p>
          </table:table-cell>
          <table:table-cell table:style-name="ce16" table:formula="of:=IF([.E513]&gt;=[.$A$2];[.H513]+1;[.H513])" office:value-type="float" office:value="15" calcext:value-type="float">
            <text:p>15</text:p>
          </table:table-cell>
          <table:table-cell/>
          <table:table-cell table:style-name="ce18" table:formula="of:=INDEX([.$R$2:.$R$50];[.H514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69ET94" calcext:value-type="string">
            <text:p>N69ET9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4]&gt;=[.$A$2];[.$A$1];[.E514]+INDEX([.$O$2:.$O$50];[.H515])+(RAND()*INDEX([.$N$2:.$N$50];[.H515])))" office:value-type="date" office:date-value="2018-03-12T04:34:07.828093" calcext:value-type="date">
            <text:p>12-3-2018</text:p>
          </table:table-cell>
          <table:table-cell table:style-name="ce13" table:formula="of:=[.K515]&amp;&quot; &quot;&amp;INDEX([.$Q$2:.$Q$50];[.H515])" office:value-type="string" office:string-value="B19SR26 Health Insurance" calcext:value-type="string">
            <text:p>B19SR26 Health Insurance</text:p>
          </table:table-cell>
          <table:table-cell table:style-name="ce15" table:formula="of:=INDEX([.$T$2:.$T$50];[.H515])+(RAND()*INDEX([.$S$2:.$S$50];[.H515]))" office:value-type="currency" office:currency="EUR" office:value="-112.726344722072" calcext:value-type="currency">
            <text:p>-€ 112.73</text:p>
          </table:table-cell>
          <table:table-cell table:style-name="ce16" table:formula="of:=IF([.E514]&gt;=[.$A$2];[.H514]+1;[.H514])" office:value-type="float" office:value="15" calcext:value-type="float">
            <text:p>15</text:p>
          </table:table-cell>
          <table:table-cell/>
          <table:table-cell table:style-name="ce18" table:formula="of:=INDEX([.$R$2:.$R$50];[.H515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19SR26" calcext:value-type="string">
            <text:p>B19SR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5]&gt;=[.$A$2];[.$A$1];[.E515]+INDEX([.$O$2:.$O$50];[.H516])+(RAND()*INDEX([.$N$2:.$N$50];[.H516])))" office:value-type="date" office:date-value="2018-04-12T02:19:01.290382" calcext:value-type="date">
            <text:p>12-4-2018</text:p>
          </table:table-cell>
          <table:table-cell table:style-name="ce13" table:formula="of:=[.K516]&amp;&quot; &quot;&amp;INDEX([.$Q$2:.$Q$50];[.H516])" office:value-type="string" office:string-value="U19SK94 Health Insurance" calcext:value-type="string">
            <text:p>U19SK94 Health Insurance</text:p>
          </table:table-cell>
          <table:table-cell table:style-name="ce15" table:formula="of:=INDEX([.$T$2:.$T$50];[.H516])+(RAND()*INDEX([.$S$2:.$S$50];[.H516]))" office:value-type="currency" office:currency="EUR" office:value="-112.581272337796" calcext:value-type="currency">
            <text:p>-€ 112.58</text:p>
          </table:table-cell>
          <table:table-cell table:style-name="ce16" table:formula="of:=IF([.E515]&gt;=[.$A$2];[.H515]+1;[.H515])" office:value-type="float" office:value="15" calcext:value-type="float">
            <text:p>15</text:p>
          </table:table-cell>
          <table:table-cell/>
          <table:table-cell table:style-name="ce18" table:formula="of:=INDEX([.$R$2:.$R$50];[.H516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19SK94" calcext:value-type="string">
            <text:p>U19SK9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6]&gt;=[.$A$2];[.$A$1];[.E516]+INDEX([.$O$2:.$O$50];[.H517])+(RAND()*INDEX([.$N$2:.$N$50];[.H517])))" office:value-type="date" office:date-value="2018-05-12T20:58:47.48126" calcext:value-type="date">
            <text:p>12-5-2018</text:p>
          </table:table-cell>
          <table:table-cell table:style-name="ce13" table:formula="of:=[.K517]&amp;&quot; &quot;&amp;INDEX([.$Q$2:.$Q$50];[.H517])" office:value-type="string" office:string-value="H99NT80 Health Insurance" calcext:value-type="string">
            <text:p>H99NT80 Health Insurance</text:p>
          </table:table-cell>
          <table:table-cell table:style-name="ce15" table:formula="of:=INDEX([.$T$2:.$T$50];[.H517])+(RAND()*INDEX([.$S$2:.$S$50];[.H517]))" office:value-type="currency" office:currency="EUR" office:value="-112.081348878648" calcext:value-type="currency">
            <text:p>-€ 112.08</text:p>
          </table:table-cell>
          <table:table-cell table:style-name="ce16" table:formula="of:=IF([.E516]&gt;=[.$A$2];[.H516]+1;[.H516])" office:value-type="float" office:value="15" calcext:value-type="float">
            <text:p>15</text:p>
          </table:table-cell>
          <table:table-cell/>
          <table:table-cell table:style-name="ce18" table:formula="of:=INDEX([.$R$2:.$R$50];[.H517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99NT80" calcext:value-type="string">
            <text:p>H99NT8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7]&gt;=[.$A$2];[.$A$1];[.E517]+INDEX([.$O$2:.$O$50];[.H518])+(RAND()*INDEX([.$N$2:.$N$50];[.H518])))" office:value-type="date" office:date-value="2018-06-12T16:41:48.092682" calcext:value-type="date">
            <text:p>12-6-2018</text:p>
          </table:table-cell>
          <table:table-cell table:style-name="ce13" table:formula="of:=[.K518]&amp;&quot; &quot;&amp;INDEX([.$Q$2:.$Q$50];[.H518])" office:value-type="string" office:string-value="B59VU14 Health Insurance" calcext:value-type="string">
            <text:p>B59VU14 Health Insurance</text:p>
          </table:table-cell>
          <table:table-cell table:style-name="ce15" table:formula="of:=INDEX([.$T$2:.$T$50];[.H518])+(RAND()*INDEX([.$S$2:.$S$50];[.H518]))" office:value-type="currency" office:currency="EUR" office:value="-111.56463370144" calcext:value-type="currency">
            <text:p>-€ 111.56</text:p>
          </table:table-cell>
          <table:table-cell table:style-name="ce16" table:formula="of:=IF([.E517]&gt;=[.$A$2];[.H517]+1;[.H517])" office:value-type="float" office:value="15" calcext:value-type="float">
            <text:p>15</text:p>
          </table:table-cell>
          <table:table-cell/>
          <table:table-cell table:style-name="ce18" table:formula="of:=INDEX([.$R$2:.$R$50];[.H518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59VU14" calcext:value-type="string">
            <text:p>B59VU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8]&gt;=[.$A$2];[.$A$1];[.E518]+INDEX([.$O$2:.$O$50];[.H519])+(RAND()*INDEX([.$N$2:.$N$50];[.H519])))" office:value-type="date" office:date-value="2018-07-13T03:31:46.443282" calcext:value-type="date">
            <text:p>13-7-2018</text:p>
          </table:table-cell>
          <table:table-cell table:style-name="ce13" table:formula="of:=[.K519]&amp;&quot; &quot;&amp;INDEX([.$Q$2:.$Q$50];[.H519])" office:value-type="string" office:string-value="L24OQ33 Health Insurance" calcext:value-type="string">
            <text:p>L24OQ33 Health Insurance</text:p>
          </table:table-cell>
          <table:table-cell table:style-name="ce15" table:formula="of:=INDEX([.$T$2:.$T$50];[.H519])+(RAND()*INDEX([.$S$2:.$S$50];[.H519]))" office:value-type="currency" office:currency="EUR" office:value="-111.253417964891" calcext:value-type="currency">
            <text:p>-€ 111.25</text:p>
          </table:table-cell>
          <table:table-cell table:style-name="ce16" table:formula="of:=IF([.E518]&gt;=[.$A$2];[.H518]+1;[.H518])" office:value-type="float" office:value="15" calcext:value-type="float">
            <text:p>15</text:p>
          </table:table-cell>
          <table:table-cell/>
          <table:table-cell table:style-name="ce18" table:formula="of:=INDEX([.$R$2:.$R$50];[.H519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24OQ33" calcext:value-type="string">
            <text:p>L24OQ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19]&gt;=[.$A$2];[.$A$1];[.E519]+INDEX([.$O$2:.$O$50];[.H520])+(RAND()*INDEX([.$N$2:.$N$50];[.H520])))" office:value-type="date" office:date-value="2018-08-12T16:05:46.961383" calcext:value-type="date">
            <text:p>12-8-2018</text:p>
          </table:table-cell>
          <table:table-cell table:style-name="ce13" table:formula="of:=[.K520]&amp;&quot; &quot;&amp;INDEX([.$Q$2:.$Q$50];[.H520])" office:value-type="string" office:string-value="V46NC85 Health Insurance" calcext:value-type="string">
            <text:p>V46NC85 Health Insurance</text:p>
          </table:table-cell>
          <table:table-cell table:style-name="ce15" table:formula="of:=INDEX([.$T$2:.$T$50];[.H520])+(RAND()*INDEX([.$S$2:.$S$50];[.H520]))" office:value-type="currency" office:currency="EUR" office:value="-110.504771523087" calcext:value-type="currency">
            <text:p>-€ 110.50</text:p>
          </table:table-cell>
          <table:table-cell table:style-name="ce16" table:formula="of:=IF([.E519]&gt;=[.$A$2];[.H519]+1;[.H519])" office:value-type="float" office:value="15" calcext:value-type="float">
            <text:p>15</text:p>
          </table:table-cell>
          <table:table-cell/>
          <table:table-cell table:style-name="ce18" table:formula="of:=INDEX([.$R$2:.$R$50];[.H520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46NC85" calcext:value-type="string">
            <text:p>V46NC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0]&gt;=[.$A$2];[.$A$1];[.E520]+INDEX([.$O$2:.$O$50];[.H521])+(RAND()*INDEX([.$N$2:.$N$50];[.H521])))" office:value-type="date" office:date-value="2018-09-12T04:10:50.259947" calcext:value-type="date">
            <text:p>12-9-2018</text:p>
          </table:table-cell>
          <table:table-cell table:style-name="ce13" table:formula="of:=[.K521]&amp;&quot; &quot;&amp;INDEX([.$Q$2:.$Q$50];[.H521])" office:value-type="string" office:string-value="G19VL84 Health Insurance" calcext:value-type="string">
            <text:p>G19VL84 Health Insurance</text:p>
          </table:table-cell>
          <table:table-cell table:style-name="ce15" table:formula="of:=INDEX([.$T$2:.$T$50];[.H521])+(RAND()*INDEX([.$S$2:.$S$50];[.H521]))" office:value-type="currency" office:currency="EUR" office:value="-111.775164765227" calcext:value-type="currency">
            <text:p>-€ 111.78</text:p>
          </table:table-cell>
          <table:table-cell table:style-name="ce16" table:formula="of:=IF([.E520]&gt;=[.$A$2];[.H520]+1;[.H520])" office:value-type="float" office:value="15" calcext:value-type="float">
            <text:p>15</text:p>
          </table:table-cell>
          <table:table-cell/>
          <table:table-cell table:style-name="ce18" table:formula="of:=INDEX([.$R$2:.$R$50];[.H521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19VL84" calcext:value-type="string">
            <text:p>G19VL8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1]&gt;=[.$A$2];[.$A$1];[.E521]+INDEX([.$O$2:.$O$50];[.H522])+(RAND()*INDEX([.$N$2:.$N$50];[.H522])))" office:value-type="date" office:date-value="2018-10-12T10:20:03.367098" calcext:value-type="date">
            <text:p>12-10-2018</text:p>
          </table:table-cell>
          <table:table-cell table:style-name="ce13" table:formula="of:=[.K522]&amp;&quot; &quot;&amp;INDEX([.$Q$2:.$Q$50];[.H522])" office:value-type="string" office:string-value="L72LR45 Health Insurance" calcext:value-type="string">
            <text:p>L72LR45 Health Insurance</text:p>
          </table:table-cell>
          <table:table-cell table:style-name="ce15" table:formula="of:=INDEX([.$T$2:.$T$50];[.H522])+(RAND()*INDEX([.$S$2:.$S$50];[.H522]))" office:value-type="currency" office:currency="EUR" office:value="-110.328451043575" calcext:value-type="currency">
            <text:p>-€ 110.33</text:p>
          </table:table-cell>
          <table:table-cell table:style-name="ce16" table:formula="of:=IF([.E521]&gt;=[.$A$2];[.H521]+1;[.H521])" office:value-type="float" office:value="15" calcext:value-type="float">
            <text:p>15</text:p>
          </table:table-cell>
          <table:table-cell/>
          <table:table-cell table:style-name="ce18" table:formula="of:=INDEX([.$R$2:.$R$50];[.H522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72LR45" calcext:value-type="string">
            <text:p>L72LR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2]&gt;=[.$A$2];[.$A$1];[.E522]+INDEX([.$O$2:.$O$50];[.H523])+(RAND()*INDEX([.$N$2:.$N$50];[.H523])))" office:value-type="date" office:date-value="2018-11-11T12:45:17.494982" calcext:value-type="date">
            <text:p>11-11-2018</text:p>
          </table:table-cell>
          <table:table-cell table:style-name="ce13" table:formula="of:=[.K523]&amp;&quot; &quot;&amp;INDEX([.$Q$2:.$Q$50];[.H523])" office:value-type="string" office:string-value="V59BX36 Health Insurance" calcext:value-type="string">
            <text:p>V59BX36 Health Insurance</text:p>
          </table:table-cell>
          <table:table-cell table:style-name="ce15" table:formula="of:=INDEX([.$T$2:.$T$50];[.H523])+(RAND()*INDEX([.$S$2:.$S$50];[.H523]))" office:value-type="currency" office:currency="EUR" office:value="-110.698581464237" calcext:value-type="currency">
            <text:p>-€ 110.70</text:p>
          </table:table-cell>
          <table:table-cell table:style-name="ce16" table:formula="of:=IF([.E522]&gt;=[.$A$2];[.H522]+1;[.H522])" office:value-type="float" office:value="15" calcext:value-type="float">
            <text:p>15</text:p>
          </table:table-cell>
          <table:table-cell/>
          <table:table-cell table:style-name="ce18" table:formula="of:=INDEX([.$R$2:.$R$50];[.H523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59BX36" calcext:value-type="string">
            <text:p>V59BX3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3]&gt;=[.$A$2];[.$A$1];[.E523]+INDEX([.$O$2:.$O$50];[.H524])+(RAND()*INDEX([.$N$2:.$N$50];[.H524])))" office:value-type="date" office:date-value="2018-12-12T02:20:44.774163" calcext:value-type="date">
            <text:p>12-12-2018</text:p>
          </table:table-cell>
          <table:table-cell table:style-name="ce13" table:formula="of:=[.K524]&amp;&quot; &quot;&amp;INDEX([.$Q$2:.$Q$50];[.H524])" office:value-type="string" office:string-value="X22HL16 Health Insurance" calcext:value-type="string">
            <text:p>X22HL16 Health Insurance</text:p>
          </table:table-cell>
          <table:table-cell table:style-name="ce15" table:formula="of:=INDEX([.$T$2:.$T$50];[.H524])+(RAND()*INDEX([.$S$2:.$S$50];[.H524]))" office:value-type="currency" office:currency="EUR" office:value="-110.902960543142" calcext:value-type="currency">
            <text:p>-€ 110.90</text:p>
          </table:table-cell>
          <table:table-cell table:style-name="ce16" table:formula="of:=IF([.E523]&gt;=[.$A$2];[.H523]+1;[.H523])" office:value-type="float" office:value="15" calcext:value-type="float">
            <text:p>15</text:p>
          </table:table-cell>
          <table:table-cell/>
          <table:table-cell table:style-name="ce18" table:formula="of:=INDEX([.$R$2:.$R$50];[.H524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22HL16" calcext:value-type="string">
            <text:p>X22HL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4]&gt;=[.$A$2];[.$A$1];[.E524]+INDEX([.$O$2:.$O$50];[.H525])+(RAND()*INDEX([.$N$2:.$N$50];[.H525])))" office:value-type="date" office:date-value="2019-01-12T00:05:26.347159" calcext:value-type="date">
            <text:p>12-1-2019</text:p>
          </table:table-cell>
          <table:table-cell table:style-name="ce13" table:formula="of:=[.K525]&amp;&quot; &quot;&amp;INDEX([.$Q$2:.$Q$50];[.H525])" office:value-type="string" office:string-value="T98BZ79 Health Insurance" calcext:value-type="string">
            <text:p>T98BZ79 Health Insurance</text:p>
          </table:table-cell>
          <table:table-cell table:style-name="ce15" table:formula="of:=INDEX([.$T$2:.$T$50];[.H525])+(RAND()*INDEX([.$S$2:.$S$50];[.H525]))" office:value-type="currency" office:currency="EUR" office:value="-110.254294607791" calcext:value-type="currency">
            <text:p>-€ 110.25</text:p>
          </table:table-cell>
          <table:table-cell table:style-name="ce16" table:formula="of:=IF([.E524]&gt;=[.$A$2];[.H524]+1;[.H524])" office:value-type="float" office:value="15" calcext:value-type="float">
            <text:p>15</text:p>
          </table:table-cell>
          <table:table-cell/>
          <table:table-cell table:style-name="ce18" table:formula="of:=INDEX([.$R$2:.$R$50];[.H525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98BZ79" calcext:value-type="string">
            <text:p>T98BZ7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5]&gt;=[.$A$2];[.$A$1];[.E525]+INDEX([.$O$2:.$O$50];[.H526])+(RAND()*INDEX([.$N$2:.$N$50];[.H526])))" office:value-type="date" office:date-value="2019-02-11T01:56:43.533423" calcext:value-type="date">
            <text:p>11-2-2019</text:p>
          </table:table-cell>
          <table:table-cell table:style-name="ce13" table:formula="of:=[.K526]&amp;&quot; &quot;&amp;INDEX([.$Q$2:.$Q$50];[.H526])" office:value-type="string" office:string-value="Q62MF12 Health Insurance" calcext:value-type="string">
            <text:p>Q62MF12 Health Insurance</text:p>
          </table:table-cell>
          <table:table-cell table:style-name="ce15" table:formula="of:=INDEX([.$T$2:.$T$50];[.H526])+(RAND()*INDEX([.$S$2:.$S$50];[.H526]))" office:value-type="currency" office:currency="EUR" office:value="-112.180018474326" calcext:value-type="currency">
            <text:p>-€ 112.18</text:p>
          </table:table-cell>
          <table:table-cell table:style-name="ce16" table:formula="of:=IF([.E525]&gt;=[.$A$2];[.H525]+1;[.H525])" office:value-type="float" office:value="15" calcext:value-type="float">
            <text:p>15</text:p>
          </table:table-cell>
          <table:table-cell/>
          <table:table-cell table:style-name="ce18" table:formula="of:=INDEX([.$R$2:.$R$50];[.H526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62MF12" calcext:value-type="string">
            <text:p>Q62MF1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6]&gt;=[.$A$2];[.$A$1];[.E526]+INDEX([.$O$2:.$O$50];[.H527])+(RAND()*INDEX([.$N$2:.$N$50];[.H527])))" office:value-type="date" office:date-value="2019-03-13T13:00:38.610006" calcext:value-type="date">
            <text:p>13-3-2019</text:p>
          </table:table-cell>
          <table:table-cell table:style-name="ce13" table:formula="of:=[.K527]&amp;&quot; &quot;&amp;INDEX([.$Q$2:.$Q$50];[.H527])" office:value-type="string" office:string-value="I87NA45 Health Insurance" calcext:value-type="string">
            <text:p>I87NA45 Health Insurance</text:p>
          </table:table-cell>
          <table:table-cell table:style-name="ce15" table:formula="of:=INDEX([.$T$2:.$T$50];[.H527])+(RAND()*INDEX([.$S$2:.$S$50];[.H527]))" office:value-type="currency" office:currency="EUR" office:value="-111.930941081179" calcext:value-type="currency">
            <text:p>-€ 111.93</text:p>
          </table:table-cell>
          <table:table-cell table:style-name="ce16" table:formula="of:=IF([.E526]&gt;=[.$A$2];[.H526]+1;[.H526])" office:value-type="float" office:value="15" calcext:value-type="float">
            <text:p>15</text:p>
          </table:table-cell>
          <table:table-cell/>
          <table:table-cell table:style-name="ce18" table:formula="of:=INDEX([.$R$2:.$R$50];[.H527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87NA45" calcext:value-type="string">
            <text:p>I87NA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7]&gt;=[.$A$2];[.$A$1];[.E527]+INDEX([.$O$2:.$O$50];[.H528])+(RAND()*INDEX([.$N$2:.$N$50];[.H528])))" office:value-type="date" office:date-value="2019-04-13T12:16:46.313733" calcext:value-type="date">
            <text:p>13-4-2019</text:p>
          </table:table-cell>
          <table:table-cell table:style-name="ce13" table:formula="of:=[.K528]&amp;&quot; &quot;&amp;INDEX([.$Q$2:.$Q$50];[.H528])" office:value-type="string" office:string-value="T76CG40 Health Insurance" calcext:value-type="string">
            <text:p>T76CG40 Health Insurance</text:p>
          </table:table-cell>
          <table:table-cell table:style-name="ce15" table:formula="of:=INDEX([.$T$2:.$T$50];[.H528])+(RAND()*INDEX([.$S$2:.$S$50];[.H528]))" office:value-type="currency" office:currency="EUR" office:value="-111.161240871458" calcext:value-type="currency">
            <text:p>-€ 111.16</text:p>
          </table:table-cell>
          <table:table-cell table:style-name="ce16" table:formula="of:=IF([.E527]&gt;=[.$A$2];[.H527]+1;[.H527])" office:value-type="float" office:value="15" calcext:value-type="float">
            <text:p>15</text:p>
          </table:table-cell>
          <table:table-cell/>
          <table:table-cell table:style-name="ce18" table:formula="of:=INDEX([.$R$2:.$R$50];[.H528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6CG40" calcext:value-type="string">
            <text:p>T76CG4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8]&gt;=[.$A$2];[.$A$1];[.E528]+INDEX([.$O$2:.$O$50];[.H529])+(RAND()*INDEX([.$N$2:.$N$50];[.H529])))" office:value-type="date" office:date-value="2019-05-13T14:54:28.179552" calcext:value-type="date">
            <text:p>13-5-2019</text:p>
          </table:table-cell>
          <table:table-cell table:style-name="ce13" table:formula="of:=[.K529]&amp;&quot; &quot;&amp;INDEX([.$Q$2:.$Q$50];[.H529])" office:value-type="string" office:string-value="G99RZ79 Health Insurance" calcext:value-type="string">
            <text:p>G99RZ79 Health Insurance</text:p>
          </table:table-cell>
          <table:table-cell table:style-name="ce15" table:formula="of:=INDEX([.$T$2:.$T$50];[.H529])+(RAND()*INDEX([.$S$2:.$S$50];[.H529]))" office:value-type="currency" office:currency="EUR" office:value="-110.237591831513" calcext:value-type="currency">
            <text:p>-€ 110.24</text:p>
          </table:table-cell>
          <table:table-cell table:style-name="ce16" table:formula="of:=IF([.E528]&gt;=[.$A$2];[.H528]+1;[.H528])" office:value-type="float" office:value="15" calcext:value-type="float">
            <text:p>15</text:p>
          </table:table-cell>
          <table:table-cell/>
          <table:table-cell table:style-name="ce18" table:formula="of:=INDEX([.$R$2:.$R$50];[.H529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99RZ79" calcext:value-type="string">
            <text:p>G99RZ7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29]&gt;=[.$A$2];[.$A$1];[.E529]+INDEX([.$O$2:.$O$50];[.H530])+(RAND()*INDEX([.$N$2:.$N$50];[.H530])))" office:value-type="date" office:date-value="2019-06-13T03:10:32.883261" calcext:value-type="date">
            <text:p>13-6-2019</text:p>
          </table:table-cell>
          <table:table-cell table:style-name="ce13" table:formula="of:=[.K530]&amp;&quot; &quot;&amp;INDEX([.$Q$2:.$Q$50];[.H530])" office:value-type="string" office:string-value="S36KK97 Health Insurance" calcext:value-type="string">
            <text:p>S36KK97 Health Insurance</text:p>
          </table:table-cell>
          <table:table-cell table:style-name="ce15" table:formula="of:=INDEX([.$T$2:.$T$50];[.H530])+(RAND()*INDEX([.$S$2:.$S$50];[.H530]))" office:value-type="currency" office:currency="EUR" office:value="-111.536427545992" calcext:value-type="currency">
            <text:p>-€ 111.54</text:p>
          </table:table-cell>
          <table:table-cell table:style-name="ce16" table:formula="of:=IF([.E529]&gt;=[.$A$2];[.H529]+1;[.H529])" office:value-type="float" office:value="15" calcext:value-type="float">
            <text:p>15</text:p>
          </table:table-cell>
          <table:table-cell/>
          <table:table-cell table:style-name="ce18" table:formula="of:=INDEX([.$R$2:.$R$50];[.H530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36KK97" calcext:value-type="string">
            <text:p>S36KK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0]&gt;=[.$A$2];[.$A$1];[.E530]+INDEX([.$O$2:.$O$50];[.H531])+(RAND()*INDEX([.$N$2:.$N$50];[.H531])))" office:value-type="date" office:date-value="2019-07-13T05:08:13.622796" calcext:value-type="date">
            <text:p>13-7-2019</text:p>
          </table:table-cell>
          <table:table-cell table:style-name="ce13" table:formula="of:=[.K531]&amp;&quot; &quot;&amp;INDEX([.$Q$2:.$Q$50];[.H531])" office:value-type="string" office:string-value="Q11HA10 Health Insurance" calcext:value-type="string">
            <text:p>Q11HA10 Health Insurance</text:p>
          </table:table-cell>
          <table:table-cell table:style-name="ce15" table:formula="of:=INDEX([.$T$2:.$T$50];[.H531])+(RAND()*INDEX([.$S$2:.$S$50];[.H531]))" office:value-type="currency" office:currency="EUR" office:value="-111.882782620809" calcext:value-type="currency">
            <text:p>-€ 111.88</text:p>
          </table:table-cell>
          <table:table-cell table:style-name="ce16" table:formula="of:=IF([.E530]&gt;=[.$A$2];[.H530]+1;[.H530])" office:value-type="float" office:value="15" calcext:value-type="float">
            <text:p>15</text:p>
          </table:table-cell>
          <table:table-cell/>
          <table:table-cell table:style-name="ce18" table:formula="of:=INDEX([.$R$2:.$R$50];[.H531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11HA10" calcext:value-type="string">
            <text:p>Q11HA1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1]&gt;=[.$A$2];[.$A$1];[.E531]+INDEX([.$O$2:.$O$50];[.H532])+(RAND()*INDEX([.$N$2:.$N$50];[.H532])))" office:value-type="date" office:date-value="2019-08-12T15:06:46.957723" calcext:value-type="date">
            <text:p>12-8-2019</text:p>
          </table:table-cell>
          <table:table-cell table:style-name="ce13" table:formula="of:=[.K532]&amp;&quot; &quot;&amp;INDEX([.$Q$2:.$Q$50];[.H532])" office:value-type="string" office:string-value="L89YL42 Health Insurance" calcext:value-type="string">
            <text:p>L89YL42 Health Insurance</text:p>
          </table:table-cell>
          <table:table-cell table:style-name="ce15" table:formula="of:=INDEX([.$T$2:.$T$50];[.H532])+(RAND()*INDEX([.$S$2:.$S$50];[.H532]))" office:value-type="currency" office:currency="EUR" office:value="-112.866866016043" calcext:value-type="currency">
            <text:p>-€ 112.87</text:p>
          </table:table-cell>
          <table:table-cell table:style-name="ce16" table:formula="of:=IF([.E531]&gt;=[.$A$2];[.H531]+1;[.H531])" office:value-type="float" office:value="15" calcext:value-type="float">
            <text:p>15</text:p>
          </table:table-cell>
          <table:table-cell/>
          <table:table-cell table:style-name="ce18" table:formula="of:=INDEX([.$R$2:.$R$50];[.H532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89YL42" calcext:value-type="string">
            <text:p>L89YL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2]&gt;=[.$A$2];[.$A$1];[.E532]+INDEX([.$O$2:.$O$50];[.H533])+(RAND()*INDEX([.$N$2:.$N$50];[.H533])))" office:value-type="date" office:date-value="2019-09-12T10:24:40.683993" calcext:value-type="date">
            <text:p>12-9-2019</text:p>
          </table:table-cell>
          <table:table-cell table:style-name="ce13" table:formula="of:=[.K533]&amp;&quot; &quot;&amp;INDEX([.$Q$2:.$Q$50];[.H533])" office:value-type="string" office:string-value="R15OP97 Health Insurance" calcext:value-type="string">
            <text:p>R15OP97 Health Insurance</text:p>
          </table:table-cell>
          <table:table-cell table:style-name="ce15" table:formula="of:=INDEX([.$T$2:.$T$50];[.H533])+(RAND()*INDEX([.$S$2:.$S$50];[.H533]))" office:value-type="currency" office:currency="EUR" office:value="-110.887872308163" calcext:value-type="currency">
            <text:p>-€ 110.89</text:p>
          </table:table-cell>
          <table:table-cell table:style-name="ce16" table:formula="of:=IF([.E532]&gt;=[.$A$2];[.H532]+1;[.H532])" office:value-type="float" office:value="15" calcext:value-type="float">
            <text:p>15</text:p>
          </table:table-cell>
          <table:table-cell/>
          <table:table-cell table:style-name="ce18" table:formula="of:=INDEX([.$R$2:.$R$50];[.H533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15OP97" calcext:value-type="string">
            <text:p>R15OP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3]&gt;=[.$A$2];[.$A$1];[.E533]+INDEX([.$O$2:.$O$50];[.H534])+(RAND()*INDEX([.$N$2:.$N$50];[.H534])))" office:value-type="date" office:date-value="2019-10-13T00:58:42.949406" calcext:value-type="date">
            <text:p>13-10-2019</text:p>
          </table:table-cell>
          <table:table-cell table:style-name="ce13" table:formula="of:=[.K534]&amp;&quot; &quot;&amp;INDEX([.$Q$2:.$Q$50];[.H534])" office:value-type="string" office:string-value="C51QT56 Health Insurance" calcext:value-type="string">
            <text:p>C51QT56 Health Insurance</text:p>
          </table:table-cell>
          <table:table-cell table:style-name="ce15" table:formula="of:=INDEX([.$T$2:.$T$50];[.H534])+(RAND()*INDEX([.$S$2:.$S$50];[.H534]))" office:value-type="currency" office:currency="EUR" office:value="-110.855856938881" calcext:value-type="currency">
            <text:p>-€ 110.86</text:p>
          </table:table-cell>
          <table:table-cell table:style-name="ce16" table:formula="of:=IF([.E533]&gt;=[.$A$2];[.H533]+1;[.H533])" office:value-type="float" office:value="15" calcext:value-type="float">
            <text:p>15</text:p>
          </table:table-cell>
          <table:table-cell/>
          <table:table-cell table:style-name="ce18" table:formula="of:=INDEX([.$R$2:.$R$50];[.H534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51QT56" calcext:value-type="string">
            <text:p>C51QT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4]&gt;=[.$A$2];[.$A$1];[.E534]+INDEX([.$O$2:.$O$50];[.H535])+(RAND()*INDEX([.$N$2:.$N$50];[.H535])))" office:value-type="date" office:date-value="2019-11-12T12:44:41.548968" calcext:value-type="date">
            <text:p>12-11-2019</text:p>
          </table:table-cell>
          <table:table-cell table:style-name="ce13" table:formula="of:=[.K535]&amp;&quot; &quot;&amp;INDEX([.$Q$2:.$Q$50];[.H535])" office:value-type="string" office:string-value="H38YV52 Health Insurance" calcext:value-type="string">
            <text:p>H38YV52 Health Insurance</text:p>
          </table:table-cell>
          <table:table-cell table:style-name="ce15" table:formula="of:=INDEX([.$T$2:.$T$50];[.H535])+(RAND()*INDEX([.$S$2:.$S$50];[.H535]))" office:value-type="currency" office:currency="EUR" office:value="-110.091548576135" calcext:value-type="currency">
            <text:p>-€ 110.09</text:p>
          </table:table-cell>
          <table:table-cell table:style-name="ce16" table:formula="of:=IF([.E534]&gt;=[.$A$2];[.H534]+1;[.H534])" office:value-type="float" office:value="15" calcext:value-type="float">
            <text:p>15</text:p>
          </table:table-cell>
          <table:table-cell/>
          <table:table-cell table:style-name="ce18" table:formula="of:=INDEX([.$R$2:.$R$50];[.H535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38YV52" calcext:value-type="string">
            <text:p>H38YV5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5]&gt;=[.$A$2];[.$A$1];[.E535]+INDEX([.$O$2:.$O$50];[.H536])+(RAND()*INDEX([.$N$2:.$N$50];[.H536])))" office:value-type="date" office:date-value="2019-12-12T23:02:34.537631" calcext:value-type="date">
            <text:p>12-12-2019</text:p>
          </table:table-cell>
          <table:table-cell table:style-name="ce13" table:formula="of:=[.K536]&amp;&quot; &quot;&amp;INDEX([.$Q$2:.$Q$50];[.H536])" office:value-type="string" office:string-value="Z57LV88 Health Insurance" calcext:value-type="string">
            <text:p>Z57LV88 Health Insurance</text:p>
          </table:table-cell>
          <table:table-cell table:style-name="ce15" table:formula="of:=INDEX([.$T$2:.$T$50];[.H536])+(RAND()*INDEX([.$S$2:.$S$50];[.H536]))" office:value-type="currency" office:currency="EUR" office:value="-111.460875947454" calcext:value-type="currency">
            <text:p>-€ 111.46</text:p>
          </table:table-cell>
          <table:table-cell table:style-name="ce16" table:formula="of:=IF([.E535]&gt;=[.$A$2];[.H535]+1;[.H535])" office:value-type="float" office:value="15" calcext:value-type="float">
            <text:p>15</text:p>
          </table:table-cell>
          <table:table-cell/>
          <table:table-cell table:style-name="ce18" table:formula="of:=INDEX([.$R$2:.$R$50];[.H536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57LV88" calcext:value-type="string">
            <text:p>Z57LV8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6]&gt;=[.$A$2];[.$A$1];[.E536]+INDEX([.$O$2:.$O$50];[.H537])+(RAND()*INDEX([.$N$2:.$N$50];[.H537])))" office:value-type="date" office:date-value="2020-01-12T06:15:53.945882" calcext:value-type="date">
            <text:p>12-1-2020</text:p>
          </table:table-cell>
          <table:table-cell table:style-name="ce13" table:formula="of:=[.K537]&amp;&quot; &quot;&amp;INDEX([.$Q$2:.$Q$50];[.H537])" office:value-type="string" office:string-value="X51SS63 Health Insurance" calcext:value-type="string">
            <text:p>X51SS63 Health Insurance</text:p>
          </table:table-cell>
          <table:table-cell table:style-name="ce15" table:formula="of:=INDEX([.$T$2:.$T$50];[.H537])+(RAND()*INDEX([.$S$2:.$S$50];[.H537]))" office:value-type="currency" office:currency="EUR" office:value="-111.809583366679" calcext:value-type="currency">
            <text:p>-€ 111.81</text:p>
          </table:table-cell>
          <table:table-cell table:style-name="ce16" table:formula="of:=IF([.E536]&gt;=[.$A$2];[.H536]+1;[.H536])" office:value-type="float" office:value="15" calcext:value-type="float">
            <text:p>15</text:p>
          </table:table-cell>
          <table:table-cell/>
          <table:table-cell table:style-name="ce18" table:formula="of:=INDEX([.$R$2:.$R$50];[.H537])" office:value-type="string" office:string-value="Insurance" calcext:value-type="string">
            <text:p>Insurance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51SS63" calcext:value-type="string">
            <text:p>X51SS6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7]&gt;=[.$A$2];[.$A$1];[.E537]+INDEX([.$O$2:.$O$50];[.H538])+(RAND()*INDEX([.$N$2:.$N$50];[.H538])))" office:value-type="date" office:date-value="2018-01-10" calcext:value-type="date">
            <text:p>10-1-2018</text:p>
          </table:table-cell>
          <table:table-cell table:style-name="ce13" table:formula="of:=[.K538]&amp;&quot; &quot;&amp;INDEX([.$Q$2:.$Q$50];[.H538])" office:value-type="string" office:string-value="N30JB25 Savings" calcext:value-type="string">
            <text:p>N30JB25 Savings</text:p>
          </table:table-cell>
          <table:table-cell table:style-name="ce15" table:formula="of:=INDEX([.$T$2:.$T$50];[.H538])+(RAND()*INDEX([.$S$2:.$S$50];[.H538]))" office:value-type="currency" office:currency="EUR" office:value="-722.516834317973" calcext:value-type="currency">
            <text:p>-€ 722.52</text:p>
          </table:table-cell>
          <table:table-cell table:style-name="ce16" table:formula="of:=IF([.E537]&gt;=[.$A$2];[.H537]+1;[.H537])" office:value-type="float" office:value="16" calcext:value-type="float">
            <text:p>16</text:p>
          </table:table-cell>
          <table:table-cell/>
          <table:table-cell table:style-name="ce18" table:formula="of:=INDEX([.$R$2:.$R$50];[.H538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30JB25" calcext:value-type="string">
            <text:p>N30JB2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8]&gt;=[.$A$2];[.$A$1];[.E538]+INDEX([.$O$2:.$O$50];[.H539])+(RAND()*INDEX([.$N$2:.$N$50];[.H539])))" office:value-type="date" office:date-value="2018-02-09T02:51:05.618892" calcext:value-type="date">
            <text:p>9-2-2018</text:p>
          </table:table-cell>
          <table:table-cell table:style-name="ce13" table:formula="of:=[.K539]&amp;&quot; &quot;&amp;INDEX([.$Q$2:.$Q$50];[.H539])" office:value-type="string" office:string-value="I26KG86 Savings" calcext:value-type="string">
            <text:p>I26KG86 Savings</text:p>
          </table:table-cell>
          <table:table-cell table:style-name="ce15" table:formula="of:=INDEX([.$T$2:.$T$50];[.H539])+(RAND()*INDEX([.$S$2:.$S$50];[.H539]))" office:value-type="currency" office:currency="EUR" office:value="-746.620342177762" calcext:value-type="currency">
            <text:p>-€ 746.62</text:p>
          </table:table-cell>
          <table:table-cell table:style-name="ce16" table:formula="of:=IF([.E538]&gt;=[.$A$2];[.H538]+1;[.H538])" office:value-type="float" office:value="16" calcext:value-type="float">
            <text:p>16</text:p>
          </table:table-cell>
          <table:table-cell/>
          <table:table-cell table:style-name="ce18" table:formula="of:=INDEX([.$R$2:.$R$50];[.H539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26KG86" calcext:value-type="string">
            <text:p>I26KG8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39]&gt;=[.$A$2];[.$A$1];[.E539]+INDEX([.$O$2:.$O$50];[.H540])+(RAND()*INDEX([.$N$2:.$N$50];[.H540])))" office:value-type="date" office:date-value="2018-03-11T06:36:52.15318" calcext:value-type="date">
            <text:p>11-3-2018</text:p>
          </table:table-cell>
          <table:table-cell table:style-name="ce13" table:formula="of:=[.K540]&amp;&quot; &quot;&amp;INDEX([.$Q$2:.$Q$50];[.H540])" office:value-type="string" office:string-value="Y44YU60 Savings" calcext:value-type="string">
            <text:p>Y44YU60 Savings</text:p>
          </table:table-cell>
          <table:table-cell table:style-name="ce15" table:formula="of:=INDEX([.$T$2:.$T$50];[.H540])+(RAND()*INDEX([.$S$2:.$S$50];[.H540]))" office:value-type="currency" office:currency="EUR" office:value="-727.332816338526" calcext:value-type="currency">
            <text:p>-€ 727.33</text:p>
          </table:table-cell>
          <table:table-cell table:style-name="ce16" table:formula="of:=IF([.E539]&gt;=[.$A$2];[.H539]+1;[.H539])" office:value-type="float" office:value="16" calcext:value-type="float">
            <text:p>16</text:p>
          </table:table-cell>
          <table:table-cell/>
          <table:table-cell table:style-name="ce18" table:formula="of:=INDEX([.$R$2:.$R$50];[.H540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44YU60" calcext:value-type="string">
            <text:p>Y44YU6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0]&gt;=[.$A$2];[.$A$1];[.E540]+INDEX([.$O$2:.$O$50];[.H541])+(RAND()*INDEX([.$N$2:.$N$50];[.H541])))" office:value-type="date" office:date-value="2018-04-10T18:07:00.111724" calcext:value-type="date">
            <text:p>10-4-2018</text:p>
          </table:table-cell>
          <table:table-cell table:style-name="ce13" table:formula="of:=[.K541]&amp;&quot; &quot;&amp;INDEX([.$Q$2:.$Q$50];[.H541])" office:value-type="string" office:string-value="M91GM99 Savings" calcext:value-type="string">
            <text:p>M91GM99 Savings</text:p>
          </table:table-cell>
          <table:table-cell table:style-name="ce15" table:formula="of:=INDEX([.$T$2:.$T$50];[.H541])+(RAND()*INDEX([.$S$2:.$S$50];[.H541]))" office:value-type="currency" office:currency="EUR" office:value="-755.15630105634" calcext:value-type="currency">
            <text:p>-€ 755.16</text:p>
          </table:table-cell>
          <table:table-cell table:style-name="ce16" table:formula="of:=IF([.E540]&gt;=[.$A$2];[.H540]+1;[.H540])" office:value-type="float" office:value="16" calcext:value-type="float">
            <text:p>16</text:p>
          </table:table-cell>
          <table:table-cell/>
          <table:table-cell table:style-name="ce18" table:formula="of:=INDEX([.$R$2:.$R$50];[.H541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91GM99" calcext:value-type="string">
            <text:p>M91GM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1]&gt;=[.$A$2];[.$A$1];[.E541]+INDEX([.$O$2:.$O$50];[.H542])+(RAND()*INDEX([.$N$2:.$N$50];[.H542])))" office:value-type="date" office:date-value="2018-05-11T05:32:57.332592" calcext:value-type="date">
            <text:p>11-5-2018</text:p>
          </table:table-cell>
          <table:table-cell table:style-name="ce13" table:formula="of:=[.K542]&amp;&quot; &quot;&amp;INDEX([.$Q$2:.$Q$50];[.H542])" office:value-type="string" office:string-value="G13XL87 Savings" calcext:value-type="string">
            <text:p>G13XL87 Savings</text:p>
          </table:table-cell>
          <table:table-cell table:style-name="ce15" table:formula="of:=INDEX([.$T$2:.$T$50];[.H542])+(RAND()*INDEX([.$S$2:.$S$50];[.H542]))" office:value-type="currency" office:currency="EUR" office:value="-636.514896856256" calcext:value-type="currency">
            <text:p>-€ 636.51</text:p>
          </table:table-cell>
          <table:table-cell table:style-name="ce16" table:formula="of:=IF([.E541]&gt;=[.$A$2];[.H541]+1;[.H541])" office:value-type="float" office:value="16" calcext:value-type="float">
            <text:p>16</text:p>
          </table:table-cell>
          <table:table-cell/>
          <table:table-cell table:style-name="ce18" table:formula="of:=INDEX([.$R$2:.$R$50];[.H542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13XL87" calcext:value-type="string">
            <text:p>G13XL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2]&gt;=[.$A$2];[.$A$1];[.E542]+INDEX([.$O$2:.$O$50];[.H543])+(RAND()*INDEX([.$N$2:.$N$50];[.H543])))" office:value-type="date" office:date-value="2018-06-10T15:34:55.569152" calcext:value-type="date">
            <text:p>10-6-2018</text:p>
          </table:table-cell>
          <table:table-cell table:style-name="ce13" table:formula="of:=[.K543]&amp;&quot; &quot;&amp;INDEX([.$Q$2:.$Q$50];[.H543])" office:value-type="string" office:string-value="H70GP13 Savings" calcext:value-type="string">
            <text:p>H70GP13 Savings</text:p>
          </table:table-cell>
          <table:table-cell table:style-name="ce15" table:formula="of:=INDEX([.$T$2:.$T$50];[.H543])+(RAND()*INDEX([.$S$2:.$S$50];[.H543]))" office:value-type="currency" office:currency="EUR" office:value="-630.139836082535" calcext:value-type="currency">
            <text:p>-€ 630.14</text:p>
          </table:table-cell>
          <table:table-cell table:style-name="ce16" table:formula="of:=IF([.E542]&gt;=[.$A$2];[.H542]+1;[.H542])" office:value-type="float" office:value="16" calcext:value-type="float">
            <text:p>16</text:p>
          </table:table-cell>
          <table:table-cell/>
          <table:table-cell table:style-name="ce18" table:formula="of:=INDEX([.$R$2:.$R$50];[.H543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70GP13" calcext:value-type="string">
            <text:p>H70GP1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3]&gt;=[.$A$2];[.$A$1];[.E543]+INDEX([.$O$2:.$O$50];[.H544])+(RAND()*INDEX([.$N$2:.$N$50];[.H544])))" office:value-type="date" office:date-value="2018-07-10T18:42:37.655176" calcext:value-type="date">
            <text:p>10-7-2018</text:p>
          </table:table-cell>
          <table:table-cell table:style-name="ce13" table:formula="of:=[.K544]&amp;&quot; &quot;&amp;INDEX([.$Q$2:.$Q$50];[.H544])" office:value-type="string" office:string-value="O12HS69 Savings" calcext:value-type="string">
            <text:p>O12HS69 Savings</text:p>
          </table:table-cell>
          <table:table-cell table:style-name="ce15" table:formula="of:=INDEX([.$T$2:.$T$50];[.H544])+(RAND()*INDEX([.$S$2:.$S$50];[.H544]))" office:value-type="currency" office:currency="EUR" office:value="-628.056070802149" calcext:value-type="currency">
            <text:p>-€ 628.06</text:p>
          </table:table-cell>
          <table:table-cell table:style-name="ce16" table:formula="of:=IF([.E543]&gt;=[.$A$2];[.H543]+1;[.H543])" office:value-type="float" office:value="16" calcext:value-type="float">
            <text:p>16</text:p>
          </table:table-cell>
          <table:table-cell/>
          <table:table-cell table:style-name="ce18" table:formula="of:=INDEX([.$R$2:.$R$50];[.H544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12HS69" calcext:value-type="string">
            <text:p>O12HS6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4]&gt;=[.$A$2];[.$A$1];[.E544]+INDEX([.$O$2:.$O$50];[.H545])+(RAND()*INDEX([.$N$2:.$N$50];[.H545])))" office:value-type="date" office:date-value="2018-08-10T12:53:50.500482" calcext:value-type="date">
            <text:p>10-8-2018</text:p>
          </table:table-cell>
          <table:table-cell table:style-name="ce13" table:formula="of:=[.K545]&amp;&quot; &quot;&amp;INDEX([.$Q$2:.$Q$50];[.H545])" office:value-type="string" office:string-value="E16AC12 Savings" calcext:value-type="string">
            <text:p>E16AC12 Savings</text:p>
          </table:table-cell>
          <table:table-cell table:style-name="ce15" table:formula="of:=INDEX([.$T$2:.$T$50];[.H545])+(RAND()*INDEX([.$S$2:.$S$50];[.H545]))" office:value-type="currency" office:currency="EUR" office:value="-673.347754523221" calcext:value-type="currency">
            <text:p>-€ 673.35</text:p>
          </table:table-cell>
          <table:table-cell table:style-name="ce16" table:formula="of:=IF([.E544]&gt;=[.$A$2];[.H544]+1;[.H544])" office:value-type="float" office:value="16" calcext:value-type="float">
            <text:p>16</text:p>
          </table:table-cell>
          <table:table-cell/>
          <table:table-cell table:style-name="ce18" table:formula="of:=INDEX([.$R$2:.$R$50];[.H545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6AC12" calcext:value-type="string">
            <text:p>E16AC1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5]&gt;=[.$A$2];[.$A$1];[.E545]+INDEX([.$O$2:.$O$50];[.H546])+(RAND()*INDEX([.$N$2:.$N$50];[.H546])))" office:value-type="date" office:date-value="2018-09-10T05:45:53.005319" calcext:value-type="date">
            <text:p>10-9-2018</text:p>
          </table:table-cell>
          <table:table-cell table:style-name="ce13" table:formula="of:=[.K546]&amp;&quot; &quot;&amp;INDEX([.$Q$2:.$Q$50];[.H546])" office:value-type="string" office:string-value="J76XE57 Savings" calcext:value-type="string">
            <text:p>J76XE57 Savings</text:p>
          </table:table-cell>
          <table:table-cell table:style-name="ce15" table:formula="of:=INDEX([.$T$2:.$T$50];[.H546])+(RAND()*INDEX([.$S$2:.$S$50];[.H546]))" office:value-type="currency" office:currency="EUR" office:value="-703.227395422322" calcext:value-type="currency">
            <text:p>-€ 703.23</text:p>
          </table:table-cell>
          <table:table-cell table:style-name="ce16" table:formula="of:=IF([.E545]&gt;=[.$A$2];[.H545]+1;[.H545])" office:value-type="float" office:value="16" calcext:value-type="float">
            <text:p>16</text:p>
          </table:table-cell>
          <table:table-cell/>
          <table:table-cell table:style-name="ce18" table:formula="of:=INDEX([.$R$2:.$R$50];[.H546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76XE57" calcext:value-type="string">
            <text:p>J76XE5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6]&gt;=[.$A$2];[.$A$1];[.E546]+INDEX([.$O$2:.$O$50];[.H547])+(RAND()*INDEX([.$N$2:.$N$50];[.H547])))" office:value-type="date" office:date-value="2018-10-10T22:47:35.903181" calcext:value-type="date">
            <text:p>10-10-2018</text:p>
          </table:table-cell>
          <table:table-cell table:style-name="ce13" table:formula="of:=[.K547]&amp;&quot; &quot;&amp;INDEX([.$Q$2:.$Q$50];[.H547])" office:value-type="string" office:string-value="F24WX21 Savings" calcext:value-type="string">
            <text:p>F24WX21 Savings</text:p>
          </table:table-cell>
          <table:table-cell table:style-name="ce15" table:formula="of:=INDEX([.$T$2:.$T$50];[.H547])+(RAND()*INDEX([.$S$2:.$S$50];[.H547]))" office:value-type="currency" office:currency="EUR" office:value="-661.526757837337" calcext:value-type="currency">
            <text:p>-€ 661.53</text:p>
          </table:table-cell>
          <table:table-cell table:style-name="ce16" table:formula="of:=IF([.E546]&gt;=[.$A$2];[.H546]+1;[.H546])" office:value-type="float" office:value="16" calcext:value-type="float">
            <text:p>16</text:p>
          </table:table-cell>
          <table:table-cell/>
          <table:table-cell table:style-name="ce18" table:formula="of:=INDEX([.$R$2:.$R$50];[.H547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24WX21" calcext:value-type="string">
            <text:p>F24WX2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7]&gt;=[.$A$2];[.$A$1];[.E547]+INDEX([.$O$2:.$O$50];[.H548])+(RAND()*INDEX([.$N$2:.$N$50];[.H548])))" office:value-type="date" office:date-value="2018-11-10T20:58:01.514001" calcext:value-type="date">
            <text:p>10-11-2018</text:p>
          </table:table-cell>
          <table:table-cell table:style-name="ce13" table:formula="of:=[.K548]&amp;&quot; &quot;&amp;INDEX([.$Q$2:.$Q$50];[.H548])" office:value-type="string" office:string-value="D40RH81 Savings" calcext:value-type="string">
            <text:p>D40RH81 Savings</text:p>
          </table:table-cell>
          <table:table-cell table:style-name="ce15" table:formula="of:=INDEX([.$T$2:.$T$50];[.H548])+(RAND()*INDEX([.$S$2:.$S$50];[.H548]))" office:value-type="currency" office:currency="EUR" office:value="-724.212664870422" calcext:value-type="currency">
            <text:p>-€ 724.21</text:p>
          </table:table-cell>
          <table:table-cell table:style-name="ce16" table:formula="of:=IF([.E547]&gt;=[.$A$2];[.H547]+1;[.H547])" office:value-type="float" office:value="16" calcext:value-type="float">
            <text:p>16</text:p>
          </table:table-cell>
          <table:table-cell/>
          <table:table-cell table:style-name="ce18" table:formula="of:=INDEX([.$R$2:.$R$50];[.H548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40RH81" calcext:value-type="string">
            <text:p>D40RH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8]&gt;=[.$A$2];[.$A$1];[.E548]+INDEX([.$O$2:.$O$50];[.H549])+(RAND()*INDEX([.$N$2:.$N$50];[.H549])))" office:value-type="date" office:date-value="2018-12-11T04:40:38.408219" calcext:value-type="date">
            <text:p>11-12-2018</text:p>
          </table:table-cell>
          <table:table-cell table:style-name="ce13" table:formula="of:=[.K549]&amp;&quot; &quot;&amp;INDEX([.$Q$2:.$Q$50];[.H549])" office:value-type="string" office:string-value="F28JU85 Savings" calcext:value-type="string">
            <text:p>F28JU85 Savings</text:p>
          </table:table-cell>
          <table:table-cell table:style-name="ce15" table:formula="of:=INDEX([.$T$2:.$T$50];[.H549])+(RAND()*INDEX([.$S$2:.$S$50];[.H549]))" office:value-type="currency" office:currency="EUR" office:value="-780.904017559341" calcext:value-type="currency">
            <text:p>-€ 780.90</text:p>
          </table:table-cell>
          <table:table-cell table:style-name="ce16" table:formula="of:=IF([.E548]&gt;=[.$A$2];[.H548]+1;[.H548])" office:value-type="float" office:value="16" calcext:value-type="float">
            <text:p>16</text:p>
          </table:table-cell>
          <table:table-cell/>
          <table:table-cell table:style-name="ce18" table:formula="of:=INDEX([.$R$2:.$R$50];[.H549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28JU85" calcext:value-type="string">
            <text:p>F28JU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49]&gt;=[.$A$2];[.$A$1];[.E549]+INDEX([.$O$2:.$O$50];[.H550])+(RAND()*INDEX([.$N$2:.$N$50];[.H550])))" office:value-type="date" office:date-value="2019-01-10T09:23:59.920887" calcext:value-type="date">
            <text:p>10-1-2019</text:p>
          </table:table-cell>
          <table:table-cell table:style-name="ce13" table:formula="of:=[.K550]&amp;&quot; &quot;&amp;INDEX([.$Q$2:.$Q$50];[.H550])" office:value-type="string" office:string-value="G72PL54 Savings" calcext:value-type="string">
            <text:p>G72PL54 Savings</text:p>
          </table:table-cell>
          <table:table-cell table:style-name="ce15" table:formula="of:=INDEX([.$T$2:.$T$50];[.H550])+(RAND()*INDEX([.$S$2:.$S$50];[.H550]))" office:value-type="currency" office:currency="EUR" office:value="-768.696543230221" calcext:value-type="currency">
            <text:p>-€ 768.70</text:p>
          </table:table-cell>
          <table:table-cell table:style-name="ce16" table:formula="of:=IF([.E549]&gt;=[.$A$2];[.H549]+1;[.H549])" office:value-type="float" office:value="16" calcext:value-type="float">
            <text:p>16</text:p>
          </table:table-cell>
          <table:table-cell/>
          <table:table-cell table:style-name="ce18" table:formula="of:=INDEX([.$R$2:.$R$50];[.H550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72PL54" calcext:value-type="string">
            <text:p>G72PL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0]&gt;=[.$A$2];[.$A$1];[.E550]+INDEX([.$O$2:.$O$50];[.H551])+(RAND()*INDEX([.$N$2:.$N$50];[.H551])))" office:value-type="date" office:date-value="2019-02-09T16:42:05.643672" calcext:value-type="date">
            <text:p>9-2-2019</text:p>
          </table:table-cell>
          <table:table-cell table:style-name="ce13" table:formula="of:=[.K551]&amp;&quot; &quot;&amp;INDEX([.$Q$2:.$Q$50];[.H551])" office:value-type="string" office:string-value="D48UD50 Savings" calcext:value-type="string">
            <text:p>D48UD50 Savings</text:p>
          </table:table-cell>
          <table:table-cell table:style-name="ce15" table:formula="of:=INDEX([.$T$2:.$T$50];[.H551])+(RAND()*INDEX([.$S$2:.$S$50];[.H551]))" office:value-type="currency" office:currency="EUR" office:value="-756.506010514132" calcext:value-type="currency">
            <text:p>-€ 756.51</text:p>
          </table:table-cell>
          <table:table-cell table:style-name="ce16" table:formula="of:=IF([.E550]&gt;=[.$A$2];[.H550]+1;[.H550])" office:value-type="float" office:value="16" calcext:value-type="float">
            <text:p>16</text:p>
          </table:table-cell>
          <table:table-cell/>
          <table:table-cell table:style-name="ce18" table:formula="of:=INDEX([.$R$2:.$R$50];[.H551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48UD50" calcext:value-type="string">
            <text:p>D48UD5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1]&gt;=[.$A$2];[.$A$1];[.E551]+INDEX([.$O$2:.$O$50];[.H552])+(RAND()*INDEX([.$N$2:.$N$50];[.H552])))" office:value-type="date" office:date-value="2019-03-11T19:04:02.867493" calcext:value-type="date">
            <text:p>11-3-2019</text:p>
          </table:table-cell>
          <table:table-cell table:style-name="ce13" table:formula="of:=[.K552]&amp;&quot; &quot;&amp;INDEX([.$Q$2:.$Q$50];[.H552])" office:value-type="string" office:string-value="X20XN12 Savings" calcext:value-type="string">
            <text:p>X20XN12 Savings</text:p>
          </table:table-cell>
          <table:table-cell table:style-name="ce15" table:formula="of:=INDEX([.$T$2:.$T$50];[.H552])+(RAND()*INDEX([.$S$2:.$S$50];[.H552]))" office:value-type="currency" office:currency="EUR" office:value="-759.767400580335" calcext:value-type="currency">
            <text:p>-€ 759.77</text:p>
          </table:table-cell>
          <table:table-cell table:style-name="ce16" table:formula="of:=IF([.E551]&gt;=[.$A$2];[.H551]+1;[.H551])" office:value-type="float" office:value="16" calcext:value-type="float">
            <text:p>16</text:p>
          </table:table-cell>
          <table:table-cell/>
          <table:table-cell table:style-name="ce18" table:formula="of:=INDEX([.$R$2:.$R$50];[.H552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20XN12" calcext:value-type="string">
            <text:p>X20XN1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2]&gt;=[.$A$2];[.$A$1];[.E552]+INDEX([.$O$2:.$O$50];[.H553])+(RAND()*INDEX([.$N$2:.$N$50];[.H553])))" office:value-type="date" office:date-value="2019-04-11T13:33:07.758003" calcext:value-type="date">
            <text:p>11-4-2019</text:p>
          </table:table-cell>
          <table:table-cell table:style-name="ce13" table:formula="of:=[.K553]&amp;&quot; &quot;&amp;INDEX([.$Q$2:.$Q$50];[.H553])" office:value-type="string" office:string-value="Y35ZX50 Savings" calcext:value-type="string">
            <text:p>Y35ZX50 Savings</text:p>
          </table:table-cell>
          <table:table-cell table:style-name="ce15" table:formula="of:=INDEX([.$T$2:.$T$50];[.H553])+(RAND()*INDEX([.$S$2:.$S$50];[.H553]))" office:value-type="currency" office:currency="EUR" office:value="-779.031497420157" calcext:value-type="currency">
            <text:p>-€ 779.03</text:p>
          </table:table-cell>
          <table:table-cell table:style-name="ce16" table:formula="of:=IF([.E552]&gt;=[.$A$2];[.H552]+1;[.H552])" office:value-type="float" office:value="16" calcext:value-type="float">
            <text:p>16</text:p>
          </table:table-cell>
          <table:table-cell/>
          <table:table-cell table:style-name="ce18" table:formula="of:=INDEX([.$R$2:.$R$50];[.H553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35ZX50" calcext:value-type="string">
            <text:p>Y35ZX5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3]&gt;=[.$A$2];[.$A$1];[.E553]+INDEX([.$O$2:.$O$50];[.H554])+(RAND()*INDEX([.$N$2:.$N$50];[.H554])))" office:value-type="date" office:date-value="2019-05-12T02:49:28.371362" calcext:value-type="date">
            <text:p>12-5-2019</text:p>
          </table:table-cell>
          <table:table-cell table:style-name="ce13" table:formula="of:=[.K554]&amp;&quot; &quot;&amp;INDEX([.$Q$2:.$Q$50];[.H554])" office:value-type="string" office:string-value="M11SF80 Savings" calcext:value-type="string">
            <text:p>M11SF80 Savings</text:p>
          </table:table-cell>
          <table:table-cell table:style-name="ce15" table:formula="of:=INDEX([.$T$2:.$T$50];[.H554])+(RAND()*INDEX([.$S$2:.$S$50];[.H554]))" office:value-type="currency" office:currency="EUR" office:value="-747.262439941354" calcext:value-type="currency">
            <text:p>-€ 747.26</text:p>
          </table:table-cell>
          <table:table-cell table:style-name="ce16" table:formula="of:=IF([.E553]&gt;=[.$A$2];[.H553]+1;[.H553])" office:value-type="float" office:value="16" calcext:value-type="float">
            <text:p>16</text:p>
          </table:table-cell>
          <table:table-cell/>
          <table:table-cell table:style-name="ce18" table:formula="of:=INDEX([.$R$2:.$R$50];[.H554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11SF80" calcext:value-type="string">
            <text:p>M11SF8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4]&gt;=[.$A$2];[.$A$1];[.E554]+INDEX([.$O$2:.$O$50];[.H555])+(RAND()*INDEX([.$N$2:.$N$50];[.H555])))" office:value-type="date" office:date-value="2019-06-11T03:44:03.826869" calcext:value-type="date">
            <text:p>11-6-2019</text:p>
          </table:table-cell>
          <table:table-cell table:style-name="ce13" table:formula="of:=[.K555]&amp;&quot; &quot;&amp;INDEX([.$Q$2:.$Q$50];[.H555])" office:value-type="string" office:string-value="G92TQ54 Savings" calcext:value-type="string">
            <text:p>G92TQ54 Savings</text:p>
          </table:table-cell>
          <table:table-cell table:style-name="ce15" table:formula="of:=INDEX([.$T$2:.$T$50];[.H555])+(RAND()*INDEX([.$S$2:.$S$50];[.H555]))" office:value-type="currency" office:currency="EUR" office:value="-775.904317005608" calcext:value-type="currency">
            <text:p>-€ 775.90</text:p>
          </table:table-cell>
          <table:table-cell table:style-name="ce16" table:formula="of:=IF([.E554]&gt;=[.$A$2];[.H554]+1;[.H554])" office:value-type="float" office:value="16" calcext:value-type="float">
            <text:p>16</text:p>
          </table:table-cell>
          <table:table-cell/>
          <table:table-cell table:style-name="ce18" table:formula="of:=INDEX([.$R$2:.$R$50];[.H555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92TQ54" calcext:value-type="string">
            <text:p>G92TQ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5]&gt;=[.$A$2];[.$A$1];[.E555]+INDEX([.$O$2:.$O$50];[.H556])+(RAND()*INDEX([.$N$2:.$N$50];[.H556])))" office:value-type="date" office:date-value="2019-07-11T06:18:43.958048" calcext:value-type="date">
            <text:p>11-7-2019</text:p>
          </table:table-cell>
          <table:table-cell table:style-name="ce13" table:formula="of:=[.K556]&amp;&quot; &quot;&amp;INDEX([.$Q$2:.$Q$50];[.H556])" office:value-type="string" office:string-value="G73DZ80 Savings" calcext:value-type="string">
            <text:p>G73DZ80 Savings</text:p>
          </table:table-cell>
          <table:table-cell table:style-name="ce15" table:formula="of:=INDEX([.$T$2:.$T$50];[.H556])+(RAND()*INDEX([.$S$2:.$S$50];[.H556]))" office:value-type="currency" office:currency="EUR" office:value="-626.667245429817" calcext:value-type="currency">
            <text:p>-€ 626.67</text:p>
          </table:table-cell>
          <table:table-cell table:style-name="ce16" table:formula="of:=IF([.E555]&gt;=[.$A$2];[.H555]+1;[.H555])" office:value-type="float" office:value="16" calcext:value-type="float">
            <text:p>16</text:p>
          </table:table-cell>
          <table:table-cell/>
          <table:table-cell table:style-name="ce18" table:formula="of:=INDEX([.$R$2:.$R$50];[.H556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73DZ80" calcext:value-type="string">
            <text:p>G73DZ8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6]&gt;=[.$A$2];[.$A$1];[.E556]+INDEX([.$O$2:.$O$50];[.H557])+(RAND()*INDEX([.$N$2:.$N$50];[.H557])))" office:value-type="date" office:date-value="2019-08-10T17:08:53.281011" calcext:value-type="date">
            <text:p>10-8-2019</text:p>
          </table:table-cell>
          <table:table-cell table:style-name="ce13" table:formula="of:=[.K557]&amp;&quot; &quot;&amp;INDEX([.$Q$2:.$Q$50];[.H557])" office:value-type="string" office:string-value="J12UL70 Savings" calcext:value-type="string">
            <text:p>J12UL70 Savings</text:p>
          </table:table-cell>
          <table:table-cell table:style-name="ce15" table:formula="of:=INDEX([.$T$2:.$T$50];[.H557])+(RAND()*INDEX([.$S$2:.$S$50];[.H557]))" office:value-type="currency" office:currency="EUR" office:value="-710.683982397917" calcext:value-type="currency">
            <text:p>-€ 710.68</text:p>
          </table:table-cell>
          <table:table-cell table:style-name="ce16" table:formula="of:=IF([.E556]&gt;=[.$A$2];[.H556]+1;[.H556])" office:value-type="float" office:value="16" calcext:value-type="float">
            <text:p>16</text:p>
          </table:table-cell>
          <table:table-cell/>
          <table:table-cell table:style-name="ce18" table:formula="of:=INDEX([.$R$2:.$R$50];[.H557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12UL70" calcext:value-type="string">
            <text:p>J12UL7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7]&gt;=[.$A$2];[.$A$1];[.E557]+INDEX([.$O$2:.$O$50];[.H558])+(RAND()*INDEX([.$N$2:.$N$50];[.H558])))" office:value-type="date" office:date-value="2019-09-10T00:24:51.319994" calcext:value-type="date">
            <text:p>10-9-2019</text:p>
          </table:table-cell>
          <table:table-cell table:style-name="ce13" table:formula="of:=[.K558]&amp;&quot; &quot;&amp;INDEX([.$Q$2:.$Q$50];[.H558])" office:value-type="string" office:string-value="Y41UN32 Savings" calcext:value-type="string">
            <text:p>Y41UN32 Savings</text:p>
          </table:table-cell>
          <table:table-cell table:style-name="ce15" table:formula="of:=INDEX([.$T$2:.$T$50];[.H558])+(RAND()*INDEX([.$S$2:.$S$50];[.H558]))" office:value-type="currency" office:currency="EUR" office:value="-689.55123167764" calcext:value-type="currency">
            <text:p>-€ 689.55</text:p>
          </table:table-cell>
          <table:table-cell table:style-name="ce16" table:formula="of:=IF([.E557]&gt;=[.$A$2];[.H557]+1;[.H557])" office:value-type="float" office:value="16" calcext:value-type="float">
            <text:p>16</text:p>
          </table:table-cell>
          <table:table-cell/>
          <table:table-cell table:style-name="ce18" table:formula="of:=INDEX([.$R$2:.$R$50];[.H558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41UN32" calcext:value-type="string">
            <text:p>Y41UN3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8]&gt;=[.$A$2];[.$A$1];[.E558]+INDEX([.$O$2:.$O$50];[.H559])+(RAND()*INDEX([.$N$2:.$N$50];[.H559])))" office:value-type="date" office:date-value="2019-10-10T08:33:06.620861" calcext:value-type="date">
            <text:p>10-10-2019</text:p>
          </table:table-cell>
          <table:table-cell table:style-name="ce13" table:formula="of:=[.K559]&amp;&quot; &quot;&amp;INDEX([.$Q$2:.$Q$50];[.H559])" office:value-type="string" office:string-value="D43YV77 Savings" calcext:value-type="string">
            <text:p>D43YV77 Savings</text:p>
          </table:table-cell>
          <table:table-cell table:style-name="ce15" table:formula="of:=INDEX([.$T$2:.$T$50];[.H559])+(RAND()*INDEX([.$S$2:.$S$50];[.H559]))" office:value-type="currency" office:currency="EUR" office:value="-644.953462427033" calcext:value-type="currency">
            <text:p>-€ 644.95</text:p>
          </table:table-cell>
          <table:table-cell table:style-name="ce16" table:formula="of:=IF([.E558]&gt;=[.$A$2];[.H558]+1;[.H558])" office:value-type="float" office:value="16" calcext:value-type="float">
            <text:p>16</text:p>
          </table:table-cell>
          <table:table-cell/>
          <table:table-cell table:style-name="ce18" table:formula="of:=INDEX([.$R$2:.$R$50];[.H559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43YV77" calcext:value-type="string">
            <text:p>D43YV7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59]&gt;=[.$A$2];[.$A$1];[.E559]+INDEX([.$O$2:.$O$50];[.H560])+(RAND()*INDEX([.$N$2:.$N$50];[.H560])))" office:value-type="date" office:date-value="2019-11-09T14:37:24.558602" calcext:value-type="date">
            <text:p>9-11-2019</text:p>
          </table:table-cell>
          <table:table-cell table:style-name="ce13" table:formula="of:=[.K560]&amp;&quot; &quot;&amp;INDEX([.$Q$2:.$Q$50];[.H560])" office:value-type="string" office:string-value="H95TN46 Savings" calcext:value-type="string">
            <text:p>H95TN46 Savings</text:p>
          </table:table-cell>
          <table:table-cell table:style-name="ce15" table:formula="of:=INDEX([.$T$2:.$T$50];[.H560])+(RAND()*INDEX([.$S$2:.$S$50];[.H560]))" office:value-type="currency" office:currency="EUR" office:value="-764.154215978838" calcext:value-type="currency">
            <text:p>-€ 764.15</text:p>
          </table:table-cell>
          <table:table-cell table:style-name="ce16" table:formula="of:=IF([.E559]&gt;=[.$A$2];[.H559]+1;[.H559])" office:value-type="float" office:value="16" calcext:value-type="float">
            <text:p>16</text:p>
          </table:table-cell>
          <table:table-cell/>
          <table:table-cell table:style-name="ce18" table:formula="of:=INDEX([.$R$2:.$R$50];[.H560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95TN46" calcext:value-type="string">
            <text:p>H95TN4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0]&gt;=[.$A$2];[.$A$1];[.E560]+INDEX([.$O$2:.$O$50];[.H561])+(RAND()*INDEX([.$N$2:.$N$50];[.H561])))" office:value-type="date" office:date-value="2019-12-10T10:14:46.842494" calcext:value-type="date">
            <text:p>10-12-2019</text:p>
          </table:table-cell>
          <table:table-cell table:style-name="ce13" table:formula="of:=[.K561]&amp;&quot; &quot;&amp;INDEX([.$Q$2:.$Q$50];[.H561])" office:value-type="string" office:string-value="U16FF91 Savings" calcext:value-type="string">
            <text:p>U16FF91 Savings</text:p>
          </table:table-cell>
          <table:table-cell table:style-name="ce15" table:formula="of:=INDEX([.$T$2:.$T$50];[.H561])+(RAND()*INDEX([.$S$2:.$S$50];[.H561]))" office:value-type="currency" office:currency="EUR" office:value="-748.040032086545" calcext:value-type="currency">
            <text:p>-€ 748.04</text:p>
          </table:table-cell>
          <table:table-cell table:style-name="ce16" table:formula="of:=IF([.E560]&gt;=[.$A$2];[.H560]+1;[.H560])" office:value-type="float" office:value="16" calcext:value-type="float">
            <text:p>16</text:p>
          </table:table-cell>
          <table:table-cell/>
          <table:table-cell table:style-name="ce18" table:formula="of:=INDEX([.$R$2:.$R$50];[.H561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16FF91" calcext:value-type="string">
            <text:p>U16FF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1]&gt;=[.$A$2];[.$A$1];[.E561]+INDEX([.$O$2:.$O$50];[.H562])+(RAND()*INDEX([.$N$2:.$N$50];[.H562])))" office:value-type="date" office:date-value="2020-01-10T03:44:16.110086" calcext:value-type="date">
            <text:p>10-1-2020</text:p>
          </table:table-cell>
          <table:table-cell table:style-name="ce13" table:formula="of:=[.K562]&amp;&quot; &quot;&amp;INDEX([.$Q$2:.$Q$50];[.H562])" office:value-type="string" office:string-value="H82LE59 Savings" calcext:value-type="string">
            <text:p>H82LE59 Savings</text:p>
          </table:table-cell>
          <table:table-cell table:style-name="ce15" table:formula="of:=INDEX([.$T$2:.$T$50];[.H562])+(RAND()*INDEX([.$S$2:.$S$50];[.H562]))" office:value-type="currency" office:currency="EUR" office:value="-635.214447856184" calcext:value-type="currency">
            <text:p>-€ 635.21</text:p>
          </table:table-cell>
          <table:table-cell table:style-name="ce16" table:formula="of:=IF([.E561]&gt;=[.$A$2];[.H561]+1;[.H561])" office:value-type="float" office:value="16" calcext:value-type="float">
            <text:p>16</text:p>
          </table:table-cell>
          <table:table-cell/>
          <table:table-cell table:style-name="ce18" table:formula="of:=INDEX([.$R$2:.$R$50];[.H562])" office:value-type="string" office:string-value="Savings" calcext:value-type="string">
            <text:p>Savings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82LE59" calcext:value-type="string">
            <text:p>H82LE5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2]&gt;=[.$A$2];[.$A$1];[.E562]+INDEX([.$O$2:.$O$50];[.H563])+(RAND()*INDEX([.$N$2:.$N$50];[.H563])))" office:value-type="date" office:date-value="2018-01-10" calcext:value-type="date">
            <text:p>10-1-2018</text:p>
          </table:table-cell>
          <table:table-cell table:style-name="ce13" table:formula="of:=[.K563]&amp;&quot; &quot;&amp;INDEX([.$Q$2:.$Q$50];[.H563])" office:value-type="string" office:string-value="M91HH82 " calcext:value-type="string">
            <text:p>M91HH82 </text:p>
          </table:table-cell>
          <table:table-cell table:style-name="ce15" table:formula="of:=INDEX([.$T$2:.$T$50];[.H563])+(RAND()*INDEX([.$S$2:.$S$50];[.H563]))" office:value-type="currency" office:currency="EUR" office:value="0" calcext:value-type="currency">
            <text:p>€ 0.00</text:p>
          </table:table-cell>
          <table:table-cell table:style-name="ce16" table:formula="of:=IF([.E562]&gt;=[.$A$2];[.H562]+1;[.H562])" office:value-type="float" office:value="17" calcext:value-type="float">
            <text:p>17</text:p>
          </table:table-cell>
          <table:table-cell/>
          <table:table-cell table:style-name="ce18" table:formula="of:=INDEX([.$R$2:.$R$50];[.H56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91HH82" calcext:value-type="string">
            <text:p>M91HH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3]&gt;=[.$A$2];[.$A$1];[.E563]+INDEX([.$O$2:.$O$50];[.H564])+(RAND()*INDEX([.$N$2:.$N$50];[.H564])))" office:value-type="date" office:date-value="2018-01-10" calcext:value-type="date">
            <text:p>10-1-2018</text:p>
          </table:table-cell>
          <table:table-cell table:style-name="ce13" table:formula="of:=[.K564]&amp;&quot; &quot;&amp;INDEX([.$Q$2:.$Q$50];[.H564])" office:value-type="string" office:string-value="S68SO21 " calcext:value-type="string">
            <text:p>S68SO21 </text:p>
          </table:table-cell>
          <table:table-cell table:style-name="ce15" table:formula="of:=INDEX([.$T$2:.$T$50];[.H564])+(RAND()*INDEX([.$S$2:.$S$50];[.H564]))" office:value-type="currency" office:currency="EUR" office:value="0" calcext:value-type="currency">
            <text:p>€ 0.00</text:p>
          </table:table-cell>
          <table:table-cell table:style-name="ce16" table:formula="of:=IF([.E563]&gt;=[.$A$2];[.H563]+1;[.H563])" office:value-type="float" office:value="17" calcext:value-type="float">
            <text:p>17</text:p>
          </table:table-cell>
          <table:table-cell/>
          <table:table-cell table:style-name="ce18" table:formula="of:=INDEX([.$R$2:.$R$50];[.H56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68SO21" calcext:value-type="string">
            <text:p>S68SO2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4]&gt;=[.$A$2];[.$A$1];[.E564]+INDEX([.$O$2:.$O$50];[.H565])+(RAND()*INDEX([.$N$2:.$N$50];[.H565])))" office:value-type="date" office:date-value="2018-01-10" calcext:value-type="date">
            <text:p>10-1-2018</text:p>
          </table:table-cell>
          <table:table-cell table:style-name="ce13" table:formula="of:=[.K565]&amp;&quot; &quot;&amp;INDEX([.$Q$2:.$Q$50];[.H565])" office:value-type="string" office:string-value="F63IZ80 " calcext:value-type="string">
            <text:p>F63IZ80 </text:p>
          </table:table-cell>
          <table:table-cell table:style-name="ce15" table:formula="of:=INDEX([.$T$2:.$T$50];[.H565])+(RAND()*INDEX([.$S$2:.$S$50];[.H565]))" office:value-type="currency" office:currency="EUR" office:value="0" calcext:value-type="currency">
            <text:p>€ 0.00</text:p>
          </table:table-cell>
          <table:table-cell table:style-name="ce16" table:formula="of:=IF([.E564]&gt;=[.$A$2];[.H564]+1;[.H564])" office:value-type="float" office:value="17" calcext:value-type="float">
            <text:p>17</text:p>
          </table:table-cell>
          <table:table-cell/>
          <table:table-cell table:style-name="ce18" table:formula="of:=INDEX([.$R$2:.$R$50];[.H56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63IZ80" calcext:value-type="string">
            <text:p>F63IZ8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5]&gt;=[.$A$2];[.$A$1];[.E565]+INDEX([.$O$2:.$O$50];[.H566])+(RAND()*INDEX([.$N$2:.$N$50];[.H566])))" office:value-type="date" office:date-value="2018-01-10" calcext:value-type="date">
            <text:p>10-1-2018</text:p>
          </table:table-cell>
          <table:table-cell table:style-name="ce13" table:formula="of:=[.K566]&amp;&quot; &quot;&amp;INDEX([.$Q$2:.$Q$50];[.H566])" office:value-type="string" office:string-value="G59AP28 " calcext:value-type="string">
            <text:p>G59AP28 </text:p>
          </table:table-cell>
          <table:table-cell table:style-name="ce15" table:formula="of:=INDEX([.$T$2:.$T$50];[.H566])+(RAND()*INDEX([.$S$2:.$S$50];[.H566]))" office:value-type="currency" office:currency="EUR" office:value="0" calcext:value-type="currency">
            <text:p>€ 0.00</text:p>
          </table:table-cell>
          <table:table-cell table:style-name="ce16" table:formula="of:=IF([.E565]&gt;=[.$A$2];[.H565]+1;[.H565])" office:value-type="float" office:value="17" calcext:value-type="float">
            <text:p>17</text:p>
          </table:table-cell>
          <table:table-cell/>
          <table:table-cell table:style-name="ce18" table:formula="of:=INDEX([.$R$2:.$R$50];[.H56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59AP28" calcext:value-type="string">
            <text:p>G59AP2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6]&gt;=[.$A$2];[.$A$1];[.E566]+INDEX([.$O$2:.$O$50];[.H567])+(RAND()*INDEX([.$N$2:.$N$50];[.H567])))" office:value-type="date" office:date-value="2018-01-10" calcext:value-type="date">
            <text:p>10-1-2018</text:p>
          </table:table-cell>
          <table:table-cell table:style-name="ce13" table:formula="of:=[.K567]&amp;&quot; &quot;&amp;INDEX([.$Q$2:.$Q$50];[.H567])" office:value-type="string" office:string-value="H58UB15 " calcext:value-type="string">
            <text:p>H58UB15 </text:p>
          </table:table-cell>
          <table:table-cell table:style-name="ce15" table:formula="of:=INDEX([.$T$2:.$T$50];[.H567])+(RAND()*INDEX([.$S$2:.$S$50];[.H567]))" office:value-type="currency" office:currency="EUR" office:value="0" calcext:value-type="currency">
            <text:p>€ 0.00</text:p>
          </table:table-cell>
          <table:table-cell table:style-name="ce16" table:formula="of:=IF([.E566]&gt;=[.$A$2];[.H566]+1;[.H566])" office:value-type="float" office:value="17" calcext:value-type="float">
            <text:p>17</text:p>
          </table:table-cell>
          <table:table-cell/>
          <table:table-cell table:style-name="ce18" table:formula="of:=INDEX([.$R$2:.$R$50];[.H56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58UB15" calcext:value-type="string">
            <text:p>H58UB1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7]&gt;=[.$A$2];[.$A$1];[.E567]+INDEX([.$O$2:.$O$50];[.H568])+(RAND()*INDEX([.$N$2:.$N$50];[.H568])))" office:value-type="date" office:date-value="2018-01-10" calcext:value-type="date">
            <text:p>10-1-2018</text:p>
          </table:table-cell>
          <table:table-cell table:style-name="ce13" table:formula="of:=[.K568]&amp;&quot; &quot;&amp;INDEX([.$Q$2:.$Q$50];[.H568])" office:value-type="string" office:string-value="C69QE26 " calcext:value-type="string">
            <text:p>C69QE26 </text:p>
          </table:table-cell>
          <table:table-cell table:style-name="ce15" table:formula="of:=INDEX([.$T$2:.$T$50];[.H568])+(RAND()*INDEX([.$S$2:.$S$50];[.H568]))" office:value-type="currency" office:currency="EUR" office:value="0" calcext:value-type="currency">
            <text:p>€ 0.00</text:p>
          </table:table-cell>
          <table:table-cell table:style-name="ce16" table:formula="of:=IF([.E567]&gt;=[.$A$2];[.H567]+1;[.H567])" office:value-type="float" office:value="17" calcext:value-type="float">
            <text:p>17</text:p>
          </table:table-cell>
          <table:table-cell/>
          <table:table-cell table:style-name="ce18" table:formula="of:=INDEX([.$R$2:.$R$50];[.H56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69QE26" calcext:value-type="string">
            <text:p>C69QE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8]&gt;=[.$A$2];[.$A$1];[.E568]+INDEX([.$O$2:.$O$50];[.H569])+(RAND()*INDEX([.$N$2:.$N$50];[.H569])))" office:value-type="date" office:date-value="2018-01-10" calcext:value-type="date">
            <text:p>10-1-2018</text:p>
          </table:table-cell>
          <table:table-cell table:style-name="ce13" table:formula="of:=[.K569]&amp;&quot; &quot;&amp;INDEX([.$Q$2:.$Q$50];[.H569])" office:value-type="string" office:string-value="J82GE22 " calcext:value-type="string">
            <text:p>J82GE22 </text:p>
          </table:table-cell>
          <table:table-cell table:style-name="ce15" table:formula="of:=INDEX([.$T$2:.$T$50];[.H569])+(RAND()*INDEX([.$S$2:.$S$50];[.H569]))" office:value-type="currency" office:currency="EUR" office:value="0" calcext:value-type="currency">
            <text:p>€ 0.00</text:p>
          </table:table-cell>
          <table:table-cell table:style-name="ce16" table:formula="of:=IF([.E568]&gt;=[.$A$2];[.H568]+1;[.H568])" office:value-type="float" office:value="17" calcext:value-type="float">
            <text:p>17</text:p>
          </table:table-cell>
          <table:table-cell/>
          <table:table-cell table:style-name="ce18" table:formula="of:=INDEX([.$R$2:.$R$50];[.H56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82GE22" calcext:value-type="string">
            <text:p>J82GE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69]&gt;=[.$A$2];[.$A$1];[.E569]+INDEX([.$O$2:.$O$50];[.H570])+(RAND()*INDEX([.$N$2:.$N$50];[.H570])))" office:value-type="date" office:date-value="2018-01-10" calcext:value-type="date">
            <text:p>10-1-2018</text:p>
          </table:table-cell>
          <table:table-cell table:style-name="ce13" table:formula="of:=[.K570]&amp;&quot; &quot;&amp;INDEX([.$Q$2:.$Q$50];[.H570])" office:value-type="string" office:string-value="L13IB28 " calcext:value-type="string">
            <text:p>L13IB28 </text:p>
          </table:table-cell>
          <table:table-cell table:style-name="ce15" table:formula="of:=INDEX([.$T$2:.$T$50];[.H570])+(RAND()*INDEX([.$S$2:.$S$50];[.H570]))" office:value-type="currency" office:currency="EUR" office:value="0" calcext:value-type="currency">
            <text:p>€ 0.00</text:p>
          </table:table-cell>
          <table:table-cell table:style-name="ce16" table:formula="of:=IF([.E569]&gt;=[.$A$2];[.H569]+1;[.H569])" office:value-type="float" office:value="17" calcext:value-type="float">
            <text:p>17</text:p>
          </table:table-cell>
          <table:table-cell/>
          <table:table-cell table:style-name="ce18" table:formula="of:=INDEX([.$R$2:.$R$50];[.H57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13IB28" calcext:value-type="string">
            <text:p>L13IB2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0]&gt;=[.$A$2];[.$A$1];[.E570]+INDEX([.$O$2:.$O$50];[.H571])+(RAND()*INDEX([.$N$2:.$N$50];[.H571])))" office:value-type="date" office:date-value="2018-01-10" calcext:value-type="date">
            <text:p>10-1-2018</text:p>
          </table:table-cell>
          <table:table-cell table:style-name="ce13" table:formula="of:=[.K571]&amp;&quot; &quot;&amp;INDEX([.$Q$2:.$Q$50];[.H571])" office:value-type="string" office:string-value="U29SH87 " calcext:value-type="string">
            <text:p>U29SH87 </text:p>
          </table:table-cell>
          <table:table-cell table:style-name="ce15" table:formula="of:=INDEX([.$T$2:.$T$50];[.H571])+(RAND()*INDEX([.$S$2:.$S$50];[.H571]))" office:value-type="currency" office:currency="EUR" office:value="0" calcext:value-type="currency">
            <text:p>€ 0.00</text:p>
          </table:table-cell>
          <table:table-cell table:style-name="ce16" table:formula="of:=IF([.E570]&gt;=[.$A$2];[.H570]+1;[.H570])" office:value-type="float" office:value="17" calcext:value-type="float">
            <text:p>17</text:p>
          </table:table-cell>
          <table:table-cell/>
          <table:table-cell table:style-name="ce18" table:formula="of:=INDEX([.$R$2:.$R$50];[.H57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29SH87" calcext:value-type="string">
            <text:p>U29SH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1]&gt;=[.$A$2];[.$A$1];[.E571]+INDEX([.$O$2:.$O$50];[.H572])+(RAND()*INDEX([.$N$2:.$N$50];[.H572])))" office:value-type="date" office:date-value="2018-01-10" calcext:value-type="date">
            <text:p>10-1-2018</text:p>
          </table:table-cell>
          <table:table-cell table:style-name="ce13" table:formula="of:=[.K572]&amp;&quot; &quot;&amp;INDEX([.$Q$2:.$Q$50];[.H572])" office:value-type="string" office:string-value="A17WK37 " calcext:value-type="string">
            <text:p>A17WK37 </text:p>
          </table:table-cell>
          <table:table-cell table:style-name="ce15" table:formula="of:=INDEX([.$T$2:.$T$50];[.H572])+(RAND()*INDEX([.$S$2:.$S$50];[.H572]))" office:value-type="currency" office:currency="EUR" office:value="0" calcext:value-type="currency">
            <text:p>€ 0.00</text:p>
          </table:table-cell>
          <table:table-cell table:style-name="ce16" table:formula="of:=IF([.E571]&gt;=[.$A$2];[.H571]+1;[.H571])" office:value-type="float" office:value="17" calcext:value-type="float">
            <text:p>17</text:p>
          </table:table-cell>
          <table:table-cell/>
          <table:table-cell table:style-name="ce18" table:formula="of:=INDEX([.$R$2:.$R$50];[.H57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17WK37" calcext:value-type="string">
            <text:p>A17WK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2]&gt;=[.$A$2];[.$A$1];[.E572]+INDEX([.$O$2:.$O$50];[.H573])+(RAND()*INDEX([.$N$2:.$N$50];[.H573])))" office:value-type="date" office:date-value="2018-01-10" calcext:value-type="date">
            <text:p>10-1-2018</text:p>
          </table:table-cell>
          <table:table-cell table:style-name="ce13" table:formula="of:=[.K573]&amp;&quot; &quot;&amp;INDEX([.$Q$2:.$Q$50];[.H573])" office:value-type="string" office:string-value="Z24AO90 " calcext:value-type="string">
            <text:p>Z24AO90 </text:p>
          </table:table-cell>
          <table:table-cell table:style-name="ce15" table:formula="of:=INDEX([.$T$2:.$T$50];[.H573])+(RAND()*INDEX([.$S$2:.$S$50];[.H573]))" office:value-type="currency" office:currency="EUR" office:value="0" calcext:value-type="currency">
            <text:p>€ 0.00</text:p>
          </table:table-cell>
          <table:table-cell table:style-name="ce16" table:formula="of:=IF([.E572]&gt;=[.$A$2];[.H572]+1;[.H572])" office:value-type="float" office:value="17" calcext:value-type="float">
            <text:p>17</text:p>
          </table:table-cell>
          <table:table-cell/>
          <table:table-cell table:style-name="ce18" table:formula="of:=INDEX([.$R$2:.$R$50];[.H57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24AO90" calcext:value-type="string">
            <text:p>Z24AO9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3]&gt;=[.$A$2];[.$A$1];[.E573]+INDEX([.$O$2:.$O$50];[.H574])+(RAND()*INDEX([.$N$2:.$N$50];[.H574])))" office:value-type="date" office:date-value="2018-01-10" calcext:value-type="date">
            <text:p>10-1-2018</text:p>
          </table:table-cell>
          <table:table-cell table:style-name="ce13" table:formula="of:=[.K574]&amp;&quot; &quot;&amp;INDEX([.$Q$2:.$Q$50];[.H574])" office:value-type="string" office:string-value="R19NW96 " calcext:value-type="string">
            <text:p>R19NW96 </text:p>
          </table:table-cell>
          <table:table-cell table:style-name="ce15" table:formula="of:=INDEX([.$T$2:.$T$50];[.H574])+(RAND()*INDEX([.$S$2:.$S$50];[.H574]))" office:value-type="currency" office:currency="EUR" office:value="0" calcext:value-type="currency">
            <text:p>€ 0.00</text:p>
          </table:table-cell>
          <table:table-cell table:style-name="ce16" table:formula="of:=IF([.E573]&gt;=[.$A$2];[.H573]+1;[.H573])" office:value-type="float" office:value="17" calcext:value-type="float">
            <text:p>17</text:p>
          </table:table-cell>
          <table:table-cell/>
          <table:table-cell table:style-name="ce18" table:formula="of:=INDEX([.$R$2:.$R$50];[.H57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19NW96" calcext:value-type="string">
            <text:p>R19NW9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4]&gt;=[.$A$2];[.$A$1];[.E574]+INDEX([.$O$2:.$O$50];[.H575])+(RAND()*INDEX([.$N$2:.$N$50];[.H575])))" office:value-type="date" office:date-value="2018-01-10" calcext:value-type="date">
            <text:p>10-1-2018</text:p>
          </table:table-cell>
          <table:table-cell table:style-name="ce13" table:formula="of:=[.K575]&amp;&quot; &quot;&amp;INDEX([.$Q$2:.$Q$50];[.H575])" office:value-type="string" office:string-value="L14LG70 " calcext:value-type="string">
            <text:p>L14LG70 </text:p>
          </table:table-cell>
          <table:table-cell table:style-name="ce15" table:formula="of:=INDEX([.$T$2:.$T$50];[.H575])+(RAND()*INDEX([.$S$2:.$S$50];[.H575]))" office:value-type="currency" office:currency="EUR" office:value="0" calcext:value-type="currency">
            <text:p>€ 0.00</text:p>
          </table:table-cell>
          <table:table-cell table:style-name="ce16" table:formula="of:=IF([.E574]&gt;=[.$A$2];[.H574]+1;[.H574])" office:value-type="float" office:value="17" calcext:value-type="float">
            <text:p>17</text:p>
          </table:table-cell>
          <table:table-cell/>
          <table:table-cell table:style-name="ce18" table:formula="of:=INDEX([.$R$2:.$R$50];[.H57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14LG70" calcext:value-type="string">
            <text:p>L14LG7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5]&gt;=[.$A$2];[.$A$1];[.E575]+INDEX([.$O$2:.$O$50];[.H576])+(RAND()*INDEX([.$N$2:.$N$50];[.H576])))" office:value-type="date" office:date-value="2018-01-10" calcext:value-type="date">
            <text:p>10-1-2018</text:p>
          </table:table-cell>
          <table:table-cell table:style-name="ce13" table:formula="of:=[.K576]&amp;&quot; &quot;&amp;INDEX([.$Q$2:.$Q$50];[.H576])" office:value-type="string" office:string-value="V13AL39 " calcext:value-type="string">
            <text:p>V13AL39 </text:p>
          </table:table-cell>
          <table:table-cell table:style-name="ce15" table:formula="of:=INDEX([.$T$2:.$T$50];[.H576])+(RAND()*INDEX([.$S$2:.$S$50];[.H576]))" office:value-type="currency" office:currency="EUR" office:value="0" calcext:value-type="currency">
            <text:p>€ 0.00</text:p>
          </table:table-cell>
          <table:table-cell table:style-name="ce16" table:formula="of:=IF([.E575]&gt;=[.$A$2];[.H575]+1;[.H575])" office:value-type="float" office:value="17" calcext:value-type="float">
            <text:p>17</text:p>
          </table:table-cell>
          <table:table-cell/>
          <table:table-cell table:style-name="ce18" table:formula="of:=INDEX([.$R$2:.$R$50];[.H57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13AL39" calcext:value-type="string">
            <text:p>V13AL3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6]&gt;=[.$A$2];[.$A$1];[.E576]+INDEX([.$O$2:.$O$50];[.H577])+(RAND()*INDEX([.$N$2:.$N$50];[.H577])))" office:value-type="date" office:date-value="2018-01-10" calcext:value-type="date">
            <text:p>10-1-2018</text:p>
          </table:table-cell>
          <table:table-cell table:style-name="ce13" table:formula="of:=[.K577]&amp;&quot; &quot;&amp;INDEX([.$Q$2:.$Q$50];[.H577])" office:value-type="string" office:string-value="T97TG29 " calcext:value-type="string">
            <text:p>T97TG29 </text:p>
          </table:table-cell>
          <table:table-cell table:style-name="ce15" table:formula="of:=INDEX([.$T$2:.$T$50];[.H577])+(RAND()*INDEX([.$S$2:.$S$50];[.H577]))" office:value-type="currency" office:currency="EUR" office:value="0" calcext:value-type="currency">
            <text:p>€ 0.00</text:p>
          </table:table-cell>
          <table:table-cell table:style-name="ce16" table:formula="of:=IF([.E576]&gt;=[.$A$2];[.H576]+1;[.H576])" office:value-type="float" office:value="17" calcext:value-type="float">
            <text:p>17</text:p>
          </table:table-cell>
          <table:table-cell/>
          <table:table-cell table:style-name="ce18" table:formula="of:=INDEX([.$R$2:.$R$50];[.H57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97TG29" calcext:value-type="string">
            <text:p>T97TG2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7]&gt;=[.$A$2];[.$A$1];[.E577]+INDEX([.$O$2:.$O$50];[.H578])+(RAND()*INDEX([.$N$2:.$N$50];[.H578])))" office:value-type="date" office:date-value="2018-01-10" calcext:value-type="date">
            <text:p>10-1-2018</text:p>
          </table:table-cell>
          <table:table-cell table:style-name="ce13" table:formula="of:=[.K578]&amp;&quot; &quot;&amp;INDEX([.$Q$2:.$Q$50];[.H578])" office:value-type="string" office:string-value="J95WD95 " calcext:value-type="string">
            <text:p>J95WD95 </text:p>
          </table:table-cell>
          <table:table-cell table:style-name="ce15" table:formula="of:=INDEX([.$T$2:.$T$50];[.H578])+(RAND()*INDEX([.$S$2:.$S$50];[.H578]))" office:value-type="currency" office:currency="EUR" office:value="0" calcext:value-type="currency">
            <text:p>€ 0.00</text:p>
          </table:table-cell>
          <table:table-cell table:style-name="ce16" table:formula="of:=IF([.E577]&gt;=[.$A$2];[.H577]+1;[.H577])" office:value-type="float" office:value="17" calcext:value-type="float">
            <text:p>17</text:p>
          </table:table-cell>
          <table:table-cell/>
          <table:table-cell table:style-name="ce18" table:formula="of:=INDEX([.$R$2:.$R$50];[.H57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95WD95" calcext:value-type="string">
            <text:p>J95WD9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8]&gt;=[.$A$2];[.$A$1];[.E578]+INDEX([.$O$2:.$O$50];[.H579])+(RAND()*INDEX([.$N$2:.$N$50];[.H579])))" office:value-type="date" office:date-value="2018-01-10" calcext:value-type="date">
            <text:p>10-1-2018</text:p>
          </table:table-cell>
          <table:table-cell table:style-name="ce13" table:formula="of:=[.K579]&amp;&quot; &quot;&amp;INDEX([.$Q$2:.$Q$50];[.H579])" office:value-type="string" office:string-value="J86CB56 " calcext:value-type="string">
            <text:p>J86CB56 </text:p>
          </table:table-cell>
          <table:table-cell table:style-name="ce15" table:formula="of:=INDEX([.$T$2:.$T$50];[.H579])+(RAND()*INDEX([.$S$2:.$S$50];[.H579]))" office:value-type="currency" office:currency="EUR" office:value="0" calcext:value-type="currency">
            <text:p>€ 0.00</text:p>
          </table:table-cell>
          <table:table-cell table:style-name="ce16" table:formula="of:=IF([.E578]&gt;=[.$A$2];[.H578]+1;[.H578])" office:value-type="float" office:value="17" calcext:value-type="float">
            <text:p>17</text:p>
          </table:table-cell>
          <table:table-cell/>
          <table:table-cell table:style-name="ce18" table:formula="of:=INDEX([.$R$2:.$R$50];[.H57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86CB56" calcext:value-type="string">
            <text:p>J86CB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79]&gt;=[.$A$2];[.$A$1];[.E579]+INDEX([.$O$2:.$O$50];[.H580])+(RAND()*INDEX([.$N$2:.$N$50];[.H580])))" office:value-type="date" office:date-value="2018-01-10" calcext:value-type="date">
            <text:p>10-1-2018</text:p>
          </table:table-cell>
          <table:table-cell table:style-name="ce13" table:formula="of:=[.K580]&amp;&quot; &quot;&amp;INDEX([.$Q$2:.$Q$50];[.H580])" office:value-type="string" office:string-value="J98MR74 " calcext:value-type="string">
            <text:p>J98MR74 </text:p>
          </table:table-cell>
          <table:table-cell table:style-name="ce15" table:formula="of:=INDEX([.$T$2:.$T$50];[.H580])+(RAND()*INDEX([.$S$2:.$S$50];[.H580]))" office:value-type="currency" office:currency="EUR" office:value="0" calcext:value-type="currency">
            <text:p>€ 0.00</text:p>
          </table:table-cell>
          <table:table-cell table:style-name="ce16" table:formula="of:=IF([.E579]&gt;=[.$A$2];[.H579]+1;[.H579])" office:value-type="float" office:value="17" calcext:value-type="float">
            <text:p>17</text:p>
          </table:table-cell>
          <table:table-cell/>
          <table:table-cell table:style-name="ce18" table:formula="of:=INDEX([.$R$2:.$R$50];[.H58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98MR74" calcext:value-type="string">
            <text:p>J98MR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0]&gt;=[.$A$2];[.$A$1];[.E580]+INDEX([.$O$2:.$O$50];[.H581])+(RAND()*INDEX([.$N$2:.$N$50];[.H581])))" office:value-type="date" office:date-value="2018-01-10" calcext:value-type="date">
            <text:p>10-1-2018</text:p>
          </table:table-cell>
          <table:table-cell table:style-name="ce13" table:formula="of:=[.K581]&amp;&quot; &quot;&amp;INDEX([.$Q$2:.$Q$50];[.H581])" office:value-type="string" office:string-value="S85XQ81 " calcext:value-type="string">
            <text:p>S85XQ81 </text:p>
          </table:table-cell>
          <table:table-cell table:style-name="ce15" table:formula="of:=INDEX([.$T$2:.$T$50];[.H581])+(RAND()*INDEX([.$S$2:.$S$50];[.H581]))" office:value-type="currency" office:currency="EUR" office:value="0" calcext:value-type="currency">
            <text:p>€ 0.00</text:p>
          </table:table-cell>
          <table:table-cell table:style-name="ce16" table:formula="of:=IF([.E580]&gt;=[.$A$2];[.H580]+1;[.H580])" office:value-type="float" office:value="17" calcext:value-type="float">
            <text:p>17</text:p>
          </table:table-cell>
          <table:table-cell/>
          <table:table-cell table:style-name="ce18" table:formula="of:=INDEX([.$R$2:.$R$50];[.H58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85XQ81" calcext:value-type="string">
            <text:p>S85XQ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1]&gt;=[.$A$2];[.$A$1];[.E581]+INDEX([.$O$2:.$O$50];[.H582])+(RAND()*INDEX([.$N$2:.$N$50];[.H582])))" office:value-type="date" office:date-value="2018-01-10" calcext:value-type="date">
            <text:p>10-1-2018</text:p>
          </table:table-cell>
          <table:table-cell table:style-name="ce13" table:formula="of:=[.K582]&amp;&quot; &quot;&amp;INDEX([.$Q$2:.$Q$50];[.H582])" office:value-type="string" office:string-value="C25ZA13 " calcext:value-type="string">
            <text:p>C25ZA13 </text:p>
          </table:table-cell>
          <table:table-cell table:style-name="ce15" table:formula="of:=INDEX([.$T$2:.$T$50];[.H582])+(RAND()*INDEX([.$S$2:.$S$50];[.H582]))" office:value-type="currency" office:currency="EUR" office:value="0" calcext:value-type="currency">
            <text:p>€ 0.00</text:p>
          </table:table-cell>
          <table:table-cell table:style-name="ce16" table:formula="of:=IF([.E581]&gt;=[.$A$2];[.H581]+1;[.H581])" office:value-type="float" office:value="17" calcext:value-type="float">
            <text:p>17</text:p>
          </table:table-cell>
          <table:table-cell/>
          <table:table-cell table:style-name="ce18" table:formula="of:=INDEX([.$R$2:.$R$50];[.H58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25ZA13" calcext:value-type="string">
            <text:p>C25ZA1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2]&gt;=[.$A$2];[.$A$1];[.E582]+INDEX([.$O$2:.$O$50];[.H583])+(RAND()*INDEX([.$N$2:.$N$50];[.H583])))" office:value-type="date" office:date-value="2018-01-10" calcext:value-type="date">
            <text:p>10-1-2018</text:p>
          </table:table-cell>
          <table:table-cell table:style-name="ce13" table:formula="of:=[.K583]&amp;&quot; &quot;&amp;INDEX([.$Q$2:.$Q$50];[.H583])" office:value-type="string" office:string-value="T71BW79 " calcext:value-type="string">
            <text:p>T71BW79 </text:p>
          </table:table-cell>
          <table:table-cell table:style-name="ce15" table:formula="of:=INDEX([.$T$2:.$T$50];[.H583])+(RAND()*INDEX([.$S$2:.$S$50];[.H583]))" office:value-type="currency" office:currency="EUR" office:value="0" calcext:value-type="currency">
            <text:p>€ 0.00</text:p>
          </table:table-cell>
          <table:table-cell table:style-name="ce16" table:formula="of:=IF([.E582]&gt;=[.$A$2];[.H582]+1;[.H582])" office:value-type="float" office:value="17" calcext:value-type="float">
            <text:p>17</text:p>
          </table:table-cell>
          <table:table-cell/>
          <table:table-cell table:style-name="ce18" table:formula="of:=INDEX([.$R$2:.$R$50];[.H58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1BW79" calcext:value-type="string">
            <text:p>T71BW7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3]&gt;=[.$A$2];[.$A$1];[.E583]+INDEX([.$O$2:.$O$50];[.H584])+(RAND()*INDEX([.$N$2:.$N$50];[.H584])))" office:value-type="date" office:date-value="2018-01-10" calcext:value-type="date">
            <text:p>10-1-2018</text:p>
          </table:table-cell>
          <table:table-cell table:style-name="ce13" table:formula="of:=[.K584]&amp;&quot; &quot;&amp;INDEX([.$Q$2:.$Q$50];[.H584])" office:value-type="string" office:string-value="I15RH36 " calcext:value-type="string">
            <text:p>I15RH36 </text:p>
          </table:table-cell>
          <table:table-cell table:style-name="ce15" table:formula="of:=INDEX([.$T$2:.$T$50];[.H584])+(RAND()*INDEX([.$S$2:.$S$50];[.H584]))" office:value-type="currency" office:currency="EUR" office:value="0" calcext:value-type="currency">
            <text:p>€ 0.00</text:p>
          </table:table-cell>
          <table:table-cell table:style-name="ce16" table:formula="of:=IF([.E583]&gt;=[.$A$2];[.H583]+1;[.H583])" office:value-type="float" office:value="17" calcext:value-type="float">
            <text:p>17</text:p>
          </table:table-cell>
          <table:table-cell/>
          <table:table-cell table:style-name="ce18" table:formula="of:=INDEX([.$R$2:.$R$50];[.H58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15RH36" calcext:value-type="string">
            <text:p>I15RH3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4]&gt;=[.$A$2];[.$A$1];[.E584]+INDEX([.$O$2:.$O$50];[.H585])+(RAND()*INDEX([.$N$2:.$N$50];[.H585])))" office:value-type="date" office:date-value="2018-01-10" calcext:value-type="date">
            <text:p>10-1-2018</text:p>
          </table:table-cell>
          <table:table-cell table:style-name="ce13" table:formula="of:=[.K585]&amp;&quot; &quot;&amp;INDEX([.$Q$2:.$Q$50];[.H585])" office:value-type="string" office:string-value="Y16DS25 " calcext:value-type="string">
            <text:p>Y16DS25 </text:p>
          </table:table-cell>
          <table:table-cell table:style-name="ce15" table:formula="of:=INDEX([.$T$2:.$T$50];[.H585])+(RAND()*INDEX([.$S$2:.$S$50];[.H585]))" office:value-type="currency" office:currency="EUR" office:value="0" calcext:value-type="currency">
            <text:p>€ 0.00</text:p>
          </table:table-cell>
          <table:table-cell table:style-name="ce16" table:formula="of:=IF([.E584]&gt;=[.$A$2];[.H584]+1;[.H584])" office:value-type="float" office:value="17" calcext:value-type="float">
            <text:p>17</text:p>
          </table:table-cell>
          <table:table-cell/>
          <table:table-cell table:style-name="ce18" table:formula="of:=INDEX([.$R$2:.$R$50];[.H58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16DS25" calcext:value-type="string">
            <text:p>Y16DS2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5]&gt;=[.$A$2];[.$A$1];[.E585]+INDEX([.$O$2:.$O$50];[.H586])+(RAND()*INDEX([.$N$2:.$N$50];[.H586])))" office:value-type="date" office:date-value="2018-01-10" calcext:value-type="date">
            <text:p>10-1-2018</text:p>
          </table:table-cell>
          <table:table-cell table:style-name="ce13" table:formula="of:=[.K586]&amp;&quot; &quot;&amp;INDEX([.$Q$2:.$Q$50];[.H586])" office:value-type="string" office:string-value="C32GQ40 " calcext:value-type="string">
            <text:p>C32GQ40 </text:p>
          </table:table-cell>
          <table:table-cell table:style-name="ce15" table:formula="of:=INDEX([.$T$2:.$T$50];[.H586])+(RAND()*INDEX([.$S$2:.$S$50];[.H586]))" office:value-type="currency" office:currency="EUR" office:value="0" calcext:value-type="currency">
            <text:p>€ 0.00</text:p>
          </table:table-cell>
          <table:table-cell table:style-name="ce16" table:formula="of:=IF([.E585]&gt;=[.$A$2];[.H585]+1;[.H585])" office:value-type="float" office:value="17" calcext:value-type="float">
            <text:p>17</text:p>
          </table:table-cell>
          <table:table-cell/>
          <table:table-cell table:style-name="ce18" table:formula="of:=INDEX([.$R$2:.$R$50];[.H58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32GQ40" calcext:value-type="string">
            <text:p>C32GQ4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6]&gt;=[.$A$2];[.$A$1];[.E586]+INDEX([.$O$2:.$O$50];[.H587])+(RAND()*INDEX([.$N$2:.$N$50];[.H587])))" office:value-type="date" office:date-value="2018-01-10" calcext:value-type="date">
            <text:p>10-1-2018</text:p>
          </table:table-cell>
          <table:table-cell table:style-name="ce13" table:formula="of:=[.K587]&amp;&quot; &quot;&amp;INDEX([.$Q$2:.$Q$50];[.H587])" office:value-type="string" office:string-value="N93VF87 " calcext:value-type="string">
            <text:p>N93VF87 </text:p>
          </table:table-cell>
          <table:table-cell table:style-name="ce15" table:formula="of:=INDEX([.$T$2:.$T$50];[.H587])+(RAND()*INDEX([.$S$2:.$S$50];[.H587]))" office:value-type="currency" office:currency="EUR" office:value="0" calcext:value-type="currency">
            <text:p>€ 0.00</text:p>
          </table:table-cell>
          <table:table-cell table:style-name="ce16" table:formula="of:=IF([.E586]&gt;=[.$A$2];[.H586]+1;[.H586])" office:value-type="float" office:value="17" calcext:value-type="float">
            <text:p>17</text:p>
          </table:table-cell>
          <table:table-cell/>
          <table:table-cell table:style-name="ce18" table:formula="of:=INDEX([.$R$2:.$R$50];[.H58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93VF87" calcext:value-type="string">
            <text:p>N93VF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7]&gt;=[.$A$2];[.$A$1];[.E587]+INDEX([.$O$2:.$O$50];[.H588])+(RAND()*INDEX([.$N$2:.$N$50];[.H588])))" office:value-type="date" office:date-value="2018-01-10" calcext:value-type="date">
            <text:p>10-1-2018</text:p>
          </table:table-cell>
          <table:table-cell table:style-name="ce13" table:formula="of:=[.K588]&amp;&quot; &quot;&amp;INDEX([.$Q$2:.$Q$50];[.H588])" office:value-type="string" office:string-value="W90FF70 " calcext:value-type="string">
            <text:p>W90FF70 </text:p>
          </table:table-cell>
          <table:table-cell table:style-name="ce15" table:formula="of:=INDEX([.$T$2:.$T$50];[.H588])+(RAND()*INDEX([.$S$2:.$S$50];[.H588]))" office:value-type="currency" office:currency="EUR" office:value="0" calcext:value-type="currency">
            <text:p>€ 0.00</text:p>
          </table:table-cell>
          <table:table-cell table:style-name="ce16" table:formula="of:=IF([.E587]&gt;=[.$A$2];[.H587]+1;[.H587])" office:value-type="float" office:value="17" calcext:value-type="float">
            <text:p>17</text:p>
          </table:table-cell>
          <table:table-cell/>
          <table:table-cell table:style-name="ce18" table:formula="of:=INDEX([.$R$2:.$R$50];[.H58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90FF70" calcext:value-type="string">
            <text:p>W90FF7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8]&gt;=[.$A$2];[.$A$1];[.E588]+INDEX([.$O$2:.$O$50];[.H589])+(RAND()*INDEX([.$N$2:.$N$50];[.H589])))" office:value-type="date" office:date-value="2018-01-10" calcext:value-type="date">
            <text:p>10-1-2018</text:p>
          </table:table-cell>
          <table:table-cell table:style-name="ce13" table:formula="of:=[.K589]&amp;&quot; &quot;&amp;INDEX([.$Q$2:.$Q$50];[.H589])" office:value-type="string" office:string-value="E19DW51 " calcext:value-type="string">
            <text:p>E19DW51 </text:p>
          </table:table-cell>
          <table:table-cell table:style-name="ce15" table:formula="of:=INDEX([.$T$2:.$T$50];[.H589])+(RAND()*INDEX([.$S$2:.$S$50];[.H589]))" office:value-type="currency" office:currency="EUR" office:value="0" calcext:value-type="currency">
            <text:p>€ 0.00</text:p>
          </table:table-cell>
          <table:table-cell table:style-name="ce16" table:formula="of:=IF([.E588]&gt;=[.$A$2];[.H588]+1;[.H588])" office:value-type="float" office:value="17" calcext:value-type="float">
            <text:p>17</text:p>
          </table:table-cell>
          <table:table-cell/>
          <table:table-cell table:style-name="ce18" table:formula="of:=INDEX([.$R$2:.$R$50];[.H58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9DW51" calcext:value-type="string">
            <text:p>E19DW5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89]&gt;=[.$A$2];[.$A$1];[.E589]+INDEX([.$O$2:.$O$50];[.H590])+(RAND()*INDEX([.$N$2:.$N$50];[.H590])))" office:value-type="date" office:date-value="2018-01-10" calcext:value-type="date">
            <text:p>10-1-2018</text:p>
          </table:table-cell>
          <table:table-cell table:style-name="ce13" table:formula="of:=[.K590]&amp;&quot; &quot;&amp;INDEX([.$Q$2:.$Q$50];[.H590])" office:value-type="string" office:string-value="R97LT70 " calcext:value-type="string">
            <text:p>R97LT70 </text:p>
          </table:table-cell>
          <table:table-cell table:style-name="ce15" table:formula="of:=INDEX([.$T$2:.$T$50];[.H590])+(RAND()*INDEX([.$S$2:.$S$50];[.H590]))" office:value-type="currency" office:currency="EUR" office:value="0" calcext:value-type="currency">
            <text:p>€ 0.00</text:p>
          </table:table-cell>
          <table:table-cell table:style-name="ce16" table:formula="of:=IF([.E589]&gt;=[.$A$2];[.H589]+1;[.H589])" office:value-type="float" office:value="17" calcext:value-type="float">
            <text:p>17</text:p>
          </table:table-cell>
          <table:table-cell/>
          <table:table-cell table:style-name="ce18" table:formula="of:=INDEX([.$R$2:.$R$50];[.H59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97LT70" calcext:value-type="string">
            <text:p>R97LT7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0]&gt;=[.$A$2];[.$A$1];[.E590]+INDEX([.$O$2:.$O$50];[.H591])+(RAND()*INDEX([.$N$2:.$N$50];[.H591])))" office:value-type="date" office:date-value="2018-01-10" calcext:value-type="date">
            <text:p>10-1-2018</text:p>
          </table:table-cell>
          <table:table-cell table:style-name="ce13" table:formula="of:=[.K591]&amp;&quot; &quot;&amp;INDEX([.$Q$2:.$Q$50];[.H591])" office:value-type="string" office:string-value="W66SX16 " calcext:value-type="string">
            <text:p>W66SX16 </text:p>
          </table:table-cell>
          <table:table-cell table:style-name="ce15" table:formula="of:=INDEX([.$T$2:.$T$50];[.H591])+(RAND()*INDEX([.$S$2:.$S$50];[.H591]))" office:value-type="currency" office:currency="EUR" office:value="0" calcext:value-type="currency">
            <text:p>€ 0.00</text:p>
          </table:table-cell>
          <table:table-cell table:style-name="ce16" table:formula="of:=IF([.E590]&gt;=[.$A$2];[.H590]+1;[.H590])" office:value-type="float" office:value="17" calcext:value-type="float">
            <text:p>17</text:p>
          </table:table-cell>
          <table:table-cell/>
          <table:table-cell table:style-name="ce18" table:formula="of:=INDEX([.$R$2:.$R$50];[.H59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66SX16" calcext:value-type="string">
            <text:p>W66SX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1]&gt;=[.$A$2];[.$A$1];[.E591]+INDEX([.$O$2:.$O$50];[.H592])+(RAND()*INDEX([.$N$2:.$N$50];[.H592])))" office:value-type="date" office:date-value="2018-01-10" calcext:value-type="date">
            <text:p>10-1-2018</text:p>
          </table:table-cell>
          <table:table-cell table:style-name="ce13" table:formula="of:=[.K592]&amp;&quot; &quot;&amp;INDEX([.$Q$2:.$Q$50];[.H592])" office:value-type="string" office:string-value="E17ON42 " calcext:value-type="string">
            <text:p>E17ON42 </text:p>
          </table:table-cell>
          <table:table-cell table:style-name="ce15" table:formula="of:=INDEX([.$T$2:.$T$50];[.H592])+(RAND()*INDEX([.$S$2:.$S$50];[.H592]))" office:value-type="currency" office:currency="EUR" office:value="0" calcext:value-type="currency">
            <text:p>€ 0.00</text:p>
          </table:table-cell>
          <table:table-cell table:style-name="ce16" table:formula="of:=IF([.E591]&gt;=[.$A$2];[.H591]+1;[.H591])" office:value-type="float" office:value="17" calcext:value-type="float">
            <text:p>17</text:p>
          </table:table-cell>
          <table:table-cell/>
          <table:table-cell table:style-name="ce18" table:formula="of:=INDEX([.$R$2:.$R$50];[.H59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7ON42" calcext:value-type="string">
            <text:p>E17ON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2]&gt;=[.$A$2];[.$A$1];[.E592]+INDEX([.$O$2:.$O$50];[.H593])+(RAND()*INDEX([.$N$2:.$N$50];[.H593])))" office:value-type="date" office:date-value="2018-01-10" calcext:value-type="date">
            <text:p>10-1-2018</text:p>
          </table:table-cell>
          <table:table-cell table:style-name="ce13" table:formula="of:=[.K593]&amp;&quot; &quot;&amp;INDEX([.$Q$2:.$Q$50];[.H593])" office:value-type="string" office:string-value="Y85YR96 " calcext:value-type="string">
            <text:p>Y85YR96 </text:p>
          </table:table-cell>
          <table:table-cell table:style-name="ce15" table:formula="of:=INDEX([.$T$2:.$T$50];[.H593])+(RAND()*INDEX([.$S$2:.$S$50];[.H593]))" office:value-type="currency" office:currency="EUR" office:value="0" calcext:value-type="currency">
            <text:p>€ 0.00</text:p>
          </table:table-cell>
          <table:table-cell table:style-name="ce16" table:formula="of:=IF([.E592]&gt;=[.$A$2];[.H592]+1;[.H592])" office:value-type="float" office:value="17" calcext:value-type="float">
            <text:p>17</text:p>
          </table:table-cell>
          <table:table-cell/>
          <table:table-cell table:style-name="ce18" table:formula="of:=INDEX([.$R$2:.$R$50];[.H59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85YR96" calcext:value-type="string">
            <text:p>Y85YR9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3]&gt;=[.$A$2];[.$A$1];[.E593]+INDEX([.$O$2:.$O$50];[.H594])+(RAND()*INDEX([.$N$2:.$N$50];[.H594])))" office:value-type="date" office:date-value="2018-01-10" calcext:value-type="date">
            <text:p>10-1-2018</text:p>
          </table:table-cell>
          <table:table-cell table:style-name="ce13" table:formula="of:=[.K594]&amp;&quot; &quot;&amp;INDEX([.$Q$2:.$Q$50];[.H594])" office:value-type="string" office:string-value="R12OR23 " calcext:value-type="string">
            <text:p>R12OR23 </text:p>
          </table:table-cell>
          <table:table-cell table:style-name="ce15" table:formula="of:=INDEX([.$T$2:.$T$50];[.H594])+(RAND()*INDEX([.$S$2:.$S$50];[.H594]))" office:value-type="currency" office:currency="EUR" office:value="0" calcext:value-type="currency">
            <text:p>€ 0.00</text:p>
          </table:table-cell>
          <table:table-cell table:style-name="ce16" table:formula="of:=IF([.E593]&gt;=[.$A$2];[.H593]+1;[.H593])" office:value-type="float" office:value="17" calcext:value-type="float">
            <text:p>17</text:p>
          </table:table-cell>
          <table:table-cell/>
          <table:table-cell table:style-name="ce18" table:formula="of:=INDEX([.$R$2:.$R$50];[.H59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12OR23" calcext:value-type="string">
            <text:p>R12OR2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4]&gt;=[.$A$2];[.$A$1];[.E594]+INDEX([.$O$2:.$O$50];[.H595])+(RAND()*INDEX([.$N$2:.$N$50];[.H595])))" office:value-type="date" office:date-value="2018-01-10" calcext:value-type="date">
            <text:p>10-1-2018</text:p>
          </table:table-cell>
          <table:table-cell table:style-name="ce13" table:formula="of:=[.K595]&amp;&quot; &quot;&amp;INDEX([.$Q$2:.$Q$50];[.H595])" office:value-type="string" office:string-value="W18IL45 " calcext:value-type="string">
            <text:p>W18IL45 </text:p>
          </table:table-cell>
          <table:table-cell table:style-name="ce15" table:formula="of:=INDEX([.$T$2:.$T$50];[.H595])+(RAND()*INDEX([.$S$2:.$S$50];[.H595]))" office:value-type="currency" office:currency="EUR" office:value="0" calcext:value-type="currency">
            <text:p>€ 0.00</text:p>
          </table:table-cell>
          <table:table-cell table:style-name="ce16" table:formula="of:=IF([.E594]&gt;=[.$A$2];[.H594]+1;[.H594])" office:value-type="float" office:value="17" calcext:value-type="float">
            <text:p>17</text:p>
          </table:table-cell>
          <table:table-cell/>
          <table:table-cell table:style-name="ce18" table:formula="of:=INDEX([.$R$2:.$R$50];[.H59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18IL45" calcext:value-type="string">
            <text:p>W18IL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5]&gt;=[.$A$2];[.$A$1];[.E595]+INDEX([.$O$2:.$O$50];[.H596])+(RAND()*INDEX([.$N$2:.$N$50];[.H596])))" office:value-type="date" office:date-value="2018-01-10" calcext:value-type="date">
            <text:p>10-1-2018</text:p>
          </table:table-cell>
          <table:table-cell table:style-name="ce13" table:formula="of:=[.K596]&amp;&quot; &quot;&amp;INDEX([.$Q$2:.$Q$50];[.H596])" office:value-type="string" office:string-value="U78ZR18 " calcext:value-type="string">
            <text:p>U78ZR18 </text:p>
          </table:table-cell>
          <table:table-cell table:style-name="ce15" table:formula="of:=INDEX([.$T$2:.$T$50];[.H596])+(RAND()*INDEX([.$S$2:.$S$50];[.H596]))" office:value-type="currency" office:currency="EUR" office:value="0" calcext:value-type="currency">
            <text:p>€ 0.00</text:p>
          </table:table-cell>
          <table:table-cell table:style-name="ce16" table:formula="of:=IF([.E595]&gt;=[.$A$2];[.H595]+1;[.H595])" office:value-type="float" office:value="17" calcext:value-type="float">
            <text:p>17</text:p>
          </table:table-cell>
          <table:table-cell/>
          <table:table-cell table:style-name="ce18" table:formula="of:=INDEX([.$R$2:.$R$50];[.H59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78ZR18" calcext:value-type="string">
            <text:p>U78ZR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6]&gt;=[.$A$2];[.$A$1];[.E596]+INDEX([.$O$2:.$O$50];[.H597])+(RAND()*INDEX([.$N$2:.$N$50];[.H597])))" office:value-type="date" office:date-value="2018-01-10" calcext:value-type="date">
            <text:p>10-1-2018</text:p>
          </table:table-cell>
          <table:table-cell table:style-name="ce13" table:formula="of:=[.K597]&amp;&quot; &quot;&amp;INDEX([.$Q$2:.$Q$50];[.H597])" office:value-type="string" office:string-value="P61OH52 " calcext:value-type="string">
            <text:p>P61OH52 </text:p>
          </table:table-cell>
          <table:table-cell table:style-name="ce15" table:formula="of:=INDEX([.$T$2:.$T$50];[.H597])+(RAND()*INDEX([.$S$2:.$S$50];[.H597]))" office:value-type="currency" office:currency="EUR" office:value="0" calcext:value-type="currency">
            <text:p>€ 0.00</text:p>
          </table:table-cell>
          <table:table-cell table:style-name="ce16" table:formula="of:=IF([.E596]&gt;=[.$A$2];[.H596]+1;[.H596])" office:value-type="float" office:value="17" calcext:value-type="float">
            <text:p>17</text:p>
          </table:table-cell>
          <table:table-cell/>
          <table:table-cell table:style-name="ce18" table:formula="of:=INDEX([.$R$2:.$R$50];[.H59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61OH52" calcext:value-type="string">
            <text:p>P61OH5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7]&gt;=[.$A$2];[.$A$1];[.E597]+INDEX([.$O$2:.$O$50];[.H598])+(RAND()*INDEX([.$N$2:.$N$50];[.H598])))" office:value-type="date" office:date-value="2018-01-10" calcext:value-type="date">
            <text:p>10-1-2018</text:p>
          </table:table-cell>
          <table:table-cell table:style-name="ce13" table:formula="of:=[.K598]&amp;&quot; &quot;&amp;INDEX([.$Q$2:.$Q$50];[.H598])" office:value-type="string" office:string-value="I14FN39 " calcext:value-type="string">
            <text:p>I14FN39 </text:p>
          </table:table-cell>
          <table:table-cell table:style-name="ce15" table:formula="of:=INDEX([.$T$2:.$T$50];[.H598])+(RAND()*INDEX([.$S$2:.$S$50];[.H598]))" office:value-type="currency" office:currency="EUR" office:value="0" calcext:value-type="currency">
            <text:p>€ 0.00</text:p>
          </table:table-cell>
          <table:table-cell table:style-name="ce16" table:formula="of:=IF([.E597]&gt;=[.$A$2];[.H597]+1;[.H597])" office:value-type="float" office:value="17" calcext:value-type="float">
            <text:p>17</text:p>
          </table:table-cell>
          <table:table-cell/>
          <table:table-cell table:style-name="ce18" table:formula="of:=INDEX([.$R$2:.$R$50];[.H59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14FN39" calcext:value-type="string">
            <text:p>I14FN3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8]&gt;=[.$A$2];[.$A$1];[.E598]+INDEX([.$O$2:.$O$50];[.H599])+(RAND()*INDEX([.$N$2:.$N$50];[.H599])))" office:value-type="date" office:date-value="2018-01-10" calcext:value-type="date">
            <text:p>10-1-2018</text:p>
          </table:table-cell>
          <table:table-cell table:style-name="ce13" table:formula="of:=[.K599]&amp;&quot; &quot;&amp;INDEX([.$Q$2:.$Q$50];[.H599])" office:value-type="string" office:string-value="D59YO34 " calcext:value-type="string">
            <text:p>D59YO34 </text:p>
          </table:table-cell>
          <table:table-cell table:style-name="ce15" table:formula="of:=INDEX([.$T$2:.$T$50];[.H599])+(RAND()*INDEX([.$S$2:.$S$50];[.H599]))" office:value-type="currency" office:currency="EUR" office:value="0" calcext:value-type="currency">
            <text:p>€ 0.00</text:p>
          </table:table-cell>
          <table:table-cell table:style-name="ce16" table:formula="of:=IF([.E598]&gt;=[.$A$2];[.H598]+1;[.H598])" office:value-type="float" office:value="17" calcext:value-type="float">
            <text:p>17</text:p>
          </table:table-cell>
          <table:table-cell/>
          <table:table-cell table:style-name="ce18" table:formula="of:=INDEX([.$R$2:.$R$50];[.H59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59YO34" calcext:value-type="string">
            <text:p>D59YO3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599]&gt;=[.$A$2];[.$A$1];[.E599]+INDEX([.$O$2:.$O$50];[.H600])+(RAND()*INDEX([.$N$2:.$N$50];[.H600])))" office:value-type="date" office:date-value="2018-01-10" calcext:value-type="date">
            <text:p>10-1-2018</text:p>
          </table:table-cell>
          <table:table-cell table:style-name="ce13" table:formula="of:=[.K600]&amp;&quot; &quot;&amp;INDEX([.$Q$2:.$Q$50];[.H600])" office:value-type="string" office:string-value="G28YD82 " calcext:value-type="string">
            <text:p>G28YD82 </text:p>
          </table:table-cell>
          <table:table-cell table:style-name="ce15" table:formula="of:=INDEX([.$T$2:.$T$50];[.H600])+(RAND()*INDEX([.$S$2:.$S$50];[.H600]))" office:value-type="currency" office:currency="EUR" office:value="0" calcext:value-type="currency">
            <text:p>€ 0.00</text:p>
          </table:table-cell>
          <table:table-cell table:style-name="ce16" table:formula="of:=IF([.E599]&gt;=[.$A$2];[.H599]+1;[.H599])" office:value-type="float" office:value="17" calcext:value-type="float">
            <text:p>17</text:p>
          </table:table-cell>
          <table:table-cell/>
          <table:table-cell table:style-name="ce18" table:formula="of:=INDEX([.$R$2:.$R$50];[.H60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28YD82" calcext:value-type="string">
            <text:p>G28YD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0]&gt;=[.$A$2];[.$A$1];[.E600]+INDEX([.$O$2:.$O$50];[.H601])+(RAND()*INDEX([.$N$2:.$N$50];[.H601])))" office:value-type="date" office:date-value="2018-01-10" calcext:value-type="date">
            <text:p>10-1-2018</text:p>
          </table:table-cell>
          <table:table-cell table:style-name="ce13" table:formula="of:=[.K601]&amp;&quot; &quot;&amp;INDEX([.$Q$2:.$Q$50];[.H601])" office:value-type="string" office:string-value="G90AX67 " calcext:value-type="string">
            <text:p>G90AX67 </text:p>
          </table:table-cell>
          <table:table-cell table:style-name="ce15" table:formula="of:=INDEX([.$T$2:.$T$50];[.H601])+(RAND()*INDEX([.$S$2:.$S$50];[.H601]))" office:value-type="currency" office:currency="EUR" office:value="0" calcext:value-type="currency">
            <text:p>€ 0.00</text:p>
          </table:table-cell>
          <table:table-cell table:style-name="ce16" table:formula="of:=IF([.E600]&gt;=[.$A$2];[.H600]+1;[.H600])" office:value-type="float" office:value="17" calcext:value-type="float">
            <text:p>17</text:p>
          </table:table-cell>
          <table:table-cell/>
          <table:table-cell table:style-name="ce18" table:formula="of:=INDEX([.$R$2:.$R$50];[.H60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90AX67" calcext:value-type="string">
            <text:p>G90AX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1]&gt;=[.$A$2];[.$A$1];[.E601]+INDEX([.$O$2:.$O$50];[.H602])+(RAND()*INDEX([.$N$2:.$N$50];[.H602])))" office:value-type="date" office:date-value="2018-01-10" calcext:value-type="date">
            <text:p>10-1-2018</text:p>
          </table:table-cell>
          <table:table-cell table:style-name="ce13" table:formula="of:=[.K602]&amp;&quot; &quot;&amp;INDEX([.$Q$2:.$Q$50];[.H602])" office:value-type="string" office:string-value="E14LW20 " calcext:value-type="string">
            <text:p>E14LW20 </text:p>
          </table:table-cell>
          <table:table-cell table:style-name="ce15" table:formula="of:=INDEX([.$T$2:.$T$50];[.H602])+(RAND()*INDEX([.$S$2:.$S$50];[.H602]))" office:value-type="currency" office:currency="EUR" office:value="0" calcext:value-type="currency">
            <text:p>€ 0.00</text:p>
          </table:table-cell>
          <table:table-cell table:style-name="ce16" table:formula="of:=IF([.E601]&gt;=[.$A$2];[.H601]+1;[.H601])" office:value-type="float" office:value="17" calcext:value-type="float">
            <text:p>17</text:p>
          </table:table-cell>
          <table:table-cell/>
          <table:table-cell table:style-name="ce18" table:formula="of:=INDEX([.$R$2:.$R$50];[.H60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4LW20" calcext:value-type="string">
            <text:p>E14LW2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2]&gt;=[.$A$2];[.$A$1];[.E602]+INDEX([.$O$2:.$O$50];[.H603])+(RAND()*INDEX([.$N$2:.$N$50];[.H603])))" office:value-type="date" office:date-value="2018-01-10" calcext:value-type="date">
            <text:p>10-1-2018</text:p>
          </table:table-cell>
          <table:table-cell table:style-name="ce13" table:formula="of:=[.K603]&amp;&quot; &quot;&amp;INDEX([.$Q$2:.$Q$50];[.H603])" office:value-type="string" office:string-value="O35ZH89 " calcext:value-type="string">
            <text:p>O35ZH89 </text:p>
          </table:table-cell>
          <table:table-cell table:style-name="ce15" table:formula="of:=INDEX([.$T$2:.$T$50];[.H603])+(RAND()*INDEX([.$S$2:.$S$50];[.H603]))" office:value-type="currency" office:currency="EUR" office:value="0" calcext:value-type="currency">
            <text:p>€ 0.00</text:p>
          </table:table-cell>
          <table:table-cell table:style-name="ce16" table:formula="of:=IF([.E602]&gt;=[.$A$2];[.H602]+1;[.H602])" office:value-type="float" office:value="17" calcext:value-type="float">
            <text:p>17</text:p>
          </table:table-cell>
          <table:table-cell/>
          <table:table-cell table:style-name="ce18" table:formula="of:=INDEX([.$R$2:.$R$50];[.H60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35ZH89" calcext:value-type="string">
            <text:p>O35ZH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3]&gt;=[.$A$2];[.$A$1];[.E603]+INDEX([.$O$2:.$O$50];[.H604])+(RAND()*INDEX([.$N$2:.$N$50];[.H604])))" office:value-type="date" office:date-value="2018-01-10" calcext:value-type="date">
            <text:p>10-1-2018</text:p>
          </table:table-cell>
          <table:table-cell table:style-name="ce13" table:formula="of:=[.K604]&amp;&quot; &quot;&amp;INDEX([.$Q$2:.$Q$50];[.H604])" office:value-type="string" office:string-value="G77FA52 " calcext:value-type="string">
            <text:p>G77FA52 </text:p>
          </table:table-cell>
          <table:table-cell table:style-name="ce15" table:formula="of:=INDEX([.$T$2:.$T$50];[.H604])+(RAND()*INDEX([.$S$2:.$S$50];[.H604]))" office:value-type="currency" office:currency="EUR" office:value="0" calcext:value-type="currency">
            <text:p>€ 0.00</text:p>
          </table:table-cell>
          <table:table-cell table:style-name="ce16" table:formula="of:=IF([.E603]&gt;=[.$A$2];[.H603]+1;[.H603])" office:value-type="float" office:value="17" calcext:value-type="float">
            <text:p>17</text:p>
          </table:table-cell>
          <table:table-cell/>
          <table:table-cell table:style-name="ce18" table:formula="of:=INDEX([.$R$2:.$R$50];[.H60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77FA52" calcext:value-type="string">
            <text:p>G77FA5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4]&gt;=[.$A$2];[.$A$1];[.E604]+INDEX([.$O$2:.$O$50];[.H605])+(RAND()*INDEX([.$N$2:.$N$50];[.H605])))" office:value-type="date" office:date-value="2018-01-10" calcext:value-type="date">
            <text:p>10-1-2018</text:p>
          </table:table-cell>
          <table:table-cell table:style-name="ce13" table:formula="of:=[.K605]&amp;&quot; &quot;&amp;INDEX([.$Q$2:.$Q$50];[.H605])" office:value-type="string" office:string-value="D15HQ58 " calcext:value-type="string">
            <text:p>D15HQ58 </text:p>
          </table:table-cell>
          <table:table-cell table:style-name="ce15" table:formula="of:=INDEX([.$T$2:.$T$50];[.H605])+(RAND()*INDEX([.$S$2:.$S$50];[.H605]))" office:value-type="currency" office:currency="EUR" office:value="0" calcext:value-type="currency">
            <text:p>€ 0.00</text:p>
          </table:table-cell>
          <table:table-cell table:style-name="ce16" table:formula="of:=IF([.E604]&gt;=[.$A$2];[.H604]+1;[.H604])" office:value-type="float" office:value="17" calcext:value-type="float">
            <text:p>17</text:p>
          </table:table-cell>
          <table:table-cell/>
          <table:table-cell table:style-name="ce18" table:formula="of:=INDEX([.$R$2:.$R$50];[.H60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15HQ58" calcext:value-type="string">
            <text:p>D15HQ5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5]&gt;=[.$A$2];[.$A$1];[.E605]+INDEX([.$O$2:.$O$50];[.H606])+(RAND()*INDEX([.$N$2:.$N$50];[.H606])))" office:value-type="date" office:date-value="2018-01-10" calcext:value-type="date">
            <text:p>10-1-2018</text:p>
          </table:table-cell>
          <table:table-cell table:style-name="ce13" table:formula="of:=[.K606]&amp;&quot; &quot;&amp;INDEX([.$Q$2:.$Q$50];[.H606])" office:value-type="string" office:string-value="S60TP14 " calcext:value-type="string">
            <text:p>S60TP14 </text:p>
          </table:table-cell>
          <table:table-cell table:style-name="ce15" table:formula="of:=INDEX([.$T$2:.$T$50];[.H606])+(RAND()*INDEX([.$S$2:.$S$50];[.H606]))" office:value-type="currency" office:currency="EUR" office:value="0" calcext:value-type="currency">
            <text:p>€ 0.00</text:p>
          </table:table-cell>
          <table:table-cell table:style-name="ce16" table:formula="of:=IF([.E605]&gt;=[.$A$2];[.H605]+1;[.H605])" office:value-type="float" office:value="17" calcext:value-type="float">
            <text:p>17</text:p>
          </table:table-cell>
          <table:table-cell/>
          <table:table-cell table:style-name="ce18" table:formula="of:=INDEX([.$R$2:.$R$50];[.H60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60TP14" calcext:value-type="string">
            <text:p>S60TP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6]&gt;=[.$A$2];[.$A$1];[.E606]+INDEX([.$O$2:.$O$50];[.H607])+(RAND()*INDEX([.$N$2:.$N$50];[.H607])))" office:value-type="date" office:date-value="2018-01-10" calcext:value-type="date">
            <text:p>10-1-2018</text:p>
          </table:table-cell>
          <table:table-cell table:style-name="ce13" table:formula="of:=[.K607]&amp;&quot; &quot;&amp;INDEX([.$Q$2:.$Q$50];[.H607])" office:value-type="string" office:string-value="C81AN85 " calcext:value-type="string">
            <text:p>C81AN85 </text:p>
          </table:table-cell>
          <table:table-cell table:style-name="ce15" table:formula="of:=INDEX([.$T$2:.$T$50];[.H607])+(RAND()*INDEX([.$S$2:.$S$50];[.H607]))" office:value-type="currency" office:currency="EUR" office:value="0" calcext:value-type="currency">
            <text:p>€ 0.00</text:p>
          </table:table-cell>
          <table:table-cell table:style-name="ce16" table:formula="of:=IF([.E606]&gt;=[.$A$2];[.H606]+1;[.H606])" office:value-type="float" office:value="17" calcext:value-type="float">
            <text:p>17</text:p>
          </table:table-cell>
          <table:table-cell/>
          <table:table-cell table:style-name="ce18" table:formula="of:=INDEX([.$R$2:.$R$50];[.H60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81AN85" calcext:value-type="string">
            <text:p>C81AN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7]&gt;=[.$A$2];[.$A$1];[.E607]+INDEX([.$O$2:.$O$50];[.H608])+(RAND()*INDEX([.$N$2:.$N$50];[.H608])))" office:value-type="date" office:date-value="2018-01-10" calcext:value-type="date">
            <text:p>10-1-2018</text:p>
          </table:table-cell>
          <table:table-cell table:style-name="ce13" table:formula="of:=[.K608]&amp;&quot; &quot;&amp;INDEX([.$Q$2:.$Q$50];[.H608])" office:value-type="string" office:string-value="V87PU62 " calcext:value-type="string">
            <text:p>V87PU62 </text:p>
          </table:table-cell>
          <table:table-cell table:style-name="ce15" table:formula="of:=INDEX([.$T$2:.$T$50];[.H608])+(RAND()*INDEX([.$S$2:.$S$50];[.H608]))" office:value-type="currency" office:currency="EUR" office:value="0" calcext:value-type="currency">
            <text:p>€ 0.00</text:p>
          </table:table-cell>
          <table:table-cell table:style-name="ce16" table:formula="of:=IF([.E607]&gt;=[.$A$2];[.H607]+1;[.H607])" office:value-type="float" office:value="17" calcext:value-type="float">
            <text:p>17</text:p>
          </table:table-cell>
          <table:table-cell/>
          <table:table-cell table:style-name="ce18" table:formula="of:=INDEX([.$R$2:.$R$50];[.H60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87PU62" calcext:value-type="string">
            <text:p>V87PU6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8]&gt;=[.$A$2];[.$A$1];[.E608]+INDEX([.$O$2:.$O$50];[.H609])+(RAND()*INDEX([.$N$2:.$N$50];[.H609])))" office:value-type="date" office:date-value="2018-01-10" calcext:value-type="date">
            <text:p>10-1-2018</text:p>
          </table:table-cell>
          <table:table-cell table:style-name="ce13" table:formula="of:=[.K609]&amp;&quot; &quot;&amp;INDEX([.$Q$2:.$Q$50];[.H609])" office:value-type="string" office:string-value="R75CC71 " calcext:value-type="string">
            <text:p>R75CC71 </text:p>
          </table:table-cell>
          <table:table-cell table:style-name="ce15" table:formula="of:=INDEX([.$T$2:.$T$50];[.H609])+(RAND()*INDEX([.$S$2:.$S$50];[.H609]))" office:value-type="currency" office:currency="EUR" office:value="0" calcext:value-type="currency">
            <text:p>€ 0.00</text:p>
          </table:table-cell>
          <table:table-cell table:style-name="ce16" table:formula="of:=IF([.E608]&gt;=[.$A$2];[.H608]+1;[.H608])" office:value-type="float" office:value="17" calcext:value-type="float">
            <text:p>17</text:p>
          </table:table-cell>
          <table:table-cell/>
          <table:table-cell table:style-name="ce18" table:formula="of:=INDEX([.$R$2:.$R$50];[.H60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75CC71" calcext:value-type="string">
            <text:p>R75CC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09]&gt;=[.$A$2];[.$A$1];[.E609]+INDEX([.$O$2:.$O$50];[.H610])+(RAND()*INDEX([.$N$2:.$N$50];[.H610])))" office:value-type="date" office:date-value="2018-01-10" calcext:value-type="date">
            <text:p>10-1-2018</text:p>
          </table:table-cell>
          <table:table-cell table:style-name="ce13" table:formula="of:=[.K610]&amp;&quot; &quot;&amp;INDEX([.$Q$2:.$Q$50];[.H610])" office:value-type="string" office:string-value="C72SQ39 " calcext:value-type="string">
            <text:p>C72SQ39 </text:p>
          </table:table-cell>
          <table:table-cell table:style-name="ce15" table:formula="of:=INDEX([.$T$2:.$T$50];[.H610])+(RAND()*INDEX([.$S$2:.$S$50];[.H610]))" office:value-type="currency" office:currency="EUR" office:value="0" calcext:value-type="currency">
            <text:p>€ 0.00</text:p>
          </table:table-cell>
          <table:table-cell table:style-name="ce16" table:formula="of:=IF([.E609]&gt;=[.$A$2];[.H609]+1;[.H609])" office:value-type="float" office:value="17" calcext:value-type="float">
            <text:p>17</text:p>
          </table:table-cell>
          <table:table-cell/>
          <table:table-cell table:style-name="ce18" table:formula="of:=INDEX([.$R$2:.$R$50];[.H61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72SQ39" calcext:value-type="string">
            <text:p>C72SQ3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0]&gt;=[.$A$2];[.$A$1];[.E610]+INDEX([.$O$2:.$O$50];[.H611])+(RAND()*INDEX([.$N$2:.$N$50];[.H611])))" office:value-type="date" office:date-value="2018-01-10" calcext:value-type="date">
            <text:p>10-1-2018</text:p>
          </table:table-cell>
          <table:table-cell table:style-name="ce13" table:formula="of:=[.K611]&amp;&quot; &quot;&amp;INDEX([.$Q$2:.$Q$50];[.H611])" office:value-type="string" office:string-value="O70SJ42 " calcext:value-type="string">
            <text:p>O70SJ42 </text:p>
          </table:table-cell>
          <table:table-cell table:style-name="ce15" table:formula="of:=INDEX([.$T$2:.$T$50];[.H611])+(RAND()*INDEX([.$S$2:.$S$50];[.H611]))" office:value-type="currency" office:currency="EUR" office:value="0" calcext:value-type="currency">
            <text:p>€ 0.00</text:p>
          </table:table-cell>
          <table:table-cell table:style-name="ce16" table:formula="of:=IF([.E610]&gt;=[.$A$2];[.H610]+1;[.H610])" office:value-type="float" office:value="17" calcext:value-type="float">
            <text:p>17</text:p>
          </table:table-cell>
          <table:table-cell/>
          <table:table-cell table:style-name="ce18" table:formula="of:=INDEX([.$R$2:.$R$50];[.H61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70SJ42" calcext:value-type="string">
            <text:p>O70SJ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1]&gt;=[.$A$2];[.$A$1];[.E611]+INDEX([.$O$2:.$O$50];[.H612])+(RAND()*INDEX([.$N$2:.$N$50];[.H612])))" office:value-type="date" office:date-value="2018-01-10" calcext:value-type="date">
            <text:p>10-1-2018</text:p>
          </table:table-cell>
          <table:table-cell table:style-name="ce13" table:formula="of:=[.K612]&amp;&quot; &quot;&amp;INDEX([.$Q$2:.$Q$50];[.H612])" office:value-type="string" office:string-value="Q44BB58 " calcext:value-type="string">
            <text:p>Q44BB58 </text:p>
          </table:table-cell>
          <table:table-cell table:style-name="ce15" table:formula="of:=INDEX([.$T$2:.$T$50];[.H612])+(RAND()*INDEX([.$S$2:.$S$50];[.H612]))" office:value-type="currency" office:currency="EUR" office:value="0" calcext:value-type="currency">
            <text:p>€ 0.00</text:p>
          </table:table-cell>
          <table:table-cell table:style-name="ce16" table:formula="of:=IF([.E611]&gt;=[.$A$2];[.H611]+1;[.H611])" office:value-type="float" office:value="17" calcext:value-type="float">
            <text:p>17</text:p>
          </table:table-cell>
          <table:table-cell/>
          <table:table-cell table:style-name="ce18" table:formula="of:=INDEX([.$R$2:.$R$50];[.H61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44BB58" calcext:value-type="string">
            <text:p>Q44BB5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2]&gt;=[.$A$2];[.$A$1];[.E612]+INDEX([.$O$2:.$O$50];[.H613])+(RAND()*INDEX([.$N$2:.$N$50];[.H613])))" office:value-type="date" office:date-value="2018-01-10" calcext:value-type="date">
            <text:p>10-1-2018</text:p>
          </table:table-cell>
          <table:table-cell table:style-name="ce13" table:formula="of:=[.K613]&amp;&quot; &quot;&amp;INDEX([.$Q$2:.$Q$50];[.H613])" office:value-type="string" office:string-value="T57DV99 " calcext:value-type="string">
            <text:p>T57DV99 </text:p>
          </table:table-cell>
          <table:table-cell table:style-name="ce15" table:formula="of:=INDEX([.$T$2:.$T$50];[.H613])+(RAND()*INDEX([.$S$2:.$S$50];[.H613]))" office:value-type="currency" office:currency="EUR" office:value="0" calcext:value-type="currency">
            <text:p>€ 0.00</text:p>
          </table:table-cell>
          <table:table-cell table:style-name="ce16" table:formula="of:=IF([.E612]&gt;=[.$A$2];[.H612]+1;[.H612])" office:value-type="float" office:value="17" calcext:value-type="float">
            <text:p>17</text:p>
          </table:table-cell>
          <table:table-cell/>
          <table:table-cell table:style-name="ce18" table:formula="of:=INDEX([.$R$2:.$R$50];[.H61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57DV99" calcext:value-type="string">
            <text:p>T57DV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3]&gt;=[.$A$2];[.$A$1];[.E613]+INDEX([.$O$2:.$O$50];[.H614])+(RAND()*INDEX([.$N$2:.$N$50];[.H614])))" office:value-type="date" office:date-value="2018-01-10" calcext:value-type="date">
            <text:p>10-1-2018</text:p>
          </table:table-cell>
          <table:table-cell table:style-name="ce13" table:formula="of:=[.K614]&amp;&quot; &quot;&amp;INDEX([.$Q$2:.$Q$50];[.H614])" office:value-type="string" office:string-value="M32RJ21 " calcext:value-type="string">
            <text:p>M32RJ21 </text:p>
          </table:table-cell>
          <table:table-cell table:style-name="ce15" table:formula="of:=INDEX([.$T$2:.$T$50];[.H614])+(RAND()*INDEX([.$S$2:.$S$50];[.H614]))" office:value-type="currency" office:currency="EUR" office:value="0" calcext:value-type="currency">
            <text:p>€ 0.00</text:p>
          </table:table-cell>
          <table:table-cell table:style-name="ce16" table:formula="of:=IF([.E613]&gt;=[.$A$2];[.H613]+1;[.H613])" office:value-type="float" office:value="17" calcext:value-type="float">
            <text:p>17</text:p>
          </table:table-cell>
          <table:table-cell/>
          <table:table-cell table:style-name="ce18" table:formula="of:=INDEX([.$R$2:.$R$50];[.H61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32RJ21" calcext:value-type="string">
            <text:p>M32RJ2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4]&gt;=[.$A$2];[.$A$1];[.E614]+INDEX([.$O$2:.$O$50];[.H615])+(RAND()*INDEX([.$N$2:.$N$50];[.H615])))" office:value-type="date" office:date-value="2018-01-10" calcext:value-type="date">
            <text:p>10-1-2018</text:p>
          </table:table-cell>
          <table:table-cell table:style-name="ce13" table:formula="of:=[.K615]&amp;&quot; &quot;&amp;INDEX([.$Q$2:.$Q$50];[.H615])" office:value-type="string" office:string-value="E76ZB32 " calcext:value-type="string">
            <text:p>E76ZB32 </text:p>
          </table:table-cell>
          <table:table-cell table:style-name="ce15" table:formula="of:=INDEX([.$T$2:.$T$50];[.H615])+(RAND()*INDEX([.$S$2:.$S$50];[.H615]))" office:value-type="currency" office:currency="EUR" office:value="0" calcext:value-type="currency">
            <text:p>€ 0.00</text:p>
          </table:table-cell>
          <table:table-cell table:style-name="ce16" table:formula="of:=IF([.E614]&gt;=[.$A$2];[.H614]+1;[.H614])" office:value-type="float" office:value="17" calcext:value-type="float">
            <text:p>17</text:p>
          </table:table-cell>
          <table:table-cell/>
          <table:table-cell table:style-name="ce18" table:formula="of:=INDEX([.$R$2:.$R$50];[.H61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76ZB32" calcext:value-type="string">
            <text:p>E76ZB3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5]&gt;=[.$A$2];[.$A$1];[.E615]+INDEX([.$O$2:.$O$50];[.H616])+(RAND()*INDEX([.$N$2:.$N$50];[.H616])))" office:value-type="date" office:date-value="2018-01-10" calcext:value-type="date">
            <text:p>10-1-2018</text:p>
          </table:table-cell>
          <table:table-cell table:style-name="ce13" table:formula="of:=[.K616]&amp;&quot; &quot;&amp;INDEX([.$Q$2:.$Q$50];[.H616])" office:value-type="string" office:string-value="O55QS80 " calcext:value-type="string">
            <text:p>O55QS80 </text:p>
          </table:table-cell>
          <table:table-cell table:style-name="ce15" table:formula="of:=INDEX([.$T$2:.$T$50];[.H616])+(RAND()*INDEX([.$S$2:.$S$50];[.H616]))" office:value-type="currency" office:currency="EUR" office:value="0" calcext:value-type="currency">
            <text:p>€ 0.00</text:p>
          </table:table-cell>
          <table:table-cell table:style-name="ce16" table:formula="of:=IF([.E615]&gt;=[.$A$2];[.H615]+1;[.H615])" office:value-type="float" office:value="17" calcext:value-type="float">
            <text:p>17</text:p>
          </table:table-cell>
          <table:table-cell/>
          <table:table-cell table:style-name="ce18" table:formula="of:=INDEX([.$R$2:.$R$50];[.H61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55QS80" calcext:value-type="string">
            <text:p>O55QS8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6]&gt;=[.$A$2];[.$A$1];[.E616]+INDEX([.$O$2:.$O$50];[.H617])+(RAND()*INDEX([.$N$2:.$N$50];[.H617])))" office:value-type="date" office:date-value="2018-01-10" calcext:value-type="date">
            <text:p>10-1-2018</text:p>
          </table:table-cell>
          <table:table-cell table:style-name="ce13" table:formula="of:=[.K617]&amp;&quot; &quot;&amp;INDEX([.$Q$2:.$Q$50];[.H617])" office:value-type="string" office:string-value="G75VU10 " calcext:value-type="string">
            <text:p>G75VU10 </text:p>
          </table:table-cell>
          <table:table-cell table:style-name="ce15" table:formula="of:=INDEX([.$T$2:.$T$50];[.H617])+(RAND()*INDEX([.$S$2:.$S$50];[.H617]))" office:value-type="currency" office:currency="EUR" office:value="0" calcext:value-type="currency">
            <text:p>€ 0.00</text:p>
          </table:table-cell>
          <table:table-cell table:style-name="ce16" table:formula="of:=IF([.E616]&gt;=[.$A$2];[.H616]+1;[.H616])" office:value-type="float" office:value="17" calcext:value-type="float">
            <text:p>17</text:p>
          </table:table-cell>
          <table:table-cell/>
          <table:table-cell table:style-name="ce18" table:formula="of:=INDEX([.$R$2:.$R$50];[.H61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75VU10" calcext:value-type="string">
            <text:p>G75VU1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7]&gt;=[.$A$2];[.$A$1];[.E617]+INDEX([.$O$2:.$O$50];[.H618])+(RAND()*INDEX([.$N$2:.$N$50];[.H618])))" office:value-type="date" office:date-value="2018-01-10" calcext:value-type="date">
            <text:p>10-1-2018</text:p>
          </table:table-cell>
          <table:table-cell table:style-name="ce13" table:formula="of:=[.K618]&amp;&quot; &quot;&amp;INDEX([.$Q$2:.$Q$50];[.H618])" office:value-type="string" office:string-value="R92GW96 " calcext:value-type="string">
            <text:p>R92GW96 </text:p>
          </table:table-cell>
          <table:table-cell table:style-name="ce15" table:formula="of:=INDEX([.$T$2:.$T$50];[.H618])+(RAND()*INDEX([.$S$2:.$S$50];[.H618]))" office:value-type="currency" office:currency="EUR" office:value="0" calcext:value-type="currency">
            <text:p>€ 0.00</text:p>
          </table:table-cell>
          <table:table-cell table:style-name="ce16" table:formula="of:=IF([.E617]&gt;=[.$A$2];[.H617]+1;[.H617])" office:value-type="float" office:value="17" calcext:value-type="float">
            <text:p>17</text:p>
          </table:table-cell>
          <table:table-cell/>
          <table:table-cell table:style-name="ce18" table:formula="of:=INDEX([.$R$2:.$R$50];[.H61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92GW96" calcext:value-type="string">
            <text:p>R92GW9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8]&gt;=[.$A$2];[.$A$1];[.E618]+INDEX([.$O$2:.$O$50];[.H619])+(RAND()*INDEX([.$N$2:.$N$50];[.H619])))" office:value-type="date" office:date-value="2018-01-10" calcext:value-type="date">
            <text:p>10-1-2018</text:p>
          </table:table-cell>
          <table:table-cell table:style-name="ce13" table:formula="of:=[.K619]&amp;&quot; &quot;&amp;INDEX([.$Q$2:.$Q$50];[.H619])" office:value-type="string" office:string-value="U89TS37 " calcext:value-type="string">
            <text:p>U89TS37 </text:p>
          </table:table-cell>
          <table:table-cell table:style-name="ce15" table:formula="of:=INDEX([.$T$2:.$T$50];[.H619])+(RAND()*INDEX([.$S$2:.$S$50];[.H619]))" office:value-type="currency" office:currency="EUR" office:value="0" calcext:value-type="currency">
            <text:p>€ 0.00</text:p>
          </table:table-cell>
          <table:table-cell table:style-name="ce16" table:formula="of:=IF([.E618]&gt;=[.$A$2];[.H618]+1;[.H618])" office:value-type="float" office:value="17" calcext:value-type="float">
            <text:p>17</text:p>
          </table:table-cell>
          <table:table-cell/>
          <table:table-cell table:style-name="ce18" table:formula="of:=INDEX([.$R$2:.$R$50];[.H61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89TS37" calcext:value-type="string">
            <text:p>U89TS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19]&gt;=[.$A$2];[.$A$1];[.E619]+INDEX([.$O$2:.$O$50];[.H620])+(RAND()*INDEX([.$N$2:.$N$50];[.H620])))" office:value-type="date" office:date-value="2018-01-10" calcext:value-type="date">
            <text:p>10-1-2018</text:p>
          </table:table-cell>
          <table:table-cell table:style-name="ce13" table:formula="of:=[.K620]&amp;&quot; &quot;&amp;INDEX([.$Q$2:.$Q$50];[.H620])" office:value-type="string" office:string-value="V89QT73 " calcext:value-type="string">
            <text:p>V89QT73 </text:p>
          </table:table-cell>
          <table:table-cell table:style-name="ce15" table:formula="of:=INDEX([.$T$2:.$T$50];[.H620])+(RAND()*INDEX([.$S$2:.$S$50];[.H620]))" office:value-type="currency" office:currency="EUR" office:value="0" calcext:value-type="currency">
            <text:p>€ 0.00</text:p>
          </table:table-cell>
          <table:table-cell table:style-name="ce16" table:formula="of:=IF([.E619]&gt;=[.$A$2];[.H619]+1;[.H619])" office:value-type="float" office:value="17" calcext:value-type="float">
            <text:p>17</text:p>
          </table:table-cell>
          <table:table-cell/>
          <table:table-cell table:style-name="ce18" table:formula="of:=INDEX([.$R$2:.$R$50];[.H62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89QT73" calcext:value-type="string">
            <text:p>V89QT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0]&gt;=[.$A$2];[.$A$1];[.E620]+INDEX([.$O$2:.$O$50];[.H621])+(RAND()*INDEX([.$N$2:.$N$50];[.H621])))" office:value-type="date" office:date-value="2018-01-10" calcext:value-type="date">
            <text:p>10-1-2018</text:p>
          </table:table-cell>
          <table:table-cell table:style-name="ce13" table:formula="of:=[.K621]&amp;&quot; &quot;&amp;INDEX([.$Q$2:.$Q$50];[.H621])" office:value-type="string" office:string-value="Q51UW19 " calcext:value-type="string">
            <text:p>Q51UW19 </text:p>
          </table:table-cell>
          <table:table-cell table:style-name="ce15" table:formula="of:=INDEX([.$T$2:.$T$50];[.H621])+(RAND()*INDEX([.$S$2:.$S$50];[.H621]))" office:value-type="currency" office:currency="EUR" office:value="0" calcext:value-type="currency">
            <text:p>€ 0.00</text:p>
          </table:table-cell>
          <table:table-cell table:style-name="ce16" table:formula="of:=IF([.E620]&gt;=[.$A$2];[.H620]+1;[.H620])" office:value-type="float" office:value="17" calcext:value-type="float">
            <text:p>17</text:p>
          </table:table-cell>
          <table:table-cell/>
          <table:table-cell table:style-name="ce18" table:formula="of:=INDEX([.$R$2:.$R$50];[.H62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51UW19" calcext:value-type="string">
            <text:p>Q51UW1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1]&gt;=[.$A$2];[.$A$1];[.E621]+INDEX([.$O$2:.$O$50];[.H622])+(RAND()*INDEX([.$N$2:.$N$50];[.H622])))" office:value-type="date" office:date-value="2018-01-10" calcext:value-type="date">
            <text:p>10-1-2018</text:p>
          </table:table-cell>
          <table:table-cell table:style-name="ce13" table:formula="of:=[.K622]&amp;&quot; &quot;&amp;INDEX([.$Q$2:.$Q$50];[.H622])" office:value-type="string" office:string-value="C51UR61 " calcext:value-type="string">
            <text:p>C51UR61 </text:p>
          </table:table-cell>
          <table:table-cell table:style-name="ce15" table:formula="of:=INDEX([.$T$2:.$T$50];[.H622])+(RAND()*INDEX([.$S$2:.$S$50];[.H622]))" office:value-type="currency" office:currency="EUR" office:value="0" calcext:value-type="currency">
            <text:p>€ 0.00</text:p>
          </table:table-cell>
          <table:table-cell table:style-name="ce16" table:formula="of:=IF([.E621]&gt;=[.$A$2];[.H621]+1;[.H621])" office:value-type="float" office:value="17" calcext:value-type="float">
            <text:p>17</text:p>
          </table:table-cell>
          <table:table-cell/>
          <table:table-cell table:style-name="ce18" table:formula="of:=INDEX([.$R$2:.$R$50];[.H62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51UR61" calcext:value-type="string">
            <text:p>C51UR6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2]&gt;=[.$A$2];[.$A$1];[.E622]+INDEX([.$O$2:.$O$50];[.H623])+(RAND()*INDEX([.$N$2:.$N$50];[.H623])))" office:value-type="date" office:date-value="2018-01-10" calcext:value-type="date">
            <text:p>10-1-2018</text:p>
          </table:table-cell>
          <table:table-cell table:style-name="ce13" table:formula="of:=[.K623]&amp;&quot; &quot;&amp;INDEX([.$Q$2:.$Q$50];[.H623])" office:value-type="string" office:string-value="F88GF71 " calcext:value-type="string">
            <text:p>F88GF71 </text:p>
          </table:table-cell>
          <table:table-cell table:style-name="ce15" table:formula="of:=INDEX([.$T$2:.$T$50];[.H623])+(RAND()*INDEX([.$S$2:.$S$50];[.H623]))" office:value-type="currency" office:currency="EUR" office:value="0" calcext:value-type="currency">
            <text:p>€ 0.00</text:p>
          </table:table-cell>
          <table:table-cell table:style-name="ce16" table:formula="of:=IF([.E622]&gt;=[.$A$2];[.H622]+1;[.H622])" office:value-type="float" office:value="17" calcext:value-type="float">
            <text:p>17</text:p>
          </table:table-cell>
          <table:table-cell/>
          <table:table-cell table:style-name="ce18" table:formula="of:=INDEX([.$R$2:.$R$50];[.H62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88GF71" calcext:value-type="string">
            <text:p>F88GF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3]&gt;=[.$A$2];[.$A$1];[.E623]+INDEX([.$O$2:.$O$50];[.H624])+(RAND()*INDEX([.$N$2:.$N$50];[.H624])))" office:value-type="date" office:date-value="2018-01-10" calcext:value-type="date">
            <text:p>10-1-2018</text:p>
          </table:table-cell>
          <table:table-cell table:style-name="ce13" table:formula="of:=[.K624]&amp;&quot; &quot;&amp;INDEX([.$Q$2:.$Q$50];[.H624])" office:value-type="string" office:string-value="S11ZV33 " calcext:value-type="string">
            <text:p>S11ZV33 </text:p>
          </table:table-cell>
          <table:table-cell table:style-name="ce15" table:formula="of:=INDEX([.$T$2:.$T$50];[.H624])+(RAND()*INDEX([.$S$2:.$S$50];[.H624]))" office:value-type="currency" office:currency="EUR" office:value="0" calcext:value-type="currency">
            <text:p>€ 0.00</text:p>
          </table:table-cell>
          <table:table-cell table:style-name="ce16" table:formula="of:=IF([.E623]&gt;=[.$A$2];[.H623]+1;[.H623])" office:value-type="float" office:value="17" calcext:value-type="float">
            <text:p>17</text:p>
          </table:table-cell>
          <table:table-cell/>
          <table:table-cell table:style-name="ce18" table:formula="of:=INDEX([.$R$2:.$R$50];[.H62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11ZV33" calcext:value-type="string">
            <text:p>S11ZV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4]&gt;=[.$A$2];[.$A$1];[.E624]+INDEX([.$O$2:.$O$50];[.H625])+(RAND()*INDEX([.$N$2:.$N$50];[.H625])))" office:value-type="date" office:date-value="2018-01-10" calcext:value-type="date">
            <text:p>10-1-2018</text:p>
          </table:table-cell>
          <table:table-cell table:style-name="ce13" table:formula="of:=[.K625]&amp;&quot; &quot;&amp;INDEX([.$Q$2:.$Q$50];[.H625])" office:value-type="string" office:string-value="X11IE67 " calcext:value-type="string">
            <text:p>X11IE67 </text:p>
          </table:table-cell>
          <table:table-cell table:style-name="ce15" table:formula="of:=INDEX([.$T$2:.$T$50];[.H625])+(RAND()*INDEX([.$S$2:.$S$50];[.H625]))" office:value-type="currency" office:currency="EUR" office:value="0" calcext:value-type="currency">
            <text:p>€ 0.00</text:p>
          </table:table-cell>
          <table:table-cell table:style-name="ce16" table:formula="of:=IF([.E624]&gt;=[.$A$2];[.H624]+1;[.H624])" office:value-type="float" office:value="17" calcext:value-type="float">
            <text:p>17</text:p>
          </table:table-cell>
          <table:table-cell/>
          <table:table-cell table:style-name="ce18" table:formula="of:=INDEX([.$R$2:.$R$50];[.H62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11IE67" calcext:value-type="string">
            <text:p>X11IE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5]&gt;=[.$A$2];[.$A$1];[.E625]+INDEX([.$O$2:.$O$50];[.H626])+(RAND()*INDEX([.$N$2:.$N$50];[.H626])))" office:value-type="date" office:date-value="2018-01-10" calcext:value-type="date">
            <text:p>10-1-2018</text:p>
          </table:table-cell>
          <table:table-cell table:style-name="ce13" table:formula="of:=[.K626]&amp;&quot; &quot;&amp;INDEX([.$Q$2:.$Q$50];[.H626])" office:value-type="string" office:string-value="C60US60 " calcext:value-type="string">
            <text:p>C60US60 </text:p>
          </table:table-cell>
          <table:table-cell table:style-name="ce15" table:formula="of:=INDEX([.$T$2:.$T$50];[.H626])+(RAND()*INDEX([.$S$2:.$S$50];[.H626]))" office:value-type="currency" office:currency="EUR" office:value="0" calcext:value-type="currency">
            <text:p>€ 0.00</text:p>
          </table:table-cell>
          <table:table-cell table:style-name="ce16" table:formula="of:=IF([.E625]&gt;=[.$A$2];[.H625]+1;[.H625])" office:value-type="float" office:value="17" calcext:value-type="float">
            <text:p>17</text:p>
          </table:table-cell>
          <table:table-cell/>
          <table:table-cell table:style-name="ce18" table:formula="of:=INDEX([.$R$2:.$R$50];[.H62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60US60" calcext:value-type="string">
            <text:p>C60US6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6]&gt;=[.$A$2];[.$A$1];[.E626]+INDEX([.$O$2:.$O$50];[.H627])+(RAND()*INDEX([.$N$2:.$N$50];[.H627])))" office:value-type="date" office:date-value="2018-01-10" calcext:value-type="date">
            <text:p>10-1-2018</text:p>
          </table:table-cell>
          <table:table-cell table:style-name="ce13" table:formula="of:=[.K627]&amp;&quot; &quot;&amp;INDEX([.$Q$2:.$Q$50];[.H627])" office:value-type="string" office:string-value="C42LH35 " calcext:value-type="string">
            <text:p>C42LH35 </text:p>
          </table:table-cell>
          <table:table-cell table:style-name="ce15" table:formula="of:=INDEX([.$T$2:.$T$50];[.H627])+(RAND()*INDEX([.$S$2:.$S$50];[.H627]))" office:value-type="currency" office:currency="EUR" office:value="0" calcext:value-type="currency">
            <text:p>€ 0.00</text:p>
          </table:table-cell>
          <table:table-cell table:style-name="ce16" table:formula="of:=IF([.E626]&gt;=[.$A$2];[.H626]+1;[.H626])" office:value-type="float" office:value="17" calcext:value-type="float">
            <text:p>17</text:p>
          </table:table-cell>
          <table:table-cell/>
          <table:table-cell table:style-name="ce18" table:formula="of:=INDEX([.$R$2:.$R$50];[.H62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42LH35" calcext:value-type="string">
            <text:p>C42LH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7]&gt;=[.$A$2];[.$A$1];[.E627]+INDEX([.$O$2:.$O$50];[.H628])+(RAND()*INDEX([.$N$2:.$N$50];[.H628])))" office:value-type="date" office:date-value="2018-01-10" calcext:value-type="date">
            <text:p>10-1-2018</text:p>
          </table:table-cell>
          <table:table-cell table:style-name="ce13" table:formula="of:=[.K628]&amp;&quot; &quot;&amp;INDEX([.$Q$2:.$Q$50];[.H628])" office:value-type="string" office:string-value="K77FZ78 " calcext:value-type="string">
            <text:p>K77FZ78 </text:p>
          </table:table-cell>
          <table:table-cell table:style-name="ce15" table:formula="of:=INDEX([.$T$2:.$T$50];[.H628])+(RAND()*INDEX([.$S$2:.$S$50];[.H628]))" office:value-type="currency" office:currency="EUR" office:value="0" calcext:value-type="currency">
            <text:p>€ 0.00</text:p>
          </table:table-cell>
          <table:table-cell table:style-name="ce16" table:formula="of:=IF([.E627]&gt;=[.$A$2];[.H627]+1;[.H627])" office:value-type="float" office:value="17" calcext:value-type="float">
            <text:p>17</text:p>
          </table:table-cell>
          <table:table-cell/>
          <table:table-cell table:style-name="ce18" table:formula="of:=INDEX([.$R$2:.$R$50];[.H62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77FZ78" calcext:value-type="string">
            <text:p>K77FZ7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8]&gt;=[.$A$2];[.$A$1];[.E628]+INDEX([.$O$2:.$O$50];[.H629])+(RAND()*INDEX([.$N$2:.$N$50];[.H629])))" office:value-type="date" office:date-value="2018-01-10" calcext:value-type="date">
            <text:p>10-1-2018</text:p>
          </table:table-cell>
          <table:table-cell table:style-name="ce13" table:formula="of:=[.K629]&amp;&quot; &quot;&amp;INDEX([.$Q$2:.$Q$50];[.H629])" office:value-type="string" office:string-value="K53VT56 " calcext:value-type="string">
            <text:p>K53VT56 </text:p>
          </table:table-cell>
          <table:table-cell table:style-name="ce15" table:formula="of:=INDEX([.$T$2:.$T$50];[.H629])+(RAND()*INDEX([.$S$2:.$S$50];[.H629]))" office:value-type="currency" office:currency="EUR" office:value="0" calcext:value-type="currency">
            <text:p>€ 0.00</text:p>
          </table:table-cell>
          <table:table-cell table:style-name="ce16" table:formula="of:=IF([.E628]&gt;=[.$A$2];[.H628]+1;[.H628])" office:value-type="float" office:value="17" calcext:value-type="float">
            <text:p>17</text:p>
          </table:table-cell>
          <table:table-cell/>
          <table:table-cell table:style-name="ce18" table:formula="of:=INDEX([.$R$2:.$R$50];[.H62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53VT56" calcext:value-type="string">
            <text:p>K53VT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29]&gt;=[.$A$2];[.$A$1];[.E629]+INDEX([.$O$2:.$O$50];[.H630])+(RAND()*INDEX([.$N$2:.$N$50];[.H630])))" office:value-type="date" office:date-value="2018-01-10" calcext:value-type="date">
            <text:p>10-1-2018</text:p>
          </table:table-cell>
          <table:table-cell table:style-name="ce13" table:formula="of:=[.K630]&amp;&quot; &quot;&amp;INDEX([.$Q$2:.$Q$50];[.H630])" office:value-type="string" office:string-value="Z13WS83 " calcext:value-type="string">
            <text:p>Z13WS83 </text:p>
          </table:table-cell>
          <table:table-cell table:style-name="ce15" table:formula="of:=INDEX([.$T$2:.$T$50];[.H630])+(RAND()*INDEX([.$S$2:.$S$50];[.H630]))" office:value-type="currency" office:currency="EUR" office:value="0" calcext:value-type="currency">
            <text:p>€ 0.00</text:p>
          </table:table-cell>
          <table:table-cell table:style-name="ce16" table:formula="of:=IF([.E629]&gt;=[.$A$2];[.H629]+1;[.H629])" office:value-type="float" office:value="17" calcext:value-type="float">
            <text:p>17</text:p>
          </table:table-cell>
          <table:table-cell/>
          <table:table-cell table:style-name="ce18" table:formula="of:=INDEX([.$R$2:.$R$50];[.H63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13WS83" calcext:value-type="string">
            <text:p>Z13WS8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0]&gt;=[.$A$2];[.$A$1];[.E630]+INDEX([.$O$2:.$O$50];[.H631])+(RAND()*INDEX([.$N$2:.$N$50];[.H631])))" office:value-type="date" office:date-value="2018-01-10" calcext:value-type="date">
            <text:p>10-1-2018</text:p>
          </table:table-cell>
          <table:table-cell table:style-name="ce13" table:formula="of:=[.K631]&amp;&quot; &quot;&amp;INDEX([.$Q$2:.$Q$50];[.H631])" office:value-type="string" office:string-value="W76FR61 " calcext:value-type="string">
            <text:p>W76FR61 </text:p>
          </table:table-cell>
          <table:table-cell table:style-name="ce15" table:formula="of:=INDEX([.$T$2:.$T$50];[.H631])+(RAND()*INDEX([.$S$2:.$S$50];[.H631]))" office:value-type="currency" office:currency="EUR" office:value="0" calcext:value-type="currency">
            <text:p>€ 0.00</text:p>
          </table:table-cell>
          <table:table-cell table:style-name="ce16" table:formula="of:=IF([.E630]&gt;=[.$A$2];[.H630]+1;[.H630])" office:value-type="float" office:value="17" calcext:value-type="float">
            <text:p>17</text:p>
          </table:table-cell>
          <table:table-cell/>
          <table:table-cell table:style-name="ce18" table:formula="of:=INDEX([.$R$2:.$R$50];[.H63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76FR61" calcext:value-type="string">
            <text:p>W76FR6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1]&gt;=[.$A$2];[.$A$1];[.E631]+INDEX([.$O$2:.$O$50];[.H632])+(RAND()*INDEX([.$N$2:.$N$50];[.H632])))" office:value-type="date" office:date-value="2018-01-10" calcext:value-type="date">
            <text:p>10-1-2018</text:p>
          </table:table-cell>
          <table:table-cell table:style-name="ce13" table:formula="of:=[.K632]&amp;&quot; &quot;&amp;INDEX([.$Q$2:.$Q$50];[.H632])" office:value-type="string" office:string-value="X31XO39 " calcext:value-type="string">
            <text:p>X31XO39 </text:p>
          </table:table-cell>
          <table:table-cell table:style-name="ce15" table:formula="of:=INDEX([.$T$2:.$T$50];[.H632])+(RAND()*INDEX([.$S$2:.$S$50];[.H632]))" office:value-type="currency" office:currency="EUR" office:value="0" calcext:value-type="currency">
            <text:p>€ 0.00</text:p>
          </table:table-cell>
          <table:table-cell table:style-name="ce16" table:formula="of:=IF([.E631]&gt;=[.$A$2];[.H631]+1;[.H631])" office:value-type="float" office:value="17" calcext:value-type="float">
            <text:p>17</text:p>
          </table:table-cell>
          <table:table-cell/>
          <table:table-cell table:style-name="ce18" table:formula="of:=INDEX([.$R$2:.$R$50];[.H63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31XO39" calcext:value-type="string">
            <text:p>X31XO3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2]&gt;=[.$A$2];[.$A$1];[.E632]+INDEX([.$O$2:.$O$50];[.H633])+(RAND()*INDEX([.$N$2:.$N$50];[.H633])))" office:value-type="date" office:date-value="2018-01-10" calcext:value-type="date">
            <text:p>10-1-2018</text:p>
          </table:table-cell>
          <table:table-cell table:style-name="ce13" table:formula="of:=[.K633]&amp;&quot; &quot;&amp;INDEX([.$Q$2:.$Q$50];[.H633])" office:value-type="string" office:string-value="B15VI97 " calcext:value-type="string">
            <text:p>B15VI97 </text:p>
          </table:table-cell>
          <table:table-cell table:style-name="ce15" table:formula="of:=INDEX([.$T$2:.$T$50];[.H633])+(RAND()*INDEX([.$S$2:.$S$50];[.H633]))" office:value-type="currency" office:currency="EUR" office:value="0" calcext:value-type="currency">
            <text:p>€ 0.00</text:p>
          </table:table-cell>
          <table:table-cell table:style-name="ce16" table:formula="of:=IF([.E632]&gt;=[.$A$2];[.H632]+1;[.H632])" office:value-type="float" office:value="17" calcext:value-type="float">
            <text:p>17</text:p>
          </table:table-cell>
          <table:table-cell/>
          <table:table-cell table:style-name="ce18" table:formula="of:=INDEX([.$R$2:.$R$50];[.H63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15VI97" calcext:value-type="string">
            <text:p>B15VI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3]&gt;=[.$A$2];[.$A$1];[.E633]+INDEX([.$O$2:.$O$50];[.H634])+(RAND()*INDEX([.$N$2:.$N$50];[.H634])))" office:value-type="date" office:date-value="2018-01-10" calcext:value-type="date">
            <text:p>10-1-2018</text:p>
          </table:table-cell>
          <table:table-cell table:style-name="ce13" table:formula="of:=[.K634]&amp;&quot; &quot;&amp;INDEX([.$Q$2:.$Q$50];[.H634])" office:value-type="string" office:string-value="N86LQ27 " calcext:value-type="string">
            <text:p>N86LQ27 </text:p>
          </table:table-cell>
          <table:table-cell table:style-name="ce15" table:formula="of:=INDEX([.$T$2:.$T$50];[.H634])+(RAND()*INDEX([.$S$2:.$S$50];[.H634]))" office:value-type="currency" office:currency="EUR" office:value="0" calcext:value-type="currency">
            <text:p>€ 0.00</text:p>
          </table:table-cell>
          <table:table-cell table:style-name="ce16" table:formula="of:=IF([.E633]&gt;=[.$A$2];[.H633]+1;[.H633])" office:value-type="float" office:value="17" calcext:value-type="float">
            <text:p>17</text:p>
          </table:table-cell>
          <table:table-cell/>
          <table:table-cell table:style-name="ce18" table:formula="of:=INDEX([.$R$2:.$R$50];[.H63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86LQ27" calcext:value-type="string">
            <text:p>N86LQ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4]&gt;=[.$A$2];[.$A$1];[.E634]+INDEX([.$O$2:.$O$50];[.H635])+(RAND()*INDEX([.$N$2:.$N$50];[.H635])))" office:value-type="date" office:date-value="2018-01-10" calcext:value-type="date">
            <text:p>10-1-2018</text:p>
          </table:table-cell>
          <table:table-cell table:style-name="ce13" table:formula="of:=[.K635]&amp;&quot; &quot;&amp;INDEX([.$Q$2:.$Q$50];[.H635])" office:value-type="string" office:string-value="A41AP89 " calcext:value-type="string">
            <text:p>A41AP89 </text:p>
          </table:table-cell>
          <table:table-cell table:style-name="ce15" table:formula="of:=INDEX([.$T$2:.$T$50];[.H635])+(RAND()*INDEX([.$S$2:.$S$50];[.H635]))" office:value-type="currency" office:currency="EUR" office:value="0" calcext:value-type="currency">
            <text:p>€ 0.00</text:p>
          </table:table-cell>
          <table:table-cell table:style-name="ce16" table:formula="of:=IF([.E634]&gt;=[.$A$2];[.H634]+1;[.H634])" office:value-type="float" office:value="17" calcext:value-type="float">
            <text:p>17</text:p>
          </table:table-cell>
          <table:table-cell/>
          <table:table-cell table:style-name="ce18" table:formula="of:=INDEX([.$R$2:.$R$50];[.H63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41AP89" calcext:value-type="string">
            <text:p>A41AP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5]&gt;=[.$A$2];[.$A$1];[.E635]+INDEX([.$O$2:.$O$50];[.H636])+(RAND()*INDEX([.$N$2:.$N$50];[.H636])))" office:value-type="date" office:date-value="2018-01-10" calcext:value-type="date">
            <text:p>10-1-2018</text:p>
          </table:table-cell>
          <table:table-cell table:style-name="ce13" table:formula="of:=[.K636]&amp;&quot; &quot;&amp;INDEX([.$Q$2:.$Q$50];[.H636])" office:value-type="string" office:string-value="M69VT19 " calcext:value-type="string">
            <text:p>M69VT19 </text:p>
          </table:table-cell>
          <table:table-cell table:style-name="ce15" table:formula="of:=INDEX([.$T$2:.$T$50];[.H636])+(RAND()*INDEX([.$S$2:.$S$50];[.H636]))" office:value-type="currency" office:currency="EUR" office:value="0" calcext:value-type="currency">
            <text:p>€ 0.00</text:p>
          </table:table-cell>
          <table:table-cell table:style-name="ce16" table:formula="of:=IF([.E635]&gt;=[.$A$2];[.H635]+1;[.H635])" office:value-type="float" office:value="17" calcext:value-type="float">
            <text:p>17</text:p>
          </table:table-cell>
          <table:table-cell/>
          <table:table-cell table:style-name="ce18" table:formula="of:=INDEX([.$R$2:.$R$50];[.H63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69VT19" calcext:value-type="string">
            <text:p>M69VT1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6]&gt;=[.$A$2];[.$A$1];[.E636]+INDEX([.$O$2:.$O$50];[.H637])+(RAND()*INDEX([.$N$2:.$N$50];[.H637])))" office:value-type="date" office:date-value="2018-01-10" calcext:value-type="date">
            <text:p>10-1-2018</text:p>
          </table:table-cell>
          <table:table-cell table:style-name="ce13" table:formula="of:=[.K637]&amp;&quot; &quot;&amp;INDEX([.$Q$2:.$Q$50];[.H637])" office:value-type="string" office:string-value="U46QX51 " calcext:value-type="string">
            <text:p>U46QX51 </text:p>
          </table:table-cell>
          <table:table-cell table:style-name="ce15" table:formula="of:=INDEX([.$T$2:.$T$50];[.H637])+(RAND()*INDEX([.$S$2:.$S$50];[.H637]))" office:value-type="currency" office:currency="EUR" office:value="0" calcext:value-type="currency">
            <text:p>€ 0.00</text:p>
          </table:table-cell>
          <table:table-cell table:style-name="ce16" table:formula="of:=IF([.E636]&gt;=[.$A$2];[.H636]+1;[.H636])" office:value-type="float" office:value="17" calcext:value-type="float">
            <text:p>17</text:p>
          </table:table-cell>
          <table:table-cell/>
          <table:table-cell table:style-name="ce18" table:formula="of:=INDEX([.$R$2:.$R$50];[.H63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46QX51" calcext:value-type="string">
            <text:p>U46QX5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7]&gt;=[.$A$2];[.$A$1];[.E637]+INDEX([.$O$2:.$O$50];[.H638])+(RAND()*INDEX([.$N$2:.$N$50];[.H638])))" office:value-type="date" office:date-value="2018-01-10" calcext:value-type="date">
            <text:p>10-1-2018</text:p>
          </table:table-cell>
          <table:table-cell table:style-name="ce13" table:formula="of:=[.K638]&amp;&quot; &quot;&amp;INDEX([.$Q$2:.$Q$50];[.H638])" office:value-type="string" office:string-value="K72SK65 " calcext:value-type="string">
            <text:p>K72SK65 </text:p>
          </table:table-cell>
          <table:table-cell table:style-name="ce15" table:formula="of:=INDEX([.$T$2:.$T$50];[.H638])+(RAND()*INDEX([.$S$2:.$S$50];[.H638]))" office:value-type="currency" office:currency="EUR" office:value="0" calcext:value-type="currency">
            <text:p>€ 0.00</text:p>
          </table:table-cell>
          <table:table-cell table:style-name="ce16" table:formula="of:=IF([.E637]&gt;=[.$A$2];[.H637]+1;[.H637])" office:value-type="float" office:value="17" calcext:value-type="float">
            <text:p>17</text:p>
          </table:table-cell>
          <table:table-cell/>
          <table:table-cell table:style-name="ce18" table:formula="of:=INDEX([.$R$2:.$R$50];[.H63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72SK65" calcext:value-type="string">
            <text:p>K72SK6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8]&gt;=[.$A$2];[.$A$1];[.E638]+INDEX([.$O$2:.$O$50];[.H639])+(RAND()*INDEX([.$N$2:.$N$50];[.H639])))" office:value-type="date" office:date-value="2018-01-10" calcext:value-type="date">
            <text:p>10-1-2018</text:p>
          </table:table-cell>
          <table:table-cell table:style-name="ce13" table:formula="of:=[.K639]&amp;&quot; &quot;&amp;INDEX([.$Q$2:.$Q$50];[.H639])" office:value-type="string" office:string-value="G18IS40 " calcext:value-type="string">
            <text:p>G18IS40 </text:p>
          </table:table-cell>
          <table:table-cell table:style-name="ce15" table:formula="of:=INDEX([.$T$2:.$T$50];[.H639])+(RAND()*INDEX([.$S$2:.$S$50];[.H639]))" office:value-type="currency" office:currency="EUR" office:value="0" calcext:value-type="currency">
            <text:p>€ 0.00</text:p>
          </table:table-cell>
          <table:table-cell table:style-name="ce16" table:formula="of:=IF([.E638]&gt;=[.$A$2];[.H638]+1;[.H638])" office:value-type="float" office:value="17" calcext:value-type="float">
            <text:p>17</text:p>
          </table:table-cell>
          <table:table-cell/>
          <table:table-cell table:style-name="ce18" table:formula="of:=INDEX([.$R$2:.$R$50];[.H63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18IS40" calcext:value-type="string">
            <text:p>G18IS4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39]&gt;=[.$A$2];[.$A$1];[.E639]+INDEX([.$O$2:.$O$50];[.H640])+(RAND()*INDEX([.$N$2:.$N$50];[.H640])))" office:value-type="date" office:date-value="2018-01-10" calcext:value-type="date">
            <text:p>10-1-2018</text:p>
          </table:table-cell>
          <table:table-cell table:style-name="ce13" table:formula="of:=[.K640]&amp;&quot; &quot;&amp;INDEX([.$Q$2:.$Q$50];[.H640])" office:value-type="string" office:string-value="I51ZP58 " calcext:value-type="string">
            <text:p>I51ZP58 </text:p>
          </table:table-cell>
          <table:table-cell table:style-name="ce15" table:formula="of:=INDEX([.$T$2:.$T$50];[.H640])+(RAND()*INDEX([.$S$2:.$S$50];[.H640]))" office:value-type="currency" office:currency="EUR" office:value="0" calcext:value-type="currency">
            <text:p>€ 0.00</text:p>
          </table:table-cell>
          <table:table-cell table:style-name="ce16" table:formula="of:=IF([.E639]&gt;=[.$A$2];[.H639]+1;[.H639])" office:value-type="float" office:value="17" calcext:value-type="float">
            <text:p>17</text:p>
          </table:table-cell>
          <table:table-cell/>
          <table:table-cell table:style-name="ce18" table:formula="of:=INDEX([.$R$2:.$R$50];[.H64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51ZP58" calcext:value-type="string">
            <text:p>I51ZP5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0]&gt;=[.$A$2];[.$A$1];[.E640]+INDEX([.$O$2:.$O$50];[.H641])+(RAND()*INDEX([.$N$2:.$N$50];[.H641])))" office:value-type="date" office:date-value="2018-01-10" calcext:value-type="date">
            <text:p>10-1-2018</text:p>
          </table:table-cell>
          <table:table-cell table:style-name="ce13" table:formula="of:=[.K641]&amp;&quot; &quot;&amp;INDEX([.$Q$2:.$Q$50];[.H641])" office:value-type="string" office:string-value="H86NJ24 " calcext:value-type="string">
            <text:p>H86NJ24 </text:p>
          </table:table-cell>
          <table:table-cell table:style-name="ce15" table:formula="of:=INDEX([.$T$2:.$T$50];[.H641])+(RAND()*INDEX([.$S$2:.$S$50];[.H641]))" office:value-type="currency" office:currency="EUR" office:value="0" calcext:value-type="currency">
            <text:p>€ 0.00</text:p>
          </table:table-cell>
          <table:table-cell table:style-name="ce16" table:formula="of:=IF([.E640]&gt;=[.$A$2];[.H640]+1;[.H640])" office:value-type="float" office:value="17" calcext:value-type="float">
            <text:p>17</text:p>
          </table:table-cell>
          <table:table-cell/>
          <table:table-cell table:style-name="ce18" table:formula="of:=INDEX([.$R$2:.$R$50];[.H64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86NJ24" calcext:value-type="string">
            <text:p>H86NJ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1]&gt;=[.$A$2];[.$A$1];[.E641]+INDEX([.$O$2:.$O$50];[.H642])+(RAND()*INDEX([.$N$2:.$N$50];[.H642])))" office:value-type="date" office:date-value="2018-01-10" calcext:value-type="date">
            <text:p>10-1-2018</text:p>
          </table:table-cell>
          <table:table-cell table:style-name="ce13" table:formula="of:=[.K642]&amp;&quot; &quot;&amp;INDEX([.$Q$2:.$Q$50];[.H642])" office:value-type="string" office:string-value="Z98SV85 " calcext:value-type="string">
            <text:p>Z98SV85 </text:p>
          </table:table-cell>
          <table:table-cell table:style-name="ce15" table:formula="of:=INDEX([.$T$2:.$T$50];[.H642])+(RAND()*INDEX([.$S$2:.$S$50];[.H642]))" office:value-type="currency" office:currency="EUR" office:value="0" calcext:value-type="currency">
            <text:p>€ 0.00</text:p>
          </table:table-cell>
          <table:table-cell table:style-name="ce16" table:formula="of:=IF([.E641]&gt;=[.$A$2];[.H641]+1;[.H641])" office:value-type="float" office:value="17" calcext:value-type="float">
            <text:p>17</text:p>
          </table:table-cell>
          <table:table-cell/>
          <table:table-cell table:style-name="ce18" table:formula="of:=INDEX([.$R$2:.$R$50];[.H64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98SV85" calcext:value-type="string">
            <text:p>Z98SV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2]&gt;=[.$A$2];[.$A$1];[.E642]+INDEX([.$O$2:.$O$50];[.H643])+(RAND()*INDEX([.$N$2:.$N$50];[.H643])))" office:value-type="date" office:date-value="2018-01-10" calcext:value-type="date">
            <text:p>10-1-2018</text:p>
          </table:table-cell>
          <table:table-cell table:style-name="ce13" table:formula="of:=[.K643]&amp;&quot; &quot;&amp;INDEX([.$Q$2:.$Q$50];[.H643])" office:value-type="string" office:string-value="P42BJ44 " calcext:value-type="string">
            <text:p>P42BJ44 </text:p>
          </table:table-cell>
          <table:table-cell table:style-name="ce15" table:formula="of:=INDEX([.$T$2:.$T$50];[.H643])+(RAND()*INDEX([.$S$2:.$S$50];[.H643]))" office:value-type="currency" office:currency="EUR" office:value="0" calcext:value-type="currency">
            <text:p>€ 0.00</text:p>
          </table:table-cell>
          <table:table-cell table:style-name="ce16" table:formula="of:=IF([.E642]&gt;=[.$A$2];[.H642]+1;[.H642])" office:value-type="float" office:value="17" calcext:value-type="float">
            <text:p>17</text:p>
          </table:table-cell>
          <table:table-cell/>
          <table:table-cell table:style-name="ce18" table:formula="of:=INDEX([.$R$2:.$R$50];[.H64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42BJ44" calcext:value-type="string">
            <text:p>P42BJ4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3]&gt;=[.$A$2];[.$A$1];[.E643]+INDEX([.$O$2:.$O$50];[.H644])+(RAND()*INDEX([.$N$2:.$N$50];[.H644])))" office:value-type="date" office:date-value="2018-01-10" calcext:value-type="date">
            <text:p>10-1-2018</text:p>
          </table:table-cell>
          <table:table-cell table:style-name="ce13" table:formula="of:=[.K644]&amp;&quot; &quot;&amp;INDEX([.$Q$2:.$Q$50];[.H644])" office:value-type="string" office:string-value="V99LV62 " calcext:value-type="string">
            <text:p>V99LV62 </text:p>
          </table:table-cell>
          <table:table-cell table:style-name="ce15" table:formula="of:=INDEX([.$T$2:.$T$50];[.H644])+(RAND()*INDEX([.$S$2:.$S$50];[.H644]))" office:value-type="currency" office:currency="EUR" office:value="0" calcext:value-type="currency">
            <text:p>€ 0.00</text:p>
          </table:table-cell>
          <table:table-cell table:style-name="ce16" table:formula="of:=IF([.E643]&gt;=[.$A$2];[.H643]+1;[.H643])" office:value-type="float" office:value="17" calcext:value-type="float">
            <text:p>17</text:p>
          </table:table-cell>
          <table:table-cell/>
          <table:table-cell table:style-name="ce18" table:formula="of:=INDEX([.$R$2:.$R$50];[.H64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99LV62" calcext:value-type="string">
            <text:p>V99LV6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4]&gt;=[.$A$2];[.$A$1];[.E644]+INDEX([.$O$2:.$O$50];[.H645])+(RAND()*INDEX([.$N$2:.$N$50];[.H645])))" office:value-type="date" office:date-value="2018-01-10" calcext:value-type="date">
            <text:p>10-1-2018</text:p>
          </table:table-cell>
          <table:table-cell table:style-name="ce13" table:formula="of:=[.K645]&amp;&quot; &quot;&amp;INDEX([.$Q$2:.$Q$50];[.H645])" office:value-type="string" office:string-value="O65NI90 " calcext:value-type="string">
            <text:p>O65NI90 </text:p>
          </table:table-cell>
          <table:table-cell table:style-name="ce15" table:formula="of:=INDEX([.$T$2:.$T$50];[.H645])+(RAND()*INDEX([.$S$2:.$S$50];[.H645]))" office:value-type="currency" office:currency="EUR" office:value="0" calcext:value-type="currency">
            <text:p>€ 0.00</text:p>
          </table:table-cell>
          <table:table-cell table:style-name="ce16" table:formula="of:=IF([.E644]&gt;=[.$A$2];[.H644]+1;[.H644])" office:value-type="float" office:value="17" calcext:value-type="float">
            <text:p>17</text:p>
          </table:table-cell>
          <table:table-cell/>
          <table:table-cell table:style-name="ce18" table:formula="of:=INDEX([.$R$2:.$R$50];[.H64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65NI90" calcext:value-type="string">
            <text:p>O65NI9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5]&gt;=[.$A$2];[.$A$1];[.E645]+INDEX([.$O$2:.$O$50];[.H646])+(RAND()*INDEX([.$N$2:.$N$50];[.H646])))" office:value-type="date" office:date-value="2018-01-10" calcext:value-type="date">
            <text:p>10-1-2018</text:p>
          </table:table-cell>
          <table:table-cell table:style-name="ce13" table:formula="of:=[.K646]&amp;&quot; &quot;&amp;INDEX([.$Q$2:.$Q$50];[.H646])" office:value-type="string" office:string-value="D93RN48 " calcext:value-type="string">
            <text:p>D93RN48 </text:p>
          </table:table-cell>
          <table:table-cell table:style-name="ce15" table:formula="of:=INDEX([.$T$2:.$T$50];[.H646])+(RAND()*INDEX([.$S$2:.$S$50];[.H646]))" office:value-type="currency" office:currency="EUR" office:value="0" calcext:value-type="currency">
            <text:p>€ 0.00</text:p>
          </table:table-cell>
          <table:table-cell table:style-name="ce16" table:formula="of:=IF([.E645]&gt;=[.$A$2];[.H645]+1;[.H645])" office:value-type="float" office:value="17" calcext:value-type="float">
            <text:p>17</text:p>
          </table:table-cell>
          <table:table-cell/>
          <table:table-cell table:style-name="ce18" table:formula="of:=INDEX([.$R$2:.$R$50];[.H64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93RN48" calcext:value-type="string">
            <text:p>D93RN4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6]&gt;=[.$A$2];[.$A$1];[.E646]+INDEX([.$O$2:.$O$50];[.H647])+(RAND()*INDEX([.$N$2:.$N$50];[.H647])))" office:value-type="date" office:date-value="2018-01-10" calcext:value-type="date">
            <text:p>10-1-2018</text:p>
          </table:table-cell>
          <table:table-cell table:style-name="ce13" table:formula="of:=[.K647]&amp;&quot; &quot;&amp;INDEX([.$Q$2:.$Q$50];[.H647])" office:value-type="string" office:string-value="Q60DS91 " calcext:value-type="string">
            <text:p>Q60DS91 </text:p>
          </table:table-cell>
          <table:table-cell table:style-name="ce15" table:formula="of:=INDEX([.$T$2:.$T$50];[.H647])+(RAND()*INDEX([.$S$2:.$S$50];[.H647]))" office:value-type="currency" office:currency="EUR" office:value="0" calcext:value-type="currency">
            <text:p>€ 0.00</text:p>
          </table:table-cell>
          <table:table-cell table:style-name="ce16" table:formula="of:=IF([.E646]&gt;=[.$A$2];[.H646]+1;[.H646])" office:value-type="float" office:value="17" calcext:value-type="float">
            <text:p>17</text:p>
          </table:table-cell>
          <table:table-cell/>
          <table:table-cell table:style-name="ce18" table:formula="of:=INDEX([.$R$2:.$R$50];[.H64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60DS91" calcext:value-type="string">
            <text:p>Q60DS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7]&gt;=[.$A$2];[.$A$1];[.E647]+INDEX([.$O$2:.$O$50];[.H648])+(RAND()*INDEX([.$N$2:.$N$50];[.H648])))" office:value-type="date" office:date-value="2018-01-10" calcext:value-type="date">
            <text:p>10-1-2018</text:p>
          </table:table-cell>
          <table:table-cell table:style-name="ce13" table:formula="of:=[.K648]&amp;&quot; &quot;&amp;INDEX([.$Q$2:.$Q$50];[.H648])" office:value-type="string" office:string-value="X43UY98 " calcext:value-type="string">
            <text:p>X43UY98 </text:p>
          </table:table-cell>
          <table:table-cell table:style-name="ce15" table:formula="of:=INDEX([.$T$2:.$T$50];[.H648])+(RAND()*INDEX([.$S$2:.$S$50];[.H648]))" office:value-type="currency" office:currency="EUR" office:value="0" calcext:value-type="currency">
            <text:p>€ 0.00</text:p>
          </table:table-cell>
          <table:table-cell table:style-name="ce16" table:formula="of:=IF([.E647]&gt;=[.$A$2];[.H647]+1;[.H647])" office:value-type="float" office:value="17" calcext:value-type="float">
            <text:p>17</text:p>
          </table:table-cell>
          <table:table-cell/>
          <table:table-cell table:style-name="ce18" table:formula="of:=INDEX([.$R$2:.$R$50];[.H64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43UY98" calcext:value-type="string">
            <text:p>X43UY9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8]&gt;=[.$A$2];[.$A$1];[.E648]+INDEX([.$O$2:.$O$50];[.H649])+(RAND()*INDEX([.$N$2:.$N$50];[.H649])))" office:value-type="date" office:date-value="2018-01-10" calcext:value-type="date">
            <text:p>10-1-2018</text:p>
          </table:table-cell>
          <table:table-cell table:style-name="ce13" table:formula="of:=[.K649]&amp;&quot; &quot;&amp;INDEX([.$Q$2:.$Q$50];[.H649])" office:value-type="string" office:string-value="S76LE26 " calcext:value-type="string">
            <text:p>S76LE26 </text:p>
          </table:table-cell>
          <table:table-cell table:style-name="ce15" table:formula="of:=INDEX([.$T$2:.$T$50];[.H649])+(RAND()*INDEX([.$S$2:.$S$50];[.H649]))" office:value-type="currency" office:currency="EUR" office:value="0" calcext:value-type="currency">
            <text:p>€ 0.00</text:p>
          </table:table-cell>
          <table:table-cell table:style-name="ce16" table:formula="of:=IF([.E648]&gt;=[.$A$2];[.H648]+1;[.H648])" office:value-type="float" office:value="17" calcext:value-type="float">
            <text:p>17</text:p>
          </table:table-cell>
          <table:table-cell/>
          <table:table-cell table:style-name="ce18" table:formula="of:=INDEX([.$R$2:.$R$50];[.H64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76LE26" calcext:value-type="string">
            <text:p>S76LE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49]&gt;=[.$A$2];[.$A$1];[.E649]+INDEX([.$O$2:.$O$50];[.H650])+(RAND()*INDEX([.$N$2:.$N$50];[.H650])))" office:value-type="date" office:date-value="2018-01-10" calcext:value-type="date">
            <text:p>10-1-2018</text:p>
          </table:table-cell>
          <table:table-cell table:style-name="ce13" table:formula="of:=[.K650]&amp;&quot; &quot;&amp;INDEX([.$Q$2:.$Q$50];[.H650])" office:value-type="string" office:string-value="C35NX92 " calcext:value-type="string">
            <text:p>C35NX92 </text:p>
          </table:table-cell>
          <table:table-cell table:style-name="ce15" table:formula="of:=INDEX([.$T$2:.$T$50];[.H650])+(RAND()*INDEX([.$S$2:.$S$50];[.H650]))" office:value-type="currency" office:currency="EUR" office:value="0" calcext:value-type="currency">
            <text:p>€ 0.00</text:p>
          </table:table-cell>
          <table:table-cell table:style-name="ce16" table:formula="of:=IF([.E649]&gt;=[.$A$2];[.H649]+1;[.H649])" office:value-type="float" office:value="17" calcext:value-type="float">
            <text:p>17</text:p>
          </table:table-cell>
          <table:table-cell/>
          <table:table-cell table:style-name="ce18" table:formula="of:=INDEX([.$R$2:.$R$50];[.H65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35NX92" calcext:value-type="string">
            <text:p>C35NX9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0]&gt;=[.$A$2];[.$A$1];[.E650]+INDEX([.$O$2:.$O$50];[.H651])+(RAND()*INDEX([.$N$2:.$N$50];[.H651])))" office:value-type="date" office:date-value="2018-01-10" calcext:value-type="date">
            <text:p>10-1-2018</text:p>
          </table:table-cell>
          <table:table-cell table:style-name="ce13" table:formula="of:=[.K651]&amp;&quot; &quot;&amp;INDEX([.$Q$2:.$Q$50];[.H651])" office:value-type="string" office:string-value="B78ZE83 " calcext:value-type="string">
            <text:p>B78ZE83 </text:p>
          </table:table-cell>
          <table:table-cell table:style-name="ce15" table:formula="of:=INDEX([.$T$2:.$T$50];[.H651])+(RAND()*INDEX([.$S$2:.$S$50];[.H651]))" office:value-type="currency" office:currency="EUR" office:value="0" calcext:value-type="currency">
            <text:p>€ 0.00</text:p>
          </table:table-cell>
          <table:table-cell table:style-name="ce16" table:formula="of:=IF([.E650]&gt;=[.$A$2];[.H650]+1;[.H650])" office:value-type="float" office:value="17" calcext:value-type="float">
            <text:p>17</text:p>
          </table:table-cell>
          <table:table-cell/>
          <table:table-cell table:style-name="ce18" table:formula="of:=INDEX([.$R$2:.$R$50];[.H65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78ZE83" calcext:value-type="string">
            <text:p>B78ZE8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1]&gt;=[.$A$2];[.$A$1];[.E651]+INDEX([.$O$2:.$O$50];[.H652])+(RAND()*INDEX([.$N$2:.$N$50];[.H652])))" office:value-type="date" office:date-value="2018-01-10" calcext:value-type="date">
            <text:p>10-1-2018</text:p>
          </table:table-cell>
          <table:table-cell table:style-name="ce13" table:formula="of:=[.K652]&amp;&quot; &quot;&amp;INDEX([.$Q$2:.$Q$50];[.H652])" office:value-type="string" office:string-value="C98LC28 " calcext:value-type="string">
            <text:p>C98LC28 </text:p>
          </table:table-cell>
          <table:table-cell table:style-name="ce15" table:formula="of:=INDEX([.$T$2:.$T$50];[.H652])+(RAND()*INDEX([.$S$2:.$S$50];[.H652]))" office:value-type="currency" office:currency="EUR" office:value="0" calcext:value-type="currency">
            <text:p>€ 0.00</text:p>
          </table:table-cell>
          <table:table-cell table:style-name="ce16" table:formula="of:=IF([.E651]&gt;=[.$A$2];[.H651]+1;[.H651])" office:value-type="float" office:value="17" calcext:value-type="float">
            <text:p>17</text:p>
          </table:table-cell>
          <table:table-cell/>
          <table:table-cell table:style-name="ce18" table:formula="of:=INDEX([.$R$2:.$R$50];[.H65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98LC28" calcext:value-type="string">
            <text:p>C98LC2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2]&gt;=[.$A$2];[.$A$1];[.E652]+INDEX([.$O$2:.$O$50];[.H653])+(RAND()*INDEX([.$N$2:.$N$50];[.H653])))" office:value-type="date" office:date-value="2018-01-10" calcext:value-type="date">
            <text:p>10-1-2018</text:p>
          </table:table-cell>
          <table:table-cell table:style-name="ce13" table:formula="of:=[.K653]&amp;&quot; &quot;&amp;INDEX([.$Q$2:.$Q$50];[.H653])" office:value-type="string" office:string-value="N33VU26 " calcext:value-type="string">
            <text:p>N33VU26 </text:p>
          </table:table-cell>
          <table:table-cell table:style-name="ce15" table:formula="of:=INDEX([.$T$2:.$T$50];[.H653])+(RAND()*INDEX([.$S$2:.$S$50];[.H653]))" office:value-type="currency" office:currency="EUR" office:value="0" calcext:value-type="currency">
            <text:p>€ 0.00</text:p>
          </table:table-cell>
          <table:table-cell table:style-name="ce16" table:formula="of:=IF([.E652]&gt;=[.$A$2];[.H652]+1;[.H652])" office:value-type="float" office:value="17" calcext:value-type="float">
            <text:p>17</text:p>
          </table:table-cell>
          <table:table-cell/>
          <table:table-cell table:style-name="ce18" table:formula="of:=INDEX([.$R$2:.$R$50];[.H65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33VU26" calcext:value-type="string">
            <text:p>N33VU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3]&gt;=[.$A$2];[.$A$1];[.E653]+INDEX([.$O$2:.$O$50];[.H654])+(RAND()*INDEX([.$N$2:.$N$50];[.H654])))" office:value-type="date" office:date-value="2018-01-10" calcext:value-type="date">
            <text:p>10-1-2018</text:p>
          </table:table-cell>
          <table:table-cell table:style-name="ce13" table:formula="of:=[.K654]&amp;&quot; &quot;&amp;INDEX([.$Q$2:.$Q$50];[.H654])" office:value-type="string" office:string-value="M17YS59 " calcext:value-type="string">
            <text:p>M17YS59 </text:p>
          </table:table-cell>
          <table:table-cell table:style-name="ce15" table:formula="of:=INDEX([.$T$2:.$T$50];[.H654])+(RAND()*INDEX([.$S$2:.$S$50];[.H654]))" office:value-type="currency" office:currency="EUR" office:value="0" calcext:value-type="currency">
            <text:p>€ 0.00</text:p>
          </table:table-cell>
          <table:table-cell table:style-name="ce16" table:formula="of:=IF([.E653]&gt;=[.$A$2];[.H653]+1;[.H653])" office:value-type="float" office:value="17" calcext:value-type="float">
            <text:p>17</text:p>
          </table:table-cell>
          <table:table-cell/>
          <table:table-cell table:style-name="ce18" table:formula="of:=INDEX([.$R$2:.$R$50];[.H65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17YS59" calcext:value-type="string">
            <text:p>M17YS5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4]&gt;=[.$A$2];[.$A$1];[.E654]+INDEX([.$O$2:.$O$50];[.H655])+(RAND()*INDEX([.$N$2:.$N$50];[.H655])))" office:value-type="date" office:date-value="2018-01-10" calcext:value-type="date">
            <text:p>10-1-2018</text:p>
          </table:table-cell>
          <table:table-cell table:style-name="ce13" table:formula="of:=[.K655]&amp;&quot; &quot;&amp;INDEX([.$Q$2:.$Q$50];[.H655])" office:value-type="string" office:string-value="M40TC77 " calcext:value-type="string">
            <text:p>M40TC77 </text:p>
          </table:table-cell>
          <table:table-cell table:style-name="ce15" table:formula="of:=INDEX([.$T$2:.$T$50];[.H655])+(RAND()*INDEX([.$S$2:.$S$50];[.H655]))" office:value-type="currency" office:currency="EUR" office:value="0" calcext:value-type="currency">
            <text:p>€ 0.00</text:p>
          </table:table-cell>
          <table:table-cell table:style-name="ce16" table:formula="of:=IF([.E654]&gt;=[.$A$2];[.H654]+1;[.H654])" office:value-type="float" office:value="17" calcext:value-type="float">
            <text:p>17</text:p>
          </table:table-cell>
          <table:table-cell/>
          <table:table-cell table:style-name="ce18" table:formula="of:=INDEX([.$R$2:.$R$50];[.H65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40TC77" calcext:value-type="string">
            <text:p>M40TC7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5]&gt;=[.$A$2];[.$A$1];[.E655]+INDEX([.$O$2:.$O$50];[.H656])+(RAND()*INDEX([.$N$2:.$N$50];[.H656])))" office:value-type="date" office:date-value="2018-01-10" calcext:value-type="date">
            <text:p>10-1-2018</text:p>
          </table:table-cell>
          <table:table-cell table:style-name="ce13" table:formula="of:=[.K656]&amp;&quot; &quot;&amp;INDEX([.$Q$2:.$Q$50];[.H656])" office:value-type="string" office:string-value="H10LO39 " calcext:value-type="string">
            <text:p>H10LO39 </text:p>
          </table:table-cell>
          <table:table-cell table:style-name="ce15" table:formula="of:=INDEX([.$T$2:.$T$50];[.H656])+(RAND()*INDEX([.$S$2:.$S$50];[.H656]))" office:value-type="currency" office:currency="EUR" office:value="0" calcext:value-type="currency">
            <text:p>€ 0.00</text:p>
          </table:table-cell>
          <table:table-cell table:style-name="ce16" table:formula="of:=IF([.E655]&gt;=[.$A$2];[.H655]+1;[.H655])" office:value-type="float" office:value="17" calcext:value-type="float">
            <text:p>17</text:p>
          </table:table-cell>
          <table:table-cell/>
          <table:table-cell table:style-name="ce18" table:formula="of:=INDEX([.$R$2:.$R$50];[.H65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10LO39" calcext:value-type="string">
            <text:p>H10LO3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6]&gt;=[.$A$2];[.$A$1];[.E656]+INDEX([.$O$2:.$O$50];[.H657])+(RAND()*INDEX([.$N$2:.$N$50];[.H657])))" office:value-type="date" office:date-value="2018-01-10" calcext:value-type="date">
            <text:p>10-1-2018</text:p>
          </table:table-cell>
          <table:table-cell table:style-name="ce13" table:formula="of:=[.K657]&amp;&quot; &quot;&amp;INDEX([.$Q$2:.$Q$50];[.H657])" office:value-type="string" office:string-value="V41WG97 " calcext:value-type="string">
            <text:p>V41WG97 </text:p>
          </table:table-cell>
          <table:table-cell table:style-name="ce15" table:formula="of:=INDEX([.$T$2:.$T$50];[.H657])+(RAND()*INDEX([.$S$2:.$S$50];[.H657]))" office:value-type="currency" office:currency="EUR" office:value="0" calcext:value-type="currency">
            <text:p>€ 0.00</text:p>
          </table:table-cell>
          <table:table-cell table:style-name="ce16" table:formula="of:=IF([.E656]&gt;=[.$A$2];[.H656]+1;[.H656])" office:value-type="float" office:value="17" calcext:value-type="float">
            <text:p>17</text:p>
          </table:table-cell>
          <table:table-cell/>
          <table:table-cell table:style-name="ce18" table:formula="of:=INDEX([.$R$2:.$R$50];[.H65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41WG97" calcext:value-type="string">
            <text:p>V41WG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7]&gt;=[.$A$2];[.$A$1];[.E657]+INDEX([.$O$2:.$O$50];[.H658])+(RAND()*INDEX([.$N$2:.$N$50];[.H658])))" office:value-type="date" office:date-value="2018-01-10" calcext:value-type="date">
            <text:p>10-1-2018</text:p>
          </table:table-cell>
          <table:table-cell table:style-name="ce13" table:formula="of:=[.K658]&amp;&quot; &quot;&amp;INDEX([.$Q$2:.$Q$50];[.H658])" office:value-type="string" office:string-value="G25WB60 " calcext:value-type="string">
            <text:p>G25WB60 </text:p>
          </table:table-cell>
          <table:table-cell table:style-name="ce15" table:formula="of:=INDEX([.$T$2:.$T$50];[.H658])+(RAND()*INDEX([.$S$2:.$S$50];[.H658]))" office:value-type="currency" office:currency="EUR" office:value="0" calcext:value-type="currency">
            <text:p>€ 0.00</text:p>
          </table:table-cell>
          <table:table-cell table:style-name="ce16" table:formula="of:=IF([.E657]&gt;=[.$A$2];[.H657]+1;[.H657])" office:value-type="float" office:value="17" calcext:value-type="float">
            <text:p>17</text:p>
          </table:table-cell>
          <table:table-cell/>
          <table:table-cell table:style-name="ce18" table:formula="of:=INDEX([.$R$2:.$R$50];[.H65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25WB60" calcext:value-type="string">
            <text:p>G25WB6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8]&gt;=[.$A$2];[.$A$1];[.E658]+INDEX([.$O$2:.$O$50];[.H659])+(RAND()*INDEX([.$N$2:.$N$50];[.H659])))" office:value-type="date" office:date-value="2018-01-10" calcext:value-type="date">
            <text:p>10-1-2018</text:p>
          </table:table-cell>
          <table:table-cell table:style-name="ce13" table:formula="of:=[.K659]&amp;&quot; &quot;&amp;INDEX([.$Q$2:.$Q$50];[.H659])" office:value-type="string" office:string-value="K61JD52 " calcext:value-type="string">
            <text:p>K61JD52 </text:p>
          </table:table-cell>
          <table:table-cell table:style-name="ce15" table:formula="of:=INDEX([.$T$2:.$T$50];[.H659])+(RAND()*INDEX([.$S$2:.$S$50];[.H659]))" office:value-type="currency" office:currency="EUR" office:value="0" calcext:value-type="currency">
            <text:p>€ 0.00</text:p>
          </table:table-cell>
          <table:table-cell table:style-name="ce16" table:formula="of:=IF([.E658]&gt;=[.$A$2];[.H658]+1;[.H658])" office:value-type="float" office:value="17" calcext:value-type="float">
            <text:p>17</text:p>
          </table:table-cell>
          <table:table-cell/>
          <table:table-cell table:style-name="ce18" table:formula="of:=INDEX([.$R$2:.$R$50];[.H65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61JD52" calcext:value-type="string">
            <text:p>K61JD5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59]&gt;=[.$A$2];[.$A$1];[.E659]+INDEX([.$O$2:.$O$50];[.H660])+(RAND()*INDEX([.$N$2:.$N$50];[.H660])))" office:value-type="date" office:date-value="2018-01-10" calcext:value-type="date">
            <text:p>10-1-2018</text:p>
          </table:table-cell>
          <table:table-cell table:style-name="ce13" table:formula="of:=[.K660]&amp;&quot; &quot;&amp;INDEX([.$Q$2:.$Q$50];[.H660])" office:value-type="string" office:string-value="A58TR89 " calcext:value-type="string">
            <text:p>A58TR89 </text:p>
          </table:table-cell>
          <table:table-cell table:style-name="ce15" table:formula="of:=INDEX([.$T$2:.$T$50];[.H660])+(RAND()*INDEX([.$S$2:.$S$50];[.H660]))" office:value-type="currency" office:currency="EUR" office:value="0" calcext:value-type="currency">
            <text:p>€ 0.00</text:p>
          </table:table-cell>
          <table:table-cell table:style-name="ce16" table:formula="of:=IF([.E659]&gt;=[.$A$2];[.H659]+1;[.H659])" office:value-type="float" office:value="17" calcext:value-type="float">
            <text:p>17</text:p>
          </table:table-cell>
          <table:table-cell/>
          <table:table-cell table:style-name="ce18" table:formula="of:=INDEX([.$R$2:.$R$50];[.H66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58TR89" calcext:value-type="string">
            <text:p>A58TR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0]&gt;=[.$A$2];[.$A$1];[.E660]+INDEX([.$O$2:.$O$50];[.H661])+(RAND()*INDEX([.$N$2:.$N$50];[.H661])))" office:value-type="date" office:date-value="2018-01-10" calcext:value-type="date">
            <text:p>10-1-2018</text:p>
          </table:table-cell>
          <table:table-cell table:style-name="ce13" table:formula="of:=[.K661]&amp;&quot; &quot;&amp;INDEX([.$Q$2:.$Q$50];[.H661])" office:value-type="string" office:string-value="C57CO16 " calcext:value-type="string">
            <text:p>C57CO16 </text:p>
          </table:table-cell>
          <table:table-cell table:style-name="ce15" table:formula="of:=INDEX([.$T$2:.$T$50];[.H661])+(RAND()*INDEX([.$S$2:.$S$50];[.H661]))" office:value-type="currency" office:currency="EUR" office:value="0" calcext:value-type="currency">
            <text:p>€ 0.00</text:p>
          </table:table-cell>
          <table:table-cell table:style-name="ce16" table:formula="of:=IF([.E660]&gt;=[.$A$2];[.H660]+1;[.H660])" office:value-type="float" office:value="17" calcext:value-type="float">
            <text:p>17</text:p>
          </table:table-cell>
          <table:table-cell/>
          <table:table-cell table:style-name="ce18" table:formula="of:=INDEX([.$R$2:.$R$50];[.H66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57CO16" calcext:value-type="string">
            <text:p>C57CO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1]&gt;=[.$A$2];[.$A$1];[.E661]+INDEX([.$O$2:.$O$50];[.H662])+(RAND()*INDEX([.$N$2:.$N$50];[.H662])))" office:value-type="date" office:date-value="2018-01-10" calcext:value-type="date">
            <text:p>10-1-2018</text:p>
          </table:table-cell>
          <table:table-cell table:style-name="ce13" table:formula="of:=[.K662]&amp;&quot; &quot;&amp;INDEX([.$Q$2:.$Q$50];[.H662])" office:value-type="string" office:string-value="W48WR82 " calcext:value-type="string">
            <text:p>W48WR82 </text:p>
          </table:table-cell>
          <table:table-cell table:style-name="ce15" table:formula="of:=INDEX([.$T$2:.$T$50];[.H662])+(RAND()*INDEX([.$S$2:.$S$50];[.H662]))" office:value-type="currency" office:currency="EUR" office:value="0" calcext:value-type="currency">
            <text:p>€ 0.00</text:p>
          </table:table-cell>
          <table:table-cell table:style-name="ce16" table:formula="of:=IF([.E661]&gt;=[.$A$2];[.H661]+1;[.H661])" office:value-type="float" office:value="17" calcext:value-type="float">
            <text:p>17</text:p>
          </table:table-cell>
          <table:table-cell/>
          <table:table-cell table:style-name="ce18" table:formula="of:=INDEX([.$R$2:.$R$50];[.H66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48WR82" calcext:value-type="string">
            <text:p>W48WR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2]&gt;=[.$A$2];[.$A$1];[.E662]+INDEX([.$O$2:.$O$50];[.H663])+(RAND()*INDEX([.$N$2:.$N$50];[.H663])))" office:value-type="date" office:date-value="2018-01-10" calcext:value-type="date">
            <text:p>10-1-2018</text:p>
          </table:table-cell>
          <table:table-cell table:style-name="ce13" table:formula="of:=[.K663]&amp;&quot; &quot;&amp;INDEX([.$Q$2:.$Q$50];[.H663])" office:value-type="string" office:string-value="E22QI24 " calcext:value-type="string">
            <text:p>E22QI24 </text:p>
          </table:table-cell>
          <table:table-cell table:style-name="ce15" table:formula="of:=INDEX([.$T$2:.$T$50];[.H663])+(RAND()*INDEX([.$S$2:.$S$50];[.H663]))" office:value-type="currency" office:currency="EUR" office:value="0" calcext:value-type="currency">
            <text:p>€ 0.00</text:p>
          </table:table-cell>
          <table:table-cell table:style-name="ce16" table:formula="of:=IF([.E662]&gt;=[.$A$2];[.H662]+1;[.H662])" office:value-type="float" office:value="17" calcext:value-type="float">
            <text:p>17</text:p>
          </table:table-cell>
          <table:table-cell/>
          <table:table-cell table:style-name="ce18" table:formula="of:=INDEX([.$R$2:.$R$50];[.H66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22QI24" calcext:value-type="string">
            <text:p>E22QI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3]&gt;=[.$A$2];[.$A$1];[.E663]+INDEX([.$O$2:.$O$50];[.H664])+(RAND()*INDEX([.$N$2:.$N$50];[.H664])))" office:value-type="date" office:date-value="2018-01-10" calcext:value-type="date">
            <text:p>10-1-2018</text:p>
          </table:table-cell>
          <table:table-cell table:style-name="ce13" table:formula="of:=[.K664]&amp;&quot; &quot;&amp;INDEX([.$Q$2:.$Q$50];[.H664])" office:value-type="string" office:string-value="L58TH45 " calcext:value-type="string">
            <text:p>L58TH45 </text:p>
          </table:table-cell>
          <table:table-cell table:style-name="ce15" table:formula="of:=INDEX([.$T$2:.$T$50];[.H664])+(RAND()*INDEX([.$S$2:.$S$50];[.H664]))" office:value-type="currency" office:currency="EUR" office:value="0" calcext:value-type="currency">
            <text:p>€ 0.00</text:p>
          </table:table-cell>
          <table:table-cell table:style-name="ce16" table:formula="of:=IF([.E663]&gt;=[.$A$2];[.H663]+1;[.H663])" office:value-type="float" office:value="17" calcext:value-type="float">
            <text:p>17</text:p>
          </table:table-cell>
          <table:table-cell/>
          <table:table-cell table:style-name="ce18" table:formula="of:=INDEX([.$R$2:.$R$50];[.H66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58TH45" calcext:value-type="string">
            <text:p>L58TH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4]&gt;=[.$A$2];[.$A$1];[.E664]+INDEX([.$O$2:.$O$50];[.H665])+(RAND()*INDEX([.$N$2:.$N$50];[.H665])))" office:value-type="date" office:date-value="2018-01-10" calcext:value-type="date">
            <text:p>10-1-2018</text:p>
          </table:table-cell>
          <table:table-cell table:style-name="ce13" table:formula="of:=[.K665]&amp;&quot; &quot;&amp;INDEX([.$Q$2:.$Q$50];[.H665])" office:value-type="string" office:string-value="T77YO29 " calcext:value-type="string">
            <text:p>T77YO29 </text:p>
          </table:table-cell>
          <table:table-cell table:style-name="ce15" table:formula="of:=INDEX([.$T$2:.$T$50];[.H665])+(RAND()*INDEX([.$S$2:.$S$50];[.H665]))" office:value-type="currency" office:currency="EUR" office:value="0" calcext:value-type="currency">
            <text:p>€ 0.00</text:p>
          </table:table-cell>
          <table:table-cell table:style-name="ce16" table:formula="of:=IF([.E664]&gt;=[.$A$2];[.H664]+1;[.H664])" office:value-type="float" office:value="17" calcext:value-type="float">
            <text:p>17</text:p>
          </table:table-cell>
          <table:table-cell/>
          <table:table-cell table:style-name="ce18" table:formula="of:=INDEX([.$R$2:.$R$50];[.H66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7YO29" calcext:value-type="string">
            <text:p>T77YO2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5]&gt;=[.$A$2];[.$A$1];[.E665]+INDEX([.$O$2:.$O$50];[.H666])+(RAND()*INDEX([.$N$2:.$N$50];[.H666])))" office:value-type="date" office:date-value="2018-01-10" calcext:value-type="date">
            <text:p>10-1-2018</text:p>
          </table:table-cell>
          <table:table-cell table:style-name="ce13" table:formula="of:=[.K666]&amp;&quot; &quot;&amp;INDEX([.$Q$2:.$Q$50];[.H666])" office:value-type="string" office:string-value="Z14UG11 " calcext:value-type="string">
            <text:p>Z14UG11 </text:p>
          </table:table-cell>
          <table:table-cell table:style-name="ce15" table:formula="of:=INDEX([.$T$2:.$T$50];[.H666])+(RAND()*INDEX([.$S$2:.$S$50];[.H666]))" office:value-type="currency" office:currency="EUR" office:value="0" calcext:value-type="currency">
            <text:p>€ 0.00</text:p>
          </table:table-cell>
          <table:table-cell table:style-name="ce16" table:formula="of:=IF([.E665]&gt;=[.$A$2];[.H665]+1;[.H665])" office:value-type="float" office:value="17" calcext:value-type="float">
            <text:p>17</text:p>
          </table:table-cell>
          <table:table-cell/>
          <table:table-cell table:style-name="ce18" table:formula="of:=INDEX([.$R$2:.$R$50];[.H66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14UG11" calcext:value-type="string">
            <text:p>Z14UG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6]&gt;=[.$A$2];[.$A$1];[.E666]+INDEX([.$O$2:.$O$50];[.H667])+(RAND()*INDEX([.$N$2:.$N$50];[.H667])))" office:value-type="date" office:date-value="2018-01-10" calcext:value-type="date">
            <text:p>10-1-2018</text:p>
          </table:table-cell>
          <table:table-cell table:style-name="ce13" table:formula="of:=[.K667]&amp;&quot; &quot;&amp;INDEX([.$Q$2:.$Q$50];[.H667])" office:value-type="string" office:string-value="C10FA95 " calcext:value-type="string">
            <text:p>C10FA95 </text:p>
          </table:table-cell>
          <table:table-cell table:style-name="ce15" table:formula="of:=INDEX([.$T$2:.$T$50];[.H667])+(RAND()*INDEX([.$S$2:.$S$50];[.H667]))" office:value-type="currency" office:currency="EUR" office:value="0" calcext:value-type="currency">
            <text:p>€ 0.00</text:p>
          </table:table-cell>
          <table:table-cell table:style-name="ce16" table:formula="of:=IF([.E666]&gt;=[.$A$2];[.H666]+1;[.H666])" office:value-type="float" office:value="17" calcext:value-type="float">
            <text:p>17</text:p>
          </table:table-cell>
          <table:table-cell/>
          <table:table-cell table:style-name="ce18" table:formula="of:=INDEX([.$R$2:.$R$50];[.H66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10FA95" calcext:value-type="string">
            <text:p>C10FA9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7]&gt;=[.$A$2];[.$A$1];[.E667]+INDEX([.$O$2:.$O$50];[.H668])+(RAND()*INDEX([.$N$2:.$N$50];[.H668])))" office:value-type="date" office:date-value="2018-01-10" calcext:value-type="date">
            <text:p>10-1-2018</text:p>
          </table:table-cell>
          <table:table-cell table:style-name="ce13" table:formula="of:=[.K668]&amp;&quot; &quot;&amp;INDEX([.$Q$2:.$Q$50];[.H668])" office:value-type="string" office:string-value="G30UX20 " calcext:value-type="string">
            <text:p>G30UX20 </text:p>
          </table:table-cell>
          <table:table-cell table:style-name="ce15" table:formula="of:=INDEX([.$T$2:.$T$50];[.H668])+(RAND()*INDEX([.$S$2:.$S$50];[.H668]))" office:value-type="currency" office:currency="EUR" office:value="0" calcext:value-type="currency">
            <text:p>€ 0.00</text:p>
          </table:table-cell>
          <table:table-cell table:style-name="ce16" table:formula="of:=IF([.E667]&gt;=[.$A$2];[.H667]+1;[.H667])" office:value-type="float" office:value="17" calcext:value-type="float">
            <text:p>17</text:p>
          </table:table-cell>
          <table:table-cell/>
          <table:table-cell table:style-name="ce18" table:formula="of:=INDEX([.$R$2:.$R$50];[.H66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30UX20" calcext:value-type="string">
            <text:p>G30UX2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8]&gt;=[.$A$2];[.$A$1];[.E668]+INDEX([.$O$2:.$O$50];[.H669])+(RAND()*INDEX([.$N$2:.$N$50];[.H669])))" office:value-type="date" office:date-value="2018-01-10" calcext:value-type="date">
            <text:p>10-1-2018</text:p>
          </table:table-cell>
          <table:table-cell table:style-name="ce13" table:formula="of:=[.K669]&amp;&quot; &quot;&amp;INDEX([.$Q$2:.$Q$50];[.H669])" office:value-type="string" office:string-value="P12EL42 " calcext:value-type="string">
            <text:p>P12EL42 </text:p>
          </table:table-cell>
          <table:table-cell table:style-name="ce15" table:formula="of:=INDEX([.$T$2:.$T$50];[.H669])+(RAND()*INDEX([.$S$2:.$S$50];[.H669]))" office:value-type="currency" office:currency="EUR" office:value="0" calcext:value-type="currency">
            <text:p>€ 0.00</text:p>
          </table:table-cell>
          <table:table-cell table:style-name="ce16" table:formula="of:=IF([.E668]&gt;=[.$A$2];[.H668]+1;[.H668])" office:value-type="float" office:value="17" calcext:value-type="float">
            <text:p>17</text:p>
          </table:table-cell>
          <table:table-cell/>
          <table:table-cell table:style-name="ce18" table:formula="of:=INDEX([.$R$2:.$R$50];[.H66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12EL42" calcext:value-type="string">
            <text:p>P12EL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69]&gt;=[.$A$2];[.$A$1];[.E669]+INDEX([.$O$2:.$O$50];[.H670])+(RAND()*INDEX([.$N$2:.$N$50];[.H670])))" office:value-type="date" office:date-value="2018-01-10" calcext:value-type="date">
            <text:p>10-1-2018</text:p>
          </table:table-cell>
          <table:table-cell table:style-name="ce13" table:formula="of:=[.K670]&amp;&quot; &quot;&amp;INDEX([.$Q$2:.$Q$50];[.H670])" office:value-type="string" office:string-value="N44JW43 " calcext:value-type="string">
            <text:p>N44JW43 </text:p>
          </table:table-cell>
          <table:table-cell table:style-name="ce15" table:formula="of:=INDEX([.$T$2:.$T$50];[.H670])+(RAND()*INDEX([.$S$2:.$S$50];[.H670]))" office:value-type="currency" office:currency="EUR" office:value="0" calcext:value-type="currency">
            <text:p>€ 0.00</text:p>
          </table:table-cell>
          <table:table-cell table:style-name="ce16" table:formula="of:=IF([.E669]&gt;=[.$A$2];[.H669]+1;[.H669])" office:value-type="float" office:value="17" calcext:value-type="float">
            <text:p>17</text:p>
          </table:table-cell>
          <table:table-cell/>
          <table:table-cell table:style-name="ce18" table:formula="of:=INDEX([.$R$2:.$R$50];[.H67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44JW43" calcext:value-type="string">
            <text:p>N44JW4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0]&gt;=[.$A$2];[.$A$1];[.E670]+INDEX([.$O$2:.$O$50];[.H671])+(RAND()*INDEX([.$N$2:.$N$50];[.H671])))" office:value-type="date" office:date-value="2018-01-10" calcext:value-type="date">
            <text:p>10-1-2018</text:p>
          </table:table-cell>
          <table:table-cell table:style-name="ce13" table:formula="of:=[.K671]&amp;&quot; &quot;&amp;INDEX([.$Q$2:.$Q$50];[.H671])" office:value-type="string" office:string-value="I46KJ34 " calcext:value-type="string">
            <text:p>I46KJ34 </text:p>
          </table:table-cell>
          <table:table-cell table:style-name="ce15" table:formula="of:=INDEX([.$T$2:.$T$50];[.H671])+(RAND()*INDEX([.$S$2:.$S$50];[.H671]))" office:value-type="currency" office:currency="EUR" office:value="0" calcext:value-type="currency">
            <text:p>€ 0.00</text:p>
          </table:table-cell>
          <table:table-cell table:style-name="ce16" table:formula="of:=IF([.E670]&gt;=[.$A$2];[.H670]+1;[.H670])" office:value-type="float" office:value="17" calcext:value-type="float">
            <text:p>17</text:p>
          </table:table-cell>
          <table:table-cell/>
          <table:table-cell table:style-name="ce18" table:formula="of:=INDEX([.$R$2:.$R$50];[.H67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46KJ34" calcext:value-type="string">
            <text:p>I46KJ3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1]&gt;=[.$A$2];[.$A$1];[.E671]+INDEX([.$O$2:.$O$50];[.H672])+(RAND()*INDEX([.$N$2:.$N$50];[.H672])))" office:value-type="date" office:date-value="2018-01-10" calcext:value-type="date">
            <text:p>10-1-2018</text:p>
          </table:table-cell>
          <table:table-cell table:style-name="ce13" table:formula="of:=[.K672]&amp;&quot; &quot;&amp;INDEX([.$Q$2:.$Q$50];[.H672])" office:value-type="string" office:string-value="L21RG18 " calcext:value-type="string">
            <text:p>L21RG18 </text:p>
          </table:table-cell>
          <table:table-cell table:style-name="ce15" table:formula="of:=INDEX([.$T$2:.$T$50];[.H672])+(RAND()*INDEX([.$S$2:.$S$50];[.H672]))" office:value-type="currency" office:currency="EUR" office:value="0" calcext:value-type="currency">
            <text:p>€ 0.00</text:p>
          </table:table-cell>
          <table:table-cell table:style-name="ce16" table:formula="of:=IF([.E671]&gt;=[.$A$2];[.H671]+1;[.H671])" office:value-type="float" office:value="17" calcext:value-type="float">
            <text:p>17</text:p>
          </table:table-cell>
          <table:table-cell/>
          <table:table-cell table:style-name="ce18" table:formula="of:=INDEX([.$R$2:.$R$50];[.H67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21RG18" calcext:value-type="string">
            <text:p>L21RG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2]&gt;=[.$A$2];[.$A$1];[.E672]+INDEX([.$O$2:.$O$50];[.H673])+(RAND()*INDEX([.$N$2:.$N$50];[.H673])))" office:value-type="date" office:date-value="2018-01-10" calcext:value-type="date">
            <text:p>10-1-2018</text:p>
          </table:table-cell>
          <table:table-cell table:style-name="ce13" table:formula="of:=[.K673]&amp;&quot; &quot;&amp;INDEX([.$Q$2:.$Q$50];[.H673])" office:value-type="string" office:string-value="T43HG39 " calcext:value-type="string">
            <text:p>T43HG39 </text:p>
          </table:table-cell>
          <table:table-cell table:style-name="ce15" table:formula="of:=INDEX([.$T$2:.$T$50];[.H673])+(RAND()*INDEX([.$S$2:.$S$50];[.H673]))" office:value-type="currency" office:currency="EUR" office:value="0" calcext:value-type="currency">
            <text:p>€ 0.00</text:p>
          </table:table-cell>
          <table:table-cell table:style-name="ce16" table:formula="of:=IF([.E672]&gt;=[.$A$2];[.H672]+1;[.H672])" office:value-type="float" office:value="17" calcext:value-type="float">
            <text:p>17</text:p>
          </table:table-cell>
          <table:table-cell/>
          <table:table-cell table:style-name="ce18" table:formula="of:=INDEX([.$R$2:.$R$50];[.H67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43HG39" calcext:value-type="string">
            <text:p>T43HG3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3]&gt;=[.$A$2];[.$A$1];[.E673]+INDEX([.$O$2:.$O$50];[.H674])+(RAND()*INDEX([.$N$2:.$N$50];[.H674])))" office:value-type="date" office:date-value="2018-01-10" calcext:value-type="date">
            <text:p>10-1-2018</text:p>
          </table:table-cell>
          <table:table-cell table:style-name="ce13" table:formula="of:=[.K674]&amp;&quot; &quot;&amp;INDEX([.$Q$2:.$Q$50];[.H674])" office:value-type="string" office:string-value="S79KD76 " calcext:value-type="string">
            <text:p>S79KD76 </text:p>
          </table:table-cell>
          <table:table-cell table:style-name="ce15" table:formula="of:=INDEX([.$T$2:.$T$50];[.H674])+(RAND()*INDEX([.$S$2:.$S$50];[.H674]))" office:value-type="currency" office:currency="EUR" office:value="0" calcext:value-type="currency">
            <text:p>€ 0.00</text:p>
          </table:table-cell>
          <table:table-cell table:style-name="ce16" table:formula="of:=IF([.E673]&gt;=[.$A$2];[.H673]+1;[.H673])" office:value-type="float" office:value="17" calcext:value-type="float">
            <text:p>17</text:p>
          </table:table-cell>
          <table:table-cell/>
          <table:table-cell table:style-name="ce18" table:formula="of:=INDEX([.$R$2:.$R$50];[.H67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79KD76" calcext:value-type="string">
            <text:p>S79KD7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4]&gt;=[.$A$2];[.$A$1];[.E674]+INDEX([.$O$2:.$O$50];[.H675])+(RAND()*INDEX([.$N$2:.$N$50];[.H675])))" office:value-type="date" office:date-value="2018-01-10" calcext:value-type="date">
            <text:p>10-1-2018</text:p>
          </table:table-cell>
          <table:table-cell table:style-name="ce13" table:formula="of:=[.K675]&amp;&quot; &quot;&amp;INDEX([.$Q$2:.$Q$50];[.H675])" office:value-type="string" office:string-value="O23NT18 " calcext:value-type="string">
            <text:p>O23NT18 </text:p>
          </table:table-cell>
          <table:table-cell table:style-name="ce15" table:formula="of:=INDEX([.$T$2:.$T$50];[.H675])+(RAND()*INDEX([.$S$2:.$S$50];[.H675]))" office:value-type="currency" office:currency="EUR" office:value="0" calcext:value-type="currency">
            <text:p>€ 0.00</text:p>
          </table:table-cell>
          <table:table-cell table:style-name="ce16" table:formula="of:=IF([.E674]&gt;=[.$A$2];[.H674]+1;[.H674])" office:value-type="float" office:value="17" calcext:value-type="float">
            <text:p>17</text:p>
          </table:table-cell>
          <table:table-cell/>
          <table:table-cell table:style-name="ce18" table:formula="of:=INDEX([.$R$2:.$R$50];[.H67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23NT18" calcext:value-type="string">
            <text:p>O23NT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5]&gt;=[.$A$2];[.$A$1];[.E675]+INDEX([.$O$2:.$O$50];[.H676])+(RAND()*INDEX([.$N$2:.$N$50];[.H676])))" office:value-type="date" office:date-value="2018-01-10" calcext:value-type="date">
            <text:p>10-1-2018</text:p>
          </table:table-cell>
          <table:table-cell table:style-name="ce13" table:formula="of:=[.K676]&amp;&quot; &quot;&amp;INDEX([.$Q$2:.$Q$50];[.H676])" office:value-type="string" office:string-value="U61RX14 " calcext:value-type="string">
            <text:p>U61RX14 </text:p>
          </table:table-cell>
          <table:table-cell table:style-name="ce15" table:formula="of:=INDEX([.$T$2:.$T$50];[.H676])+(RAND()*INDEX([.$S$2:.$S$50];[.H676]))" office:value-type="currency" office:currency="EUR" office:value="0" calcext:value-type="currency">
            <text:p>€ 0.00</text:p>
          </table:table-cell>
          <table:table-cell table:style-name="ce16" table:formula="of:=IF([.E675]&gt;=[.$A$2];[.H675]+1;[.H675])" office:value-type="float" office:value="17" calcext:value-type="float">
            <text:p>17</text:p>
          </table:table-cell>
          <table:table-cell/>
          <table:table-cell table:style-name="ce18" table:formula="of:=INDEX([.$R$2:.$R$50];[.H67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61RX14" calcext:value-type="string">
            <text:p>U61RX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6]&gt;=[.$A$2];[.$A$1];[.E676]+INDEX([.$O$2:.$O$50];[.H677])+(RAND()*INDEX([.$N$2:.$N$50];[.H677])))" office:value-type="date" office:date-value="2018-01-10" calcext:value-type="date">
            <text:p>10-1-2018</text:p>
          </table:table-cell>
          <table:table-cell table:style-name="ce13" table:formula="of:=[.K677]&amp;&quot; &quot;&amp;INDEX([.$Q$2:.$Q$50];[.H677])" office:value-type="string" office:string-value="D46PG28 " calcext:value-type="string">
            <text:p>D46PG28 </text:p>
          </table:table-cell>
          <table:table-cell table:style-name="ce15" table:formula="of:=INDEX([.$T$2:.$T$50];[.H677])+(RAND()*INDEX([.$S$2:.$S$50];[.H677]))" office:value-type="currency" office:currency="EUR" office:value="0" calcext:value-type="currency">
            <text:p>€ 0.00</text:p>
          </table:table-cell>
          <table:table-cell table:style-name="ce16" table:formula="of:=IF([.E676]&gt;=[.$A$2];[.H676]+1;[.H676])" office:value-type="float" office:value="17" calcext:value-type="float">
            <text:p>17</text:p>
          </table:table-cell>
          <table:table-cell/>
          <table:table-cell table:style-name="ce18" table:formula="of:=INDEX([.$R$2:.$R$50];[.H67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46PG28" calcext:value-type="string">
            <text:p>D46PG2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7]&gt;=[.$A$2];[.$A$1];[.E677]+INDEX([.$O$2:.$O$50];[.H678])+(RAND()*INDEX([.$N$2:.$N$50];[.H678])))" office:value-type="date" office:date-value="2018-01-10" calcext:value-type="date">
            <text:p>10-1-2018</text:p>
          </table:table-cell>
          <table:table-cell table:style-name="ce13" table:formula="of:=[.K678]&amp;&quot; &quot;&amp;INDEX([.$Q$2:.$Q$50];[.H678])" office:value-type="string" office:string-value="Q12QG41 " calcext:value-type="string">
            <text:p>Q12QG41 </text:p>
          </table:table-cell>
          <table:table-cell table:style-name="ce15" table:formula="of:=INDEX([.$T$2:.$T$50];[.H678])+(RAND()*INDEX([.$S$2:.$S$50];[.H678]))" office:value-type="currency" office:currency="EUR" office:value="0" calcext:value-type="currency">
            <text:p>€ 0.00</text:p>
          </table:table-cell>
          <table:table-cell table:style-name="ce16" table:formula="of:=IF([.E677]&gt;=[.$A$2];[.H677]+1;[.H677])" office:value-type="float" office:value="17" calcext:value-type="float">
            <text:p>17</text:p>
          </table:table-cell>
          <table:table-cell/>
          <table:table-cell table:style-name="ce18" table:formula="of:=INDEX([.$R$2:.$R$50];[.H67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12QG41" calcext:value-type="string">
            <text:p>Q12QG4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8]&gt;=[.$A$2];[.$A$1];[.E678]+INDEX([.$O$2:.$O$50];[.H679])+(RAND()*INDEX([.$N$2:.$N$50];[.H679])))" office:value-type="date" office:date-value="2018-01-10" calcext:value-type="date">
            <text:p>10-1-2018</text:p>
          </table:table-cell>
          <table:table-cell table:style-name="ce13" table:formula="of:=[.K679]&amp;&quot; &quot;&amp;INDEX([.$Q$2:.$Q$50];[.H679])" office:value-type="string" office:string-value="K59MV79 " calcext:value-type="string">
            <text:p>K59MV79 </text:p>
          </table:table-cell>
          <table:table-cell table:style-name="ce15" table:formula="of:=INDEX([.$T$2:.$T$50];[.H679])+(RAND()*INDEX([.$S$2:.$S$50];[.H679]))" office:value-type="currency" office:currency="EUR" office:value="0" calcext:value-type="currency">
            <text:p>€ 0.00</text:p>
          </table:table-cell>
          <table:table-cell table:style-name="ce16" table:formula="of:=IF([.E678]&gt;=[.$A$2];[.H678]+1;[.H678])" office:value-type="float" office:value="17" calcext:value-type="float">
            <text:p>17</text:p>
          </table:table-cell>
          <table:table-cell/>
          <table:table-cell table:style-name="ce18" table:formula="of:=INDEX([.$R$2:.$R$50];[.H67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59MV79" calcext:value-type="string">
            <text:p>K59MV7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79]&gt;=[.$A$2];[.$A$1];[.E679]+INDEX([.$O$2:.$O$50];[.H680])+(RAND()*INDEX([.$N$2:.$N$50];[.H680])))" office:value-type="date" office:date-value="2018-01-10" calcext:value-type="date">
            <text:p>10-1-2018</text:p>
          </table:table-cell>
          <table:table-cell table:style-name="ce13" table:formula="of:=[.K680]&amp;&quot; &quot;&amp;INDEX([.$Q$2:.$Q$50];[.H680])" office:value-type="string" office:string-value="T93PH33 " calcext:value-type="string">
            <text:p>T93PH33 </text:p>
          </table:table-cell>
          <table:table-cell table:style-name="ce15" table:formula="of:=INDEX([.$T$2:.$T$50];[.H680])+(RAND()*INDEX([.$S$2:.$S$50];[.H680]))" office:value-type="currency" office:currency="EUR" office:value="0" calcext:value-type="currency">
            <text:p>€ 0.00</text:p>
          </table:table-cell>
          <table:table-cell table:style-name="ce16" table:formula="of:=IF([.E679]&gt;=[.$A$2];[.H679]+1;[.H679])" office:value-type="float" office:value="17" calcext:value-type="float">
            <text:p>17</text:p>
          </table:table-cell>
          <table:table-cell/>
          <table:table-cell table:style-name="ce18" table:formula="of:=INDEX([.$R$2:.$R$50];[.H68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93PH33" calcext:value-type="string">
            <text:p>T93PH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0]&gt;=[.$A$2];[.$A$1];[.E680]+INDEX([.$O$2:.$O$50];[.H681])+(RAND()*INDEX([.$N$2:.$N$50];[.H681])))" office:value-type="date" office:date-value="2018-01-10" calcext:value-type="date">
            <text:p>10-1-2018</text:p>
          </table:table-cell>
          <table:table-cell table:style-name="ce13" table:formula="of:=[.K681]&amp;&quot; &quot;&amp;INDEX([.$Q$2:.$Q$50];[.H681])" office:value-type="string" office:string-value="G23CS89 " calcext:value-type="string">
            <text:p>G23CS89 </text:p>
          </table:table-cell>
          <table:table-cell table:style-name="ce15" table:formula="of:=INDEX([.$T$2:.$T$50];[.H681])+(RAND()*INDEX([.$S$2:.$S$50];[.H681]))" office:value-type="currency" office:currency="EUR" office:value="0" calcext:value-type="currency">
            <text:p>€ 0.00</text:p>
          </table:table-cell>
          <table:table-cell table:style-name="ce16" table:formula="of:=IF([.E680]&gt;=[.$A$2];[.H680]+1;[.H680])" office:value-type="float" office:value="17" calcext:value-type="float">
            <text:p>17</text:p>
          </table:table-cell>
          <table:table-cell/>
          <table:table-cell table:style-name="ce18" table:formula="of:=INDEX([.$R$2:.$R$50];[.H68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23CS89" calcext:value-type="string">
            <text:p>G23CS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1]&gt;=[.$A$2];[.$A$1];[.E681]+INDEX([.$O$2:.$O$50];[.H682])+(RAND()*INDEX([.$N$2:.$N$50];[.H682])))" office:value-type="date" office:date-value="2018-01-10" calcext:value-type="date">
            <text:p>10-1-2018</text:p>
          </table:table-cell>
          <table:table-cell table:style-name="ce13" table:formula="of:=[.K682]&amp;&quot; &quot;&amp;INDEX([.$Q$2:.$Q$50];[.H682])" office:value-type="string" office:string-value="N72CL45 " calcext:value-type="string">
            <text:p>N72CL45 </text:p>
          </table:table-cell>
          <table:table-cell table:style-name="ce15" table:formula="of:=INDEX([.$T$2:.$T$50];[.H682])+(RAND()*INDEX([.$S$2:.$S$50];[.H682]))" office:value-type="currency" office:currency="EUR" office:value="0" calcext:value-type="currency">
            <text:p>€ 0.00</text:p>
          </table:table-cell>
          <table:table-cell table:style-name="ce16" table:formula="of:=IF([.E681]&gt;=[.$A$2];[.H681]+1;[.H681])" office:value-type="float" office:value="17" calcext:value-type="float">
            <text:p>17</text:p>
          </table:table-cell>
          <table:table-cell/>
          <table:table-cell table:style-name="ce18" table:formula="of:=INDEX([.$R$2:.$R$50];[.H68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72CL45" calcext:value-type="string">
            <text:p>N72CL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2]&gt;=[.$A$2];[.$A$1];[.E682]+INDEX([.$O$2:.$O$50];[.H683])+(RAND()*INDEX([.$N$2:.$N$50];[.H683])))" office:value-type="date" office:date-value="2018-01-10" calcext:value-type="date">
            <text:p>10-1-2018</text:p>
          </table:table-cell>
          <table:table-cell table:style-name="ce13" table:formula="of:=[.K683]&amp;&quot; &quot;&amp;INDEX([.$Q$2:.$Q$50];[.H683])" office:value-type="string" office:string-value="R88XF99 " calcext:value-type="string">
            <text:p>R88XF99 </text:p>
          </table:table-cell>
          <table:table-cell table:style-name="ce15" table:formula="of:=INDEX([.$T$2:.$T$50];[.H683])+(RAND()*INDEX([.$S$2:.$S$50];[.H683]))" office:value-type="currency" office:currency="EUR" office:value="0" calcext:value-type="currency">
            <text:p>€ 0.00</text:p>
          </table:table-cell>
          <table:table-cell table:style-name="ce16" table:formula="of:=IF([.E682]&gt;=[.$A$2];[.H682]+1;[.H682])" office:value-type="float" office:value="17" calcext:value-type="float">
            <text:p>17</text:p>
          </table:table-cell>
          <table:table-cell/>
          <table:table-cell table:style-name="ce18" table:formula="of:=INDEX([.$R$2:.$R$50];[.H68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88XF99" calcext:value-type="string">
            <text:p>R88XF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3]&gt;=[.$A$2];[.$A$1];[.E683]+INDEX([.$O$2:.$O$50];[.H684])+(RAND()*INDEX([.$N$2:.$N$50];[.H684])))" office:value-type="date" office:date-value="2018-01-10" calcext:value-type="date">
            <text:p>10-1-2018</text:p>
          </table:table-cell>
          <table:table-cell table:style-name="ce13" table:formula="of:=[.K684]&amp;&quot; &quot;&amp;INDEX([.$Q$2:.$Q$50];[.H684])" office:value-type="string" office:string-value="R25QQ53 " calcext:value-type="string">
            <text:p>R25QQ53 </text:p>
          </table:table-cell>
          <table:table-cell table:style-name="ce15" table:formula="of:=INDEX([.$T$2:.$T$50];[.H684])+(RAND()*INDEX([.$S$2:.$S$50];[.H684]))" office:value-type="currency" office:currency="EUR" office:value="0" calcext:value-type="currency">
            <text:p>€ 0.00</text:p>
          </table:table-cell>
          <table:table-cell table:style-name="ce16" table:formula="of:=IF([.E683]&gt;=[.$A$2];[.H683]+1;[.H683])" office:value-type="float" office:value="17" calcext:value-type="float">
            <text:p>17</text:p>
          </table:table-cell>
          <table:table-cell/>
          <table:table-cell table:style-name="ce18" table:formula="of:=INDEX([.$R$2:.$R$50];[.H68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25QQ53" calcext:value-type="string">
            <text:p>R25QQ5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4]&gt;=[.$A$2];[.$A$1];[.E684]+INDEX([.$O$2:.$O$50];[.H685])+(RAND()*INDEX([.$N$2:.$N$50];[.H685])))" office:value-type="date" office:date-value="2018-01-10" calcext:value-type="date">
            <text:p>10-1-2018</text:p>
          </table:table-cell>
          <table:table-cell table:style-name="ce13" table:formula="of:=[.K685]&amp;&quot; &quot;&amp;INDEX([.$Q$2:.$Q$50];[.H685])" office:value-type="string" office:string-value="G41IO73 " calcext:value-type="string">
            <text:p>G41IO73 </text:p>
          </table:table-cell>
          <table:table-cell table:style-name="ce15" table:formula="of:=INDEX([.$T$2:.$T$50];[.H685])+(RAND()*INDEX([.$S$2:.$S$50];[.H685]))" office:value-type="currency" office:currency="EUR" office:value="0" calcext:value-type="currency">
            <text:p>€ 0.00</text:p>
          </table:table-cell>
          <table:table-cell table:style-name="ce16" table:formula="of:=IF([.E684]&gt;=[.$A$2];[.H684]+1;[.H684])" office:value-type="float" office:value="17" calcext:value-type="float">
            <text:p>17</text:p>
          </table:table-cell>
          <table:table-cell/>
          <table:table-cell table:style-name="ce18" table:formula="of:=INDEX([.$R$2:.$R$50];[.H68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41IO73" calcext:value-type="string">
            <text:p>G41IO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5]&gt;=[.$A$2];[.$A$1];[.E685]+INDEX([.$O$2:.$O$50];[.H686])+(RAND()*INDEX([.$N$2:.$N$50];[.H686])))" office:value-type="date" office:date-value="2018-01-10" calcext:value-type="date">
            <text:p>10-1-2018</text:p>
          </table:table-cell>
          <table:table-cell table:style-name="ce13" table:formula="of:=[.K686]&amp;&quot; &quot;&amp;INDEX([.$Q$2:.$Q$50];[.H686])" office:value-type="string" office:string-value="A71NT80 " calcext:value-type="string">
            <text:p>A71NT80 </text:p>
          </table:table-cell>
          <table:table-cell table:style-name="ce15" table:formula="of:=INDEX([.$T$2:.$T$50];[.H686])+(RAND()*INDEX([.$S$2:.$S$50];[.H686]))" office:value-type="currency" office:currency="EUR" office:value="0" calcext:value-type="currency">
            <text:p>€ 0.00</text:p>
          </table:table-cell>
          <table:table-cell table:style-name="ce16" table:formula="of:=IF([.E685]&gt;=[.$A$2];[.H685]+1;[.H685])" office:value-type="float" office:value="17" calcext:value-type="float">
            <text:p>17</text:p>
          </table:table-cell>
          <table:table-cell/>
          <table:table-cell table:style-name="ce18" table:formula="of:=INDEX([.$R$2:.$R$50];[.H68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71NT80" calcext:value-type="string">
            <text:p>A71NT8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6]&gt;=[.$A$2];[.$A$1];[.E686]+INDEX([.$O$2:.$O$50];[.H687])+(RAND()*INDEX([.$N$2:.$N$50];[.H687])))" office:value-type="date" office:date-value="2018-01-10" calcext:value-type="date">
            <text:p>10-1-2018</text:p>
          </table:table-cell>
          <table:table-cell table:style-name="ce13" table:formula="of:=[.K687]&amp;&quot; &quot;&amp;INDEX([.$Q$2:.$Q$50];[.H687])" office:value-type="string" office:string-value="T57UD17 " calcext:value-type="string">
            <text:p>T57UD17 </text:p>
          </table:table-cell>
          <table:table-cell table:style-name="ce15" table:formula="of:=INDEX([.$T$2:.$T$50];[.H687])+(RAND()*INDEX([.$S$2:.$S$50];[.H687]))" office:value-type="currency" office:currency="EUR" office:value="0" calcext:value-type="currency">
            <text:p>€ 0.00</text:p>
          </table:table-cell>
          <table:table-cell table:style-name="ce16" table:formula="of:=IF([.E686]&gt;=[.$A$2];[.H686]+1;[.H686])" office:value-type="float" office:value="17" calcext:value-type="float">
            <text:p>17</text:p>
          </table:table-cell>
          <table:table-cell/>
          <table:table-cell table:style-name="ce18" table:formula="of:=INDEX([.$R$2:.$R$50];[.H68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57UD17" calcext:value-type="string">
            <text:p>T57UD1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7]&gt;=[.$A$2];[.$A$1];[.E687]+INDEX([.$O$2:.$O$50];[.H688])+(RAND()*INDEX([.$N$2:.$N$50];[.H688])))" office:value-type="date" office:date-value="2018-01-10" calcext:value-type="date">
            <text:p>10-1-2018</text:p>
          </table:table-cell>
          <table:table-cell table:style-name="ce13" table:formula="of:=[.K688]&amp;&quot; &quot;&amp;INDEX([.$Q$2:.$Q$50];[.H688])" office:value-type="string" office:string-value="Y11FH24 " calcext:value-type="string">
            <text:p>Y11FH24 </text:p>
          </table:table-cell>
          <table:table-cell table:style-name="ce15" table:formula="of:=INDEX([.$T$2:.$T$50];[.H688])+(RAND()*INDEX([.$S$2:.$S$50];[.H688]))" office:value-type="currency" office:currency="EUR" office:value="0" calcext:value-type="currency">
            <text:p>€ 0.00</text:p>
          </table:table-cell>
          <table:table-cell table:style-name="ce16" table:formula="of:=IF([.E687]&gt;=[.$A$2];[.H687]+1;[.H687])" office:value-type="float" office:value="17" calcext:value-type="float">
            <text:p>17</text:p>
          </table:table-cell>
          <table:table-cell/>
          <table:table-cell table:style-name="ce18" table:formula="of:=INDEX([.$R$2:.$R$50];[.H68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11FH24" calcext:value-type="string">
            <text:p>Y11FH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8]&gt;=[.$A$2];[.$A$1];[.E688]+INDEX([.$O$2:.$O$50];[.H689])+(RAND()*INDEX([.$N$2:.$N$50];[.H689])))" office:value-type="date" office:date-value="2018-01-10" calcext:value-type="date">
            <text:p>10-1-2018</text:p>
          </table:table-cell>
          <table:table-cell table:style-name="ce13" table:formula="of:=[.K689]&amp;&quot; &quot;&amp;INDEX([.$Q$2:.$Q$50];[.H689])" office:value-type="string" office:string-value="U61ZM88 " calcext:value-type="string">
            <text:p>U61ZM88 </text:p>
          </table:table-cell>
          <table:table-cell table:style-name="ce15" table:formula="of:=INDEX([.$T$2:.$T$50];[.H689])+(RAND()*INDEX([.$S$2:.$S$50];[.H689]))" office:value-type="currency" office:currency="EUR" office:value="0" calcext:value-type="currency">
            <text:p>€ 0.00</text:p>
          </table:table-cell>
          <table:table-cell table:style-name="ce16" table:formula="of:=IF([.E688]&gt;=[.$A$2];[.H688]+1;[.H688])" office:value-type="float" office:value="17" calcext:value-type="float">
            <text:p>17</text:p>
          </table:table-cell>
          <table:table-cell/>
          <table:table-cell table:style-name="ce18" table:formula="of:=INDEX([.$R$2:.$R$50];[.H68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61ZM88" calcext:value-type="string">
            <text:p>U61ZM8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89]&gt;=[.$A$2];[.$A$1];[.E689]+INDEX([.$O$2:.$O$50];[.H690])+(RAND()*INDEX([.$N$2:.$N$50];[.H690])))" office:value-type="date" office:date-value="2018-01-10" calcext:value-type="date">
            <text:p>10-1-2018</text:p>
          </table:table-cell>
          <table:table-cell table:style-name="ce13" table:formula="of:=[.K690]&amp;&quot; &quot;&amp;INDEX([.$Q$2:.$Q$50];[.H690])" office:value-type="string" office:string-value="S42FU76 " calcext:value-type="string">
            <text:p>S42FU76 </text:p>
          </table:table-cell>
          <table:table-cell table:style-name="ce15" table:formula="of:=INDEX([.$T$2:.$T$50];[.H690])+(RAND()*INDEX([.$S$2:.$S$50];[.H690]))" office:value-type="currency" office:currency="EUR" office:value="0" calcext:value-type="currency">
            <text:p>€ 0.00</text:p>
          </table:table-cell>
          <table:table-cell table:style-name="ce16" table:formula="of:=IF([.E689]&gt;=[.$A$2];[.H689]+1;[.H689])" office:value-type="float" office:value="17" calcext:value-type="float">
            <text:p>17</text:p>
          </table:table-cell>
          <table:table-cell/>
          <table:table-cell table:style-name="ce18" table:formula="of:=INDEX([.$R$2:.$R$50];[.H69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42FU76" calcext:value-type="string">
            <text:p>S42FU7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0]&gt;=[.$A$2];[.$A$1];[.E690]+INDEX([.$O$2:.$O$50];[.H691])+(RAND()*INDEX([.$N$2:.$N$50];[.H691])))" office:value-type="date" office:date-value="2018-01-10" calcext:value-type="date">
            <text:p>10-1-2018</text:p>
          </table:table-cell>
          <table:table-cell table:style-name="ce13" table:formula="of:=[.K691]&amp;&quot; &quot;&amp;INDEX([.$Q$2:.$Q$50];[.H691])" office:value-type="string" office:string-value="K42ZP87 " calcext:value-type="string">
            <text:p>K42ZP87 </text:p>
          </table:table-cell>
          <table:table-cell table:style-name="ce15" table:formula="of:=INDEX([.$T$2:.$T$50];[.H691])+(RAND()*INDEX([.$S$2:.$S$50];[.H691]))" office:value-type="currency" office:currency="EUR" office:value="0" calcext:value-type="currency">
            <text:p>€ 0.00</text:p>
          </table:table-cell>
          <table:table-cell table:style-name="ce16" table:formula="of:=IF([.E690]&gt;=[.$A$2];[.H690]+1;[.H690])" office:value-type="float" office:value="17" calcext:value-type="float">
            <text:p>17</text:p>
          </table:table-cell>
          <table:table-cell/>
          <table:table-cell table:style-name="ce18" table:formula="of:=INDEX([.$R$2:.$R$50];[.H69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42ZP87" calcext:value-type="string">
            <text:p>K42ZP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1]&gt;=[.$A$2];[.$A$1];[.E691]+INDEX([.$O$2:.$O$50];[.H692])+(RAND()*INDEX([.$N$2:.$N$50];[.H692])))" office:value-type="date" office:date-value="2018-01-10" calcext:value-type="date">
            <text:p>10-1-2018</text:p>
          </table:table-cell>
          <table:table-cell table:style-name="ce13" table:formula="of:=[.K692]&amp;&quot; &quot;&amp;INDEX([.$Q$2:.$Q$50];[.H692])" office:value-type="string" office:string-value="V81FQ73 " calcext:value-type="string">
            <text:p>V81FQ73 </text:p>
          </table:table-cell>
          <table:table-cell table:style-name="ce15" table:formula="of:=INDEX([.$T$2:.$T$50];[.H692])+(RAND()*INDEX([.$S$2:.$S$50];[.H692]))" office:value-type="currency" office:currency="EUR" office:value="0" calcext:value-type="currency">
            <text:p>€ 0.00</text:p>
          </table:table-cell>
          <table:table-cell table:style-name="ce16" table:formula="of:=IF([.E691]&gt;=[.$A$2];[.H691]+1;[.H691])" office:value-type="float" office:value="17" calcext:value-type="float">
            <text:p>17</text:p>
          </table:table-cell>
          <table:table-cell/>
          <table:table-cell table:style-name="ce18" table:formula="of:=INDEX([.$R$2:.$R$50];[.H69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81FQ73" calcext:value-type="string">
            <text:p>V81FQ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2]&gt;=[.$A$2];[.$A$1];[.E692]+INDEX([.$O$2:.$O$50];[.H693])+(RAND()*INDEX([.$N$2:.$N$50];[.H693])))" office:value-type="date" office:date-value="2018-01-10" calcext:value-type="date">
            <text:p>10-1-2018</text:p>
          </table:table-cell>
          <table:table-cell table:style-name="ce13" table:formula="of:=[.K693]&amp;&quot; &quot;&amp;INDEX([.$Q$2:.$Q$50];[.H693])" office:value-type="string" office:string-value="B99AW16 " calcext:value-type="string">
            <text:p>B99AW16 </text:p>
          </table:table-cell>
          <table:table-cell table:style-name="ce15" table:formula="of:=INDEX([.$T$2:.$T$50];[.H693])+(RAND()*INDEX([.$S$2:.$S$50];[.H693]))" office:value-type="currency" office:currency="EUR" office:value="0" calcext:value-type="currency">
            <text:p>€ 0.00</text:p>
          </table:table-cell>
          <table:table-cell table:style-name="ce16" table:formula="of:=IF([.E692]&gt;=[.$A$2];[.H692]+1;[.H692])" office:value-type="float" office:value="17" calcext:value-type="float">
            <text:p>17</text:p>
          </table:table-cell>
          <table:table-cell/>
          <table:table-cell table:style-name="ce18" table:formula="of:=INDEX([.$R$2:.$R$50];[.H69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99AW16" calcext:value-type="string">
            <text:p>B99AW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3]&gt;=[.$A$2];[.$A$1];[.E693]+INDEX([.$O$2:.$O$50];[.H694])+(RAND()*INDEX([.$N$2:.$N$50];[.H694])))" office:value-type="date" office:date-value="2018-01-10" calcext:value-type="date">
            <text:p>10-1-2018</text:p>
          </table:table-cell>
          <table:table-cell table:style-name="ce13" table:formula="of:=[.K694]&amp;&quot; &quot;&amp;INDEX([.$Q$2:.$Q$50];[.H694])" office:value-type="string" office:string-value="V31XL67 " calcext:value-type="string">
            <text:p>V31XL67 </text:p>
          </table:table-cell>
          <table:table-cell table:style-name="ce15" table:formula="of:=INDEX([.$T$2:.$T$50];[.H694])+(RAND()*INDEX([.$S$2:.$S$50];[.H694]))" office:value-type="currency" office:currency="EUR" office:value="0" calcext:value-type="currency">
            <text:p>€ 0.00</text:p>
          </table:table-cell>
          <table:table-cell table:style-name="ce16" table:formula="of:=IF([.E693]&gt;=[.$A$2];[.H693]+1;[.H693])" office:value-type="float" office:value="17" calcext:value-type="float">
            <text:p>17</text:p>
          </table:table-cell>
          <table:table-cell/>
          <table:table-cell table:style-name="ce18" table:formula="of:=INDEX([.$R$2:.$R$50];[.H69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31XL67" calcext:value-type="string">
            <text:p>V31XL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4]&gt;=[.$A$2];[.$A$1];[.E694]+INDEX([.$O$2:.$O$50];[.H695])+(RAND()*INDEX([.$N$2:.$N$50];[.H695])))" office:value-type="date" office:date-value="2018-01-10" calcext:value-type="date">
            <text:p>10-1-2018</text:p>
          </table:table-cell>
          <table:table-cell table:style-name="ce13" table:formula="of:=[.K695]&amp;&quot; &quot;&amp;INDEX([.$Q$2:.$Q$50];[.H695])" office:value-type="string" office:string-value="X12LO29 " calcext:value-type="string">
            <text:p>X12LO29 </text:p>
          </table:table-cell>
          <table:table-cell table:style-name="ce15" table:formula="of:=INDEX([.$T$2:.$T$50];[.H695])+(RAND()*INDEX([.$S$2:.$S$50];[.H695]))" office:value-type="currency" office:currency="EUR" office:value="0" calcext:value-type="currency">
            <text:p>€ 0.00</text:p>
          </table:table-cell>
          <table:table-cell table:style-name="ce16" table:formula="of:=IF([.E694]&gt;=[.$A$2];[.H694]+1;[.H694])" office:value-type="float" office:value="17" calcext:value-type="float">
            <text:p>17</text:p>
          </table:table-cell>
          <table:table-cell/>
          <table:table-cell table:style-name="ce18" table:formula="of:=INDEX([.$R$2:.$R$50];[.H69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12LO29" calcext:value-type="string">
            <text:p>X12LO2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5]&gt;=[.$A$2];[.$A$1];[.E695]+INDEX([.$O$2:.$O$50];[.H696])+(RAND()*INDEX([.$N$2:.$N$50];[.H696])))" office:value-type="date" office:date-value="2018-01-10" calcext:value-type="date">
            <text:p>10-1-2018</text:p>
          </table:table-cell>
          <table:table-cell table:style-name="ce13" table:formula="of:=[.K696]&amp;&quot; &quot;&amp;INDEX([.$Q$2:.$Q$50];[.H696])" office:value-type="string" office:string-value="K79LP81 " calcext:value-type="string">
            <text:p>K79LP81 </text:p>
          </table:table-cell>
          <table:table-cell table:style-name="ce15" table:formula="of:=INDEX([.$T$2:.$T$50];[.H696])+(RAND()*INDEX([.$S$2:.$S$50];[.H696]))" office:value-type="currency" office:currency="EUR" office:value="0" calcext:value-type="currency">
            <text:p>€ 0.00</text:p>
          </table:table-cell>
          <table:table-cell table:style-name="ce16" table:formula="of:=IF([.E695]&gt;=[.$A$2];[.H695]+1;[.H695])" office:value-type="float" office:value="17" calcext:value-type="float">
            <text:p>17</text:p>
          </table:table-cell>
          <table:table-cell/>
          <table:table-cell table:style-name="ce18" table:formula="of:=INDEX([.$R$2:.$R$50];[.H69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79LP81" calcext:value-type="string">
            <text:p>K79LP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6]&gt;=[.$A$2];[.$A$1];[.E696]+INDEX([.$O$2:.$O$50];[.H697])+(RAND()*INDEX([.$N$2:.$N$50];[.H697])))" office:value-type="date" office:date-value="2018-01-10" calcext:value-type="date">
            <text:p>10-1-2018</text:p>
          </table:table-cell>
          <table:table-cell table:style-name="ce13" table:formula="of:=[.K697]&amp;&quot; &quot;&amp;INDEX([.$Q$2:.$Q$50];[.H697])" office:value-type="string" office:string-value="A86AB17 " calcext:value-type="string">
            <text:p>A86AB17 </text:p>
          </table:table-cell>
          <table:table-cell table:style-name="ce15" table:formula="of:=INDEX([.$T$2:.$T$50];[.H697])+(RAND()*INDEX([.$S$2:.$S$50];[.H697]))" office:value-type="currency" office:currency="EUR" office:value="0" calcext:value-type="currency">
            <text:p>€ 0.00</text:p>
          </table:table-cell>
          <table:table-cell table:style-name="ce16" table:formula="of:=IF([.E696]&gt;=[.$A$2];[.H696]+1;[.H696])" office:value-type="float" office:value="17" calcext:value-type="float">
            <text:p>17</text:p>
          </table:table-cell>
          <table:table-cell/>
          <table:table-cell table:style-name="ce18" table:formula="of:=INDEX([.$R$2:.$R$50];[.H69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86AB17" calcext:value-type="string">
            <text:p>A86AB1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7]&gt;=[.$A$2];[.$A$1];[.E697]+INDEX([.$O$2:.$O$50];[.H698])+(RAND()*INDEX([.$N$2:.$N$50];[.H698])))" office:value-type="date" office:date-value="2018-01-10" calcext:value-type="date">
            <text:p>10-1-2018</text:p>
          </table:table-cell>
          <table:table-cell table:style-name="ce13" table:formula="of:=[.K698]&amp;&quot; &quot;&amp;INDEX([.$Q$2:.$Q$50];[.H698])" office:value-type="string" office:string-value="H43UI37 " calcext:value-type="string">
            <text:p>H43UI37 </text:p>
          </table:table-cell>
          <table:table-cell table:style-name="ce15" table:formula="of:=INDEX([.$T$2:.$T$50];[.H698])+(RAND()*INDEX([.$S$2:.$S$50];[.H698]))" office:value-type="currency" office:currency="EUR" office:value="0" calcext:value-type="currency">
            <text:p>€ 0.00</text:p>
          </table:table-cell>
          <table:table-cell table:style-name="ce16" table:formula="of:=IF([.E697]&gt;=[.$A$2];[.H697]+1;[.H697])" office:value-type="float" office:value="17" calcext:value-type="float">
            <text:p>17</text:p>
          </table:table-cell>
          <table:table-cell/>
          <table:table-cell table:style-name="ce18" table:formula="of:=INDEX([.$R$2:.$R$50];[.H69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43UI37" calcext:value-type="string">
            <text:p>H43UI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8]&gt;=[.$A$2];[.$A$1];[.E698]+INDEX([.$O$2:.$O$50];[.H699])+(RAND()*INDEX([.$N$2:.$N$50];[.H699])))" office:value-type="date" office:date-value="2018-01-10" calcext:value-type="date">
            <text:p>10-1-2018</text:p>
          </table:table-cell>
          <table:table-cell table:style-name="ce13" table:formula="of:=[.K699]&amp;&quot; &quot;&amp;INDEX([.$Q$2:.$Q$50];[.H699])" office:value-type="string" office:string-value="C71MQ95 " calcext:value-type="string">
            <text:p>C71MQ95 </text:p>
          </table:table-cell>
          <table:table-cell table:style-name="ce15" table:formula="of:=INDEX([.$T$2:.$T$50];[.H699])+(RAND()*INDEX([.$S$2:.$S$50];[.H699]))" office:value-type="currency" office:currency="EUR" office:value="0" calcext:value-type="currency">
            <text:p>€ 0.00</text:p>
          </table:table-cell>
          <table:table-cell table:style-name="ce16" table:formula="of:=IF([.E698]&gt;=[.$A$2];[.H698]+1;[.H698])" office:value-type="float" office:value="17" calcext:value-type="float">
            <text:p>17</text:p>
          </table:table-cell>
          <table:table-cell/>
          <table:table-cell table:style-name="ce18" table:formula="of:=INDEX([.$R$2:.$R$50];[.H69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71MQ95" calcext:value-type="string">
            <text:p>C71MQ9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699]&gt;=[.$A$2];[.$A$1];[.E699]+INDEX([.$O$2:.$O$50];[.H700])+(RAND()*INDEX([.$N$2:.$N$50];[.H700])))" office:value-type="date" office:date-value="2018-01-10" calcext:value-type="date">
            <text:p>10-1-2018</text:p>
          </table:table-cell>
          <table:table-cell table:style-name="ce13" table:formula="of:=[.K700]&amp;&quot; &quot;&amp;INDEX([.$Q$2:.$Q$50];[.H700])" office:value-type="string" office:string-value="Q96NJ52 " calcext:value-type="string">
            <text:p>Q96NJ52 </text:p>
          </table:table-cell>
          <table:table-cell table:style-name="ce15" table:formula="of:=INDEX([.$T$2:.$T$50];[.H700])+(RAND()*INDEX([.$S$2:.$S$50];[.H700]))" office:value-type="currency" office:currency="EUR" office:value="0" calcext:value-type="currency">
            <text:p>€ 0.00</text:p>
          </table:table-cell>
          <table:table-cell table:style-name="ce16" table:formula="of:=IF([.E699]&gt;=[.$A$2];[.H699]+1;[.H699])" office:value-type="float" office:value="17" calcext:value-type="float">
            <text:p>17</text:p>
          </table:table-cell>
          <table:table-cell/>
          <table:table-cell table:style-name="ce18" table:formula="of:=INDEX([.$R$2:.$R$50];[.H70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96NJ52" calcext:value-type="string">
            <text:p>Q96NJ5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0]&gt;=[.$A$2];[.$A$1];[.E700]+INDEX([.$O$2:.$O$50];[.H701])+(RAND()*INDEX([.$N$2:.$N$50];[.H701])))" office:value-type="date" office:date-value="2018-01-10" calcext:value-type="date">
            <text:p>10-1-2018</text:p>
          </table:table-cell>
          <table:table-cell table:style-name="ce13" table:formula="of:=[.K701]&amp;&quot; &quot;&amp;INDEX([.$Q$2:.$Q$50];[.H701])" office:value-type="string" office:string-value="B25FQ45 " calcext:value-type="string">
            <text:p>B25FQ45 </text:p>
          </table:table-cell>
          <table:table-cell table:style-name="ce15" table:formula="of:=INDEX([.$T$2:.$T$50];[.H701])+(RAND()*INDEX([.$S$2:.$S$50];[.H701]))" office:value-type="currency" office:currency="EUR" office:value="0" calcext:value-type="currency">
            <text:p>€ 0.00</text:p>
          </table:table-cell>
          <table:table-cell table:style-name="ce16" table:formula="of:=IF([.E700]&gt;=[.$A$2];[.H700]+1;[.H700])" office:value-type="float" office:value="17" calcext:value-type="float">
            <text:p>17</text:p>
          </table:table-cell>
          <table:table-cell/>
          <table:table-cell table:style-name="ce18" table:formula="of:=INDEX([.$R$2:.$R$50];[.H70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25FQ45" calcext:value-type="string">
            <text:p>B25FQ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1]&gt;=[.$A$2];[.$A$1];[.E701]+INDEX([.$O$2:.$O$50];[.H702])+(RAND()*INDEX([.$N$2:.$N$50];[.H702])))" office:value-type="date" office:date-value="2018-01-10" calcext:value-type="date">
            <text:p>10-1-2018</text:p>
          </table:table-cell>
          <table:table-cell table:style-name="ce13" table:formula="of:=[.K702]&amp;&quot; &quot;&amp;INDEX([.$Q$2:.$Q$50];[.H702])" office:value-type="string" office:string-value="F73CK63 " calcext:value-type="string">
            <text:p>F73CK63 </text:p>
          </table:table-cell>
          <table:table-cell table:style-name="ce15" table:formula="of:=INDEX([.$T$2:.$T$50];[.H702])+(RAND()*INDEX([.$S$2:.$S$50];[.H702]))" office:value-type="currency" office:currency="EUR" office:value="0" calcext:value-type="currency">
            <text:p>€ 0.00</text:p>
          </table:table-cell>
          <table:table-cell table:style-name="ce16" table:formula="of:=IF([.E701]&gt;=[.$A$2];[.H701]+1;[.H701])" office:value-type="float" office:value="17" calcext:value-type="float">
            <text:p>17</text:p>
          </table:table-cell>
          <table:table-cell/>
          <table:table-cell table:style-name="ce18" table:formula="of:=INDEX([.$R$2:.$R$50];[.H70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73CK63" calcext:value-type="string">
            <text:p>F73CK6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2]&gt;=[.$A$2];[.$A$1];[.E702]+INDEX([.$O$2:.$O$50];[.H703])+(RAND()*INDEX([.$N$2:.$N$50];[.H703])))" office:value-type="date" office:date-value="2018-01-10" calcext:value-type="date">
            <text:p>10-1-2018</text:p>
          </table:table-cell>
          <table:table-cell table:style-name="ce13" table:formula="of:=[.K703]&amp;&quot; &quot;&amp;INDEX([.$Q$2:.$Q$50];[.H703])" office:value-type="string" office:string-value="V35NC33 " calcext:value-type="string">
            <text:p>V35NC33 </text:p>
          </table:table-cell>
          <table:table-cell table:style-name="ce15" table:formula="of:=INDEX([.$T$2:.$T$50];[.H703])+(RAND()*INDEX([.$S$2:.$S$50];[.H703]))" office:value-type="currency" office:currency="EUR" office:value="0" calcext:value-type="currency">
            <text:p>€ 0.00</text:p>
          </table:table-cell>
          <table:table-cell table:style-name="ce16" table:formula="of:=IF([.E702]&gt;=[.$A$2];[.H702]+1;[.H702])" office:value-type="float" office:value="17" calcext:value-type="float">
            <text:p>17</text:p>
          </table:table-cell>
          <table:table-cell/>
          <table:table-cell table:style-name="ce18" table:formula="of:=INDEX([.$R$2:.$R$50];[.H70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35NC33" calcext:value-type="string">
            <text:p>V35NC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3]&gt;=[.$A$2];[.$A$1];[.E703]+INDEX([.$O$2:.$O$50];[.H704])+(RAND()*INDEX([.$N$2:.$N$50];[.H704])))" office:value-type="date" office:date-value="2018-01-10" calcext:value-type="date">
            <text:p>10-1-2018</text:p>
          </table:table-cell>
          <table:table-cell table:style-name="ce13" table:formula="of:=[.K704]&amp;&quot; &quot;&amp;INDEX([.$Q$2:.$Q$50];[.H704])" office:value-type="string" office:string-value="O43ZM77 " calcext:value-type="string">
            <text:p>O43ZM77 </text:p>
          </table:table-cell>
          <table:table-cell table:style-name="ce15" table:formula="of:=INDEX([.$T$2:.$T$50];[.H704])+(RAND()*INDEX([.$S$2:.$S$50];[.H704]))" office:value-type="currency" office:currency="EUR" office:value="0" calcext:value-type="currency">
            <text:p>€ 0.00</text:p>
          </table:table-cell>
          <table:table-cell table:style-name="ce16" table:formula="of:=IF([.E703]&gt;=[.$A$2];[.H703]+1;[.H703])" office:value-type="float" office:value="17" calcext:value-type="float">
            <text:p>17</text:p>
          </table:table-cell>
          <table:table-cell/>
          <table:table-cell table:style-name="ce18" table:formula="of:=INDEX([.$R$2:.$R$50];[.H70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43ZM77" calcext:value-type="string">
            <text:p>O43ZM7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4]&gt;=[.$A$2];[.$A$1];[.E704]+INDEX([.$O$2:.$O$50];[.H705])+(RAND()*INDEX([.$N$2:.$N$50];[.H705])))" office:value-type="date" office:date-value="2018-01-10" calcext:value-type="date">
            <text:p>10-1-2018</text:p>
          </table:table-cell>
          <table:table-cell table:style-name="ce13" table:formula="of:=[.K705]&amp;&quot; &quot;&amp;INDEX([.$Q$2:.$Q$50];[.H705])" office:value-type="string" office:string-value="H18FM96 " calcext:value-type="string">
            <text:p>H18FM96 </text:p>
          </table:table-cell>
          <table:table-cell table:style-name="ce15" table:formula="of:=INDEX([.$T$2:.$T$50];[.H705])+(RAND()*INDEX([.$S$2:.$S$50];[.H705]))" office:value-type="currency" office:currency="EUR" office:value="0" calcext:value-type="currency">
            <text:p>€ 0.00</text:p>
          </table:table-cell>
          <table:table-cell table:style-name="ce16" table:formula="of:=IF([.E704]&gt;=[.$A$2];[.H704]+1;[.H704])" office:value-type="float" office:value="17" calcext:value-type="float">
            <text:p>17</text:p>
          </table:table-cell>
          <table:table-cell/>
          <table:table-cell table:style-name="ce18" table:formula="of:=INDEX([.$R$2:.$R$50];[.H70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18FM96" calcext:value-type="string">
            <text:p>H18FM9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5]&gt;=[.$A$2];[.$A$1];[.E705]+INDEX([.$O$2:.$O$50];[.H706])+(RAND()*INDEX([.$N$2:.$N$50];[.H706])))" office:value-type="date" office:date-value="2018-01-10" calcext:value-type="date">
            <text:p>10-1-2018</text:p>
          </table:table-cell>
          <table:table-cell table:style-name="ce13" table:formula="of:=[.K706]&amp;&quot; &quot;&amp;INDEX([.$Q$2:.$Q$50];[.H706])" office:value-type="string" office:string-value="O20YT94 " calcext:value-type="string">
            <text:p>O20YT94 </text:p>
          </table:table-cell>
          <table:table-cell table:style-name="ce15" table:formula="of:=INDEX([.$T$2:.$T$50];[.H706])+(RAND()*INDEX([.$S$2:.$S$50];[.H706]))" office:value-type="currency" office:currency="EUR" office:value="0" calcext:value-type="currency">
            <text:p>€ 0.00</text:p>
          </table:table-cell>
          <table:table-cell table:style-name="ce16" table:formula="of:=IF([.E705]&gt;=[.$A$2];[.H705]+1;[.H705])" office:value-type="float" office:value="17" calcext:value-type="float">
            <text:p>17</text:p>
          </table:table-cell>
          <table:table-cell/>
          <table:table-cell table:style-name="ce18" table:formula="of:=INDEX([.$R$2:.$R$50];[.H70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20YT94" calcext:value-type="string">
            <text:p>O20YT9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6]&gt;=[.$A$2];[.$A$1];[.E706]+INDEX([.$O$2:.$O$50];[.H707])+(RAND()*INDEX([.$N$2:.$N$50];[.H707])))" office:value-type="date" office:date-value="2018-01-10" calcext:value-type="date">
            <text:p>10-1-2018</text:p>
          </table:table-cell>
          <table:table-cell table:style-name="ce13" table:formula="of:=[.K707]&amp;&quot; &quot;&amp;INDEX([.$Q$2:.$Q$50];[.H707])" office:value-type="string" office:string-value="D52KJ93 " calcext:value-type="string">
            <text:p>D52KJ93 </text:p>
          </table:table-cell>
          <table:table-cell table:style-name="ce15" table:formula="of:=INDEX([.$T$2:.$T$50];[.H707])+(RAND()*INDEX([.$S$2:.$S$50];[.H707]))" office:value-type="currency" office:currency="EUR" office:value="0" calcext:value-type="currency">
            <text:p>€ 0.00</text:p>
          </table:table-cell>
          <table:table-cell table:style-name="ce16" table:formula="of:=IF([.E706]&gt;=[.$A$2];[.H706]+1;[.H706])" office:value-type="float" office:value="17" calcext:value-type="float">
            <text:p>17</text:p>
          </table:table-cell>
          <table:table-cell/>
          <table:table-cell table:style-name="ce18" table:formula="of:=INDEX([.$R$2:.$R$50];[.H70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52KJ93" calcext:value-type="string">
            <text:p>D52KJ9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7]&gt;=[.$A$2];[.$A$1];[.E707]+INDEX([.$O$2:.$O$50];[.H708])+(RAND()*INDEX([.$N$2:.$N$50];[.H708])))" office:value-type="date" office:date-value="2018-01-10" calcext:value-type="date">
            <text:p>10-1-2018</text:p>
          </table:table-cell>
          <table:table-cell table:style-name="ce13" table:formula="of:=[.K708]&amp;&quot; &quot;&amp;INDEX([.$Q$2:.$Q$50];[.H708])" office:value-type="string" office:string-value="N38IO22 " calcext:value-type="string">
            <text:p>N38IO22 </text:p>
          </table:table-cell>
          <table:table-cell table:style-name="ce15" table:formula="of:=INDEX([.$T$2:.$T$50];[.H708])+(RAND()*INDEX([.$S$2:.$S$50];[.H708]))" office:value-type="currency" office:currency="EUR" office:value="0" calcext:value-type="currency">
            <text:p>€ 0.00</text:p>
          </table:table-cell>
          <table:table-cell table:style-name="ce16" table:formula="of:=IF([.E707]&gt;=[.$A$2];[.H707]+1;[.H707])" office:value-type="float" office:value="17" calcext:value-type="float">
            <text:p>17</text:p>
          </table:table-cell>
          <table:table-cell/>
          <table:table-cell table:style-name="ce18" table:formula="of:=INDEX([.$R$2:.$R$50];[.H70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38IO22" calcext:value-type="string">
            <text:p>N38IO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8]&gt;=[.$A$2];[.$A$1];[.E708]+INDEX([.$O$2:.$O$50];[.H709])+(RAND()*INDEX([.$N$2:.$N$50];[.H709])))" office:value-type="date" office:date-value="2018-01-10" calcext:value-type="date">
            <text:p>10-1-2018</text:p>
          </table:table-cell>
          <table:table-cell table:style-name="ce13" table:formula="of:=[.K709]&amp;&quot; &quot;&amp;INDEX([.$Q$2:.$Q$50];[.H709])" office:value-type="string" office:string-value="Y96EQ63 " calcext:value-type="string">
            <text:p>Y96EQ63 </text:p>
          </table:table-cell>
          <table:table-cell table:style-name="ce15" table:formula="of:=INDEX([.$T$2:.$T$50];[.H709])+(RAND()*INDEX([.$S$2:.$S$50];[.H709]))" office:value-type="currency" office:currency="EUR" office:value="0" calcext:value-type="currency">
            <text:p>€ 0.00</text:p>
          </table:table-cell>
          <table:table-cell table:style-name="ce16" table:formula="of:=IF([.E708]&gt;=[.$A$2];[.H708]+1;[.H708])" office:value-type="float" office:value="17" calcext:value-type="float">
            <text:p>17</text:p>
          </table:table-cell>
          <table:table-cell/>
          <table:table-cell table:style-name="ce18" table:formula="of:=INDEX([.$R$2:.$R$50];[.H70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96EQ63" calcext:value-type="string">
            <text:p>Y96EQ6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09]&gt;=[.$A$2];[.$A$1];[.E709]+INDEX([.$O$2:.$O$50];[.H710])+(RAND()*INDEX([.$N$2:.$N$50];[.H710])))" office:value-type="date" office:date-value="2018-01-10" calcext:value-type="date">
            <text:p>10-1-2018</text:p>
          </table:table-cell>
          <table:table-cell table:style-name="ce13" table:formula="of:=[.K710]&amp;&quot; &quot;&amp;INDEX([.$Q$2:.$Q$50];[.H710])" office:value-type="string" office:string-value="Y53MN48 " calcext:value-type="string">
            <text:p>Y53MN48 </text:p>
          </table:table-cell>
          <table:table-cell table:style-name="ce15" table:formula="of:=INDEX([.$T$2:.$T$50];[.H710])+(RAND()*INDEX([.$S$2:.$S$50];[.H710]))" office:value-type="currency" office:currency="EUR" office:value="0" calcext:value-type="currency">
            <text:p>€ 0.00</text:p>
          </table:table-cell>
          <table:table-cell table:style-name="ce16" table:formula="of:=IF([.E709]&gt;=[.$A$2];[.H709]+1;[.H709])" office:value-type="float" office:value="17" calcext:value-type="float">
            <text:p>17</text:p>
          </table:table-cell>
          <table:table-cell/>
          <table:table-cell table:style-name="ce18" table:formula="of:=INDEX([.$R$2:.$R$50];[.H71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53MN48" calcext:value-type="string">
            <text:p>Y53MN4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0]&gt;=[.$A$2];[.$A$1];[.E710]+INDEX([.$O$2:.$O$50];[.H711])+(RAND()*INDEX([.$N$2:.$N$50];[.H711])))" office:value-type="date" office:date-value="2018-01-10" calcext:value-type="date">
            <text:p>10-1-2018</text:p>
          </table:table-cell>
          <table:table-cell table:style-name="ce13" table:formula="of:=[.K711]&amp;&quot; &quot;&amp;INDEX([.$Q$2:.$Q$50];[.H711])" office:value-type="string" office:string-value="U35EX26 " calcext:value-type="string">
            <text:p>U35EX26 </text:p>
          </table:table-cell>
          <table:table-cell table:style-name="ce15" table:formula="of:=INDEX([.$T$2:.$T$50];[.H711])+(RAND()*INDEX([.$S$2:.$S$50];[.H711]))" office:value-type="currency" office:currency="EUR" office:value="0" calcext:value-type="currency">
            <text:p>€ 0.00</text:p>
          </table:table-cell>
          <table:table-cell table:style-name="ce16" table:formula="of:=IF([.E710]&gt;=[.$A$2];[.H710]+1;[.H710])" office:value-type="float" office:value="17" calcext:value-type="float">
            <text:p>17</text:p>
          </table:table-cell>
          <table:table-cell/>
          <table:table-cell table:style-name="ce18" table:formula="of:=INDEX([.$R$2:.$R$50];[.H71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35EX26" calcext:value-type="string">
            <text:p>U35EX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1]&gt;=[.$A$2];[.$A$1];[.E711]+INDEX([.$O$2:.$O$50];[.H712])+(RAND()*INDEX([.$N$2:.$N$50];[.H712])))" office:value-type="date" office:date-value="2018-01-10" calcext:value-type="date">
            <text:p>10-1-2018</text:p>
          </table:table-cell>
          <table:table-cell table:style-name="ce13" table:formula="of:=[.K712]&amp;&quot; &quot;&amp;INDEX([.$Q$2:.$Q$50];[.H712])" office:value-type="string" office:string-value="F66OF56 " calcext:value-type="string">
            <text:p>F66OF56 </text:p>
          </table:table-cell>
          <table:table-cell table:style-name="ce15" table:formula="of:=INDEX([.$T$2:.$T$50];[.H712])+(RAND()*INDEX([.$S$2:.$S$50];[.H712]))" office:value-type="currency" office:currency="EUR" office:value="0" calcext:value-type="currency">
            <text:p>€ 0.00</text:p>
          </table:table-cell>
          <table:table-cell table:style-name="ce16" table:formula="of:=IF([.E711]&gt;=[.$A$2];[.H711]+1;[.H711])" office:value-type="float" office:value="17" calcext:value-type="float">
            <text:p>17</text:p>
          </table:table-cell>
          <table:table-cell/>
          <table:table-cell table:style-name="ce18" table:formula="of:=INDEX([.$R$2:.$R$50];[.H71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66OF56" calcext:value-type="string">
            <text:p>F66OF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2]&gt;=[.$A$2];[.$A$1];[.E712]+INDEX([.$O$2:.$O$50];[.H713])+(RAND()*INDEX([.$N$2:.$N$50];[.H713])))" office:value-type="date" office:date-value="2018-01-10" calcext:value-type="date">
            <text:p>10-1-2018</text:p>
          </table:table-cell>
          <table:table-cell table:style-name="ce13" table:formula="of:=[.K713]&amp;&quot; &quot;&amp;INDEX([.$Q$2:.$Q$50];[.H713])" office:value-type="string" office:string-value="N63QX81 " calcext:value-type="string">
            <text:p>N63QX81 </text:p>
          </table:table-cell>
          <table:table-cell table:style-name="ce15" table:formula="of:=INDEX([.$T$2:.$T$50];[.H713])+(RAND()*INDEX([.$S$2:.$S$50];[.H713]))" office:value-type="currency" office:currency="EUR" office:value="0" calcext:value-type="currency">
            <text:p>€ 0.00</text:p>
          </table:table-cell>
          <table:table-cell table:style-name="ce16" table:formula="of:=IF([.E712]&gt;=[.$A$2];[.H712]+1;[.H712])" office:value-type="float" office:value="17" calcext:value-type="float">
            <text:p>17</text:p>
          </table:table-cell>
          <table:table-cell/>
          <table:table-cell table:style-name="ce18" table:formula="of:=INDEX([.$R$2:.$R$50];[.H71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63QX81" calcext:value-type="string">
            <text:p>N63QX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3]&gt;=[.$A$2];[.$A$1];[.E713]+INDEX([.$O$2:.$O$50];[.H714])+(RAND()*INDEX([.$N$2:.$N$50];[.H714])))" office:value-type="date" office:date-value="2018-01-10" calcext:value-type="date">
            <text:p>10-1-2018</text:p>
          </table:table-cell>
          <table:table-cell table:style-name="ce13" table:formula="of:=[.K714]&amp;&quot; &quot;&amp;INDEX([.$Q$2:.$Q$50];[.H714])" office:value-type="string" office:string-value="D24QD50 " calcext:value-type="string">
            <text:p>D24QD50 </text:p>
          </table:table-cell>
          <table:table-cell table:style-name="ce15" table:formula="of:=INDEX([.$T$2:.$T$50];[.H714])+(RAND()*INDEX([.$S$2:.$S$50];[.H714]))" office:value-type="currency" office:currency="EUR" office:value="0" calcext:value-type="currency">
            <text:p>€ 0.00</text:p>
          </table:table-cell>
          <table:table-cell table:style-name="ce16" table:formula="of:=IF([.E713]&gt;=[.$A$2];[.H713]+1;[.H713])" office:value-type="float" office:value="17" calcext:value-type="float">
            <text:p>17</text:p>
          </table:table-cell>
          <table:table-cell/>
          <table:table-cell table:style-name="ce18" table:formula="of:=INDEX([.$R$2:.$R$50];[.H71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24QD50" calcext:value-type="string">
            <text:p>D24QD5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4]&gt;=[.$A$2];[.$A$1];[.E714]+INDEX([.$O$2:.$O$50];[.H715])+(RAND()*INDEX([.$N$2:.$N$50];[.H715])))" office:value-type="date" office:date-value="2018-01-10" calcext:value-type="date">
            <text:p>10-1-2018</text:p>
          </table:table-cell>
          <table:table-cell table:style-name="ce13" table:formula="of:=[.K715]&amp;&quot; &quot;&amp;INDEX([.$Q$2:.$Q$50];[.H715])" office:value-type="string" office:string-value="X87NJ68 " calcext:value-type="string">
            <text:p>X87NJ68 </text:p>
          </table:table-cell>
          <table:table-cell table:style-name="ce15" table:formula="of:=INDEX([.$T$2:.$T$50];[.H715])+(RAND()*INDEX([.$S$2:.$S$50];[.H715]))" office:value-type="currency" office:currency="EUR" office:value="0" calcext:value-type="currency">
            <text:p>€ 0.00</text:p>
          </table:table-cell>
          <table:table-cell table:style-name="ce16" table:formula="of:=IF([.E714]&gt;=[.$A$2];[.H714]+1;[.H714])" office:value-type="float" office:value="17" calcext:value-type="float">
            <text:p>17</text:p>
          </table:table-cell>
          <table:table-cell/>
          <table:table-cell table:style-name="ce18" table:formula="of:=INDEX([.$R$2:.$R$50];[.H71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87NJ68" calcext:value-type="string">
            <text:p>X87NJ6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5]&gt;=[.$A$2];[.$A$1];[.E715]+INDEX([.$O$2:.$O$50];[.H716])+(RAND()*INDEX([.$N$2:.$N$50];[.H716])))" office:value-type="date" office:date-value="2018-01-10" calcext:value-type="date">
            <text:p>10-1-2018</text:p>
          </table:table-cell>
          <table:table-cell table:style-name="ce13" table:formula="of:=[.K716]&amp;&quot; &quot;&amp;INDEX([.$Q$2:.$Q$50];[.H716])" office:value-type="string" office:string-value="T15AT99 " calcext:value-type="string">
            <text:p>T15AT99 </text:p>
          </table:table-cell>
          <table:table-cell table:style-name="ce15" table:formula="of:=INDEX([.$T$2:.$T$50];[.H716])+(RAND()*INDEX([.$S$2:.$S$50];[.H716]))" office:value-type="currency" office:currency="EUR" office:value="0" calcext:value-type="currency">
            <text:p>€ 0.00</text:p>
          </table:table-cell>
          <table:table-cell table:style-name="ce16" table:formula="of:=IF([.E715]&gt;=[.$A$2];[.H715]+1;[.H715])" office:value-type="float" office:value="17" calcext:value-type="float">
            <text:p>17</text:p>
          </table:table-cell>
          <table:table-cell/>
          <table:table-cell table:style-name="ce18" table:formula="of:=INDEX([.$R$2:.$R$50];[.H71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15AT99" calcext:value-type="string">
            <text:p>T15AT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6]&gt;=[.$A$2];[.$A$1];[.E716]+INDEX([.$O$2:.$O$50];[.H717])+(RAND()*INDEX([.$N$2:.$N$50];[.H717])))" office:value-type="date" office:date-value="2018-01-10" calcext:value-type="date">
            <text:p>10-1-2018</text:p>
          </table:table-cell>
          <table:table-cell table:style-name="ce13" table:formula="of:=[.K717]&amp;&quot; &quot;&amp;INDEX([.$Q$2:.$Q$50];[.H717])" office:value-type="string" office:string-value="H95VM39 " calcext:value-type="string">
            <text:p>H95VM39 </text:p>
          </table:table-cell>
          <table:table-cell table:style-name="ce15" table:formula="of:=INDEX([.$T$2:.$T$50];[.H717])+(RAND()*INDEX([.$S$2:.$S$50];[.H717]))" office:value-type="currency" office:currency="EUR" office:value="0" calcext:value-type="currency">
            <text:p>€ 0.00</text:p>
          </table:table-cell>
          <table:table-cell table:style-name="ce16" table:formula="of:=IF([.E716]&gt;=[.$A$2];[.H716]+1;[.H716])" office:value-type="float" office:value="17" calcext:value-type="float">
            <text:p>17</text:p>
          </table:table-cell>
          <table:table-cell/>
          <table:table-cell table:style-name="ce18" table:formula="of:=INDEX([.$R$2:.$R$50];[.H71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95VM39" calcext:value-type="string">
            <text:p>H95VM3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7]&gt;=[.$A$2];[.$A$1];[.E717]+INDEX([.$O$2:.$O$50];[.H718])+(RAND()*INDEX([.$N$2:.$N$50];[.H718])))" office:value-type="date" office:date-value="2018-01-10" calcext:value-type="date">
            <text:p>10-1-2018</text:p>
          </table:table-cell>
          <table:table-cell table:style-name="ce13" table:formula="of:=[.K718]&amp;&quot; &quot;&amp;INDEX([.$Q$2:.$Q$50];[.H718])" office:value-type="string" office:string-value="S90BI46 " calcext:value-type="string">
            <text:p>S90BI46 </text:p>
          </table:table-cell>
          <table:table-cell table:style-name="ce15" table:formula="of:=INDEX([.$T$2:.$T$50];[.H718])+(RAND()*INDEX([.$S$2:.$S$50];[.H718]))" office:value-type="currency" office:currency="EUR" office:value="0" calcext:value-type="currency">
            <text:p>€ 0.00</text:p>
          </table:table-cell>
          <table:table-cell table:style-name="ce16" table:formula="of:=IF([.E717]&gt;=[.$A$2];[.H717]+1;[.H717])" office:value-type="float" office:value="17" calcext:value-type="float">
            <text:p>17</text:p>
          </table:table-cell>
          <table:table-cell/>
          <table:table-cell table:style-name="ce18" table:formula="of:=INDEX([.$R$2:.$R$50];[.H71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90BI46" calcext:value-type="string">
            <text:p>S90BI4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8]&gt;=[.$A$2];[.$A$1];[.E718]+INDEX([.$O$2:.$O$50];[.H719])+(RAND()*INDEX([.$N$2:.$N$50];[.H719])))" office:value-type="date" office:date-value="2018-01-10" calcext:value-type="date">
            <text:p>10-1-2018</text:p>
          </table:table-cell>
          <table:table-cell table:style-name="ce13" table:formula="of:=[.K719]&amp;&quot; &quot;&amp;INDEX([.$Q$2:.$Q$50];[.H719])" office:value-type="string" office:string-value="D72YC27 " calcext:value-type="string">
            <text:p>D72YC27 </text:p>
          </table:table-cell>
          <table:table-cell table:style-name="ce15" table:formula="of:=INDEX([.$T$2:.$T$50];[.H719])+(RAND()*INDEX([.$S$2:.$S$50];[.H719]))" office:value-type="currency" office:currency="EUR" office:value="0" calcext:value-type="currency">
            <text:p>€ 0.00</text:p>
          </table:table-cell>
          <table:table-cell table:style-name="ce16" table:formula="of:=IF([.E718]&gt;=[.$A$2];[.H718]+1;[.H718])" office:value-type="float" office:value="17" calcext:value-type="float">
            <text:p>17</text:p>
          </table:table-cell>
          <table:table-cell/>
          <table:table-cell table:style-name="ce18" table:formula="of:=INDEX([.$R$2:.$R$50];[.H71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72YC27" calcext:value-type="string">
            <text:p>D72YC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19]&gt;=[.$A$2];[.$A$1];[.E719]+INDEX([.$O$2:.$O$50];[.H720])+(RAND()*INDEX([.$N$2:.$N$50];[.H720])))" office:value-type="date" office:date-value="2018-01-10" calcext:value-type="date">
            <text:p>10-1-2018</text:p>
          </table:table-cell>
          <table:table-cell table:style-name="ce13" table:formula="of:=[.K720]&amp;&quot; &quot;&amp;INDEX([.$Q$2:.$Q$50];[.H720])" office:value-type="string" office:string-value="D19PH26 " calcext:value-type="string">
            <text:p>D19PH26 </text:p>
          </table:table-cell>
          <table:table-cell table:style-name="ce15" table:formula="of:=INDEX([.$T$2:.$T$50];[.H720])+(RAND()*INDEX([.$S$2:.$S$50];[.H720]))" office:value-type="currency" office:currency="EUR" office:value="0" calcext:value-type="currency">
            <text:p>€ 0.00</text:p>
          </table:table-cell>
          <table:table-cell table:style-name="ce16" table:formula="of:=IF([.E719]&gt;=[.$A$2];[.H719]+1;[.H719])" office:value-type="float" office:value="17" calcext:value-type="float">
            <text:p>17</text:p>
          </table:table-cell>
          <table:table-cell/>
          <table:table-cell table:style-name="ce18" table:formula="of:=INDEX([.$R$2:.$R$50];[.H72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19PH26" calcext:value-type="string">
            <text:p>D19PH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0]&gt;=[.$A$2];[.$A$1];[.E720]+INDEX([.$O$2:.$O$50];[.H721])+(RAND()*INDEX([.$N$2:.$N$50];[.H721])))" office:value-type="date" office:date-value="2018-01-10" calcext:value-type="date">
            <text:p>10-1-2018</text:p>
          </table:table-cell>
          <table:table-cell table:style-name="ce13" table:formula="of:=[.K721]&amp;&quot; &quot;&amp;INDEX([.$Q$2:.$Q$50];[.H721])" office:value-type="string" office:string-value="C30UK56 " calcext:value-type="string">
            <text:p>C30UK56 </text:p>
          </table:table-cell>
          <table:table-cell table:style-name="ce15" table:formula="of:=INDEX([.$T$2:.$T$50];[.H721])+(RAND()*INDEX([.$S$2:.$S$50];[.H721]))" office:value-type="currency" office:currency="EUR" office:value="0" calcext:value-type="currency">
            <text:p>€ 0.00</text:p>
          </table:table-cell>
          <table:table-cell table:style-name="ce16" table:formula="of:=IF([.E720]&gt;=[.$A$2];[.H720]+1;[.H720])" office:value-type="float" office:value="17" calcext:value-type="float">
            <text:p>17</text:p>
          </table:table-cell>
          <table:table-cell/>
          <table:table-cell table:style-name="ce18" table:formula="of:=INDEX([.$R$2:.$R$50];[.H72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30UK56" calcext:value-type="string">
            <text:p>C30UK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1]&gt;=[.$A$2];[.$A$1];[.E721]+INDEX([.$O$2:.$O$50];[.H722])+(RAND()*INDEX([.$N$2:.$N$50];[.H722])))" office:value-type="date" office:date-value="2018-01-10" calcext:value-type="date">
            <text:p>10-1-2018</text:p>
          </table:table-cell>
          <table:table-cell table:style-name="ce13" table:formula="of:=[.K722]&amp;&quot; &quot;&amp;INDEX([.$Q$2:.$Q$50];[.H722])" office:value-type="string" office:string-value="O67PU75 " calcext:value-type="string">
            <text:p>O67PU75 </text:p>
          </table:table-cell>
          <table:table-cell table:style-name="ce15" table:formula="of:=INDEX([.$T$2:.$T$50];[.H722])+(RAND()*INDEX([.$S$2:.$S$50];[.H722]))" office:value-type="currency" office:currency="EUR" office:value="0" calcext:value-type="currency">
            <text:p>€ 0.00</text:p>
          </table:table-cell>
          <table:table-cell table:style-name="ce16" table:formula="of:=IF([.E721]&gt;=[.$A$2];[.H721]+1;[.H721])" office:value-type="float" office:value="17" calcext:value-type="float">
            <text:p>17</text:p>
          </table:table-cell>
          <table:table-cell/>
          <table:table-cell table:style-name="ce18" table:formula="of:=INDEX([.$R$2:.$R$50];[.H72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67PU75" calcext:value-type="string">
            <text:p>O67PU7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2]&gt;=[.$A$2];[.$A$1];[.E722]+INDEX([.$O$2:.$O$50];[.H723])+(RAND()*INDEX([.$N$2:.$N$50];[.H723])))" office:value-type="date" office:date-value="2018-01-10" calcext:value-type="date">
            <text:p>10-1-2018</text:p>
          </table:table-cell>
          <table:table-cell table:style-name="ce13" table:formula="of:=[.K723]&amp;&quot; &quot;&amp;INDEX([.$Q$2:.$Q$50];[.H723])" office:value-type="string" office:string-value="N66HY94 " calcext:value-type="string">
            <text:p>N66HY94 </text:p>
          </table:table-cell>
          <table:table-cell table:style-name="ce15" table:formula="of:=INDEX([.$T$2:.$T$50];[.H723])+(RAND()*INDEX([.$S$2:.$S$50];[.H723]))" office:value-type="currency" office:currency="EUR" office:value="0" calcext:value-type="currency">
            <text:p>€ 0.00</text:p>
          </table:table-cell>
          <table:table-cell table:style-name="ce16" table:formula="of:=IF([.E722]&gt;=[.$A$2];[.H722]+1;[.H722])" office:value-type="float" office:value="17" calcext:value-type="float">
            <text:p>17</text:p>
          </table:table-cell>
          <table:table-cell/>
          <table:table-cell table:style-name="ce18" table:formula="of:=INDEX([.$R$2:.$R$50];[.H72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66HY94" calcext:value-type="string">
            <text:p>N66HY9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3]&gt;=[.$A$2];[.$A$1];[.E723]+INDEX([.$O$2:.$O$50];[.H724])+(RAND()*INDEX([.$N$2:.$N$50];[.H724])))" office:value-type="date" office:date-value="2018-01-10" calcext:value-type="date">
            <text:p>10-1-2018</text:p>
          </table:table-cell>
          <table:table-cell table:style-name="ce13" table:formula="of:=[.K724]&amp;&quot; &quot;&amp;INDEX([.$Q$2:.$Q$50];[.H724])" office:value-type="string" office:string-value="W49MQ73 " calcext:value-type="string">
            <text:p>W49MQ73 </text:p>
          </table:table-cell>
          <table:table-cell table:style-name="ce15" table:formula="of:=INDEX([.$T$2:.$T$50];[.H724])+(RAND()*INDEX([.$S$2:.$S$50];[.H724]))" office:value-type="currency" office:currency="EUR" office:value="0" calcext:value-type="currency">
            <text:p>€ 0.00</text:p>
          </table:table-cell>
          <table:table-cell table:style-name="ce16" table:formula="of:=IF([.E723]&gt;=[.$A$2];[.H723]+1;[.H723])" office:value-type="float" office:value="17" calcext:value-type="float">
            <text:p>17</text:p>
          </table:table-cell>
          <table:table-cell/>
          <table:table-cell table:style-name="ce18" table:formula="of:=INDEX([.$R$2:.$R$50];[.H72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49MQ73" calcext:value-type="string">
            <text:p>W49MQ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4]&gt;=[.$A$2];[.$A$1];[.E724]+INDEX([.$O$2:.$O$50];[.H725])+(RAND()*INDEX([.$N$2:.$N$50];[.H725])))" office:value-type="date" office:date-value="2018-01-10" calcext:value-type="date">
            <text:p>10-1-2018</text:p>
          </table:table-cell>
          <table:table-cell table:style-name="ce13" table:formula="of:=[.K725]&amp;&quot; &quot;&amp;INDEX([.$Q$2:.$Q$50];[.H725])" office:value-type="string" office:string-value="Q29DF35 " calcext:value-type="string">
            <text:p>Q29DF35 </text:p>
          </table:table-cell>
          <table:table-cell table:style-name="ce15" table:formula="of:=INDEX([.$T$2:.$T$50];[.H725])+(RAND()*INDEX([.$S$2:.$S$50];[.H725]))" office:value-type="currency" office:currency="EUR" office:value="0" calcext:value-type="currency">
            <text:p>€ 0.00</text:p>
          </table:table-cell>
          <table:table-cell table:style-name="ce16" table:formula="of:=IF([.E724]&gt;=[.$A$2];[.H724]+1;[.H724])" office:value-type="float" office:value="17" calcext:value-type="float">
            <text:p>17</text:p>
          </table:table-cell>
          <table:table-cell/>
          <table:table-cell table:style-name="ce18" table:formula="of:=INDEX([.$R$2:.$R$50];[.H72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29DF35" calcext:value-type="string">
            <text:p>Q29DF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5]&gt;=[.$A$2];[.$A$1];[.E725]+INDEX([.$O$2:.$O$50];[.H726])+(RAND()*INDEX([.$N$2:.$N$50];[.H726])))" office:value-type="date" office:date-value="2018-01-10" calcext:value-type="date">
            <text:p>10-1-2018</text:p>
          </table:table-cell>
          <table:table-cell table:style-name="ce13" table:formula="of:=[.K726]&amp;&quot; &quot;&amp;INDEX([.$Q$2:.$Q$50];[.H726])" office:value-type="string" office:string-value="U77EO16 " calcext:value-type="string">
            <text:p>U77EO16 </text:p>
          </table:table-cell>
          <table:table-cell table:style-name="ce15" table:formula="of:=INDEX([.$T$2:.$T$50];[.H726])+(RAND()*INDEX([.$S$2:.$S$50];[.H726]))" office:value-type="currency" office:currency="EUR" office:value="0" calcext:value-type="currency">
            <text:p>€ 0.00</text:p>
          </table:table-cell>
          <table:table-cell table:style-name="ce16" table:formula="of:=IF([.E725]&gt;=[.$A$2];[.H725]+1;[.H725])" office:value-type="float" office:value="17" calcext:value-type="float">
            <text:p>17</text:p>
          </table:table-cell>
          <table:table-cell/>
          <table:table-cell table:style-name="ce18" table:formula="of:=INDEX([.$R$2:.$R$50];[.H72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77EO16" calcext:value-type="string">
            <text:p>U77EO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6]&gt;=[.$A$2];[.$A$1];[.E726]+INDEX([.$O$2:.$O$50];[.H727])+(RAND()*INDEX([.$N$2:.$N$50];[.H727])))" office:value-type="date" office:date-value="2018-01-10" calcext:value-type="date">
            <text:p>10-1-2018</text:p>
          </table:table-cell>
          <table:table-cell table:style-name="ce13" table:formula="of:=[.K727]&amp;&quot; &quot;&amp;INDEX([.$Q$2:.$Q$50];[.H727])" office:value-type="string" office:string-value="S34DK32 " calcext:value-type="string">
            <text:p>S34DK32 </text:p>
          </table:table-cell>
          <table:table-cell table:style-name="ce15" table:formula="of:=INDEX([.$T$2:.$T$50];[.H727])+(RAND()*INDEX([.$S$2:.$S$50];[.H727]))" office:value-type="currency" office:currency="EUR" office:value="0" calcext:value-type="currency">
            <text:p>€ 0.00</text:p>
          </table:table-cell>
          <table:table-cell table:style-name="ce16" table:formula="of:=IF([.E726]&gt;=[.$A$2];[.H726]+1;[.H726])" office:value-type="float" office:value="17" calcext:value-type="float">
            <text:p>17</text:p>
          </table:table-cell>
          <table:table-cell/>
          <table:table-cell table:style-name="ce18" table:formula="of:=INDEX([.$R$2:.$R$50];[.H72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34DK32" calcext:value-type="string">
            <text:p>S34DK3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7]&gt;=[.$A$2];[.$A$1];[.E727]+INDEX([.$O$2:.$O$50];[.H728])+(RAND()*INDEX([.$N$2:.$N$50];[.H728])))" office:value-type="date" office:date-value="2018-01-10" calcext:value-type="date">
            <text:p>10-1-2018</text:p>
          </table:table-cell>
          <table:table-cell table:style-name="ce13" table:formula="of:=[.K728]&amp;&quot; &quot;&amp;INDEX([.$Q$2:.$Q$50];[.H728])" office:value-type="string" office:string-value="K62YK15 " calcext:value-type="string">
            <text:p>K62YK15 </text:p>
          </table:table-cell>
          <table:table-cell table:style-name="ce15" table:formula="of:=INDEX([.$T$2:.$T$50];[.H728])+(RAND()*INDEX([.$S$2:.$S$50];[.H728]))" office:value-type="currency" office:currency="EUR" office:value="0" calcext:value-type="currency">
            <text:p>€ 0.00</text:p>
          </table:table-cell>
          <table:table-cell table:style-name="ce16" table:formula="of:=IF([.E727]&gt;=[.$A$2];[.H727]+1;[.H727])" office:value-type="float" office:value="17" calcext:value-type="float">
            <text:p>17</text:p>
          </table:table-cell>
          <table:table-cell/>
          <table:table-cell table:style-name="ce18" table:formula="of:=INDEX([.$R$2:.$R$50];[.H72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62YK15" calcext:value-type="string">
            <text:p>K62YK1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8]&gt;=[.$A$2];[.$A$1];[.E728]+INDEX([.$O$2:.$O$50];[.H729])+(RAND()*INDEX([.$N$2:.$N$50];[.H729])))" office:value-type="date" office:date-value="2018-01-10" calcext:value-type="date">
            <text:p>10-1-2018</text:p>
          </table:table-cell>
          <table:table-cell table:style-name="ce13" table:formula="of:=[.K729]&amp;&quot; &quot;&amp;INDEX([.$Q$2:.$Q$50];[.H729])" office:value-type="string" office:string-value="N53WO97 " calcext:value-type="string">
            <text:p>N53WO97 </text:p>
          </table:table-cell>
          <table:table-cell table:style-name="ce15" table:formula="of:=INDEX([.$T$2:.$T$50];[.H729])+(RAND()*INDEX([.$S$2:.$S$50];[.H729]))" office:value-type="currency" office:currency="EUR" office:value="0" calcext:value-type="currency">
            <text:p>€ 0.00</text:p>
          </table:table-cell>
          <table:table-cell table:style-name="ce16" table:formula="of:=IF([.E728]&gt;=[.$A$2];[.H728]+1;[.H728])" office:value-type="float" office:value="17" calcext:value-type="float">
            <text:p>17</text:p>
          </table:table-cell>
          <table:table-cell/>
          <table:table-cell table:style-name="ce18" table:formula="of:=INDEX([.$R$2:.$R$50];[.H72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53WO97" calcext:value-type="string">
            <text:p>N53WO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29]&gt;=[.$A$2];[.$A$1];[.E729]+INDEX([.$O$2:.$O$50];[.H730])+(RAND()*INDEX([.$N$2:.$N$50];[.H730])))" office:value-type="date" office:date-value="2018-01-10" calcext:value-type="date">
            <text:p>10-1-2018</text:p>
          </table:table-cell>
          <table:table-cell table:style-name="ce13" table:formula="of:=[.K730]&amp;&quot; &quot;&amp;INDEX([.$Q$2:.$Q$50];[.H730])" office:value-type="string" office:string-value="J84TK26 " calcext:value-type="string">
            <text:p>J84TK26 </text:p>
          </table:table-cell>
          <table:table-cell table:style-name="ce15" table:formula="of:=INDEX([.$T$2:.$T$50];[.H730])+(RAND()*INDEX([.$S$2:.$S$50];[.H730]))" office:value-type="currency" office:currency="EUR" office:value="0" calcext:value-type="currency">
            <text:p>€ 0.00</text:p>
          </table:table-cell>
          <table:table-cell table:style-name="ce16" table:formula="of:=IF([.E729]&gt;=[.$A$2];[.H729]+1;[.H729])" office:value-type="float" office:value="17" calcext:value-type="float">
            <text:p>17</text:p>
          </table:table-cell>
          <table:table-cell/>
          <table:table-cell table:style-name="ce18" table:formula="of:=INDEX([.$R$2:.$R$50];[.H73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84TK26" calcext:value-type="string">
            <text:p>J84TK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0]&gt;=[.$A$2];[.$A$1];[.E730]+INDEX([.$O$2:.$O$50];[.H731])+(RAND()*INDEX([.$N$2:.$N$50];[.H731])))" office:value-type="date" office:date-value="2018-01-10" calcext:value-type="date">
            <text:p>10-1-2018</text:p>
          </table:table-cell>
          <table:table-cell table:style-name="ce13" table:formula="of:=[.K731]&amp;&quot; &quot;&amp;INDEX([.$Q$2:.$Q$50];[.H731])" office:value-type="string" office:string-value="P70YW17 " calcext:value-type="string">
            <text:p>P70YW17 </text:p>
          </table:table-cell>
          <table:table-cell table:style-name="ce15" table:formula="of:=INDEX([.$T$2:.$T$50];[.H731])+(RAND()*INDEX([.$S$2:.$S$50];[.H731]))" office:value-type="currency" office:currency="EUR" office:value="0" calcext:value-type="currency">
            <text:p>€ 0.00</text:p>
          </table:table-cell>
          <table:table-cell table:style-name="ce16" table:formula="of:=IF([.E730]&gt;=[.$A$2];[.H730]+1;[.H730])" office:value-type="float" office:value="17" calcext:value-type="float">
            <text:p>17</text:p>
          </table:table-cell>
          <table:table-cell/>
          <table:table-cell table:style-name="ce18" table:formula="of:=INDEX([.$R$2:.$R$50];[.H73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70YW17" calcext:value-type="string">
            <text:p>P70YW1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1]&gt;=[.$A$2];[.$A$1];[.E731]+INDEX([.$O$2:.$O$50];[.H732])+(RAND()*INDEX([.$N$2:.$N$50];[.H732])))" office:value-type="date" office:date-value="2018-01-10" calcext:value-type="date">
            <text:p>10-1-2018</text:p>
          </table:table-cell>
          <table:table-cell table:style-name="ce13" table:formula="of:=[.K732]&amp;&quot; &quot;&amp;INDEX([.$Q$2:.$Q$50];[.H732])" office:value-type="string" office:string-value="F76OE70 " calcext:value-type="string">
            <text:p>F76OE70 </text:p>
          </table:table-cell>
          <table:table-cell table:style-name="ce15" table:formula="of:=INDEX([.$T$2:.$T$50];[.H732])+(RAND()*INDEX([.$S$2:.$S$50];[.H732]))" office:value-type="currency" office:currency="EUR" office:value="0" calcext:value-type="currency">
            <text:p>€ 0.00</text:p>
          </table:table-cell>
          <table:table-cell table:style-name="ce16" table:formula="of:=IF([.E731]&gt;=[.$A$2];[.H731]+1;[.H731])" office:value-type="float" office:value="17" calcext:value-type="float">
            <text:p>17</text:p>
          </table:table-cell>
          <table:table-cell/>
          <table:table-cell table:style-name="ce18" table:formula="of:=INDEX([.$R$2:.$R$50];[.H73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76OE70" calcext:value-type="string">
            <text:p>F76OE7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2]&gt;=[.$A$2];[.$A$1];[.E732]+INDEX([.$O$2:.$O$50];[.H733])+(RAND()*INDEX([.$N$2:.$N$50];[.H733])))" office:value-type="date" office:date-value="2018-01-10" calcext:value-type="date">
            <text:p>10-1-2018</text:p>
          </table:table-cell>
          <table:table-cell table:style-name="ce13" table:formula="of:=[.K733]&amp;&quot; &quot;&amp;INDEX([.$Q$2:.$Q$50];[.H733])" office:value-type="string" office:string-value="L83DY12 " calcext:value-type="string">
            <text:p>L83DY12 </text:p>
          </table:table-cell>
          <table:table-cell table:style-name="ce15" table:formula="of:=INDEX([.$T$2:.$T$50];[.H733])+(RAND()*INDEX([.$S$2:.$S$50];[.H733]))" office:value-type="currency" office:currency="EUR" office:value="0" calcext:value-type="currency">
            <text:p>€ 0.00</text:p>
          </table:table-cell>
          <table:table-cell table:style-name="ce16" table:formula="of:=IF([.E732]&gt;=[.$A$2];[.H732]+1;[.H732])" office:value-type="float" office:value="17" calcext:value-type="float">
            <text:p>17</text:p>
          </table:table-cell>
          <table:table-cell/>
          <table:table-cell table:style-name="ce18" table:formula="of:=INDEX([.$R$2:.$R$50];[.H73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83DY12" calcext:value-type="string">
            <text:p>L83DY1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3]&gt;=[.$A$2];[.$A$1];[.E733]+INDEX([.$O$2:.$O$50];[.H734])+(RAND()*INDEX([.$N$2:.$N$50];[.H734])))" office:value-type="date" office:date-value="2018-01-10" calcext:value-type="date">
            <text:p>10-1-2018</text:p>
          </table:table-cell>
          <table:table-cell table:style-name="ce13" table:formula="of:=[.K734]&amp;&quot; &quot;&amp;INDEX([.$Q$2:.$Q$50];[.H734])" office:value-type="string" office:string-value="E14RG19 " calcext:value-type="string">
            <text:p>E14RG19 </text:p>
          </table:table-cell>
          <table:table-cell table:style-name="ce15" table:formula="of:=INDEX([.$T$2:.$T$50];[.H734])+(RAND()*INDEX([.$S$2:.$S$50];[.H734]))" office:value-type="currency" office:currency="EUR" office:value="0" calcext:value-type="currency">
            <text:p>€ 0.00</text:p>
          </table:table-cell>
          <table:table-cell table:style-name="ce16" table:formula="of:=IF([.E733]&gt;=[.$A$2];[.H733]+1;[.H733])" office:value-type="float" office:value="17" calcext:value-type="float">
            <text:p>17</text:p>
          </table:table-cell>
          <table:table-cell/>
          <table:table-cell table:style-name="ce18" table:formula="of:=INDEX([.$R$2:.$R$50];[.H73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4RG19" calcext:value-type="string">
            <text:p>E14RG1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4]&gt;=[.$A$2];[.$A$1];[.E734]+INDEX([.$O$2:.$O$50];[.H735])+(RAND()*INDEX([.$N$2:.$N$50];[.H735])))" office:value-type="date" office:date-value="2018-01-10" calcext:value-type="date">
            <text:p>10-1-2018</text:p>
          </table:table-cell>
          <table:table-cell table:style-name="ce13" table:formula="of:=[.K735]&amp;&quot; &quot;&amp;INDEX([.$Q$2:.$Q$50];[.H735])" office:value-type="string" office:string-value="C71KB56 " calcext:value-type="string">
            <text:p>C71KB56 </text:p>
          </table:table-cell>
          <table:table-cell table:style-name="ce15" table:formula="of:=INDEX([.$T$2:.$T$50];[.H735])+(RAND()*INDEX([.$S$2:.$S$50];[.H735]))" office:value-type="currency" office:currency="EUR" office:value="0" calcext:value-type="currency">
            <text:p>€ 0.00</text:p>
          </table:table-cell>
          <table:table-cell table:style-name="ce16" table:formula="of:=IF([.E734]&gt;=[.$A$2];[.H734]+1;[.H734])" office:value-type="float" office:value="17" calcext:value-type="float">
            <text:p>17</text:p>
          </table:table-cell>
          <table:table-cell/>
          <table:table-cell table:style-name="ce18" table:formula="of:=INDEX([.$R$2:.$R$50];[.H73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71KB56" calcext:value-type="string">
            <text:p>C71KB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5]&gt;=[.$A$2];[.$A$1];[.E735]+INDEX([.$O$2:.$O$50];[.H736])+(RAND()*INDEX([.$N$2:.$N$50];[.H736])))" office:value-type="date" office:date-value="2018-01-10" calcext:value-type="date">
            <text:p>10-1-2018</text:p>
          </table:table-cell>
          <table:table-cell table:style-name="ce13" table:formula="of:=[.K736]&amp;&quot; &quot;&amp;INDEX([.$Q$2:.$Q$50];[.H736])" office:value-type="string" office:string-value="B16OD28 " calcext:value-type="string">
            <text:p>B16OD28 </text:p>
          </table:table-cell>
          <table:table-cell table:style-name="ce15" table:formula="of:=INDEX([.$T$2:.$T$50];[.H736])+(RAND()*INDEX([.$S$2:.$S$50];[.H736]))" office:value-type="currency" office:currency="EUR" office:value="0" calcext:value-type="currency">
            <text:p>€ 0.00</text:p>
          </table:table-cell>
          <table:table-cell table:style-name="ce16" table:formula="of:=IF([.E735]&gt;=[.$A$2];[.H735]+1;[.H735])" office:value-type="float" office:value="17" calcext:value-type="float">
            <text:p>17</text:p>
          </table:table-cell>
          <table:table-cell/>
          <table:table-cell table:style-name="ce18" table:formula="of:=INDEX([.$R$2:.$R$50];[.H73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16OD28" calcext:value-type="string">
            <text:p>B16OD2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6]&gt;=[.$A$2];[.$A$1];[.E736]+INDEX([.$O$2:.$O$50];[.H737])+(RAND()*INDEX([.$N$2:.$N$50];[.H737])))" office:value-type="date" office:date-value="2018-01-10" calcext:value-type="date">
            <text:p>10-1-2018</text:p>
          </table:table-cell>
          <table:table-cell table:style-name="ce13" table:formula="of:=[.K737]&amp;&quot; &quot;&amp;INDEX([.$Q$2:.$Q$50];[.H737])" office:value-type="string" office:string-value="K84LR95 " calcext:value-type="string">
            <text:p>K84LR95 </text:p>
          </table:table-cell>
          <table:table-cell table:style-name="ce15" table:formula="of:=INDEX([.$T$2:.$T$50];[.H737])+(RAND()*INDEX([.$S$2:.$S$50];[.H737]))" office:value-type="currency" office:currency="EUR" office:value="0" calcext:value-type="currency">
            <text:p>€ 0.00</text:p>
          </table:table-cell>
          <table:table-cell table:style-name="ce16" table:formula="of:=IF([.E736]&gt;=[.$A$2];[.H736]+1;[.H736])" office:value-type="float" office:value="17" calcext:value-type="float">
            <text:p>17</text:p>
          </table:table-cell>
          <table:table-cell/>
          <table:table-cell table:style-name="ce18" table:formula="of:=INDEX([.$R$2:.$R$50];[.H73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84LR95" calcext:value-type="string">
            <text:p>K84LR9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7]&gt;=[.$A$2];[.$A$1];[.E737]+INDEX([.$O$2:.$O$50];[.H738])+(RAND()*INDEX([.$N$2:.$N$50];[.H738])))" office:value-type="date" office:date-value="2018-01-10" calcext:value-type="date">
            <text:p>10-1-2018</text:p>
          </table:table-cell>
          <table:table-cell table:style-name="ce13" table:formula="of:=[.K738]&amp;&quot; &quot;&amp;INDEX([.$Q$2:.$Q$50];[.H738])" office:value-type="string" office:string-value="O17WS59 " calcext:value-type="string">
            <text:p>O17WS59 </text:p>
          </table:table-cell>
          <table:table-cell table:style-name="ce15" table:formula="of:=INDEX([.$T$2:.$T$50];[.H738])+(RAND()*INDEX([.$S$2:.$S$50];[.H738]))" office:value-type="currency" office:currency="EUR" office:value="0" calcext:value-type="currency">
            <text:p>€ 0.00</text:p>
          </table:table-cell>
          <table:table-cell table:style-name="ce16" table:formula="of:=IF([.E737]&gt;=[.$A$2];[.H737]+1;[.H737])" office:value-type="float" office:value="17" calcext:value-type="float">
            <text:p>17</text:p>
          </table:table-cell>
          <table:table-cell/>
          <table:table-cell table:style-name="ce18" table:formula="of:=INDEX([.$R$2:.$R$50];[.H73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17WS59" calcext:value-type="string">
            <text:p>O17WS5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8]&gt;=[.$A$2];[.$A$1];[.E738]+INDEX([.$O$2:.$O$50];[.H739])+(RAND()*INDEX([.$N$2:.$N$50];[.H739])))" office:value-type="date" office:date-value="2018-01-10" calcext:value-type="date">
            <text:p>10-1-2018</text:p>
          </table:table-cell>
          <table:table-cell table:style-name="ce13" table:formula="of:=[.K739]&amp;&quot; &quot;&amp;INDEX([.$Q$2:.$Q$50];[.H739])" office:value-type="string" office:string-value="F71NA15 " calcext:value-type="string">
            <text:p>F71NA15 </text:p>
          </table:table-cell>
          <table:table-cell table:style-name="ce15" table:formula="of:=INDEX([.$T$2:.$T$50];[.H739])+(RAND()*INDEX([.$S$2:.$S$50];[.H739]))" office:value-type="currency" office:currency="EUR" office:value="0" calcext:value-type="currency">
            <text:p>€ 0.00</text:p>
          </table:table-cell>
          <table:table-cell table:style-name="ce16" table:formula="of:=IF([.E738]&gt;=[.$A$2];[.H738]+1;[.H738])" office:value-type="float" office:value="17" calcext:value-type="float">
            <text:p>17</text:p>
          </table:table-cell>
          <table:table-cell/>
          <table:table-cell table:style-name="ce18" table:formula="of:=INDEX([.$R$2:.$R$50];[.H73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71NA15" calcext:value-type="string">
            <text:p>F71NA1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39]&gt;=[.$A$2];[.$A$1];[.E739]+INDEX([.$O$2:.$O$50];[.H740])+(RAND()*INDEX([.$N$2:.$N$50];[.H740])))" office:value-type="date" office:date-value="2018-01-10" calcext:value-type="date">
            <text:p>10-1-2018</text:p>
          </table:table-cell>
          <table:table-cell table:style-name="ce13" table:formula="of:=[.K740]&amp;&quot; &quot;&amp;INDEX([.$Q$2:.$Q$50];[.H740])" office:value-type="string" office:string-value="F14GG50 " calcext:value-type="string">
            <text:p>F14GG50 </text:p>
          </table:table-cell>
          <table:table-cell table:style-name="ce15" table:formula="of:=INDEX([.$T$2:.$T$50];[.H740])+(RAND()*INDEX([.$S$2:.$S$50];[.H740]))" office:value-type="currency" office:currency="EUR" office:value="0" calcext:value-type="currency">
            <text:p>€ 0.00</text:p>
          </table:table-cell>
          <table:table-cell table:style-name="ce16" table:formula="of:=IF([.E739]&gt;=[.$A$2];[.H739]+1;[.H739])" office:value-type="float" office:value="17" calcext:value-type="float">
            <text:p>17</text:p>
          </table:table-cell>
          <table:table-cell/>
          <table:table-cell table:style-name="ce18" table:formula="of:=INDEX([.$R$2:.$R$50];[.H74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14GG50" calcext:value-type="string">
            <text:p>F14GG5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0]&gt;=[.$A$2];[.$A$1];[.E740]+INDEX([.$O$2:.$O$50];[.H741])+(RAND()*INDEX([.$N$2:.$N$50];[.H741])))" office:value-type="date" office:date-value="2018-01-10" calcext:value-type="date">
            <text:p>10-1-2018</text:p>
          </table:table-cell>
          <table:table-cell table:style-name="ce13" table:formula="of:=[.K741]&amp;&quot; &quot;&amp;INDEX([.$Q$2:.$Q$50];[.H741])" office:value-type="string" office:string-value="P51AI75 " calcext:value-type="string">
            <text:p>P51AI75 </text:p>
          </table:table-cell>
          <table:table-cell table:style-name="ce15" table:formula="of:=INDEX([.$T$2:.$T$50];[.H741])+(RAND()*INDEX([.$S$2:.$S$50];[.H741]))" office:value-type="currency" office:currency="EUR" office:value="0" calcext:value-type="currency">
            <text:p>€ 0.00</text:p>
          </table:table-cell>
          <table:table-cell table:style-name="ce16" table:formula="of:=IF([.E740]&gt;=[.$A$2];[.H740]+1;[.H740])" office:value-type="float" office:value="17" calcext:value-type="float">
            <text:p>17</text:p>
          </table:table-cell>
          <table:table-cell/>
          <table:table-cell table:style-name="ce18" table:formula="of:=INDEX([.$R$2:.$R$50];[.H74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51AI75" calcext:value-type="string">
            <text:p>P51AI7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1]&gt;=[.$A$2];[.$A$1];[.E741]+INDEX([.$O$2:.$O$50];[.H742])+(RAND()*INDEX([.$N$2:.$N$50];[.H742])))" office:value-type="date" office:date-value="2018-01-10" calcext:value-type="date">
            <text:p>10-1-2018</text:p>
          </table:table-cell>
          <table:table-cell table:style-name="ce13" table:formula="of:=[.K742]&amp;&quot; &quot;&amp;INDEX([.$Q$2:.$Q$50];[.H742])" office:value-type="string" office:string-value="U56HI43 " calcext:value-type="string">
            <text:p>U56HI43 </text:p>
          </table:table-cell>
          <table:table-cell table:style-name="ce15" table:formula="of:=INDEX([.$T$2:.$T$50];[.H742])+(RAND()*INDEX([.$S$2:.$S$50];[.H742]))" office:value-type="currency" office:currency="EUR" office:value="0" calcext:value-type="currency">
            <text:p>€ 0.00</text:p>
          </table:table-cell>
          <table:table-cell table:style-name="ce16" table:formula="of:=IF([.E741]&gt;=[.$A$2];[.H741]+1;[.H741])" office:value-type="float" office:value="17" calcext:value-type="float">
            <text:p>17</text:p>
          </table:table-cell>
          <table:table-cell/>
          <table:table-cell table:style-name="ce18" table:formula="of:=INDEX([.$R$2:.$R$50];[.H74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56HI43" calcext:value-type="string">
            <text:p>U56HI4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2]&gt;=[.$A$2];[.$A$1];[.E742]+INDEX([.$O$2:.$O$50];[.H743])+(RAND()*INDEX([.$N$2:.$N$50];[.H743])))" office:value-type="date" office:date-value="2018-01-10" calcext:value-type="date">
            <text:p>10-1-2018</text:p>
          </table:table-cell>
          <table:table-cell table:style-name="ce13" table:formula="of:=[.K743]&amp;&quot; &quot;&amp;INDEX([.$Q$2:.$Q$50];[.H743])" office:value-type="string" office:string-value="X17QR54 " calcext:value-type="string">
            <text:p>X17QR54 </text:p>
          </table:table-cell>
          <table:table-cell table:style-name="ce15" table:formula="of:=INDEX([.$T$2:.$T$50];[.H743])+(RAND()*INDEX([.$S$2:.$S$50];[.H743]))" office:value-type="currency" office:currency="EUR" office:value="0" calcext:value-type="currency">
            <text:p>€ 0.00</text:p>
          </table:table-cell>
          <table:table-cell table:style-name="ce16" table:formula="of:=IF([.E742]&gt;=[.$A$2];[.H742]+1;[.H742])" office:value-type="float" office:value="17" calcext:value-type="float">
            <text:p>17</text:p>
          </table:table-cell>
          <table:table-cell/>
          <table:table-cell table:style-name="ce18" table:formula="of:=INDEX([.$R$2:.$R$50];[.H74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17QR54" calcext:value-type="string">
            <text:p>X17QR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3]&gt;=[.$A$2];[.$A$1];[.E743]+INDEX([.$O$2:.$O$50];[.H744])+(RAND()*INDEX([.$N$2:.$N$50];[.H744])))" office:value-type="date" office:date-value="2018-01-10" calcext:value-type="date">
            <text:p>10-1-2018</text:p>
          </table:table-cell>
          <table:table-cell table:style-name="ce13" table:formula="of:=[.K744]&amp;&quot; &quot;&amp;INDEX([.$Q$2:.$Q$50];[.H744])" office:value-type="string" office:string-value="S79MX22 " calcext:value-type="string">
            <text:p>S79MX22 </text:p>
          </table:table-cell>
          <table:table-cell table:style-name="ce15" table:formula="of:=INDEX([.$T$2:.$T$50];[.H744])+(RAND()*INDEX([.$S$2:.$S$50];[.H744]))" office:value-type="currency" office:currency="EUR" office:value="0" calcext:value-type="currency">
            <text:p>€ 0.00</text:p>
          </table:table-cell>
          <table:table-cell table:style-name="ce16" table:formula="of:=IF([.E743]&gt;=[.$A$2];[.H743]+1;[.H743])" office:value-type="float" office:value="17" calcext:value-type="float">
            <text:p>17</text:p>
          </table:table-cell>
          <table:table-cell/>
          <table:table-cell table:style-name="ce18" table:formula="of:=INDEX([.$R$2:.$R$50];[.H74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79MX22" calcext:value-type="string">
            <text:p>S79MX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4]&gt;=[.$A$2];[.$A$1];[.E744]+INDEX([.$O$2:.$O$50];[.H745])+(RAND()*INDEX([.$N$2:.$N$50];[.H745])))" office:value-type="date" office:date-value="2018-01-10" calcext:value-type="date">
            <text:p>10-1-2018</text:p>
          </table:table-cell>
          <table:table-cell table:style-name="ce13" table:formula="of:=[.K745]&amp;&quot; &quot;&amp;INDEX([.$Q$2:.$Q$50];[.H745])" office:value-type="string" office:string-value="B24CY26 " calcext:value-type="string">
            <text:p>B24CY26 </text:p>
          </table:table-cell>
          <table:table-cell table:style-name="ce15" table:formula="of:=INDEX([.$T$2:.$T$50];[.H745])+(RAND()*INDEX([.$S$2:.$S$50];[.H745]))" office:value-type="currency" office:currency="EUR" office:value="0" calcext:value-type="currency">
            <text:p>€ 0.00</text:p>
          </table:table-cell>
          <table:table-cell table:style-name="ce16" table:formula="of:=IF([.E744]&gt;=[.$A$2];[.H744]+1;[.H744])" office:value-type="float" office:value="17" calcext:value-type="float">
            <text:p>17</text:p>
          </table:table-cell>
          <table:table-cell/>
          <table:table-cell table:style-name="ce18" table:formula="of:=INDEX([.$R$2:.$R$50];[.H74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24CY26" calcext:value-type="string">
            <text:p>B24CY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5]&gt;=[.$A$2];[.$A$1];[.E745]+INDEX([.$O$2:.$O$50];[.H746])+(RAND()*INDEX([.$N$2:.$N$50];[.H746])))" office:value-type="date" office:date-value="2018-01-10" calcext:value-type="date">
            <text:p>10-1-2018</text:p>
          </table:table-cell>
          <table:table-cell table:style-name="ce13" table:formula="of:=[.K746]&amp;&quot; &quot;&amp;INDEX([.$Q$2:.$Q$50];[.H746])" office:value-type="string" office:string-value="S29PE80 " calcext:value-type="string">
            <text:p>S29PE80 </text:p>
          </table:table-cell>
          <table:table-cell table:style-name="ce15" table:formula="of:=INDEX([.$T$2:.$T$50];[.H746])+(RAND()*INDEX([.$S$2:.$S$50];[.H746]))" office:value-type="currency" office:currency="EUR" office:value="0" calcext:value-type="currency">
            <text:p>€ 0.00</text:p>
          </table:table-cell>
          <table:table-cell table:style-name="ce16" table:formula="of:=IF([.E745]&gt;=[.$A$2];[.H745]+1;[.H745])" office:value-type="float" office:value="17" calcext:value-type="float">
            <text:p>17</text:p>
          </table:table-cell>
          <table:table-cell/>
          <table:table-cell table:style-name="ce18" table:formula="of:=INDEX([.$R$2:.$R$50];[.H74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29PE80" calcext:value-type="string">
            <text:p>S29PE8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6]&gt;=[.$A$2];[.$A$1];[.E746]+INDEX([.$O$2:.$O$50];[.H747])+(RAND()*INDEX([.$N$2:.$N$50];[.H747])))" office:value-type="date" office:date-value="2018-01-10" calcext:value-type="date">
            <text:p>10-1-2018</text:p>
          </table:table-cell>
          <table:table-cell table:style-name="ce13" table:formula="of:=[.K747]&amp;&quot; &quot;&amp;INDEX([.$Q$2:.$Q$50];[.H747])" office:value-type="string" office:string-value="X50ZS63 " calcext:value-type="string">
            <text:p>X50ZS63 </text:p>
          </table:table-cell>
          <table:table-cell table:style-name="ce15" table:formula="of:=INDEX([.$T$2:.$T$50];[.H747])+(RAND()*INDEX([.$S$2:.$S$50];[.H747]))" office:value-type="currency" office:currency="EUR" office:value="0" calcext:value-type="currency">
            <text:p>€ 0.00</text:p>
          </table:table-cell>
          <table:table-cell table:style-name="ce16" table:formula="of:=IF([.E746]&gt;=[.$A$2];[.H746]+1;[.H746])" office:value-type="float" office:value="17" calcext:value-type="float">
            <text:p>17</text:p>
          </table:table-cell>
          <table:table-cell/>
          <table:table-cell table:style-name="ce18" table:formula="of:=INDEX([.$R$2:.$R$50];[.H74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50ZS63" calcext:value-type="string">
            <text:p>X50ZS6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7]&gt;=[.$A$2];[.$A$1];[.E747]+INDEX([.$O$2:.$O$50];[.H748])+(RAND()*INDEX([.$N$2:.$N$50];[.H748])))" office:value-type="date" office:date-value="2018-01-10" calcext:value-type="date">
            <text:p>10-1-2018</text:p>
          </table:table-cell>
          <table:table-cell table:style-name="ce13" table:formula="of:=[.K748]&amp;&quot; &quot;&amp;INDEX([.$Q$2:.$Q$50];[.H748])" office:value-type="string" office:string-value="T85QB96 " calcext:value-type="string">
            <text:p>T85QB96 </text:p>
          </table:table-cell>
          <table:table-cell table:style-name="ce15" table:formula="of:=INDEX([.$T$2:.$T$50];[.H748])+(RAND()*INDEX([.$S$2:.$S$50];[.H748]))" office:value-type="currency" office:currency="EUR" office:value="0" calcext:value-type="currency">
            <text:p>€ 0.00</text:p>
          </table:table-cell>
          <table:table-cell table:style-name="ce16" table:formula="of:=IF([.E747]&gt;=[.$A$2];[.H747]+1;[.H747])" office:value-type="float" office:value="17" calcext:value-type="float">
            <text:p>17</text:p>
          </table:table-cell>
          <table:table-cell/>
          <table:table-cell table:style-name="ce18" table:formula="of:=INDEX([.$R$2:.$R$50];[.H74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85QB96" calcext:value-type="string">
            <text:p>T85QB9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8]&gt;=[.$A$2];[.$A$1];[.E748]+INDEX([.$O$2:.$O$50];[.H749])+(RAND()*INDEX([.$N$2:.$N$50];[.H749])))" office:value-type="date" office:date-value="2018-01-10" calcext:value-type="date">
            <text:p>10-1-2018</text:p>
          </table:table-cell>
          <table:table-cell table:style-name="ce13" table:formula="of:=[.K749]&amp;&quot; &quot;&amp;INDEX([.$Q$2:.$Q$50];[.H749])" office:value-type="string" office:string-value="S53WW48 " calcext:value-type="string">
            <text:p>S53WW48 </text:p>
          </table:table-cell>
          <table:table-cell table:style-name="ce15" table:formula="of:=INDEX([.$T$2:.$T$50];[.H749])+(RAND()*INDEX([.$S$2:.$S$50];[.H749]))" office:value-type="currency" office:currency="EUR" office:value="0" calcext:value-type="currency">
            <text:p>€ 0.00</text:p>
          </table:table-cell>
          <table:table-cell table:style-name="ce16" table:formula="of:=IF([.E748]&gt;=[.$A$2];[.H748]+1;[.H748])" office:value-type="float" office:value="17" calcext:value-type="float">
            <text:p>17</text:p>
          </table:table-cell>
          <table:table-cell/>
          <table:table-cell table:style-name="ce18" table:formula="of:=INDEX([.$R$2:.$R$50];[.H74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53WW48" calcext:value-type="string">
            <text:p>S53WW4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49]&gt;=[.$A$2];[.$A$1];[.E749]+INDEX([.$O$2:.$O$50];[.H750])+(RAND()*INDEX([.$N$2:.$N$50];[.H750])))" office:value-type="date" office:date-value="2018-01-10" calcext:value-type="date">
            <text:p>10-1-2018</text:p>
          </table:table-cell>
          <table:table-cell table:style-name="ce13" table:formula="of:=[.K750]&amp;&quot; &quot;&amp;INDEX([.$Q$2:.$Q$50];[.H750])" office:value-type="string" office:string-value="I36SA32 " calcext:value-type="string">
            <text:p>I36SA32 </text:p>
          </table:table-cell>
          <table:table-cell table:style-name="ce15" table:formula="of:=INDEX([.$T$2:.$T$50];[.H750])+(RAND()*INDEX([.$S$2:.$S$50];[.H750]))" office:value-type="currency" office:currency="EUR" office:value="0" calcext:value-type="currency">
            <text:p>€ 0.00</text:p>
          </table:table-cell>
          <table:table-cell table:style-name="ce16" table:formula="of:=IF([.E749]&gt;=[.$A$2];[.H749]+1;[.H749])" office:value-type="float" office:value="17" calcext:value-type="float">
            <text:p>17</text:p>
          </table:table-cell>
          <table:table-cell/>
          <table:table-cell table:style-name="ce18" table:formula="of:=INDEX([.$R$2:.$R$50];[.H75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36SA32" calcext:value-type="string">
            <text:p>I36SA3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0]&gt;=[.$A$2];[.$A$1];[.E750]+INDEX([.$O$2:.$O$50];[.H751])+(RAND()*INDEX([.$N$2:.$N$50];[.H751])))" office:value-type="date" office:date-value="2018-01-10" calcext:value-type="date">
            <text:p>10-1-2018</text:p>
          </table:table-cell>
          <table:table-cell table:style-name="ce13" table:formula="of:=[.K751]&amp;&quot; &quot;&amp;INDEX([.$Q$2:.$Q$50];[.H751])" office:value-type="string" office:string-value="R90FS73 " calcext:value-type="string">
            <text:p>R90FS73 </text:p>
          </table:table-cell>
          <table:table-cell table:style-name="ce15" table:formula="of:=INDEX([.$T$2:.$T$50];[.H751])+(RAND()*INDEX([.$S$2:.$S$50];[.H751]))" office:value-type="currency" office:currency="EUR" office:value="0" calcext:value-type="currency">
            <text:p>€ 0.00</text:p>
          </table:table-cell>
          <table:table-cell table:style-name="ce16" table:formula="of:=IF([.E750]&gt;=[.$A$2];[.H750]+1;[.H750])" office:value-type="float" office:value="17" calcext:value-type="float">
            <text:p>17</text:p>
          </table:table-cell>
          <table:table-cell/>
          <table:table-cell table:style-name="ce18" table:formula="of:=INDEX([.$R$2:.$R$50];[.H75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90FS73" calcext:value-type="string">
            <text:p>R90FS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1]&gt;=[.$A$2];[.$A$1];[.E751]+INDEX([.$O$2:.$O$50];[.H752])+(RAND()*INDEX([.$N$2:.$N$50];[.H752])))" office:value-type="date" office:date-value="2018-01-10" calcext:value-type="date">
            <text:p>10-1-2018</text:p>
          </table:table-cell>
          <table:table-cell table:style-name="ce13" table:formula="of:=[.K752]&amp;&quot; &quot;&amp;INDEX([.$Q$2:.$Q$50];[.H752])" office:value-type="string" office:string-value="G63QY67 " calcext:value-type="string">
            <text:p>G63QY67 </text:p>
          </table:table-cell>
          <table:table-cell table:style-name="ce15" table:formula="of:=INDEX([.$T$2:.$T$50];[.H752])+(RAND()*INDEX([.$S$2:.$S$50];[.H752]))" office:value-type="currency" office:currency="EUR" office:value="0" calcext:value-type="currency">
            <text:p>€ 0.00</text:p>
          </table:table-cell>
          <table:table-cell table:style-name="ce16" table:formula="of:=IF([.E751]&gt;=[.$A$2];[.H751]+1;[.H751])" office:value-type="float" office:value="17" calcext:value-type="float">
            <text:p>17</text:p>
          </table:table-cell>
          <table:table-cell/>
          <table:table-cell table:style-name="ce18" table:formula="of:=INDEX([.$R$2:.$R$50];[.H75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63QY67" calcext:value-type="string">
            <text:p>G63QY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2]&gt;=[.$A$2];[.$A$1];[.E752]+INDEX([.$O$2:.$O$50];[.H753])+(RAND()*INDEX([.$N$2:.$N$50];[.H753])))" office:value-type="date" office:date-value="2018-01-10" calcext:value-type="date">
            <text:p>10-1-2018</text:p>
          </table:table-cell>
          <table:table-cell table:style-name="ce13" table:formula="of:=[.K753]&amp;&quot; &quot;&amp;INDEX([.$Q$2:.$Q$50];[.H753])" office:value-type="string" office:string-value="S20LZ53 " calcext:value-type="string">
            <text:p>S20LZ53 </text:p>
          </table:table-cell>
          <table:table-cell table:style-name="ce15" table:formula="of:=INDEX([.$T$2:.$T$50];[.H753])+(RAND()*INDEX([.$S$2:.$S$50];[.H753]))" office:value-type="currency" office:currency="EUR" office:value="0" calcext:value-type="currency">
            <text:p>€ 0.00</text:p>
          </table:table-cell>
          <table:table-cell table:style-name="ce16" table:formula="of:=IF([.E752]&gt;=[.$A$2];[.H752]+1;[.H752])" office:value-type="float" office:value="17" calcext:value-type="float">
            <text:p>17</text:p>
          </table:table-cell>
          <table:table-cell/>
          <table:table-cell table:style-name="ce18" table:formula="of:=INDEX([.$R$2:.$R$50];[.H75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20LZ53" calcext:value-type="string">
            <text:p>S20LZ5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3]&gt;=[.$A$2];[.$A$1];[.E753]+INDEX([.$O$2:.$O$50];[.H754])+(RAND()*INDEX([.$N$2:.$N$50];[.H754])))" office:value-type="date" office:date-value="2018-01-10" calcext:value-type="date">
            <text:p>10-1-2018</text:p>
          </table:table-cell>
          <table:table-cell table:style-name="ce13" table:formula="of:=[.K754]&amp;&quot; &quot;&amp;INDEX([.$Q$2:.$Q$50];[.H754])" office:value-type="string" office:string-value="R60GU93 " calcext:value-type="string">
            <text:p>R60GU93 </text:p>
          </table:table-cell>
          <table:table-cell table:style-name="ce15" table:formula="of:=INDEX([.$T$2:.$T$50];[.H754])+(RAND()*INDEX([.$S$2:.$S$50];[.H754]))" office:value-type="currency" office:currency="EUR" office:value="0" calcext:value-type="currency">
            <text:p>€ 0.00</text:p>
          </table:table-cell>
          <table:table-cell table:style-name="ce16" table:formula="of:=IF([.E753]&gt;=[.$A$2];[.H753]+1;[.H753])" office:value-type="float" office:value="17" calcext:value-type="float">
            <text:p>17</text:p>
          </table:table-cell>
          <table:table-cell/>
          <table:table-cell table:style-name="ce18" table:formula="of:=INDEX([.$R$2:.$R$50];[.H75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60GU93" calcext:value-type="string">
            <text:p>R60GU9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4]&gt;=[.$A$2];[.$A$1];[.E754]+INDEX([.$O$2:.$O$50];[.H755])+(RAND()*INDEX([.$N$2:.$N$50];[.H755])))" office:value-type="date" office:date-value="2018-01-10" calcext:value-type="date">
            <text:p>10-1-2018</text:p>
          </table:table-cell>
          <table:table-cell table:style-name="ce13" table:formula="of:=[.K755]&amp;&quot; &quot;&amp;INDEX([.$Q$2:.$Q$50];[.H755])" office:value-type="string" office:string-value="Y30XX59 " calcext:value-type="string">
            <text:p>Y30XX59 </text:p>
          </table:table-cell>
          <table:table-cell table:style-name="ce15" table:formula="of:=INDEX([.$T$2:.$T$50];[.H755])+(RAND()*INDEX([.$S$2:.$S$50];[.H755]))" office:value-type="currency" office:currency="EUR" office:value="0" calcext:value-type="currency">
            <text:p>€ 0.00</text:p>
          </table:table-cell>
          <table:table-cell table:style-name="ce16" table:formula="of:=IF([.E754]&gt;=[.$A$2];[.H754]+1;[.H754])" office:value-type="float" office:value="17" calcext:value-type="float">
            <text:p>17</text:p>
          </table:table-cell>
          <table:table-cell/>
          <table:table-cell table:style-name="ce18" table:formula="of:=INDEX([.$R$2:.$R$50];[.H75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30XX59" calcext:value-type="string">
            <text:p>Y30XX5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5]&gt;=[.$A$2];[.$A$1];[.E755]+INDEX([.$O$2:.$O$50];[.H756])+(RAND()*INDEX([.$N$2:.$N$50];[.H756])))" office:value-type="date" office:date-value="2018-01-10" calcext:value-type="date">
            <text:p>10-1-2018</text:p>
          </table:table-cell>
          <table:table-cell table:style-name="ce13" table:formula="of:=[.K756]&amp;&quot; &quot;&amp;INDEX([.$Q$2:.$Q$50];[.H756])" office:value-type="string" office:string-value="B70KC33 " calcext:value-type="string">
            <text:p>B70KC33 </text:p>
          </table:table-cell>
          <table:table-cell table:style-name="ce15" table:formula="of:=INDEX([.$T$2:.$T$50];[.H756])+(RAND()*INDEX([.$S$2:.$S$50];[.H756]))" office:value-type="currency" office:currency="EUR" office:value="0" calcext:value-type="currency">
            <text:p>€ 0.00</text:p>
          </table:table-cell>
          <table:table-cell table:style-name="ce16" table:formula="of:=IF([.E755]&gt;=[.$A$2];[.H755]+1;[.H755])" office:value-type="float" office:value="17" calcext:value-type="float">
            <text:p>17</text:p>
          </table:table-cell>
          <table:table-cell/>
          <table:table-cell table:style-name="ce18" table:formula="of:=INDEX([.$R$2:.$R$50];[.H75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70KC33" calcext:value-type="string">
            <text:p>B70KC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6]&gt;=[.$A$2];[.$A$1];[.E756]+INDEX([.$O$2:.$O$50];[.H757])+(RAND()*INDEX([.$N$2:.$N$50];[.H757])))" office:value-type="date" office:date-value="2018-01-10" calcext:value-type="date">
            <text:p>10-1-2018</text:p>
          </table:table-cell>
          <table:table-cell table:style-name="ce13" table:formula="of:=[.K757]&amp;&quot; &quot;&amp;INDEX([.$Q$2:.$Q$50];[.H757])" office:value-type="string" office:string-value="B52ZZ71 " calcext:value-type="string">
            <text:p>B52ZZ71 </text:p>
          </table:table-cell>
          <table:table-cell table:style-name="ce15" table:formula="of:=INDEX([.$T$2:.$T$50];[.H757])+(RAND()*INDEX([.$S$2:.$S$50];[.H757]))" office:value-type="currency" office:currency="EUR" office:value="0" calcext:value-type="currency">
            <text:p>€ 0.00</text:p>
          </table:table-cell>
          <table:table-cell table:style-name="ce16" table:formula="of:=IF([.E756]&gt;=[.$A$2];[.H756]+1;[.H756])" office:value-type="float" office:value="17" calcext:value-type="float">
            <text:p>17</text:p>
          </table:table-cell>
          <table:table-cell/>
          <table:table-cell table:style-name="ce18" table:formula="of:=INDEX([.$R$2:.$R$50];[.H75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52ZZ71" calcext:value-type="string">
            <text:p>B52ZZ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7]&gt;=[.$A$2];[.$A$1];[.E757]+INDEX([.$O$2:.$O$50];[.H758])+(RAND()*INDEX([.$N$2:.$N$50];[.H758])))" office:value-type="date" office:date-value="2018-01-10" calcext:value-type="date">
            <text:p>10-1-2018</text:p>
          </table:table-cell>
          <table:table-cell table:style-name="ce13" table:formula="of:=[.K758]&amp;&quot; &quot;&amp;INDEX([.$Q$2:.$Q$50];[.H758])" office:value-type="string" office:string-value="T25WW31 " calcext:value-type="string">
            <text:p>T25WW31 </text:p>
          </table:table-cell>
          <table:table-cell table:style-name="ce15" table:formula="of:=INDEX([.$T$2:.$T$50];[.H758])+(RAND()*INDEX([.$S$2:.$S$50];[.H758]))" office:value-type="currency" office:currency="EUR" office:value="0" calcext:value-type="currency">
            <text:p>€ 0.00</text:p>
          </table:table-cell>
          <table:table-cell table:style-name="ce16" table:formula="of:=IF([.E757]&gt;=[.$A$2];[.H757]+1;[.H757])" office:value-type="float" office:value="17" calcext:value-type="float">
            <text:p>17</text:p>
          </table:table-cell>
          <table:table-cell/>
          <table:table-cell table:style-name="ce18" table:formula="of:=INDEX([.$R$2:.$R$50];[.H75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25WW31" calcext:value-type="string">
            <text:p>T25WW3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8]&gt;=[.$A$2];[.$A$1];[.E758]+INDEX([.$O$2:.$O$50];[.H759])+(RAND()*INDEX([.$N$2:.$N$50];[.H759])))" office:value-type="date" office:date-value="2018-01-10" calcext:value-type="date">
            <text:p>10-1-2018</text:p>
          </table:table-cell>
          <table:table-cell table:style-name="ce13" table:formula="of:=[.K759]&amp;&quot; &quot;&amp;INDEX([.$Q$2:.$Q$50];[.H759])" office:value-type="string" office:string-value="N74EI26 " calcext:value-type="string">
            <text:p>N74EI26 </text:p>
          </table:table-cell>
          <table:table-cell table:style-name="ce15" table:formula="of:=INDEX([.$T$2:.$T$50];[.H759])+(RAND()*INDEX([.$S$2:.$S$50];[.H759]))" office:value-type="currency" office:currency="EUR" office:value="0" calcext:value-type="currency">
            <text:p>€ 0.00</text:p>
          </table:table-cell>
          <table:table-cell table:style-name="ce16" table:formula="of:=IF([.E758]&gt;=[.$A$2];[.H758]+1;[.H758])" office:value-type="float" office:value="17" calcext:value-type="float">
            <text:p>17</text:p>
          </table:table-cell>
          <table:table-cell/>
          <table:table-cell table:style-name="ce18" table:formula="of:=INDEX([.$R$2:.$R$50];[.H75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74EI26" calcext:value-type="string">
            <text:p>N74EI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59]&gt;=[.$A$2];[.$A$1];[.E759]+INDEX([.$O$2:.$O$50];[.H760])+(RAND()*INDEX([.$N$2:.$N$50];[.H760])))" office:value-type="date" office:date-value="2018-01-10" calcext:value-type="date">
            <text:p>10-1-2018</text:p>
          </table:table-cell>
          <table:table-cell table:style-name="ce13" table:formula="of:=[.K760]&amp;&quot; &quot;&amp;INDEX([.$Q$2:.$Q$50];[.H760])" office:value-type="string" office:string-value="Z93HA16 " calcext:value-type="string">
            <text:p>Z93HA16 </text:p>
          </table:table-cell>
          <table:table-cell table:style-name="ce15" table:formula="of:=INDEX([.$T$2:.$T$50];[.H760])+(RAND()*INDEX([.$S$2:.$S$50];[.H760]))" office:value-type="currency" office:currency="EUR" office:value="0" calcext:value-type="currency">
            <text:p>€ 0.00</text:p>
          </table:table-cell>
          <table:table-cell table:style-name="ce16" table:formula="of:=IF([.E759]&gt;=[.$A$2];[.H759]+1;[.H759])" office:value-type="float" office:value="17" calcext:value-type="float">
            <text:p>17</text:p>
          </table:table-cell>
          <table:table-cell/>
          <table:table-cell table:style-name="ce18" table:formula="of:=INDEX([.$R$2:.$R$50];[.H76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93HA16" calcext:value-type="string">
            <text:p>Z93HA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0]&gt;=[.$A$2];[.$A$1];[.E760]+INDEX([.$O$2:.$O$50];[.H761])+(RAND()*INDEX([.$N$2:.$N$50];[.H761])))" office:value-type="date" office:date-value="2018-01-10" calcext:value-type="date">
            <text:p>10-1-2018</text:p>
          </table:table-cell>
          <table:table-cell table:style-name="ce13" table:formula="of:=[.K761]&amp;&quot; &quot;&amp;INDEX([.$Q$2:.$Q$50];[.H761])" office:value-type="string" office:string-value="E50MR61 " calcext:value-type="string">
            <text:p>E50MR61 </text:p>
          </table:table-cell>
          <table:table-cell table:style-name="ce15" table:formula="of:=INDEX([.$T$2:.$T$50];[.H761])+(RAND()*INDEX([.$S$2:.$S$50];[.H761]))" office:value-type="currency" office:currency="EUR" office:value="0" calcext:value-type="currency">
            <text:p>€ 0.00</text:p>
          </table:table-cell>
          <table:table-cell table:style-name="ce16" table:formula="of:=IF([.E760]&gt;=[.$A$2];[.H760]+1;[.H760])" office:value-type="float" office:value="17" calcext:value-type="float">
            <text:p>17</text:p>
          </table:table-cell>
          <table:table-cell/>
          <table:table-cell table:style-name="ce18" table:formula="of:=INDEX([.$R$2:.$R$50];[.H76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50MR61" calcext:value-type="string">
            <text:p>E50MR6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1]&gt;=[.$A$2];[.$A$1];[.E761]+INDEX([.$O$2:.$O$50];[.H762])+(RAND()*INDEX([.$N$2:.$N$50];[.H762])))" office:value-type="date" office:date-value="2018-01-10" calcext:value-type="date">
            <text:p>10-1-2018</text:p>
          </table:table-cell>
          <table:table-cell table:style-name="ce13" table:formula="of:=[.K762]&amp;&quot; &quot;&amp;INDEX([.$Q$2:.$Q$50];[.H762])" office:value-type="string" office:string-value="S14HT68 " calcext:value-type="string">
            <text:p>S14HT68 </text:p>
          </table:table-cell>
          <table:table-cell table:style-name="ce15" table:formula="of:=INDEX([.$T$2:.$T$50];[.H762])+(RAND()*INDEX([.$S$2:.$S$50];[.H762]))" office:value-type="currency" office:currency="EUR" office:value="0" calcext:value-type="currency">
            <text:p>€ 0.00</text:p>
          </table:table-cell>
          <table:table-cell table:style-name="ce16" table:formula="of:=IF([.E761]&gt;=[.$A$2];[.H761]+1;[.H761])" office:value-type="float" office:value="17" calcext:value-type="float">
            <text:p>17</text:p>
          </table:table-cell>
          <table:table-cell/>
          <table:table-cell table:style-name="ce18" table:formula="of:=INDEX([.$R$2:.$R$50];[.H76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14HT68" calcext:value-type="string">
            <text:p>S14HT6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2]&gt;=[.$A$2];[.$A$1];[.E762]+INDEX([.$O$2:.$O$50];[.H763])+(RAND()*INDEX([.$N$2:.$N$50];[.H763])))" office:value-type="date" office:date-value="2018-01-10" calcext:value-type="date">
            <text:p>10-1-2018</text:p>
          </table:table-cell>
          <table:table-cell table:style-name="ce13" table:formula="of:=[.K763]&amp;&quot; &quot;&amp;INDEX([.$Q$2:.$Q$50];[.H763])" office:value-type="string" office:string-value="N39LO22 " calcext:value-type="string">
            <text:p>N39LO22 </text:p>
          </table:table-cell>
          <table:table-cell table:style-name="ce15" table:formula="of:=INDEX([.$T$2:.$T$50];[.H763])+(RAND()*INDEX([.$S$2:.$S$50];[.H763]))" office:value-type="currency" office:currency="EUR" office:value="0" calcext:value-type="currency">
            <text:p>€ 0.00</text:p>
          </table:table-cell>
          <table:table-cell table:style-name="ce16" table:formula="of:=IF([.E762]&gt;=[.$A$2];[.H762]+1;[.H762])" office:value-type="float" office:value="17" calcext:value-type="float">
            <text:p>17</text:p>
          </table:table-cell>
          <table:table-cell/>
          <table:table-cell table:style-name="ce18" table:formula="of:=INDEX([.$R$2:.$R$50];[.H76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39LO22" calcext:value-type="string">
            <text:p>N39LO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3]&gt;=[.$A$2];[.$A$1];[.E763]+INDEX([.$O$2:.$O$50];[.H764])+(RAND()*INDEX([.$N$2:.$N$50];[.H764])))" office:value-type="date" office:date-value="2018-01-10" calcext:value-type="date">
            <text:p>10-1-2018</text:p>
          </table:table-cell>
          <table:table-cell table:style-name="ce13" table:formula="of:=[.K764]&amp;&quot; &quot;&amp;INDEX([.$Q$2:.$Q$50];[.H764])" office:value-type="string" office:string-value="Y15QX85 " calcext:value-type="string">
            <text:p>Y15QX85 </text:p>
          </table:table-cell>
          <table:table-cell table:style-name="ce15" table:formula="of:=INDEX([.$T$2:.$T$50];[.H764])+(RAND()*INDEX([.$S$2:.$S$50];[.H764]))" office:value-type="currency" office:currency="EUR" office:value="0" calcext:value-type="currency">
            <text:p>€ 0.00</text:p>
          </table:table-cell>
          <table:table-cell table:style-name="ce16" table:formula="of:=IF([.E763]&gt;=[.$A$2];[.H763]+1;[.H763])" office:value-type="float" office:value="17" calcext:value-type="float">
            <text:p>17</text:p>
          </table:table-cell>
          <table:table-cell/>
          <table:table-cell table:style-name="ce18" table:formula="of:=INDEX([.$R$2:.$R$50];[.H76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15QX85" calcext:value-type="string">
            <text:p>Y15QX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4]&gt;=[.$A$2];[.$A$1];[.E764]+INDEX([.$O$2:.$O$50];[.H765])+(RAND()*INDEX([.$N$2:.$N$50];[.H765])))" office:value-type="date" office:date-value="2018-01-10" calcext:value-type="date">
            <text:p>10-1-2018</text:p>
          </table:table-cell>
          <table:table-cell table:style-name="ce13" table:formula="of:=[.K765]&amp;&quot; &quot;&amp;INDEX([.$Q$2:.$Q$50];[.H765])" office:value-type="string" office:string-value="A44KZ88 " calcext:value-type="string">
            <text:p>A44KZ88 </text:p>
          </table:table-cell>
          <table:table-cell table:style-name="ce15" table:formula="of:=INDEX([.$T$2:.$T$50];[.H765])+(RAND()*INDEX([.$S$2:.$S$50];[.H765]))" office:value-type="currency" office:currency="EUR" office:value="0" calcext:value-type="currency">
            <text:p>€ 0.00</text:p>
          </table:table-cell>
          <table:table-cell table:style-name="ce16" table:formula="of:=IF([.E764]&gt;=[.$A$2];[.H764]+1;[.H764])" office:value-type="float" office:value="17" calcext:value-type="float">
            <text:p>17</text:p>
          </table:table-cell>
          <table:table-cell/>
          <table:table-cell table:style-name="ce18" table:formula="of:=INDEX([.$R$2:.$R$50];[.H76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44KZ88" calcext:value-type="string">
            <text:p>A44KZ8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5]&gt;=[.$A$2];[.$A$1];[.E765]+INDEX([.$O$2:.$O$50];[.H766])+(RAND()*INDEX([.$N$2:.$N$50];[.H766])))" office:value-type="date" office:date-value="2018-01-10" calcext:value-type="date">
            <text:p>10-1-2018</text:p>
          </table:table-cell>
          <table:table-cell table:style-name="ce13" table:formula="of:=[.K766]&amp;&quot; &quot;&amp;INDEX([.$Q$2:.$Q$50];[.H766])" office:value-type="string" office:string-value="V13SC87 " calcext:value-type="string">
            <text:p>V13SC87 </text:p>
          </table:table-cell>
          <table:table-cell table:style-name="ce15" table:formula="of:=INDEX([.$T$2:.$T$50];[.H766])+(RAND()*INDEX([.$S$2:.$S$50];[.H766]))" office:value-type="currency" office:currency="EUR" office:value="0" calcext:value-type="currency">
            <text:p>€ 0.00</text:p>
          </table:table-cell>
          <table:table-cell table:style-name="ce16" table:formula="of:=IF([.E765]&gt;=[.$A$2];[.H765]+1;[.H765])" office:value-type="float" office:value="17" calcext:value-type="float">
            <text:p>17</text:p>
          </table:table-cell>
          <table:table-cell/>
          <table:table-cell table:style-name="ce18" table:formula="of:=INDEX([.$R$2:.$R$50];[.H76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13SC87" calcext:value-type="string">
            <text:p>V13SC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6]&gt;=[.$A$2];[.$A$1];[.E766]+INDEX([.$O$2:.$O$50];[.H767])+(RAND()*INDEX([.$N$2:.$N$50];[.H767])))" office:value-type="date" office:date-value="2018-01-10" calcext:value-type="date">
            <text:p>10-1-2018</text:p>
          </table:table-cell>
          <table:table-cell table:style-name="ce13" table:formula="of:=[.K767]&amp;&quot; &quot;&amp;INDEX([.$Q$2:.$Q$50];[.H767])" office:value-type="string" office:string-value="F37IU97 " calcext:value-type="string">
            <text:p>F37IU97 </text:p>
          </table:table-cell>
          <table:table-cell table:style-name="ce15" table:formula="of:=INDEX([.$T$2:.$T$50];[.H767])+(RAND()*INDEX([.$S$2:.$S$50];[.H767]))" office:value-type="currency" office:currency="EUR" office:value="0" calcext:value-type="currency">
            <text:p>€ 0.00</text:p>
          </table:table-cell>
          <table:table-cell table:style-name="ce16" table:formula="of:=IF([.E766]&gt;=[.$A$2];[.H766]+1;[.H766])" office:value-type="float" office:value="17" calcext:value-type="float">
            <text:p>17</text:p>
          </table:table-cell>
          <table:table-cell/>
          <table:table-cell table:style-name="ce18" table:formula="of:=INDEX([.$R$2:.$R$50];[.H76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37IU97" calcext:value-type="string">
            <text:p>F37IU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7]&gt;=[.$A$2];[.$A$1];[.E767]+INDEX([.$O$2:.$O$50];[.H768])+(RAND()*INDEX([.$N$2:.$N$50];[.H768])))" office:value-type="date" office:date-value="2018-01-10" calcext:value-type="date">
            <text:p>10-1-2018</text:p>
          </table:table-cell>
          <table:table-cell table:style-name="ce13" table:formula="of:=[.K768]&amp;&quot; &quot;&amp;INDEX([.$Q$2:.$Q$50];[.H768])" office:value-type="string" office:string-value="G39ZZ30 " calcext:value-type="string">
            <text:p>G39ZZ30 </text:p>
          </table:table-cell>
          <table:table-cell table:style-name="ce15" table:formula="of:=INDEX([.$T$2:.$T$50];[.H768])+(RAND()*INDEX([.$S$2:.$S$50];[.H768]))" office:value-type="currency" office:currency="EUR" office:value="0" calcext:value-type="currency">
            <text:p>€ 0.00</text:p>
          </table:table-cell>
          <table:table-cell table:style-name="ce16" table:formula="of:=IF([.E767]&gt;=[.$A$2];[.H767]+1;[.H767])" office:value-type="float" office:value="17" calcext:value-type="float">
            <text:p>17</text:p>
          </table:table-cell>
          <table:table-cell/>
          <table:table-cell table:style-name="ce18" table:formula="of:=INDEX([.$R$2:.$R$50];[.H76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39ZZ30" calcext:value-type="string">
            <text:p>G39ZZ3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8]&gt;=[.$A$2];[.$A$1];[.E768]+INDEX([.$O$2:.$O$50];[.H769])+(RAND()*INDEX([.$N$2:.$N$50];[.H769])))" office:value-type="date" office:date-value="2018-01-10" calcext:value-type="date">
            <text:p>10-1-2018</text:p>
          </table:table-cell>
          <table:table-cell table:style-name="ce13" table:formula="of:=[.K769]&amp;&quot; &quot;&amp;INDEX([.$Q$2:.$Q$50];[.H769])" office:value-type="string" office:string-value="M18JC84 " calcext:value-type="string">
            <text:p>M18JC84 </text:p>
          </table:table-cell>
          <table:table-cell table:style-name="ce15" table:formula="of:=INDEX([.$T$2:.$T$50];[.H769])+(RAND()*INDEX([.$S$2:.$S$50];[.H769]))" office:value-type="currency" office:currency="EUR" office:value="0" calcext:value-type="currency">
            <text:p>€ 0.00</text:p>
          </table:table-cell>
          <table:table-cell table:style-name="ce16" table:formula="of:=IF([.E768]&gt;=[.$A$2];[.H768]+1;[.H768])" office:value-type="float" office:value="17" calcext:value-type="float">
            <text:p>17</text:p>
          </table:table-cell>
          <table:table-cell/>
          <table:table-cell table:style-name="ce18" table:formula="of:=INDEX([.$R$2:.$R$50];[.H76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18JC84" calcext:value-type="string">
            <text:p>M18JC8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69]&gt;=[.$A$2];[.$A$1];[.E769]+INDEX([.$O$2:.$O$50];[.H770])+(RAND()*INDEX([.$N$2:.$N$50];[.H770])))" office:value-type="date" office:date-value="2018-01-10" calcext:value-type="date">
            <text:p>10-1-2018</text:p>
          </table:table-cell>
          <table:table-cell table:style-name="ce13" table:formula="of:=[.K770]&amp;&quot; &quot;&amp;INDEX([.$Q$2:.$Q$50];[.H770])" office:value-type="string" office:string-value="R13VL33 " calcext:value-type="string">
            <text:p>R13VL33 </text:p>
          </table:table-cell>
          <table:table-cell table:style-name="ce15" table:formula="of:=INDEX([.$T$2:.$T$50];[.H770])+(RAND()*INDEX([.$S$2:.$S$50];[.H770]))" office:value-type="currency" office:currency="EUR" office:value="0" calcext:value-type="currency">
            <text:p>€ 0.00</text:p>
          </table:table-cell>
          <table:table-cell table:style-name="ce16" table:formula="of:=IF([.E769]&gt;=[.$A$2];[.H769]+1;[.H769])" office:value-type="float" office:value="17" calcext:value-type="float">
            <text:p>17</text:p>
          </table:table-cell>
          <table:table-cell/>
          <table:table-cell table:style-name="ce18" table:formula="of:=INDEX([.$R$2:.$R$50];[.H77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13VL33" calcext:value-type="string">
            <text:p>R13VL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0]&gt;=[.$A$2];[.$A$1];[.E770]+INDEX([.$O$2:.$O$50];[.H771])+(RAND()*INDEX([.$N$2:.$N$50];[.H771])))" office:value-type="date" office:date-value="2018-01-10" calcext:value-type="date">
            <text:p>10-1-2018</text:p>
          </table:table-cell>
          <table:table-cell table:style-name="ce13" table:formula="of:=[.K771]&amp;&quot; &quot;&amp;INDEX([.$Q$2:.$Q$50];[.H771])" office:value-type="string" office:string-value="Q96GI12 " calcext:value-type="string">
            <text:p>Q96GI12 </text:p>
          </table:table-cell>
          <table:table-cell table:style-name="ce15" table:formula="of:=INDEX([.$T$2:.$T$50];[.H771])+(RAND()*INDEX([.$S$2:.$S$50];[.H771]))" office:value-type="currency" office:currency="EUR" office:value="0" calcext:value-type="currency">
            <text:p>€ 0.00</text:p>
          </table:table-cell>
          <table:table-cell table:style-name="ce16" table:formula="of:=IF([.E770]&gt;=[.$A$2];[.H770]+1;[.H770])" office:value-type="float" office:value="17" calcext:value-type="float">
            <text:p>17</text:p>
          </table:table-cell>
          <table:table-cell/>
          <table:table-cell table:style-name="ce18" table:formula="of:=INDEX([.$R$2:.$R$50];[.H77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96GI12" calcext:value-type="string">
            <text:p>Q96GI1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1]&gt;=[.$A$2];[.$A$1];[.E771]+INDEX([.$O$2:.$O$50];[.H772])+(RAND()*INDEX([.$N$2:.$N$50];[.H772])))" office:value-type="date" office:date-value="2018-01-10" calcext:value-type="date">
            <text:p>10-1-2018</text:p>
          </table:table-cell>
          <table:table-cell table:style-name="ce13" table:formula="of:=[.K772]&amp;&quot; &quot;&amp;INDEX([.$Q$2:.$Q$50];[.H772])" office:value-type="string" office:string-value="X63LA69 " calcext:value-type="string">
            <text:p>X63LA69 </text:p>
          </table:table-cell>
          <table:table-cell table:style-name="ce15" table:formula="of:=INDEX([.$T$2:.$T$50];[.H772])+(RAND()*INDEX([.$S$2:.$S$50];[.H772]))" office:value-type="currency" office:currency="EUR" office:value="0" calcext:value-type="currency">
            <text:p>€ 0.00</text:p>
          </table:table-cell>
          <table:table-cell table:style-name="ce16" table:formula="of:=IF([.E771]&gt;=[.$A$2];[.H771]+1;[.H771])" office:value-type="float" office:value="17" calcext:value-type="float">
            <text:p>17</text:p>
          </table:table-cell>
          <table:table-cell/>
          <table:table-cell table:style-name="ce18" table:formula="of:=INDEX([.$R$2:.$R$50];[.H77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63LA69" calcext:value-type="string">
            <text:p>X63LA6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2]&gt;=[.$A$2];[.$A$1];[.E772]+INDEX([.$O$2:.$O$50];[.H773])+(RAND()*INDEX([.$N$2:.$N$50];[.H773])))" office:value-type="date" office:date-value="2018-01-10" calcext:value-type="date">
            <text:p>10-1-2018</text:p>
          </table:table-cell>
          <table:table-cell table:style-name="ce13" table:formula="of:=[.K773]&amp;&quot; &quot;&amp;INDEX([.$Q$2:.$Q$50];[.H773])" office:value-type="string" office:string-value="G30AK19 " calcext:value-type="string">
            <text:p>G30AK19 </text:p>
          </table:table-cell>
          <table:table-cell table:style-name="ce15" table:formula="of:=INDEX([.$T$2:.$T$50];[.H773])+(RAND()*INDEX([.$S$2:.$S$50];[.H773]))" office:value-type="currency" office:currency="EUR" office:value="0" calcext:value-type="currency">
            <text:p>€ 0.00</text:p>
          </table:table-cell>
          <table:table-cell table:style-name="ce16" table:formula="of:=IF([.E772]&gt;=[.$A$2];[.H772]+1;[.H772])" office:value-type="float" office:value="17" calcext:value-type="float">
            <text:p>17</text:p>
          </table:table-cell>
          <table:table-cell/>
          <table:table-cell table:style-name="ce18" table:formula="of:=INDEX([.$R$2:.$R$50];[.H77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30AK19" calcext:value-type="string">
            <text:p>G30AK1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3]&gt;=[.$A$2];[.$A$1];[.E773]+INDEX([.$O$2:.$O$50];[.H774])+(RAND()*INDEX([.$N$2:.$N$50];[.H774])))" office:value-type="date" office:date-value="2018-01-10" calcext:value-type="date">
            <text:p>10-1-2018</text:p>
          </table:table-cell>
          <table:table-cell table:style-name="ce13" table:formula="of:=[.K774]&amp;&quot; &quot;&amp;INDEX([.$Q$2:.$Q$50];[.H774])" office:value-type="string" office:string-value="T75XV14 " calcext:value-type="string">
            <text:p>T75XV14 </text:p>
          </table:table-cell>
          <table:table-cell table:style-name="ce15" table:formula="of:=INDEX([.$T$2:.$T$50];[.H774])+(RAND()*INDEX([.$S$2:.$S$50];[.H774]))" office:value-type="currency" office:currency="EUR" office:value="0" calcext:value-type="currency">
            <text:p>€ 0.00</text:p>
          </table:table-cell>
          <table:table-cell table:style-name="ce16" table:formula="of:=IF([.E773]&gt;=[.$A$2];[.H773]+1;[.H773])" office:value-type="float" office:value="17" calcext:value-type="float">
            <text:p>17</text:p>
          </table:table-cell>
          <table:table-cell/>
          <table:table-cell table:style-name="ce18" table:formula="of:=INDEX([.$R$2:.$R$50];[.H77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5XV14" calcext:value-type="string">
            <text:p>T75XV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4]&gt;=[.$A$2];[.$A$1];[.E774]+INDEX([.$O$2:.$O$50];[.H775])+(RAND()*INDEX([.$N$2:.$N$50];[.H775])))" office:value-type="date" office:date-value="2018-01-10" calcext:value-type="date">
            <text:p>10-1-2018</text:p>
          </table:table-cell>
          <table:table-cell table:style-name="ce13" table:formula="of:=[.K775]&amp;&quot; &quot;&amp;INDEX([.$Q$2:.$Q$50];[.H775])" office:value-type="string" office:string-value="M41EM49 " calcext:value-type="string">
            <text:p>M41EM49 </text:p>
          </table:table-cell>
          <table:table-cell table:style-name="ce15" table:formula="of:=INDEX([.$T$2:.$T$50];[.H775])+(RAND()*INDEX([.$S$2:.$S$50];[.H775]))" office:value-type="currency" office:currency="EUR" office:value="0" calcext:value-type="currency">
            <text:p>€ 0.00</text:p>
          </table:table-cell>
          <table:table-cell table:style-name="ce16" table:formula="of:=IF([.E774]&gt;=[.$A$2];[.H774]+1;[.H774])" office:value-type="float" office:value="17" calcext:value-type="float">
            <text:p>17</text:p>
          </table:table-cell>
          <table:table-cell/>
          <table:table-cell table:style-name="ce18" table:formula="of:=INDEX([.$R$2:.$R$50];[.H77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41EM49" calcext:value-type="string">
            <text:p>M41EM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5]&gt;=[.$A$2];[.$A$1];[.E775]+INDEX([.$O$2:.$O$50];[.H776])+(RAND()*INDEX([.$N$2:.$N$50];[.H776])))" office:value-type="date" office:date-value="2018-01-10" calcext:value-type="date">
            <text:p>10-1-2018</text:p>
          </table:table-cell>
          <table:table-cell table:style-name="ce13" table:formula="of:=[.K776]&amp;&quot; &quot;&amp;INDEX([.$Q$2:.$Q$50];[.H776])" office:value-type="string" office:string-value="X22SB48 " calcext:value-type="string">
            <text:p>X22SB48 </text:p>
          </table:table-cell>
          <table:table-cell table:style-name="ce15" table:formula="of:=INDEX([.$T$2:.$T$50];[.H776])+(RAND()*INDEX([.$S$2:.$S$50];[.H776]))" office:value-type="currency" office:currency="EUR" office:value="0" calcext:value-type="currency">
            <text:p>€ 0.00</text:p>
          </table:table-cell>
          <table:table-cell table:style-name="ce16" table:formula="of:=IF([.E775]&gt;=[.$A$2];[.H775]+1;[.H775])" office:value-type="float" office:value="17" calcext:value-type="float">
            <text:p>17</text:p>
          </table:table-cell>
          <table:table-cell/>
          <table:table-cell table:style-name="ce18" table:formula="of:=INDEX([.$R$2:.$R$50];[.H77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22SB48" calcext:value-type="string">
            <text:p>X22SB4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6]&gt;=[.$A$2];[.$A$1];[.E776]+INDEX([.$O$2:.$O$50];[.H777])+(RAND()*INDEX([.$N$2:.$N$50];[.H777])))" office:value-type="date" office:date-value="2018-01-10" calcext:value-type="date">
            <text:p>10-1-2018</text:p>
          </table:table-cell>
          <table:table-cell table:style-name="ce13" table:formula="of:=[.K777]&amp;&quot; &quot;&amp;INDEX([.$Q$2:.$Q$50];[.H777])" office:value-type="string" office:string-value="I10QR43 " calcext:value-type="string">
            <text:p>I10QR43 </text:p>
          </table:table-cell>
          <table:table-cell table:style-name="ce15" table:formula="of:=INDEX([.$T$2:.$T$50];[.H777])+(RAND()*INDEX([.$S$2:.$S$50];[.H777]))" office:value-type="currency" office:currency="EUR" office:value="0" calcext:value-type="currency">
            <text:p>€ 0.00</text:p>
          </table:table-cell>
          <table:table-cell table:style-name="ce16" table:formula="of:=IF([.E776]&gt;=[.$A$2];[.H776]+1;[.H776])" office:value-type="float" office:value="17" calcext:value-type="float">
            <text:p>17</text:p>
          </table:table-cell>
          <table:table-cell/>
          <table:table-cell table:style-name="ce18" table:formula="of:=INDEX([.$R$2:.$R$50];[.H77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10QR43" calcext:value-type="string">
            <text:p>I10QR4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7]&gt;=[.$A$2];[.$A$1];[.E777]+INDEX([.$O$2:.$O$50];[.H778])+(RAND()*INDEX([.$N$2:.$N$50];[.H778])))" office:value-type="date" office:date-value="2018-01-10" calcext:value-type="date">
            <text:p>10-1-2018</text:p>
          </table:table-cell>
          <table:table-cell table:style-name="ce13" table:formula="of:=[.K778]&amp;&quot; &quot;&amp;INDEX([.$Q$2:.$Q$50];[.H778])" office:value-type="string" office:string-value="K61WE87 " calcext:value-type="string">
            <text:p>K61WE87 </text:p>
          </table:table-cell>
          <table:table-cell table:style-name="ce15" table:formula="of:=INDEX([.$T$2:.$T$50];[.H778])+(RAND()*INDEX([.$S$2:.$S$50];[.H778]))" office:value-type="currency" office:currency="EUR" office:value="0" calcext:value-type="currency">
            <text:p>€ 0.00</text:p>
          </table:table-cell>
          <table:table-cell table:style-name="ce16" table:formula="of:=IF([.E777]&gt;=[.$A$2];[.H777]+1;[.H777])" office:value-type="float" office:value="17" calcext:value-type="float">
            <text:p>17</text:p>
          </table:table-cell>
          <table:table-cell/>
          <table:table-cell table:style-name="ce18" table:formula="of:=INDEX([.$R$2:.$R$50];[.H77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61WE87" calcext:value-type="string">
            <text:p>K61WE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8]&gt;=[.$A$2];[.$A$1];[.E778]+INDEX([.$O$2:.$O$50];[.H779])+(RAND()*INDEX([.$N$2:.$N$50];[.H779])))" office:value-type="date" office:date-value="2018-01-10" calcext:value-type="date">
            <text:p>10-1-2018</text:p>
          </table:table-cell>
          <table:table-cell table:style-name="ce13" table:formula="of:=[.K779]&amp;&quot; &quot;&amp;INDEX([.$Q$2:.$Q$50];[.H779])" office:value-type="string" office:string-value="M74SC49 " calcext:value-type="string">
            <text:p>M74SC49 </text:p>
          </table:table-cell>
          <table:table-cell table:style-name="ce15" table:formula="of:=INDEX([.$T$2:.$T$50];[.H779])+(RAND()*INDEX([.$S$2:.$S$50];[.H779]))" office:value-type="currency" office:currency="EUR" office:value="0" calcext:value-type="currency">
            <text:p>€ 0.00</text:p>
          </table:table-cell>
          <table:table-cell table:style-name="ce16" table:formula="of:=IF([.E778]&gt;=[.$A$2];[.H778]+1;[.H778])" office:value-type="float" office:value="17" calcext:value-type="float">
            <text:p>17</text:p>
          </table:table-cell>
          <table:table-cell/>
          <table:table-cell table:style-name="ce18" table:formula="of:=INDEX([.$R$2:.$R$50];[.H77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74SC49" calcext:value-type="string">
            <text:p>M74SC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79]&gt;=[.$A$2];[.$A$1];[.E779]+INDEX([.$O$2:.$O$50];[.H780])+(RAND()*INDEX([.$N$2:.$N$50];[.H780])))" office:value-type="date" office:date-value="2018-01-10" calcext:value-type="date">
            <text:p>10-1-2018</text:p>
          </table:table-cell>
          <table:table-cell table:style-name="ce13" table:formula="of:=[.K780]&amp;&quot; &quot;&amp;INDEX([.$Q$2:.$Q$50];[.H780])" office:value-type="string" office:string-value="T73YK38 " calcext:value-type="string">
            <text:p>T73YK38 </text:p>
          </table:table-cell>
          <table:table-cell table:style-name="ce15" table:formula="of:=INDEX([.$T$2:.$T$50];[.H780])+(RAND()*INDEX([.$S$2:.$S$50];[.H780]))" office:value-type="currency" office:currency="EUR" office:value="0" calcext:value-type="currency">
            <text:p>€ 0.00</text:p>
          </table:table-cell>
          <table:table-cell table:style-name="ce16" table:formula="of:=IF([.E779]&gt;=[.$A$2];[.H779]+1;[.H779])" office:value-type="float" office:value="17" calcext:value-type="float">
            <text:p>17</text:p>
          </table:table-cell>
          <table:table-cell/>
          <table:table-cell table:style-name="ce18" table:formula="of:=INDEX([.$R$2:.$R$50];[.H78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3YK38" calcext:value-type="string">
            <text:p>T73YK3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0]&gt;=[.$A$2];[.$A$1];[.E780]+INDEX([.$O$2:.$O$50];[.H781])+(RAND()*INDEX([.$N$2:.$N$50];[.H781])))" office:value-type="date" office:date-value="2018-01-10" calcext:value-type="date">
            <text:p>10-1-2018</text:p>
          </table:table-cell>
          <table:table-cell table:style-name="ce13" table:formula="of:=[.K781]&amp;&quot; &quot;&amp;INDEX([.$Q$2:.$Q$50];[.H781])" office:value-type="string" office:string-value="F28TY45 " calcext:value-type="string">
            <text:p>F28TY45 </text:p>
          </table:table-cell>
          <table:table-cell table:style-name="ce15" table:formula="of:=INDEX([.$T$2:.$T$50];[.H781])+(RAND()*INDEX([.$S$2:.$S$50];[.H781]))" office:value-type="currency" office:currency="EUR" office:value="0" calcext:value-type="currency">
            <text:p>€ 0.00</text:p>
          </table:table-cell>
          <table:table-cell table:style-name="ce16" table:formula="of:=IF([.E780]&gt;=[.$A$2];[.H780]+1;[.H780])" office:value-type="float" office:value="17" calcext:value-type="float">
            <text:p>17</text:p>
          </table:table-cell>
          <table:table-cell/>
          <table:table-cell table:style-name="ce18" table:formula="of:=INDEX([.$R$2:.$R$50];[.H78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28TY45" calcext:value-type="string">
            <text:p>F28TY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1]&gt;=[.$A$2];[.$A$1];[.E781]+INDEX([.$O$2:.$O$50];[.H782])+(RAND()*INDEX([.$N$2:.$N$50];[.H782])))" office:value-type="date" office:date-value="2018-01-10" calcext:value-type="date">
            <text:p>10-1-2018</text:p>
          </table:table-cell>
          <table:table-cell table:style-name="ce13" table:formula="of:=[.K782]&amp;&quot; &quot;&amp;INDEX([.$Q$2:.$Q$50];[.H782])" office:value-type="string" office:string-value="K81FY37 " calcext:value-type="string">
            <text:p>K81FY37 </text:p>
          </table:table-cell>
          <table:table-cell table:style-name="ce15" table:formula="of:=INDEX([.$T$2:.$T$50];[.H782])+(RAND()*INDEX([.$S$2:.$S$50];[.H782]))" office:value-type="currency" office:currency="EUR" office:value="0" calcext:value-type="currency">
            <text:p>€ 0.00</text:p>
          </table:table-cell>
          <table:table-cell table:style-name="ce16" table:formula="of:=IF([.E781]&gt;=[.$A$2];[.H781]+1;[.H781])" office:value-type="float" office:value="17" calcext:value-type="float">
            <text:p>17</text:p>
          </table:table-cell>
          <table:table-cell/>
          <table:table-cell table:style-name="ce18" table:formula="of:=INDEX([.$R$2:.$R$50];[.H78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81FY37" calcext:value-type="string">
            <text:p>K81FY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2]&gt;=[.$A$2];[.$A$1];[.E782]+INDEX([.$O$2:.$O$50];[.H783])+(RAND()*INDEX([.$N$2:.$N$50];[.H783])))" office:value-type="date" office:date-value="2018-01-10" calcext:value-type="date">
            <text:p>10-1-2018</text:p>
          </table:table-cell>
          <table:table-cell table:style-name="ce13" table:formula="of:=[.K783]&amp;&quot; &quot;&amp;INDEX([.$Q$2:.$Q$50];[.H783])" office:value-type="string" office:string-value="K99RL44 " calcext:value-type="string">
            <text:p>K99RL44 </text:p>
          </table:table-cell>
          <table:table-cell table:style-name="ce15" table:formula="of:=INDEX([.$T$2:.$T$50];[.H783])+(RAND()*INDEX([.$S$2:.$S$50];[.H783]))" office:value-type="currency" office:currency="EUR" office:value="0" calcext:value-type="currency">
            <text:p>€ 0.00</text:p>
          </table:table-cell>
          <table:table-cell table:style-name="ce16" table:formula="of:=IF([.E782]&gt;=[.$A$2];[.H782]+1;[.H782])" office:value-type="float" office:value="17" calcext:value-type="float">
            <text:p>17</text:p>
          </table:table-cell>
          <table:table-cell/>
          <table:table-cell table:style-name="ce18" table:formula="of:=INDEX([.$R$2:.$R$50];[.H78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99RL44" calcext:value-type="string">
            <text:p>K99RL4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3]&gt;=[.$A$2];[.$A$1];[.E783]+INDEX([.$O$2:.$O$50];[.H784])+(RAND()*INDEX([.$N$2:.$N$50];[.H784])))" office:value-type="date" office:date-value="2018-01-10" calcext:value-type="date">
            <text:p>10-1-2018</text:p>
          </table:table-cell>
          <table:table-cell table:style-name="ce13" table:formula="of:=[.K784]&amp;&quot; &quot;&amp;INDEX([.$Q$2:.$Q$50];[.H784])" office:value-type="string" office:string-value="J35IL88 " calcext:value-type="string">
            <text:p>J35IL88 </text:p>
          </table:table-cell>
          <table:table-cell table:style-name="ce15" table:formula="of:=INDEX([.$T$2:.$T$50];[.H784])+(RAND()*INDEX([.$S$2:.$S$50];[.H784]))" office:value-type="currency" office:currency="EUR" office:value="0" calcext:value-type="currency">
            <text:p>€ 0.00</text:p>
          </table:table-cell>
          <table:table-cell table:style-name="ce16" table:formula="of:=IF([.E783]&gt;=[.$A$2];[.H783]+1;[.H783])" office:value-type="float" office:value="17" calcext:value-type="float">
            <text:p>17</text:p>
          </table:table-cell>
          <table:table-cell/>
          <table:table-cell table:style-name="ce18" table:formula="of:=INDEX([.$R$2:.$R$50];[.H78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35IL88" calcext:value-type="string">
            <text:p>J35IL8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4]&gt;=[.$A$2];[.$A$1];[.E784]+INDEX([.$O$2:.$O$50];[.H785])+(RAND()*INDEX([.$N$2:.$N$50];[.H785])))" office:value-type="date" office:date-value="2018-01-10" calcext:value-type="date">
            <text:p>10-1-2018</text:p>
          </table:table-cell>
          <table:table-cell table:style-name="ce13" table:formula="of:=[.K785]&amp;&quot; &quot;&amp;INDEX([.$Q$2:.$Q$50];[.H785])" office:value-type="string" office:string-value="G25ZN82 " calcext:value-type="string">
            <text:p>G25ZN82 </text:p>
          </table:table-cell>
          <table:table-cell table:style-name="ce15" table:formula="of:=INDEX([.$T$2:.$T$50];[.H785])+(RAND()*INDEX([.$S$2:.$S$50];[.H785]))" office:value-type="currency" office:currency="EUR" office:value="0" calcext:value-type="currency">
            <text:p>€ 0.00</text:p>
          </table:table-cell>
          <table:table-cell table:style-name="ce16" table:formula="of:=IF([.E784]&gt;=[.$A$2];[.H784]+1;[.H784])" office:value-type="float" office:value="17" calcext:value-type="float">
            <text:p>17</text:p>
          </table:table-cell>
          <table:table-cell/>
          <table:table-cell table:style-name="ce18" table:formula="of:=INDEX([.$R$2:.$R$50];[.H78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25ZN82" calcext:value-type="string">
            <text:p>G25ZN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5]&gt;=[.$A$2];[.$A$1];[.E785]+INDEX([.$O$2:.$O$50];[.H786])+(RAND()*INDEX([.$N$2:.$N$50];[.H786])))" office:value-type="date" office:date-value="2018-01-10" calcext:value-type="date">
            <text:p>10-1-2018</text:p>
          </table:table-cell>
          <table:table-cell table:style-name="ce13" table:formula="of:=[.K786]&amp;&quot; &quot;&amp;INDEX([.$Q$2:.$Q$50];[.H786])" office:value-type="string" office:string-value="M72LL25 " calcext:value-type="string">
            <text:p>M72LL25 </text:p>
          </table:table-cell>
          <table:table-cell table:style-name="ce15" table:formula="of:=INDEX([.$T$2:.$T$50];[.H786])+(RAND()*INDEX([.$S$2:.$S$50];[.H786]))" office:value-type="currency" office:currency="EUR" office:value="0" calcext:value-type="currency">
            <text:p>€ 0.00</text:p>
          </table:table-cell>
          <table:table-cell table:style-name="ce16" table:formula="of:=IF([.E785]&gt;=[.$A$2];[.H785]+1;[.H785])" office:value-type="float" office:value="17" calcext:value-type="float">
            <text:p>17</text:p>
          </table:table-cell>
          <table:table-cell/>
          <table:table-cell table:style-name="ce18" table:formula="of:=INDEX([.$R$2:.$R$50];[.H78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72LL25" calcext:value-type="string">
            <text:p>M72LL2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6]&gt;=[.$A$2];[.$A$1];[.E786]+INDEX([.$O$2:.$O$50];[.H787])+(RAND()*INDEX([.$N$2:.$N$50];[.H787])))" office:value-type="date" office:date-value="2018-01-10" calcext:value-type="date">
            <text:p>10-1-2018</text:p>
          </table:table-cell>
          <table:table-cell table:style-name="ce13" table:formula="of:=[.K787]&amp;&quot; &quot;&amp;INDEX([.$Q$2:.$Q$50];[.H787])" office:value-type="string" office:string-value="C65RI18 " calcext:value-type="string">
            <text:p>C65RI18 </text:p>
          </table:table-cell>
          <table:table-cell table:style-name="ce15" table:formula="of:=INDEX([.$T$2:.$T$50];[.H787])+(RAND()*INDEX([.$S$2:.$S$50];[.H787]))" office:value-type="currency" office:currency="EUR" office:value="0" calcext:value-type="currency">
            <text:p>€ 0.00</text:p>
          </table:table-cell>
          <table:table-cell table:style-name="ce16" table:formula="of:=IF([.E786]&gt;=[.$A$2];[.H786]+1;[.H786])" office:value-type="float" office:value="17" calcext:value-type="float">
            <text:p>17</text:p>
          </table:table-cell>
          <table:table-cell/>
          <table:table-cell table:style-name="ce18" table:formula="of:=INDEX([.$R$2:.$R$50];[.H78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65RI18" calcext:value-type="string">
            <text:p>C65RI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7]&gt;=[.$A$2];[.$A$1];[.E787]+INDEX([.$O$2:.$O$50];[.H788])+(RAND()*INDEX([.$N$2:.$N$50];[.H788])))" office:value-type="date" office:date-value="2018-01-10" calcext:value-type="date">
            <text:p>10-1-2018</text:p>
          </table:table-cell>
          <table:table-cell table:style-name="ce13" table:formula="of:=[.K788]&amp;&quot; &quot;&amp;INDEX([.$Q$2:.$Q$50];[.H788])" office:value-type="string" office:string-value="R43HX79 " calcext:value-type="string">
            <text:p>R43HX79 </text:p>
          </table:table-cell>
          <table:table-cell table:style-name="ce15" table:formula="of:=INDEX([.$T$2:.$T$50];[.H788])+(RAND()*INDEX([.$S$2:.$S$50];[.H788]))" office:value-type="currency" office:currency="EUR" office:value="0" calcext:value-type="currency">
            <text:p>€ 0.00</text:p>
          </table:table-cell>
          <table:table-cell table:style-name="ce16" table:formula="of:=IF([.E787]&gt;=[.$A$2];[.H787]+1;[.H787])" office:value-type="float" office:value="17" calcext:value-type="float">
            <text:p>17</text:p>
          </table:table-cell>
          <table:table-cell/>
          <table:table-cell table:style-name="ce18" table:formula="of:=INDEX([.$R$2:.$R$50];[.H78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43HX79" calcext:value-type="string">
            <text:p>R43HX7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8]&gt;=[.$A$2];[.$A$1];[.E788]+INDEX([.$O$2:.$O$50];[.H789])+(RAND()*INDEX([.$N$2:.$N$50];[.H789])))" office:value-type="date" office:date-value="2018-01-10" calcext:value-type="date">
            <text:p>10-1-2018</text:p>
          </table:table-cell>
          <table:table-cell table:style-name="ce13" table:formula="of:=[.K789]&amp;&quot; &quot;&amp;INDEX([.$Q$2:.$Q$50];[.H789])" office:value-type="string" office:string-value="B78ZK81 " calcext:value-type="string">
            <text:p>B78ZK81 </text:p>
          </table:table-cell>
          <table:table-cell table:style-name="ce15" table:formula="of:=INDEX([.$T$2:.$T$50];[.H789])+(RAND()*INDEX([.$S$2:.$S$50];[.H789]))" office:value-type="currency" office:currency="EUR" office:value="0" calcext:value-type="currency">
            <text:p>€ 0.00</text:p>
          </table:table-cell>
          <table:table-cell table:style-name="ce16" table:formula="of:=IF([.E788]&gt;=[.$A$2];[.H788]+1;[.H788])" office:value-type="float" office:value="17" calcext:value-type="float">
            <text:p>17</text:p>
          </table:table-cell>
          <table:table-cell/>
          <table:table-cell table:style-name="ce18" table:formula="of:=INDEX([.$R$2:.$R$50];[.H78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78ZK81" calcext:value-type="string">
            <text:p>B78ZK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89]&gt;=[.$A$2];[.$A$1];[.E789]+INDEX([.$O$2:.$O$50];[.H790])+(RAND()*INDEX([.$N$2:.$N$50];[.H790])))" office:value-type="date" office:date-value="2018-01-10" calcext:value-type="date">
            <text:p>10-1-2018</text:p>
          </table:table-cell>
          <table:table-cell table:style-name="ce13" table:formula="of:=[.K790]&amp;&quot; &quot;&amp;INDEX([.$Q$2:.$Q$50];[.H790])" office:value-type="string" office:string-value="A84RQ74 " calcext:value-type="string">
            <text:p>A84RQ74 </text:p>
          </table:table-cell>
          <table:table-cell table:style-name="ce15" table:formula="of:=INDEX([.$T$2:.$T$50];[.H790])+(RAND()*INDEX([.$S$2:.$S$50];[.H790]))" office:value-type="currency" office:currency="EUR" office:value="0" calcext:value-type="currency">
            <text:p>€ 0.00</text:p>
          </table:table-cell>
          <table:table-cell table:style-name="ce16" table:formula="of:=IF([.E789]&gt;=[.$A$2];[.H789]+1;[.H789])" office:value-type="float" office:value="17" calcext:value-type="float">
            <text:p>17</text:p>
          </table:table-cell>
          <table:table-cell/>
          <table:table-cell table:style-name="ce18" table:formula="of:=INDEX([.$R$2:.$R$50];[.H79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84RQ74" calcext:value-type="string">
            <text:p>A84RQ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0]&gt;=[.$A$2];[.$A$1];[.E790]+INDEX([.$O$2:.$O$50];[.H791])+(RAND()*INDEX([.$N$2:.$N$50];[.H791])))" office:value-type="date" office:date-value="2018-01-10" calcext:value-type="date">
            <text:p>10-1-2018</text:p>
          </table:table-cell>
          <table:table-cell table:style-name="ce13" table:formula="of:=[.K791]&amp;&quot; &quot;&amp;INDEX([.$Q$2:.$Q$50];[.H791])" office:value-type="string" office:string-value="D75FF53 " calcext:value-type="string">
            <text:p>D75FF53 </text:p>
          </table:table-cell>
          <table:table-cell table:style-name="ce15" table:formula="of:=INDEX([.$T$2:.$T$50];[.H791])+(RAND()*INDEX([.$S$2:.$S$50];[.H791]))" office:value-type="currency" office:currency="EUR" office:value="0" calcext:value-type="currency">
            <text:p>€ 0.00</text:p>
          </table:table-cell>
          <table:table-cell table:style-name="ce16" table:formula="of:=IF([.E790]&gt;=[.$A$2];[.H790]+1;[.H790])" office:value-type="float" office:value="17" calcext:value-type="float">
            <text:p>17</text:p>
          </table:table-cell>
          <table:table-cell/>
          <table:table-cell table:style-name="ce18" table:formula="of:=INDEX([.$R$2:.$R$50];[.H79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75FF53" calcext:value-type="string">
            <text:p>D75FF5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1]&gt;=[.$A$2];[.$A$1];[.E791]+INDEX([.$O$2:.$O$50];[.H792])+(RAND()*INDEX([.$N$2:.$N$50];[.H792])))" office:value-type="date" office:date-value="2018-01-10" calcext:value-type="date">
            <text:p>10-1-2018</text:p>
          </table:table-cell>
          <table:table-cell table:style-name="ce13" table:formula="of:=[.K792]&amp;&quot; &quot;&amp;INDEX([.$Q$2:.$Q$50];[.H792])" office:value-type="string" office:string-value="X86XR27 " calcext:value-type="string">
            <text:p>X86XR27 </text:p>
          </table:table-cell>
          <table:table-cell table:style-name="ce15" table:formula="of:=INDEX([.$T$2:.$T$50];[.H792])+(RAND()*INDEX([.$S$2:.$S$50];[.H792]))" office:value-type="currency" office:currency="EUR" office:value="0" calcext:value-type="currency">
            <text:p>€ 0.00</text:p>
          </table:table-cell>
          <table:table-cell table:style-name="ce16" table:formula="of:=IF([.E791]&gt;=[.$A$2];[.H791]+1;[.H791])" office:value-type="float" office:value="17" calcext:value-type="float">
            <text:p>17</text:p>
          </table:table-cell>
          <table:table-cell/>
          <table:table-cell table:style-name="ce18" table:formula="of:=INDEX([.$R$2:.$R$50];[.H79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86XR27" calcext:value-type="string">
            <text:p>X86XR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2]&gt;=[.$A$2];[.$A$1];[.E792]+INDEX([.$O$2:.$O$50];[.H793])+(RAND()*INDEX([.$N$2:.$N$50];[.H793])))" office:value-type="date" office:date-value="2018-01-10" calcext:value-type="date">
            <text:p>10-1-2018</text:p>
          </table:table-cell>
          <table:table-cell table:style-name="ce13" table:formula="of:=[.K793]&amp;&quot; &quot;&amp;INDEX([.$Q$2:.$Q$50];[.H793])" office:value-type="string" office:string-value="L12XN74 " calcext:value-type="string">
            <text:p>L12XN74 </text:p>
          </table:table-cell>
          <table:table-cell table:style-name="ce15" table:formula="of:=INDEX([.$T$2:.$T$50];[.H793])+(RAND()*INDEX([.$S$2:.$S$50];[.H793]))" office:value-type="currency" office:currency="EUR" office:value="0" calcext:value-type="currency">
            <text:p>€ 0.00</text:p>
          </table:table-cell>
          <table:table-cell table:style-name="ce16" table:formula="of:=IF([.E792]&gt;=[.$A$2];[.H792]+1;[.H792])" office:value-type="float" office:value="17" calcext:value-type="float">
            <text:p>17</text:p>
          </table:table-cell>
          <table:table-cell/>
          <table:table-cell table:style-name="ce18" table:formula="of:=INDEX([.$R$2:.$R$50];[.H79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12XN74" calcext:value-type="string">
            <text:p>L12XN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3]&gt;=[.$A$2];[.$A$1];[.E793]+INDEX([.$O$2:.$O$50];[.H794])+(RAND()*INDEX([.$N$2:.$N$50];[.H794])))" office:value-type="date" office:date-value="2018-01-10" calcext:value-type="date">
            <text:p>10-1-2018</text:p>
          </table:table-cell>
          <table:table-cell table:style-name="ce13" table:formula="of:=[.K794]&amp;&quot; &quot;&amp;INDEX([.$Q$2:.$Q$50];[.H794])" office:value-type="string" office:string-value="U93DZ19 " calcext:value-type="string">
            <text:p>U93DZ19 </text:p>
          </table:table-cell>
          <table:table-cell table:style-name="ce15" table:formula="of:=INDEX([.$T$2:.$T$50];[.H794])+(RAND()*INDEX([.$S$2:.$S$50];[.H794]))" office:value-type="currency" office:currency="EUR" office:value="0" calcext:value-type="currency">
            <text:p>€ 0.00</text:p>
          </table:table-cell>
          <table:table-cell table:style-name="ce16" table:formula="of:=IF([.E793]&gt;=[.$A$2];[.H793]+1;[.H793])" office:value-type="float" office:value="17" calcext:value-type="float">
            <text:p>17</text:p>
          </table:table-cell>
          <table:table-cell/>
          <table:table-cell table:style-name="ce18" table:formula="of:=INDEX([.$R$2:.$R$50];[.H79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93DZ19" calcext:value-type="string">
            <text:p>U93DZ1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4]&gt;=[.$A$2];[.$A$1];[.E794]+INDEX([.$O$2:.$O$50];[.H795])+(RAND()*INDEX([.$N$2:.$N$50];[.H795])))" office:value-type="date" office:date-value="2018-01-10" calcext:value-type="date">
            <text:p>10-1-2018</text:p>
          </table:table-cell>
          <table:table-cell table:style-name="ce13" table:formula="of:=[.K795]&amp;&quot; &quot;&amp;INDEX([.$Q$2:.$Q$50];[.H795])" office:value-type="string" office:string-value="S30AC61 " calcext:value-type="string">
            <text:p>S30AC61 </text:p>
          </table:table-cell>
          <table:table-cell table:style-name="ce15" table:formula="of:=INDEX([.$T$2:.$T$50];[.H795])+(RAND()*INDEX([.$S$2:.$S$50];[.H795]))" office:value-type="currency" office:currency="EUR" office:value="0" calcext:value-type="currency">
            <text:p>€ 0.00</text:p>
          </table:table-cell>
          <table:table-cell table:style-name="ce16" table:formula="of:=IF([.E794]&gt;=[.$A$2];[.H794]+1;[.H794])" office:value-type="float" office:value="17" calcext:value-type="float">
            <text:p>17</text:p>
          </table:table-cell>
          <table:table-cell/>
          <table:table-cell table:style-name="ce18" table:formula="of:=INDEX([.$R$2:.$R$50];[.H79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30AC61" calcext:value-type="string">
            <text:p>S30AC6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5]&gt;=[.$A$2];[.$A$1];[.E795]+INDEX([.$O$2:.$O$50];[.H796])+(RAND()*INDEX([.$N$2:.$N$50];[.H796])))" office:value-type="date" office:date-value="2018-01-10" calcext:value-type="date">
            <text:p>10-1-2018</text:p>
          </table:table-cell>
          <table:table-cell table:style-name="ce13" table:formula="of:=[.K796]&amp;&quot; &quot;&amp;INDEX([.$Q$2:.$Q$50];[.H796])" office:value-type="string" office:string-value="H71ZH34 " calcext:value-type="string">
            <text:p>H71ZH34 </text:p>
          </table:table-cell>
          <table:table-cell table:style-name="ce15" table:formula="of:=INDEX([.$T$2:.$T$50];[.H796])+(RAND()*INDEX([.$S$2:.$S$50];[.H796]))" office:value-type="currency" office:currency="EUR" office:value="0" calcext:value-type="currency">
            <text:p>€ 0.00</text:p>
          </table:table-cell>
          <table:table-cell table:style-name="ce16" table:formula="of:=IF([.E795]&gt;=[.$A$2];[.H795]+1;[.H795])" office:value-type="float" office:value="17" calcext:value-type="float">
            <text:p>17</text:p>
          </table:table-cell>
          <table:table-cell/>
          <table:table-cell table:style-name="ce18" table:formula="of:=INDEX([.$R$2:.$R$50];[.H79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71ZH34" calcext:value-type="string">
            <text:p>H71ZH3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6]&gt;=[.$A$2];[.$A$1];[.E796]+INDEX([.$O$2:.$O$50];[.H797])+(RAND()*INDEX([.$N$2:.$N$50];[.H797])))" office:value-type="date" office:date-value="2018-01-10" calcext:value-type="date">
            <text:p>10-1-2018</text:p>
          </table:table-cell>
          <table:table-cell table:style-name="ce13" table:formula="of:=[.K797]&amp;&quot; &quot;&amp;INDEX([.$Q$2:.$Q$50];[.H797])" office:value-type="string" office:string-value="E13DC67 " calcext:value-type="string">
            <text:p>E13DC67 </text:p>
          </table:table-cell>
          <table:table-cell table:style-name="ce15" table:formula="of:=INDEX([.$T$2:.$T$50];[.H797])+(RAND()*INDEX([.$S$2:.$S$50];[.H797]))" office:value-type="currency" office:currency="EUR" office:value="0" calcext:value-type="currency">
            <text:p>€ 0.00</text:p>
          </table:table-cell>
          <table:table-cell table:style-name="ce16" table:formula="of:=IF([.E796]&gt;=[.$A$2];[.H796]+1;[.H796])" office:value-type="float" office:value="17" calcext:value-type="float">
            <text:p>17</text:p>
          </table:table-cell>
          <table:table-cell/>
          <table:table-cell table:style-name="ce18" table:formula="of:=INDEX([.$R$2:.$R$50];[.H79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3DC67" calcext:value-type="string">
            <text:p>E13DC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7]&gt;=[.$A$2];[.$A$1];[.E797]+INDEX([.$O$2:.$O$50];[.H798])+(RAND()*INDEX([.$N$2:.$N$50];[.H798])))" office:value-type="date" office:date-value="2018-01-10" calcext:value-type="date">
            <text:p>10-1-2018</text:p>
          </table:table-cell>
          <table:table-cell table:style-name="ce13" table:formula="of:=[.K798]&amp;&quot; &quot;&amp;INDEX([.$Q$2:.$Q$50];[.H798])" office:value-type="string" office:string-value="Q63LX78 " calcext:value-type="string">
            <text:p>Q63LX78 </text:p>
          </table:table-cell>
          <table:table-cell table:style-name="ce15" table:formula="of:=INDEX([.$T$2:.$T$50];[.H798])+(RAND()*INDEX([.$S$2:.$S$50];[.H798]))" office:value-type="currency" office:currency="EUR" office:value="0" calcext:value-type="currency">
            <text:p>€ 0.00</text:p>
          </table:table-cell>
          <table:table-cell table:style-name="ce16" table:formula="of:=IF([.E797]&gt;=[.$A$2];[.H797]+1;[.H797])" office:value-type="float" office:value="17" calcext:value-type="float">
            <text:p>17</text:p>
          </table:table-cell>
          <table:table-cell/>
          <table:table-cell table:style-name="ce18" table:formula="of:=INDEX([.$R$2:.$R$50];[.H79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63LX78" calcext:value-type="string">
            <text:p>Q63LX7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8]&gt;=[.$A$2];[.$A$1];[.E798]+INDEX([.$O$2:.$O$50];[.H799])+(RAND()*INDEX([.$N$2:.$N$50];[.H799])))" office:value-type="date" office:date-value="2018-01-10" calcext:value-type="date">
            <text:p>10-1-2018</text:p>
          </table:table-cell>
          <table:table-cell table:style-name="ce13" table:formula="of:=[.K799]&amp;&quot; &quot;&amp;INDEX([.$Q$2:.$Q$50];[.H799])" office:value-type="string" office:string-value="M50CA20 " calcext:value-type="string">
            <text:p>M50CA20 </text:p>
          </table:table-cell>
          <table:table-cell table:style-name="ce15" table:formula="of:=INDEX([.$T$2:.$T$50];[.H799])+(RAND()*INDEX([.$S$2:.$S$50];[.H799]))" office:value-type="currency" office:currency="EUR" office:value="0" calcext:value-type="currency">
            <text:p>€ 0.00</text:p>
          </table:table-cell>
          <table:table-cell table:style-name="ce16" table:formula="of:=IF([.E798]&gt;=[.$A$2];[.H798]+1;[.H798])" office:value-type="float" office:value="17" calcext:value-type="float">
            <text:p>17</text:p>
          </table:table-cell>
          <table:table-cell/>
          <table:table-cell table:style-name="ce18" table:formula="of:=INDEX([.$R$2:.$R$50];[.H79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50CA20" calcext:value-type="string">
            <text:p>M50CA2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799]&gt;=[.$A$2];[.$A$1];[.E799]+INDEX([.$O$2:.$O$50];[.H800])+(RAND()*INDEX([.$N$2:.$N$50];[.H800])))" office:value-type="date" office:date-value="2018-01-10" calcext:value-type="date">
            <text:p>10-1-2018</text:p>
          </table:table-cell>
          <table:table-cell table:style-name="ce13" table:formula="of:=[.K800]&amp;&quot; &quot;&amp;INDEX([.$Q$2:.$Q$50];[.H800])" office:value-type="string" office:string-value="B38RL99 " calcext:value-type="string">
            <text:p>B38RL99 </text:p>
          </table:table-cell>
          <table:table-cell table:style-name="ce15" table:formula="of:=INDEX([.$T$2:.$T$50];[.H800])+(RAND()*INDEX([.$S$2:.$S$50];[.H800]))" office:value-type="currency" office:currency="EUR" office:value="0" calcext:value-type="currency">
            <text:p>€ 0.00</text:p>
          </table:table-cell>
          <table:table-cell table:style-name="ce16" table:formula="of:=IF([.E799]&gt;=[.$A$2];[.H799]+1;[.H799])" office:value-type="float" office:value="17" calcext:value-type="float">
            <text:p>17</text:p>
          </table:table-cell>
          <table:table-cell/>
          <table:table-cell table:style-name="ce18" table:formula="of:=INDEX([.$R$2:.$R$50];[.H80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38RL99" calcext:value-type="string">
            <text:p>B38RL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0]&gt;=[.$A$2];[.$A$1];[.E800]+INDEX([.$O$2:.$O$50];[.H801])+(RAND()*INDEX([.$N$2:.$N$50];[.H801])))" office:value-type="date" office:date-value="2018-01-10" calcext:value-type="date">
            <text:p>10-1-2018</text:p>
          </table:table-cell>
          <table:table-cell table:style-name="ce13" table:formula="of:=[.K801]&amp;&quot; &quot;&amp;INDEX([.$Q$2:.$Q$50];[.H801])" office:value-type="string" office:string-value="T13VP13 " calcext:value-type="string">
            <text:p>T13VP13 </text:p>
          </table:table-cell>
          <table:table-cell table:style-name="ce15" table:formula="of:=INDEX([.$T$2:.$T$50];[.H801])+(RAND()*INDEX([.$S$2:.$S$50];[.H801]))" office:value-type="currency" office:currency="EUR" office:value="0" calcext:value-type="currency">
            <text:p>€ 0.00</text:p>
          </table:table-cell>
          <table:table-cell table:style-name="ce16" table:formula="of:=IF([.E800]&gt;=[.$A$2];[.H800]+1;[.H800])" office:value-type="float" office:value="17" calcext:value-type="float">
            <text:p>17</text:p>
          </table:table-cell>
          <table:table-cell/>
          <table:table-cell table:style-name="ce18" table:formula="of:=INDEX([.$R$2:.$R$50];[.H80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13VP13" calcext:value-type="string">
            <text:p>T13VP1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1]&gt;=[.$A$2];[.$A$1];[.E801]+INDEX([.$O$2:.$O$50];[.H802])+(RAND()*INDEX([.$N$2:.$N$50];[.H802])))" office:value-type="date" office:date-value="2018-01-10" calcext:value-type="date">
            <text:p>10-1-2018</text:p>
          </table:table-cell>
          <table:table-cell table:style-name="ce13" table:formula="of:=[.K802]&amp;&quot; &quot;&amp;INDEX([.$Q$2:.$Q$50];[.H802])" office:value-type="string" office:string-value="L63UT25 " calcext:value-type="string">
            <text:p>L63UT25 </text:p>
          </table:table-cell>
          <table:table-cell table:style-name="ce15" table:formula="of:=INDEX([.$T$2:.$T$50];[.H802])+(RAND()*INDEX([.$S$2:.$S$50];[.H802]))" office:value-type="currency" office:currency="EUR" office:value="0" calcext:value-type="currency">
            <text:p>€ 0.00</text:p>
          </table:table-cell>
          <table:table-cell table:style-name="ce16" table:formula="of:=IF([.E801]&gt;=[.$A$2];[.H801]+1;[.H801])" office:value-type="float" office:value="17" calcext:value-type="float">
            <text:p>17</text:p>
          </table:table-cell>
          <table:table-cell/>
          <table:table-cell table:style-name="ce18" table:formula="of:=INDEX([.$R$2:.$R$50];[.H80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63UT25" calcext:value-type="string">
            <text:p>L63UT2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2]&gt;=[.$A$2];[.$A$1];[.E802]+INDEX([.$O$2:.$O$50];[.H803])+(RAND()*INDEX([.$N$2:.$N$50];[.H803])))" office:value-type="date" office:date-value="2018-01-10" calcext:value-type="date">
            <text:p>10-1-2018</text:p>
          </table:table-cell>
          <table:table-cell table:style-name="ce13" table:formula="of:=[.K803]&amp;&quot; &quot;&amp;INDEX([.$Q$2:.$Q$50];[.H803])" office:value-type="string" office:string-value="F19YN63 " calcext:value-type="string">
            <text:p>F19YN63 </text:p>
          </table:table-cell>
          <table:table-cell table:style-name="ce15" table:formula="of:=INDEX([.$T$2:.$T$50];[.H803])+(RAND()*INDEX([.$S$2:.$S$50];[.H803]))" office:value-type="currency" office:currency="EUR" office:value="0" calcext:value-type="currency">
            <text:p>€ 0.00</text:p>
          </table:table-cell>
          <table:table-cell table:style-name="ce16" table:formula="of:=IF([.E802]&gt;=[.$A$2];[.H802]+1;[.H802])" office:value-type="float" office:value="17" calcext:value-type="float">
            <text:p>17</text:p>
          </table:table-cell>
          <table:table-cell/>
          <table:table-cell table:style-name="ce18" table:formula="of:=INDEX([.$R$2:.$R$50];[.H80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19YN63" calcext:value-type="string">
            <text:p>F19YN6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3]&gt;=[.$A$2];[.$A$1];[.E803]+INDEX([.$O$2:.$O$50];[.H804])+(RAND()*INDEX([.$N$2:.$N$50];[.H804])))" office:value-type="date" office:date-value="2018-01-10" calcext:value-type="date">
            <text:p>10-1-2018</text:p>
          </table:table-cell>
          <table:table-cell table:style-name="ce13" table:formula="of:=[.K804]&amp;&quot; &quot;&amp;INDEX([.$Q$2:.$Q$50];[.H804])" office:value-type="string" office:string-value="I53YH42 " calcext:value-type="string">
            <text:p>I53YH42 </text:p>
          </table:table-cell>
          <table:table-cell table:style-name="ce15" table:formula="of:=INDEX([.$T$2:.$T$50];[.H804])+(RAND()*INDEX([.$S$2:.$S$50];[.H804]))" office:value-type="currency" office:currency="EUR" office:value="0" calcext:value-type="currency">
            <text:p>€ 0.00</text:p>
          </table:table-cell>
          <table:table-cell table:style-name="ce16" table:formula="of:=IF([.E803]&gt;=[.$A$2];[.H803]+1;[.H803])" office:value-type="float" office:value="17" calcext:value-type="float">
            <text:p>17</text:p>
          </table:table-cell>
          <table:table-cell/>
          <table:table-cell table:style-name="ce18" table:formula="of:=INDEX([.$R$2:.$R$50];[.H80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53YH42" calcext:value-type="string">
            <text:p>I53YH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4]&gt;=[.$A$2];[.$A$1];[.E804]+INDEX([.$O$2:.$O$50];[.H805])+(RAND()*INDEX([.$N$2:.$N$50];[.H805])))" office:value-type="date" office:date-value="2018-01-10" calcext:value-type="date">
            <text:p>10-1-2018</text:p>
          </table:table-cell>
          <table:table-cell table:style-name="ce13" table:formula="of:=[.K805]&amp;&quot; &quot;&amp;INDEX([.$Q$2:.$Q$50];[.H805])" office:value-type="string" office:string-value="O94RC33 " calcext:value-type="string">
            <text:p>O94RC33 </text:p>
          </table:table-cell>
          <table:table-cell table:style-name="ce15" table:formula="of:=INDEX([.$T$2:.$T$50];[.H805])+(RAND()*INDEX([.$S$2:.$S$50];[.H805]))" office:value-type="currency" office:currency="EUR" office:value="0" calcext:value-type="currency">
            <text:p>€ 0.00</text:p>
          </table:table-cell>
          <table:table-cell table:style-name="ce16" table:formula="of:=IF([.E804]&gt;=[.$A$2];[.H804]+1;[.H804])" office:value-type="float" office:value="17" calcext:value-type="float">
            <text:p>17</text:p>
          </table:table-cell>
          <table:table-cell/>
          <table:table-cell table:style-name="ce18" table:formula="of:=INDEX([.$R$2:.$R$50];[.H80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94RC33" calcext:value-type="string">
            <text:p>O94RC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5]&gt;=[.$A$2];[.$A$1];[.E805]+INDEX([.$O$2:.$O$50];[.H806])+(RAND()*INDEX([.$N$2:.$N$50];[.H806])))" office:value-type="date" office:date-value="2018-01-10" calcext:value-type="date">
            <text:p>10-1-2018</text:p>
          </table:table-cell>
          <table:table-cell table:style-name="ce13" table:formula="of:=[.K806]&amp;&quot; &quot;&amp;INDEX([.$Q$2:.$Q$50];[.H806])" office:value-type="string" office:string-value="F78XM61 " calcext:value-type="string">
            <text:p>F78XM61 </text:p>
          </table:table-cell>
          <table:table-cell table:style-name="ce15" table:formula="of:=INDEX([.$T$2:.$T$50];[.H806])+(RAND()*INDEX([.$S$2:.$S$50];[.H806]))" office:value-type="currency" office:currency="EUR" office:value="0" calcext:value-type="currency">
            <text:p>€ 0.00</text:p>
          </table:table-cell>
          <table:table-cell table:style-name="ce16" table:formula="of:=IF([.E805]&gt;=[.$A$2];[.H805]+1;[.H805])" office:value-type="float" office:value="17" calcext:value-type="float">
            <text:p>17</text:p>
          </table:table-cell>
          <table:table-cell/>
          <table:table-cell table:style-name="ce18" table:formula="of:=INDEX([.$R$2:.$R$50];[.H80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78XM61" calcext:value-type="string">
            <text:p>F78XM6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6]&gt;=[.$A$2];[.$A$1];[.E806]+INDEX([.$O$2:.$O$50];[.H807])+(RAND()*INDEX([.$N$2:.$N$50];[.H807])))" office:value-type="date" office:date-value="2018-01-10" calcext:value-type="date">
            <text:p>10-1-2018</text:p>
          </table:table-cell>
          <table:table-cell table:style-name="ce13" table:formula="of:=[.K807]&amp;&quot; &quot;&amp;INDEX([.$Q$2:.$Q$50];[.H807])" office:value-type="string" office:string-value="G16ME24 " calcext:value-type="string">
            <text:p>G16ME24 </text:p>
          </table:table-cell>
          <table:table-cell table:style-name="ce15" table:formula="of:=INDEX([.$T$2:.$T$50];[.H807])+(RAND()*INDEX([.$S$2:.$S$50];[.H807]))" office:value-type="currency" office:currency="EUR" office:value="0" calcext:value-type="currency">
            <text:p>€ 0.00</text:p>
          </table:table-cell>
          <table:table-cell table:style-name="ce16" table:formula="of:=IF([.E806]&gt;=[.$A$2];[.H806]+1;[.H806])" office:value-type="float" office:value="17" calcext:value-type="float">
            <text:p>17</text:p>
          </table:table-cell>
          <table:table-cell/>
          <table:table-cell table:style-name="ce18" table:formula="of:=INDEX([.$R$2:.$R$50];[.H80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16ME24" calcext:value-type="string">
            <text:p>G16ME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7]&gt;=[.$A$2];[.$A$1];[.E807]+INDEX([.$O$2:.$O$50];[.H808])+(RAND()*INDEX([.$N$2:.$N$50];[.H808])))" office:value-type="date" office:date-value="2018-01-10" calcext:value-type="date">
            <text:p>10-1-2018</text:p>
          </table:table-cell>
          <table:table-cell table:style-name="ce13" table:formula="of:=[.K808]&amp;&quot; &quot;&amp;INDEX([.$Q$2:.$Q$50];[.H808])" office:value-type="string" office:string-value="N99UI92 " calcext:value-type="string">
            <text:p>N99UI92 </text:p>
          </table:table-cell>
          <table:table-cell table:style-name="ce15" table:formula="of:=INDEX([.$T$2:.$T$50];[.H808])+(RAND()*INDEX([.$S$2:.$S$50];[.H808]))" office:value-type="currency" office:currency="EUR" office:value="0" calcext:value-type="currency">
            <text:p>€ 0.00</text:p>
          </table:table-cell>
          <table:table-cell table:style-name="ce16" table:formula="of:=IF([.E807]&gt;=[.$A$2];[.H807]+1;[.H807])" office:value-type="float" office:value="17" calcext:value-type="float">
            <text:p>17</text:p>
          </table:table-cell>
          <table:table-cell/>
          <table:table-cell table:style-name="ce18" table:formula="of:=INDEX([.$R$2:.$R$50];[.H80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99UI92" calcext:value-type="string">
            <text:p>N99UI9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8]&gt;=[.$A$2];[.$A$1];[.E808]+INDEX([.$O$2:.$O$50];[.H809])+(RAND()*INDEX([.$N$2:.$N$50];[.H809])))" office:value-type="date" office:date-value="2018-01-10" calcext:value-type="date">
            <text:p>10-1-2018</text:p>
          </table:table-cell>
          <table:table-cell table:style-name="ce13" table:formula="of:=[.K809]&amp;&quot; &quot;&amp;INDEX([.$Q$2:.$Q$50];[.H809])" office:value-type="string" office:string-value="P47SQ22 " calcext:value-type="string">
            <text:p>P47SQ22 </text:p>
          </table:table-cell>
          <table:table-cell table:style-name="ce15" table:formula="of:=INDEX([.$T$2:.$T$50];[.H809])+(RAND()*INDEX([.$S$2:.$S$50];[.H809]))" office:value-type="currency" office:currency="EUR" office:value="0" calcext:value-type="currency">
            <text:p>€ 0.00</text:p>
          </table:table-cell>
          <table:table-cell table:style-name="ce16" table:formula="of:=IF([.E808]&gt;=[.$A$2];[.H808]+1;[.H808])" office:value-type="float" office:value="17" calcext:value-type="float">
            <text:p>17</text:p>
          </table:table-cell>
          <table:table-cell/>
          <table:table-cell table:style-name="ce18" table:formula="of:=INDEX([.$R$2:.$R$50];[.H80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47SQ22" calcext:value-type="string">
            <text:p>P47SQ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09]&gt;=[.$A$2];[.$A$1];[.E809]+INDEX([.$O$2:.$O$50];[.H810])+(RAND()*INDEX([.$N$2:.$N$50];[.H810])))" office:value-type="date" office:date-value="2018-01-10" calcext:value-type="date">
            <text:p>10-1-2018</text:p>
          </table:table-cell>
          <table:table-cell table:style-name="ce13" table:formula="of:=[.K810]&amp;&quot; &quot;&amp;INDEX([.$Q$2:.$Q$50];[.H810])" office:value-type="string" office:string-value="W15LK85 " calcext:value-type="string">
            <text:p>W15LK85 </text:p>
          </table:table-cell>
          <table:table-cell table:style-name="ce15" table:formula="of:=INDEX([.$T$2:.$T$50];[.H810])+(RAND()*INDEX([.$S$2:.$S$50];[.H810]))" office:value-type="currency" office:currency="EUR" office:value="0" calcext:value-type="currency">
            <text:p>€ 0.00</text:p>
          </table:table-cell>
          <table:table-cell table:style-name="ce16" table:formula="of:=IF([.E809]&gt;=[.$A$2];[.H809]+1;[.H809])" office:value-type="float" office:value="17" calcext:value-type="float">
            <text:p>17</text:p>
          </table:table-cell>
          <table:table-cell/>
          <table:table-cell table:style-name="ce18" table:formula="of:=INDEX([.$R$2:.$R$50];[.H81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15LK85" calcext:value-type="string">
            <text:p>W15LK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0]&gt;=[.$A$2];[.$A$1];[.E810]+INDEX([.$O$2:.$O$50];[.H811])+(RAND()*INDEX([.$N$2:.$N$50];[.H811])))" office:value-type="date" office:date-value="2018-01-10" calcext:value-type="date">
            <text:p>10-1-2018</text:p>
          </table:table-cell>
          <table:table-cell table:style-name="ce13" table:formula="of:=[.K811]&amp;&quot; &quot;&amp;INDEX([.$Q$2:.$Q$50];[.H811])" office:value-type="string" office:string-value="R87IV95 " calcext:value-type="string">
            <text:p>R87IV95 </text:p>
          </table:table-cell>
          <table:table-cell table:style-name="ce15" table:formula="of:=INDEX([.$T$2:.$T$50];[.H811])+(RAND()*INDEX([.$S$2:.$S$50];[.H811]))" office:value-type="currency" office:currency="EUR" office:value="0" calcext:value-type="currency">
            <text:p>€ 0.00</text:p>
          </table:table-cell>
          <table:table-cell table:style-name="ce16" table:formula="of:=IF([.E810]&gt;=[.$A$2];[.H810]+1;[.H810])" office:value-type="float" office:value="17" calcext:value-type="float">
            <text:p>17</text:p>
          </table:table-cell>
          <table:table-cell/>
          <table:table-cell table:style-name="ce18" table:formula="of:=INDEX([.$R$2:.$R$50];[.H81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87IV95" calcext:value-type="string">
            <text:p>R87IV9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1]&gt;=[.$A$2];[.$A$1];[.E811]+INDEX([.$O$2:.$O$50];[.H812])+(RAND()*INDEX([.$N$2:.$N$50];[.H812])))" office:value-type="date" office:date-value="2018-01-10" calcext:value-type="date">
            <text:p>10-1-2018</text:p>
          </table:table-cell>
          <table:table-cell table:style-name="ce13" table:formula="of:=[.K812]&amp;&quot; &quot;&amp;INDEX([.$Q$2:.$Q$50];[.H812])" office:value-type="string" office:string-value="I70CI16 " calcext:value-type="string">
            <text:p>I70CI16 </text:p>
          </table:table-cell>
          <table:table-cell table:style-name="ce15" table:formula="of:=INDEX([.$T$2:.$T$50];[.H812])+(RAND()*INDEX([.$S$2:.$S$50];[.H812]))" office:value-type="currency" office:currency="EUR" office:value="0" calcext:value-type="currency">
            <text:p>€ 0.00</text:p>
          </table:table-cell>
          <table:table-cell table:style-name="ce16" table:formula="of:=IF([.E811]&gt;=[.$A$2];[.H811]+1;[.H811])" office:value-type="float" office:value="17" calcext:value-type="float">
            <text:p>17</text:p>
          </table:table-cell>
          <table:table-cell/>
          <table:table-cell table:style-name="ce18" table:formula="of:=INDEX([.$R$2:.$R$50];[.H81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70CI16" calcext:value-type="string">
            <text:p>I70CI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2]&gt;=[.$A$2];[.$A$1];[.E812]+INDEX([.$O$2:.$O$50];[.H813])+(RAND()*INDEX([.$N$2:.$N$50];[.H813])))" office:value-type="date" office:date-value="2018-01-10" calcext:value-type="date">
            <text:p>10-1-2018</text:p>
          </table:table-cell>
          <table:table-cell table:style-name="ce13" table:formula="of:=[.K813]&amp;&quot; &quot;&amp;INDEX([.$Q$2:.$Q$50];[.H813])" office:value-type="string" office:string-value="D53EE84 " calcext:value-type="string">
            <text:p>D53EE84 </text:p>
          </table:table-cell>
          <table:table-cell table:style-name="ce15" table:formula="of:=INDEX([.$T$2:.$T$50];[.H813])+(RAND()*INDEX([.$S$2:.$S$50];[.H813]))" office:value-type="currency" office:currency="EUR" office:value="0" calcext:value-type="currency">
            <text:p>€ 0.00</text:p>
          </table:table-cell>
          <table:table-cell table:style-name="ce16" table:formula="of:=IF([.E812]&gt;=[.$A$2];[.H812]+1;[.H812])" office:value-type="float" office:value="17" calcext:value-type="float">
            <text:p>17</text:p>
          </table:table-cell>
          <table:table-cell/>
          <table:table-cell table:style-name="ce18" table:formula="of:=INDEX([.$R$2:.$R$50];[.H81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53EE84" calcext:value-type="string">
            <text:p>D53EE8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3]&gt;=[.$A$2];[.$A$1];[.E813]+INDEX([.$O$2:.$O$50];[.H814])+(RAND()*INDEX([.$N$2:.$N$50];[.H814])))" office:value-type="date" office:date-value="2018-01-10" calcext:value-type="date">
            <text:p>10-1-2018</text:p>
          </table:table-cell>
          <table:table-cell table:style-name="ce13" table:formula="of:=[.K814]&amp;&quot; &quot;&amp;INDEX([.$Q$2:.$Q$50];[.H814])" office:value-type="string" office:string-value="D73UT15 " calcext:value-type="string">
            <text:p>D73UT15 </text:p>
          </table:table-cell>
          <table:table-cell table:style-name="ce15" table:formula="of:=INDEX([.$T$2:.$T$50];[.H814])+(RAND()*INDEX([.$S$2:.$S$50];[.H814]))" office:value-type="currency" office:currency="EUR" office:value="0" calcext:value-type="currency">
            <text:p>€ 0.00</text:p>
          </table:table-cell>
          <table:table-cell table:style-name="ce16" table:formula="of:=IF([.E813]&gt;=[.$A$2];[.H813]+1;[.H813])" office:value-type="float" office:value="17" calcext:value-type="float">
            <text:p>17</text:p>
          </table:table-cell>
          <table:table-cell/>
          <table:table-cell table:style-name="ce18" table:formula="of:=INDEX([.$R$2:.$R$50];[.H81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73UT15" calcext:value-type="string">
            <text:p>D73UT1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4]&gt;=[.$A$2];[.$A$1];[.E814]+INDEX([.$O$2:.$O$50];[.H815])+(RAND()*INDEX([.$N$2:.$N$50];[.H815])))" office:value-type="date" office:date-value="2018-01-10" calcext:value-type="date">
            <text:p>10-1-2018</text:p>
          </table:table-cell>
          <table:table-cell table:style-name="ce13" table:formula="of:=[.K815]&amp;&quot; &quot;&amp;INDEX([.$Q$2:.$Q$50];[.H815])" office:value-type="string" office:string-value="C20WU60 " calcext:value-type="string">
            <text:p>C20WU60 </text:p>
          </table:table-cell>
          <table:table-cell table:style-name="ce15" table:formula="of:=INDEX([.$T$2:.$T$50];[.H815])+(RAND()*INDEX([.$S$2:.$S$50];[.H815]))" office:value-type="currency" office:currency="EUR" office:value="0" calcext:value-type="currency">
            <text:p>€ 0.00</text:p>
          </table:table-cell>
          <table:table-cell table:style-name="ce16" table:formula="of:=IF([.E814]&gt;=[.$A$2];[.H814]+1;[.H814])" office:value-type="float" office:value="17" calcext:value-type="float">
            <text:p>17</text:p>
          </table:table-cell>
          <table:table-cell/>
          <table:table-cell table:style-name="ce18" table:formula="of:=INDEX([.$R$2:.$R$50];[.H81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20WU60" calcext:value-type="string">
            <text:p>C20WU6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5]&gt;=[.$A$2];[.$A$1];[.E815]+INDEX([.$O$2:.$O$50];[.H816])+(RAND()*INDEX([.$N$2:.$N$50];[.H816])))" office:value-type="date" office:date-value="2018-01-10" calcext:value-type="date">
            <text:p>10-1-2018</text:p>
          </table:table-cell>
          <table:table-cell table:style-name="ce13" table:formula="of:=[.K816]&amp;&quot; &quot;&amp;INDEX([.$Q$2:.$Q$50];[.H816])" office:value-type="string" office:string-value="K99UI42 " calcext:value-type="string">
            <text:p>K99UI42 </text:p>
          </table:table-cell>
          <table:table-cell table:style-name="ce15" table:formula="of:=INDEX([.$T$2:.$T$50];[.H816])+(RAND()*INDEX([.$S$2:.$S$50];[.H816]))" office:value-type="currency" office:currency="EUR" office:value="0" calcext:value-type="currency">
            <text:p>€ 0.00</text:p>
          </table:table-cell>
          <table:table-cell table:style-name="ce16" table:formula="of:=IF([.E815]&gt;=[.$A$2];[.H815]+1;[.H815])" office:value-type="float" office:value="17" calcext:value-type="float">
            <text:p>17</text:p>
          </table:table-cell>
          <table:table-cell/>
          <table:table-cell table:style-name="ce18" table:formula="of:=INDEX([.$R$2:.$R$50];[.H81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99UI42" calcext:value-type="string">
            <text:p>K99UI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6]&gt;=[.$A$2];[.$A$1];[.E816]+INDEX([.$O$2:.$O$50];[.H817])+(RAND()*INDEX([.$N$2:.$N$50];[.H817])))" office:value-type="date" office:date-value="2018-01-10" calcext:value-type="date">
            <text:p>10-1-2018</text:p>
          </table:table-cell>
          <table:table-cell table:style-name="ce13" table:formula="of:=[.K817]&amp;&quot; &quot;&amp;INDEX([.$Q$2:.$Q$50];[.H817])" office:value-type="string" office:string-value="B70QY34 " calcext:value-type="string">
            <text:p>B70QY34 </text:p>
          </table:table-cell>
          <table:table-cell table:style-name="ce15" table:formula="of:=INDEX([.$T$2:.$T$50];[.H817])+(RAND()*INDEX([.$S$2:.$S$50];[.H817]))" office:value-type="currency" office:currency="EUR" office:value="0" calcext:value-type="currency">
            <text:p>€ 0.00</text:p>
          </table:table-cell>
          <table:table-cell table:style-name="ce16" table:formula="of:=IF([.E816]&gt;=[.$A$2];[.H816]+1;[.H816])" office:value-type="float" office:value="17" calcext:value-type="float">
            <text:p>17</text:p>
          </table:table-cell>
          <table:table-cell/>
          <table:table-cell table:style-name="ce18" table:formula="of:=INDEX([.$R$2:.$R$50];[.H81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70QY34" calcext:value-type="string">
            <text:p>B70QY3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7]&gt;=[.$A$2];[.$A$1];[.E817]+INDEX([.$O$2:.$O$50];[.H818])+(RAND()*INDEX([.$N$2:.$N$50];[.H818])))" office:value-type="date" office:date-value="2018-01-10" calcext:value-type="date">
            <text:p>10-1-2018</text:p>
          </table:table-cell>
          <table:table-cell table:style-name="ce13" table:formula="of:=[.K818]&amp;&quot; &quot;&amp;INDEX([.$Q$2:.$Q$50];[.H818])" office:value-type="string" office:string-value="N37EC60 " calcext:value-type="string">
            <text:p>N37EC60 </text:p>
          </table:table-cell>
          <table:table-cell table:style-name="ce15" table:formula="of:=INDEX([.$T$2:.$T$50];[.H818])+(RAND()*INDEX([.$S$2:.$S$50];[.H818]))" office:value-type="currency" office:currency="EUR" office:value="0" calcext:value-type="currency">
            <text:p>€ 0.00</text:p>
          </table:table-cell>
          <table:table-cell table:style-name="ce16" table:formula="of:=IF([.E817]&gt;=[.$A$2];[.H817]+1;[.H817])" office:value-type="float" office:value="17" calcext:value-type="float">
            <text:p>17</text:p>
          </table:table-cell>
          <table:table-cell/>
          <table:table-cell table:style-name="ce18" table:formula="of:=INDEX([.$R$2:.$R$50];[.H81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37EC60" calcext:value-type="string">
            <text:p>N37EC6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8]&gt;=[.$A$2];[.$A$1];[.E818]+INDEX([.$O$2:.$O$50];[.H819])+(RAND()*INDEX([.$N$2:.$N$50];[.H819])))" office:value-type="date" office:date-value="2018-01-10" calcext:value-type="date">
            <text:p>10-1-2018</text:p>
          </table:table-cell>
          <table:table-cell table:style-name="ce13" table:formula="of:=[.K819]&amp;&quot; &quot;&amp;INDEX([.$Q$2:.$Q$50];[.H819])" office:value-type="string" office:string-value="T56GQ45 " calcext:value-type="string">
            <text:p>T56GQ45 </text:p>
          </table:table-cell>
          <table:table-cell table:style-name="ce15" table:formula="of:=INDEX([.$T$2:.$T$50];[.H819])+(RAND()*INDEX([.$S$2:.$S$50];[.H819]))" office:value-type="currency" office:currency="EUR" office:value="0" calcext:value-type="currency">
            <text:p>€ 0.00</text:p>
          </table:table-cell>
          <table:table-cell table:style-name="ce16" table:formula="of:=IF([.E818]&gt;=[.$A$2];[.H818]+1;[.H818])" office:value-type="float" office:value="17" calcext:value-type="float">
            <text:p>17</text:p>
          </table:table-cell>
          <table:table-cell/>
          <table:table-cell table:style-name="ce18" table:formula="of:=INDEX([.$R$2:.$R$50];[.H81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56GQ45" calcext:value-type="string">
            <text:p>T56GQ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19]&gt;=[.$A$2];[.$A$1];[.E819]+INDEX([.$O$2:.$O$50];[.H820])+(RAND()*INDEX([.$N$2:.$N$50];[.H820])))" office:value-type="date" office:date-value="2018-01-10" calcext:value-type="date">
            <text:p>10-1-2018</text:p>
          </table:table-cell>
          <table:table-cell table:style-name="ce13" table:formula="of:=[.K820]&amp;&quot; &quot;&amp;INDEX([.$Q$2:.$Q$50];[.H820])" office:value-type="string" office:string-value="P58XY89 " calcext:value-type="string">
            <text:p>P58XY89 </text:p>
          </table:table-cell>
          <table:table-cell table:style-name="ce15" table:formula="of:=INDEX([.$T$2:.$T$50];[.H820])+(RAND()*INDEX([.$S$2:.$S$50];[.H820]))" office:value-type="currency" office:currency="EUR" office:value="0" calcext:value-type="currency">
            <text:p>€ 0.00</text:p>
          </table:table-cell>
          <table:table-cell table:style-name="ce16" table:formula="of:=IF([.E819]&gt;=[.$A$2];[.H819]+1;[.H819])" office:value-type="float" office:value="17" calcext:value-type="float">
            <text:p>17</text:p>
          </table:table-cell>
          <table:table-cell/>
          <table:table-cell table:style-name="ce18" table:formula="of:=INDEX([.$R$2:.$R$50];[.H82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58XY89" calcext:value-type="string">
            <text:p>P58XY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0]&gt;=[.$A$2];[.$A$1];[.E820]+INDEX([.$O$2:.$O$50];[.H821])+(RAND()*INDEX([.$N$2:.$N$50];[.H821])))" office:value-type="date" office:date-value="2018-01-10" calcext:value-type="date">
            <text:p>10-1-2018</text:p>
          </table:table-cell>
          <table:table-cell table:style-name="ce13" table:formula="of:=[.K821]&amp;&quot; &quot;&amp;INDEX([.$Q$2:.$Q$50];[.H821])" office:value-type="string" office:string-value="T92OL66 " calcext:value-type="string">
            <text:p>T92OL66 </text:p>
          </table:table-cell>
          <table:table-cell table:style-name="ce15" table:formula="of:=INDEX([.$T$2:.$T$50];[.H821])+(RAND()*INDEX([.$S$2:.$S$50];[.H821]))" office:value-type="currency" office:currency="EUR" office:value="0" calcext:value-type="currency">
            <text:p>€ 0.00</text:p>
          </table:table-cell>
          <table:table-cell table:style-name="ce16" table:formula="of:=IF([.E820]&gt;=[.$A$2];[.H820]+1;[.H820])" office:value-type="float" office:value="17" calcext:value-type="float">
            <text:p>17</text:p>
          </table:table-cell>
          <table:table-cell/>
          <table:table-cell table:style-name="ce18" table:formula="of:=INDEX([.$R$2:.$R$50];[.H82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92OL66" calcext:value-type="string">
            <text:p>T92OL6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1]&gt;=[.$A$2];[.$A$1];[.E821]+INDEX([.$O$2:.$O$50];[.H822])+(RAND()*INDEX([.$N$2:.$N$50];[.H822])))" office:value-type="date" office:date-value="2018-01-10" calcext:value-type="date">
            <text:p>10-1-2018</text:p>
          </table:table-cell>
          <table:table-cell table:style-name="ce13" table:formula="of:=[.K822]&amp;&quot; &quot;&amp;INDEX([.$Q$2:.$Q$50];[.H822])" office:value-type="string" office:string-value="N34EZ79 " calcext:value-type="string">
            <text:p>N34EZ79 </text:p>
          </table:table-cell>
          <table:table-cell table:style-name="ce15" table:formula="of:=INDEX([.$T$2:.$T$50];[.H822])+(RAND()*INDEX([.$S$2:.$S$50];[.H822]))" office:value-type="currency" office:currency="EUR" office:value="0" calcext:value-type="currency">
            <text:p>€ 0.00</text:p>
          </table:table-cell>
          <table:table-cell table:style-name="ce16" table:formula="of:=IF([.E821]&gt;=[.$A$2];[.H821]+1;[.H821])" office:value-type="float" office:value="17" calcext:value-type="float">
            <text:p>17</text:p>
          </table:table-cell>
          <table:table-cell/>
          <table:table-cell table:style-name="ce18" table:formula="of:=INDEX([.$R$2:.$R$50];[.H82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34EZ79" calcext:value-type="string">
            <text:p>N34EZ7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2]&gt;=[.$A$2];[.$A$1];[.E822]+INDEX([.$O$2:.$O$50];[.H823])+(RAND()*INDEX([.$N$2:.$N$50];[.H823])))" office:value-type="date" office:date-value="2018-01-10" calcext:value-type="date">
            <text:p>10-1-2018</text:p>
          </table:table-cell>
          <table:table-cell table:style-name="ce13" table:formula="of:=[.K823]&amp;&quot; &quot;&amp;INDEX([.$Q$2:.$Q$50];[.H823])" office:value-type="string" office:string-value="D18IU57 " calcext:value-type="string">
            <text:p>D18IU57 </text:p>
          </table:table-cell>
          <table:table-cell table:style-name="ce15" table:formula="of:=INDEX([.$T$2:.$T$50];[.H823])+(RAND()*INDEX([.$S$2:.$S$50];[.H823]))" office:value-type="currency" office:currency="EUR" office:value="0" calcext:value-type="currency">
            <text:p>€ 0.00</text:p>
          </table:table-cell>
          <table:table-cell table:style-name="ce16" table:formula="of:=IF([.E822]&gt;=[.$A$2];[.H822]+1;[.H822])" office:value-type="float" office:value="17" calcext:value-type="float">
            <text:p>17</text:p>
          </table:table-cell>
          <table:table-cell/>
          <table:table-cell table:style-name="ce18" table:formula="of:=INDEX([.$R$2:.$R$50];[.H82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18IU57" calcext:value-type="string">
            <text:p>D18IU5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3]&gt;=[.$A$2];[.$A$1];[.E823]+INDEX([.$O$2:.$O$50];[.H824])+(RAND()*INDEX([.$N$2:.$N$50];[.H824])))" office:value-type="date" office:date-value="2018-01-10" calcext:value-type="date">
            <text:p>10-1-2018</text:p>
          </table:table-cell>
          <table:table-cell table:style-name="ce13" table:formula="of:=[.K824]&amp;&quot; &quot;&amp;INDEX([.$Q$2:.$Q$50];[.H824])" office:value-type="string" office:string-value="X16KL83 " calcext:value-type="string">
            <text:p>X16KL83 </text:p>
          </table:table-cell>
          <table:table-cell table:style-name="ce15" table:formula="of:=INDEX([.$T$2:.$T$50];[.H824])+(RAND()*INDEX([.$S$2:.$S$50];[.H824]))" office:value-type="currency" office:currency="EUR" office:value="0" calcext:value-type="currency">
            <text:p>€ 0.00</text:p>
          </table:table-cell>
          <table:table-cell table:style-name="ce16" table:formula="of:=IF([.E823]&gt;=[.$A$2];[.H823]+1;[.H823])" office:value-type="float" office:value="17" calcext:value-type="float">
            <text:p>17</text:p>
          </table:table-cell>
          <table:table-cell/>
          <table:table-cell table:style-name="ce18" table:formula="of:=INDEX([.$R$2:.$R$50];[.H82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16KL83" calcext:value-type="string">
            <text:p>X16KL8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4]&gt;=[.$A$2];[.$A$1];[.E824]+INDEX([.$O$2:.$O$50];[.H825])+(RAND()*INDEX([.$N$2:.$N$50];[.H825])))" office:value-type="date" office:date-value="2018-01-10" calcext:value-type="date">
            <text:p>10-1-2018</text:p>
          </table:table-cell>
          <table:table-cell table:style-name="ce13" table:formula="of:=[.K825]&amp;&quot; &quot;&amp;INDEX([.$Q$2:.$Q$50];[.H825])" office:value-type="string" office:string-value="R54CY46 " calcext:value-type="string">
            <text:p>R54CY46 </text:p>
          </table:table-cell>
          <table:table-cell table:style-name="ce15" table:formula="of:=INDEX([.$T$2:.$T$50];[.H825])+(RAND()*INDEX([.$S$2:.$S$50];[.H825]))" office:value-type="currency" office:currency="EUR" office:value="0" calcext:value-type="currency">
            <text:p>€ 0.00</text:p>
          </table:table-cell>
          <table:table-cell table:style-name="ce16" table:formula="of:=IF([.E824]&gt;=[.$A$2];[.H824]+1;[.H824])" office:value-type="float" office:value="17" calcext:value-type="float">
            <text:p>17</text:p>
          </table:table-cell>
          <table:table-cell/>
          <table:table-cell table:style-name="ce18" table:formula="of:=INDEX([.$R$2:.$R$50];[.H82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54CY46" calcext:value-type="string">
            <text:p>R54CY4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5]&gt;=[.$A$2];[.$A$1];[.E825]+INDEX([.$O$2:.$O$50];[.H826])+(RAND()*INDEX([.$N$2:.$N$50];[.H826])))" office:value-type="date" office:date-value="2018-01-10" calcext:value-type="date">
            <text:p>10-1-2018</text:p>
          </table:table-cell>
          <table:table-cell table:style-name="ce13" table:formula="of:=[.K826]&amp;&quot; &quot;&amp;INDEX([.$Q$2:.$Q$50];[.H826])" office:value-type="string" office:string-value="K99GK45 " calcext:value-type="string">
            <text:p>K99GK45 </text:p>
          </table:table-cell>
          <table:table-cell table:style-name="ce15" table:formula="of:=INDEX([.$T$2:.$T$50];[.H826])+(RAND()*INDEX([.$S$2:.$S$50];[.H826]))" office:value-type="currency" office:currency="EUR" office:value="0" calcext:value-type="currency">
            <text:p>€ 0.00</text:p>
          </table:table-cell>
          <table:table-cell table:style-name="ce16" table:formula="of:=IF([.E825]&gt;=[.$A$2];[.H825]+1;[.H825])" office:value-type="float" office:value="17" calcext:value-type="float">
            <text:p>17</text:p>
          </table:table-cell>
          <table:table-cell/>
          <table:table-cell table:style-name="ce18" table:formula="of:=INDEX([.$R$2:.$R$50];[.H82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99GK45" calcext:value-type="string">
            <text:p>K99GK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6]&gt;=[.$A$2];[.$A$1];[.E826]+INDEX([.$O$2:.$O$50];[.H827])+(RAND()*INDEX([.$N$2:.$N$50];[.H827])))" office:value-type="date" office:date-value="2018-01-10" calcext:value-type="date">
            <text:p>10-1-2018</text:p>
          </table:table-cell>
          <table:table-cell table:style-name="ce13" table:formula="of:=[.K827]&amp;&quot; &quot;&amp;INDEX([.$Q$2:.$Q$50];[.H827])" office:value-type="string" office:string-value="L62TE41 " calcext:value-type="string">
            <text:p>L62TE41 </text:p>
          </table:table-cell>
          <table:table-cell table:style-name="ce15" table:formula="of:=INDEX([.$T$2:.$T$50];[.H827])+(RAND()*INDEX([.$S$2:.$S$50];[.H827]))" office:value-type="currency" office:currency="EUR" office:value="0" calcext:value-type="currency">
            <text:p>€ 0.00</text:p>
          </table:table-cell>
          <table:table-cell table:style-name="ce16" table:formula="of:=IF([.E826]&gt;=[.$A$2];[.H826]+1;[.H826])" office:value-type="float" office:value="17" calcext:value-type="float">
            <text:p>17</text:p>
          </table:table-cell>
          <table:table-cell/>
          <table:table-cell table:style-name="ce18" table:formula="of:=INDEX([.$R$2:.$R$50];[.H82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62TE41" calcext:value-type="string">
            <text:p>L62TE4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7]&gt;=[.$A$2];[.$A$1];[.E827]+INDEX([.$O$2:.$O$50];[.H828])+(RAND()*INDEX([.$N$2:.$N$50];[.H828])))" office:value-type="date" office:date-value="2018-01-10" calcext:value-type="date">
            <text:p>10-1-2018</text:p>
          </table:table-cell>
          <table:table-cell table:style-name="ce13" table:formula="of:=[.K828]&amp;&quot; &quot;&amp;INDEX([.$Q$2:.$Q$50];[.H828])" office:value-type="string" office:string-value="G71TG76 " calcext:value-type="string">
            <text:p>G71TG76 </text:p>
          </table:table-cell>
          <table:table-cell table:style-name="ce15" table:formula="of:=INDEX([.$T$2:.$T$50];[.H828])+(RAND()*INDEX([.$S$2:.$S$50];[.H828]))" office:value-type="currency" office:currency="EUR" office:value="0" calcext:value-type="currency">
            <text:p>€ 0.00</text:p>
          </table:table-cell>
          <table:table-cell table:style-name="ce16" table:formula="of:=IF([.E827]&gt;=[.$A$2];[.H827]+1;[.H827])" office:value-type="float" office:value="17" calcext:value-type="float">
            <text:p>17</text:p>
          </table:table-cell>
          <table:table-cell/>
          <table:table-cell table:style-name="ce18" table:formula="of:=INDEX([.$R$2:.$R$50];[.H82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71TG76" calcext:value-type="string">
            <text:p>G71TG7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8]&gt;=[.$A$2];[.$A$1];[.E828]+INDEX([.$O$2:.$O$50];[.H829])+(RAND()*INDEX([.$N$2:.$N$50];[.H829])))" office:value-type="date" office:date-value="2018-01-10" calcext:value-type="date">
            <text:p>10-1-2018</text:p>
          </table:table-cell>
          <table:table-cell table:style-name="ce13" table:formula="of:=[.K829]&amp;&quot; &quot;&amp;INDEX([.$Q$2:.$Q$50];[.H829])" office:value-type="string" office:string-value="V59WC87 " calcext:value-type="string">
            <text:p>V59WC87 </text:p>
          </table:table-cell>
          <table:table-cell table:style-name="ce15" table:formula="of:=INDEX([.$T$2:.$T$50];[.H829])+(RAND()*INDEX([.$S$2:.$S$50];[.H829]))" office:value-type="currency" office:currency="EUR" office:value="0" calcext:value-type="currency">
            <text:p>€ 0.00</text:p>
          </table:table-cell>
          <table:table-cell table:style-name="ce16" table:formula="of:=IF([.E828]&gt;=[.$A$2];[.H828]+1;[.H828])" office:value-type="float" office:value="17" calcext:value-type="float">
            <text:p>17</text:p>
          </table:table-cell>
          <table:table-cell/>
          <table:table-cell table:style-name="ce18" table:formula="of:=INDEX([.$R$2:.$R$50];[.H82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59WC87" calcext:value-type="string">
            <text:p>V59WC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29]&gt;=[.$A$2];[.$A$1];[.E829]+INDEX([.$O$2:.$O$50];[.H830])+(RAND()*INDEX([.$N$2:.$N$50];[.H830])))" office:value-type="date" office:date-value="2018-01-10" calcext:value-type="date">
            <text:p>10-1-2018</text:p>
          </table:table-cell>
          <table:table-cell table:style-name="ce13" table:formula="of:=[.K830]&amp;&quot; &quot;&amp;INDEX([.$Q$2:.$Q$50];[.H830])" office:value-type="string" office:string-value="Y28AS32 " calcext:value-type="string">
            <text:p>Y28AS32 </text:p>
          </table:table-cell>
          <table:table-cell table:style-name="ce15" table:formula="of:=INDEX([.$T$2:.$T$50];[.H830])+(RAND()*INDEX([.$S$2:.$S$50];[.H830]))" office:value-type="currency" office:currency="EUR" office:value="0" calcext:value-type="currency">
            <text:p>€ 0.00</text:p>
          </table:table-cell>
          <table:table-cell table:style-name="ce16" table:formula="of:=IF([.E829]&gt;=[.$A$2];[.H829]+1;[.H829])" office:value-type="float" office:value="17" calcext:value-type="float">
            <text:p>17</text:p>
          </table:table-cell>
          <table:table-cell/>
          <table:table-cell table:style-name="ce18" table:formula="of:=INDEX([.$R$2:.$R$50];[.H83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28AS32" calcext:value-type="string">
            <text:p>Y28AS3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0]&gt;=[.$A$2];[.$A$1];[.E830]+INDEX([.$O$2:.$O$50];[.H831])+(RAND()*INDEX([.$N$2:.$N$50];[.H831])))" office:value-type="date" office:date-value="2018-01-10" calcext:value-type="date">
            <text:p>10-1-2018</text:p>
          </table:table-cell>
          <table:table-cell table:style-name="ce13" table:formula="of:=[.K831]&amp;&quot; &quot;&amp;INDEX([.$Q$2:.$Q$50];[.H831])" office:value-type="string" office:string-value="I58IV37 " calcext:value-type="string">
            <text:p>I58IV37 </text:p>
          </table:table-cell>
          <table:table-cell table:style-name="ce15" table:formula="of:=INDEX([.$T$2:.$T$50];[.H831])+(RAND()*INDEX([.$S$2:.$S$50];[.H831]))" office:value-type="currency" office:currency="EUR" office:value="0" calcext:value-type="currency">
            <text:p>€ 0.00</text:p>
          </table:table-cell>
          <table:table-cell table:style-name="ce16" table:formula="of:=IF([.E830]&gt;=[.$A$2];[.H830]+1;[.H830])" office:value-type="float" office:value="17" calcext:value-type="float">
            <text:p>17</text:p>
          </table:table-cell>
          <table:table-cell/>
          <table:table-cell table:style-name="ce18" table:formula="of:=INDEX([.$R$2:.$R$50];[.H83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58IV37" calcext:value-type="string">
            <text:p>I58IV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1]&gt;=[.$A$2];[.$A$1];[.E831]+INDEX([.$O$2:.$O$50];[.H832])+(RAND()*INDEX([.$N$2:.$N$50];[.H832])))" office:value-type="date" office:date-value="2018-01-10" calcext:value-type="date">
            <text:p>10-1-2018</text:p>
          </table:table-cell>
          <table:table-cell table:style-name="ce13" table:formula="of:=[.K832]&amp;&quot; &quot;&amp;INDEX([.$Q$2:.$Q$50];[.H832])" office:value-type="string" office:string-value="U63VO85 " calcext:value-type="string">
            <text:p>U63VO85 </text:p>
          </table:table-cell>
          <table:table-cell table:style-name="ce15" table:formula="of:=INDEX([.$T$2:.$T$50];[.H832])+(RAND()*INDEX([.$S$2:.$S$50];[.H832]))" office:value-type="currency" office:currency="EUR" office:value="0" calcext:value-type="currency">
            <text:p>€ 0.00</text:p>
          </table:table-cell>
          <table:table-cell table:style-name="ce16" table:formula="of:=IF([.E831]&gt;=[.$A$2];[.H831]+1;[.H831])" office:value-type="float" office:value="17" calcext:value-type="float">
            <text:p>17</text:p>
          </table:table-cell>
          <table:table-cell/>
          <table:table-cell table:style-name="ce18" table:formula="of:=INDEX([.$R$2:.$R$50];[.H83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63VO85" calcext:value-type="string">
            <text:p>U63VO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2]&gt;=[.$A$2];[.$A$1];[.E832]+INDEX([.$O$2:.$O$50];[.H833])+(RAND()*INDEX([.$N$2:.$N$50];[.H833])))" office:value-type="date" office:date-value="2018-01-10" calcext:value-type="date">
            <text:p>10-1-2018</text:p>
          </table:table-cell>
          <table:table-cell table:style-name="ce13" table:formula="of:=[.K833]&amp;&quot; &quot;&amp;INDEX([.$Q$2:.$Q$50];[.H833])" office:value-type="string" office:string-value="J12WE35 " calcext:value-type="string">
            <text:p>J12WE35 </text:p>
          </table:table-cell>
          <table:table-cell table:style-name="ce15" table:formula="of:=INDEX([.$T$2:.$T$50];[.H833])+(RAND()*INDEX([.$S$2:.$S$50];[.H833]))" office:value-type="currency" office:currency="EUR" office:value="0" calcext:value-type="currency">
            <text:p>€ 0.00</text:p>
          </table:table-cell>
          <table:table-cell table:style-name="ce16" table:formula="of:=IF([.E832]&gt;=[.$A$2];[.H832]+1;[.H832])" office:value-type="float" office:value="17" calcext:value-type="float">
            <text:p>17</text:p>
          </table:table-cell>
          <table:table-cell/>
          <table:table-cell table:style-name="ce18" table:formula="of:=INDEX([.$R$2:.$R$50];[.H83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12WE35" calcext:value-type="string">
            <text:p>J12WE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3]&gt;=[.$A$2];[.$A$1];[.E833]+INDEX([.$O$2:.$O$50];[.H834])+(RAND()*INDEX([.$N$2:.$N$50];[.H834])))" office:value-type="date" office:date-value="2018-01-10" calcext:value-type="date">
            <text:p>10-1-2018</text:p>
          </table:table-cell>
          <table:table-cell table:style-name="ce13" table:formula="of:=[.K834]&amp;&quot; &quot;&amp;INDEX([.$Q$2:.$Q$50];[.H834])" office:value-type="string" office:string-value="X66SW27 " calcext:value-type="string">
            <text:p>X66SW27 </text:p>
          </table:table-cell>
          <table:table-cell table:style-name="ce15" table:formula="of:=INDEX([.$T$2:.$T$50];[.H834])+(RAND()*INDEX([.$S$2:.$S$50];[.H834]))" office:value-type="currency" office:currency="EUR" office:value="0" calcext:value-type="currency">
            <text:p>€ 0.00</text:p>
          </table:table-cell>
          <table:table-cell table:style-name="ce16" table:formula="of:=IF([.E833]&gt;=[.$A$2];[.H833]+1;[.H833])" office:value-type="float" office:value="17" calcext:value-type="float">
            <text:p>17</text:p>
          </table:table-cell>
          <table:table-cell/>
          <table:table-cell table:style-name="ce18" table:formula="of:=INDEX([.$R$2:.$R$50];[.H83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66SW27" calcext:value-type="string">
            <text:p>X66SW2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4]&gt;=[.$A$2];[.$A$1];[.E834]+INDEX([.$O$2:.$O$50];[.H835])+(RAND()*INDEX([.$N$2:.$N$50];[.H835])))" office:value-type="date" office:date-value="2018-01-10" calcext:value-type="date">
            <text:p>10-1-2018</text:p>
          </table:table-cell>
          <table:table-cell table:style-name="ce13" table:formula="of:=[.K835]&amp;&quot; &quot;&amp;INDEX([.$Q$2:.$Q$50];[.H835])" office:value-type="string" office:string-value="Z83UW81 " calcext:value-type="string">
            <text:p>Z83UW81 </text:p>
          </table:table-cell>
          <table:table-cell table:style-name="ce15" table:formula="of:=INDEX([.$T$2:.$T$50];[.H835])+(RAND()*INDEX([.$S$2:.$S$50];[.H835]))" office:value-type="currency" office:currency="EUR" office:value="0" calcext:value-type="currency">
            <text:p>€ 0.00</text:p>
          </table:table-cell>
          <table:table-cell table:style-name="ce16" table:formula="of:=IF([.E834]&gt;=[.$A$2];[.H834]+1;[.H834])" office:value-type="float" office:value="17" calcext:value-type="float">
            <text:p>17</text:p>
          </table:table-cell>
          <table:table-cell/>
          <table:table-cell table:style-name="ce18" table:formula="of:=INDEX([.$R$2:.$R$50];[.H83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83UW81" calcext:value-type="string">
            <text:p>Z83UW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5]&gt;=[.$A$2];[.$A$1];[.E835]+INDEX([.$O$2:.$O$50];[.H836])+(RAND()*INDEX([.$N$2:.$N$50];[.H836])))" office:value-type="date" office:date-value="2018-01-10" calcext:value-type="date">
            <text:p>10-1-2018</text:p>
          </table:table-cell>
          <table:table-cell table:style-name="ce13" table:formula="of:=[.K836]&amp;&quot; &quot;&amp;INDEX([.$Q$2:.$Q$50];[.H836])" office:value-type="string" office:string-value="F58IE37 " calcext:value-type="string">
            <text:p>F58IE37 </text:p>
          </table:table-cell>
          <table:table-cell table:style-name="ce15" table:formula="of:=INDEX([.$T$2:.$T$50];[.H836])+(RAND()*INDEX([.$S$2:.$S$50];[.H836]))" office:value-type="currency" office:currency="EUR" office:value="0" calcext:value-type="currency">
            <text:p>€ 0.00</text:p>
          </table:table-cell>
          <table:table-cell table:style-name="ce16" table:formula="of:=IF([.E835]&gt;=[.$A$2];[.H835]+1;[.H835])" office:value-type="float" office:value="17" calcext:value-type="float">
            <text:p>17</text:p>
          </table:table-cell>
          <table:table-cell/>
          <table:table-cell table:style-name="ce18" table:formula="of:=INDEX([.$R$2:.$R$50];[.H83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58IE37" calcext:value-type="string">
            <text:p>F58IE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6]&gt;=[.$A$2];[.$A$1];[.E836]+INDEX([.$O$2:.$O$50];[.H837])+(RAND()*INDEX([.$N$2:.$N$50];[.H837])))" office:value-type="date" office:date-value="2018-01-10" calcext:value-type="date">
            <text:p>10-1-2018</text:p>
          </table:table-cell>
          <table:table-cell table:style-name="ce13" table:formula="of:=[.K837]&amp;&quot; &quot;&amp;INDEX([.$Q$2:.$Q$50];[.H837])" office:value-type="string" office:string-value="R93YK77 " calcext:value-type="string">
            <text:p>R93YK77 </text:p>
          </table:table-cell>
          <table:table-cell table:style-name="ce15" table:formula="of:=INDEX([.$T$2:.$T$50];[.H837])+(RAND()*INDEX([.$S$2:.$S$50];[.H837]))" office:value-type="currency" office:currency="EUR" office:value="0" calcext:value-type="currency">
            <text:p>€ 0.00</text:p>
          </table:table-cell>
          <table:table-cell table:style-name="ce16" table:formula="of:=IF([.E836]&gt;=[.$A$2];[.H836]+1;[.H836])" office:value-type="float" office:value="17" calcext:value-type="float">
            <text:p>17</text:p>
          </table:table-cell>
          <table:table-cell/>
          <table:table-cell table:style-name="ce18" table:formula="of:=INDEX([.$R$2:.$R$50];[.H83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93YK77" calcext:value-type="string">
            <text:p>R93YK7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7]&gt;=[.$A$2];[.$A$1];[.E837]+INDEX([.$O$2:.$O$50];[.H838])+(RAND()*INDEX([.$N$2:.$N$50];[.H838])))" office:value-type="date" office:date-value="2018-01-10" calcext:value-type="date">
            <text:p>10-1-2018</text:p>
          </table:table-cell>
          <table:table-cell table:style-name="ce13" table:formula="of:=[.K838]&amp;&quot; &quot;&amp;INDEX([.$Q$2:.$Q$50];[.H838])" office:value-type="string" office:string-value="I77VS76 " calcext:value-type="string">
            <text:p>I77VS76 </text:p>
          </table:table-cell>
          <table:table-cell table:style-name="ce15" table:formula="of:=INDEX([.$T$2:.$T$50];[.H838])+(RAND()*INDEX([.$S$2:.$S$50];[.H838]))" office:value-type="currency" office:currency="EUR" office:value="0" calcext:value-type="currency">
            <text:p>€ 0.00</text:p>
          </table:table-cell>
          <table:table-cell table:style-name="ce16" table:formula="of:=IF([.E837]&gt;=[.$A$2];[.H837]+1;[.H837])" office:value-type="float" office:value="17" calcext:value-type="float">
            <text:p>17</text:p>
          </table:table-cell>
          <table:table-cell/>
          <table:table-cell table:style-name="ce18" table:formula="of:=INDEX([.$R$2:.$R$50];[.H83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77VS76" calcext:value-type="string">
            <text:p>I77VS7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8]&gt;=[.$A$2];[.$A$1];[.E838]+INDEX([.$O$2:.$O$50];[.H839])+(RAND()*INDEX([.$N$2:.$N$50];[.H839])))" office:value-type="date" office:date-value="2018-01-10" calcext:value-type="date">
            <text:p>10-1-2018</text:p>
          </table:table-cell>
          <table:table-cell table:style-name="ce13" table:formula="of:=[.K839]&amp;&quot; &quot;&amp;INDEX([.$Q$2:.$Q$50];[.H839])" office:value-type="string" office:string-value="N69GB74 " calcext:value-type="string">
            <text:p>N69GB74 </text:p>
          </table:table-cell>
          <table:table-cell table:style-name="ce15" table:formula="of:=INDEX([.$T$2:.$T$50];[.H839])+(RAND()*INDEX([.$S$2:.$S$50];[.H839]))" office:value-type="currency" office:currency="EUR" office:value="0" calcext:value-type="currency">
            <text:p>€ 0.00</text:p>
          </table:table-cell>
          <table:table-cell table:style-name="ce16" table:formula="of:=IF([.E838]&gt;=[.$A$2];[.H838]+1;[.H838])" office:value-type="float" office:value="17" calcext:value-type="float">
            <text:p>17</text:p>
          </table:table-cell>
          <table:table-cell/>
          <table:table-cell table:style-name="ce18" table:formula="of:=INDEX([.$R$2:.$R$50];[.H83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69GB74" calcext:value-type="string">
            <text:p>N69GB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39]&gt;=[.$A$2];[.$A$1];[.E839]+INDEX([.$O$2:.$O$50];[.H840])+(RAND()*INDEX([.$N$2:.$N$50];[.H840])))" office:value-type="date" office:date-value="2018-01-10" calcext:value-type="date">
            <text:p>10-1-2018</text:p>
          </table:table-cell>
          <table:table-cell table:style-name="ce13" table:formula="of:=[.K840]&amp;&quot; &quot;&amp;INDEX([.$Q$2:.$Q$50];[.H840])" office:value-type="string" office:string-value="R95JJ51 " calcext:value-type="string">
            <text:p>R95JJ51 </text:p>
          </table:table-cell>
          <table:table-cell table:style-name="ce15" table:formula="of:=INDEX([.$T$2:.$T$50];[.H840])+(RAND()*INDEX([.$S$2:.$S$50];[.H840]))" office:value-type="currency" office:currency="EUR" office:value="0" calcext:value-type="currency">
            <text:p>€ 0.00</text:p>
          </table:table-cell>
          <table:table-cell table:style-name="ce16" table:formula="of:=IF([.E839]&gt;=[.$A$2];[.H839]+1;[.H839])" office:value-type="float" office:value="17" calcext:value-type="float">
            <text:p>17</text:p>
          </table:table-cell>
          <table:table-cell/>
          <table:table-cell table:style-name="ce18" table:formula="of:=INDEX([.$R$2:.$R$50];[.H84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95JJ51" calcext:value-type="string">
            <text:p>R95JJ5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0]&gt;=[.$A$2];[.$A$1];[.E840]+INDEX([.$O$2:.$O$50];[.H841])+(RAND()*INDEX([.$N$2:.$N$50];[.H841])))" office:value-type="date" office:date-value="2018-01-10" calcext:value-type="date">
            <text:p>10-1-2018</text:p>
          </table:table-cell>
          <table:table-cell table:style-name="ce13" table:formula="of:=[.K841]&amp;&quot; &quot;&amp;INDEX([.$Q$2:.$Q$50];[.H841])" office:value-type="string" office:string-value="C77LD82 " calcext:value-type="string">
            <text:p>C77LD82 </text:p>
          </table:table-cell>
          <table:table-cell table:style-name="ce15" table:formula="of:=INDEX([.$T$2:.$T$50];[.H841])+(RAND()*INDEX([.$S$2:.$S$50];[.H841]))" office:value-type="currency" office:currency="EUR" office:value="0" calcext:value-type="currency">
            <text:p>€ 0.00</text:p>
          </table:table-cell>
          <table:table-cell table:style-name="ce16" table:formula="of:=IF([.E840]&gt;=[.$A$2];[.H840]+1;[.H840])" office:value-type="float" office:value="17" calcext:value-type="float">
            <text:p>17</text:p>
          </table:table-cell>
          <table:table-cell/>
          <table:table-cell table:style-name="ce18" table:formula="of:=INDEX([.$R$2:.$R$50];[.H84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77LD82" calcext:value-type="string">
            <text:p>C77LD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1]&gt;=[.$A$2];[.$A$1];[.E841]+INDEX([.$O$2:.$O$50];[.H842])+(RAND()*INDEX([.$N$2:.$N$50];[.H842])))" office:value-type="date" office:date-value="2018-01-10" calcext:value-type="date">
            <text:p>10-1-2018</text:p>
          </table:table-cell>
          <table:table-cell table:style-name="ce13" table:formula="of:=[.K842]&amp;&quot; &quot;&amp;INDEX([.$Q$2:.$Q$50];[.H842])" office:value-type="string" office:string-value="H68BW76 " calcext:value-type="string">
            <text:p>H68BW76 </text:p>
          </table:table-cell>
          <table:table-cell table:style-name="ce15" table:formula="of:=INDEX([.$T$2:.$T$50];[.H842])+(RAND()*INDEX([.$S$2:.$S$50];[.H842]))" office:value-type="currency" office:currency="EUR" office:value="0" calcext:value-type="currency">
            <text:p>€ 0.00</text:p>
          </table:table-cell>
          <table:table-cell table:style-name="ce16" table:formula="of:=IF([.E841]&gt;=[.$A$2];[.H841]+1;[.H841])" office:value-type="float" office:value="17" calcext:value-type="float">
            <text:p>17</text:p>
          </table:table-cell>
          <table:table-cell/>
          <table:table-cell table:style-name="ce18" table:formula="of:=INDEX([.$R$2:.$R$50];[.H84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68BW76" calcext:value-type="string">
            <text:p>H68BW7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2]&gt;=[.$A$2];[.$A$1];[.E842]+INDEX([.$O$2:.$O$50];[.H843])+(RAND()*INDEX([.$N$2:.$N$50];[.H843])))" office:value-type="date" office:date-value="2018-01-10" calcext:value-type="date">
            <text:p>10-1-2018</text:p>
          </table:table-cell>
          <table:table-cell table:style-name="ce13" table:formula="of:=[.K843]&amp;&quot; &quot;&amp;INDEX([.$Q$2:.$Q$50];[.H843])" office:value-type="string" office:string-value="Q60RP64 " calcext:value-type="string">
            <text:p>Q60RP64 </text:p>
          </table:table-cell>
          <table:table-cell table:style-name="ce15" table:formula="of:=INDEX([.$T$2:.$T$50];[.H843])+(RAND()*INDEX([.$S$2:.$S$50];[.H843]))" office:value-type="currency" office:currency="EUR" office:value="0" calcext:value-type="currency">
            <text:p>€ 0.00</text:p>
          </table:table-cell>
          <table:table-cell table:style-name="ce16" table:formula="of:=IF([.E842]&gt;=[.$A$2];[.H842]+1;[.H842])" office:value-type="float" office:value="17" calcext:value-type="float">
            <text:p>17</text:p>
          </table:table-cell>
          <table:table-cell/>
          <table:table-cell table:style-name="ce18" table:formula="of:=INDEX([.$R$2:.$R$50];[.H84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60RP64" calcext:value-type="string">
            <text:p>Q60RP6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3]&gt;=[.$A$2];[.$A$1];[.E843]+INDEX([.$O$2:.$O$50];[.H844])+(RAND()*INDEX([.$N$2:.$N$50];[.H844])))" office:value-type="date" office:date-value="2018-01-10" calcext:value-type="date">
            <text:p>10-1-2018</text:p>
          </table:table-cell>
          <table:table-cell table:style-name="ce13" table:formula="of:=[.K844]&amp;&quot; &quot;&amp;INDEX([.$Q$2:.$Q$50];[.H844])" office:value-type="string" office:string-value="O46AK65 " calcext:value-type="string">
            <text:p>O46AK65 </text:p>
          </table:table-cell>
          <table:table-cell table:style-name="ce15" table:formula="of:=INDEX([.$T$2:.$T$50];[.H844])+(RAND()*INDEX([.$S$2:.$S$50];[.H844]))" office:value-type="currency" office:currency="EUR" office:value="0" calcext:value-type="currency">
            <text:p>€ 0.00</text:p>
          </table:table-cell>
          <table:table-cell table:style-name="ce16" table:formula="of:=IF([.E843]&gt;=[.$A$2];[.H843]+1;[.H843])" office:value-type="float" office:value="17" calcext:value-type="float">
            <text:p>17</text:p>
          </table:table-cell>
          <table:table-cell/>
          <table:table-cell table:style-name="ce18" table:formula="of:=INDEX([.$R$2:.$R$50];[.H84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46AK65" calcext:value-type="string">
            <text:p>O46AK6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4]&gt;=[.$A$2];[.$A$1];[.E844]+INDEX([.$O$2:.$O$50];[.H845])+(RAND()*INDEX([.$N$2:.$N$50];[.H845])))" office:value-type="date" office:date-value="2018-01-10" calcext:value-type="date">
            <text:p>10-1-2018</text:p>
          </table:table-cell>
          <table:table-cell table:style-name="ce13" table:formula="of:=[.K845]&amp;&quot; &quot;&amp;INDEX([.$Q$2:.$Q$50];[.H845])" office:value-type="string" office:string-value="B93OV34 " calcext:value-type="string">
            <text:p>B93OV34 </text:p>
          </table:table-cell>
          <table:table-cell table:style-name="ce15" table:formula="of:=INDEX([.$T$2:.$T$50];[.H845])+(RAND()*INDEX([.$S$2:.$S$50];[.H845]))" office:value-type="currency" office:currency="EUR" office:value="0" calcext:value-type="currency">
            <text:p>€ 0.00</text:p>
          </table:table-cell>
          <table:table-cell table:style-name="ce16" table:formula="of:=IF([.E844]&gt;=[.$A$2];[.H844]+1;[.H844])" office:value-type="float" office:value="17" calcext:value-type="float">
            <text:p>17</text:p>
          </table:table-cell>
          <table:table-cell/>
          <table:table-cell table:style-name="ce18" table:formula="of:=INDEX([.$R$2:.$R$50];[.H84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93OV34" calcext:value-type="string">
            <text:p>B93OV3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5]&gt;=[.$A$2];[.$A$1];[.E845]+INDEX([.$O$2:.$O$50];[.H846])+(RAND()*INDEX([.$N$2:.$N$50];[.H846])))" office:value-type="date" office:date-value="2018-01-10" calcext:value-type="date">
            <text:p>10-1-2018</text:p>
          </table:table-cell>
          <table:table-cell table:style-name="ce13" table:formula="of:=[.K846]&amp;&quot; &quot;&amp;INDEX([.$Q$2:.$Q$50];[.H846])" office:value-type="string" office:string-value="W53AU83 " calcext:value-type="string">
            <text:p>W53AU83 </text:p>
          </table:table-cell>
          <table:table-cell table:style-name="ce15" table:formula="of:=INDEX([.$T$2:.$T$50];[.H846])+(RAND()*INDEX([.$S$2:.$S$50];[.H846]))" office:value-type="currency" office:currency="EUR" office:value="0" calcext:value-type="currency">
            <text:p>€ 0.00</text:p>
          </table:table-cell>
          <table:table-cell table:style-name="ce16" table:formula="of:=IF([.E845]&gt;=[.$A$2];[.H845]+1;[.H845])" office:value-type="float" office:value="17" calcext:value-type="float">
            <text:p>17</text:p>
          </table:table-cell>
          <table:table-cell/>
          <table:table-cell table:style-name="ce18" table:formula="of:=INDEX([.$R$2:.$R$50];[.H84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53AU83" calcext:value-type="string">
            <text:p>W53AU8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6]&gt;=[.$A$2];[.$A$1];[.E846]+INDEX([.$O$2:.$O$50];[.H847])+(RAND()*INDEX([.$N$2:.$N$50];[.H847])))" office:value-type="date" office:date-value="2018-01-10" calcext:value-type="date">
            <text:p>10-1-2018</text:p>
          </table:table-cell>
          <table:table-cell table:style-name="ce13" table:formula="of:=[.K847]&amp;&quot; &quot;&amp;INDEX([.$Q$2:.$Q$50];[.H847])" office:value-type="string" office:string-value="E66AE84 " calcext:value-type="string">
            <text:p>E66AE84 </text:p>
          </table:table-cell>
          <table:table-cell table:style-name="ce15" table:formula="of:=INDEX([.$T$2:.$T$50];[.H847])+(RAND()*INDEX([.$S$2:.$S$50];[.H847]))" office:value-type="currency" office:currency="EUR" office:value="0" calcext:value-type="currency">
            <text:p>€ 0.00</text:p>
          </table:table-cell>
          <table:table-cell table:style-name="ce16" table:formula="of:=IF([.E846]&gt;=[.$A$2];[.H846]+1;[.H846])" office:value-type="float" office:value="17" calcext:value-type="float">
            <text:p>17</text:p>
          </table:table-cell>
          <table:table-cell/>
          <table:table-cell table:style-name="ce18" table:formula="of:=INDEX([.$R$2:.$R$50];[.H84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66AE84" calcext:value-type="string">
            <text:p>E66AE8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7]&gt;=[.$A$2];[.$A$1];[.E847]+INDEX([.$O$2:.$O$50];[.H848])+(RAND()*INDEX([.$N$2:.$N$50];[.H848])))" office:value-type="date" office:date-value="2018-01-10" calcext:value-type="date">
            <text:p>10-1-2018</text:p>
          </table:table-cell>
          <table:table-cell table:style-name="ce13" table:formula="of:=[.K848]&amp;&quot; &quot;&amp;INDEX([.$Q$2:.$Q$50];[.H848])" office:value-type="string" office:string-value="P88VT91 " calcext:value-type="string">
            <text:p>P88VT91 </text:p>
          </table:table-cell>
          <table:table-cell table:style-name="ce15" table:formula="of:=INDEX([.$T$2:.$T$50];[.H848])+(RAND()*INDEX([.$S$2:.$S$50];[.H848]))" office:value-type="currency" office:currency="EUR" office:value="0" calcext:value-type="currency">
            <text:p>€ 0.00</text:p>
          </table:table-cell>
          <table:table-cell table:style-name="ce16" table:formula="of:=IF([.E847]&gt;=[.$A$2];[.H847]+1;[.H847])" office:value-type="float" office:value="17" calcext:value-type="float">
            <text:p>17</text:p>
          </table:table-cell>
          <table:table-cell/>
          <table:table-cell table:style-name="ce18" table:formula="of:=INDEX([.$R$2:.$R$50];[.H84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88VT91" calcext:value-type="string">
            <text:p>P88VT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8]&gt;=[.$A$2];[.$A$1];[.E848]+INDEX([.$O$2:.$O$50];[.H849])+(RAND()*INDEX([.$N$2:.$N$50];[.H849])))" office:value-type="date" office:date-value="2018-01-10" calcext:value-type="date">
            <text:p>10-1-2018</text:p>
          </table:table-cell>
          <table:table-cell table:style-name="ce13" table:formula="of:=[.K849]&amp;&quot; &quot;&amp;INDEX([.$Q$2:.$Q$50];[.H849])" office:value-type="string" office:string-value="E93XY54 " calcext:value-type="string">
            <text:p>E93XY54 </text:p>
          </table:table-cell>
          <table:table-cell table:style-name="ce15" table:formula="of:=INDEX([.$T$2:.$T$50];[.H849])+(RAND()*INDEX([.$S$2:.$S$50];[.H849]))" office:value-type="currency" office:currency="EUR" office:value="0" calcext:value-type="currency">
            <text:p>€ 0.00</text:p>
          </table:table-cell>
          <table:table-cell table:style-name="ce16" table:formula="of:=IF([.E848]&gt;=[.$A$2];[.H848]+1;[.H848])" office:value-type="float" office:value="17" calcext:value-type="float">
            <text:p>17</text:p>
          </table:table-cell>
          <table:table-cell/>
          <table:table-cell table:style-name="ce18" table:formula="of:=INDEX([.$R$2:.$R$50];[.H84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93XY54" calcext:value-type="string">
            <text:p>E93XY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49]&gt;=[.$A$2];[.$A$1];[.E849]+INDEX([.$O$2:.$O$50];[.H850])+(RAND()*INDEX([.$N$2:.$N$50];[.H850])))" office:value-type="date" office:date-value="2018-01-10" calcext:value-type="date">
            <text:p>10-1-2018</text:p>
          </table:table-cell>
          <table:table-cell table:style-name="ce13" table:formula="of:=[.K850]&amp;&quot; &quot;&amp;INDEX([.$Q$2:.$Q$50];[.H850])" office:value-type="string" office:string-value="O60YR49 " calcext:value-type="string">
            <text:p>O60YR49 </text:p>
          </table:table-cell>
          <table:table-cell table:style-name="ce15" table:formula="of:=INDEX([.$T$2:.$T$50];[.H850])+(RAND()*INDEX([.$S$2:.$S$50];[.H850]))" office:value-type="currency" office:currency="EUR" office:value="0" calcext:value-type="currency">
            <text:p>€ 0.00</text:p>
          </table:table-cell>
          <table:table-cell table:style-name="ce16" table:formula="of:=IF([.E849]&gt;=[.$A$2];[.H849]+1;[.H849])" office:value-type="float" office:value="17" calcext:value-type="float">
            <text:p>17</text:p>
          </table:table-cell>
          <table:table-cell/>
          <table:table-cell table:style-name="ce18" table:formula="of:=INDEX([.$R$2:.$R$50];[.H85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60YR49" calcext:value-type="string">
            <text:p>O60YR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0]&gt;=[.$A$2];[.$A$1];[.E850]+INDEX([.$O$2:.$O$50];[.H851])+(RAND()*INDEX([.$N$2:.$N$50];[.H851])))" office:value-type="date" office:date-value="2018-01-10" calcext:value-type="date">
            <text:p>10-1-2018</text:p>
          </table:table-cell>
          <table:table-cell table:style-name="ce13" table:formula="of:=[.K851]&amp;&quot; &quot;&amp;INDEX([.$Q$2:.$Q$50];[.H851])" office:value-type="string" office:string-value="N86TK77 " calcext:value-type="string">
            <text:p>N86TK77 </text:p>
          </table:table-cell>
          <table:table-cell table:style-name="ce15" table:formula="of:=INDEX([.$T$2:.$T$50];[.H851])+(RAND()*INDEX([.$S$2:.$S$50];[.H851]))" office:value-type="currency" office:currency="EUR" office:value="0" calcext:value-type="currency">
            <text:p>€ 0.00</text:p>
          </table:table-cell>
          <table:table-cell table:style-name="ce16" table:formula="of:=IF([.E850]&gt;=[.$A$2];[.H850]+1;[.H850])" office:value-type="float" office:value="17" calcext:value-type="float">
            <text:p>17</text:p>
          </table:table-cell>
          <table:table-cell/>
          <table:table-cell table:style-name="ce18" table:formula="of:=INDEX([.$R$2:.$R$50];[.H85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86TK77" calcext:value-type="string">
            <text:p>N86TK7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1]&gt;=[.$A$2];[.$A$1];[.E851]+INDEX([.$O$2:.$O$50];[.H852])+(RAND()*INDEX([.$N$2:.$N$50];[.H852])))" office:value-type="date" office:date-value="2018-01-10" calcext:value-type="date">
            <text:p>10-1-2018</text:p>
          </table:table-cell>
          <table:table-cell table:style-name="ce13" table:formula="of:=[.K852]&amp;&quot; &quot;&amp;INDEX([.$Q$2:.$Q$50];[.H852])" office:value-type="string" office:string-value="D60QA73 " calcext:value-type="string">
            <text:p>D60QA73 </text:p>
          </table:table-cell>
          <table:table-cell table:style-name="ce15" table:formula="of:=INDEX([.$T$2:.$T$50];[.H852])+(RAND()*INDEX([.$S$2:.$S$50];[.H852]))" office:value-type="currency" office:currency="EUR" office:value="0" calcext:value-type="currency">
            <text:p>€ 0.00</text:p>
          </table:table-cell>
          <table:table-cell table:style-name="ce16" table:formula="of:=IF([.E851]&gt;=[.$A$2];[.H851]+1;[.H851])" office:value-type="float" office:value="17" calcext:value-type="float">
            <text:p>17</text:p>
          </table:table-cell>
          <table:table-cell/>
          <table:table-cell table:style-name="ce18" table:formula="of:=INDEX([.$R$2:.$R$50];[.H85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60QA73" calcext:value-type="string">
            <text:p>D60QA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2]&gt;=[.$A$2];[.$A$1];[.E852]+INDEX([.$O$2:.$O$50];[.H853])+(RAND()*INDEX([.$N$2:.$N$50];[.H853])))" office:value-type="date" office:date-value="2018-01-10" calcext:value-type="date">
            <text:p>10-1-2018</text:p>
          </table:table-cell>
          <table:table-cell table:style-name="ce13" table:formula="of:=[.K853]&amp;&quot; &quot;&amp;INDEX([.$Q$2:.$Q$50];[.H853])" office:value-type="string" office:string-value="J66FU74 " calcext:value-type="string">
            <text:p>J66FU74 </text:p>
          </table:table-cell>
          <table:table-cell table:style-name="ce15" table:formula="of:=INDEX([.$T$2:.$T$50];[.H853])+(RAND()*INDEX([.$S$2:.$S$50];[.H853]))" office:value-type="currency" office:currency="EUR" office:value="0" calcext:value-type="currency">
            <text:p>€ 0.00</text:p>
          </table:table-cell>
          <table:table-cell table:style-name="ce16" table:formula="of:=IF([.E852]&gt;=[.$A$2];[.H852]+1;[.H852])" office:value-type="float" office:value="17" calcext:value-type="float">
            <text:p>17</text:p>
          </table:table-cell>
          <table:table-cell/>
          <table:table-cell table:style-name="ce18" table:formula="of:=INDEX([.$R$2:.$R$50];[.H85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66FU74" calcext:value-type="string">
            <text:p>J66FU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3]&gt;=[.$A$2];[.$A$1];[.E853]+INDEX([.$O$2:.$O$50];[.H854])+(RAND()*INDEX([.$N$2:.$N$50];[.H854])))" office:value-type="date" office:date-value="2018-01-10" calcext:value-type="date">
            <text:p>10-1-2018</text:p>
          </table:table-cell>
          <table:table-cell table:style-name="ce13" table:formula="of:=[.K854]&amp;&quot; &quot;&amp;INDEX([.$Q$2:.$Q$50];[.H854])" office:value-type="string" office:string-value="P88GQ92 " calcext:value-type="string">
            <text:p>P88GQ92 </text:p>
          </table:table-cell>
          <table:table-cell table:style-name="ce15" table:formula="of:=INDEX([.$T$2:.$T$50];[.H854])+(RAND()*INDEX([.$S$2:.$S$50];[.H854]))" office:value-type="currency" office:currency="EUR" office:value="0" calcext:value-type="currency">
            <text:p>€ 0.00</text:p>
          </table:table-cell>
          <table:table-cell table:style-name="ce16" table:formula="of:=IF([.E853]&gt;=[.$A$2];[.H853]+1;[.H853])" office:value-type="float" office:value="17" calcext:value-type="float">
            <text:p>17</text:p>
          </table:table-cell>
          <table:table-cell/>
          <table:table-cell table:style-name="ce18" table:formula="of:=INDEX([.$R$2:.$R$50];[.H85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88GQ92" calcext:value-type="string">
            <text:p>P88GQ9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4]&gt;=[.$A$2];[.$A$1];[.E854]+INDEX([.$O$2:.$O$50];[.H855])+(RAND()*INDEX([.$N$2:.$N$50];[.H855])))" office:value-type="date" office:date-value="2018-01-10" calcext:value-type="date">
            <text:p>10-1-2018</text:p>
          </table:table-cell>
          <table:table-cell table:style-name="ce13" table:formula="of:=[.K855]&amp;&quot; &quot;&amp;INDEX([.$Q$2:.$Q$50];[.H855])" office:value-type="string" office:string-value="B95QZ39 " calcext:value-type="string">
            <text:p>B95QZ39 </text:p>
          </table:table-cell>
          <table:table-cell table:style-name="ce15" table:formula="of:=INDEX([.$T$2:.$T$50];[.H855])+(RAND()*INDEX([.$S$2:.$S$50];[.H855]))" office:value-type="currency" office:currency="EUR" office:value="0" calcext:value-type="currency">
            <text:p>€ 0.00</text:p>
          </table:table-cell>
          <table:table-cell table:style-name="ce16" table:formula="of:=IF([.E854]&gt;=[.$A$2];[.H854]+1;[.H854])" office:value-type="float" office:value="17" calcext:value-type="float">
            <text:p>17</text:p>
          </table:table-cell>
          <table:table-cell/>
          <table:table-cell table:style-name="ce18" table:formula="of:=INDEX([.$R$2:.$R$50];[.H85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95QZ39" calcext:value-type="string">
            <text:p>B95QZ3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5]&gt;=[.$A$2];[.$A$1];[.E855]+INDEX([.$O$2:.$O$50];[.H856])+(RAND()*INDEX([.$N$2:.$N$50];[.H856])))" office:value-type="date" office:date-value="2018-01-10" calcext:value-type="date">
            <text:p>10-1-2018</text:p>
          </table:table-cell>
          <table:table-cell table:style-name="ce13" table:formula="of:=[.K856]&amp;&quot; &quot;&amp;INDEX([.$Q$2:.$Q$50];[.H856])" office:value-type="string" office:string-value="F94HU26 " calcext:value-type="string">
            <text:p>F94HU26 </text:p>
          </table:table-cell>
          <table:table-cell table:style-name="ce15" table:formula="of:=INDEX([.$T$2:.$T$50];[.H856])+(RAND()*INDEX([.$S$2:.$S$50];[.H856]))" office:value-type="currency" office:currency="EUR" office:value="0" calcext:value-type="currency">
            <text:p>€ 0.00</text:p>
          </table:table-cell>
          <table:table-cell table:style-name="ce16" table:formula="of:=IF([.E855]&gt;=[.$A$2];[.H855]+1;[.H855])" office:value-type="float" office:value="17" calcext:value-type="float">
            <text:p>17</text:p>
          </table:table-cell>
          <table:table-cell/>
          <table:table-cell table:style-name="ce18" table:formula="of:=INDEX([.$R$2:.$R$50];[.H85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94HU26" calcext:value-type="string">
            <text:p>F94HU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6]&gt;=[.$A$2];[.$A$1];[.E856]+INDEX([.$O$2:.$O$50];[.H857])+(RAND()*INDEX([.$N$2:.$N$50];[.H857])))" office:value-type="date" office:date-value="2018-01-10" calcext:value-type="date">
            <text:p>10-1-2018</text:p>
          </table:table-cell>
          <table:table-cell table:style-name="ce13" table:formula="of:=[.K857]&amp;&quot; &quot;&amp;INDEX([.$Q$2:.$Q$50];[.H857])" office:value-type="string" office:string-value="Y83QK76 " calcext:value-type="string">
            <text:p>Y83QK76 </text:p>
          </table:table-cell>
          <table:table-cell table:style-name="ce15" table:formula="of:=INDEX([.$T$2:.$T$50];[.H857])+(RAND()*INDEX([.$S$2:.$S$50];[.H857]))" office:value-type="currency" office:currency="EUR" office:value="0" calcext:value-type="currency">
            <text:p>€ 0.00</text:p>
          </table:table-cell>
          <table:table-cell table:style-name="ce16" table:formula="of:=IF([.E856]&gt;=[.$A$2];[.H856]+1;[.H856])" office:value-type="float" office:value="17" calcext:value-type="float">
            <text:p>17</text:p>
          </table:table-cell>
          <table:table-cell/>
          <table:table-cell table:style-name="ce18" table:formula="of:=INDEX([.$R$2:.$R$50];[.H85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83QK76" calcext:value-type="string">
            <text:p>Y83QK7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7]&gt;=[.$A$2];[.$A$1];[.E857]+INDEX([.$O$2:.$O$50];[.H858])+(RAND()*INDEX([.$N$2:.$N$50];[.H858])))" office:value-type="date" office:date-value="2018-01-10" calcext:value-type="date">
            <text:p>10-1-2018</text:p>
          </table:table-cell>
          <table:table-cell table:style-name="ce13" table:formula="of:=[.K858]&amp;&quot; &quot;&amp;INDEX([.$Q$2:.$Q$50];[.H858])" office:value-type="string" office:string-value="K57GC24 " calcext:value-type="string">
            <text:p>K57GC24 </text:p>
          </table:table-cell>
          <table:table-cell table:style-name="ce15" table:formula="of:=INDEX([.$T$2:.$T$50];[.H858])+(RAND()*INDEX([.$S$2:.$S$50];[.H858]))" office:value-type="currency" office:currency="EUR" office:value="0" calcext:value-type="currency">
            <text:p>€ 0.00</text:p>
          </table:table-cell>
          <table:table-cell table:style-name="ce16" table:formula="of:=IF([.E857]&gt;=[.$A$2];[.H857]+1;[.H857])" office:value-type="float" office:value="17" calcext:value-type="float">
            <text:p>17</text:p>
          </table:table-cell>
          <table:table-cell/>
          <table:table-cell table:style-name="ce18" table:formula="of:=INDEX([.$R$2:.$R$50];[.H85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57GC24" calcext:value-type="string">
            <text:p>K57GC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8]&gt;=[.$A$2];[.$A$1];[.E858]+INDEX([.$O$2:.$O$50];[.H859])+(RAND()*INDEX([.$N$2:.$N$50];[.H859])))" office:value-type="date" office:date-value="2018-01-10" calcext:value-type="date">
            <text:p>10-1-2018</text:p>
          </table:table-cell>
          <table:table-cell table:style-name="ce13" table:formula="of:=[.K859]&amp;&quot; &quot;&amp;INDEX([.$Q$2:.$Q$50];[.H859])" office:value-type="string" office:string-value="Y98BC86 " calcext:value-type="string">
            <text:p>Y98BC86 </text:p>
          </table:table-cell>
          <table:table-cell table:style-name="ce15" table:formula="of:=INDEX([.$T$2:.$T$50];[.H859])+(RAND()*INDEX([.$S$2:.$S$50];[.H859]))" office:value-type="currency" office:currency="EUR" office:value="0" calcext:value-type="currency">
            <text:p>€ 0.00</text:p>
          </table:table-cell>
          <table:table-cell table:style-name="ce16" table:formula="of:=IF([.E858]&gt;=[.$A$2];[.H858]+1;[.H858])" office:value-type="float" office:value="17" calcext:value-type="float">
            <text:p>17</text:p>
          </table:table-cell>
          <table:table-cell/>
          <table:table-cell table:style-name="ce18" table:formula="of:=INDEX([.$R$2:.$R$50];[.H85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98BC86" calcext:value-type="string">
            <text:p>Y98BC8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59]&gt;=[.$A$2];[.$A$1];[.E859]+INDEX([.$O$2:.$O$50];[.H860])+(RAND()*INDEX([.$N$2:.$N$50];[.H860])))" office:value-type="date" office:date-value="2018-01-10" calcext:value-type="date">
            <text:p>10-1-2018</text:p>
          </table:table-cell>
          <table:table-cell table:style-name="ce13" table:formula="of:=[.K860]&amp;&quot; &quot;&amp;INDEX([.$Q$2:.$Q$50];[.H860])" office:value-type="string" office:string-value="X80UJ97 " calcext:value-type="string">
            <text:p>X80UJ97 </text:p>
          </table:table-cell>
          <table:table-cell table:style-name="ce15" table:formula="of:=INDEX([.$T$2:.$T$50];[.H860])+(RAND()*INDEX([.$S$2:.$S$50];[.H860]))" office:value-type="currency" office:currency="EUR" office:value="0" calcext:value-type="currency">
            <text:p>€ 0.00</text:p>
          </table:table-cell>
          <table:table-cell table:style-name="ce16" table:formula="of:=IF([.E859]&gt;=[.$A$2];[.H859]+1;[.H859])" office:value-type="float" office:value="17" calcext:value-type="float">
            <text:p>17</text:p>
          </table:table-cell>
          <table:table-cell/>
          <table:table-cell table:style-name="ce18" table:formula="of:=INDEX([.$R$2:.$R$50];[.H86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80UJ97" calcext:value-type="string">
            <text:p>X80UJ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0]&gt;=[.$A$2];[.$A$1];[.E860]+INDEX([.$O$2:.$O$50];[.H861])+(RAND()*INDEX([.$N$2:.$N$50];[.H861])))" office:value-type="date" office:date-value="2018-01-10" calcext:value-type="date">
            <text:p>10-1-2018</text:p>
          </table:table-cell>
          <table:table-cell table:style-name="ce13" table:formula="of:=[.K861]&amp;&quot; &quot;&amp;INDEX([.$Q$2:.$Q$50];[.H861])" office:value-type="string" office:string-value="E22YC44 " calcext:value-type="string">
            <text:p>E22YC44 </text:p>
          </table:table-cell>
          <table:table-cell table:style-name="ce15" table:formula="of:=INDEX([.$T$2:.$T$50];[.H861])+(RAND()*INDEX([.$S$2:.$S$50];[.H861]))" office:value-type="currency" office:currency="EUR" office:value="0" calcext:value-type="currency">
            <text:p>€ 0.00</text:p>
          </table:table-cell>
          <table:table-cell table:style-name="ce16" table:formula="of:=IF([.E860]&gt;=[.$A$2];[.H860]+1;[.H860])" office:value-type="float" office:value="17" calcext:value-type="float">
            <text:p>17</text:p>
          </table:table-cell>
          <table:table-cell/>
          <table:table-cell table:style-name="ce18" table:formula="of:=INDEX([.$R$2:.$R$50];[.H86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22YC44" calcext:value-type="string">
            <text:p>E22YC4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1]&gt;=[.$A$2];[.$A$1];[.E861]+INDEX([.$O$2:.$O$50];[.H862])+(RAND()*INDEX([.$N$2:.$N$50];[.H862])))" office:value-type="date" office:date-value="2018-01-10" calcext:value-type="date">
            <text:p>10-1-2018</text:p>
          </table:table-cell>
          <table:table-cell table:style-name="ce13" table:formula="of:=[.K862]&amp;&quot; &quot;&amp;INDEX([.$Q$2:.$Q$50];[.H862])" office:value-type="string" office:string-value="Z90FG56 " calcext:value-type="string">
            <text:p>Z90FG56 </text:p>
          </table:table-cell>
          <table:table-cell table:style-name="ce15" table:formula="of:=INDEX([.$T$2:.$T$50];[.H862])+(RAND()*INDEX([.$S$2:.$S$50];[.H862]))" office:value-type="currency" office:currency="EUR" office:value="0" calcext:value-type="currency">
            <text:p>€ 0.00</text:p>
          </table:table-cell>
          <table:table-cell table:style-name="ce16" table:formula="of:=IF([.E861]&gt;=[.$A$2];[.H861]+1;[.H861])" office:value-type="float" office:value="17" calcext:value-type="float">
            <text:p>17</text:p>
          </table:table-cell>
          <table:table-cell/>
          <table:table-cell table:style-name="ce18" table:formula="of:=INDEX([.$R$2:.$R$50];[.H86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90FG56" calcext:value-type="string">
            <text:p>Z90FG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2]&gt;=[.$A$2];[.$A$1];[.E862]+INDEX([.$O$2:.$O$50];[.H863])+(RAND()*INDEX([.$N$2:.$N$50];[.H863])))" office:value-type="date" office:date-value="2018-01-10" calcext:value-type="date">
            <text:p>10-1-2018</text:p>
          </table:table-cell>
          <table:table-cell table:style-name="ce13" table:formula="of:=[.K863]&amp;&quot; &quot;&amp;INDEX([.$Q$2:.$Q$50];[.H863])" office:value-type="string" office:string-value="K20JG43 " calcext:value-type="string">
            <text:p>K20JG43 </text:p>
          </table:table-cell>
          <table:table-cell table:style-name="ce15" table:formula="of:=INDEX([.$T$2:.$T$50];[.H863])+(RAND()*INDEX([.$S$2:.$S$50];[.H863]))" office:value-type="currency" office:currency="EUR" office:value="0" calcext:value-type="currency">
            <text:p>€ 0.00</text:p>
          </table:table-cell>
          <table:table-cell table:style-name="ce16" table:formula="of:=IF([.E862]&gt;=[.$A$2];[.H862]+1;[.H862])" office:value-type="float" office:value="17" calcext:value-type="float">
            <text:p>17</text:p>
          </table:table-cell>
          <table:table-cell/>
          <table:table-cell table:style-name="ce18" table:formula="of:=INDEX([.$R$2:.$R$50];[.H86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20JG43" calcext:value-type="string">
            <text:p>K20JG4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3]&gt;=[.$A$2];[.$A$1];[.E863]+INDEX([.$O$2:.$O$50];[.H864])+(RAND()*INDEX([.$N$2:.$N$50];[.H864])))" office:value-type="date" office:date-value="2018-01-10" calcext:value-type="date">
            <text:p>10-1-2018</text:p>
          </table:table-cell>
          <table:table-cell table:style-name="ce13" table:formula="of:=[.K864]&amp;&quot; &quot;&amp;INDEX([.$Q$2:.$Q$50];[.H864])" office:value-type="string" office:string-value="S65EF58 " calcext:value-type="string">
            <text:p>S65EF58 </text:p>
          </table:table-cell>
          <table:table-cell table:style-name="ce15" table:formula="of:=INDEX([.$T$2:.$T$50];[.H864])+(RAND()*INDEX([.$S$2:.$S$50];[.H864]))" office:value-type="currency" office:currency="EUR" office:value="0" calcext:value-type="currency">
            <text:p>€ 0.00</text:p>
          </table:table-cell>
          <table:table-cell table:style-name="ce16" table:formula="of:=IF([.E863]&gt;=[.$A$2];[.H863]+1;[.H863])" office:value-type="float" office:value="17" calcext:value-type="float">
            <text:p>17</text:p>
          </table:table-cell>
          <table:table-cell/>
          <table:table-cell table:style-name="ce18" table:formula="of:=INDEX([.$R$2:.$R$50];[.H86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65EF58" calcext:value-type="string">
            <text:p>S65EF5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4]&gt;=[.$A$2];[.$A$1];[.E864]+INDEX([.$O$2:.$O$50];[.H865])+(RAND()*INDEX([.$N$2:.$N$50];[.H865])))" office:value-type="date" office:date-value="2018-01-10" calcext:value-type="date">
            <text:p>10-1-2018</text:p>
          </table:table-cell>
          <table:table-cell table:style-name="ce13" table:formula="of:=[.K865]&amp;&quot; &quot;&amp;INDEX([.$Q$2:.$Q$50];[.H865])" office:value-type="string" office:string-value="A17OV85 " calcext:value-type="string">
            <text:p>A17OV85 </text:p>
          </table:table-cell>
          <table:table-cell table:style-name="ce15" table:formula="of:=INDEX([.$T$2:.$T$50];[.H865])+(RAND()*INDEX([.$S$2:.$S$50];[.H865]))" office:value-type="currency" office:currency="EUR" office:value="0" calcext:value-type="currency">
            <text:p>€ 0.00</text:p>
          </table:table-cell>
          <table:table-cell table:style-name="ce16" table:formula="of:=IF([.E864]&gt;=[.$A$2];[.H864]+1;[.H864])" office:value-type="float" office:value="17" calcext:value-type="float">
            <text:p>17</text:p>
          </table:table-cell>
          <table:table-cell/>
          <table:table-cell table:style-name="ce18" table:formula="of:=INDEX([.$R$2:.$R$50];[.H86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17OV85" calcext:value-type="string">
            <text:p>A17OV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5]&gt;=[.$A$2];[.$A$1];[.E865]+INDEX([.$O$2:.$O$50];[.H866])+(RAND()*INDEX([.$N$2:.$N$50];[.H866])))" office:value-type="date" office:date-value="2018-01-10" calcext:value-type="date">
            <text:p>10-1-2018</text:p>
          </table:table-cell>
          <table:table-cell table:style-name="ce13" table:formula="of:=[.K866]&amp;&quot; &quot;&amp;INDEX([.$Q$2:.$Q$50];[.H866])" office:value-type="string" office:string-value="I23RL67 " calcext:value-type="string">
            <text:p>I23RL67 </text:p>
          </table:table-cell>
          <table:table-cell table:style-name="ce15" table:formula="of:=INDEX([.$T$2:.$T$50];[.H866])+(RAND()*INDEX([.$S$2:.$S$50];[.H866]))" office:value-type="currency" office:currency="EUR" office:value="0" calcext:value-type="currency">
            <text:p>€ 0.00</text:p>
          </table:table-cell>
          <table:table-cell table:style-name="ce16" table:formula="of:=IF([.E865]&gt;=[.$A$2];[.H865]+1;[.H865])" office:value-type="float" office:value="17" calcext:value-type="float">
            <text:p>17</text:p>
          </table:table-cell>
          <table:table-cell/>
          <table:table-cell table:style-name="ce18" table:formula="of:=INDEX([.$R$2:.$R$50];[.H86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23RL67" calcext:value-type="string">
            <text:p>I23RL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6]&gt;=[.$A$2];[.$A$1];[.E866]+INDEX([.$O$2:.$O$50];[.H867])+(RAND()*INDEX([.$N$2:.$N$50];[.H867])))" office:value-type="date" office:date-value="2018-01-10" calcext:value-type="date">
            <text:p>10-1-2018</text:p>
          </table:table-cell>
          <table:table-cell table:style-name="ce13" table:formula="of:=[.K867]&amp;&quot; &quot;&amp;INDEX([.$Q$2:.$Q$50];[.H867])" office:value-type="string" office:string-value="M79EX46 " calcext:value-type="string">
            <text:p>M79EX46 </text:p>
          </table:table-cell>
          <table:table-cell table:style-name="ce15" table:formula="of:=INDEX([.$T$2:.$T$50];[.H867])+(RAND()*INDEX([.$S$2:.$S$50];[.H867]))" office:value-type="currency" office:currency="EUR" office:value="0" calcext:value-type="currency">
            <text:p>€ 0.00</text:p>
          </table:table-cell>
          <table:table-cell table:style-name="ce16" table:formula="of:=IF([.E866]&gt;=[.$A$2];[.H866]+1;[.H866])" office:value-type="float" office:value="17" calcext:value-type="float">
            <text:p>17</text:p>
          </table:table-cell>
          <table:table-cell/>
          <table:table-cell table:style-name="ce18" table:formula="of:=INDEX([.$R$2:.$R$50];[.H86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79EX46" calcext:value-type="string">
            <text:p>M79EX4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7]&gt;=[.$A$2];[.$A$1];[.E867]+INDEX([.$O$2:.$O$50];[.H868])+(RAND()*INDEX([.$N$2:.$N$50];[.H868])))" office:value-type="date" office:date-value="2018-01-10" calcext:value-type="date">
            <text:p>10-1-2018</text:p>
          </table:table-cell>
          <table:table-cell table:style-name="ce13" table:formula="of:=[.K868]&amp;&quot; &quot;&amp;INDEX([.$Q$2:.$Q$50];[.H868])" office:value-type="string" office:string-value="H90FU42 " calcext:value-type="string">
            <text:p>H90FU42 </text:p>
          </table:table-cell>
          <table:table-cell table:style-name="ce15" table:formula="of:=INDEX([.$T$2:.$T$50];[.H868])+(RAND()*INDEX([.$S$2:.$S$50];[.H868]))" office:value-type="currency" office:currency="EUR" office:value="0" calcext:value-type="currency">
            <text:p>€ 0.00</text:p>
          </table:table-cell>
          <table:table-cell table:style-name="ce16" table:formula="of:=IF([.E867]&gt;=[.$A$2];[.H867]+1;[.H867])" office:value-type="float" office:value="17" calcext:value-type="float">
            <text:p>17</text:p>
          </table:table-cell>
          <table:table-cell/>
          <table:table-cell table:style-name="ce18" table:formula="of:=INDEX([.$R$2:.$R$50];[.H86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90FU42" calcext:value-type="string">
            <text:p>H90FU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8]&gt;=[.$A$2];[.$A$1];[.E868]+INDEX([.$O$2:.$O$50];[.H869])+(RAND()*INDEX([.$N$2:.$N$50];[.H869])))" office:value-type="date" office:date-value="2018-01-10" calcext:value-type="date">
            <text:p>10-1-2018</text:p>
          </table:table-cell>
          <table:table-cell table:style-name="ce13" table:formula="of:=[.K869]&amp;&quot; &quot;&amp;INDEX([.$Q$2:.$Q$50];[.H869])" office:value-type="string" office:string-value="K95VT70 " calcext:value-type="string">
            <text:p>K95VT70 </text:p>
          </table:table-cell>
          <table:table-cell table:style-name="ce15" table:formula="of:=INDEX([.$T$2:.$T$50];[.H869])+(RAND()*INDEX([.$S$2:.$S$50];[.H869]))" office:value-type="currency" office:currency="EUR" office:value="0" calcext:value-type="currency">
            <text:p>€ 0.00</text:p>
          </table:table-cell>
          <table:table-cell table:style-name="ce16" table:formula="of:=IF([.E868]&gt;=[.$A$2];[.H868]+1;[.H868])" office:value-type="float" office:value="17" calcext:value-type="float">
            <text:p>17</text:p>
          </table:table-cell>
          <table:table-cell/>
          <table:table-cell table:style-name="ce18" table:formula="of:=INDEX([.$R$2:.$R$50];[.H86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95VT70" calcext:value-type="string">
            <text:p>K95VT7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69]&gt;=[.$A$2];[.$A$1];[.E869]+INDEX([.$O$2:.$O$50];[.H870])+(RAND()*INDEX([.$N$2:.$N$50];[.H870])))" office:value-type="date" office:date-value="2018-01-10" calcext:value-type="date">
            <text:p>10-1-2018</text:p>
          </table:table-cell>
          <table:table-cell table:style-name="ce13" table:formula="of:=[.K870]&amp;&quot; &quot;&amp;INDEX([.$Q$2:.$Q$50];[.H870])" office:value-type="string" office:string-value="S79DH35 " calcext:value-type="string">
            <text:p>S79DH35 </text:p>
          </table:table-cell>
          <table:table-cell table:style-name="ce15" table:formula="of:=INDEX([.$T$2:.$T$50];[.H870])+(RAND()*INDEX([.$S$2:.$S$50];[.H870]))" office:value-type="currency" office:currency="EUR" office:value="0" calcext:value-type="currency">
            <text:p>€ 0.00</text:p>
          </table:table-cell>
          <table:table-cell table:style-name="ce16" table:formula="of:=IF([.E869]&gt;=[.$A$2];[.H869]+1;[.H869])" office:value-type="float" office:value="17" calcext:value-type="float">
            <text:p>17</text:p>
          </table:table-cell>
          <table:table-cell/>
          <table:table-cell table:style-name="ce18" table:formula="of:=INDEX([.$R$2:.$R$50];[.H87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79DH35" calcext:value-type="string">
            <text:p>S79DH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0]&gt;=[.$A$2];[.$A$1];[.E870]+INDEX([.$O$2:.$O$50];[.H871])+(RAND()*INDEX([.$N$2:.$N$50];[.H871])))" office:value-type="date" office:date-value="2018-01-10" calcext:value-type="date">
            <text:p>10-1-2018</text:p>
          </table:table-cell>
          <table:table-cell table:style-name="ce13" table:formula="of:=[.K871]&amp;&quot; &quot;&amp;INDEX([.$Q$2:.$Q$50];[.H871])" office:value-type="string" office:string-value="G40EK21 " calcext:value-type="string">
            <text:p>G40EK21 </text:p>
          </table:table-cell>
          <table:table-cell table:style-name="ce15" table:formula="of:=INDEX([.$T$2:.$T$50];[.H871])+(RAND()*INDEX([.$S$2:.$S$50];[.H871]))" office:value-type="currency" office:currency="EUR" office:value="0" calcext:value-type="currency">
            <text:p>€ 0.00</text:p>
          </table:table-cell>
          <table:table-cell table:style-name="ce16" table:formula="of:=IF([.E870]&gt;=[.$A$2];[.H870]+1;[.H870])" office:value-type="float" office:value="17" calcext:value-type="float">
            <text:p>17</text:p>
          </table:table-cell>
          <table:table-cell/>
          <table:table-cell table:style-name="ce18" table:formula="of:=INDEX([.$R$2:.$R$50];[.H87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G40EK21" calcext:value-type="string">
            <text:p>G40EK2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1]&gt;=[.$A$2];[.$A$1];[.E871]+INDEX([.$O$2:.$O$50];[.H872])+(RAND()*INDEX([.$N$2:.$N$50];[.H872])))" office:value-type="date" office:date-value="2018-01-10" calcext:value-type="date">
            <text:p>10-1-2018</text:p>
          </table:table-cell>
          <table:table-cell table:style-name="ce13" table:formula="of:=[.K872]&amp;&quot; &quot;&amp;INDEX([.$Q$2:.$Q$50];[.H872])" office:value-type="string" office:string-value="Y89AU37 " calcext:value-type="string">
            <text:p>Y89AU37 </text:p>
          </table:table-cell>
          <table:table-cell table:style-name="ce15" table:formula="of:=INDEX([.$T$2:.$T$50];[.H872])+(RAND()*INDEX([.$S$2:.$S$50];[.H872]))" office:value-type="currency" office:currency="EUR" office:value="0" calcext:value-type="currency">
            <text:p>€ 0.00</text:p>
          </table:table-cell>
          <table:table-cell table:style-name="ce16" table:formula="of:=IF([.E871]&gt;=[.$A$2];[.H871]+1;[.H871])" office:value-type="float" office:value="17" calcext:value-type="float">
            <text:p>17</text:p>
          </table:table-cell>
          <table:table-cell/>
          <table:table-cell table:style-name="ce18" table:formula="of:=INDEX([.$R$2:.$R$50];[.H87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89AU37" calcext:value-type="string">
            <text:p>Y89AU3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2]&gt;=[.$A$2];[.$A$1];[.E872]+INDEX([.$O$2:.$O$50];[.H873])+(RAND()*INDEX([.$N$2:.$N$50];[.H873])))" office:value-type="date" office:date-value="2018-01-10" calcext:value-type="date">
            <text:p>10-1-2018</text:p>
          </table:table-cell>
          <table:table-cell table:style-name="ce13" table:formula="of:=[.K873]&amp;&quot; &quot;&amp;INDEX([.$Q$2:.$Q$50];[.H873])" office:value-type="string" office:string-value="I80UF41 " calcext:value-type="string">
            <text:p>I80UF41 </text:p>
          </table:table-cell>
          <table:table-cell table:style-name="ce15" table:formula="of:=INDEX([.$T$2:.$T$50];[.H873])+(RAND()*INDEX([.$S$2:.$S$50];[.H873]))" office:value-type="currency" office:currency="EUR" office:value="0" calcext:value-type="currency">
            <text:p>€ 0.00</text:p>
          </table:table-cell>
          <table:table-cell table:style-name="ce16" table:formula="of:=IF([.E872]&gt;=[.$A$2];[.H872]+1;[.H872])" office:value-type="float" office:value="17" calcext:value-type="float">
            <text:p>17</text:p>
          </table:table-cell>
          <table:table-cell/>
          <table:table-cell table:style-name="ce18" table:formula="of:=INDEX([.$R$2:.$R$50];[.H87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80UF41" calcext:value-type="string">
            <text:p>I80UF4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3]&gt;=[.$A$2];[.$A$1];[.E873]+INDEX([.$O$2:.$O$50];[.H874])+(RAND()*INDEX([.$N$2:.$N$50];[.H874])))" office:value-type="date" office:date-value="2018-01-10" calcext:value-type="date">
            <text:p>10-1-2018</text:p>
          </table:table-cell>
          <table:table-cell table:style-name="ce13" table:formula="of:=[.K874]&amp;&quot; &quot;&amp;INDEX([.$Q$2:.$Q$50];[.H874])" office:value-type="string" office:string-value="X92YP92 " calcext:value-type="string">
            <text:p>X92YP92 </text:p>
          </table:table-cell>
          <table:table-cell table:style-name="ce15" table:formula="of:=INDEX([.$T$2:.$T$50];[.H874])+(RAND()*INDEX([.$S$2:.$S$50];[.H874]))" office:value-type="currency" office:currency="EUR" office:value="0" calcext:value-type="currency">
            <text:p>€ 0.00</text:p>
          </table:table-cell>
          <table:table-cell table:style-name="ce16" table:formula="of:=IF([.E873]&gt;=[.$A$2];[.H873]+1;[.H873])" office:value-type="float" office:value="17" calcext:value-type="float">
            <text:p>17</text:p>
          </table:table-cell>
          <table:table-cell/>
          <table:table-cell table:style-name="ce18" table:formula="of:=INDEX([.$R$2:.$R$50];[.H87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92YP92" calcext:value-type="string">
            <text:p>X92YP9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4]&gt;=[.$A$2];[.$A$1];[.E874]+INDEX([.$O$2:.$O$50];[.H875])+(RAND()*INDEX([.$N$2:.$N$50];[.H875])))" office:value-type="date" office:date-value="2018-01-10" calcext:value-type="date">
            <text:p>10-1-2018</text:p>
          </table:table-cell>
          <table:table-cell table:style-name="ce13" table:formula="of:=[.K875]&amp;&quot; &quot;&amp;INDEX([.$Q$2:.$Q$50];[.H875])" office:value-type="string" office:string-value="W85DV87 " calcext:value-type="string">
            <text:p>W85DV87 </text:p>
          </table:table-cell>
          <table:table-cell table:style-name="ce15" table:formula="of:=INDEX([.$T$2:.$T$50];[.H875])+(RAND()*INDEX([.$S$2:.$S$50];[.H875]))" office:value-type="currency" office:currency="EUR" office:value="0" calcext:value-type="currency">
            <text:p>€ 0.00</text:p>
          </table:table-cell>
          <table:table-cell table:style-name="ce16" table:formula="of:=IF([.E874]&gt;=[.$A$2];[.H874]+1;[.H874])" office:value-type="float" office:value="17" calcext:value-type="float">
            <text:p>17</text:p>
          </table:table-cell>
          <table:table-cell/>
          <table:table-cell table:style-name="ce18" table:formula="of:=INDEX([.$R$2:.$R$50];[.H87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85DV87" calcext:value-type="string">
            <text:p>W85DV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5]&gt;=[.$A$2];[.$A$1];[.E875]+INDEX([.$O$2:.$O$50];[.H876])+(RAND()*INDEX([.$N$2:.$N$50];[.H876])))" office:value-type="date" office:date-value="2018-01-10" calcext:value-type="date">
            <text:p>10-1-2018</text:p>
          </table:table-cell>
          <table:table-cell table:style-name="ce13" table:formula="of:=[.K876]&amp;&quot; &quot;&amp;INDEX([.$Q$2:.$Q$50];[.H876])" office:value-type="string" office:string-value="T42LA18 " calcext:value-type="string">
            <text:p>T42LA18 </text:p>
          </table:table-cell>
          <table:table-cell table:style-name="ce15" table:formula="of:=INDEX([.$T$2:.$T$50];[.H876])+(RAND()*INDEX([.$S$2:.$S$50];[.H876]))" office:value-type="currency" office:currency="EUR" office:value="0" calcext:value-type="currency">
            <text:p>€ 0.00</text:p>
          </table:table-cell>
          <table:table-cell table:style-name="ce16" table:formula="of:=IF([.E875]&gt;=[.$A$2];[.H875]+1;[.H875])" office:value-type="float" office:value="17" calcext:value-type="float">
            <text:p>17</text:p>
          </table:table-cell>
          <table:table-cell/>
          <table:table-cell table:style-name="ce18" table:formula="of:=INDEX([.$R$2:.$R$50];[.H87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42LA18" calcext:value-type="string">
            <text:p>T42LA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6]&gt;=[.$A$2];[.$A$1];[.E876]+INDEX([.$O$2:.$O$50];[.H877])+(RAND()*INDEX([.$N$2:.$N$50];[.H877])))" office:value-type="date" office:date-value="2018-01-10" calcext:value-type="date">
            <text:p>10-1-2018</text:p>
          </table:table-cell>
          <table:table-cell table:style-name="ce13" table:formula="of:=[.K877]&amp;&quot; &quot;&amp;INDEX([.$Q$2:.$Q$50];[.H877])" office:value-type="string" office:string-value="T92NQ53 " calcext:value-type="string">
            <text:p>T92NQ53 </text:p>
          </table:table-cell>
          <table:table-cell table:style-name="ce15" table:formula="of:=INDEX([.$T$2:.$T$50];[.H877])+(RAND()*INDEX([.$S$2:.$S$50];[.H877]))" office:value-type="currency" office:currency="EUR" office:value="0" calcext:value-type="currency">
            <text:p>€ 0.00</text:p>
          </table:table-cell>
          <table:table-cell table:style-name="ce16" table:formula="of:=IF([.E876]&gt;=[.$A$2];[.H876]+1;[.H876])" office:value-type="float" office:value="17" calcext:value-type="float">
            <text:p>17</text:p>
          </table:table-cell>
          <table:table-cell/>
          <table:table-cell table:style-name="ce18" table:formula="of:=INDEX([.$R$2:.$R$50];[.H87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92NQ53" calcext:value-type="string">
            <text:p>T92NQ5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7]&gt;=[.$A$2];[.$A$1];[.E877]+INDEX([.$O$2:.$O$50];[.H878])+(RAND()*INDEX([.$N$2:.$N$50];[.H878])))" office:value-type="date" office:date-value="2018-01-10" calcext:value-type="date">
            <text:p>10-1-2018</text:p>
          </table:table-cell>
          <table:table-cell table:style-name="ce13" table:formula="of:=[.K878]&amp;&quot; &quot;&amp;INDEX([.$Q$2:.$Q$50];[.H878])" office:value-type="string" office:string-value="K70LI21 " calcext:value-type="string">
            <text:p>K70LI21 </text:p>
          </table:table-cell>
          <table:table-cell table:style-name="ce15" table:formula="of:=INDEX([.$T$2:.$T$50];[.H878])+(RAND()*INDEX([.$S$2:.$S$50];[.H878]))" office:value-type="currency" office:currency="EUR" office:value="0" calcext:value-type="currency">
            <text:p>€ 0.00</text:p>
          </table:table-cell>
          <table:table-cell table:style-name="ce16" table:formula="of:=IF([.E877]&gt;=[.$A$2];[.H877]+1;[.H877])" office:value-type="float" office:value="17" calcext:value-type="float">
            <text:p>17</text:p>
          </table:table-cell>
          <table:table-cell/>
          <table:table-cell table:style-name="ce18" table:formula="of:=INDEX([.$R$2:.$R$50];[.H87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70LI21" calcext:value-type="string">
            <text:p>K70LI2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8]&gt;=[.$A$2];[.$A$1];[.E878]+INDEX([.$O$2:.$O$50];[.H879])+(RAND()*INDEX([.$N$2:.$N$50];[.H879])))" office:value-type="date" office:date-value="2018-01-10" calcext:value-type="date">
            <text:p>10-1-2018</text:p>
          </table:table-cell>
          <table:table-cell table:style-name="ce13" table:formula="of:=[.K879]&amp;&quot; &quot;&amp;INDEX([.$Q$2:.$Q$50];[.H879])" office:value-type="string" office:string-value="N24YU14 " calcext:value-type="string">
            <text:p>N24YU14 </text:p>
          </table:table-cell>
          <table:table-cell table:style-name="ce15" table:formula="of:=INDEX([.$T$2:.$T$50];[.H879])+(RAND()*INDEX([.$S$2:.$S$50];[.H879]))" office:value-type="currency" office:currency="EUR" office:value="0" calcext:value-type="currency">
            <text:p>€ 0.00</text:p>
          </table:table-cell>
          <table:table-cell table:style-name="ce16" table:formula="of:=IF([.E878]&gt;=[.$A$2];[.H878]+1;[.H878])" office:value-type="float" office:value="17" calcext:value-type="float">
            <text:p>17</text:p>
          </table:table-cell>
          <table:table-cell/>
          <table:table-cell table:style-name="ce18" table:formula="of:=INDEX([.$R$2:.$R$50];[.H87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24YU14" calcext:value-type="string">
            <text:p>N24YU1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79]&gt;=[.$A$2];[.$A$1];[.E879]+INDEX([.$O$2:.$O$50];[.H880])+(RAND()*INDEX([.$N$2:.$N$50];[.H880])))" office:value-type="date" office:date-value="2018-01-10" calcext:value-type="date">
            <text:p>10-1-2018</text:p>
          </table:table-cell>
          <table:table-cell table:style-name="ce13" table:formula="of:=[.K880]&amp;&quot; &quot;&amp;INDEX([.$Q$2:.$Q$50];[.H880])" office:value-type="string" office:string-value="V16SK99 " calcext:value-type="string">
            <text:p>V16SK99 </text:p>
          </table:table-cell>
          <table:table-cell table:style-name="ce15" table:formula="of:=INDEX([.$T$2:.$T$50];[.H880])+(RAND()*INDEX([.$S$2:.$S$50];[.H880]))" office:value-type="currency" office:currency="EUR" office:value="0" calcext:value-type="currency">
            <text:p>€ 0.00</text:p>
          </table:table-cell>
          <table:table-cell table:style-name="ce16" table:formula="of:=IF([.E879]&gt;=[.$A$2];[.H879]+1;[.H879])" office:value-type="float" office:value="17" calcext:value-type="float">
            <text:p>17</text:p>
          </table:table-cell>
          <table:table-cell/>
          <table:table-cell table:style-name="ce18" table:formula="of:=INDEX([.$R$2:.$R$50];[.H88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16SK99" calcext:value-type="string">
            <text:p>V16SK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0]&gt;=[.$A$2];[.$A$1];[.E880]+INDEX([.$O$2:.$O$50];[.H881])+(RAND()*INDEX([.$N$2:.$N$50];[.H881])))" office:value-type="date" office:date-value="2018-01-10" calcext:value-type="date">
            <text:p>10-1-2018</text:p>
          </table:table-cell>
          <table:table-cell table:style-name="ce13" table:formula="of:=[.K881]&amp;&quot; &quot;&amp;INDEX([.$Q$2:.$Q$50];[.H881])" office:value-type="string" office:string-value="Y72GG11 " calcext:value-type="string">
            <text:p>Y72GG11 </text:p>
          </table:table-cell>
          <table:table-cell table:style-name="ce15" table:formula="of:=INDEX([.$T$2:.$T$50];[.H881])+(RAND()*INDEX([.$S$2:.$S$50];[.H881]))" office:value-type="currency" office:currency="EUR" office:value="0" calcext:value-type="currency">
            <text:p>€ 0.00</text:p>
          </table:table-cell>
          <table:table-cell table:style-name="ce16" table:formula="of:=IF([.E880]&gt;=[.$A$2];[.H880]+1;[.H880])" office:value-type="float" office:value="17" calcext:value-type="float">
            <text:p>17</text:p>
          </table:table-cell>
          <table:table-cell/>
          <table:table-cell table:style-name="ce18" table:formula="of:=INDEX([.$R$2:.$R$50];[.H88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72GG11" calcext:value-type="string">
            <text:p>Y72GG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1]&gt;=[.$A$2];[.$A$1];[.E881]+INDEX([.$O$2:.$O$50];[.H882])+(RAND()*INDEX([.$N$2:.$N$50];[.H882])))" office:value-type="date" office:date-value="2018-01-10" calcext:value-type="date">
            <text:p>10-1-2018</text:p>
          </table:table-cell>
          <table:table-cell table:style-name="ce13" table:formula="of:=[.K882]&amp;&quot; &quot;&amp;INDEX([.$Q$2:.$Q$50];[.H882])" office:value-type="string" office:string-value="T79HS91 " calcext:value-type="string">
            <text:p>T79HS91 </text:p>
          </table:table-cell>
          <table:table-cell table:style-name="ce15" table:formula="of:=INDEX([.$T$2:.$T$50];[.H882])+(RAND()*INDEX([.$S$2:.$S$50];[.H882]))" office:value-type="currency" office:currency="EUR" office:value="0" calcext:value-type="currency">
            <text:p>€ 0.00</text:p>
          </table:table-cell>
          <table:table-cell table:style-name="ce16" table:formula="of:=IF([.E881]&gt;=[.$A$2];[.H881]+1;[.H881])" office:value-type="float" office:value="17" calcext:value-type="float">
            <text:p>17</text:p>
          </table:table-cell>
          <table:table-cell/>
          <table:table-cell table:style-name="ce18" table:formula="of:=INDEX([.$R$2:.$R$50];[.H88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79HS91" calcext:value-type="string">
            <text:p>T79HS9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2]&gt;=[.$A$2];[.$A$1];[.E882]+INDEX([.$O$2:.$O$50];[.H883])+(RAND()*INDEX([.$N$2:.$N$50];[.H883])))" office:value-type="date" office:date-value="2018-01-10" calcext:value-type="date">
            <text:p>10-1-2018</text:p>
          </table:table-cell>
          <table:table-cell table:style-name="ce13" table:formula="of:=[.K883]&amp;&quot; &quot;&amp;INDEX([.$Q$2:.$Q$50];[.H883])" office:value-type="string" office:string-value="E12YE25 " calcext:value-type="string">
            <text:p>E12YE25 </text:p>
          </table:table-cell>
          <table:table-cell table:style-name="ce15" table:formula="of:=INDEX([.$T$2:.$T$50];[.H883])+(RAND()*INDEX([.$S$2:.$S$50];[.H883]))" office:value-type="currency" office:currency="EUR" office:value="0" calcext:value-type="currency">
            <text:p>€ 0.00</text:p>
          </table:table-cell>
          <table:table-cell table:style-name="ce16" table:formula="of:=IF([.E882]&gt;=[.$A$2];[.H882]+1;[.H882])" office:value-type="float" office:value="17" calcext:value-type="float">
            <text:p>17</text:p>
          </table:table-cell>
          <table:table-cell/>
          <table:table-cell table:style-name="ce18" table:formula="of:=INDEX([.$R$2:.$R$50];[.H88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2YE25" calcext:value-type="string">
            <text:p>E12YE2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3]&gt;=[.$A$2];[.$A$1];[.E883]+INDEX([.$O$2:.$O$50];[.H884])+(RAND()*INDEX([.$N$2:.$N$50];[.H884])))" office:value-type="date" office:date-value="2018-01-10" calcext:value-type="date">
            <text:p>10-1-2018</text:p>
          </table:table-cell>
          <table:table-cell table:style-name="ce13" table:formula="of:=[.K884]&amp;&quot; &quot;&amp;INDEX([.$Q$2:.$Q$50];[.H884])" office:value-type="string" office:string-value="D49KZ35 " calcext:value-type="string">
            <text:p>D49KZ35 </text:p>
          </table:table-cell>
          <table:table-cell table:style-name="ce15" table:formula="of:=INDEX([.$T$2:.$T$50];[.H884])+(RAND()*INDEX([.$S$2:.$S$50];[.H884]))" office:value-type="currency" office:currency="EUR" office:value="0" calcext:value-type="currency">
            <text:p>€ 0.00</text:p>
          </table:table-cell>
          <table:table-cell table:style-name="ce16" table:formula="of:=IF([.E883]&gt;=[.$A$2];[.H883]+1;[.H883])" office:value-type="float" office:value="17" calcext:value-type="float">
            <text:p>17</text:p>
          </table:table-cell>
          <table:table-cell/>
          <table:table-cell table:style-name="ce18" table:formula="of:=INDEX([.$R$2:.$R$50];[.H88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49KZ35" calcext:value-type="string">
            <text:p>D49KZ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4]&gt;=[.$A$2];[.$A$1];[.E884]+INDEX([.$O$2:.$O$50];[.H885])+(RAND()*INDEX([.$N$2:.$N$50];[.H885])))" office:value-type="date" office:date-value="2018-01-10" calcext:value-type="date">
            <text:p>10-1-2018</text:p>
          </table:table-cell>
          <table:table-cell table:style-name="ce13" table:formula="of:=[.K885]&amp;&quot; &quot;&amp;INDEX([.$Q$2:.$Q$50];[.H885])" office:value-type="string" office:string-value="F42ZV49 " calcext:value-type="string">
            <text:p>F42ZV49 </text:p>
          </table:table-cell>
          <table:table-cell table:style-name="ce15" table:formula="of:=INDEX([.$T$2:.$T$50];[.H885])+(RAND()*INDEX([.$S$2:.$S$50];[.H885]))" office:value-type="currency" office:currency="EUR" office:value="0" calcext:value-type="currency">
            <text:p>€ 0.00</text:p>
          </table:table-cell>
          <table:table-cell table:style-name="ce16" table:formula="of:=IF([.E884]&gt;=[.$A$2];[.H884]+1;[.H884])" office:value-type="float" office:value="17" calcext:value-type="float">
            <text:p>17</text:p>
          </table:table-cell>
          <table:table-cell/>
          <table:table-cell table:style-name="ce18" table:formula="of:=INDEX([.$R$2:.$R$50];[.H88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42ZV49" calcext:value-type="string">
            <text:p>F42ZV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5]&gt;=[.$A$2];[.$A$1];[.E885]+INDEX([.$O$2:.$O$50];[.H886])+(RAND()*INDEX([.$N$2:.$N$50];[.H886])))" office:value-type="date" office:date-value="2018-01-10" calcext:value-type="date">
            <text:p>10-1-2018</text:p>
          </table:table-cell>
          <table:table-cell table:style-name="ce13" table:formula="of:=[.K886]&amp;&quot; &quot;&amp;INDEX([.$Q$2:.$Q$50];[.H886])" office:value-type="string" office:string-value="I54WX33 " calcext:value-type="string">
            <text:p>I54WX33 </text:p>
          </table:table-cell>
          <table:table-cell table:style-name="ce15" table:formula="of:=INDEX([.$T$2:.$T$50];[.H886])+(RAND()*INDEX([.$S$2:.$S$50];[.H886]))" office:value-type="currency" office:currency="EUR" office:value="0" calcext:value-type="currency">
            <text:p>€ 0.00</text:p>
          </table:table-cell>
          <table:table-cell table:style-name="ce16" table:formula="of:=IF([.E885]&gt;=[.$A$2];[.H885]+1;[.H885])" office:value-type="float" office:value="17" calcext:value-type="float">
            <text:p>17</text:p>
          </table:table-cell>
          <table:table-cell/>
          <table:table-cell table:style-name="ce18" table:formula="of:=INDEX([.$R$2:.$R$50];[.H88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54WX33" calcext:value-type="string">
            <text:p>I54WX3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6]&gt;=[.$A$2];[.$A$1];[.E886]+INDEX([.$O$2:.$O$50];[.H887])+(RAND()*INDEX([.$N$2:.$N$50];[.H887])))" office:value-type="date" office:date-value="2018-01-10" calcext:value-type="date">
            <text:p>10-1-2018</text:p>
          </table:table-cell>
          <table:table-cell table:style-name="ce13" table:formula="of:=[.K887]&amp;&quot; &quot;&amp;INDEX([.$Q$2:.$Q$50];[.H887])" office:value-type="string" office:string-value="Z24BQ67 " calcext:value-type="string">
            <text:p>Z24BQ67 </text:p>
          </table:table-cell>
          <table:table-cell table:style-name="ce15" table:formula="of:=INDEX([.$T$2:.$T$50];[.H887])+(RAND()*INDEX([.$S$2:.$S$50];[.H887]))" office:value-type="currency" office:currency="EUR" office:value="0" calcext:value-type="currency">
            <text:p>€ 0.00</text:p>
          </table:table-cell>
          <table:table-cell table:style-name="ce16" table:formula="of:=IF([.E886]&gt;=[.$A$2];[.H886]+1;[.H886])" office:value-type="float" office:value="17" calcext:value-type="float">
            <text:p>17</text:p>
          </table:table-cell>
          <table:table-cell/>
          <table:table-cell table:style-name="ce18" table:formula="of:=INDEX([.$R$2:.$R$50];[.H88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24BQ67" calcext:value-type="string">
            <text:p>Z24BQ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7]&gt;=[.$A$2];[.$A$1];[.E887]+INDEX([.$O$2:.$O$50];[.H888])+(RAND()*INDEX([.$N$2:.$N$50];[.H888])))" office:value-type="date" office:date-value="2018-01-10" calcext:value-type="date">
            <text:p>10-1-2018</text:p>
          </table:table-cell>
          <table:table-cell table:style-name="ce13" table:formula="of:=[.K888]&amp;&quot; &quot;&amp;INDEX([.$Q$2:.$Q$50];[.H888])" office:value-type="string" office:string-value="J64GS67 " calcext:value-type="string">
            <text:p>J64GS67 </text:p>
          </table:table-cell>
          <table:table-cell table:style-name="ce15" table:formula="of:=INDEX([.$T$2:.$T$50];[.H888])+(RAND()*INDEX([.$S$2:.$S$50];[.H888]))" office:value-type="currency" office:currency="EUR" office:value="0" calcext:value-type="currency">
            <text:p>€ 0.00</text:p>
          </table:table-cell>
          <table:table-cell table:style-name="ce16" table:formula="of:=IF([.E887]&gt;=[.$A$2];[.H887]+1;[.H887])" office:value-type="float" office:value="17" calcext:value-type="float">
            <text:p>17</text:p>
          </table:table-cell>
          <table:table-cell/>
          <table:table-cell table:style-name="ce18" table:formula="of:=INDEX([.$R$2:.$R$50];[.H88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64GS67" calcext:value-type="string">
            <text:p>J64GS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8]&gt;=[.$A$2];[.$A$1];[.E888]+INDEX([.$O$2:.$O$50];[.H889])+(RAND()*INDEX([.$N$2:.$N$50];[.H889])))" office:value-type="date" office:date-value="2018-01-10" calcext:value-type="date">
            <text:p>10-1-2018</text:p>
          </table:table-cell>
          <table:table-cell table:style-name="ce13" table:formula="of:=[.K889]&amp;&quot; &quot;&amp;INDEX([.$Q$2:.$Q$50];[.H889])" office:value-type="string" office:string-value="V38OO11 " calcext:value-type="string">
            <text:p>V38OO11 </text:p>
          </table:table-cell>
          <table:table-cell table:style-name="ce15" table:formula="of:=INDEX([.$T$2:.$T$50];[.H889])+(RAND()*INDEX([.$S$2:.$S$50];[.H889]))" office:value-type="currency" office:currency="EUR" office:value="0" calcext:value-type="currency">
            <text:p>€ 0.00</text:p>
          </table:table-cell>
          <table:table-cell table:style-name="ce16" table:formula="of:=IF([.E888]&gt;=[.$A$2];[.H888]+1;[.H888])" office:value-type="float" office:value="17" calcext:value-type="float">
            <text:p>17</text:p>
          </table:table-cell>
          <table:table-cell/>
          <table:table-cell table:style-name="ce18" table:formula="of:=INDEX([.$R$2:.$R$50];[.H88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38OO11" calcext:value-type="string">
            <text:p>V38OO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89]&gt;=[.$A$2];[.$A$1];[.E889]+INDEX([.$O$2:.$O$50];[.H890])+(RAND()*INDEX([.$N$2:.$N$50];[.H890])))" office:value-type="date" office:date-value="2018-01-10" calcext:value-type="date">
            <text:p>10-1-2018</text:p>
          </table:table-cell>
          <table:table-cell table:style-name="ce13" table:formula="of:=[.K890]&amp;&quot; &quot;&amp;INDEX([.$Q$2:.$Q$50];[.H890])" office:value-type="string" office:string-value="V50DV11 " calcext:value-type="string">
            <text:p>V50DV11 </text:p>
          </table:table-cell>
          <table:table-cell table:style-name="ce15" table:formula="of:=INDEX([.$T$2:.$T$50];[.H890])+(RAND()*INDEX([.$S$2:.$S$50];[.H890]))" office:value-type="currency" office:currency="EUR" office:value="0" calcext:value-type="currency">
            <text:p>€ 0.00</text:p>
          </table:table-cell>
          <table:table-cell table:style-name="ce16" table:formula="of:=IF([.E889]&gt;=[.$A$2];[.H889]+1;[.H889])" office:value-type="float" office:value="17" calcext:value-type="float">
            <text:p>17</text:p>
          </table:table-cell>
          <table:table-cell/>
          <table:table-cell table:style-name="ce18" table:formula="of:=INDEX([.$R$2:.$R$50];[.H89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50DV11" calcext:value-type="string">
            <text:p>V50DV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0]&gt;=[.$A$2];[.$A$1];[.E890]+INDEX([.$O$2:.$O$50];[.H891])+(RAND()*INDEX([.$N$2:.$N$50];[.H891])))" office:value-type="date" office:date-value="2018-01-10" calcext:value-type="date">
            <text:p>10-1-2018</text:p>
          </table:table-cell>
          <table:table-cell table:style-name="ce13" table:formula="of:=[.K891]&amp;&quot; &quot;&amp;INDEX([.$Q$2:.$Q$50];[.H891])" office:value-type="string" office:string-value="R44NY64 " calcext:value-type="string">
            <text:p>R44NY64 </text:p>
          </table:table-cell>
          <table:table-cell table:style-name="ce15" table:formula="of:=INDEX([.$T$2:.$T$50];[.H891])+(RAND()*INDEX([.$S$2:.$S$50];[.H891]))" office:value-type="currency" office:currency="EUR" office:value="0" calcext:value-type="currency">
            <text:p>€ 0.00</text:p>
          </table:table-cell>
          <table:table-cell table:style-name="ce16" table:formula="of:=IF([.E890]&gt;=[.$A$2];[.H890]+1;[.H890])" office:value-type="float" office:value="17" calcext:value-type="float">
            <text:p>17</text:p>
          </table:table-cell>
          <table:table-cell/>
          <table:table-cell table:style-name="ce18" table:formula="of:=INDEX([.$R$2:.$R$50];[.H89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44NY64" calcext:value-type="string">
            <text:p>R44NY6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1]&gt;=[.$A$2];[.$A$1];[.E891]+INDEX([.$O$2:.$O$50];[.H892])+(RAND()*INDEX([.$N$2:.$N$50];[.H892])))" office:value-type="date" office:date-value="2018-01-10" calcext:value-type="date">
            <text:p>10-1-2018</text:p>
          </table:table-cell>
          <table:table-cell table:style-name="ce13" table:formula="of:=[.K892]&amp;&quot; &quot;&amp;INDEX([.$Q$2:.$Q$50];[.H892])" office:value-type="string" office:string-value="I16GD23 " calcext:value-type="string">
            <text:p>I16GD23 </text:p>
          </table:table-cell>
          <table:table-cell table:style-name="ce15" table:formula="of:=INDEX([.$T$2:.$T$50];[.H892])+(RAND()*INDEX([.$S$2:.$S$50];[.H892]))" office:value-type="currency" office:currency="EUR" office:value="0" calcext:value-type="currency">
            <text:p>€ 0.00</text:p>
          </table:table-cell>
          <table:table-cell table:style-name="ce16" table:formula="of:=IF([.E891]&gt;=[.$A$2];[.H891]+1;[.H891])" office:value-type="float" office:value="17" calcext:value-type="float">
            <text:p>17</text:p>
          </table:table-cell>
          <table:table-cell/>
          <table:table-cell table:style-name="ce18" table:formula="of:=INDEX([.$R$2:.$R$50];[.H89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16GD23" calcext:value-type="string">
            <text:p>I16GD2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2]&gt;=[.$A$2];[.$A$1];[.E892]+INDEX([.$O$2:.$O$50];[.H893])+(RAND()*INDEX([.$N$2:.$N$50];[.H893])))" office:value-type="date" office:date-value="2018-01-10" calcext:value-type="date">
            <text:p>10-1-2018</text:p>
          </table:table-cell>
          <table:table-cell table:style-name="ce13" table:formula="of:=[.K893]&amp;&quot; &quot;&amp;INDEX([.$Q$2:.$Q$50];[.H893])" office:value-type="string" office:string-value="A68RG41 " calcext:value-type="string">
            <text:p>A68RG41 </text:p>
          </table:table-cell>
          <table:table-cell table:style-name="ce15" table:formula="of:=INDEX([.$T$2:.$T$50];[.H893])+(RAND()*INDEX([.$S$2:.$S$50];[.H893]))" office:value-type="currency" office:currency="EUR" office:value="0" calcext:value-type="currency">
            <text:p>€ 0.00</text:p>
          </table:table-cell>
          <table:table-cell table:style-name="ce16" table:formula="of:=IF([.E892]&gt;=[.$A$2];[.H892]+1;[.H892])" office:value-type="float" office:value="17" calcext:value-type="float">
            <text:p>17</text:p>
          </table:table-cell>
          <table:table-cell/>
          <table:table-cell table:style-name="ce18" table:formula="of:=INDEX([.$R$2:.$R$50];[.H89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68RG41" calcext:value-type="string">
            <text:p>A68RG4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3]&gt;=[.$A$2];[.$A$1];[.E893]+INDEX([.$O$2:.$O$50];[.H894])+(RAND()*INDEX([.$N$2:.$N$50];[.H894])))" office:value-type="date" office:date-value="2018-01-10" calcext:value-type="date">
            <text:p>10-1-2018</text:p>
          </table:table-cell>
          <table:table-cell table:style-name="ce13" table:formula="of:=[.K894]&amp;&quot; &quot;&amp;INDEX([.$Q$2:.$Q$50];[.H894])" office:value-type="string" office:string-value="P80CO72 " calcext:value-type="string">
            <text:p>P80CO72 </text:p>
          </table:table-cell>
          <table:table-cell table:style-name="ce15" table:formula="of:=INDEX([.$T$2:.$T$50];[.H894])+(RAND()*INDEX([.$S$2:.$S$50];[.H894]))" office:value-type="currency" office:currency="EUR" office:value="0" calcext:value-type="currency">
            <text:p>€ 0.00</text:p>
          </table:table-cell>
          <table:table-cell table:style-name="ce16" table:formula="of:=IF([.E893]&gt;=[.$A$2];[.H893]+1;[.H893])" office:value-type="float" office:value="17" calcext:value-type="float">
            <text:p>17</text:p>
          </table:table-cell>
          <table:table-cell/>
          <table:table-cell table:style-name="ce18" table:formula="of:=INDEX([.$R$2:.$R$50];[.H89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80CO72" calcext:value-type="string">
            <text:p>P80CO7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4]&gt;=[.$A$2];[.$A$1];[.E894]+INDEX([.$O$2:.$O$50];[.H895])+(RAND()*INDEX([.$N$2:.$N$50];[.H895])))" office:value-type="date" office:date-value="2018-01-10" calcext:value-type="date">
            <text:p>10-1-2018</text:p>
          </table:table-cell>
          <table:table-cell table:style-name="ce13" table:formula="of:=[.K895]&amp;&quot; &quot;&amp;INDEX([.$Q$2:.$Q$50];[.H895])" office:value-type="string" office:string-value="Z16BT38 " calcext:value-type="string">
            <text:p>Z16BT38 </text:p>
          </table:table-cell>
          <table:table-cell table:style-name="ce15" table:formula="of:=INDEX([.$T$2:.$T$50];[.H895])+(RAND()*INDEX([.$S$2:.$S$50];[.H895]))" office:value-type="currency" office:currency="EUR" office:value="0" calcext:value-type="currency">
            <text:p>€ 0.00</text:p>
          </table:table-cell>
          <table:table-cell table:style-name="ce16" table:formula="of:=IF([.E894]&gt;=[.$A$2];[.H894]+1;[.H894])" office:value-type="float" office:value="17" calcext:value-type="float">
            <text:p>17</text:p>
          </table:table-cell>
          <table:table-cell/>
          <table:table-cell table:style-name="ce18" table:formula="of:=INDEX([.$R$2:.$R$50];[.H89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16BT38" calcext:value-type="string">
            <text:p>Z16BT3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5]&gt;=[.$A$2];[.$A$1];[.E895]+INDEX([.$O$2:.$O$50];[.H896])+(RAND()*INDEX([.$N$2:.$N$50];[.H896])))" office:value-type="date" office:date-value="2018-01-10" calcext:value-type="date">
            <text:p>10-1-2018</text:p>
          </table:table-cell>
          <table:table-cell table:style-name="ce13" table:formula="of:=[.K896]&amp;&quot; &quot;&amp;INDEX([.$Q$2:.$Q$50];[.H896])" office:value-type="string" office:string-value="F23FU34 " calcext:value-type="string">
            <text:p>F23FU34 </text:p>
          </table:table-cell>
          <table:table-cell table:style-name="ce15" table:formula="of:=INDEX([.$T$2:.$T$50];[.H896])+(RAND()*INDEX([.$S$2:.$S$50];[.H896]))" office:value-type="currency" office:currency="EUR" office:value="0" calcext:value-type="currency">
            <text:p>€ 0.00</text:p>
          </table:table-cell>
          <table:table-cell table:style-name="ce16" table:formula="of:=IF([.E895]&gt;=[.$A$2];[.H895]+1;[.H895])" office:value-type="float" office:value="17" calcext:value-type="float">
            <text:p>17</text:p>
          </table:table-cell>
          <table:table-cell/>
          <table:table-cell table:style-name="ce18" table:formula="of:=INDEX([.$R$2:.$R$50];[.H89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23FU34" calcext:value-type="string">
            <text:p>F23FU3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6]&gt;=[.$A$2];[.$A$1];[.E896]+INDEX([.$O$2:.$O$50];[.H897])+(RAND()*INDEX([.$N$2:.$N$50];[.H897])))" office:value-type="date" office:date-value="2018-01-10" calcext:value-type="date">
            <text:p>10-1-2018</text:p>
          </table:table-cell>
          <table:table-cell table:style-name="ce13" table:formula="of:=[.K897]&amp;&quot; &quot;&amp;INDEX([.$Q$2:.$Q$50];[.H897])" office:value-type="string" office:string-value="N80KT28 " calcext:value-type="string">
            <text:p>N80KT28 </text:p>
          </table:table-cell>
          <table:table-cell table:style-name="ce15" table:formula="of:=INDEX([.$T$2:.$T$50];[.H897])+(RAND()*INDEX([.$S$2:.$S$50];[.H897]))" office:value-type="currency" office:currency="EUR" office:value="0" calcext:value-type="currency">
            <text:p>€ 0.00</text:p>
          </table:table-cell>
          <table:table-cell table:style-name="ce16" table:formula="of:=IF([.E896]&gt;=[.$A$2];[.H896]+1;[.H896])" office:value-type="float" office:value="17" calcext:value-type="float">
            <text:p>17</text:p>
          </table:table-cell>
          <table:table-cell/>
          <table:table-cell table:style-name="ce18" table:formula="of:=INDEX([.$R$2:.$R$50];[.H89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80KT28" calcext:value-type="string">
            <text:p>N80KT2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7]&gt;=[.$A$2];[.$A$1];[.E897]+INDEX([.$O$2:.$O$50];[.H898])+(RAND()*INDEX([.$N$2:.$N$50];[.H898])))" office:value-type="date" office:date-value="2018-01-10" calcext:value-type="date">
            <text:p>10-1-2018</text:p>
          </table:table-cell>
          <table:table-cell table:style-name="ce13" table:formula="of:=[.K898]&amp;&quot; &quot;&amp;INDEX([.$Q$2:.$Q$50];[.H898])" office:value-type="string" office:string-value="I67MZ65 " calcext:value-type="string">
            <text:p>I67MZ65 </text:p>
          </table:table-cell>
          <table:table-cell table:style-name="ce15" table:formula="of:=INDEX([.$T$2:.$T$50];[.H898])+(RAND()*INDEX([.$S$2:.$S$50];[.H898]))" office:value-type="currency" office:currency="EUR" office:value="0" calcext:value-type="currency">
            <text:p>€ 0.00</text:p>
          </table:table-cell>
          <table:table-cell table:style-name="ce16" table:formula="of:=IF([.E897]&gt;=[.$A$2];[.H897]+1;[.H897])" office:value-type="float" office:value="17" calcext:value-type="float">
            <text:p>17</text:p>
          </table:table-cell>
          <table:table-cell/>
          <table:table-cell table:style-name="ce18" table:formula="of:=INDEX([.$R$2:.$R$50];[.H89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67MZ65" calcext:value-type="string">
            <text:p>I67MZ6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8]&gt;=[.$A$2];[.$A$1];[.E898]+INDEX([.$O$2:.$O$50];[.H899])+(RAND()*INDEX([.$N$2:.$N$50];[.H899])))" office:value-type="date" office:date-value="2018-01-10" calcext:value-type="date">
            <text:p>10-1-2018</text:p>
          </table:table-cell>
          <table:table-cell table:style-name="ce13" table:formula="of:=[.K899]&amp;&quot; &quot;&amp;INDEX([.$Q$2:.$Q$50];[.H899])" office:value-type="string" office:string-value="L99LX75 " calcext:value-type="string">
            <text:p>L99LX75 </text:p>
          </table:table-cell>
          <table:table-cell table:style-name="ce15" table:formula="of:=INDEX([.$T$2:.$T$50];[.H899])+(RAND()*INDEX([.$S$2:.$S$50];[.H899]))" office:value-type="currency" office:currency="EUR" office:value="0" calcext:value-type="currency">
            <text:p>€ 0.00</text:p>
          </table:table-cell>
          <table:table-cell table:style-name="ce16" table:formula="of:=IF([.E898]&gt;=[.$A$2];[.H898]+1;[.H898])" office:value-type="float" office:value="17" calcext:value-type="float">
            <text:p>17</text:p>
          </table:table-cell>
          <table:table-cell/>
          <table:table-cell table:style-name="ce18" table:formula="of:=INDEX([.$R$2:.$R$50];[.H89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99LX75" calcext:value-type="string">
            <text:p>L99LX7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899]&gt;=[.$A$2];[.$A$1];[.E899]+INDEX([.$O$2:.$O$50];[.H900])+(RAND()*INDEX([.$N$2:.$N$50];[.H900])))" office:value-type="date" office:date-value="2018-01-10" calcext:value-type="date">
            <text:p>10-1-2018</text:p>
          </table:table-cell>
          <table:table-cell table:style-name="ce13" table:formula="of:=[.K900]&amp;&quot; &quot;&amp;INDEX([.$Q$2:.$Q$50];[.H900])" office:value-type="string" office:string-value="U29QQ67 " calcext:value-type="string">
            <text:p>U29QQ67 </text:p>
          </table:table-cell>
          <table:table-cell table:style-name="ce15" table:formula="of:=INDEX([.$T$2:.$T$50];[.H900])+(RAND()*INDEX([.$S$2:.$S$50];[.H900]))" office:value-type="currency" office:currency="EUR" office:value="0" calcext:value-type="currency">
            <text:p>€ 0.00</text:p>
          </table:table-cell>
          <table:table-cell table:style-name="ce16" table:formula="of:=IF([.E899]&gt;=[.$A$2];[.H899]+1;[.H899])" office:value-type="float" office:value="17" calcext:value-type="float">
            <text:p>17</text:p>
          </table:table-cell>
          <table:table-cell/>
          <table:table-cell table:style-name="ce18" table:formula="of:=INDEX([.$R$2:.$R$50];[.H90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29QQ67" calcext:value-type="string">
            <text:p>U29QQ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0]&gt;=[.$A$2];[.$A$1];[.E900]+INDEX([.$O$2:.$O$50];[.H901])+(RAND()*INDEX([.$N$2:.$N$50];[.H901])))" office:value-type="date" office:date-value="2018-01-10" calcext:value-type="date">
            <text:p>10-1-2018</text:p>
          </table:table-cell>
          <table:table-cell table:style-name="ce13" table:formula="of:=[.K901]&amp;&quot; &quot;&amp;INDEX([.$Q$2:.$Q$50];[.H901])" office:value-type="string" office:string-value="R23IN10 " calcext:value-type="string">
            <text:p>R23IN10 </text:p>
          </table:table-cell>
          <table:table-cell table:style-name="ce15" table:formula="of:=INDEX([.$T$2:.$T$50];[.H901])+(RAND()*INDEX([.$S$2:.$S$50];[.H901]))" office:value-type="currency" office:currency="EUR" office:value="0" calcext:value-type="currency">
            <text:p>€ 0.00</text:p>
          </table:table-cell>
          <table:table-cell table:style-name="ce16" table:formula="of:=IF([.E900]&gt;=[.$A$2];[.H900]+1;[.H900])" office:value-type="float" office:value="17" calcext:value-type="float">
            <text:p>17</text:p>
          </table:table-cell>
          <table:table-cell/>
          <table:table-cell table:style-name="ce18" table:formula="of:=INDEX([.$R$2:.$R$50];[.H90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23IN10" calcext:value-type="string">
            <text:p>R23IN1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1]&gt;=[.$A$2];[.$A$1];[.E901]+INDEX([.$O$2:.$O$50];[.H902])+(RAND()*INDEX([.$N$2:.$N$50];[.H902])))" office:value-type="date" office:date-value="2018-01-10" calcext:value-type="date">
            <text:p>10-1-2018</text:p>
          </table:table-cell>
          <table:table-cell table:style-name="ce13" table:formula="of:=[.K902]&amp;&quot; &quot;&amp;INDEX([.$Q$2:.$Q$50];[.H902])" office:value-type="string" office:string-value="T15NN82 " calcext:value-type="string">
            <text:p>T15NN82 </text:p>
          </table:table-cell>
          <table:table-cell table:style-name="ce15" table:formula="of:=INDEX([.$T$2:.$T$50];[.H902])+(RAND()*INDEX([.$S$2:.$S$50];[.H902]))" office:value-type="currency" office:currency="EUR" office:value="0" calcext:value-type="currency">
            <text:p>€ 0.00</text:p>
          </table:table-cell>
          <table:table-cell table:style-name="ce16" table:formula="of:=IF([.E901]&gt;=[.$A$2];[.H901]+1;[.H901])" office:value-type="float" office:value="17" calcext:value-type="float">
            <text:p>17</text:p>
          </table:table-cell>
          <table:table-cell/>
          <table:table-cell table:style-name="ce18" table:formula="of:=INDEX([.$R$2:.$R$50];[.H90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15NN82" calcext:value-type="string">
            <text:p>T15NN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2]&gt;=[.$A$2];[.$A$1];[.E902]+INDEX([.$O$2:.$O$50];[.H903])+(RAND()*INDEX([.$N$2:.$N$50];[.H903])))" office:value-type="date" office:date-value="2018-01-10" calcext:value-type="date">
            <text:p>10-1-2018</text:p>
          </table:table-cell>
          <table:table-cell table:style-name="ce13" table:formula="of:=[.K903]&amp;&quot; &quot;&amp;INDEX([.$Q$2:.$Q$50];[.H903])" office:value-type="string" office:string-value="S75OD79 " calcext:value-type="string">
            <text:p>S75OD79 </text:p>
          </table:table-cell>
          <table:table-cell table:style-name="ce15" table:formula="of:=INDEX([.$T$2:.$T$50];[.H903])+(RAND()*INDEX([.$S$2:.$S$50];[.H903]))" office:value-type="currency" office:currency="EUR" office:value="0" calcext:value-type="currency">
            <text:p>€ 0.00</text:p>
          </table:table-cell>
          <table:table-cell table:style-name="ce16" table:formula="of:=IF([.E902]&gt;=[.$A$2];[.H902]+1;[.H902])" office:value-type="float" office:value="17" calcext:value-type="float">
            <text:p>17</text:p>
          </table:table-cell>
          <table:table-cell/>
          <table:table-cell table:style-name="ce18" table:formula="of:=INDEX([.$R$2:.$R$50];[.H90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75OD79" calcext:value-type="string">
            <text:p>S75OD7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3]&gt;=[.$A$2];[.$A$1];[.E903]+INDEX([.$O$2:.$O$50];[.H904])+(RAND()*INDEX([.$N$2:.$N$50];[.H904])))" office:value-type="date" office:date-value="2018-01-10" calcext:value-type="date">
            <text:p>10-1-2018</text:p>
          </table:table-cell>
          <table:table-cell table:style-name="ce13" table:formula="of:=[.K904]&amp;&quot; &quot;&amp;INDEX([.$Q$2:.$Q$50];[.H904])" office:value-type="string" office:string-value="D73AN16 " calcext:value-type="string">
            <text:p>D73AN16 </text:p>
          </table:table-cell>
          <table:table-cell table:style-name="ce15" table:formula="of:=INDEX([.$T$2:.$T$50];[.H904])+(RAND()*INDEX([.$S$2:.$S$50];[.H904]))" office:value-type="currency" office:currency="EUR" office:value="0" calcext:value-type="currency">
            <text:p>€ 0.00</text:p>
          </table:table-cell>
          <table:table-cell table:style-name="ce16" table:formula="of:=IF([.E903]&gt;=[.$A$2];[.H903]+1;[.H903])" office:value-type="float" office:value="17" calcext:value-type="float">
            <text:p>17</text:p>
          </table:table-cell>
          <table:table-cell/>
          <table:table-cell table:style-name="ce18" table:formula="of:=INDEX([.$R$2:.$R$50];[.H90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73AN16" calcext:value-type="string">
            <text:p>D73AN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4]&gt;=[.$A$2];[.$A$1];[.E904]+INDEX([.$O$2:.$O$50];[.H905])+(RAND()*INDEX([.$N$2:.$N$50];[.H905])))" office:value-type="date" office:date-value="2018-01-10" calcext:value-type="date">
            <text:p>10-1-2018</text:p>
          </table:table-cell>
          <table:table-cell table:style-name="ce13" table:formula="of:=[.K905]&amp;&quot; &quot;&amp;INDEX([.$Q$2:.$Q$50];[.H905])" office:value-type="string" office:string-value="Q38HZ82 " calcext:value-type="string">
            <text:p>Q38HZ82 </text:p>
          </table:table-cell>
          <table:table-cell table:style-name="ce15" table:formula="of:=INDEX([.$T$2:.$T$50];[.H905])+(RAND()*INDEX([.$S$2:.$S$50];[.H905]))" office:value-type="currency" office:currency="EUR" office:value="0" calcext:value-type="currency">
            <text:p>€ 0.00</text:p>
          </table:table-cell>
          <table:table-cell table:style-name="ce16" table:formula="of:=IF([.E904]&gt;=[.$A$2];[.H904]+1;[.H904])" office:value-type="float" office:value="17" calcext:value-type="float">
            <text:p>17</text:p>
          </table:table-cell>
          <table:table-cell/>
          <table:table-cell table:style-name="ce18" table:formula="of:=INDEX([.$R$2:.$R$50];[.H90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Q38HZ82" calcext:value-type="string">
            <text:p>Q38HZ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5]&gt;=[.$A$2];[.$A$1];[.E905]+INDEX([.$O$2:.$O$50];[.H906])+(RAND()*INDEX([.$N$2:.$N$50];[.H906])))" office:value-type="date" office:date-value="2018-01-10" calcext:value-type="date">
            <text:p>10-1-2018</text:p>
          </table:table-cell>
          <table:table-cell table:style-name="ce13" table:formula="of:=[.K906]&amp;&quot; &quot;&amp;INDEX([.$Q$2:.$Q$50];[.H906])" office:value-type="string" office:string-value="E13YO92 " calcext:value-type="string">
            <text:p>E13YO92 </text:p>
          </table:table-cell>
          <table:table-cell table:style-name="ce15" table:formula="of:=INDEX([.$T$2:.$T$50];[.H906])+(RAND()*INDEX([.$S$2:.$S$50];[.H906]))" office:value-type="currency" office:currency="EUR" office:value="0" calcext:value-type="currency">
            <text:p>€ 0.00</text:p>
          </table:table-cell>
          <table:table-cell table:style-name="ce16" table:formula="of:=IF([.E905]&gt;=[.$A$2];[.H905]+1;[.H905])" office:value-type="float" office:value="17" calcext:value-type="float">
            <text:p>17</text:p>
          </table:table-cell>
          <table:table-cell/>
          <table:table-cell table:style-name="ce18" table:formula="of:=INDEX([.$R$2:.$R$50];[.H90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3YO92" calcext:value-type="string">
            <text:p>E13YO9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6]&gt;=[.$A$2];[.$A$1];[.E906]+INDEX([.$O$2:.$O$50];[.H907])+(RAND()*INDEX([.$N$2:.$N$50];[.H907])))" office:value-type="date" office:date-value="2018-01-10" calcext:value-type="date">
            <text:p>10-1-2018</text:p>
          </table:table-cell>
          <table:table-cell table:style-name="ce13" table:formula="of:=[.K907]&amp;&quot; &quot;&amp;INDEX([.$Q$2:.$Q$50];[.H907])" office:value-type="string" office:string-value="Z57XO26 " calcext:value-type="string">
            <text:p>Z57XO26 </text:p>
          </table:table-cell>
          <table:table-cell table:style-name="ce15" table:formula="of:=INDEX([.$T$2:.$T$50];[.H907])+(RAND()*INDEX([.$S$2:.$S$50];[.H907]))" office:value-type="currency" office:currency="EUR" office:value="0" calcext:value-type="currency">
            <text:p>€ 0.00</text:p>
          </table:table-cell>
          <table:table-cell table:style-name="ce16" table:formula="of:=IF([.E906]&gt;=[.$A$2];[.H906]+1;[.H906])" office:value-type="float" office:value="17" calcext:value-type="float">
            <text:p>17</text:p>
          </table:table-cell>
          <table:table-cell/>
          <table:table-cell table:style-name="ce18" table:formula="of:=INDEX([.$R$2:.$R$50];[.H90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57XO26" calcext:value-type="string">
            <text:p>Z57XO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7]&gt;=[.$A$2];[.$A$1];[.E907]+INDEX([.$O$2:.$O$50];[.H908])+(RAND()*INDEX([.$N$2:.$N$50];[.H908])))" office:value-type="date" office:date-value="2018-01-10" calcext:value-type="date">
            <text:p>10-1-2018</text:p>
          </table:table-cell>
          <table:table-cell table:style-name="ce13" table:formula="of:=[.K908]&amp;&quot; &quot;&amp;INDEX([.$Q$2:.$Q$50];[.H908])" office:value-type="string" office:string-value="Z56TL18 " calcext:value-type="string">
            <text:p>Z56TL18 </text:p>
          </table:table-cell>
          <table:table-cell table:style-name="ce15" table:formula="of:=INDEX([.$T$2:.$T$50];[.H908])+(RAND()*INDEX([.$S$2:.$S$50];[.H908]))" office:value-type="currency" office:currency="EUR" office:value="0" calcext:value-type="currency">
            <text:p>€ 0.00</text:p>
          </table:table-cell>
          <table:table-cell table:style-name="ce16" table:formula="of:=IF([.E907]&gt;=[.$A$2];[.H907]+1;[.H907])" office:value-type="float" office:value="17" calcext:value-type="float">
            <text:p>17</text:p>
          </table:table-cell>
          <table:table-cell/>
          <table:table-cell table:style-name="ce18" table:formula="of:=INDEX([.$R$2:.$R$50];[.H90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56TL18" calcext:value-type="string">
            <text:p>Z56TL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8]&gt;=[.$A$2];[.$A$1];[.E908]+INDEX([.$O$2:.$O$50];[.H909])+(RAND()*INDEX([.$N$2:.$N$50];[.H909])))" office:value-type="date" office:date-value="2018-01-10" calcext:value-type="date">
            <text:p>10-1-2018</text:p>
          </table:table-cell>
          <table:table-cell table:style-name="ce13" table:formula="of:=[.K909]&amp;&quot; &quot;&amp;INDEX([.$Q$2:.$Q$50];[.H909])" office:value-type="string" office:string-value="N95NI98 " calcext:value-type="string">
            <text:p>N95NI98 </text:p>
          </table:table-cell>
          <table:table-cell table:style-name="ce15" table:formula="of:=INDEX([.$T$2:.$T$50];[.H909])+(RAND()*INDEX([.$S$2:.$S$50];[.H909]))" office:value-type="currency" office:currency="EUR" office:value="0" calcext:value-type="currency">
            <text:p>€ 0.00</text:p>
          </table:table-cell>
          <table:table-cell table:style-name="ce16" table:formula="of:=IF([.E908]&gt;=[.$A$2];[.H908]+1;[.H908])" office:value-type="float" office:value="17" calcext:value-type="float">
            <text:p>17</text:p>
          </table:table-cell>
          <table:table-cell/>
          <table:table-cell table:style-name="ce18" table:formula="of:=INDEX([.$R$2:.$R$50];[.H90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95NI98" calcext:value-type="string">
            <text:p>N95NI9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09]&gt;=[.$A$2];[.$A$1];[.E909]+INDEX([.$O$2:.$O$50];[.H910])+(RAND()*INDEX([.$N$2:.$N$50];[.H910])))" office:value-type="date" office:date-value="2018-01-10" calcext:value-type="date">
            <text:p>10-1-2018</text:p>
          </table:table-cell>
          <table:table-cell table:style-name="ce13" table:formula="of:=[.K910]&amp;&quot; &quot;&amp;INDEX([.$Q$2:.$Q$50];[.H910])" office:value-type="string" office:string-value="Y81VR98 " calcext:value-type="string">
            <text:p>Y81VR98 </text:p>
          </table:table-cell>
          <table:table-cell table:style-name="ce15" table:formula="of:=INDEX([.$T$2:.$T$50];[.H910])+(RAND()*INDEX([.$S$2:.$S$50];[.H910]))" office:value-type="currency" office:currency="EUR" office:value="0" calcext:value-type="currency">
            <text:p>€ 0.00</text:p>
          </table:table-cell>
          <table:table-cell table:style-name="ce16" table:formula="of:=IF([.E909]&gt;=[.$A$2];[.H909]+1;[.H909])" office:value-type="float" office:value="17" calcext:value-type="float">
            <text:p>17</text:p>
          </table:table-cell>
          <table:table-cell/>
          <table:table-cell table:style-name="ce18" table:formula="of:=INDEX([.$R$2:.$R$50];[.H91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81VR98" calcext:value-type="string">
            <text:p>Y81VR9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0]&gt;=[.$A$2];[.$A$1];[.E910]+INDEX([.$O$2:.$O$50];[.H911])+(RAND()*INDEX([.$N$2:.$N$50];[.H911])))" office:value-type="date" office:date-value="2018-01-10" calcext:value-type="date">
            <text:p>10-1-2018</text:p>
          </table:table-cell>
          <table:table-cell table:style-name="ce13" table:formula="of:=[.K911]&amp;&quot; &quot;&amp;INDEX([.$Q$2:.$Q$50];[.H911])" office:value-type="string" office:string-value="H97WH24 " calcext:value-type="string">
            <text:p>H97WH24 </text:p>
          </table:table-cell>
          <table:table-cell table:style-name="ce15" table:formula="of:=INDEX([.$T$2:.$T$50];[.H911])+(RAND()*INDEX([.$S$2:.$S$50];[.H911]))" office:value-type="currency" office:currency="EUR" office:value="0" calcext:value-type="currency">
            <text:p>€ 0.00</text:p>
          </table:table-cell>
          <table:table-cell table:style-name="ce16" table:formula="of:=IF([.E910]&gt;=[.$A$2];[.H910]+1;[.H910])" office:value-type="float" office:value="17" calcext:value-type="float">
            <text:p>17</text:p>
          </table:table-cell>
          <table:table-cell/>
          <table:table-cell table:style-name="ce18" table:formula="of:=INDEX([.$R$2:.$R$50];[.H91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97WH24" calcext:value-type="string">
            <text:p>H97WH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1]&gt;=[.$A$2];[.$A$1];[.E911]+INDEX([.$O$2:.$O$50];[.H912])+(RAND()*INDEX([.$N$2:.$N$50];[.H912])))" office:value-type="date" office:date-value="2018-01-10" calcext:value-type="date">
            <text:p>10-1-2018</text:p>
          </table:table-cell>
          <table:table-cell table:style-name="ce13" table:formula="of:=[.K912]&amp;&quot; &quot;&amp;INDEX([.$Q$2:.$Q$50];[.H912])" office:value-type="string" office:string-value="C40FL26 " calcext:value-type="string">
            <text:p>C40FL26 </text:p>
          </table:table-cell>
          <table:table-cell table:style-name="ce15" table:formula="of:=INDEX([.$T$2:.$T$50];[.H912])+(RAND()*INDEX([.$S$2:.$S$50];[.H912]))" office:value-type="currency" office:currency="EUR" office:value="0" calcext:value-type="currency">
            <text:p>€ 0.00</text:p>
          </table:table-cell>
          <table:table-cell table:style-name="ce16" table:formula="of:=IF([.E911]&gt;=[.$A$2];[.H911]+1;[.H911])" office:value-type="float" office:value="17" calcext:value-type="float">
            <text:p>17</text:p>
          </table:table-cell>
          <table:table-cell/>
          <table:table-cell table:style-name="ce18" table:formula="of:=INDEX([.$R$2:.$R$50];[.H91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40FL26" calcext:value-type="string">
            <text:p>C40FL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2]&gt;=[.$A$2];[.$A$1];[.E912]+INDEX([.$O$2:.$O$50];[.H913])+(RAND()*INDEX([.$N$2:.$N$50];[.H913])))" office:value-type="date" office:date-value="2018-01-10" calcext:value-type="date">
            <text:p>10-1-2018</text:p>
          </table:table-cell>
          <table:table-cell table:style-name="ce13" table:formula="of:=[.K913]&amp;&quot; &quot;&amp;INDEX([.$Q$2:.$Q$50];[.H913])" office:value-type="string" office:string-value="X44MX87 " calcext:value-type="string">
            <text:p>X44MX87 </text:p>
          </table:table-cell>
          <table:table-cell table:style-name="ce15" table:formula="of:=INDEX([.$T$2:.$T$50];[.H913])+(RAND()*INDEX([.$S$2:.$S$50];[.H913]))" office:value-type="currency" office:currency="EUR" office:value="0" calcext:value-type="currency">
            <text:p>€ 0.00</text:p>
          </table:table-cell>
          <table:table-cell table:style-name="ce16" table:formula="of:=IF([.E912]&gt;=[.$A$2];[.H912]+1;[.H912])" office:value-type="float" office:value="17" calcext:value-type="float">
            <text:p>17</text:p>
          </table:table-cell>
          <table:table-cell/>
          <table:table-cell table:style-name="ce18" table:formula="of:=INDEX([.$R$2:.$R$50];[.H91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44MX87" calcext:value-type="string">
            <text:p>X44MX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3]&gt;=[.$A$2];[.$A$1];[.E913]+INDEX([.$O$2:.$O$50];[.H914])+(RAND()*INDEX([.$N$2:.$N$50];[.H914])))" office:value-type="date" office:date-value="2018-01-10" calcext:value-type="date">
            <text:p>10-1-2018</text:p>
          </table:table-cell>
          <table:table-cell table:style-name="ce13" table:formula="of:=[.K914]&amp;&quot; &quot;&amp;INDEX([.$Q$2:.$Q$50];[.H914])" office:value-type="string" office:string-value="U20QY74 " calcext:value-type="string">
            <text:p>U20QY74 </text:p>
          </table:table-cell>
          <table:table-cell table:style-name="ce15" table:formula="of:=INDEX([.$T$2:.$T$50];[.H914])+(RAND()*INDEX([.$S$2:.$S$50];[.H914]))" office:value-type="currency" office:currency="EUR" office:value="0" calcext:value-type="currency">
            <text:p>€ 0.00</text:p>
          </table:table-cell>
          <table:table-cell table:style-name="ce16" table:formula="of:=IF([.E913]&gt;=[.$A$2];[.H913]+1;[.H913])" office:value-type="float" office:value="17" calcext:value-type="float">
            <text:p>17</text:p>
          </table:table-cell>
          <table:table-cell/>
          <table:table-cell table:style-name="ce18" table:formula="of:=INDEX([.$R$2:.$R$50];[.H91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20QY74" calcext:value-type="string">
            <text:p>U20QY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4]&gt;=[.$A$2];[.$A$1];[.E914]+INDEX([.$O$2:.$O$50];[.H915])+(RAND()*INDEX([.$N$2:.$N$50];[.H915])))" office:value-type="date" office:date-value="2018-01-10" calcext:value-type="date">
            <text:p>10-1-2018</text:p>
          </table:table-cell>
          <table:table-cell table:style-name="ce13" table:formula="of:=[.K915]&amp;&quot; &quot;&amp;INDEX([.$Q$2:.$Q$50];[.H915])" office:value-type="string" office:string-value="P24GB64 " calcext:value-type="string">
            <text:p>P24GB64 </text:p>
          </table:table-cell>
          <table:table-cell table:style-name="ce15" table:formula="of:=INDEX([.$T$2:.$T$50];[.H915])+(RAND()*INDEX([.$S$2:.$S$50];[.H915]))" office:value-type="currency" office:currency="EUR" office:value="0" calcext:value-type="currency">
            <text:p>€ 0.00</text:p>
          </table:table-cell>
          <table:table-cell table:style-name="ce16" table:formula="of:=IF([.E914]&gt;=[.$A$2];[.H914]+1;[.H914])" office:value-type="float" office:value="17" calcext:value-type="float">
            <text:p>17</text:p>
          </table:table-cell>
          <table:table-cell/>
          <table:table-cell table:style-name="ce18" table:formula="of:=INDEX([.$R$2:.$R$50];[.H91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24GB64" calcext:value-type="string">
            <text:p>P24GB6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5]&gt;=[.$A$2];[.$A$1];[.E915]+INDEX([.$O$2:.$O$50];[.H916])+(RAND()*INDEX([.$N$2:.$N$50];[.H916])))" office:value-type="date" office:date-value="2018-01-10" calcext:value-type="date">
            <text:p>10-1-2018</text:p>
          </table:table-cell>
          <table:table-cell table:style-name="ce13" table:formula="of:=[.K916]&amp;&quot; &quot;&amp;INDEX([.$Q$2:.$Q$50];[.H916])" office:value-type="string" office:string-value="V50HL66 " calcext:value-type="string">
            <text:p>V50HL66 </text:p>
          </table:table-cell>
          <table:table-cell table:style-name="ce15" table:formula="of:=INDEX([.$T$2:.$T$50];[.H916])+(RAND()*INDEX([.$S$2:.$S$50];[.H916]))" office:value-type="currency" office:currency="EUR" office:value="0" calcext:value-type="currency">
            <text:p>€ 0.00</text:p>
          </table:table-cell>
          <table:table-cell table:style-name="ce16" table:formula="of:=IF([.E915]&gt;=[.$A$2];[.H915]+1;[.H915])" office:value-type="float" office:value="17" calcext:value-type="float">
            <text:p>17</text:p>
          </table:table-cell>
          <table:table-cell/>
          <table:table-cell table:style-name="ce18" table:formula="of:=INDEX([.$R$2:.$R$50];[.H91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50HL66" calcext:value-type="string">
            <text:p>V50HL6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6]&gt;=[.$A$2];[.$A$1];[.E916]+INDEX([.$O$2:.$O$50];[.H917])+(RAND()*INDEX([.$N$2:.$N$50];[.H917])))" office:value-type="date" office:date-value="2018-01-10" calcext:value-type="date">
            <text:p>10-1-2018</text:p>
          </table:table-cell>
          <table:table-cell table:style-name="ce13" table:formula="of:=[.K917]&amp;&quot; &quot;&amp;INDEX([.$Q$2:.$Q$50];[.H917])" office:value-type="string" office:string-value="N44FU35 " calcext:value-type="string">
            <text:p>N44FU35 </text:p>
          </table:table-cell>
          <table:table-cell table:style-name="ce15" table:formula="of:=INDEX([.$T$2:.$T$50];[.H917])+(RAND()*INDEX([.$S$2:.$S$50];[.H917]))" office:value-type="currency" office:currency="EUR" office:value="0" calcext:value-type="currency">
            <text:p>€ 0.00</text:p>
          </table:table-cell>
          <table:table-cell table:style-name="ce16" table:formula="of:=IF([.E916]&gt;=[.$A$2];[.H916]+1;[.H916])" office:value-type="float" office:value="17" calcext:value-type="float">
            <text:p>17</text:p>
          </table:table-cell>
          <table:table-cell/>
          <table:table-cell table:style-name="ce18" table:formula="of:=INDEX([.$R$2:.$R$50];[.H91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44FU35" calcext:value-type="string">
            <text:p>N44FU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7]&gt;=[.$A$2];[.$A$1];[.E917]+INDEX([.$O$2:.$O$50];[.H918])+(RAND()*INDEX([.$N$2:.$N$50];[.H918])))" office:value-type="date" office:date-value="2018-01-10" calcext:value-type="date">
            <text:p>10-1-2018</text:p>
          </table:table-cell>
          <table:table-cell table:style-name="ce13" table:formula="of:=[.K918]&amp;&quot; &quot;&amp;INDEX([.$Q$2:.$Q$50];[.H918])" office:value-type="string" office:string-value="D74YD30 " calcext:value-type="string">
            <text:p>D74YD30 </text:p>
          </table:table-cell>
          <table:table-cell table:style-name="ce15" table:formula="of:=INDEX([.$T$2:.$T$50];[.H918])+(RAND()*INDEX([.$S$2:.$S$50];[.H918]))" office:value-type="currency" office:currency="EUR" office:value="0" calcext:value-type="currency">
            <text:p>€ 0.00</text:p>
          </table:table-cell>
          <table:table-cell table:style-name="ce16" table:formula="of:=IF([.E917]&gt;=[.$A$2];[.H917]+1;[.H917])" office:value-type="float" office:value="17" calcext:value-type="float">
            <text:p>17</text:p>
          </table:table-cell>
          <table:table-cell/>
          <table:table-cell table:style-name="ce18" table:formula="of:=INDEX([.$R$2:.$R$50];[.H91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74YD30" calcext:value-type="string">
            <text:p>D74YD3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8]&gt;=[.$A$2];[.$A$1];[.E918]+INDEX([.$O$2:.$O$50];[.H919])+(RAND()*INDEX([.$N$2:.$N$50];[.H919])))" office:value-type="date" office:date-value="2018-01-10" calcext:value-type="date">
            <text:p>10-1-2018</text:p>
          </table:table-cell>
          <table:table-cell table:style-name="ce13" table:formula="of:=[.K919]&amp;&quot; &quot;&amp;INDEX([.$Q$2:.$Q$50];[.H919])" office:value-type="string" office:string-value="O45HN78 " calcext:value-type="string">
            <text:p>O45HN78 </text:p>
          </table:table-cell>
          <table:table-cell table:style-name="ce15" table:formula="of:=INDEX([.$T$2:.$T$50];[.H919])+(RAND()*INDEX([.$S$2:.$S$50];[.H919]))" office:value-type="currency" office:currency="EUR" office:value="0" calcext:value-type="currency">
            <text:p>€ 0.00</text:p>
          </table:table-cell>
          <table:table-cell table:style-name="ce16" table:formula="of:=IF([.E918]&gt;=[.$A$2];[.H918]+1;[.H918])" office:value-type="float" office:value="17" calcext:value-type="float">
            <text:p>17</text:p>
          </table:table-cell>
          <table:table-cell/>
          <table:table-cell table:style-name="ce18" table:formula="of:=INDEX([.$R$2:.$R$50];[.H91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45HN78" calcext:value-type="string">
            <text:p>O45HN7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19]&gt;=[.$A$2];[.$A$1];[.E919]+INDEX([.$O$2:.$O$50];[.H920])+(RAND()*INDEX([.$N$2:.$N$50];[.H920])))" office:value-type="date" office:date-value="2018-01-10" calcext:value-type="date">
            <text:p>10-1-2018</text:p>
          </table:table-cell>
          <table:table-cell table:style-name="ce13" table:formula="of:=[.K920]&amp;&quot; &quot;&amp;INDEX([.$Q$2:.$Q$50];[.H920])" office:value-type="string" office:string-value="X67KY22 " calcext:value-type="string">
            <text:p>X67KY22 </text:p>
          </table:table-cell>
          <table:table-cell table:style-name="ce15" table:formula="of:=INDEX([.$T$2:.$T$50];[.H920])+(RAND()*INDEX([.$S$2:.$S$50];[.H920]))" office:value-type="currency" office:currency="EUR" office:value="0" calcext:value-type="currency">
            <text:p>€ 0.00</text:p>
          </table:table-cell>
          <table:table-cell table:style-name="ce16" table:formula="of:=IF([.E919]&gt;=[.$A$2];[.H919]+1;[.H919])" office:value-type="float" office:value="17" calcext:value-type="float">
            <text:p>17</text:p>
          </table:table-cell>
          <table:table-cell/>
          <table:table-cell table:style-name="ce18" table:formula="of:=INDEX([.$R$2:.$R$50];[.H92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67KY22" calcext:value-type="string">
            <text:p>X67KY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0]&gt;=[.$A$2];[.$A$1];[.E920]+INDEX([.$O$2:.$O$50];[.H921])+(RAND()*INDEX([.$N$2:.$N$50];[.H921])))" office:value-type="date" office:date-value="2018-01-10" calcext:value-type="date">
            <text:p>10-1-2018</text:p>
          </table:table-cell>
          <table:table-cell table:style-name="ce13" table:formula="of:=[.K921]&amp;&quot; &quot;&amp;INDEX([.$Q$2:.$Q$50];[.H921])" office:value-type="string" office:string-value="D26PI49 " calcext:value-type="string">
            <text:p>D26PI49 </text:p>
          </table:table-cell>
          <table:table-cell table:style-name="ce15" table:formula="of:=INDEX([.$T$2:.$T$50];[.H921])+(RAND()*INDEX([.$S$2:.$S$50];[.H921]))" office:value-type="currency" office:currency="EUR" office:value="0" calcext:value-type="currency">
            <text:p>€ 0.00</text:p>
          </table:table-cell>
          <table:table-cell table:style-name="ce16" table:formula="of:=IF([.E920]&gt;=[.$A$2];[.H920]+1;[.H920])" office:value-type="float" office:value="17" calcext:value-type="float">
            <text:p>17</text:p>
          </table:table-cell>
          <table:table-cell/>
          <table:table-cell table:style-name="ce18" table:formula="of:=INDEX([.$R$2:.$R$50];[.H92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26PI49" calcext:value-type="string">
            <text:p>D26PI4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1]&gt;=[.$A$2];[.$A$1];[.E921]+INDEX([.$O$2:.$O$50];[.H922])+(RAND()*INDEX([.$N$2:.$N$50];[.H922])))" office:value-type="date" office:date-value="2018-01-10" calcext:value-type="date">
            <text:p>10-1-2018</text:p>
          </table:table-cell>
          <table:table-cell table:style-name="ce13" table:formula="of:=[.K922]&amp;&quot; &quot;&amp;INDEX([.$Q$2:.$Q$50];[.H922])" office:value-type="string" office:string-value="A63QA42 " calcext:value-type="string">
            <text:p>A63QA42 </text:p>
          </table:table-cell>
          <table:table-cell table:style-name="ce15" table:formula="of:=INDEX([.$T$2:.$T$50];[.H922])+(RAND()*INDEX([.$S$2:.$S$50];[.H922]))" office:value-type="currency" office:currency="EUR" office:value="0" calcext:value-type="currency">
            <text:p>€ 0.00</text:p>
          </table:table-cell>
          <table:table-cell table:style-name="ce16" table:formula="of:=IF([.E921]&gt;=[.$A$2];[.H921]+1;[.H921])" office:value-type="float" office:value="17" calcext:value-type="float">
            <text:p>17</text:p>
          </table:table-cell>
          <table:table-cell/>
          <table:table-cell table:style-name="ce18" table:formula="of:=INDEX([.$R$2:.$R$50];[.H92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63QA42" calcext:value-type="string">
            <text:p>A63QA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2]&gt;=[.$A$2];[.$A$1];[.E922]+INDEX([.$O$2:.$O$50];[.H923])+(RAND()*INDEX([.$N$2:.$N$50];[.H923])))" office:value-type="date" office:date-value="2018-01-10" calcext:value-type="date">
            <text:p>10-1-2018</text:p>
          </table:table-cell>
          <table:table-cell table:style-name="ce13" table:formula="of:=[.K923]&amp;&quot; &quot;&amp;INDEX([.$Q$2:.$Q$50];[.H923])" office:value-type="string" office:string-value="Y18RN24 " calcext:value-type="string">
            <text:p>Y18RN24 </text:p>
          </table:table-cell>
          <table:table-cell table:style-name="ce15" table:formula="of:=INDEX([.$T$2:.$T$50];[.H923])+(RAND()*INDEX([.$S$2:.$S$50];[.H923]))" office:value-type="currency" office:currency="EUR" office:value="0" calcext:value-type="currency">
            <text:p>€ 0.00</text:p>
          </table:table-cell>
          <table:table-cell table:style-name="ce16" table:formula="of:=IF([.E922]&gt;=[.$A$2];[.H922]+1;[.H922])" office:value-type="float" office:value="17" calcext:value-type="float">
            <text:p>17</text:p>
          </table:table-cell>
          <table:table-cell/>
          <table:table-cell table:style-name="ce18" table:formula="of:=INDEX([.$R$2:.$R$50];[.H92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18RN24" calcext:value-type="string">
            <text:p>Y18RN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3]&gt;=[.$A$2];[.$A$1];[.E923]+INDEX([.$O$2:.$O$50];[.H924])+(RAND()*INDEX([.$N$2:.$N$50];[.H924])))" office:value-type="date" office:date-value="2018-01-10" calcext:value-type="date">
            <text:p>10-1-2018</text:p>
          </table:table-cell>
          <table:table-cell table:style-name="ce13" table:formula="of:=[.K924]&amp;&quot; &quot;&amp;INDEX([.$Q$2:.$Q$50];[.H924])" office:value-type="string" office:string-value="I63GW71 " calcext:value-type="string">
            <text:p>I63GW71 </text:p>
          </table:table-cell>
          <table:table-cell table:style-name="ce15" table:formula="of:=INDEX([.$T$2:.$T$50];[.H924])+(RAND()*INDEX([.$S$2:.$S$50];[.H924]))" office:value-type="currency" office:currency="EUR" office:value="0" calcext:value-type="currency">
            <text:p>€ 0.00</text:p>
          </table:table-cell>
          <table:table-cell table:style-name="ce16" table:formula="of:=IF([.E923]&gt;=[.$A$2];[.H923]+1;[.H923])" office:value-type="float" office:value="17" calcext:value-type="float">
            <text:p>17</text:p>
          </table:table-cell>
          <table:table-cell/>
          <table:table-cell table:style-name="ce18" table:formula="of:=INDEX([.$R$2:.$R$50];[.H92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63GW71" calcext:value-type="string">
            <text:p>I63GW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4]&gt;=[.$A$2];[.$A$1];[.E924]+INDEX([.$O$2:.$O$50];[.H925])+(RAND()*INDEX([.$N$2:.$N$50];[.H925])))" office:value-type="date" office:date-value="2018-01-10" calcext:value-type="date">
            <text:p>10-1-2018</text:p>
          </table:table-cell>
          <table:table-cell table:style-name="ce13" table:formula="of:=[.K925]&amp;&quot; &quot;&amp;INDEX([.$Q$2:.$Q$50];[.H925])" office:value-type="string" office:string-value="H71UU24 " calcext:value-type="string">
            <text:p>H71UU24 </text:p>
          </table:table-cell>
          <table:table-cell table:style-name="ce15" table:formula="of:=INDEX([.$T$2:.$T$50];[.H925])+(RAND()*INDEX([.$S$2:.$S$50];[.H925]))" office:value-type="currency" office:currency="EUR" office:value="0" calcext:value-type="currency">
            <text:p>€ 0.00</text:p>
          </table:table-cell>
          <table:table-cell table:style-name="ce16" table:formula="of:=IF([.E924]&gt;=[.$A$2];[.H924]+1;[.H924])" office:value-type="float" office:value="17" calcext:value-type="float">
            <text:p>17</text:p>
          </table:table-cell>
          <table:table-cell/>
          <table:table-cell table:style-name="ce18" table:formula="of:=INDEX([.$R$2:.$R$50];[.H92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71UU24" calcext:value-type="string">
            <text:p>H71UU2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5]&gt;=[.$A$2];[.$A$1];[.E925]+INDEX([.$O$2:.$O$50];[.H926])+(RAND()*INDEX([.$N$2:.$N$50];[.H926])))" office:value-type="date" office:date-value="2018-01-10" calcext:value-type="date">
            <text:p>10-1-2018</text:p>
          </table:table-cell>
          <table:table-cell table:style-name="ce13" table:formula="of:=[.K926]&amp;&quot; &quot;&amp;INDEX([.$Q$2:.$Q$50];[.H926])" office:value-type="string" office:string-value="M63UA55 " calcext:value-type="string">
            <text:p>M63UA55 </text:p>
          </table:table-cell>
          <table:table-cell table:style-name="ce15" table:formula="of:=INDEX([.$T$2:.$T$50];[.H926])+(RAND()*INDEX([.$S$2:.$S$50];[.H926]))" office:value-type="currency" office:currency="EUR" office:value="0" calcext:value-type="currency">
            <text:p>€ 0.00</text:p>
          </table:table-cell>
          <table:table-cell table:style-name="ce16" table:formula="of:=IF([.E925]&gt;=[.$A$2];[.H925]+1;[.H925])" office:value-type="float" office:value="17" calcext:value-type="float">
            <text:p>17</text:p>
          </table:table-cell>
          <table:table-cell/>
          <table:table-cell table:style-name="ce18" table:formula="of:=INDEX([.$R$2:.$R$50];[.H92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63UA55" calcext:value-type="string">
            <text:p>M63UA5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6]&gt;=[.$A$2];[.$A$1];[.E926]+INDEX([.$O$2:.$O$50];[.H927])+(RAND()*INDEX([.$N$2:.$N$50];[.H927])))" office:value-type="date" office:date-value="2018-01-10" calcext:value-type="date">
            <text:p>10-1-2018</text:p>
          </table:table-cell>
          <table:table-cell table:style-name="ce13" table:formula="of:=[.K927]&amp;&quot; &quot;&amp;INDEX([.$Q$2:.$Q$50];[.H927])" office:value-type="string" office:string-value="N98FQ43 " calcext:value-type="string">
            <text:p>N98FQ43 </text:p>
          </table:table-cell>
          <table:table-cell table:style-name="ce15" table:formula="of:=INDEX([.$T$2:.$T$50];[.H927])+(RAND()*INDEX([.$S$2:.$S$50];[.H927]))" office:value-type="currency" office:currency="EUR" office:value="0" calcext:value-type="currency">
            <text:p>€ 0.00</text:p>
          </table:table-cell>
          <table:table-cell table:style-name="ce16" table:formula="of:=IF([.E926]&gt;=[.$A$2];[.H926]+1;[.H926])" office:value-type="float" office:value="17" calcext:value-type="float">
            <text:p>17</text:p>
          </table:table-cell>
          <table:table-cell/>
          <table:table-cell table:style-name="ce18" table:formula="of:=INDEX([.$R$2:.$R$50];[.H92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98FQ43" calcext:value-type="string">
            <text:p>N98FQ4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7]&gt;=[.$A$2];[.$A$1];[.E927]+INDEX([.$O$2:.$O$50];[.H928])+(RAND()*INDEX([.$N$2:.$N$50];[.H928])))" office:value-type="date" office:date-value="2018-01-10" calcext:value-type="date">
            <text:p>10-1-2018</text:p>
          </table:table-cell>
          <table:table-cell table:style-name="ce13" table:formula="of:=[.K928]&amp;&quot; &quot;&amp;INDEX([.$Q$2:.$Q$50];[.H928])" office:value-type="string" office:string-value="Y19FI88 " calcext:value-type="string">
            <text:p>Y19FI88 </text:p>
          </table:table-cell>
          <table:table-cell table:style-name="ce15" table:formula="of:=INDEX([.$T$2:.$T$50];[.H928])+(RAND()*INDEX([.$S$2:.$S$50];[.H928]))" office:value-type="currency" office:currency="EUR" office:value="0" calcext:value-type="currency">
            <text:p>€ 0.00</text:p>
          </table:table-cell>
          <table:table-cell table:style-name="ce16" table:formula="of:=IF([.E927]&gt;=[.$A$2];[.H927]+1;[.H927])" office:value-type="float" office:value="17" calcext:value-type="float">
            <text:p>17</text:p>
          </table:table-cell>
          <table:table-cell/>
          <table:table-cell table:style-name="ce18" table:formula="of:=INDEX([.$R$2:.$R$50];[.H92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19FI88" calcext:value-type="string">
            <text:p>Y19FI8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8]&gt;=[.$A$2];[.$A$1];[.E928]+INDEX([.$O$2:.$O$50];[.H929])+(RAND()*INDEX([.$N$2:.$N$50];[.H929])))" office:value-type="date" office:date-value="2018-01-10" calcext:value-type="date">
            <text:p>10-1-2018</text:p>
          </table:table-cell>
          <table:table-cell table:style-name="ce13" table:formula="of:=[.K929]&amp;&quot; &quot;&amp;INDEX([.$Q$2:.$Q$50];[.H929])" office:value-type="string" office:string-value="J60EC13 " calcext:value-type="string">
            <text:p>J60EC13 </text:p>
          </table:table-cell>
          <table:table-cell table:style-name="ce15" table:formula="of:=INDEX([.$T$2:.$T$50];[.H929])+(RAND()*INDEX([.$S$2:.$S$50];[.H929]))" office:value-type="currency" office:currency="EUR" office:value="0" calcext:value-type="currency">
            <text:p>€ 0.00</text:p>
          </table:table-cell>
          <table:table-cell table:style-name="ce16" table:formula="of:=IF([.E928]&gt;=[.$A$2];[.H928]+1;[.H928])" office:value-type="float" office:value="17" calcext:value-type="float">
            <text:p>17</text:p>
          </table:table-cell>
          <table:table-cell/>
          <table:table-cell table:style-name="ce18" table:formula="of:=INDEX([.$R$2:.$R$50];[.H92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60EC13" calcext:value-type="string">
            <text:p>J60EC1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29]&gt;=[.$A$2];[.$A$1];[.E929]+INDEX([.$O$2:.$O$50];[.H930])+(RAND()*INDEX([.$N$2:.$N$50];[.H930])))" office:value-type="date" office:date-value="2018-01-10" calcext:value-type="date">
            <text:p>10-1-2018</text:p>
          </table:table-cell>
          <table:table-cell table:style-name="ce13" table:formula="of:=[.K930]&amp;&quot; &quot;&amp;INDEX([.$Q$2:.$Q$50];[.H930])" office:value-type="string" office:string-value="S21GG87 " calcext:value-type="string">
            <text:p>S21GG87 </text:p>
          </table:table-cell>
          <table:table-cell table:style-name="ce15" table:formula="of:=INDEX([.$T$2:.$T$50];[.H930])+(RAND()*INDEX([.$S$2:.$S$50];[.H930]))" office:value-type="currency" office:currency="EUR" office:value="0" calcext:value-type="currency">
            <text:p>€ 0.00</text:p>
          </table:table-cell>
          <table:table-cell table:style-name="ce16" table:formula="of:=IF([.E929]&gt;=[.$A$2];[.H929]+1;[.H929])" office:value-type="float" office:value="17" calcext:value-type="float">
            <text:p>17</text:p>
          </table:table-cell>
          <table:table-cell/>
          <table:table-cell table:style-name="ce18" table:formula="of:=INDEX([.$R$2:.$R$50];[.H93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21GG87" calcext:value-type="string">
            <text:p>S21GG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0]&gt;=[.$A$2];[.$A$1];[.E930]+INDEX([.$O$2:.$O$50];[.H931])+(RAND()*INDEX([.$N$2:.$N$50];[.H931])))" office:value-type="date" office:date-value="2018-01-10" calcext:value-type="date">
            <text:p>10-1-2018</text:p>
          </table:table-cell>
          <table:table-cell table:style-name="ce13" table:formula="of:=[.K931]&amp;&quot; &quot;&amp;INDEX([.$Q$2:.$Q$50];[.H931])" office:value-type="string" office:string-value="J85YW85 " calcext:value-type="string">
            <text:p>J85YW85 </text:p>
          </table:table-cell>
          <table:table-cell table:style-name="ce15" table:formula="of:=INDEX([.$T$2:.$T$50];[.H931])+(RAND()*INDEX([.$S$2:.$S$50];[.H931]))" office:value-type="currency" office:currency="EUR" office:value="0" calcext:value-type="currency">
            <text:p>€ 0.00</text:p>
          </table:table-cell>
          <table:table-cell table:style-name="ce16" table:formula="of:=IF([.E930]&gt;=[.$A$2];[.H930]+1;[.H930])" office:value-type="float" office:value="17" calcext:value-type="float">
            <text:p>17</text:p>
          </table:table-cell>
          <table:table-cell/>
          <table:table-cell table:style-name="ce18" table:formula="of:=INDEX([.$R$2:.$R$50];[.H93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85YW85" calcext:value-type="string">
            <text:p>J85YW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1]&gt;=[.$A$2];[.$A$1];[.E931]+INDEX([.$O$2:.$O$50];[.H932])+(RAND()*INDEX([.$N$2:.$N$50];[.H932])))" office:value-type="date" office:date-value="2018-01-10" calcext:value-type="date">
            <text:p>10-1-2018</text:p>
          </table:table-cell>
          <table:table-cell table:style-name="ce13" table:formula="of:=[.K932]&amp;&quot; &quot;&amp;INDEX([.$Q$2:.$Q$50];[.H932])" office:value-type="string" office:string-value="P56OT84 " calcext:value-type="string">
            <text:p>P56OT84 </text:p>
          </table:table-cell>
          <table:table-cell table:style-name="ce15" table:formula="of:=INDEX([.$T$2:.$T$50];[.H932])+(RAND()*INDEX([.$S$2:.$S$50];[.H932]))" office:value-type="currency" office:currency="EUR" office:value="0" calcext:value-type="currency">
            <text:p>€ 0.00</text:p>
          </table:table-cell>
          <table:table-cell table:style-name="ce16" table:formula="of:=IF([.E931]&gt;=[.$A$2];[.H931]+1;[.H931])" office:value-type="float" office:value="17" calcext:value-type="float">
            <text:p>17</text:p>
          </table:table-cell>
          <table:table-cell/>
          <table:table-cell table:style-name="ce18" table:formula="of:=INDEX([.$R$2:.$R$50];[.H93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56OT84" calcext:value-type="string">
            <text:p>P56OT8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2]&gt;=[.$A$2];[.$A$1];[.E932]+INDEX([.$O$2:.$O$50];[.H933])+(RAND()*INDEX([.$N$2:.$N$50];[.H933])))" office:value-type="date" office:date-value="2018-01-10" calcext:value-type="date">
            <text:p>10-1-2018</text:p>
          </table:table-cell>
          <table:table-cell table:style-name="ce13" table:formula="of:=[.K933]&amp;&quot; &quot;&amp;INDEX([.$Q$2:.$Q$50];[.H933])" office:value-type="string" office:string-value="X54PA94 " calcext:value-type="string">
            <text:p>X54PA94 </text:p>
          </table:table-cell>
          <table:table-cell table:style-name="ce15" table:formula="of:=INDEX([.$T$2:.$T$50];[.H933])+(RAND()*INDEX([.$S$2:.$S$50];[.H933]))" office:value-type="currency" office:currency="EUR" office:value="0" calcext:value-type="currency">
            <text:p>€ 0.00</text:p>
          </table:table-cell>
          <table:table-cell table:style-name="ce16" table:formula="of:=IF([.E932]&gt;=[.$A$2];[.H932]+1;[.H932])" office:value-type="float" office:value="17" calcext:value-type="float">
            <text:p>17</text:p>
          </table:table-cell>
          <table:table-cell/>
          <table:table-cell table:style-name="ce18" table:formula="of:=INDEX([.$R$2:.$R$50];[.H93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54PA94" calcext:value-type="string">
            <text:p>X54PA9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3]&gt;=[.$A$2];[.$A$1];[.E933]+INDEX([.$O$2:.$O$50];[.H934])+(RAND()*INDEX([.$N$2:.$N$50];[.H934])))" office:value-type="date" office:date-value="2018-01-10" calcext:value-type="date">
            <text:p>10-1-2018</text:p>
          </table:table-cell>
          <table:table-cell table:style-name="ce13" table:formula="of:=[.K934]&amp;&quot; &quot;&amp;INDEX([.$Q$2:.$Q$50];[.H934])" office:value-type="string" office:string-value="W83LJ35 " calcext:value-type="string">
            <text:p>W83LJ35 </text:p>
          </table:table-cell>
          <table:table-cell table:style-name="ce15" table:formula="of:=INDEX([.$T$2:.$T$50];[.H934])+(RAND()*INDEX([.$S$2:.$S$50];[.H934]))" office:value-type="currency" office:currency="EUR" office:value="0" calcext:value-type="currency">
            <text:p>€ 0.00</text:p>
          </table:table-cell>
          <table:table-cell table:style-name="ce16" table:formula="of:=IF([.E933]&gt;=[.$A$2];[.H933]+1;[.H933])" office:value-type="float" office:value="17" calcext:value-type="float">
            <text:p>17</text:p>
          </table:table-cell>
          <table:table-cell/>
          <table:table-cell table:style-name="ce18" table:formula="of:=INDEX([.$R$2:.$R$50];[.H93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83LJ35" calcext:value-type="string">
            <text:p>W83LJ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4]&gt;=[.$A$2];[.$A$1];[.E934]+INDEX([.$O$2:.$O$50];[.H935])+(RAND()*INDEX([.$N$2:.$N$50];[.H935])))" office:value-type="date" office:date-value="2018-01-10" calcext:value-type="date">
            <text:p>10-1-2018</text:p>
          </table:table-cell>
          <table:table-cell table:style-name="ce13" table:formula="of:=[.K935]&amp;&quot; &quot;&amp;INDEX([.$Q$2:.$Q$50];[.H935])" office:value-type="string" office:string-value="L96VQ17 " calcext:value-type="string">
            <text:p>L96VQ17 </text:p>
          </table:table-cell>
          <table:table-cell table:style-name="ce15" table:formula="of:=INDEX([.$T$2:.$T$50];[.H935])+(RAND()*INDEX([.$S$2:.$S$50];[.H935]))" office:value-type="currency" office:currency="EUR" office:value="0" calcext:value-type="currency">
            <text:p>€ 0.00</text:p>
          </table:table-cell>
          <table:table-cell table:style-name="ce16" table:formula="of:=IF([.E934]&gt;=[.$A$2];[.H934]+1;[.H934])" office:value-type="float" office:value="17" calcext:value-type="float">
            <text:p>17</text:p>
          </table:table-cell>
          <table:table-cell/>
          <table:table-cell table:style-name="ce18" table:formula="of:=INDEX([.$R$2:.$R$50];[.H93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96VQ17" calcext:value-type="string">
            <text:p>L96VQ1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5]&gt;=[.$A$2];[.$A$1];[.E935]+INDEX([.$O$2:.$O$50];[.H936])+(RAND()*INDEX([.$N$2:.$N$50];[.H936])))" office:value-type="date" office:date-value="2018-01-10" calcext:value-type="date">
            <text:p>10-1-2018</text:p>
          </table:table-cell>
          <table:table-cell table:style-name="ce13" table:formula="of:=[.K936]&amp;&quot; &quot;&amp;INDEX([.$Q$2:.$Q$50];[.H936])" office:value-type="string" office:string-value="U65KB64 " calcext:value-type="string">
            <text:p>U65KB64 </text:p>
          </table:table-cell>
          <table:table-cell table:style-name="ce15" table:formula="of:=INDEX([.$T$2:.$T$50];[.H936])+(RAND()*INDEX([.$S$2:.$S$50];[.H936]))" office:value-type="currency" office:currency="EUR" office:value="0" calcext:value-type="currency">
            <text:p>€ 0.00</text:p>
          </table:table-cell>
          <table:table-cell table:style-name="ce16" table:formula="of:=IF([.E935]&gt;=[.$A$2];[.H935]+1;[.H935])" office:value-type="float" office:value="17" calcext:value-type="float">
            <text:p>17</text:p>
          </table:table-cell>
          <table:table-cell/>
          <table:table-cell table:style-name="ce18" table:formula="of:=INDEX([.$R$2:.$R$50];[.H93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65KB64" calcext:value-type="string">
            <text:p>U65KB6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6]&gt;=[.$A$2];[.$A$1];[.E936]+INDEX([.$O$2:.$O$50];[.H937])+(RAND()*INDEX([.$N$2:.$N$50];[.H937])))" office:value-type="date" office:date-value="2018-01-10" calcext:value-type="date">
            <text:p>10-1-2018</text:p>
          </table:table-cell>
          <table:table-cell table:style-name="ce13" table:formula="of:=[.K937]&amp;&quot; &quot;&amp;INDEX([.$Q$2:.$Q$50];[.H937])" office:value-type="string" office:string-value="F62VH77 " calcext:value-type="string">
            <text:p>F62VH77 </text:p>
          </table:table-cell>
          <table:table-cell table:style-name="ce15" table:formula="of:=INDEX([.$T$2:.$T$50];[.H937])+(RAND()*INDEX([.$S$2:.$S$50];[.H937]))" office:value-type="currency" office:currency="EUR" office:value="0" calcext:value-type="currency">
            <text:p>€ 0.00</text:p>
          </table:table-cell>
          <table:table-cell table:style-name="ce16" table:formula="of:=IF([.E936]&gt;=[.$A$2];[.H936]+1;[.H936])" office:value-type="float" office:value="17" calcext:value-type="float">
            <text:p>17</text:p>
          </table:table-cell>
          <table:table-cell/>
          <table:table-cell table:style-name="ce18" table:formula="of:=INDEX([.$R$2:.$R$50];[.H93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62VH77" calcext:value-type="string">
            <text:p>F62VH7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7]&gt;=[.$A$2];[.$A$1];[.E937]+INDEX([.$O$2:.$O$50];[.H938])+(RAND()*INDEX([.$N$2:.$N$50];[.H938])))" office:value-type="date" office:date-value="2018-01-10" calcext:value-type="date">
            <text:p>10-1-2018</text:p>
          </table:table-cell>
          <table:table-cell table:style-name="ce13" table:formula="of:=[.K938]&amp;&quot; &quot;&amp;INDEX([.$Q$2:.$Q$50];[.H938])" office:value-type="string" office:string-value="H43WN53 " calcext:value-type="string">
            <text:p>H43WN53 </text:p>
          </table:table-cell>
          <table:table-cell table:style-name="ce15" table:formula="of:=INDEX([.$T$2:.$T$50];[.H938])+(RAND()*INDEX([.$S$2:.$S$50];[.H938]))" office:value-type="currency" office:currency="EUR" office:value="0" calcext:value-type="currency">
            <text:p>€ 0.00</text:p>
          </table:table-cell>
          <table:table-cell table:style-name="ce16" table:formula="of:=IF([.E937]&gt;=[.$A$2];[.H937]+1;[.H937])" office:value-type="float" office:value="17" calcext:value-type="float">
            <text:p>17</text:p>
          </table:table-cell>
          <table:table-cell/>
          <table:table-cell table:style-name="ce18" table:formula="of:=INDEX([.$R$2:.$R$50];[.H93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43WN53" calcext:value-type="string">
            <text:p>H43WN5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8]&gt;=[.$A$2];[.$A$1];[.E938]+INDEX([.$O$2:.$O$50];[.H939])+(RAND()*INDEX([.$N$2:.$N$50];[.H939])))" office:value-type="date" office:date-value="2018-01-10" calcext:value-type="date">
            <text:p>10-1-2018</text:p>
          </table:table-cell>
          <table:table-cell table:style-name="ce13" table:formula="of:=[.K939]&amp;&quot; &quot;&amp;INDEX([.$Q$2:.$Q$50];[.H939])" office:value-type="string" office:string-value="C43ZA73 " calcext:value-type="string">
            <text:p>C43ZA73 </text:p>
          </table:table-cell>
          <table:table-cell table:style-name="ce15" table:formula="of:=INDEX([.$T$2:.$T$50];[.H939])+(RAND()*INDEX([.$S$2:.$S$50];[.H939]))" office:value-type="currency" office:currency="EUR" office:value="0" calcext:value-type="currency">
            <text:p>€ 0.00</text:p>
          </table:table-cell>
          <table:table-cell table:style-name="ce16" table:formula="of:=IF([.E938]&gt;=[.$A$2];[.H938]+1;[.H938])" office:value-type="float" office:value="17" calcext:value-type="float">
            <text:p>17</text:p>
          </table:table-cell>
          <table:table-cell/>
          <table:table-cell table:style-name="ce18" table:formula="of:=INDEX([.$R$2:.$R$50];[.H93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43ZA73" calcext:value-type="string">
            <text:p>C43ZA7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39]&gt;=[.$A$2];[.$A$1];[.E939]+INDEX([.$O$2:.$O$50];[.H940])+(RAND()*INDEX([.$N$2:.$N$50];[.H940])))" office:value-type="date" office:date-value="2018-01-10" calcext:value-type="date">
            <text:p>10-1-2018</text:p>
          </table:table-cell>
          <table:table-cell table:style-name="ce13" table:formula="of:=[.K940]&amp;&quot; &quot;&amp;INDEX([.$Q$2:.$Q$50];[.H940])" office:value-type="string" office:string-value="M94SN11 " calcext:value-type="string">
            <text:p>M94SN11 </text:p>
          </table:table-cell>
          <table:table-cell table:style-name="ce15" table:formula="of:=INDEX([.$T$2:.$T$50];[.H940])+(RAND()*INDEX([.$S$2:.$S$50];[.H940]))" office:value-type="currency" office:currency="EUR" office:value="0" calcext:value-type="currency">
            <text:p>€ 0.00</text:p>
          </table:table-cell>
          <table:table-cell table:style-name="ce16" table:formula="of:=IF([.E939]&gt;=[.$A$2];[.H939]+1;[.H939])" office:value-type="float" office:value="17" calcext:value-type="float">
            <text:p>17</text:p>
          </table:table-cell>
          <table:table-cell/>
          <table:table-cell table:style-name="ce18" table:formula="of:=INDEX([.$R$2:.$R$50];[.H94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94SN11" calcext:value-type="string">
            <text:p>M94SN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0]&gt;=[.$A$2];[.$A$1];[.E940]+INDEX([.$O$2:.$O$50];[.H941])+(RAND()*INDEX([.$N$2:.$N$50];[.H941])))" office:value-type="date" office:date-value="2018-01-10" calcext:value-type="date">
            <text:p>10-1-2018</text:p>
          </table:table-cell>
          <table:table-cell table:style-name="ce13" table:formula="of:=[.K941]&amp;&quot; &quot;&amp;INDEX([.$Q$2:.$Q$50];[.H941])" office:value-type="string" office:string-value="E37VB70 " calcext:value-type="string">
            <text:p>E37VB70 </text:p>
          </table:table-cell>
          <table:table-cell table:style-name="ce15" table:formula="of:=INDEX([.$T$2:.$T$50];[.H941])+(RAND()*INDEX([.$S$2:.$S$50];[.H941]))" office:value-type="currency" office:currency="EUR" office:value="0" calcext:value-type="currency">
            <text:p>€ 0.00</text:p>
          </table:table-cell>
          <table:table-cell table:style-name="ce16" table:formula="of:=IF([.E940]&gt;=[.$A$2];[.H940]+1;[.H940])" office:value-type="float" office:value="17" calcext:value-type="float">
            <text:p>17</text:p>
          </table:table-cell>
          <table:table-cell/>
          <table:table-cell table:style-name="ce18" table:formula="of:=INDEX([.$R$2:.$R$50];[.H94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37VB70" calcext:value-type="string">
            <text:p>E37VB7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1]&gt;=[.$A$2];[.$A$1];[.E941]+INDEX([.$O$2:.$O$50];[.H942])+(RAND()*INDEX([.$N$2:.$N$50];[.H942])))" office:value-type="date" office:date-value="2018-01-10" calcext:value-type="date">
            <text:p>10-1-2018</text:p>
          </table:table-cell>
          <table:table-cell table:style-name="ce13" table:formula="of:=[.K942]&amp;&quot; &quot;&amp;INDEX([.$Q$2:.$Q$50];[.H942])" office:value-type="string" office:string-value="M80VE44 " calcext:value-type="string">
            <text:p>M80VE44 </text:p>
          </table:table-cell>
          <table:table-cell table:style-name="ce15" table:formula="of:=INDEX([.$T$2:.$T$50];[.H942])+(RAND()*INDEX([.$S$2:.$S$50];[.H942]))" office:value-type="currency" office:currency="EUR" office:value="0" calcext:value-type="currency">
            <text:p>€ 0.00</text:p>
          </table:table-cell>
          <table:table-cell table:style-name="ce16" table:formula="of:=IF([.E941]&gt;=[.$A$2];[.H941]+1;[.H941])" office:value-type="float" office:value="17" calcext:value-type="float">
            <text:p>17</text:p>
          </table:table-cell>
          <table:table-cell/>
          <table:table-cell table:style-name="ce18" table:formula="of:=INDEX([.$R$2:.$R$50];[.H94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80VE44" calcext:value-type="string">
            <text:p>M80VE4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2]&gt;=[.$A$2];[.$A$1];[.E942]+INDEX([.$O$2:.$O$50];[.H943])+(RAND()*INDEX([.$N$2:.$N$50];[.H943])))" office:value-type="date" office:date-value="2018-01-10" calcext:value-type="date">
            <text:p>10-1-2018</text:p>
          </table:table-cell>
          <table:table-cell table:style-name="ce13" table:formula="of:=[.K943]&amp;&quot; &quot;&amp;INDEX([.$Q$2:.$Q$50];[.H943])" office:value-type="string" office:string-value="Z19WY69 " calcext:value-type="string">
            <text:p>Z19WY69 </text:p>
          </table:table-cell>
          <table:table-cell table:style-name="ce15" table:formula="of:=INDEX([.$T$2:.$T$50];[.H943])+(RAND()*INDEX([.$S$2:.$S$50];[.H943]))" office:value-type="currency" office:currency="EUR" office:value="0" calcext:value-type="currency">
            <text:p>€ 0.00</text:p>
          </table:table-cell>
          <table:table-cell table:style-name="ce16" table:formula="of:=IF([.E942]&gt;=[.$A$2];[.H942]+1;[.H942])" office:value-type="float" office:value="17" calcext:value-type="float">
            <text:p>17</text:p>
          </table:table-cell>
          <table:table-cell/>
          <table:table-cell table:style-name="ce18" table:formula="of:=INDEX([.$R$2:.$R$50];[.H94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19WY69" calcext:value-type="string">
            <text:p>Z19WY6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3]&gt;=[.$A$2];[.$A$1];[.E943]+INDEX([.$O$2:.$O$50];[.H944])+(RAND()*INDEX([.$N$2:.$N$50];[.H944])))" office:value-type="date" office:date-value="2018-01-10" calcext:value-type="date">
            <text:p>10-1-2018</text:p>
          </table:table-cell>
          <table:table-cell table:style-name="ce13" table:formula="of:=[.K944]&amp;&quot; &quot;&amp;INDEX([.$Q$2:.$Q$50];[.H944])" office:value-type="string" office:string-value="V81NY74 " calcext:value-type="string">
            <text:p>V81NY74 </text:p>
          </table:table-cell>
          <table:table-cell table:style-name="ce15" table:formula="of:=INDEX([.$T$2:.$T$50];[.H944])+(RAND()*INDEX([.$S$2:.$S$50];[.H944]))" office:value-type="currency" office:currency="EUR" office:value="0" calcext:value-type="currency">
            <text:p>€ 0.00</text:p>
          </table:table-cell>
          <table:table-cell table:style-name="ce16" table:formula="of:=IF([.E943]&gt;=[.$A$2];[.H943]+1;[.H943])" office:value-type="float" office:value="17" calcext:value-type="float">
            <text:p>17</text:p>
          </table:table-cell>
          <table:table-cell/>
          <table:table-cell table:style-name="ce18" table:formula="of:=INDEX([.$R$2:.$R$50];[.H94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81NY74" calcext:value-type="string">
            <text:p>V81NY7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4]&gt;=[.$A$2];[.$A$1];[.E944]+INDEX([.$O$2:.$O$50];[.H945])+(RAND()*INDEX([.$N$2:.$N$50];[.H945])))" office:value-type="date" office:date-value="2018-01-10" calcext:value-type="date">
            <text:p>10-1-2018</text:p>
          </table:table-cell>
          <table:table-cell table:style-name="ce13" table:formula="of:=[.K945]&amp;&quot; &quot;&amp;INDEX([.$Q$2:.$Q$50];[.H945])" office:value-type="string" office:string-value="H55NZ22 " calcext:value-type="string">
            <text:p>H55NZ22 </text:p>
          </table:table-cell>
          <table:table-cell table:style-name="ce15" table:formula="of:=INDEX([.$T$2:.$T$50];[.H945])+(RAND()*INDEX([.$S$2:.$S$50];[.H945]))" office:value-type="currency" office:currency="EUR" office:value="0" calcext:value-type="currency">
            <text:p>€ 0.00</text:p>
          </table:table-cell>
          <table:table-cell table:style-name="ce16" table:formula="of:=IF([.E944]&gt;=[.$A$2];[.H944]+1;[.H944])" office:value-type="float" office:value="17" calcext:value-type="float">
            <text:p>17</text:p>
          </table:table-cell>
          <table:table-cell/>
          <table:table-cell table:style-name="ce18" table:formula="of:=INDEX([.$R$2:.$R$50];[.H94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55NZ22" calcext:value-type="string">
            <text:p>H55NZ2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5]&gt;=[.$A$2];[.$A$1];[.E945]+INDEX([.$O$2:.$O$50];[.H946])+(RAND()*INDEX([.$N$2:.$N$50];[.H946])))" office:value-type="date" office:date-value="2018-01-10" calcext:value-type="date">
            <text:p>10-1-2018</text:p>
          </table:table-cell>
          <table:table-cell table:style-name="ce13" table:formula="of:=[.K946]&amp;&quot; &quot;&amp;INDEX([.$Q$2:.$Q$50];[.H946])" office:value-type="string" office:string-value="V60DA59 " calcext:value-type="string">
            <text:p>V60DA59 </text:p>
          </table:table-cell>
          <table:table-cell table:style-name="ce15" table:formula="of:=INDEX([.$T$2:.$T$50];[.H946])+(RAND()*INDEX([.$S$2:.$S$50];[.H946]))" office:value-type="currency" office:currency="EUR" office:value="0" calcext:value-type="currency">
            <text:p>€ 0.00</text:p>
          </table:table-cell>
          <table:table-cell table:style-name="ce16" table:formula="of:=IF([.E945]&gt;=[.$A$2];[.H945]+1;[.H945])" office:value-type="float" office:value="17" calcext:value-type="float">
            <text:p>17</text:p>
          </table:table-cell>
          <table:table-cell/>
          <table:table-cell table:style-name="ce18" table:formula="of:=INDEX([.$R$2:.$R$50];[.H94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60DA59" calcext:value-type="string">
            <text:p>V60DA5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6]&gt;=[.$A$2];[.$A$1];[.E946]+INDEX([.$O$2:.$O$50];[.H947])+(RAND()*INDEX([.$N$2:.$N$50];[.H947])))" office:value-type="date" office:date-value="2018-01-10" calcext:value-type="date">
            <text:p>10-1-2018</text:p>
          </table:table-cell>
          <table:table-cell table:style-name="ce13" table:formula="of:=[.K947]&amp;&quot; &quot;&amp;INDEX([.$Q$2:.$Q$50];[.H947])" office:value-type="string" office:string-value="O62DU89 " calcext:value-type="string">
            <text:p>O62DU89 </text:p>
          </table:table-cell>
          <table:table-cell table:style-name="ce15" table:formula="of:=INDEX([.$T$2:.$T$50];[.H947])+(RAND()*INDEX([.$S$2:.$S$50];[.H947]))" office:value-type="currency" office:currency="EUR" office:value="0" calcext:value-type="currency">
            <text:p>€ 0.00</text:p>
          </table:table-cell>
          <table:table-cell table:style-name="ce16" table:formula="of:=IF([.E946]&gt;=[.$A$2];[.H946]+1;[.H946])" office:value-type="float" office:value="17" calcext:value-type="float">
            <text:p>17</text:p>
          </table:table-cell>
          <table:table-cell/>
          <table:table-cell table:style-name="ce18" table:formula="of:=INDEX([.$R$2:.$R$50];[.H94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62DU89" calcext:value-type="string">
            <text:p>O62DU8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7]&gt;=[.$A$2];[.$A$1];[.E947]+INDEX([.$O$2:.$O$50];[.H948])+(RAND()*INDEX([.$N$2:.$N$50];[.H948])))" office:value-type="date" office:date-value="2018-01-10" calcext:value-type="date">
            <text:p>10-1-2018</text:p>
          </table:table-cell>
          <table:table-cell table:style-name="ce13" table:formula="of:=[.K948]&amp;&quot; &quot;&amp;INDEX([.$Q$2:.$Q$50];[.H948])" office:value-type="string" office:string-value="O91NX97 " calcext:value-type="string">
            <text:p>O91NX97 </text:p>
          </table:table-cell>
          <table:table-cell table:style-name="ce15" table:formula="of:=INDEX([.$T$2:.$T$50];[.H948])+(RAND()*INDEX([.$S$2:.$S$50];[.H948]))" office:value-type="currency" office:currency="EUR" office:value="0" calcext:value-type="currency">
            <text:p>€ 0.00</text:p>
          </table:table-cell>
          <table:table-cell table:style-name="ce16" table:formula="of:=IF([.E947]&gt;=[.$A$2];[.H947]+1;[.H947])" office:value-type="float" office:value="17" calcext:value-type="float">
            <text:p>17</text:p>
          </table:table-cell>
          <table:table-cell/>
          <table:table-cell table:style-name="ce18" table:formula="of:=INDEX([.$R$2:.$R$50];[.H94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91NX97" calcext:value-type="string">
            <text:p>O91NX9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8]&gt;=[.$A$2];[.$A$1];[.E948]+INDEX([.$O$2:.$O$50];[.H949])+(RAND()*INDEX([.$N$2:.$N$50];[.H949])))" office:value-type="date" office:date-value="2018-01-10" calcext:value-type="date">
            <text:p>10-1-2018</text:p>
          </table:table-cell>
          <table:table-cell table:style-name="ce13" table:formula="of:=[.K949]&amp;&quot; &quot;&amp;INDEX([.$Q$2:.$Q$50];[.H949])" office:value-type="string" office:string-value="Y58AQ79 " calcext:value-type="string">
            <text:p>Y58AQ79 </text:p>
          </table:table-cell>
          <table:table-cell table:style-name="ce15" table:formula="of:=INDEX([.$T$2:.$T$50];[.H949])+(RAND()*INDEX([.$S$2:.$S$50];[.H949]))" office:value-type="currency" office:currency="EUR" office:value="0" calcext:value-type="currency">
            <text:p>€ 0.00</text:p>
          </table:table-cell>
          <table:table-cell table:style-name="ce16" table:formula="of:=IF([.E948]&gt;=[.$A$2];[.H948]+1;[.H948])" office:value-type="float" office:value="17" calcext:value-type="float">
            <text:p>17</text:p>
          </table:table-cell>
          <table:table-cell/>
          <table:table-cell table:style-name="ce18" table:formula="of:=INDEX([.$R$2:.$R$50];[.H94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58AQ79" calcext:value-type="string">
            <text:p>Y58AQ7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49]&gt;=[.$A$2];[.$A$1];[.E949]+INDEX([.$O$2:.$O$50];[.H950])+(RAND()*INDEX([.$N$2:.$N$50];[.H950])))" office:value-type="date" office:date-value="2018-01-10" calcext:value-type="date">
            <text:p>10-1-2018</text:p>
          </table:table-cell>
          <table:table-cell table:style-name="ce13" table:formula="of:=[.K950]&amp;&quot; &quot;&amp;INDEX([.$Q$2:.$Q$50];[.H950])" office:value-type="string" office:string-value="A82QU61 " calcext:value-type="string">
            <text:p>A82QU61 </text:p>
          </table:table-cell>
          <table:table-cell table:style-name="ce15" table:formula="of:=INDEX([.$T$2:.$T$50];[.H950])+(RAND()*INDEX([.$S$2:.$S$50];[.H950]))" office:value-type="currency" office:currency="EUR" office:value="0" calcext:value-type="currency">
            <text:p>€ 0.00</text:p>
          </table:table-cell>
          <table:table-cell table:style-name="ce16" table:formula="of:=IF([.E949]&gt;=[.$A$2];[.H949]+1;[.H949])" office:value-type="float" office:value="17" calcext:value-type="float">
            <text:p>17</text:p>
          </table:table-cell>
          <table:table-cell/>
          <table:table-cell table:style-name="ce18" table:formula="of:=INDEX([.$R$2:.$R$50];[.H95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82QU61" calcext:value-type="string">
            <text:p>A82QU6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0]&gt;=[.$A$2];[.$A$1];[.E950]+INDEX([.$O$2:.$O$50];[.H951])+(RAND()*INDEX([.$N$2:.$N$50];[.H951])))" office:value-type="date" office:date-value="2018-01-10" calcext:value-type="date">
            <text:p>10-1-2018</text:p>
          </table:table-cell>
          <table:table-cell table:style-name="ce13" table:formula="of:=[.K951]&amp;&quot; &quot;&amp;INDEX([.$Q$2:.$Q$50];[.H951])" office:value-type="string" office:string-value="S89WK42 " calcext:value-type="string">
            <text:p>S89WK42 </text:p>
          </table:table-cell>
          <table:table-cell table:style-name="ce15" table:formula="of:=INDEX([.$T$2:.$T$50];[.H951])+(RAND()*INDEX([.$S$2:.$S$50];[.H951]))" office:value-type="currency" office:currency="EUR" office:value="0" calcext:value-type="currency">
            <text:p>€ 0.00</text:p>
          </table:table-cell>
          <table:table-cell table:style-name="ce16" table:formula="of:=IF([.E950]&gt;=[.$A$2];[.H950]+1;[.H950])" office:value-type="float" office:value="17" calcext:value-type="float">
            <text:p>17</text:p>
          </table:table-cell>
          <table:table-cell/>
          <table:table-cell table:style-name="ce18" table:formula="of:=INDEX([.$R$2:.$R$50];[.H95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89WK42" calcext:value-type="string">
            <text:p>S89WK4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1]&gt;=[.$A$2];[.$A$1];[.E951]+INDEX([.$O$2:.$O$50];[.H952])+(RAND()*INDEX([.$N$2:.$N$50];[.H952])))" office:value-type="date" office:date-value="2018-01-10" calcext:value-type="date">
            <text:p>10-1-2018</text:p>
          </table:table-cell>
          <table:table-cell table:style-name="ce13" table:formula="of:=[.K952]&amp;&quot; &quot;&amp;INDEX([.$Q$2:.$Q$50];[.H952])" office:value-type="string" office:string-value="E16FC16 " calcext:value-type="string">
            <text:p>E16FC16 </text:p>
          </table:table-cell>
          <table:table-cell table:style-name="ce15" table:formula="of:=INDEX([.$T$2:.$T$50];[.H952])+(RAND()*INDEX([.$S$2:.$S$50];[.H952]))" office:value-type="currency" office:currency="EUR" office:value="0" calcext:value-type="currency">
            <text:p>€ 0.00</text:p>
          </table:table-cell>
          <table:table-cell table:style-name="ce16" table:formula="of:=IF([.E951]&gt;=[.$A$2];[.H951]+1;[.H951])" office:value-type="float" office:value="17" calcext:value-type="float">
            <text:p>17</text:p>
          </table:table-cell>
          <table:table-cell/>
          <table:table-cell table:style-name="ce18" table:formula="of:=INDEX([.$R$2:.$R$50];[.H95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6FC16" calcext:value-type="string">
            <text:p>E16FC1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2]&gt;=[.$A$2];[.$A$1];[.E952]+INDEX([.$O$2:.$O$50];[.H953])+(RAND()*INDEX([.$N$2:.$N$50];[.H953])))" office:value-type="date" office:date-value="2018-01-10" calcext:value-type="date">
            <text:p>10-1-2018</text:p>
          </table:table-cell>
          <table:table-cell table:style-name="ce13" table:formula="of:=[.K953]&amp;&quot; &quot;&amp;INDEX([.$Q$2:.$Q$50];[.H953])" office:value-type="string" office:string-value="S93DC35 " calcext:value-type="string">
            <text:p>S93DC35 </text:p>
          </table:table-cell>
          <table:table-cell table:style-name="ce15" table:formula="of:=INDEX([.$T$2:.$T$50];[.H953])+(RAND()*INDEX([.$S$2:.$S$50];[.H953]))" office:value-type="currency" office:currency="EUR" office:value="0" calcext:value-type="currency">
            <text:p>€ 0.00</text:p>
          </table:table-cell>
          <table:table-cell table:style-name="ce16" table:formula="of:=IF([.E952]&gt;=[.$A$2];[.H952]+1;[.H952])" office:value-type="float" office:value="17" calcext:value-type="float">
            <text:p>17</text:p>
          </table:table-cell>
          <table:table-cell/>
          <table:table-cell table:style-name="ce18" table:formula="of:=INDEX([.$R$2:.$R$50];[.H95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93DC35" calcext:value-type="string">
            <text:p>S93DC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3]&gt;=[.$A$2];[.$A$1];[.E953]+INDEX([.$O$2:.$O$50];[.H954])+(RAND()*INDEX([.$N$2:.$N$50];[.H954])))" office:value-type="date" office:date-value="2018-01-10" calcext:value-type="date">
            <text:p>10-1-2018</text:p>
          </table:table-cell>
          <table:table-cell table:style-name="ce13" table:formula="of:=[.K954]&amp;&quot; &quot;&amp;INDEX([.$Q$2:.$Q$50];[.H954])" office:value-type="string" office:string-value="T33TG94 " calcext:value-type="string">
            <text:p>T33TG94 </text:p>
          </table:table-cell>
          <table:table-cell table:style-name="ce15" table:formula="of:=INDEX([.$T$2:.$T$50];[.H954])+(RAND()*INDEX([.$S$2:.$S$50];[.H954]))" office:value-type="currency" office:currency="EUR" office:value="0" calcext:value-type="currency">
            <text:p>€ 0.00</text:p>
          </table:table-cell>
          <table:table-cell table:style-name="ce16" table:formula="of:=IF([.E953]&gt;=[.$A$2];[.H953]+1;[.H953])" office:value-type="float" office:value="17" calcext:value-type="float">
            <text:p>17</text:p>
          </table:table-cell>
          <table:table-cell/>
          <table:table-cell table:style-name="ce18" table:formula="of:=INDEX([.$R$2:.$R$50];[.H95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33TG94" calcext:value-type="string">
            <text:p>T33TG9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4]&gt;=[.$A$2];[.$A$1];[.E954]+INDEX([.$O$2:.$O$50];[.H955])+(RAND()*INDEX([.$N$2:.$N$50];[.H955])))" office:value-type="date" office:date-value="2018-01-10" calcext:value-type="date">
            <text:p>10-1-2018</text:p>
          </table:table-cell>
          <table:table-cell table:style-name="ce13" table:formula="of:=[.K955]&amp;&quot; &quot;&amp;INDEX([.$Q$2:.$Q$50];[.H955])" office:value-type="string" office:string-value="D87QS20 " calcext:value-type="string">
            <text:p>D87QS20 </text:p>
          </table:table-cell>
          <table:table-cell table:style-name="ce15" table:formula="of:=INDEX([.$T$2:.$T$50];[.H955])+(RAND()*INDEX([.$S$2:.$S$50];[.H955]))" office:value-type="currency" office:currency="EUR" office:value="0" calcext:value-type="currency">
            <text:p>€ 0.00</text:p>
          </table:table-cell>
          <table:table-cell table:style-name="ce16" table:formula="of:=IF([.E954]&gt;=[.$A$2];[.H954]+1;[.H954])" office:value-type="float" office:value="17" calcext:value-type="float">
            <text:p>17</text:p>
          </table:table-cell>
          <table:table-cell/>
          <table:table-cell table:style-name="ce18" table:formula="of:=INDEX([.$R$2:.$R$50];[.H95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87QS20" calcext:value-type="string">
            <text:p>D87QS2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5]&gt;=[.$A$2];[.$A$1];[.E955]+INDEX([.$O$2:.$O$50];[.H956])+(RAND()*INDEX([.$N$2:.$N$50];[.H956])))" office:value-type="date" office:date-value="2018-01-10" calcext:value-type="date">
            <text:p>10-1-2018</text:p>
          </table:table-cell>
          <table:table-cell table:style-name="ce13" table:formula="of:=[.K956]&amp;&quot; &quot;&amp;INDEX([.$Q$2:.$Q$50];[.H956])" office:value-type="string" office:string-value="N34JC35 " calcext:value-type="string">
            <text:p>N34JC35 </text:p>
          </table:table-cell>
          <table:table-cell table:style-name="ce15" table:formula="of:=INDEX([.$T$2:.$T$50];[.H956])+(RAND()*INDEX([.$S$2:.$S$50];[.H956]))" office:value-type="currency" office:currency="EUR" office:value="0" calcext:value-type="currency">
            <text:p>€ 0.00</text:p>
          </table:table-cell>
          <table:table-cell table:style-name="ce16" table:formula="of:=IF([.E955]&gt;=[.$A$2];[.H955]+1;[.H955])" office:value-type="float" office:value="17" calcext:value-type="float">
            <text:p>17</text:p>
          </table:table-cell>
          <table:table-cell/>
          <table:table-cell table:style-name="ce18" table:formula="of:=INDEX([.$R$2:.$R$50];[.H95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N34JC35" calcext:value-type="string">
            <text:p>N34JC3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6]&gt;=[.$A$2];[.$A$1];[.E956]+INDEX([.$O$2:.$O$50];[.H957])+(RAND()*INDEX([.$N$2:.$N$50];[.H957])))" office:value-type="date" office:date-value="2018-01-10" calcext:value-type="date">
            <text:p>10-1-2018</text:p>
          </table:table-cell>
          <table:table-cell table:style-name="ce13" table:formula="of:=[.K957]&amp;&quot; &quot;&amp;INDEX([.$Q$2:.$Q$50];[.H957])" office:value-type="string" office:string-value="D32FR51 " calcext:value-type="string">
            <text:p>D32FR51 </text:p>
          </table:table-cell>
          <table:table-cell table:style-name="ce15" table:formula="of:=INDEX([.$T$2:.$T$50];[.H957])+(RAND()*INDEX([.$S$2:.$S$50];[.H957]))" office:value-type="currency" office:currency="EUR" office:value="0" calcext:value-type="currency">
            <text:p>€ 0.00</text:p>
          </table:table-cell>
          <table:table-cell table:style-name="ce16" table:formula="of:=IF([.E956]&gt;=[.$A$2];[.H956]+1;[.H956])" office:value-type="float" office:value="17" calcext:value-type="float">
            <text:p>17</text:p>
          </table:table-cell>
          <table:table-cell/>
          <table:table-cell table:style-name="ce18" table:formula="of:=INDEX([.$R$2:.$R$50];[.H95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32FR51" calcext:value-type="string">
            <text:p>D32FR5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7]&gt;=[.$A$2];[.$A$1];[.E957]+INDEX([.$O$2:.$O$50];[.H958])+(RAND()*INDEX([.$N$2:.$N$50];[.H958])))" office:value-type="date" office:date-value="2018-01-10" calcext:value-type="date">
            <text:p>10-1-2018</text:p>
          </table:table-cell>
          <table:table-cell table:style-name="ce13" table:formula="of:=[.K958]&amp;&quot; &quot;&amp;INDEX([.$Q$2:.$Q$50];[.H958])" office:value-type="string" office:string-value="F25ZS45 " calcext:value-type="string">
            <text:p>F25ZS45 </text:p>
          </table:table-cell>
          <table:table-cell table:style-name="ce15" table:formula="of:=INDEX([.$T$2:.$T$50];[.H958])+(RAND()*INDEX([.$S$2:.$S$50];[.H958]))" office:value-type="currency" office:currency="EUR" office:value="0" calcext:value-type="currency">
            <text:p>€ 0.00</text:p>
          </table:table-cell>
          <table:table-cell table:style-name="ce16" table:formula="of:=IF([.E957]&gt;=[.$A$2];[.H957]+1;[.H957])" office:value-type="float" office:value="17" calcext:value-type="float">
            <text:p>17</text:p>
          </table:table-cell>
          <table:table-cell/>
          <table:table-cell table:style-name="ce18" table:formula="of:=INDEX([.$R$2:.$R$50];[.H95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25ZS45" calcext:value-type="string">
            <text:p>F25ZS4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8]&gt;=[.$A$2];[.$A$1];[.E958]+INDEX([.$O$2:.$O$50];[.H959])+(RAND()*INDEX([.$N$2:.$N$50];[.H959])))" office:value-type="date" office:date-value="2018-01-10" calcext:value-type="date">
            <text:p>10-1-2018</text:p>
          </table:table-cell>
          <table:table-cell table:style-name="ce13" table:formula="of:=[.K959]&amp;&quot; &quot;&amp;INDEX([.$Q$2:.$Q$50];[.H959])" office:value-type="string" office:string-value="K80TK11 " calcext:value-type="string">
            <text:p>K80TK11 </text:p>
          </table:table-cell>
          <table:table-cell table:style-name="ce15" table:formula="of:=INDEX([.$T$2:.$T$50];[.H959])+(RAND()*INDEX([.$S$2:.$S$50];[.H959]))" office:value-type="currency" office:currency="EUR" office:value="0" calcext:value-type="currency">
            <text:p>€ 0.00</text:p>
          </table:table-cell>
          <table:table-cell table:style-name="ce16" table:formula="of:=IF([.E958]&gt;=[.$A$2];[.H958]+1;[.H958])" office:value-type="float" office:value="17" calcext:value-type="float">
            <text:p>17</text:p>
          </table:table-cell>
          <table:table-cell/>
          <table:table-cell table:style-name="ce18" table:formula="of:=INDEX([.$R$2:.$R$50];[.H95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80TK11" calcext:value-type="string">
            <text:p>K80TK1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59]&gt;=[.$A$2];[.$A$1];[.E959]+INDEX([.$O$2:.$O$50];[.H960])+(RAND()*INDEX([.$N$2:.$N$50];[.H960])))" office:value-type="date" office:date-value="2018-01-10" calcext:value-type="date">
            <text:p>10-1-2018</text:p>
          </table:table-cell>
          <table:table-cell table:style-name="ce13" table:formula="of:=[.K960]&amp;&quot; &quot;&amp;INDEX([.$Q$2:.$Q$50];[.H960])" office:value-type="string" office:string-value="H74WY71 " calcext:value-type="string">
            <text:p>H74WY71 </text:p>
          </table:table-cell>
          <table:table-cell table:style-name="ce15" table:formula="of:=INDEX([.$T$2:.$T$50];[.H960])+(RAND()*INDEX([.$S$2:.$S$50];[.H960]))" office:value-type="currency" office:currency="EUR" office:value="0" calcext:value-type="currency">
            <text:p>€ 0.00</text:p>
          </table:table-cell>
          <table:table-cell table:style-name="ce16" table:formula="of:=IF([.E959]&gt;=[.$A$2];[.H959]+1;[.H959])" office:value-type="float" office:value="17" calcext:value-type="float">
            <text:p>17</text:p>
          </table:table-cell>
          <table:table-cell/>
          <table:table-cell table:style-name="ce18" table:formula="of:=INDEX([.$R$2:.$R$50];[.H96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74WY71" calcext:value-type="string">
            <text:p>H74WY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0]&gt;=[.$A$2];[.$A$1];[.E960]+INDEX([.$O$2:.$O$50];[.H961])+(RAND()*INDEX([.$N$2:.$N$50];[.H961])))" office:value-type="date" office:date-value="2018-01-10" calcext:value-type="date">
            <text:p>10-1-2018</text:p>
          </table:table-cell>
          <table:table-cell table:style-name="ce13" table:formula="of:=[.K961]&amp;&quot; &quot;&amp;INDEX([.$Q$2:.$Q$50];[.H961])" office:value-type="string" office:string-value="T57EH31 " calcext:value-type="string">
            <text:p>T57EH31 </text:p>
          </table:table-cell>
          <table:table-cell table:style-name="ce15" table:formula="of:=INDEX([.$T$2:.$T$50];[.H961])+(RAND()*INDEX([.$S$2:.$S$50];[.H961]))" office:value-type="currency" office:currency="EUR" office:value="0" calcext:value-type="currency">
            <text:p>€ 0.00</text:p>
          </table:table-cell>
          <table:table-cell table:style-name="ce16" table:formula="of:=IF([.E960]&gt;=[.$A$2];[.H960]+1;[.H960])" office:value-type="float" office:value="17" calcext:value-type="float">
            <text:p>17</text:p>
          </table:table-cell>
          <table:table-cell/>
          <table:table-cell table:style-name="ce18" table:formula="of:=INDEX([.$R$2:.$R$50];[.H96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57EH31" calcext:value-type="string">
            <text:p>T57EH3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1]&gt;=[.$A$2];[.$A$1];[.E961]+INDEX([.$O$2:.$O$50];[.H962])+(RAND()*INDEX([.$N$2:.$N$50];[.H962])))" office:value-type="date" office:date-value="2018-01-10" calcext:value-type="date">
            <text:p>10-1-2018</text:p>
          </table:table-cell>
          <table:table-cell table:style-name="ce13" table:formula="of:=[.K962]&amp;&quot; &quot;&amp;INDEX([.$Q$2:.$Q$50];[.H962])" office:value-type="string" office:string-value="F70DW79 " calcext:value-type="string">
            <text:p>F70DW79 </text:p>
          </table:table-cell>
          <table:table-cell table:style-name="ce15" table:formula="of:=INDEX([.$T$2:.$T$50];[.H962])+(RAND()*INDEX([.$S$2:.$S$50];[.H962]))" office:value-type="currency" office:currency="EUR" office:value="0" calcext:value-type="currency">
            <text:p>€ 0.00</text:p>
          </table:table-cell>
          <table:table-cell table:style-name="ce16" table:formula="of:=IF([.E961]&gt;=[.$A$2];[.H961]+1;[.H961])" office:value-type="float" office:value="17" calcext:value-type="float">
            <text:p>17</text:p>
          </table:table-cell>
          <table:table-cell/>
          <table:table-cell table:style-name="ce18" table:formula="of:=INDEX([.$R$2:.$R$50];[.H96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70DW79" calcext:value-type="string">
            <text:p>F70DW7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2]&gt;=[.$A$2];[.$A$1];[.E962]+INDEX([.$O$2:.$O$50];[.H963])+(RAND()*INDEX([.$N$2:.$N$50];[.H963])))" office:value-type="date" office:date-value="2018-01-10" calcext:value-type="date">
            <text:p>10-1-2018</text:p>
          </table:table-cell>
          <table:table-cell table:style-name="ce13" table:formula="of:=[.K963]&amp;&quot; &quot;&amp;INDEX([.$Q$2:.$Q$50];[.H963])" office:value-type="string" office:string-value="K83RC54 " calcext:value-type="string">
            <text:p>K83RC54 </text:p>
          </table:table-cell>
          <table:table-cell table:style-name="ce15" table:formula="of:=INDEX([.$T$2:.$T$50];[.H963])+(RAND()*INDEX([.$S$2:.$S$50];[.H963]))" office:value-type="currency" office:currency="EUR" office:value="0" calcext:value-type="currency">
            <text:p>€ 0.00</text:p>
          </table:table-cell>
          <table:table-cell table:style-name="ce16" table:formula="of:=IF([.E962]&gt;=[.$A$2];[.H962]+1;[.H962])" office:value-type="float" office:value="17" calcext:value-type="float">
            <text:p>17</text:p>
          </table:table-cell>
          <table:table-cell/>
          <table:table-cell table:style-name="ce18" table:formula="of:=INDEX([.$R$2:.$R$50];[.H96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83RC54" calcext:value-type="string">
            <text:p>K83RC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3]&gt;=[.$A$2];[.$A$1];[.E963]+INDEX([.$O$2:.$O$50];[.H964])+(RAND()*INDEX([.$N$2:.$N$50];[.H964])))" office:value-type="date" office:date-value="2018-01-10" calcext:value-type="date">
            <text:p>10-1-2018</text:p>
          </table:table-cell>
          <table:table-cell table:style-name="ce13" table:formula="of:=[.K964]&amp;&quot; &quot;&amp;INDEX([.$Q$2:.$Q$50];[.H964])" office:value-type="string" office:string-value="V49UK54 " calcext:value-type="string">
            <text:p>V49UK54 </text:p>
          </table:table-cell>
          <table:table-cell table:style-name="ce15" table:formula="of:=INDEX([.$T$2:.$T$50];[.H964])+(RAND()*INDEX([.$S$2:.$S$50];[.H964]))" office:value-type="currency" office:currency="EUR" office:value="0" calcext:value-type="currency">
            <text:p>€ 0.00</text:p>
          </table:table-cell>
          <table:table-cell table:style-name="ce16" table:formula="of:=IF([.E963]&gt;=[.$A$2];[.H963]+1;[.H963])" office:value-type="float" office:value="17" calcext:value-type="float">
            <text:p>17</text:p>
          </table:table-cell>
          <table:table-cell/>
          <table:table-cell table:style-name="ce18" table:formula="of:=INDEX([.$R$2:.$R$50];[.H96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49UK54" calcext:value-type="string">
            <text:p>V49UK5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4]&gt;=[.$A$2];[.$A$1];[.E964]+INDEX([.$O$2:.$O$50];[.H965])+(RAND()*INDEX([.$N$2:.$N$50];[.H965])))" office:value-type="date" office:date-value="2018-01-10" calcext:value-type="date">
            <text:p>10-1-2018</text:p>
          </table:table-cell>
          <table:table-cell table:style-name="ce13" table:formula="of:=[.K965]&amp;&quot; &quot;&amp;INDEX([.$Q$2:.$Q$50];[.H965])" office:value-type="string" office:string-value="J73HJ71 " calcext:value-type="string">
            <text:p>J73HJ71 </text:p>
          </table:table-cell>
          <table:table-cell table:style-name="ce15" table:formula="of:=INDEX([.$T$2:.$T$50];[.H965])+(RAND()*INDEX([.$S$2:.$S$50];[.H965]))" office:value-type="currency" office:currency="EUR" office:value="0" calcext:value-type="currency">
            <text:p>€ 0.00</text:p>
          </table:table-cell>
          <table:table-cell table:style-name="ce16" table:formula="of:=IF([.E964]&gt;=[.$A$2];[.H964]+1;[.H964])" office:value-type="float" office:value="17" calcext:value-type="float">
            <text:p>17</text:p>
          </table:table-cell>
          <table:table-cell/>
          <table:table-cell table:style-name="ce18" table:formula="of:=INDEX([.$R$2:.$R$50];[.H96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J73HJ71" calcext:value-type="string">
            <text:p>J73HJ7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5]&gt;=[.$A$2];[.$A$1];[.E965]+INDEX([.$O$2:.$O$50];[.H966])+(RAND()*INDEX([.$N$2:.$N$50];[.H966])))" office:value-type="date" office:date-value="2018-01-10" calcext:value-type="date">
            <text:p>10-1-2018</text:p>
          </table:table-cell>
          <table:table-cell table:style-name="ce13" table:formula="of:=[.K966]&amp;&quot; &quot;&amp;INDEX([.$Q$2:.$Q$50];[.H966])" office:value-type="string" office:string-value="I42SI10 " calcext:value-type="string">
            <text:p>I42SI10 </text:p>
          </table:table-cell>
          <table:table-cell table:style-name="ce15" table:formula="of:=INDEX([.$T$2:.$T$50];[.H966])+(RAND()*INDEX([.$S$2:.$S$50];[.H966]))" office:value-type="currency" office:currency="EUR" office:value="0" calcext:value-type="currency">
            <text:p>€ 0.00</text:p>
          </table:table-cell>
          <table:table-cell table:style-name="ce16" table:formula="of:=IF([.E965]&gt;=[.$A$2];[.H965]+1;[.H965])" office:value-type="float" office:value="17" calcext:value-type="float">
            <text:p>17</text:p>
          </table:table-cell>
          <table:table-cell/>
          <table:table-cell table:style-name="ce18" table:formula="of:=INDEX([.$R$2:.$R$50];[.H96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42SI10" calcext:value-type="string">
            <text:p>I42SI1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6]&gt;=[.$A$2];[.$A$1];[.E966]+INDEX([.$O$2:.$O$50];[.H967])+(RAND()*INDEX([.$N$2:.$N$50];[.H967])))" office:value-type="date" office:date-value="2018-01-10" calcext:value-type="date">
            <text:p>10-1-2018</text:p>
          </table:table-cell>
          <table:table-cell table:style-name="ce13" table:formula="of:=[.K967]&amp;&quot; &quot;&amp;INDEX([.$Q$2:.$Q$50];[.H967])" office:value-type="string" office:string-value="T26KR84 " calcext:value-type="string">
            <text:p>T26KR84 </text:p>
          </table:table-cell>
          <table:table-cell table:style-name="ce15" table:formula="of:=INDEX([.$T$2:.$T$50];[.H967])+(RAND()*INDEX([.$S$2:.$S$50];[.H967]))" office:value-type="currency" office:currency="EUR" office:value="0" calcext:value-type="currency">
            <text:p>€ 0.00</text:p>
          </table:table-cell>
          <table:table-cell table:style-name="ce16" table:formula="of:=IF([.E966]&gt;=[.$A$2];[.H966]+1;[.H966])" office:value-type="float" office:value="17" calcext:value-type="float">
            <text:p>17</text:p>
          </table:table-cell>
          <table:table-cell/>
          <table:table-cell table:style-name="ce18" table:formula="of:=INDEX([.$R$2:.$R$50];[.H96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26KR84" calcext:value-type="string">
            <text:p>T26KR8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7]&gt;=[.$A$2];[.$A$1];[.E967]+INDEX([.$O$2:.$O$50];[.H968])+(RAND()*INDEX([.$N$2:.$N$50];[.H968])))" office:value-type="date" office:date-value="2018-01-10" calcext:value-type="date">
            <text:p>10-1-2018</text:p>
          </table:table-cell>
          <table:table-cell table:style-name="ce13" table:formula="of:=[.K968]&amp;&quot; &quot;&amp;INDEX([.$Q$2:.$Q$50];[.H968])" office:value-type="string" office:string-value="W88NW34 " calcext:value-type="string">
            <text:p>W88NW34 </text:p>
          </table:table-cell>
          <table:table-cell table:style-name="ce15" table:formula="of:=INDEX([.$T$2:.$T$50];[.H968])+(RAND()*INDEX([.$S$2:.$S$50];[.H968]))" office:value-type="currency" office:currency="EUR" office:value="0" calcext:value-type="currency">
            <text:p>€ 0.00</text:p>
          </table:table-cell>
          <table:table-cell table:style-name="ce16" table:formula="of:=IF([.E967]&gt;=[.$A$2];[.H967]+1;[.H967])" office:value-type="float" office:value="17" calcext:value-type="float">
            <text:p>17</text:p>
          </table:table-cell>
          <table:table-cell/>
          <table:table-cell table:style-name="ce18" table:formula="of:=INDEX([.$R$2:.$R$50];[.H96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88NW34" calcext:value-type="string">
            <text:p>W88NW3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8]&gt;=[.$A$2];[.$A$1];[.E968]+INDEX([.$O$2:.$O$50];[.H969])+(RAND()*INDEX([.$N$2:.$N$50];[.H969])))" office:value-type="date" office:date-value="2018-01-10" calcext:value-type="date">
            <text:p>10-1-2018</text:p>
          </table:table-cell>
          <table:table-cell table:style-name="ce13" table:formula="of:=[.K969]&amp;&quot; &quot;&amp;INDEX([.$Q$2:.$Q$50];[.H969])" office:value-type="string" office:string-value="S68WE87 " calcext:value-type="string">
            <text:p>S68WE87 </text:p>
          </table:table-cell>
          <table:table-cell table:style-name="ce15" table:formula="of:=INDEX([.$T$2:.$T$50];[.H969])+(RAND()*INDEX([.$S$2:.$S$50];[.H969]))" office:value-type="currency" office:currency="EUR" office:value="0" calcext:value-type="currency">
            <text:p>€ 0.00</text:p>
          </table:table-cell>
          <table:table-cell table:style-name="ce16" table:formula="of:=IF([.E968]&gt;=[.$A$2];[.H968]+1;[.H968])" office:value-type="float" office:value="17" calcext:value-type="float">
            <text:p>17</text:p>
          </table:table-cell>
          <table:table-cell/>
          <table:table-cell table:style-name="ce18" table:formula="of:=INDEX([.$R$2:.$R$50];[.H96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S68WE87" calcext:value-type="string">
            <text:p>S68WE8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69]&gt;=[.$A$2];[.$A$1];[.E969]+INDEX([.$O$2:.$O$50];[.H970])+(RAND()*INDEX([.$N$2:.$N$50];[.H970])))" office:value-type="date" office:date-value="2018-01-10" calcext:value-type="date">
            <text:p>10-1-2018</text:p>
          </table:table-cell>
          <table:table-cell table:style-name="ce13" table:formula="of:=[.K970]&amp;&quot; &quot;&amp;INDEX([.$Q$2:.$Q$50];[.H970])" office:value-type="string" office:string-value="R30UY67 " calcext:value-type="string">
            <text:p>R30UY67 </text:p>
          </table:table-cell>
          <table:table-cell table:style-name="ce15" table:formula="of:=INDEX([.$T$2:.$T$50];[.H970])+(RAND()*INDEX([.$S$2:.$S$50];[.H970]))" office:value-type="currency" office:currency="EUR" office:value="0" calcext:value-type="currency">
            <text:p>€ 0.00</text:p>
          </table:table-cell>
          <table:table-cell table:style-name="ce16" table:formula="of:=IF([.E969]&gt;=[.$A$2];[.H969]+1;[.H969])" office:value-type="float" office:value="17" calcext:value-type="float">
            <text:p>17</text:p>
          </table:table-cell>
          <table:table-cell/>
          <table:table-cell table:style-name="ce18" table:formula="of:=INDEX([.$R$2:.$R$50];[.H97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30UY67" calcext:value-type="string">
            <text:p>R30UY6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0]&gt;=[.$A$2];[.$A$1];[.E970]+INDEX([.$O$2:.$O$50];[.H971])+(RAND()*INDEX([.$N$2:.$N$50];[.H971])))" office:value-type="date" office:date-value="2018-01-10" calcext:value-type="date">
            <text:p>10-1-2018</text:p>
          </table:table-cell>
          <table:table-cell table:style-name="ce13" table:formula="of:=[.K971]&amp;&quot; &quot;&amp;INDEX([.$Q$2:.$Q$50];[.H971])" office:value-type="string" office:string-value="H30MJ82 " calcext:value-type="string">
            <text:p>H30MJ82 </text:p>
          </table:table-cell>
          <table:table-cell table:style-name="ce15" table:formula="of:=INDEX([.$T$2:.$T$50];[.H971])+(RAND()*INDEX([.$S$2:.$S$50];[.H971]))" office:value-type="currency" office:currency="EUR" office:value="0" calcext:value-type="currency">
            <text:p>€ 0.00</text:p>
          </table:table-cell>
          <table:table-cell table:style-name="ce16" table:formula="of:=IF([.E970]&gt;=[.$A$2];[.H970]+1;[.H970])" office:value-type="float" office:value="17" calcext:value-type="float">
            <text:p>17</text:p>
          </table:table-cell>
          <table:table-cell/>
          <table:table-cell table:style-name="ce18" table:formula="of:=INDEX([.$R$2:.$R$50];[.H97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30MJ82" calcext:value-type="string">
            <text:p>H30MJ8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1]&gt;=[.$A$2];[.$A$1];[.E971]+INDEX([.$O$2:.$O$50];[.H972])+(RAND()*INDEX([.$N$2:.$N$50];[.H972])))" office:value-type="date" office:date-value="2018-01-10" calcext:value-type="date">
            <text:p>10-1-2018</text:p>
          </table:table-cell>
          <table:table-cell table:style-name="ce13" table:formula="of:=[.K972]&amp;&quot; &quot;&amp;INDEX([.$Q$2:.$Q$50];[.H972])" office:value-type="string" office:string-value="I20IT62 " calcext:value-type="string">
            <text:p>I20IT62 </text:p>
          </table:table-cell>
          <table:table-cell table:style-name="ce15" table:formula="of:=INDEX([.$T$2:.$T$50];[.H972])+(RAND()*INDEX([.$S$2:.$S$50];[.H972]))" office:value-type="currency" office:currency="EUR" office:value="0" calcext:value-type="currency">
            <text:p>€ 0.00</text:p>
          </table:table-cell>
          <table:table-cell table:style-name="ce16" table:formula="of:=IF([.E971]&gt;=[.$A$2];[.H971]+1;[.H971])" office:value-type="float" office:value="17" calcext:value-type="float">
            <text:p>17</text:p>
          </table:table-cell>
          <table:table-cell/>
          <table:table-cell table:style-name="ce18" table:formula="of:=INDEX([.$R$2:.$R$50];[.H97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I20IT62" calcext:value-type="string">
            <text:p>I20IT62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2]&gt;=[.$A$2];[.$A$1];[.E972]+INDEX([.$O$2:.$O$50];[.H973])+(RAND()*INDEX([.$N$2:.$N$50];[.H973])))" office:value-type="date" office:date-value="2018-01-10" calcext:value-type="date">
            <text:p>10-1-2018</text:p>
          </table:table-cell>
          <table:table-cell table:style-name="ce13" table:formula="of:=[.K973]&amp;&quot; &quot;&amp;INDEX([.$Q$2:.$Q$50];[.H973])" office:value-type="string" office:string-value="V88SK75 " calcext:value-type="string">
            <text:p>V88SK75 </text:p>
          </table:table-cell>
          <table:table-cell table:style-name="ce15" table:formula="of:=INDEX([.$T$2:.$T$50];[.H973])+(RAND()*INDEX([.$S$2:.$S$50];[.H973]))" office:value-type="currency" office:currency="EUR" office:value="0" calcext:value-type="currency">
            <text:p>€ 0.00</text:p>
          </table:table-cell>
          <table:table-cell table:style-name="ce16" table:formula="of:=IF([.E972]&gt;=[.$A$2];[.H972]+1;[.H972])" office:value-type="float" office:value="17" calcext:value-type="float">
            <text:p>17</text:p>
          </table:table-cell>
          <table:table-cell/>
          <table:table-cell table:style-name="ce18" table:formula="of:=INDEX([.$R$2:.$R$50];[.H97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V88SK75" calcext:value-type="string">
            <text:p>V88SK7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3]&gt;=[.$A$2];[.$A$1];[.E973]+INDEX([.$O$2:.$O$50];[.H974])+(RAND()*INDEX([.$N$2:.$N$50];[.H974])))" office:value-type="date" office:date-value="2018-01-10" calcext:value-type="date">
            <text:p>10-1-2018</text:p>
          </table:table-cell>
          <table:table-cell table:style-name="ce13" table:formula="of:=[.K974]&amp;&quot; &quot;&amp;INDEX([.$Q$2:.$Q$50];[.H974])" office:value-type="string" office:string-value="P37EG59 " calcext:value-type="string">
            <text:p>P37EG59 </text:p>
          </table:table-cell>
          <table:table-cell table:style-name="ce15" table:formula="of:=INDEX([.$T$2:.$T$50];[.H974])+(RAND()*INDEX([.$S$2:.$S$50];[.H974]))" office:value-type="currency" office:currency="EUR" office:value="0" calcext:value-type="currency">
            <text:p>€ 0.00</text:p>
          </table:table-cell>
          <table:table-cell table:style-name="ce16" table:formula="of:=IF([.E973]&gt;=[.$A$2];[.H973]+1;[.H973])" office:value-type="float" office:value="17" calcext:value-type="float">
            <text:p>17</text:p>
          </table:table-cell>
          <table:table-cell/>
          <table:table-cell table:style-name="ce18" table:formula="of:=INDEX([.$R$2:.$R$50];[.H97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P37EG59" calcext:value-type="string">
            <text:p>P37EG5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4]&gt;=[.$A$2];[.$A$1];[.E974]+INDEX([.$O$2:.$O$50];[.H975])+(RAND()*INDEX([.$N$2:.$N$50];[.H975])))" office:value-type="date" office:date-value="2018-01-10" calcext:value-type="date">
            <text:p>10-1-2018</text:p>
          </table:table-cell>
          <table:table-cell table:style-name="ce13" table:formula="of:=[.K975]&amp;&quot; &quot;&amp;INDEX([.$Q$2:.$Q$50];[.H975])" office:value-type="string" office:string-value="E11RT25 " calcext:value-type="string">
            <text:p>E11RT25 </text:p>
          </table:table-cell>
          <table:table-cell table:style-name="ce15" table:formula="of:=INDEX([.$T$2:.$T$50];[.H975])+(RAND()*INDEX([.$S$2:.$S$50];[.H975]))" office:value-type="currency" office:currency="EUR" office:value="0" calcext:value-type="currency">
            <text:p>€ 0.00</text:p>
          </table:table-cell>
          <table:table-cell table:style-name="ce16" table:formula="of:=IF([.E974]&gt;=[.$A$2];[.H974]+1;[.H974])" office:value-type="float" office:value="17" calcext:value-type="float">
            <text:p>17</text:p>
          </table:table-cell>
          <table:table-cell/>
          <table:table-cell table:style-name="ce18" table:formula="of:=INDEX([.$R$2:.$R$50];[.H97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1RT25" calcext:value-type="string">
            <text:p>E11RT2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5]&gt;=[.$A$2];[.$A$1];[.E975]+INDEX([.$O$2:.$O$50];[.H976])+(RAND()*INDEX([.$N$2:.$N$50];[.H976])))" office:value-type="date" office:date-value="2018-01-10" calcext:value-type="date">
            <text:p>10-1-2018</text:p>
          </table:table-cell>
          <table:table-cell table:style-name="ce13" table:formula="of:=[.K976]&amp;&quot; &quot;&amp;INDEX([.$Q$2:.$Q$50];[.H976])" office:value-type="string" office:string-value="M25XP41 " calcext:value-type="string">
            <text:p>M25XP41 </text:p>
          </table:table-cell>
          <table:table-cell table:style-name="ce15" table:formula="of:=INDEX([.$T$2:.$T$50];[.H976])+(RAND()*INDEX([.$S$2:.$S$50];[.H976]))" office:value-type="currency" office:currency="EUR" office:value="0" calcext:value-type="currency">
            <text:p>€ 0.00</text:p>
          </table:table-cell>
          <table:table-cell table:style-name="ce16" table:formula="of:=IF([.E975]&gt;=[.$A$2];[.H975]+1;[.H975])" office:value-type="float" office:value="17" calcext:value-type="float">
            <text:p>17</text:p>
          </table:table-cell>
          <table:table-cell/>
          <table:table-cell table:style-name="ce18" table:formula="of:=INDEX([.$R$2:.$R$50];[.H97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25XP41" calcext:value-type="string">
            <text:p>M25XP4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6]&gt;=[.$A$2];[.$A$1];[.E976]+INDEX([.$O$2:.$O$50];[.H977])+(RAND()*INDEX([.$N$2:.$N$50];[.H977])))" office:value-type="date" office:date-value="2018-01-10" calcext:value-type="date">
            <text:p>10-1-2018</text:p>
          </table:table-cell>
          <table:table-cell table:style-name="ce13" table:formula="of:=[.K977]&amp;&quot; &quot;&amp;INDEX([.$Q$2:.$Q$50];[.H977])" office:value-type="string" office:string-value="C93UV26 " calcext:value-type="string">
            <text:p>C93UV26 </text:p>
          </table:table-cell>
          <table:table-cell table:style-name="ce15" table:formula="of:=INDEX([.$T$2:.$T$50];[.H977])+(RAND()*INDEX([.$S$2:.$S$50];[.H977]))" office:value-type="currency" office:currency="EUR" office:value="0" calcext:value-type="currency">
            <text:p>€ 0.00</text:p>
          </table:table-cell>
          <table:table-cell table:style-name="ce16" table:formula="of:=IF([.E976]&gt;=[.$A$2];[.H976]+1;[.H976])" office:value-type="float" office:value="17" calcext:value-type="float">
            <text:p>17</text:p>
          </table:table-cell>
          <table:table-cell/>
          <table:table-cell table:style-name="ce18" table:formula="of:=INDEX([.$R$2:.$R$50];[.H97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C93UV26" calcext:value-type="string">
            <text:p>C93UV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7]&gt;=[.$A$2];[.$A$1];[.E977]+INDEX([.$O$2:.$O$50];[.H978])+(RAND()*INDEX([.$N$2:.$N$50];[.H978])))" office:value-type="date" office:date-value="2018-01-10" calcext:value-type="date">
            <text:p>10-1-2018</text:p>
          </table:table-cell>
          <table:table-cell table:style-name="ce13" table:formula="of:=[.K978]&amp;&quot; &quot;&amp;INDEX([.$Q$2:.$Q$50];[.H978])" office:value-type="string" office:string-value="Y20PC53 " calcext:value-type="string">
            <text:p>Y20PC53 </text:p>
          </table:table-cell>
          <table:table-cell table:style-name="ce15" table:formula="of:=INDEX([.$T$2:.$T$50];[.H978])+(RAND()*INDEX([.$S$2:.$S$50];[.H978]))" office:value-type="currency" office:currency="EUR" office:value="0" calcext:value-type="currency">
            <text:p>€ 0.00</text:p>
          </table:table-cell>
          <table:table-cell table:style-name="ce16" table:formula="of:=IF([.E977]&gt;=[.$A$2];[.H977]+1;[.H977])" office:value-type="float" office:value="17" calcext:value-type="float">
            <text:p>17</text:p>
          </table:table-cell>
          <table:table-cell/>
          <table:table-cell table:style-name="ce18" table:formula="of:=INDEX([.$R$2:.$R$50];[.H97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20PC53" calcext:value-type="string">
            <text:p>Y20PC5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8]&gt;=[.$A$2];[.$A$1];[.E978]+INDEX([.$O$2:.$O$50];[.H979])+(RAND()*INDEX([.$N$2:.$N$50];[.H979])))" office:value-type="date" office:date-value="2018-01-10" calcext:value-type="date">
            <text:p>10-1-2018</text:p>
          </table:table-cell>
          <table:table-cell table:style-name="ce13" table:formula="of:=[.K979]&amp;&quot; &quot;&amp;INDEX([.$Q$2:.$Q$50];[.H979])" office:value-type="string" office:string-value="H29OJ77 " calcext:value-type="string">
            <text:p>H29OJ77 </text:p>
          </table:table-cell>
          <table:table-cell table:style-name="ce15" table:formula="of:=INDEX([.$T$2:.$T$50];[.H979])+(RAND()*INDEX([.$S$2:.$S$50];[.H979]))" office:value-type="currency" office:currency="EUR" office:value="0" calcext:value-type="currency">
            <text:p>€ 0.00</text:p>
          </table:table-cell>
          <table:table-cell table:style-name="ce16" table:formula="of:=IF([.E978]&gt;=[.$A$2];[.H978]+1;[.H978])" office:value-type="float" office:value="17" calcext:value-type="float">
            <text:p>17</text:p>
          </table:table-cell>
          <table:table-cell/>
          <table:table-cell table:style-name="ce18" table:formula="of:=INDEX([.$R$2:.$R$50];[.H97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29OJ77" calcext:value-type="string">
            <text:p>H29OJ77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79]&gt;=[.$A$2];[.$A$1];[.E979]+INDEX([.$O$2:.$O$50];[.H980])+(RAND()*INDEX([.$N$2:.$N$50];[.H980])))" office:value-type="date" office:date-value="2018-01-10" calcext:value-type="date">
            <text:p>10-1-2018</text:p>
          </table:table-cell>
          <table:table-cell table:style-name="ce13" table:formula="of:=[.K980]&amp;&quot; &quot;&amp;INDEX([.$Q$2:.$Q$50];[.H980])" office:value-type="string" office:string-value="X29BD81 " calcext:value-type="string">
            <text:p>X29BD81 </text:p>
          </table:table-cell>
          <table:table-cell table:style-name="ce15" table:formula="of:=INDEX([.$T$2:.$T$50];[.H980])+(RAND()*INDEX([.$S$2:.$S$50];[.H980]))" office:value-type="currency" office:currency="EUR" office:value="0" calcext:value-type="currency">
            <text:p>€ 0.00</text:p>
          </table:table-cell>
          <table:table-cell table:style-name="ce16" table:formula="of:=IF([.E979]&gt;=[.$A$2];[.H979]+1;[.H979])" office:value-type="float" office:value="17" calcext:value-type="float">
            <text:p>17</text:p>
          </table:table-cell>
          <table:table-cell/>
          <table:table-cell table:style-name="ce18" table:formula="of:=INDEX([.$R$2:.$R$50];[.H98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29BD81" calcext:value-type="string">
            <text:p>X29BD8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0]&gt;=[.$A$2];[.$A$1];[.E980]+INDEX([.$O$2:.$O$50];[.H981])+(RAND()*INDEX([.$N$2:.$N$50];[.H981])))" office:value-type="date" office:date-value="2018-01-10" calcext:value-type="date">
            <text:p>10-1-2018</text:p>
          </table:table-cell>
          <table:table-cell table:style-name="ce13" table:formula="of:=[.K981]&amp;&quot; &quot;&amp;INDEX([.$Q$2:.$Q$50];[.H981])" office:value-type="string" office:string-value="O85UC56 " calcext:value-type="string">
            <text:p>O85UC56 </text:p>
          </table:table-cell>
          <table:table-cell table:style-name="ce15" table:formula="of:=INDEX([.$T$2:.$T$50];[.H981])+(RAND()*INDEX([.$S$2:.$S$50];[.H981]))" office:value-type="currency" office:currency="EUR" office:value="0" calcext:value-type="currency">
            <text:p>€ 0.00</text:p>
          </table:table-cell>
          <table:table-cell table:style-name="ce16" table:formula="of:=IF([.E980]&gt;=[.$A$2];[.H980]+1;[.H980])" office:value-type="float" office:value="17" calcext:value-type="float">
            <text:p>17</text:p>
          </table:table-cell>
          <table:table-cell/>
          <table:table-cell table:style-name="ce18" table:formula="of:=INDEX([.$R$2:.$R$50];[.H98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O85UC56" calcext:value-type="string">
            <text:p>O85UC5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1]&gt;=[.$A$2];[.$A$1];[.E981]+INDEX([.$O$2:.$O$50];[.H982])+(RAND()*INDEX([.$N$2:.$N$50];[.H982])))" office:value-type="date" office:date-value="2018-01-10" calcext:value-type="date">
            <text:p>10-1-2018</text:p>
          </table:table-cell>
          <table:table-cell table:style-name="ce13" table:formula="of:=[.K982]&amp;&quot; &quot;&amp;INDEX([.$Q$2:.$Q$50];[.H982])" office:value-type="string" office:string-value="T43RB95 " calcext:value-type="string">
            <text:p>T43RB95 </text:p>
          </table:table-cell>
          <table:table-cell table:style-name="ce15" table:formula="of:=INDEX([.$T$2:.$T$50];[.H982])+(RAND()*INDEX([.$S$2:.$S$50];[.H982]))" office:value-type="currency" office:currency="EUR" office:value="0" calcext:value-type="currency">
            <text:p>€ 0.00</text:p>
          </table:table-cell>
          <table:table-cell table:style-name="ce16" table:formula="of:=IF([.E981]&gt;=[.$A$2];[.H981]+1;[.H981])" office:value-type="float" office:value="17" calcext:value-type="float">
            <text:p>17</text:p>
          </table:table-cell>
          <table:table-cell/>
          <table:table-cell table:style-name="ce18" table:formula="of:=INDEX([.$R$2:.$R$50];[.H98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T43RB95" calcext:value-type="string">
            <text:p>T43RB9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2]&gt;=[.$A$2];[.$A$1];[.E982]+INDEX([.$O$2:.$O$50];[.H983])+(RAND()*INDEX([.$N$2:.$N$50];[.H983])))" office:value-type="date" office:date-value="2018-01-10" calcext:value-type="date">
            <text:p>10-1-2018</text:p>
          </table:table-cell>
          <table:table-cell table:style-name="ce13" table:formula="of:=[.K983]&amp;&quot; &quot;&amp;INDEX([.$Q$2:.$Q$50];[.H983])" office:value-type="string" office:string-value="D17PU93 " calcext:value-type="string">
            <text:p>D17PU93 </text:p>
          </table:table-cell>
          <table:table-cell table:style-name="ce15" table:formula="of:=INDEX([.$T$2:.$T$50];[.H983])+(RAND()*INDEX([.$S$2:.$S$50];[.H983]))" office:value-type="currency" office:currency="EUR" office:value="0" calcext:value-type="currency">
            <text:p>€ 0.00</text:p>
          </table:table-cell>
          <table:table-cell table:style-name="ce16" table:formula="of:=IF([.E982]&gt;=[.$A$2];[.H982]+1;[.H982])" office:value-type="float" office:value="17" calcext:value-type="float">
            <text:p>17</text:p>
          </table:table-cell>
          <table:table-cell/>
          <table:table-cell table:style-name="ce18" table:formula="of:=INDEX([.$R$2:.$R$50];[.H98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17PU93" calcext:value-type="string">
            <text:p>D17PU9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3]&gt;=[.$A$2];[.$A$1];[.E983]+INDEX([.$O$2:.$O$50];[.H984])+(RAND()*INDEX([.$N$2:.$N$50];[.H984])))" office:value-type="date" office:date-value="2018-01-10" calcext:value-type="date">
            <text:p>10-1-2018</text:p>
          </table:table-cell>
          <table:table-cell table:style-name="ce13" table:formula="of:=[.K984]&amp;&quot; &quot;&amp;INDEX([.$Q$2:.$Q$50];[.H984])" office:value-type="string" office:string-value="M28XZ18 " calcext:value-type="string">
            <text:p>M28XZ18 </text:p>
          </table:table-cell>
          <table:table-cell table:style-name="ce15" table:formula="of:=INDEX([.$T$2:.$T$50];[.H984])+(RAND()*INDEX([.$S$2:.$S$50];[.H984]))" office:value-type="currency" office:currency="EUR" office:value="0" calcext:value-type="currency">
            <text:p>€ 0.00</text:p>
          </table:table-cell>
          <table:table-cell table:style-name="ce16" table:formula="of:=IF([.E983]&gt;=[.$A$2];[.H983]+1;[.H983])" office:value-type="float" office:value="17" calcext:value-type="float">
            <text:p>17</text:p>
          </table:table-cell>
          <table:table-cell/>
          <table:table-cell table:style-name="ce18" table:formula="of:=INDEX([.$R$2:.$R$50];[.H98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M28XZ18" calcext:value-type="string">
            <text:p>M28XZ1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4]&gt;=[.$A$2];[.$A$1];[.E984]+INDEX([.$O$2:.$O$50];[.H985])+(RAND()*INDEX([.$N$2:.$N$50];[.H985])))" office:value-type="date" office:date-value="2018-01-10" calcext:value-type="date">
            <text:p>10-1-2018</text:p>
          </table:table-cell>
          <table:table-cell table:style-name="ce13" table:formula="of:=[.K985]&amp;&quot; &quot;&amp;INDEX([.$Q$2:.$Q$50];[.H985])" office:value-type="string" office:string-value="D77XN48 " calcext:value-type="string">
            <text:p>D77XN48 </text:p>
          </table:table-cell>
          <table:table-cell table:style-name="ce15" table:formula="of:=INDEX([.$T$2:.$T$50];[.H985])+(RAND()*INDEX([.$S$2:.$S$50];[.H985]))" office:value-type="currency" office:currency="EUR" office:value="0" calcext:value-type="currency">
            <text:p>€ 0.00</text:p>
          </table:table-cell>
          <table:table-cell table:style-name="ce16" table:formula="of:=IF([.E984]&gt;=[.$A$2];[.H984]+1;[.H984])" office:value-type="float" office:value="17" calcext:value-type="float">
            <text:p>17</text:p>
          </table:table-cell>
          <table:table-cell/>
          <table:table-cell table:style-name="ce18" table:formula="of:=INDEX([.$R$2:.$R$50];[.H98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D77XN48" calcext:value-type="string">
            <text:p>D77XN48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5]&gt;=[.$A$2];[.$A$1];[.E985]+INDEX([.$O$2:.$O$50];[.H986])+(RAND()*INDEX([.$N$2:.$N$50];[.H986])))" office:value-type="date" office:date-value="2018-01-10" calcext:value-type="date">
            <text:p>10-1-2018</text:p>
          </table:table-cell>
          <table:table-cell table:style-name="ce13" table:formula="of:=[.K986]&amp;&quot; &quot;&amp;INDEX([.$Q$2:.$Q$50];[.H986])" office:value-type="string" office:string-value="U19CK23 " calcext:value-type="string">
            <text:p>U19CK23 </text:p>
          </table:table-cell>
          <table:table-cell table:style-name="ce15" table:formula="of:=INDEX([.$T$2:.$T$50];[.H986])+(RAND()*INDEX([.$S$2:.$S$50];[.H986]))" office:value-type="currency" office:currency="EUR" office:value="0" calcext:value-type="currency">
            <text:p>€ 0.00</text:p>
          </table:table-cell>
          <table:table-cell table:style-name="ce16" table:formula="of:=IF([.E985]&gt;=[.$A$2];[.H985]+1;[.H985])" office:value-type="float" office:value="17" calcext:value-type="float">
            <text:p>17</text:p>
          </table:table-cell>
          <table:table-cell/>
          <table:table-cell table:style-name="ce18" table:formula="of:=INDEX([.$R$2:.$R$50];[.H98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19CK23" calcext:value-type="string">
            <text:p>U19CK2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6]&gt;=[.$A$2];[.$A$1];[.E986]+INDEX([.$O$2:.$O$50];[.H987])+(RAND()*INDEX([.$N$2:.$N$50];[.H987])))" office:value-type="date" office:date-value="2018-01-10" calcext:value-type="date">
            <text:p>10-1-2018</text:p>
          </table:table-cell>
          <table:table-cell table:style-name="ce13" table:formula="of:=[.K987]&amp;&quot; &quot;&amp;INDEX([.$Q$2:.$Q$50];[.H987])" office:value-type="string" office:string-value="H51EB99 " calcext:value-type="string">
            <text:p>H51EB99 </text:p>
          </table:table-cell>
          <table:table-cell table:style-name="ce15" table:formula="of:=INDEX([.$T$2:.$T$50];[.H987])+(RAND()*INDEX([.$S$2:.$S$50];[.H987]))" office:value-type="currency" office:currency="EUR" office:value="0" calcext:value-type="currency">
            <text:p>€ 0.00</text:p>
          </table:table-cell>
          <table:table-cell table:style-name="ce16" table:formula="of:=IF([.E986]&gt;=[.$A$2];[.H986]+1;[.H986])" office:value-type="float" office:value="17" calcext:value-type="float">
            <text:p>17</text:p>
          </table:table-cell>
          <table:table-cell/>
          <table:table-cell table:style-name="ce18" table:formula="of:=INDEX([.$R$2:.$R$50];[.H98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H51EB99" calcext:value-type="string">
            <text:p>H51EB99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7]&gt;=[.$A$2];[.$A$1];[.E987]+INDEX([.$O$2:.$O$50];[.H988])+(RAND()*INDEX([.$N$2:.$N$50];[.H988])))" office:value-type="date" office:date-value="2018-01-10" calcext:value-type="date">
            <text:p>10-1-2018</text:p>
          </table:table-cell>
          <table:table-cell table:style-name="ce13" table:formula="of:=[.K988]&amp;&quot; &quot;&amp;INDEX([.$Q$2:.$Q$50];[.H988])" office:value-type="string" office:string-value="B46IO64 " calcext:value-type="string">
            <text:p>B46IO64 </text:p>
          </table:table-cell>
          <table:table-cell table:style-name="ce15" table:formula="of:=INDEX([.$T$2:.$T$50];[.H988])+(RAND()*INDEX([.$S$2:.$S$50];[.H988]))" office:value-type="currency" office:currency="EUR" office:value="0" calcext:value-type="currency">
            <text:p>€ 0.00</text:p>
          </table:table-cell>
          <table:table-cell table:style-name="ce16" table:formula="of:=IF([.E987]&gt;=[.$A$2];[.H987]+1;[.H987])" office:value-type="float" office:value="17" calcext:value-type="float">
            <text:p>17</text:p>
          </table:table-cell>
          <table:table-cell/>
          <table:table-cell table:style-name="ce18" table:formula="of:=INDEX([.$R$2:.$R$50];[.H98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B46IO64" calcext:value-type="string">
            <text:p>B46IO64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8]&gt;=[.$A$2];[.$A$1];[.E988]+INDEX([.$O$2:.$O$50];[.H989])+(RAND()*INDEX([.$N$2:.$N$50];[.H989])))" office:value-type="date" office:date-value="2018-01-10" calcext:value-type="date">
            <text:p>10-1-2018</text:p>
          </table:table-cell>
          <table:table-cell table:style-name="ce13" table:formula="of:=[.K989]&amp;&quot; &quot;&amp;INDEX([.$Q$2:.$Q$50];[.H989])" office:value-type="string" office:string-value="A99FO36 " calcext:value-type="string">
            <text:p>A99FO36 </text:p>
          </table:table-cell>
          <table:table-cell table:style-name="ce15" table:formula="of:=INDEX([.$T$2:.$T$50];[.H989])+(RAND()*INDEX([.$S$2:.$S$50];[.H989]))" office:value-type="currency" office:currency="EUR" office:value="0" calcext:value-type="currency">
            <text:p>€ 0.00</text:p>
          </table:table-cell>
          <table:table-cell table:style-name="ce16" table:formula="of:=IF([.E988]&gt;=[.$A$2];[.H988]+1;[.H988])" office:value-type="float" office:value="17" calcext:value-type="float">
            <text:p>17</text:p>
          </table:table-cell>
          <table:table-cell/>
          <table:table-cell table:style-name="ce18" table:formula="of:=INDEX([.$R$2:.$R$50];[.H98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A99FO36" calcext:value-type="string">
            <text:p>A99FO3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89]&gt;=[.$A$2];[.$A$1];[.E989]+INDEX([.$O$2:.$O$50];[.H990])+(RAND()*INDEX([.$N$2:.$N$50];[.H990])))" office:value-type="date" office:date-value="2018-01-10" calcext:value-type="date">
            <text:p>10-1-2018</text:p>
          </table:table-cell>
          <table:table-cell table:style-name="ce13" table:formula="of:=[.K990]&amp;&quot; &quot;&amp;INDEX([.$Q$2:.$Q$50];[.H990])" office:value-type="string" office:string-value="Z46EV65 " calcext:value-type="string">
            <text:p>Z46EV65 </text:p>
          </table:table-cell>
          <table:table-cell table:style-name="ce15" table:formula="of:=INDEX([.$T$2:.$T$50];[.H990])+(RAND()*INDEX([.$S$2:.$S$50];[.H990]))" office:value-type="currency" office:currency="EUR" office:value="0" calcext:value-type="currency">
            <text:p>€ 0.00</text:p>
          </table:table-cell>
          <table:table-cell table:style-name="ce16" table:formula="of:=IF([.E989]&gt;=[.$A$2];[.H989]+1;[.H989])" office:value-type="float" office:value="17" calcext:value-type="float">
            <text:p>17</text:p>
          </table:table-cell>
          <table:table-cell/>
          <table:table-cell table:style-name="ce18" table:formula="of:=INDEX([.$R$2:.$R$50];[.H99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Z46EV65" calcext:value-type="string">
            <text:p>Z46EV6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0]&gt;=[.$A$2];[.$A$1];[.E990]+INDEX([.$O$2:.$O$50];[.H991])+(RAND()*INDEX([.$N$2:.$N$50];[.H991])))" office:value-type="date" office:date-value="2018-01-10" calcext:value-type="date">
            <text:p>10-1-2018</text:p>
          </table:table-cell>
          <table:table-cell table:style-name="ce13" table:formula="of:=[.K991]&amp;&quot; &quot;&amp;INDEX([.$Q$2:.$Q$50];[.H991])" office:value-type="string" office:string-value="E13AA41 " calcext:value-type="string">
            <text:p>E13AA41 </text:p>
          </table:table-cell>
          <table:table-cell table:style-name="ce15" table:formula="of:=INDEX([.$T$2:.$T$50];[.H991])+(RAND()*INDEX([.$S$2:.$S$50];[.H991]))" office:value-type="currency" office:currency="EUR" office:value="0" calcext:value-type="currency">
            <text:p>€ 0.00</text:p>
          </table:table-cell>
          <table:table-cell table:style-name="ce16" table:formula="of:=IF([.E990]&gt;=[.$A$2];[.H990]+1;[.H990])" office:value-type="float" office:value="17" calcext:value-type="float">
            <text:p>17</text:p>
          </table:table-cell>
          <table:table-cell/>
          <table:table-cell table:style-name="ce18" table:formula="of:=INDEX([.$R$2:.$R$50];[.H991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E13AA41" calcext:value-type="string">
            <text:p>E13AA4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1]&gt;=[.$A$2];[.$A$1];[.E991]+INDEX([.$O$2:.$O$50];[.H992])+(RAND()*INDEX([.$N$2:.$N$50];[.H992])))" office:value-type="date" office:date-value="2018-01-10" calcext:value-type="date">
            <text:p>10-1-2018</text:p>
          </table:table-cell>
          <table:table-cell table:style-name="ce13" table:formula="of:=[.K992]&amp;&quot; &quot;&amp;INDEX([.$Q$2:.$Q$50];[.H992])" office:value-type="string" office:string-value="K11JK86 " calcext:value-type="string">
            <text:p>K11JK86 </text:p>
          </table:table-cell>
          <table:table-cell table:style-name="ce15" table:formula="of:=INDEX([.$T$2:.$T$50];[.H992])+(RAND()*INDEX([.$S$2:.$S$50];[.H992]))" office:value-type="currency" office:currency="EUR" office:value="0" calcext:value-type="currency">
            <text:p>€ 0.00</text:p>
          </table:table-cell>
          <table:table-cell table:style-name="ce16" table:formula="of:=IF([.E991]&gt;=[.$A$2];[.H991]+1;[.H991])" office:value-type="float" office:value="17" calcext:value-type="float">
            <text:p>17</text:p>
          </table:table-cell>
          <table:table-cell/>
          <table:table-cell table:style-name="ce18" table:formula="of:=INDEX([.$R$2:.$R$50];[.H992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K11JK86" calcext:value-type="string">
            <text:p>K11JK8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2]&gt;=[.$A$2];[.$A$1];[.E992]+INDEX([.$O$2:.$O$50];[.H993])+(RAND()*INDEX([.$N$2:.$N$50];[.H993])))" office:value-type="date" office:date-value="2018-01-10" calcext:value-type="date">
            <text:p>10-1-2018</text:p>
          </table:table-cell>
          <table:table-cell table:style-name="ce13" table:formula="of:=[.K993]&amp;&quot; &quot;&amp;INDEX([.$Q$2:.$Q$50];[.H993])" office:value-type="string" office:string-value="U23BH26 " calcext:value-type="string">
            <text:p>U23BH26 </text:p>
          </table:table-cell>
          <table:table-cell table:style-name="ce15" table:formula="of:=INDEX([.$T$2:.$T$50];[.H993])+(RAND()*INDEX([.$S$2:.$S$50];[.H993]))" office:value-type="currency" office:currency="EUR" office:value="0" calcext:value-type="currency">
            <text:p>€ 0.00</text:p>
          </table:table-cell>
          <table:table-cell table:style-name="ce16" table:formula="of:=IF([.E992]&gt;=[.$A$2];[.H992]+1;[.H992])" office:value-type="float" office:value="17" calcext:value-type="float">
            <text:p>17</text:p>
          </table:table-cell>
          <table:table-cell/>
          <table:table-cell table:style-name="ce18" table:formula="of:=INDEX([.$R$2:.$R$50];[.H993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U23BH26" calcext:value-type="string">
            <text:p>U23BH26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3]&gt;=[.$A$2];[.$A$1];[.E993]+INDEX([.$O$2:.$O$50];[.H994])+(RAND()*INDEX([.$N$2:.$N$50];[.H994])))" office:value-type="date" office:date-value="2018-01-10" calcext:value-type="date">
            <text:p>10-1-2018</text:p>
          </table:table-cell>
          <table:table-cell table:style-name="ce13" table:formula="of:=[.K994]&amp;&quot; &quot;&amp;INDEX([.$Q$2:.$Q$50];[.H994])" office:value-type="string" office:string-value="R67JI53 " calcext:value-type="string">
            <text:p>R67JI53 </text:p>
          </table:table-cell>
          <table:table-cell table:style-name="ce15" table:formula="of:=INDEX([.$T$2:.$T$50];[.H994])+(RAND()*INDEX([.$S$2:.$S$50];[.H994]))" office:value-type="currency" office:currency="EUR" office:value="0" calcext:value-type="currency">
            <text:p>€ 0.00</text:p>
          </table:table-cell>
          <table:table-cell table:style-name="ce16" table:formula="of:=IF([.E993]&gt;=[.$A$2];[.H993]+1;[.H993])" office:value-type="float" office:value="17" calcext:value-type="float">
            <text:p>17</text:p>
          </table:table-cell>
          <table:table-cell/>
          <table:table-cell table:style-name="ce18" table:formula="of:=INDEX([.$R$2:.$R$50];[.H994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R67JI53" calcext:value-type="string">
            <text:p>R67JI5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4]&gt;=[.$A$2];[.$A$1];[.E994]+INDEX([.$O$2:.$O$50];[.H995])+(RAND()*INDEX([.$N$2:.$N$50];[.H995])))" office:value-type="date" office:date-value="2018-01-10" calcext:value-type="date">
            <text:p>10-1-2018</text:p>
          </table:table-cell>
          <table:table-cell table:style-name="ce13" table:formula="of:=[.K995]&amp;&quot; &quot;&amp;INDEX([.$Q$2:.$Q$50];[.H995])" office:value-type="string" office:string-value="F92IU41 " calcext:value-type="string">
            <text:p>F92IU41 </text:p>
          </table:table-cell>
          <table:table-cell table:style-name="ce15" table:formula="of:=INDEX([.$T$2:.$T$50];[.H995])+(RAND()*INDEX([.$S$2:.$S$50];[.H995]))" office:value-type="currency" office:currency="EUR" office:value="0" calcext:value-type="currency">
            <text:p>€ 0.00</text:p>
          </table:table-cell>
          <table:table-cell table:style-name="ce16" table:formula="of:=IF([.E994]&gt;=[.$A$2];[.H994]+1;[.H994])" office:value-type="float" office:value="17" calcext:value-type="float">
            <text:p>17</text:p>
          </table:table-cell>
          <table:table-cell/>
          <table:table-cell table:style-name="ce18" table:formula="of:=INDEX([.$R$2:.$R$50];[.H995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F92IU41" calcext:value-type="string">
            <text:p>F92IU41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5]&gt;=[.$A$2];[.$A$1];[.E995]+INDEX([.$O$2:.$O$50];[.H996])+(RAND()*INDEX([.$N$2:.$N$50];[.H996])))" office:value-type="date" office:date-value="2018-01-10" calcext:value-type="date">
            <text:p>10-1-2018</text:p>
          </table:table-cell>
          <table:table-cell table:style-name="ce13" table:formula="of:=[.K996]&amp;&quot; &quot;&amp;INDEX([.$Q$2:.$Q$50];[.H996])" office:value-type="string" office:string-value="L44GT70 " calcext:value-type="string">
            <text:p>L44GT70 </text:p>
          </table:table-cell>
          <table:table-cell table:style-name="ce15" table:formula="of:=INDEX([.$T$2:.$T$50];[.H996])+(RAND()*INDEX([.$S$2:.$S$50];[.H996]))" office:value-type="currency" office:currency="EUR" office:value="0" calcext:value-type="currency">
            <text:p>€ 0.00</text:p>
          </table:table-cell>
          <table:table-cell table:style-name="ce16" table:formula="of:=IF([.E995]&gt;=[.$A$2];[.H995]+1;[.H995])" office:value-type="float" office:value="17" calcext:value-type="float">
            <text:p>17</text:p>
          </table:table-cell>
          <table:table-cell/>
          <table:table-cell table:style-name="ce18" table:formula="of:=INDEX([.$R$2:.$R$50];[.H996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L44GT70" calcext:value-type="string">
            <text:p>L44GT7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6]&gt;=[.$A$2];[.$A$1];[.E996]+INDEX([.$O$2:.$O$50];[.H997])+(RAND()*INDEX([.$N$2:.$N$50];[.H997])))" office:value-type="date" office:date-value="2018-01-10" calcext:value-type="date">
            <text:p>10-1-2018</text:p>
          </table:table-cell>
          <table:table-cell table:style-name="ce13" table:formula="of:=[.K997]&amp;&quot; &quot;&amp;INDEX([.$Q$2:.$Q$50];[.H997])" office:value-type="string" office:string-value="W53RP85 " calcext:value-type="string">
            <text:p>W53RP85 </text:p>
          </table:table-cell>
          <table:table-cell table:style-name="ce15" table:formula="of:=INDEX([.$T$2:.$T$50];[.H997])+(RAND()*INDEX([.$S$2:.$S$50];[.H997]))" office:value-type="currency" office:currency="EUR" office:value="0" calcext:value-type="currency">
            <text:p>€ 0.00</text:p>
          </table:table-cell>
          <table:table-cell table:style-name="ce16" table:formula="of:=IF([.E996]&gt;=[.$A$2];[.H996]+1;[.H996])" office:value-type="float" office:value="17" calcext:value-type="float">
            <text:p>17</text:p>
          </table:table-cell>
          <table:table-cell/>
          <table:table-cell table:style-name="ce18" table:formula="of:=INDEX([.$R$2:.$R$50];[.H997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W53RP85" calcext:value-type="string">
            <text:p>W53RP85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7]&gt;=[.$A$2];[.$A$1];[.E997]+INDEX([.$O$2:.$O$50];[.H998])+(RAND()*INDEX([.$N$2:.$N$50];[.H998])))" office:value-type="date" office:date-value="2018-01-10" calcext:value-type="date">
            <text:p>10-1-2018</text:p>
          </table:table-cell>
          <table:table-cell table:style-name="ce13" table:formula="of:=[.K998]&amp;&quot; &quot;&amp;INDEX([.$Q$2:.$Q$50];[.H998])" office:value-type="string" office:string-value="Y30YN90 " calcext:value-type="string">
            <text:p>Y30YN90 </text:p>
          </table:table-cell>
          <table:table-cell table:style-name="ce15" table:formula="of:=INDEX([.$T$2:.$T$50];[.H998])+(RAND()*INDEX([.$S$2:.$S$50];[.H998]))" office:value-type="currency" office:currency="EUR" office:value="0" calcext:value-type="currency">
            <text:p>€ 0.00</text:p>
          </table:table-cell>
          <table:table-cell table:style-name="ce16" table:formula="of:=IF([.E997]&gt;=[.$A$2];[.H997]+1;[.H997])" office:value-type="float" office:value="17" calcext:value-type="float">
            <text:p>17</text:p>
          </table:table-cell>
          <table:table-cell/>
          <table:table-cell table:style-name="ce18" table:formula="of:=INDEX([.$R$2:.$R$50];[.H998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Y30YN90" calcext:value-type="string">
            <text:p>Y30YN90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8]&gt;=[.$A$2];[.$A$1];[.E998]+INDEX([.$O$2:.$O$50];[.H999])+(RAND()*INDEX([.$N$2:.$N$50];[.H999])))" office:value-type="date" office:date-value="2018-01-10" calcext:value-type="date">
            <text:p>10-1-2018</text:p>
          </table:table-cell>
          <table:table-cell table:style-name="ce13" table:formula="of:=[.K999]&amp;&quot; &quot;&amp;INDEX([.$Q$2:.$Q$50];[.H999])" office:value-type="string" office:string-value="X38CO83 " calcext:value-type="string">
            <text:p>X38CO83 </text:p>
          </table:table-cell>
          <table:table-cell table:style-name="ce15" table:formula="of:=INDEX([.$T$2:.$T$50];[.H999])+(RAND()*INDEX([.$S$2:.$S$50];[.H999]))" office:value-type="currency" office:currency="EUR" office:value="0" calcext:value-type="currency">
            <text:p>€ 0.00</text:p>
          </table:table-cell>
          <table:table-cell table:style-name="ce16" table:formula="of:=IF([.E998]&gt;=[.$A$2];[.H998]+1;[.H998])" office:value-type="float" office:value="17" calcext:value-type="float">
            <text:p>17</text:p>
          </table:table-cell>
          <table:table-cell/>
          <table:table-cell table:style-name="ce18" table:formula="of:=INDEX([.$R$2:.$R$50];[.H999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38CO83" calcext:value-type="string">
            <text:p>X38CO8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>
          <table:table-cell table:number-columns-repeated="4"/>
          <table:table-cell table:style-name="ce12" table:formula="of:=IF([.E999]&gt;=[.$A$2];[.$A$1];[.E999]+INDEX([.$O$2:.$O$50];[.H1000])+(RAND()*INDEX([.$N$2:.$N$50];[.H1000])))" office:value-type="date" office:date-value="2018-01-10" calcext:value-type="date">
            <text:p>10-1-2018</text:p>
          </table:table-cell>
          <table:table-cell table:style-name="ce13" table:formula="of:=[.K1000]&amp;&quot; &quot;&amp;INDEX([.$Q$2:.$Q$50];[.H1000])" office:value-type="string" office:string-value="X21BF93 " calcext:value-type="string">
            <text:p>X21BF93 </text:p>
          </table:table-cell>
          <table:table-cell table:style-name="ce15" table:formula="of:=INDEX([.$T$2:.$T$50];[.H1000])+(RAND()*INDEX([.$S$2:.$S$50];[.H1000]))" office:value-type="currency" office:currency="EUR" office:value="0" calcext:value-type="currency">
            <text:p>€ 0.00</text:p>
          </table:table-cell>
          <table:table-cell table:style-name="ce16" table:formula="of:=IF([.E999]&gt;=[.$A$2];[.H999]+1;[.H999])" office:value-type="float" office:value="17" calcext:value-type="float">
            <text:p>17</text:p>
          </table:table-cell>
          <table:table-cell/>
          <table:table-cell table:style-name="ce18" table:formula="of:=INDEX([.$R$2:.$R$50];[.H1000])" office:value-type="float" office:value="0" calcext:value-type="float">
            <text:p>0</text:p>
          </table:table-cell>
          <table:table-cell table:style-name="ce19" table:formula="of:=CHAR(RANDBETWEEN(65;90))&amp;RANDBETWEEN(10;99)&amp;CHAR(RANDBETWEEN(65;90))&amp;CHAR(RANDBETWEEN(65;90))&amp;RANDBETWEEN(10;99)" office:value-type="string" office:string-value="X21BF93" calcext:value-type="string">
            <text:p>X21BF93</text:p>
          </table:table-cell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1" table:number-rows-repeated="548">
          <table:table-cell table:number-columns-repeated="4"/>
          <table:table-cell table:style-name="ce12"/>
          <table:table-cell table:style-name="ce13"/>
          <table:table-cell table:style-name="ce15"/>
          <table:table-cell table:style-name="ce13"/>
          <table:table-cell/>
          <table:table-cell table:style-name="ce18"/>
          <table:table-cell table:style-name="ce19"/>
          <table:table-cell/>
          <table:table-cell table:style-name="ce22"/>
          <table:table-cell table:number-columns-repeated="4"/>
          <table:table-cell table:style-name="ce25"/>
          <table:table-cell table:style-name="ce6" table:number-columns-repeated="2"/>
          <table:table-cell table:style-name="ce22"/>
          <table:table-cell table:number-columns-repeated="1003"/>
        </table:table-row>
        <table:table-row table:style-name="ro2" table:number-rows-repeated="10470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date-style style:name="N126">
      <number:day/>
      <number:text>-</number:text>
      <number:month/>
      <number:text>-</number:text>
      <number:year number:style="long"/>
    </number:date-style>
    <number:currency-style style:name="N127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22" meta:object-count="0"/>
    <meta:generator>LibreOfficeDev/6.0.5.2$Linux_X86_64 LibreOffice_project/</meta:generator>
  </office:meta>
</office:document-meta>
</file>